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48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3.30729166666667cm" style:use-optimal-column-width="true"/>
    </style:style>
    <style:style style:name="co42" style:family="table-column">
      <style:table-column-properties fo:break-before="auto" style:column-width="3.70416666666667cm" style:use-optimal-column-width="true"/>
    </style:style>
    <style:style style:name="co43" style:family="table-column">
      <style:table-column-properties fo:break-before="auto" style:column-width="5.3975cm" style:use-optimal-column-width="true"/>
    </style:style>
    <style:style style:name="co44" style:family="table-column">
      <style:table-column-properties fo:break-before="auto" style:column-width="3.22791666666667cm" style:use-optimal-column-width="true"/>
    </style:style>
    <style:style style:name="co45" style:family="table-column">
      <style:table-column-properties fo:break-before="auto" style:column-width="1.95791666666667cm" style:use-optimal-column-width="true"/>
    </style:style>
    <style:style style:name="co46" style:family="table-column">
      <style:table-column-properties fo:break-before="auto" style:column-width="6.0325cm" style:use-optimal-column-width="true"/>
    </style:style>
    <style:style style:name="co47" style:family="table-column">
      <style:table-column-properties fo:break-before="auto" style:column-width="3.62479166666667cm" style:use-optimal-column-width="true"/>
    </style:style>
    <style:style style:name="co48" style:family="table-column">
      <style:table-column-properties fo:break-before="auto" style:column-width="2.59291666666667cm" style:use-optimal-column-width="true"/>
    </style:style>
    <style:style style:name="co49" style:family="table-column">
      <style:table-column-properties fo:break-before="auto" style:column-width="3.12208333333333cm" style:use-optimal-column-width="true"/>
    </style:style>
    <style:style style:name="co50" style:family="table-column">
      <style:table-column-properties fo:break-before="auto" style:column-width="2.8575cm" style:use-optimal-column-width="true"/>
    </style:style>
    <style:style style:name="co51" style:family="table-column">
      <style:table-column-properties fo:break-before="auto" style:column-width="5.50333333333333cm" style:use-optimal-column-width="true"/>
    </style:style>
    <style:style style:name="co52" style:family="table-column">
      <style:table-column-properties fo:break-before="auto" style:column-width="4.7625cm" style:use-optimal-column-width="true"/>
    </style:style>
    <style:style style:name="co53" style:family="table-column">
      <style:table-column-properties fo:break-before="auto" style:column-width="5.13291666666667cm" style:use-optimal-column-width="true"/>
    </style:style>
    <style:style style:name="co54" style:family="table-column">
      <style:table-column-properties fo:break-before="auto" style:column-width="5.82083333333333cm" style:use-optimal-column-width="true"/>
    </style:style>
    <style:style style:name="co55" style:family="table-column">
      <style:table-column-properties fo:break-before="auto" style:column-width="1.905cm"/>
    </style:style>
    <style:style style:name="co56" style:family="table-column">
      <style:table-column-properties fo:break-before="auto" style:column-width="3.095625cm" style:use-optimal-column-width="true"/>
    </style:style>
    <style:style style:name="co57" style:family="table-column">
      <style:table-column-properties fo:break-before="auto" style:column-width="3.4925cm"/>
    </style:style>
    <style:style style:name="co58" style:family="table-column">
      <style:table-column-properties fo:break-before="auto" style:column-width="6.56166666666667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16" table:default-cell-style-name="ce6"/>
        <table:table-column table:style-name="co10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8" table:default-cell-style-name="ce6"/>
        <table:table-column table:style-name="co24" table:default-cell-style-name="ce6"/>
        <table:table-column table:style-name="co22" table:default-cell-style-name="ce6"/>
        <table:table-column table:style-name="co21" table:default-cell-style-name="ce6"/>
        <table:table-column table:style-name="co25" table:default-cell-style-name="ce6"/>
        <table:table-column table:style-name="co26" table:default-cell-style-name="ce6"/>
        <table:table-column table:style-name="co6" table:default-cell-style-name="ce6"/>
        <table:table-column table:style-name="co27" table:default-cell-style-name="ce6"/>
        <table:table-column table:style-name="co14" table:default-cell-style-name="ce6"/>
        <table:table-column table:style-name="co6" table:default-cell-style-name="ce6"/>
        <table:table-column table:style-name="co28" table:default-cell-style-name="ce6"/>
        <table:table-column table:style-name="co6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29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34" table:default-cell-style-name="ce6"/>
        <table:table-column table:style-name="co6" table:default-cell-style-name="ce6"/>
        <table:table-column table:style-name="co35" table:default-cell-style-name="ce6"/>
        <table:table-column table:style-name="co10" table:default-cell-style-name="ce6"/>
        <table:table-column table:style-name="co6" table:default-cell-style-name="ce6"/>
        <table:table-column table:style-name="co21" table:default-cell-style-name="ce6"/>
        <table:table-column table:style-name="co36" table:default-cell-style-name="ce6"/>
        <table:table-column table:style-name="co37" table:default-cell-style-name="ce6"/>
        <table:table-column table:style-name="co18" table:default-cell-style-name="ce6"/>
        <table:table-column table:style-name="co6" table:default-cell-style-name="ce6"/>
        <table:table-column table:style-name="co17" table:default-cell-style-name="ce6"/>
        <table:table-column table:style-name="co6" table:default-cell-style-name="ce6"/>
        <table:table-column table:style-name="co38" table:default-cell-style-name="ce6"/>
        <table:table-column table:style-name="co21" table:default-cell-style-name="ce6"/>
        <table:table-column table:style-name="co22" table:default-cell-style-name="ce6"/>
        <table:table-column table:style-name="co39" table:default-cell-style-name="ce6"/>
        <table:table-column table:style-name="co40" table:default-cell-style-name="ce6"/>
        <table:table-column table:style-name="co22" table:default-cell-style-name="ce6"/>
        <table:table-column table:style-name="co18" table:default-cell-style-name="ce6"/>
        <table:table-column table:style-name="co6" table:default-cell-style-name="ce6"/>
        <table:table-column table:style-name="co15" table:default-cell-style-name="ce6"/>
        <table:table-column table:style-name="co2" table:default-cell-style-name="ce6"/>
        <table:table-column table:style-name="co6" table:default-cell-style-name="ce6"/>
        <table:table-column table:style-name="co41" table:default-cell-style-name="ce6"/>
        <table:table-column table:style-name="co40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15" table:default-cell-style-name="ce6"/>
        <table:table-column table:style-name="co24" table:default-cell-style-name="ce6"/>
        <table:table-column table:style-name="co37" table:default-cell-style-name="ce6"/>
        <table:table-column table:style-name="co45" table:default-cell-style-name="ce6"/>
        <table:table-column table:style-name="co24" table:default-cell-style-name="ce6"/>
        <table:table-column table:style-name="co46" table:default-cell-style-name="ce6"/>
        <table:table-column table:style-name="co29" table:default-cell-style-name="ce6"/>
        <table:table-column table:style-name="co24" table:default-cell-style-name="ce6"/>
        <table:table-column table:style-name="co16" table:default-cell-style-name="ce6"/>
        <table:table-column table:style-name="co47" table:default-cell-style-name="ce6"/>
        <table:table-column table:style-name="co48" table:default-cell-style-name="ce6"/>
        <table:table-column table:style-name="co28" table:default-cell-style-name="ce6"/>
        <table:table-column table:style-name="co45" table:default-cell-style-name="ce6"/>
        <table:table-column table:style-name="co33" table:default-cell-style-name="ce6"/>
        <table:table-column table:style-name="co8" table:default-cell-style-name="ce6"/>
        <table:table-column table:style-name="co49" table:number-columns-repeated="2" table:default-cell-style-name="ce6"/>
        <table:table-column table:style-name="co24" table:default-cell-style-name="ce6"/>
        <table:table-column table:style-name="co39" table:default-cell-style-name="ce6"/>
        <table:table-column table:style-name="co50" table:default-cell-style-name="ce6"/>
        <table:table-column table:style-name="co15" table:default-cell-style-name="ce6"/>
        <table:table-column table:style-name="co3" table:default-cell-style-name="ce6"/>
        <table:table-column table:style-name="co33" table:default-cell-style-name="ce6"/>
        <table:table-column table:style-name="co15" table:default-cell-style-name="ce6"/>
        <table:table-column table:style-name="co39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22" table:default-cell-style-name="ce6"/>
        <table:table-column table:style-name="co18" table:default-cell-style-name="ce6"/>
        <table:table-column table:style-name="co55" table:number-columns-repeated="16275" table:default-cell-style-name="ce6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2">
            <text:p>Banqiao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table:number-columns-repeated="16275" table:style-name="ce3"/>
        </table:table-row>
        <table:table-row table:style-name="ro2">
          <table:table-cell office:value-type="date" office:date-value="2019-12-01T00:00:00" table:style-name="ce4">
            <text:p>2019/12/1</text:p>
          </table:table-cell>
          <table:table-cell office:value-type="float" office:value="4737" table:style-name="ce5">
            <text:p>4,737<text:s/></text:p>
          </table:table-cell>
          <table:table-cell office:value-type="float" office:value="9441" table:style-name="ce5">
            <text:p>9,441<text:s/></text:p>
          </table:table-cell>
          <table:table-cell office:value-type="float" office:value="22027" table:style-name="ce5">
            <text:p>22,027<text:s/></text:p>
          </table:table-cell>
          <table:table-cell office:value-type="float" office:value="39453" table:style-name="ce5">
            <text:p>39,453<text:s/></text:p>
          </table:table-cell>
          <table:table-cell office:value-type="float" office:value="15724" table:style-name="ce5">
            <text:p>15,724<text:s/></text:p>
          </table:table-cell>
          <table:table-cell office:value-type="float" office:value="10162" table:style-name="ce5">
            <text:p>10,162<text:s/></text:p>
          </table:table-cell>
          <table:table-cell office:value-type="float" office:value="7550" table:style-name="ce5">
            <text:p>7,550<text:s/></text:p>
          </table:table-cell>
          <table:table-cell office:value-type="float" office:value="3667" table:style-name="ce5">
            <text:p>3,667<text:s/></text:p>
          </table:table-cell>
          <table:table-cell office:value-type="float" office:value="2403" table:style-name="ce5">
            <text:p>2,403<text:s/></text:p>
          </table:table-cell>
          <table:table-cell office:value-type="float" office:value="9431" table:style-name="ce5">
            <text:p>9,431<text:s/></text:p>
          </table:table-cell>
          <table:table-cell office:value-type="float" office:value="1837" table:style-name="ce5">
            <text:p>1,837<text:s/></text:p>
          </table:table-cell>
          <table:table-cell office:value-type="float" office:value="3421" table:style-name="ce5">
            <text:p>3,421<text:s/></text:p>
          </table:table-cell>
          <table:table-cell office:value-type="float" office:value="12267" table:style-name="ce5">
            <text:p>12,267<text:s/></text:p>
          </table:table-cell>
          <table:table-cell office:value-type="float" office:value="6844" table:style-name="ce5">
            <text:p>6,844<text:s/></text:p>
          </table:table-cell>
          <table:table-cell office:value-type="float" office:value="12305" table:style-name="ce5">
            <text:p>12,305<text:s/></text:p>
          </table:table-cell>
          <table:table-cell office:value-type="float" office:value="5669" table:style-name="ce5">
            <text:p>5,669<text:s/></text:p>
          </table:table-cell>
          <table:table-cell office:value-type="float" office:value="7172" table:style-name="ce5">
            <text:p>7,172<text:s/></text:p>
          </table:table-cell>
          <table:table-cell office:value-type="float" office:value="4188" table:style-name="ce5">
            <text:p>4,188<text:s/></text:p>
          </table:table-cell>
          <table:table-cell office:value-type="float" office:value="7596" table:style-name="ce5">
            <text:p>7,596<text:s/></text:p>
          </table:table-cell>
          <table:table-cell office:value-type="float" office:value="4049" table:style-name="ce5">
            <text:p>4,049<text:s/></text:p>
          </table:table-cell>
          <table:table-cell office:value-type="float" office:value="5799" table:style-name="ce5">
            <text:p>5,799<text:s/></text:p>
          </table:table-cell>
          <table:table-cell office:value-type="float" office:value="6606" table:style-name="ce5">
            <text:p>6,606<text:s/></text:p>
          </table:table-cell>
          <table:table-cell office:value-type="float" office:value="2355" table:style-name="ce5">
            <text:p>2,355<text:s/></text:p>
          </table:table-cell>
          <table:table-cell office:value-type="float" office:value="15439" table:style-name="ce5">
            <text:p>15,439<text:s/></text:p>
          </table:table-cell>
          <table:table-cell office:value-type="float" office:value="4065" table:style-name="ce5">
            <text:p>4,065<text:s/></text:p>
          </table:table-cell>
          <table:table-cell office:value-type="float" office:value="13217" table:style-name="ce5">
            <text:p>13,217<text:s/></text:p>
          </table:table-cell>
          <table:table-cell office:value-type="float" office:value="10109" table:style-name="ce5">
            <text:p>10,109<text:s/></text:p>
          </table:table-cell>
          <table:table-cell office:value-type="float" office:value="13791" table:style-name="ce5">
            <text:p>13,791<text:s/></text:p>
          </table:table-cell>
          <table:table-cell office:value-type="float" office:value="15596" table:style-name="ce5">
            <text:p>15,596<text:s/></text:p>
          </table:table-cell>
          <table:table-cell office:value-type="float" office:value="16108" table:style-name="ce5">
            <text:p>16,108<text:s/></text:p>
          </table:table-cell>
          <table:table-cell office:value-type="float" office:value="8900" table:style-name="ce5">
            <text:p>8,900<text:s/></text:p>
          </table:table-cell>
          <table:table-cell office:value-type="float" office:value="35091" table:style-name="ce5">
            <text:p>35,091<text:s/></text:p>
          </table:table-cell>
          <table:table-cell office:value-type="float" office:value="17491" table:style-name="ce5">
            <text:p>17,491<text:s/></text:p>
          </table:table-cell>
          <table:table-cell office:value-type="float" office:value="26444" table:style-name="ce5">
            <text:p>26,444<text:s/></text:p>
          </table:table-cell>
          <table:table-cell office:value-type="float" office:value="24991" table:style-name="ce5">
            <text:p>24,991<text:s/></text:p>
          </table:table-cell>
          <table:table-cell office:value-type="float" office:value="5044" table:style-name="ce5">
            <text:p>5,044<text:s/></text:p>
          </table:table-cell>
          <table:table-cell office:value-type="float" office:value="31482" table:style-name="ce5">
            <text:p>31,482<text:s/></text:p>
          </table:table-cell>
          <table:table-cell office:value-type="float" office:value="22693" table:style-name="ce5">
            <text:p>22,693<text:s/></text:p>
          </table:table-cell>
          <table:table-cell office:value-type="float" office:value="19887" table:style-name="ce5">
            <text:p>19,887<text:s/></text:p>
          </table:table-cell>
          <table:table-cell office:value-type="float" office:value="18267" table:style-name="ce5">
            <text:p>18,267<text:s/></text:p>
          </table:table-cell>
          <table:table-cell office:value-type="float" office:value="12947" table:style-name="ce5">
            <text:p>12,947<text:s/></text:p>
          </table:table-cell>
          <table:table-cell office:value-type="float" office:value="179458" table:style-name="ce5">
            <text:p>179,458<text:s/></text:p>
          </table:table-cell>
          <table:table-cell office:value-type="float" office:value="44690" table:style-name="ce5">
            <text:p>44,690<text:s/></text:p>
          </table:table-cell>
          <table:table-cell office:value-type="float" office:value="17182" table:style-name="ce5">
            <text:p>17,182<text:s/></text:p>
          </table:table-cell>
          <table:table-cell office:value-type="float" office:value="18938" table:style-name="ce5">
            <text:p>18,938<text:s/></text:p>
          </table:table-cell>
          <table:table-cell office:value-type="float" office:value="33545" table:style-name="ce5">
            <text:p>33,545<text:s/></text:p>
          </table:table-cell>
          <table:table-cell office:value-type="float" office:value="34190" table:style-name="ce5">
            <text:p>34,190<text:s/></text:p>
          </table:table-cell>
          <table:table-cell office:value-type="float" office:value="43635" table:style-name="ce5">
            <text:p>43,635<text:s/></text:p>
          </table:table-cell>
          <table:table-cell office:value-type="float" office:value="25893" table:style-name="ce5">
            <text:p>25,893<text:s/></text:p>
          </table:table-cell>
          <table:table-cell office:value-type="float" office:value="8610" table:style-name="ce5">
            <text:p>8,610<text:s/></text:p>
          </table:table-cell>
          <table:table-cell office:value-type="float" office:value="24652" table:style-name="ce5">
            <text:p>24,652<text:s/></text:p>
          </table:table-cell>
          <table:table-cell office:value-type="float" office:value="5957" table:style-name="ce5">
            <text:p>5,957<text:s/></text:p>
          </table:table-cell>
          <table:table-cell office:value-type="float" office:value="5515" table:style-name="ce5">
            <text:p>5,515<text:s/></text:p>
          </table:table-cell>
          <table:table-cell office:value-type="float" office:value="17885" table:style-name="ce5">
            <text:p>17,885<text:s/></text:p>
          </table:table-cell>
          <table:table-cell office:value-type="float" office:value="8005" table:style-name="ce5">
            <text:p>8,005<text:s/></text:p>
          </table:table-cell>
          <table:table-cell office:value-type="float" office:value="3145" table:style-name="ce5">
            <text:p>3,145<text:s/></text:p>
          </table:table-cell>
          <table:table-cell office:value-type="float" office:value="1797" table:style-name="ce5">
            <text:p>1,797<text:s/></text:p>
          </table:table-cell>
          <table:table-cell office:value-type="float" office:value="9930" table:style-name="ce5">
            <text:p>9,930<text:s/></text:p>
          </table:table-cell>
          <table:table-cell office:value-type="float" office:value="8330" table:style-name="ce5">
            <text:p>8,330<text:s/></text:p>
          </table:table-cell>
          <table:table-cell office:value-type="float" office:value="11837" table:style-name="ce5">
            <text:p>11,837<text:s/></text:p>
          </table:table-cell>
          <table:table-cell office:value-type="float" office:value="45859" table:style-name="ce5">
            <text:p>45,859<text:s/></text:p>
          </table:table-cell>
          <table:table-cell office:value-type="float" office:value="6867" table:style-name="ce5">
            <text:p>6,867<text:s/></text:p>
          </table:table-cell>
          <table:table-cell office:value-type="float" office:value="12313" table:style-name="ce5">
            <text:p>12,313<text:s/></text:p>
          </table:table-cell>
          <table:table-cell office:value-type="float" office:value="6526" table:style-name="ce5">
            <text:p>6,526<text:s/></text:p>
          </table:table-cell>
          <table:table-cell office:value-type="float" office:value="17981" table:style-name="ce5">
            <text:p>17,981<text:s/></text:p>
          </table:table-cell>
          <table:table-cell office:value-type="float" office:value="15323" table:style-name="ce5">
            <text:p>15,323<text:s/></text:p>
          </table:table-cell>
          <table:table-cell office:value-type="float" office:value="27713" table:style-name="ce5">
            <text:p>27,713<text:s/></text:p>
          </table:table-cell>
          <table:table-cell office:value-type="float" office:value="60447" table:style-name="ce5">
            <text:p>60,447<text:s/></text:p>
          </table:table-cell>
          <table:table-cell office:value-type="float" office:value="33125" table:style-name="ce5">
            <text:p>33,125<text:s/></text:p>
          </table:table-cell>
          <table:table-cell office:value-type="float" office:value="20863" table:style-name="ce5">
            <text:p>20,863<text:s/></text:p>
          </table:table-cell>
          <table:table-cell office:value-type="float" office:value="30881" table:style-name="ce5">
            <text:p>30,881<text:s/></text:p>
          </table:table-cell>
          <table:table-cell office:value-type="float" office:value="82364" table:style-name="ce5">
            <text:p>82,364<text:s/></text:p>
          </table:table-cell>
          <table:table-cell office:value-type="float" office:value="16672" table:style-name="ce5">
            <text:p>16,672<text:s/></text:p>
          </table:table-cell>
          <table:table-cell office:value-type="float" office:value="31283" table:style-name="ce5">
            <text:p>31,283<text:s/></text:p>
          </table:table-cell>
          <table:table-cell office:value-type="float" office:value="29287" table:style-name="ce5">
            <text:p>29,287<text:s/></text:p>
          </table:table-cell>
          <table:table-cell office:value-type="float" office:value="18760" table:style-name="ce5">
            <text:p>18,760<text:s/></text:p>
          </table:table-cell>
          <table:table-cell office:value-type="float" office:value="56091" table:style-name="ce5">
            <text:p>56,091<text:s/></text:p>
          </table:table-cell>
          <table:table-cell office:value-type="float" office:value="14404" table:style-name="ce5">
            <text:p>14,404<text:s/></text:p>
          </table:table-cell>
          <table:table-cell office:value-type="float" office:value="14212" table:style-name="ce5">
            <text:p>14,212<text:s/></text:p>
          </table:table-cell>
          <table:table-cell office:value-type="float" office:value="9159" table:style-name="ce5">
            <text:p>9,159<text:s/></text:p>
          </table:table-cell>
          <table:table-cell office:value-type="float" office:value="15683" table:style-name="ce5">
            <text:p>15,683<text:s/></text:p>
          </table:table-cell>
          <table:table-cell office:value-type="float" office:value="11448" table:style-name="ce5">
            <text:p>11,448<text:s/></text:p>
          </table:table-cell>
          <table:table-cell office:value-type="float" office:value="36066" table:style-name="ce5">
            <text:p>36,066<text:s/></text:p>
          </table:table-cell>
          <table:table-cell office:value-type="float" office:value="12785" table:style-name="ce5">
            <text:p>12,785<text:s/></text:p>
          </table:table-cell>
          <table:table-cell office:value-type="float" office:value="11435" table:style-name="ce5">
            <text:p>11,435<text:s/></text:p>
          </table:table-cell>
          <table:table-cell office:value-type="float" office:value="12641" table:style-name="ce5">
            <text:p>12,641<text:s/></text:p>
          </table:table-cell>
          <table:table-cell office:value-type="float" office:value="18443" table:style-name="ce5">
            <text:p>18,443<text:s/></text:p>
          </table:table-cell>
          <table:table-cell office:value-type="float" office:value="13596" table:style-name="ce5">
            <text:p>13,596<text:s/></text:p>
          </table:table-cell>
          <table:table-cell office:value-type="float" office:value="14795" table:style-name="ce5">
            <text:p>14,795<text:s/></text:p>
          </table:table-cell>
          <table:table-cell office:value-type="float" office:value="17921" table:style-name="ce5">
            <text:p>17,921<text:s/></text:p>
          </table:table-cell>
          <table:table-cell office:value-type="float" office:value="9330" table:style-name="ce5">
            <text:p>9,330<text:s/></text:p>
          </table:table-cell>
          <table:table-cell office:value-type="float" office:value="8589" table:style-name="ce5">
            <text:p>8,589<text:s/></text:p>
          </table:table-cell>
          <table:table-cell office:value-type="float" office:value="4576" table:style-name="ce5">
            <text:p>4,576<text:s/></text:p>
          </table:table-cell>
          <table:table-cell office:value-type="float" office:value="2322" table:style-name="ce5">
            <text:p>2,322<text:s/></text:p>
          </table:table-cell>
          <table:table-cell office:value-type="float" office:value="6482" table:style-name="ce5">
            <text:p>6,482<text:s/></text:p>
          </table:table-cell>
          <table:table-cell office:value-type="float" office:value="7171" table:style-name="ce5">
            <text:p>7,171<text:s/></text:p>
          </table:table-cell>
          <table:table-cell office:value-type="float" office:value="8847" table:style-name="ce5">
            <text:p>8,847<text:s/></text:p>
          </table:table-cell>
          <table:table-cell office:value-type="float" office:value="10336" table:style-name="ce5">
            <text:p>10,336<text:s/></text:p>
          </table:table-cell>
          <table:table-cell office:value-type="float" office:value="12532" table:style-name="ce5">
            <text:p>12,532<text:s/></text:p>
          </table:table-cell>
          <table:table-cell office:value-type="float" office:value="19476" table:style-name="ce5">
            <text:p>19,476<text:s/></text:p>
          </table:table-cell>
          <table:table-cell office:value-type="float" office:value="24927" table:style-name="ce5">
            <text:p>24,927<text:s/></text:p>
          </table:table-cell>
          <table:table-cell office:value-type="float" office:value="10638" table:style-name="ce5">
            <text:p>10,638<text:s/></text:p>
          </table:table-cell>
          <table:table-cell office:value-type="float" office:value="9461" table:style-name="ce5">
            <text:p>9,461<text:s/></text:p>
          </table:table-cell>
          <table:table-cell office:value-type="float" office:value="10212" table:style-name="ce5">
            <text:p>10,212<text:s/></text:p>
          </table:table-cell>
          <table:table-cell office:value-type="float" office:value="9549" table:style-name="ce5">
            <text:p>9,549<text:s/></text:p>
          </table:table-cell>
          <table:table-cell office:value-type="float" office:value="9889" table:style-name="ce5">
            <text:p>9,889<text:s/></text:p>
          </table:table-cell>
          <table:table-cell office:value-type="float" office:value="7932" table:style-name="ce5">
            <text:p>7,932<text:s/></text:p>
          </table:table-cell>
          <table:table-cell office:value-type="float" office:value="7471" table:style-name="ce5">
            <text:p>7,471<text:s/></text:p>
          </table:table-cell>
          <table:table-cell table:number-columns-repeated="16275"/>
        </table:table-row>
        <table:table-row table:style-name="ro2">
          <table:table-cell office:value-type="date" office:date-value="2019-12-02T00:00:00" table:style-name="ce4">
            <text:p>2019/12/2</text:p>
          </table:table-cell>
          <table:table-cell office:value-type="float" office:value="5879" table:style-name="ce5">
            <text:p>5,879<text:s/></text:p>
          </table:table-cell>
          <table:table-cell office:value-type="float" office:value="15479" table:style-name="ce5">
            <text:p>15,479<text:s/></text:p>
          </table:table-cell>
          <table:table-cell office:value-type="float" office:value="45461" table:style-name="ce5">
            <text:p>45,461<text:s/></text:p>
          </table:table-cell>
          <table:table-cell office:value-type="float" office:value="42230" table:style-name="ce5">
            <text:p>42,230<text:s/></text:p>
          </table:table-cell>
          <table:table-cell office:value-type="float" office:value="28056" table:style-name="ce5">
            <text:p>28,056<text:s/></text:p>
          </table:table-cell>
          <table:table-cell office:value-type="float" office:value="15452" table:style-name="ce5">
            <text:p>15,452<text:s/></text:p>
          </table:table-cell>
          <table:table-cell office:value-type="float" office:value="12081" table:style-name="ce5">
            <text:p>12,081<text:s/></text:p>
          </table:table-cell>
          <table:table-cell office:value-type="float" office:value="4053" table:style-name="ce5">
            <text:p>4,053<text:s/></text:p>
          </table:table-cell>
          <table:table-cell office:value-type="float" office:value="3087" table:style-name="ce5">
            <text:p>3,087<text:s/></text:p>
          </table:table-cell>
          <table:table-cell office:value-type="float" office:value="15829" table:style-name="ce5">
            <text:p>15,829<text:s/></text:p>
          </table:table-cell>
          <table:table-cell office:value-type="float" office:value="2270" table:style-name="ce5">
            <text:p>2,270<text:s/></text:p>
          </table:table-cell>
          <table:table-cell office:value-type="float" office:value="5205" table:style-name="ce5">
            <text:p>5,205<text:s/></text:p>
          </table:table-cell>
          <table:table-cell office:value-type="float" office:value="6396" table:style-name="ce5">
            <text:p>6,396<text:s/></text:p>
          </table:table-cell>
          <table:table-cell office:value-type="float" office:value="11011" table:style-name="ce5">
            <text:p>11,011<text:s/></text:p>
          </table:table-cell>
          <table:table-cell office:value-type="float" office:value="10913" table:style-name="ce5">
            <text:p>10,913<text:s/></text:p>
          </table:table-cell>
          <table:table-cell office:value-type="float" office:value="19912" table:style-name="ce5">
            <text:p>19,912<text:s/></text:p>
          </table:table-cell>
          <table:table-cell office:value-type="float" office:value="18098" table:style-name="ce5">
            <text:p>18,098<text:s/></text:p>
          </table:table-cell>
          <table:table-cell office:value-type="float" office:value="6046" table:style-name="ce5">
            <text:p>6,046<text:s/></text:p>
          </table:table-cell>
          <table:table-cell office:value-type="float" office:value="9479" table:style-name="ce5">
            <text:p>9,479<text:s/></text:p>
          </table:table-cell>
          <table:table-cell office:value-type="float" office:value="3231" table:style-name="ce5">
            <text:p>3,231<text:s/></text:p>
          </table:table-cell>
          <table:table-cell office:value-type="float" office:value="9453" table:style-name="ce5">
            <text:p>9,453<text:s/></text:p>
          </table:table-cell>
          <table:table-cell office:value-type="float" office:value="8839" table:style-name="ce5">
            <text:p>8,839<text:s/></text:p>
          </table:table-cell>
          <table:table-cell office:value-type="float" office:value="5654" table:style-name="ce5">
            <text:p>5,654<text:s/></text:p>
          </table:table-cell>
          <table:table-cell office:value-type="float" office:value="29105" table:style-name="ce5">
            <text:p>29,105<text:s/></text:p>
          </table:table-cell>
          <table:table-cell office:value-type="float" office:value="3245" table:style-name="ce5">
            <text:p>3,245<text:s/></text:p>
          </table:table-cell>
          <table:table-cell office:value-type="float" office:value="11275" table:style-name="ce5">
            <text:p>11,275<text:s/></text:p>
          </table:table-cell>
          <table:table-cell office:value-type="float" office:value="13182" table:style-name="ce5">
            <text:p>13,182<text:s/></text:p>
          </table:table-cell>
          <table:table-cell office:value-type="float" office:value="17697" table:style-name="ce5">
            <text:p>17,697<text:s/></text:p>
          </table:table-cell>
          <table:table-cell office:value-type="float" office:value="22368" table:style-name="ce5">
            <text:p>22,368<text:s/></text:p>
          </table:table-cell>
          <table:table-cell office:value-type="float" office:value="18374" table:style-name="ce5">
            <text:p>18,374<text:s/></text:p>
          </table:table-cell>
          <table:table-cell office:value-type="float" office:value="10016" table:style-name="ce5">
            <text:p>10,016<text:s/></text:p>
          </table:table-cell>
          <table:table-cell office:value-type="float" office:value="28526" table:style-name="ce5">
            <text:p>28,526<text:s/></text:p>
          </table:table-cell>
          <table:table-cell office:value-type="float" office:value="18074" table:style-name="ce5">
            <text:p>18,074<text:s/></text:p>
          </table:table-cell>
          <table:table-cell office:value-type="float" office:value="35035" table:style-name="ce5">
            <text:p>35,035<text:s/></text:p>
          </table:table-cell>
          <table:table-cell office:value-type="float" office:value="27289" table:style-name="ce5">
            <text:p>27,289<text:s/></text:p>
          </table:table-cell>
          <table:table-cell office:value-type="float" office:value="12029" table:style-name="ce5">
            <text:p>12,029<text:s/></text:p>
          </table:table-cell>
          <table:table-cell office:value-type="float" office:value="39155" table:style-name="ce5">
            <text:p>39,155<text:s/></text:p>
          </table:table-cell>
          <table:table-cell office:value-type="float" office:value="28402" table:style-name="ce5">
            <text:p>28,402<text:s/></text:p>
          </table:table-cell>
          <table:table-cell office:value-type="float" office:value="26921" table:style-name="ce5">
            <text:p>26,921<text:s/></text:p>
          </table:table-cell>
          <table:table-cell office:value-type="float" office:value="23055" table:style-name="ce5">
            <text:p>23,055<text:s/></text:p>
          </table:table-cell>
          <table:table-cell office:value-type="float" office:value="28088" table:style-name="ce5">
            <text:p>28,088<text:s/></text:p>
          </table:table-cell>
          <table:table-cell office:value-type="float" office:value="142794" table:style-name="ce5">
            <text:p>142,794<text:s/></text:p>
          </table:table-cell>
          <table:table-cell office:value-type="float" office:value="40244" table:style-name="ce5">
            <text:p>40,244<text:s/></text:p>
          </table:table-cell>
          <table:table-cell office:value-type="float" office:value="25383" table:style-name="ce5">
            <text:p>25,383<text:s/></text:p>
          </table:table-cell>
          <table:table-cell office:value-type="float" office:value="25300" table:style-name="ce5">
            <text:p>25,300<text:s/></text:p>
          </table:table-cell>
          <table:table-cell office:value-type="float" office:value="27574" table:style-name="ce5">
            <text:p>27,574<text:s/></text:p>
          </table:table-cell>
          <table:table-cell office:value-type="float" office:value="33188" table:style-name="ce5">
            <text:p>33,188<text:s/></text:p>
          </table:table-cell>
          <table:table-cell office:value-type="float" office:value="34140" table:style-name="ce5">
            <text:p>34,140<text:s/></text:p>
          </table:table-cell>
          <table:table-cell office:value-type="float" office:value="25905" table:style-name="ce5">
            <text:p>25,905<text:s/></text:p>
          </table:table-cell>
          <table:table-cell office:value-type="float" office:value="13670" table:style-name="ce5">
            <text:p>13,670<text:s/></text:p>
          </table:table-cell>
          <table:table-cell office:value-type="float" office:value="34842" table:style-name="ce5">
            <text:p>34,842<text:s/></text:p>
          </table:table-cell>
          <table:table-cell office:value-type="float" office:value="6936" table:style-name="ce5">
            <text:p>6,936<text:s/></text:p>
          </table:table-cell>
          <table:table-cell office:value-type="float" office:value="8299" table:style-name="ce5">
            <text:p>8,299<text:s/></text:p>
          </table:table-cell>
          <table:table-cell office:value-type="float" office:value="20869" table:style-name="ce5">
            <text:p>20,869<text:s/></text:p>
          </table:table-cell>
          <table:table-cell office:value-type="float" office:value="6055" table:style-name="ce5">
            <text:p>6,055<text:s/></text:p>
          </table:table-cell>
          <table:table-cell office:value-type="float" office:value="3584" table:style-name="ce5">
            <text:p>3,584<text:s/></text:p>
          </table:table-cell>
          <table:table-cell office:value-type="float" office:value="3773" table:style-name="ce5">
            <text:p>3,773<text:s/></text:p>
          </table:table-cell>
          <table:table-cell office:value-type="float" office:value="14644" table:style-name="ce5">
            <text:p>14,644<text:s/></text:p>
          </table:table-cell>
          <table:table-cell office:value-type="float" office:value="10241" table:style-name="ce5">
            <text:p>10,241<text:s/></text:p>
          </table:table-cell>
          <table:table-cell office:value-type="float" office:value="11761" table:style-name="ce5">
            <text:p>11,761<text:s/></text:p>
          </table:table-cell>
          <table:table-cell office:value-type="float" office:value="34877" table:style-name="ce5">
            <text:p>34,877<text:s/></text:p>
          </table:table-cell>
          <table:table-cell office:value-type="float" office:value="8872" table:style-name="ce5">
            <text:p>8,872<text:s/></text:p>
          </table:table-cell>
          <table:table-cell office:value-type="float" office:value="14011" table:style-name="ce5">
            <text:p>14,011<text:s/></text:p>
          </table:table-cell>
          <table:table-cell office:value-type="float" office:value="7586" table:style-name="ce5">
            <text:p>7,586<text:s/></text:p>
          </table:table-cell>
          <table:table-cell office:value-type="float" office:value="23366" table:style-name="ce5">
            <text:p>23,366<text:s/></text:p>
          </table:table-cell>
          <table:table-cell office:value-type="float" office:value="25562" table:style-name="ce5">
            <text:p>25,562<text:s/></text:p>
          </table:table-cell>
          <table:table-cell office:value-type="float" office:value="28701" table:style-name="ce5">
            <text:p>28,701<text:s/></text:p>
          </table:table-cell>
          <table:table-cell office:value-type="float" office:value="49105" table:style-name="ce5">
            <text:p>49,105<text:s/></text:p>
          </table:table-cell>
          <table:table-cell office:value-type="float" office:value="43296" table:style-name="ce5">
            <text:p>43,296<text:s/></text:p>
          </table:table-cell>
          <table:table-cell office:value-type="float" office:value="27313" table:style-name="ce5">
            <text:p>27,313<text:s/></text:p>
          </table:table-cell>
          <table:table-cell office:value-type="float" office:value="31044" table:style-name="ce5">
            <text:p>31,044<text:s/></text:p>
          </table:table-cell>
          <table:table-cell office:value-type="float" office:value="68424" table:style-name="ce5">
            <text:p>68,424<text:s/></text:p>
          </table:table-cell>
          <table:table-cell office:value-type="float" office:value="24388" table:style-name="ce5">
            <text:p>24,388<text:s/></text:p>
          </table:table-cell>
          <table:table-cell office:value-type="float" office:value="32324" table:style-name="ce5">
            <text:p>32,324<text:s/></text:p>
          </table:table-cell>
          <table:table-cell office:value-type="float" office:value="34756" table:style-name="ce5">
            <text:p>34,756<text:s/></text:p>
          </table:table-cell>
          <table:table-cell office:value-type="float" office:value="21583" table:style-name="ce5">
            <text:p>21,583<text:s/></text:p>
          </table:table-cell>
          <table:table-cell office:value-type="float" office:value="63611" table:style-name="ce5">
            <text:p>63,611<text:s/></text:p>
          </table:table-cell>
          <table:table-cell office:value-type="float" office:value="21352" table:style-name="ce5">
            <text:p>21,352<text:s/></text:p>
          </table:table-cell>
          <table:table-cell office:value-type="float" office:value="17203" table:style-name="ce5">
            <text:p>17,203<text:s/></text:p>
          </table:table-cell>
          <table:table-cell office:value-type="float" office:value="16159" table:style-name="ce5">
            <text:p>16,159<text:s/></text:p>
          </table:table-cell>
          <table:table-cell office:value-type="float" office:value="18606" table:style-name="ce5">
            <text:p>18,606<text:s/></text:p>
          </table:table-cell>
          <table:table-cell office:value-type="float" office:value="13479" table:style-name="ce5">
            <text:p>13,479<text:s/></text:p>
          </table:table-cell>
          <table:table-cell office:value-type="float" office:value="32975" table:style-name="ce5">
            <text:p>32,975<text:s/></text:p>
          </table:table-cell>
          <table:table-cell office:value-type="float" office:value="19954" table:style-name="ce5">
            <text:p>19,954<text:s/></text:p>
          </table:table-cell>
          <table:table-cell office:value-type="float" office:value="7607" table:style-name="ce5">
            <text:p>7,607<text:s/></text:p>
          </table:table-cell>
          <table:table-cell office:value-type="float" office:value="13983" table:style-name="ce5">
            <text:p>13,983<text:s/></text:p>
          </table:table-cell>
          <table:table-cell office:value-type="float" office:value="42924" table:style-name="ce5">
            <text:p>42,924<text:s/></text:p>
          </table:table-cell>
          <table:table-cell office:value-type="float" office:value="25151" table:style-name="ce5">
            <text:p>25,151<text:s/></text:p>
          </table:table-cell>
          <table:table-cell office:value-type="float" office:value="25965" table:style-name="ce5">
            <text:p>25,965<text:s/></text:p>
          </table:table-cell>
          <table:table-cell office:value-type="float" office:value="25349" table:style-name="ce5">
            <text:p>25,349<text:s/></text:p>
          </table:table-cell>
          <table:table-cell office:value-type="float" office:value="15942" table:style-name="ce5">
            <text:p>15,942<text:s/></text:p>
          </table:table-cell>
          <table:table-cell office:value-type="float" office:value="11901" table:style-name="ce5">
            <text:p>11,901<text:s/></text:p>
          </table:table-cell>
          <table:table-cell office:value-type="float" office:value="5587" table:style-name="ce5">
            <text:p>5,587<text:s/></text:p>
          </table:table-cell>
          <table:table-cell office:value-type="float" office:value="5096" table:style-name="ce5">
            <text:p>5,096<text:s/></text:p>
          </table:table-cell>
          <table:table-cell office:value-type="float" office:value="6696" table:style-name="ce5">
            <text:p>6,696<text:s/></text:p>
          </table:table-cell>
          <table:table-cell office:value-type="float" office:value="10727" table:style-name="ce5">
            <text:p>10,727<text:s/></text:p>
          </table:table-cell>
          <table:table-cell office:value-type="float" office:value="10078" table:style-name="ce5">
            <text:p>10,078<text:s/></text:p>
          </table:table-cell>
          <table:table-cell office:value-type="float" office:value="12476" table:style-name="ce5">
            <text:p>12,476<text:s/></text:p>
          </table:table-cell>
          <table:table-cell office:value-type="float" office:value="18211" table:style-name="ce5">
            <text:p>18,211<text:s/></text:p>
          </table:table-cell>
          <table:table-cell office:value-type="float" office:value="31398" table:style-name="ce5">
            <text:p>31,398<text:s/></text:p>
          </table:table-cell>
          <table:table-cell office:value-type="float" office:value="25980" table:style-name="ce5">
            <text:p>25,980<text:s/></text:p>
          </table:table-cell>
          <table:table-cell office:value-type="float" office:value="14222" table:style-name="ce5">
            <text:p>14,222<text:s/></text:p>
          </table:table-cell>
          <table:table-cell office:value-type="float" office:value="13121" table:style-name="ce5">
            <text:p>13,121<text:s/></text:p>
          </table:table-cell>
          <table:table-cell office:value-type="float" office:value="13538" table:style-name="ce5">
            <text:p>13,538<text:s/></text:p>
          </table:table-cell>
          <table:table-cell office:value-type="float" office:value="13137" table:style-name="ce5">
            <text:p>13,137<text:s/></text:p>
          </table:table-cell>
          <table:table-cell office:value-type="float" office:value="12698" table:style-name="ce5">
            <text:p>12,698<text:s/></text:p>
          </table:table-cell>
          <table:table-cell office:value-type="float" office:value="10983" table:style-name="ce5">
            <text:p>10,983<text:s/></text:p>
          </table:table-cell>
          <table:table-cell office:value-type="float" office:value="9406" table:style-name="ce5">
            <text:p>9,406<text:s/></text:p>
          </table:table-cell>
          <table:table-cell table:number-columns-repeated="16275"/>
        </table:table-row>
        <table:table-row table:style-name="ro2">
          <table:table-cell office:value-type="date" office:date-value="2019-12-03T00:00:00" table:style-name="ce4">
            <text:p>2019/12/3</text:p>
          </table:table-cell>
          <table:table-cell office:value-type="float" office:value="5663" table:style-name="ce5">
            <text:p>5,663<text:s/></text:p>
          </table:table-cell>
          <table:table-cell office:value-type="float" office:value="15815" table:style-name="ce5">
            <text:p>15,815<text:s/></text:p>
          </table:table-cell>
          <table:table-cell office:value-type="float" office:value="46773" table:style-name="ce5">
            <text:p>46,773<text:s/></text:p>
          </table:table-cell>
          <table:table-cell office:value-type="float" office:value="44448" table:style-name="ce5">
            <text:p>44,448<text:s/></text:p>
          </table:table-cell>
          <table:table-cell office:value-type="float" office:value="29650" table:style-name="ce5">
            <text:p>29,650<text:s/></text:p>
          </table:table-cell>
          <table:table-cell office:value-type="float" office:value="16193" table:style-name="ce5">
            <text:p>16,193<text:s/></text:p>
          </table:table-cell>
          <table:table-cell office:value-type="float" office:value="12785" table:style-name="ce5">
            <text:p>12,785<text:s/></text:p>
          </table:table-cell>
          <table:table-cell office:value-type="float" office:value="4156" table:style-name="ce5">
            <text:p>4,156<text:s/></text:p>
          </table:table-cell>
          <table:table-cell office:value-type="float" office:value="3223" table:style-name="ce5">
            <text:p>3,223<text:s/></text:p>
          </table:table-cell>
          <table:table-cell office:value-type="float" office:value="16234" table:style-name="ce5">
            <text:p>16,234<text:s/></text:p>
          </table:table-cell>
          <table:table-cell office:value-type="float" office:value="2288" table:style-name="ce5">
            <text:p>2,288<text:s/></text:p>
          </table:table-cell>
          <table:table-cell office:value-type="float" office:value="5286" table:style-name="ce5">
            <text:p>5,286<text:s/></text:p>
          </table:table-cell>
          <table:table-cell office:value-type="float" office:value="7683" table:style-name="ce5">
            <text:p>7,683<text:s/></text:p>
          </table:table-cell>
          <table:table-cell office:value-type="float" office:value="11313" table:style-name="ce5">
            <text:p>11,313<text:s/></text:p>
          </table:table-cell>
          <table:table-cell office:value-type="float" office:value="12023" table:style-name="ce5">
            <text:p>12,023<text:s/></text:p>
          </table:table-cell>
          <table:table-cell office:value-type="float" office:value="20748" table:style-name="ce5">
            <text:p>20,748<text:s/></text:p>
          </table:table-cell>
          <table:table-cell office:value-type="float" office:value="18682" table:style-name="ce5">
            <text:p>18,682<text:s/></text:p>
          </table:table-cell>
          <table:table-cell office:value-type="float" office:value="5995" table:style-name="ce5">
            <text:p>5,995<text:s/></text:p>
          </table:table-cell>
          <table:table-cell office:value-type="float" office:value="9560" table:style-name="ce5">
            <text:p>9,560<text:s/></text:p>
          </table:table-cell>
          <table:table-cell office:value-type="float" office:value="3384" table:style-name="ce5">
            <text:p>3,384<text:s/></text:p>
          </table:table-cell>
          <table:table-cell office:value-type="float" office:value="9564" table:style-name="ce5">
            <text:p>9,564<text:s/></text:p>
          </table:table-cell>
          <table:table-cell office:value-type="float" office:value="9155" table:style-name="ce5">
            <text:p>9,155<text:s/></text:p>
          </table:table-cell>
          <table:table-cell office:value-type="float" office:value="5831" table:style-name="ce5">
            <text:p>5,831<text:s/></text:p>
          </table:table-cell>
          <table:table-cell office:value-type="float" office:value="32041" table:style-name="ce5">
            <text:p>32,041<text:s/></text:p>
          </table:table-cell>
          <table:table-cell office:value-type="float" office:value="3335" table:style-name="ce5">
            <text:p>3,335<text:s/></text:p>
          </table:table-cell>
          <table:table-cell office:value-type="float" office:value="11429" table:style-name="ce5">
            <text:p>11,429<text:s/></text:p>
          </table:table-cell>
          <table:table-cell office:value-type="float" office:value="13204" table:style-name="ce5">
            <text:p>13,204<text:s/></text:p>
          </table:table-cell>
          <table:table-cell office:value-type="float" office:value="17877" table:style-name="ce5">
            <text:p>17,877<text:s/></text:p>
          </table:table-cell>
          <table:table-cell office:value-type="float" office:value="22792" table:style-name="ce5">
            <text:p>22,792<text:s/></text:p>
          </table:table-cell>
          <table:table-cell office:value-type="float" office:value="19166" table:style-name="ce5">
            <text:p>19,166<text:s/></text:p>
          </table:table-cell>
          <table:table-cell office:value-type="float" office:value="10250" table:style-name="ce5">
            <text:p>10,250<text:s/></text:p>
          </table:table-cell>
          <table:table-cell office:value-type="float" office:value="29137" table:style-name="ce5">
            <text:p>29,137<text:s/></text:p>
          </table:table-cell>
          <table:table-cell office:value-type="float" office:value="18778" table:style-name="ce5">
            <text:p>18,778<text:s/></text:p>
          </table:table-cell>
          <table:table-cell office:value-type="float" office:value="36462" table:style-name="ce5">
            <text:p>36,462<text:s/></text:p>
          </table:table-cell>
          <table:table-cell office:value-type="float" office:value="30997" table:style-name="ce5">
            <text:p>30,997<text:s/></text:p>
          </table:table-cell>
          <table:table-cell office:value-type="float" office:value="12797" table:style-name="ce5">
            <text:p>12,797<text:s/></text:p>
          </table:table-cell>
          <table:table-cell office:value-type="float" office:value="40246" table:style-name="ce5">
            <text:p>40,246<text:s/></text:p>
          </table:table-cell>
          <table:table-cell office:value-type="float" office:value="29751" table:style-name="ce5">
            <text:p>29,751<text:s/></text:p>
          </table:table-cell>
          <table:table-cell office:value-type="float" office:value="27783" table:style-name="ce5">
            <text:p>27,783<text:s/></text:p>
          </table:table-cell>
          <table:table-cell office:value-type="float" office:value="23530" table:style-name="ce5">
            <text:p>23,530<text:s/></text:p>
          </table:table-cell>
          <table:table-cell office:value-type="float" office:value="28309" table:style-name="ce5">
            <text:p>28,309<text:s/></text:p>
          </table:table-cell>
          <table:table-cell office:value-type="float" office:value="140470" table:style-name="ce5">
            <text:p>140,470<text:s/></text:p>
          </table:table-cell>
          <table:table-cell office:value-type="float" office:value="41388" table:style-name="ce5">
            <text:p>41,388<text:s/></text:p>
          </table:table-cell>
          <table:table-cell office:value-type="float" office:value="25279" table:style-name="ce5">
            <text:p>25,279<text:s/></text:p>
          </table:table-cell>
          <table:table-cell office:value-type="float" office:value="26146" table:style-name="ce5">
            <text:p>26,146<text:s/></text:p>
          </table:table-cell>
          <table:table-cell office:value-type="float" office:value="29679" table:style-name="ce5">
            <text:p>29,679<text:s/></text:p>
          </table:table-cell>
          <table:table-cell office:value-type="float" office:value="34557" table:style-name="ce5">
            <text:p>34,557<text:s/></text:p>
          </table:table-cell>
          <table:table-cell office:value-type="float" office:value="38056" table:style-name="ce5">
            <text:p>38,056<text:s/></text:p>
          </table:table-cell>
          <table:table-cell office:value-type="float" office:value="27800" table:style-name="ce5">
            <text:p>27,800<text:s/></text:p>
          </table:table-cell>
          <table:table-cell office:value-type="float" office:value="13992" table:style-name="ce5">
            <text:p>13,992<text:s/></text:p>
          </table:table-cell>
          <table:table-cell office:value-type="float" office:value="35126" table:style-name="ce5">
            <text:p>35,126<text:s/></text:p>
          </table:table-cell>
          <table:table-cell office:value-type="float" office:value="7422" table:style-name="ce5">
            <text:p>7,422<text:s/></text:p>
          </table:table-cell>
          <table:table-cell office:value-type="float" office:value="8765" table:style-name="ce5">
            <text:p>8,765<text:s/></text:p>
          </table:table-cell>
          <table:table-cell office:value-type="float" office:value="21472" table:style-name="ce5">
            <text:p>21,472<text:s/></text:p>
          </table:table-cell>
          <table:table-cell office:value-type="float" office:value="7092" table:style-name="ce5">
            <text:p>7,092<text:s/></text:p>
          </table:table-cell>
          <table:table-cell office:value-type="float" office:value="3900" table:style-name="ce5">
            <text:p>3,900<text:s/></text:p>
          </table:table-cell>
          <table:table-cell office:value-type="float" office:value="4027" table:style-name="ce5">
            <text:p>4,027<text:s/></text:p>
          </table:table-cell>
          <table:table-cell office:value-type="float" office:value="15228" table:style-name="ce5">
            <text:p>15,228<text:s/></text:p>
          </table:table-cell>
          <table:table-cell office:value-type="float" office:value="10637" table:style-name="ce5">
            <text:p>10,637<text:s/></text:p>
          </table:table-cell>
          <table:table-cell office:value-type="float" office:value="11786" table:style-name="ce5">
            <text:p>11,786<text:s/></text:p>
          </table:table-cell>
          <table:table-cell office:value-type="float" office:value="35195" table:style-name="ce5">
            <text:p>35,195<text:s/></text:p>
          </table:table-cell>
          <table:table-cell office:value-type="float" office:value="9197" table:style-name="ce5">
            <text:p>9,197<text:s/></text:p>
          </table:table-cell>
          <table:table-cell office:value-type="float" office:value="14485" table:style-name="ce5">
            <text:p>14,485<text:s/></text:p>
          </table:table-cell>
          <table:table-cell office:value-type="float" office:value="7648" table:style-name="ce5">
            <text:p>7,648<text:s/></text:p>
          </table:table-cell>
          <table:table-cell office:value-type="float" office:value="23961" table:style-name="ce5">
            <text:p>23,961<text:s/></text:p>
          </table:table-cell>
          <table:table-cell office:value-type="float" office:value="26235" table:style-name="ce5">
            <text:p>26,235<text:s/></text:p>
          </table:table-cell>
          <table:table-cell office:value-type="float" office:value="30229" table:style-name="ce5">
            <text:p>30,229<text:s/></text:p>
          </table:table-cell>
          <table:table-cell office:value-type="float" office:value="48924" table:style-name="ce5">
            <text:p>48,924<text:s/></text:p>
          </table:table-cell>
          <table:table-cell office:value-type="float" office:value="45048" table:style-name="ce5">
            <text:p>45,048<text:s/></text:p>
          </table:table-cell>
          <table:table-cell office:value-type="float" office:value="28142" table:style-name="ce5">
            <text:p>28,142<text:s/></text:p>
          </table:table-cell>
          <table:table-cell office:value-type="float" office:value="31144" table:style-name="ce5">
            <text:p>31,144<text:s/></text:p>
          </table:table-cell>
          <table:table-cell office:value-type="float" office:value="70115" table:style-name="ce5">
            <text:p>70,115<text:s/></text:p>
          </table:table-cell>
          <table:table-cell office:value-type="float" office:value="25780" table:style-name="ce5">
            <text:p>25,780<text:s/></text:p>
          </table:table-cell>
          <table:table-cell office:value-type="float" office:value="33568" table:style-name="ce5">
            <text:p>33,568<text:s/></text:p>
          </table:table-cell>
          <table:table-cell office:value-type="float" office:value="36142" table:style-name="ce5">
            <text:p>36,142<text:s/></text:p>
          </table:table-cell>
          <table:table-cell office:value-type="float" office:value="23124" table:style-name="ce5">
            <text:p>23,124<text:s/></text:p>
          </table:table-cell>
          <table:table-cell office:value-type="float" office:value="63796" table:style-name="ce5">
            <text:p>63,796<text:s/></text:p>
          </table:table-cell>
          <table:table-cell office:value-type="float" office:value="22404" table:style-name="ce5">
            <text:p>22,404<text:s/></text:p>
          </table:table-cell>
          <table:table-cell office:value-type="float" office:value="17333" table:style-name="ce5">
            <text:p>17,333<text:s/></text:p>
          </table:table-cell>
          <table:table-cell office:value-type="float" office:value="16285" table:style-name="ce5">
            <text:p>16,285<text:s/></text:p>
          </table:table-cell>
          <table:table-cell office:value-type="float" office:value="19287" table:style-name="ce5">
            <text:p>19,287<text:s/></text:p>
          </table:table-cell>
          <table:table-cell office:value-type="float" office:value="13958" table:style-name="ce5">
            <text:p>13,958<text:s/></text:p>
          </table:table-cell>
          <table:table-cell office:value-type="float" office:value="33544" table:style-name="ce5">
            <text:p>33,544<text:s/></text:p>
          </table:table-cell>
          <table:table-cell office:value-type="float" office:value="20712" table:style-name="ce5">
            <text:p>20,712<text:s/></text:p>
          </table:table-cell>
          <table:table-cell office:value-type="float" office:value="8193" table:style-name="ce5">
            <text:p>8,193<text:s/></text:p>
          </table:table-cell>
          <table:table-cell office:value-type="float" office:value="14346" table:style-name="ce5">
            <text:p>14,346<text:s/></text:p>
          </table:table-cell>
          <table:table-cell office:value-type="float" office:value="44361" table:style-name="ce5">
            <text:p>44,361<text:s/></text:p>
          </table:table-cell>
          <table:table-cell office:value-type="float" office:value="27060" table:style-name="ce5">
            <text:p>27,060<text:s/></text:p>
          </table:table-cell>
          <table:table-cell office:value-type="float" office:value="27028" table:style-name="ce5">
            <text:p>27,028<text:s/></text:p>
          </table:table-cell>
          <table:table-cell office:value-type="float" office:value="26647" table:style-name="ce5">
            <text:p>26,647<text:s/></text:p>
          </table:table-cell>
          <table:table-cell office:value-type="float" office:value="15730" table:style-name="ce5">
            <text:p>15,730<text:s/></text:p>
          </table:table-cell>
          <table:table-cell office:value-type="float" office:value="12481" table:style-name="ce5">
            <text:p>12,481<text:s/></text:p>
          </table:table-cell>
          <table:table-cell office:value-type="float" office:value="5810" table:style-name="ce5">
            <text:p>5,810<text:s/></text:p>
          </table:table-cell>
          <table:table-cell office:value-type="float" office:value="5411" table:style-name="ce5">
            <text:p>5,411<text:s/></text:p>
          </table:table-cell>
          <table:table-cell office:value-type="float" office:value="6798" table:style-name="ce5">
            <text:p>6,798<text:s/></text:p>
          </table:table-cell>
          <table:table-cell office:value-type="float" office:value="11120" table:style-name="ce5">
            <text:p>11,120<text:s/></text:p>
          </table:table-cell>
          <table:table-cell office:value-type="float" office:value="10112" table:style-name="ce5">
            <text:p>10,112<text:s/></text:p>
          </table:table-cell>
          <table:table-cell office:value-type="float" office:value="12685" table:style-name="ce5">
            <text:p>12,685<text:s/></text:p>
          </table:table-cell>
          <table:table-cell office:value-type="float" office:value="18823" table:style-name="ce5">
            <text:p>18,823<text:s/></text:p>
          </table:table-cell>
          <table:table-cell office:value-type="float" office:value="32627" table:style-name="ce5">
            <text:p>32,627<text:s/></text:p>
          </table:table-cell>
          <table:table-cell office:value-type="float" office:value="27545" table:style-name="ce5">
            <text:p>27,545<text:s/></text:p>
          </table:table-cell>
          <table:table-cell office:value-type="float" office:value="14430" table:style-name="ce5">
            <text:p>14,430<text:s/></text:p>
          </table:table-cell>
          <table:table-cell office:value-type="float" office:value="13528" table:style-name="ce5">
            <text:p>13,528<text:s/></text:p>
          </table:table-cell>
          <table:table-cell office:value-type="float" office:value="13850" table:style-name="ce5">
            <text:p>13,850<text:s/></text:p>
          </table:table-cell>
          <table:table-cell office:value-type="float" office:value="13279" table:style-name="ce5">
            <text:p>13,279<text:s/></text:p>
          </table:table-cell>
          <table:table-cell office:value-type="float" office:value="12999" table:style-name="ce5">
            <text:p>12,999<text:s/></text:p>
          </table:table-cell>
          <table:table-cell office:value-type="float" office:value="11276" table:style-name="ce5">
            <text:p>11,276<text:s/></text:p>
          </table:table-cell>
          <table:table-cell office:value-type="float" office:value="9854" table:style-name="ce5">
            <text:p>9,854<text:s/></text:p>
          </table:table-cell>
          <table:table-cell table:number-columns-repeated="16275"/>
        </table:table-row>
        <table:table-row table:style-name="ro2">
          <table:table-cell office:value-type="date" office:date-value="2019-12-04T00:00:00" table:style-name="ce4">
            <text:p>2019/12/4</text:p>
          </table:table-cell>
          <table:table-cell office:value-type="float" office:value="5578" table:style-name="ce5">
            <text:p>5,578<text:s/></text:p>
          </table:table-cell>
          <table:table-cell office:value-type="float" office:value="16242" table:style-name="ce5">
            <text:p>16,242<text:s/></text:p>
          </table:table-cell>
          <table:table-cell office:value-type="float" office:value="47152" table:style-name="ce5">
            <text:p>47,152<text:s/></text:p>
          </table:table-cell>
          <table:table-cell office:value-type="float" office:value="45161" table:style-name="ce5">
            <text:p>45,161<text:s/></text:p>
          </table:table-cell>
          <table:table-cell office:value-type="float" office:value="29575" table:style-name="ce5">
            <text:p>29,575<text:s/></text:p>
          </table:table-cell>
          <table:table-cell office:value-type="float" office:value="16586" table:style-name="ce5">
            <text:p>16,586<text:s/></text:p>
          </table:table-cell>
          <table:table-cell office:value-type="float" office:value="12547" table:style-name="ce5">
            <text:p>12,547<text:s/></text:p>
          </table:table-cell>
          <table:table-cell office:value-type="float" office:value="4161" table:style-name="ce5">
            <text:p>4,161<text:s/></text:p>
          </table:table-cell>
          <table:table-cell office:value-type="float" office:value="3254" table:style-name="ce5">
            <text:p>3,254<text:s/></text:p>
          </table:table-cell>
          <table:table-cell office:value-type="float" office:value="16567" table:style-name="ce5">
            <text:p>16,567<text:s/></text:p>
          </table:table-cell>
          <table:table-cell office:value-type="float" office:value="2275" table:style-name="ce5">
            <text:p>2,275<text:s/></text:p>
          </table:table-cell>
          <table:table-cell office:value-type="float" office:value="5151" table:style-name="ce5">
            <text:p>5,151<text:s/></text:p>
          </table:table-cell>
          <table:table-cell office:value-type="float" office:value="6809" table:style-name="ce5">
            <text:p>6,809<text:s/></text:p>
          </table:table-cell>
          <table:table-cell office:value-type="float" office:value="11680" table:style-name="ce5">
            <text:p>11,680<text:s/></text:p>
          </table:table-cell>
          <table:table-cell office:value-type="float" office:value="11815" table:style-name="ce5">
            <text:p>11,815<text:s/></text:p>
          </table:table-cell>
          <table:table-cell office:value-type="float" office:value="20642" table:style-name="ce5">
            <text:p>20,642<text:s/></text:p>
          </table:table-cell>
          <table:table-cell office:value-type="float" office:value="18704" table:style-name="ce5">
            <text:p>18,704<text:s/></text:p>
          </table:table-cell>
          <table:table-cell office:value-type="float" office:value="6139" table:style-name="ce5">
            <text:p>6,139<text:s/></text:p>
          </table:table-cell>
          <table:table-cell office:value-type="float" office:value="9826" table:style-name="ce5">
            <text:p>9,826<text:s/></text:p>
          </table:table-cell>
          <table:table-cell office:value-type="float" office:value="3372" table:style-name="ce5">
            <text:p>3,372<text:s/></text:p>
          </table:table-cell>
          <table:table-cell office:value-type="float" office:value="9652" table:style-name="ce5">
            <text:p>9,652<text:s/></text:p>
          </table:table-cell>
          <table:table-cell office:value-type="float" office:value="9351" table:style-name="ce5">
            <text:p>9,351<text:s/></text:p>
          </table:table-cell>
          <table:table-cell office:value-type="float" office:value="5933" table:style-name="ce5">
            <text:p>5,933<text:s/></text:p>
          </table:table-cell>
          <table:table-cell office:value-type="float" office:value="31029" table:style-name="ce5">
            <text:p>31,029<text:s/></text:p>
          </table:table-cell>
          <table:table-cell office:value-type="float" office:value="3315" table:style-name="ce5">
            <text:p>3,315<text:s/></text:p>
          </table:table-cell>
          <table:table-cell office:value-type="float" office:value="11370" table:style-name="ce5">
            <text:p>11,370<text:s/></text:p>
          </table:table-cell>
          <table:table-cell office:value-type="float" office:value="13517" table:style-name="ce5">
            <text:p>13,517<text:s/></text:p>
          </table:table-cell>
          <table:table-cell office:value-type="float" office:value="18065" table:style-name="ce5">
            <text:p>18,065<text:s/></text:p>
          </table:table-cell>
          <table:table-cell office:value-type="float" office:value="23176" table:style-name="ce5">
            <text:p>23,176<text:s/></text:p>
          </table:table-cell>
          <table:table-cell office:value-type="float" office:value="18967" table:style-name="ce5">
            <text:p>18,967<text:s/></text:p>
          </table:table-cell>
          <table:table-cell office:value-type="float" office:value="10660" table:style-name="ce5">
            <text:p>10,660<text:s/></text:p>
          </table:table-cell>
          <table:table-cell office:value-type="float" office:value="29395" table:style-name="ce5">
            <text:p>29,395<text:s/></text:p>
          </table:table-cell>
          <table:table-cell office:value-type="float" office:value="19465" table:style-name="ce5">
            <text:p>19,465<text:s/></text:p>
          </table:table-cell>
          <table:table-cell office:value-type="float" office:value="37049" table:style-name="ce5">
            <text:p>37,049<text:s/></text:p>
          </table:table-cell>
          <table:table-cell office:value-type="float" office:value="31075" table:style-name="ce5">
            <text:p>31,075<text:s/></text:p>
          </table:table-cell>
          <table:table-cell office:value-type="float" office:value="12773" table:style-name="ce5">
            <text:p>12,773<text:s/></text:p>
          </table:table-cell>
          <table:table-cell office:value-type="float" office:value="40856" table:style-name="ce5">
            <text:p>40,856<text:s/></text:p>
          </table:table-cell>
          <table:table-cell office:value-type="float" office:value="30066" table:style-name="ce5">
            <text:p>30,066<text:s/></text:p>
          </table:table-cell>
          <table:table-cell office:value-type="float" office:value="27988" table:style-name="ce5">
            <text:p>27,988<text:s/></text:p>
          </table:table-cell>
          <table:table-cell office:value-type="float" office:value="23199" table:style-name="ce5">
            <text:p>23,199<text:s/></text:p>
          </table:table-cell>
          <table:table-cell office:value-type="float" office:value="28832" table:style-name="ce5">
            <text:p>28,832<text:s/></text:p>
          </table:table-cell>
          <table:table-cell office:value-type="float" office:value="142066" table:style-name="ce5">
            <text:p>142,066<text:s/></text:p>
          </table:table-cell>
          <table:table-cell office:value-type="float" office:value="43245" table:style-name="ce5">
            <text:p>43,245<text:s/></text:p>
          </table:table-cell>
          <table:table-cell office:value-type="float" office:value="25504" table:style-name="ce5">
            <text:p>25,504<text:s/></text:p>
          </table:table-cell>
          <table:table-cell office:value-type="float" office:value="26007" table:style-name="ce5">
            <text:p>26,007<text:s/></text:p>
          </table:table-cell>
          <table:table-cell office:value-type="float" office:value="29215" table:style-name="ce5">
            <text:p>29,215<text:s/></text:p>
          </table:table-cell>
          <table:table-cell office:value-type="float" office:value="33833" table:style-name="ce5">
            <text:p>33,833<text:s/></text:p>
          </table:table-cell>
          <table:table-cell office:value-type="float" office:value="35391" table:style-name="ce5">
            <text:p>35,391<text:s/></text:p>
          </table:table-cell>
          <table:table-cell office:value-type="float" office:value="27025" table:style-name="ce5">
            <text:p>27,025<text:s/></text:p>
          </table:table-cell>
          <table:table-cell office:value-type="float" office:value="13834" table:style-name="ce5">
            <text:p>13,834<text:s/></text:p>
          </table:table-cell>
          <table:table-cell office:value-type="float" office:value="35824" table:style-name="ce5">
            <text:p>35,824<text:s/></text:p>
          </table:table-cell>
          <table:table-cell office:value-type="float" office:value="7285" table:style-name="ce5">
            <text:p>7,285<text:s/></text:p>
          </table:table-cell>
          <table:table-cell office:value-type="float" office:value="8688" table:style-name="ce5">
            <text:p>8,688<text:s/></text:p>
          </table:table-cell>
          <table:table-cell office:value-type="float" office:value="21511" table:style-name="ce5">
            <text:p>21,511<text:s/></text:p>
          </table:table-cell>
          <table:table-cell office:value-type="float" office:value="6978" table:style-name="ce5">
            <text:p>6,978<text:s/></text:p>
          </table:table-cell>
          <table:table-cell office:value-type="float" office:value="3951" table:style-name="ce5">
            <text:p>3,951<text:s/></text:p>
          </table:table-cell>
          <table:table-cell office:value-type="float" office:value="3948" table:style-name="ce5">
            <text:p>3,948<text:s/></text:p>
          </table:table-cell>
          <table:table-cell office:value-type="float" office:value="14775" table:style-name="ce5">
            <text:p>14,775<text:s/></text:p>
          </table:table-cell>
          <table:table-cell office:value-type="float" office:value="10646" table:style-name="ce5">
            <text:p>10,646<text:s/></text:p>
          </table:table-cell>
          <table:table-cell office:value-type="float" office:value="11622" table:style-name="ce5">
            <text:p>11,622<text:s/></text:p>
          </table:table-cell>
          <table:table-cell office:value-type="float" office:value="35036" table:style-name="ce5">
            <text:p>35,036<text:s/></text:p>
          </table:table-cell>
          <table:table-cell office:value-type="float" office:value="8972" table:style-name="ce5">
            <text:p>8,972<text:s/></text:p>
          </table:table-cell>
          <table:table-cell office:value-type="float" office:value="14632" table:style-name="ce5">
            <text:p>14,632<text:s/></text:p>
          </table:table-cell>
          <table:table-cell office:value-type="float" office:value="7891" table:style-name="ce5">
            <text:p>7,891<text:s/></text:p>
          </table:table-cell>
          <table:table-cell office:value-type="float" office:value="24095" table:style-name="ce5">
            <text:p>24,095<text:s/></text:p>
          </table:table-cell>
          <table:table-cell office:value-type="float" office:value="26361" table:style-name="ce5">
            <text:p>26,361<text:s/></text:p>
          </table:table-cell>
          <table:table-cell office:value-type="float" office:value="29823" table:style-name="ce5">
            <text:p>29,823<text:s/></text:p>
          </table:table-cell>
          <table:table-cell office:value-type="float" office:value="48833" table:style-name="ce5">
            <text:p>48,833<text:s/></text:p>
          </table:table-cell>
          <table:table-cell office:value-type="float" office:value="45043" table:style-name="ce5">
            <text:p>45,043<text:s/></text:p>
          </table:table-cell>
          <table:table-cell office:value-type="float" office:value="28280" table:style-name="ce5">
            <text:p>28,280<text:s/></text:p>
          </table:table-cell>
          <table:table-cell office:value-type="float" office:value="31706" table:style-name="ce5">
            <text:p>31,706<text:s/></text:p>
          </table:table-cell>
          <table:table-cell office:value-type="float" office:value="73334" table:style-name="ce5">
            <text:p>73,334<text:s/></text:p>
          </table:table-cell>
          <table:table-cell office:value-type="float" office:value="26873" table:style-name="ce5">
            <text:p>26,873<text:s/></text:p>
          </table:table-cell>
          <table:table-cell office:value-type="float" office:value="34849" table:style-name="ce5">
            <text:p>34,849<text:s/></text:p>
          </table:table-cell>
          <table:table-cell office:value-type="float" office:value="37629" table:style-name="ce5">
            <text:p>37,629<text:s/></text:p>
          </table:table-cell>
          <table:table-cell office:value-type="float" office:value="25147" table:style-name="ce5">
            <text:p>25,147<text:s/></text:p>
          </table:table-cell>
          <table:table-cell office:value-type="float" office:value="65385" table:style-name="ce5">
            <text:p>65,385<text:s/></text:p>
          </table:table-cell>
          <table:table-cell office:value-type="float" office:value="22493" table:style-name="ce5">
            <text:p>22,493<text:s/></text:p>
          </table:table-cell>
          <table:table-cell office:value-type="float" office:value="17678" table:style-name="ce5">
            <text:p>17,678<text:s/></text:p>
          </table:table-cell>
          <table:table-cell office:value-type="float" office:value="16344" table:style-name="ce5">
            <text:p>16,344<text:s/></text:p>
          </table:table-cell>
          <table:table-cell office:value-type="float" office:value="19610" table:style-name="ce5">
            <text:p>19,610<text:s/></text:p>
          </table:table-cell>
          <table:table-cell office:value-type="float" office:value="13763" table:style-name="ce5">
            <text:p>13,763<text:s/></text:p>
          </table:table-cell>
          <table:table-cell office:value-type="float" office:value="37806" table:style-name="ce5">
            <text:p>37,806<text:s/></text:p>
          </table:table-cell>
          <table:table-cell office:value-type="float" office:value="20896" table:style-name="ce5">
            <text:p>20,896<text:s/></text:p>
          </table:table-cell>
          <table:table-cell office:value-type="float" office:value="7956" table:style-name="ce5">
            <text:p>7,956<text:s/></text:p>
          </table:table-cell>
          <table:table-cell office:value-type="float" office:value="14474" table:style-name="ce5">
            <text:p>14,474<text:s/></text:p>
          </table:table-cell>
          <table:table-cell office:value-type="float" office:value="45679" table:style-name="ce5">
            <text:p>45,679<text:s/></text:p>
          </table:table-cell>
          <table:table-cell office:value-type="float" office:value="26596" table:style-name="ce5">
            <text:p>26,596<text:s/></text:p>
          </table:table-cell>
          <table:table-cell office:value-type="float" office:value="26964" table:style-name="ce5">
            <text:p>26,964<text:s/></text:p>
          </table:table-cell>
          <table:table-cell office:value-type="float" office:value="26271" table:style-name="ce5">
            <text:p>26,271<text:s/></text:p>
          </table:table-cell>
          <table:table-cell office:value-type="float" office:value="15681" table:style-name="ce5">
            <text:p>15,681<text:s/></text:p>
          </table:table-cell>
          <table:table-cell office:value-type="float" office:value="12581" table:style-name="ce5">
            <text:p>12,581<text:s/></text:p>
          </table:table-cell>
          <table:table-cell office:value-type="float" office:value="5877" table:style-name="ce5">
            <text:p>5,877<text:s/></text:p>
          </table:table-cell>
          <table:table-cell office:value-type="float" office:value="5354" table:style-name="ce5">
            <text:p>5,354<text:s/></text:p>
          </table:table-cell>
          <table:table-cell office:value-type="float" office:value="6873" table:style-name="ce5">
            <text:p>6,873<text:s/></text:p>
          </table:table-cell>
          <table:table-cell office:value-type="float" office:value="11275" table:style-name="ce5">
            <text:p>11,275<text:s/></text:p>
          </table:table-cell>
          <table:table-cell office:value-type="float" office:value="10111" table:style-name="ce5">
            <text:p>10,111<text:s/></text:p>
          </table:table-cell>
          <table:table-cell office:value-type="float" office:value="13008" table:style-name="ce5">
            <text:p>13,008<text:s/></text:p>
          </table:table-cell>
          <table:table-cell office:value-type="float" office:value="18894" table:style-name="ce5">
            <text:p>18,894<text:s/></text:p>
          </table:table-cell>
          <table:table-cell office:value-type="float" office:value="32542" table:style-name="ce5">
            <text:p>32,542<text:s/></text:p>
          </table:table-cell>
          <table:table-cell office:value-type="float" office:value="29177" table:style-name="ce5">
            <text:p>29,177<text:s/></text:p>
          </table:table-cell>
          <table:table-cell office:value-type="float" office:value="14802" table:style-name="ce5">
            <text:p>14,802<text:s/></text:p>
          </table:table-cell>
          <table:table-cell office:value-type="float" office:value="13568" table:style-name="ce5">
            <text:p>13,568<text:s/></text:p>
          </table:table-cell>
          <table:table-cell office:value-type="float" office:value="13820" table:style-name="ce5">
            <text:p>13,820<text:s/></text:p>
          </table:table-cell>
          <table:table-cell office:value-type="float" office:value="13337" table:style-name="ce5">
            <text:p>13,337<text:s/></text:p>
          </table:table-cell>
          <table:table-cell office:value-type="float" office:value="12886" table:style-name="ce5">
            <text:p>12,886<text:s/></text:p>
          </table:table-cell>
          <table:table-cell office:value-type="float" office:value="11433" table:style-name="ce5">
            <text:p>11,433<text:s/></text:p>
          </table:table-cell>
          <table:table-cell office:value-type="float" office:value="9741" table:style-name="ce5">
            <text:p>9,741<text:s/></text:p>
          </table:table-cell>
          <table:table-cell table:number-columns-repeated="16275"/>
        </table:table-row>
        <table:table-row table:style-name="ro2">
          <table:table-cell office:value-type="date" office:date-value="2019-12-05T00:00:00" table:style-name="ce4">
            <text:p>2019/12/5</text:p>
          </table:table-cell>
          <table:table-cell office:value-type="float" office:value="5623" table:style-name="ce5">
            <text:p>5,623<text:s/></text:p>
          </table:table-cell>
          <table:table-cell office:value-type="float" office:value="16849" table:style-name="ce5">
            <text:p>16,849<text:s/></text:p>
          </table:table-cell>
          <table:table-cell office:value-type="float" office:value="49356" table:style-name="ce5">
            <text:p>49,356<text:s/></text:p>
          </table:table-cell>
          <table:table-cell office:value-type="float" office:value="48045" table:style-name="ce5">
            <text:p>48,045<text:s/></text:p>
          </table:table-cell>
          <table:table-cell office:value-type="float" office:value="29986" table:style-name="ce5">
            <text:p>29,986<text:s/></text:p>
          </table:table-cell>
          <table:table-cell office:value-type="float" office:value="17824" table:style-name="ce5">
            <text:p>17,824<text:s/></text:p>
          </table:table-cell>
          <table:table-cell office:value-type="float" office:value="13218" table:style-name="ce5">
            <text:p>13,218<text:s/></text:p>
          </table:table-cell>
          <table:table-cell office:value-type="float" office:value="4531" table:style-name="ce5">
            <text:p>4,531<text:s/></text:p>
          </table:table-cell>
          <table:table-cell office:value-type="float" office:value="3266" table:style-name="ce5">
            <text:p>3,266<text:s/></text:p>
          </table:table-cell>
          <table:table-cell office:value-type="float" office:value="16633" table:style-name="ce5">
            <text:p>16,633<text:s/></text:p>
          </table:table-cell>
          <table:table-cell office:value-type="float" office:value="2178" table:style-name="ce5">
            <text:p>2,178<text:s/></text:p>
          </table:table-cell>
          <table:table-cell office:value-type="float" office:value="5192" table:style-name="ce5">
            <text:p>5,192<text:s/></text:p>
          </table:table-cell>
          <table:table-cell office:value-type="float" office:value="5561" table:style-name="ce5">
            <text:p>5,561<text:s/></text:p>
          </table:table-cell>
          <table:table-cell office:value-type="float" office:value="11320" table:style-name="ce5">
            <text:p>11,320<text:s/></text:p>
          </table:table-cell>
          <table:table-cell office:value-type="float" office:value="11887" table:style-name="ce5">
            <text:p>11,887<text:s/></text:p>
          </table:table-cell>
          <table:table-cell office:value-type="float" office:value="21277" table:style-name="ce5">
            <text:p>21,277<text:s/></text:p>
          </table:table-cell>
          <table:table-cell office:value-type="float" office:value="19500" table:style-name="ce5">
            <text:p>19,500<text:s/></text:p>
          </table:table-cell>
          <table:table-cell office:value-type="float" office:value="6286" table:style-name="ce5">
            <text:p>6,286<text:s/></text:p>
          </table:table-cell>
          <table:table-cell office:value-type="float" office:value="10106" table:style-name="ce5">
            <text:p>10,106<text:s/></text:p>
          </table:table-cell>
          <table:table-cell office:value-type="float" office:value="3166" table:style-name="ce5">
            <text:p>3,166<text:s/></text:p>
          </table:table-cell>
          <table:table-cell office:value-type="float" office:value="9744" table:style-name="ce5">
            <text:p>9,744<text:s/></text:p>
          </table:table-cell>
          <table:table-cell office:value-type="float" office:value="9357" table:style-name="ce5">
            <text:p>9,357<text:s/></text:p>
          </table:table-cell>
          <table:table-cell office:value-type="float" office:value="6410" table:style-name="ce5">
            <text:p>6,410<text:s/></text:p>
          </table:table-cell>
          <table:table-cell office:value-type="float" office:value="35730" table:style-name="ce5">
            <text:p>35,730<text:s/></text:p>
          </table:table-cell>
          <table:table-cell office:value-type="float" office:value="3652" table:style-name="ce5">
            <text:p>3,652<text:s/></text:p>
          </table:table-cell>
          <table:table-cell office:value-type="float" office:value="11154" table:style-name="ce5">
            <text:p>11,154<text:s/></text:p>
          </table:table-cell>
          <table:table-cell office:value-type="float" office:value="13424" table:style-name="ce5">
            <text:p>13,424<text:s/></text:p>
          </table:table-cell>
          <table:table-cell office:value-type="float" office:value="18425" table:style-name="ce5">
            <text:p>18,425<text:s/></text:p>
          </table:table-cell>
          <table:table-cell office:value-type="float" office:value="23959" table:style-name="ce5">
            <text:p>23,959<text:s/></text:p>
          </table:table-cell>
          <table:table-cell office:value-type="float" office:value="18788" table:style-name="ce5">
            <text:p>18,788<text:s/></text:p>
          </table:table-cell>
          <table:table-cell office:value-type="float" office:value="10747" table:style-name="ce5">
            <text:p>10,747<text:s/></text:p>
          </table:table-cell>
          <table:table-cell office:value-type="float" office:value="30582" table:style-name="ce5">
            <text:p>30,582<text:s/></text:p>
          </table:table-cell>
          <table:table-cell office:value-type="float" office:value="19600" table:style-name="ce5">
            <text:p>19,600<text:s/></text:p>
          </table:table-cell>
          <table:table-cell office:value-type="float" office:value="38368" table:style-name="ce5">
            <text:p>38,368<text:s/></text:p>
          </table:table-cell>
          <table:table-cell office:value-type="float" office:value="31839" table:style-name="ce5">
            <text:p>31,839<text:s/></text:p>
          </table:table-cell>
          <table:table-cell office:value-type="float" office:value="12683" table:style-name="ce5">
            <text:p>12,683<text:s/></text:p>
          </table:table-cell>
          <table:table-cell office:value-type="float" office:value="41928" table:style-name="ce5">
            <text:p>41,928<text:s/></text:p>
          </table:table-cell>
          <table:table-cell office:value-type="float" office:value="30546" table:style-name="ce5">
            <text:p>30,546<text:s/></text:p>
          </table:table-cell>
          <table:table-cell office:value-type="float" office:value="28790" table:style-name="ce5">
            <text:p>28,790<text:s/></text:p>
          </table:table-cell>
          <table:table-cell office:value-type="float" office:value="23704" table:style-name="ce5">
            <text:p>23,704<text:s/></text:p>
          </table:table-cell>
          <table:table-cell office:value-type="float" office:value="27721" table:style-name="ce5">
            <text:p>27,721<text:s/></text:p>
          </table:table-cell>
          <table:table-cell office:value-type="float" office:value="150742" table:style-name="ce5">
            <text:p>150,742<text:s/></text:p>
          </table:table-cell>
          <table:table-cell office:value-type="float" office:value="45260" table:style-name="ce5">
            <text:p>45,260<text:s/></text:p>
          </table:table-cell>
          <table:table-cell office:value-type="float" office:value="25214" table:style-name="ce5">
            <text:p>25,214<text:s/></text:p>
          </table:table-cell>
          <table:table-cell office:value-type="float" office:value="26013" table:style-name="ce5">
            <text:p>26,013<text:s/></text:p>
          </table:table-cell>
          <table:table-cell office:value-type="float" office:value="28049" table:style-name="ce5">
            <text:p>28,049<text:s/></text:p>
          </table:table-cell>
          <table:table-cell office:value-type="float" office:value="31286" table:style-name="ce5">
            <text:p>31,286<text:s/></text:p>
          </table:table-cell>
          <table:table-cell office:value-type="float" office:value="31184" table:style-name="ce5">
            <text:p>31,184<text:s/></text:p>
          </table:table-cell>
          <table:table-cell office:value-type="float" office:value="25878" table:style-name="ce5">
            <text:p>25,878<text:s/></text:p>
          </table:table-cell>
          <table:table-cell office:value-type="float" office:value="13781" table:style-name="ce5">
            <text:p>13,781<text:s/></text:p>
          </table:table-cell>
          <table:table-cell office:value-type="float" office:value="34553" table:style-name="ce5">
            <text:p>34,553<text:s/></text:p>
          </table:table-cell>
          <table:table-cell office:value-type="float" office:value="7360" table:style-name="ce5">
            <text:p>7,360<text:s/></text:p>
          </table:table-cell>
          <table:table-cell office:value-type="float" office:value="8707" table:style-name="ce5">
            <text:p>8,707<text:s/></text:p>
          </table:table-cell>
          <table:table-cell office:value-type="float" office:value="20240" table:style-name="ce5">
            <text:p>20,240<text:s/></text:p>
          </table:table-cell>
          <table:table-cell office:value-type="float" office:value="6509" table:style-name="ce5">
            <text:p>6,509<text:s/></text:p>
          </table:table-cell>
          <table:table-cell office:value-type="float" office:value="3696" table:style-name="ce5">
            <text:p>3,696<text:s/></text:p>
          </table:table-cell>
          <table:table-cell office:value-type="float" office:value="3844" table:style-name="ce5">
            <text:p>3,844<text:s/></text:p>
          </table:table-cell>
          <table:table-cell office:value-type="float" office:value="14502" table:style-name="ce5">
            <text:p>14,502<text:s/></text:p>
          </table:table-cell>
          <table:table-cell office:value-type="float" office:value="10159" table:style-name="ce5">
            <text:p>10,159<text:s/></text:p>
          </table:table-cell>
          <table:table-cell office:value-type="float" office:value="11321" table:style-name="ce5">
            <text:p>11,321<text:s/></text:p>
          </table:table-cell>
          <table:table-cell office:value-type="float" office:value="31626" table:style-name="ce5">
            <text:p>31,626<text:s/></text:p>
          </table:table-cell>
          <table:table-cell office:value-type="float" office:value="8996" table:style-name="ce5">
            <text:p>8,996<text:s/></text:p>
          </table:table-cell>
          <table:table-cell office:value-type="float" office:value="14202" table:style-name="ce5">
            <text:p>14,202<text:s/></text:p>
          </table:table-cell>
          <table:table-cell office:value-type="float" office:value="7904" table:style-name="ce5">
            <text:p>7,904<text:s/></text:p>
          </table:table-cell>
          <table:table-cell office:value-type="float" office:value="23830" table:style-name="ce5">
            <text:p>23,830<text:s/></text:p>
          </table:table-cell>
          <table:table-cell office:value-type="float" office:value="26298" table:style-name="ce5">
            <text:p>26,298<text:s/></text:p>
          </table:table-cell>
          <table:table-cell office:value-type="float" office:value="30041" table:style-name="ce5">
            <text:p>30,041<text:s/></text:p>
          </table:table-cell>
          <table:table-cell office:value-type="float" office:value="48705" table:style-name="ce5">
            <text:p>48,705<text:s/></text:p>
          </table:table-cell>
          <table:table-cell office:value-type="float" office:value="45447" table:style-name="ce5">
            <text:p>45,447<text:s/></text:p>
          </table:table-cell>
          <table:table-cell office:value-type="float" office:value="28566" table:style-name="ce5">
            <text:p>28,566<text:s/></text:p>
          </table:table-cell>
          <table:table-cell office:value-type="float" office:value="30310" table:style-name="ce5">
            <text:p>30,310<text:s/></text:p>
          </table:table-cell>
          <table:table-cell office:value-type="float" office:value="72048" table:style-name="ce5">
            <text:p>72,048<text:s/></text:p>
          </table:table-cell>
          <table:table-cell office:value-type="float" office:value="27707" table:style-name="ce5">
            <text:p>27,707<text:s/></text:p>
          </table:table-cell>
          <table:table-cell office:value-type="float" office:value="34691" table:style-name="ce5">
            <text:p>34,691<text:s/></text:p>
          </table:table-cell>
          <table:table-cell office:value-type="float" office:value="38352" table:style-name="ce5">
            <text:p>38,352<text:s/></text:p>
          </table:table-cell>
          <table:table-cell office:value-type="float" office:value="25501" table:style-name="ce5">
            <text:p>25,501<text:s/></text:p>
          </table:table-cell>
          <table:table-cell office:value-type="float" office:value="67672" table:style-name="ce5">
            <text:p>67,672<text:s/></text:p>
          </table:table-cell>
          <table:table-cell office:value-type="float" office:value="23157" table:style-name="ce5">
            <text:p>23,157<text:s/></text:p>
          </table:table-cell>
          <table:table-cell office:value-type="float" office:value="17808" table:style-name="ce5">
            <text:p>17,808<text:s/></text:p>
          </table:table-cell>
          <table:table-cell office:value-type="float" office:value="17084" table:style-name="ce5">
            <text:p>17,084<text:s/></text:p>
          </table:table-cell>
          <table:table-cell office:value-type="float" office:value="21566" table:style-name="ce5">
            <text:p>21,566<text:s/></text:p>
          </table:table-cell>
          <table:table-cell office:value-type="float" office:value="13192" table:style-name="ce5">
            <text:p>13,192<text:s/></text:p>
          </table:table-cell>
          <table:table-cell office:value-type="float" office:value="38654" table:style-name="ce5">
            <text:p>38,654<text:s/></text:p>
          </table:table-cell>
          <table:table-cell office:value-type="float" office:value="21489" table:style-name="ce5">
            <text:p>21,489<text:s/></text:p>
          </table:table-cell>
          <table:table-cell office:value-type="float" office:value="7789" table:style-name="ce5">
            <text:p>7,789<text:s/></text:p>
          </table:table-cell>
          <table:table-cell office:value-type="float" office:value="14134" table:style-name="ce5">
            <text:p>14,134<text:s/></text:p>
          </table:table-cell>
          <table:table-cell office:value-type="float" office:value="47406" table:style-name="ce5">
            <text:p>47,406<text:s/></text:p>
          </table:table-cell>
          <table:table-cell office:value-type="float" office:value="27624" table:style-name="ce5">
            <text:p>27,624<text:s/></text:p>
          </table:table-cell>
          <table:table-cell office:value-type="float" office:value="28020" table:style-name="ce5">
            <text:p>28,020<text:s/></text:p>
          </table:table-cell>
          <table:table-cell office:value-type="float" office:value="25447" table:style-name="ce5">
            <text:p>25,447<text:s/></text:p>
          </table:table-cell>
          <table:table-cell office:value-type="float" office:value="15952" table:style-name="ce5">
            <text:p>15,952<text:s/></text:p>
          </table:table-cell>
          <table:table-cell office:value-type="float" office:value="12341" table:style-name="ce5">
            <text:p>12,341<text:s/></text:p>
          </table:table-cell>
          <table:table-cell office:value-type="float" office:value="5868" table:style-name="ce5">
            <text:p>5,868<text:s/></text:p>
          </table:table-cell>
          <table:table-cell office:value-type="float" office:value="5454" table:style-name="ce5">
            <text:p>5,454<text:s/></text:p>
          </table:table-cell>
          <table:table-cell office:value-type="float" office:value="7011" table:style-name="ce5">
            <text:p>7,011<text:s/></text:p>
          </table:table-cell>
          <table:table-cell office:value-type="float" office:value="12031" table:style-name="ce5">
            <text:p>12,031<text:s/></text:p>
          </table:table-cell>
          <table:table-cell office:value-type="float" office:value="10770" table:style-name="ce5">
            <text:p>10,770<text:s/></text:p>
          </table:table-cell>
          <table:table-cell office:value-type="float" office:value="13032" table:style-name="ce5">
            <text:p>13,032<text:s/></text:p>
          </table:table-cell>
          <table:table-cell office:value-type="float" office:value="19886" table:style-name="ce5">
            <text:p>19,886<text:s/></text:p>
          </table:table-cell>
          <table:table-cell office:value-type="float" office:value="33244" table:style-name="ce5">
            <text:p>33,244<text:s/></text:p>
          </table:table-cell>
          <table:table-cell office:value-type="float" office:value="29054" table:style-name="ce5">
            <text:p>29,054<text:s/></text:p>
          </table:table-cell>
          <table:table-cell office:value-type="float" office:value="15063" table:style-name="ce5">
            <text:p>15,063<text:s/></text:p>
          </table:table-cell>
          <table:table-cell office:value-type="float" office:value="13576" table:style-name="ce5">
            <text:p>13,576<text:s/></text:p>
          </table:table-cell>
          <table:table-cell office:value-type="float" office:value="14576" table:style-name="ce5">
            <text:p>14,576<text:s/></text:p>
          </table:table-cell>
          <table:table-cell office:value-type="float" office:value="13931" table:style-name="ce5">
            <text:p>13,931<text:s/></text:p>
          </table:table-cell>
          <table:table-cell office:value-type="float" office:value="13343" table:style-name="ce5">
            <text:p>13,343<text:s/></text:p>
          </table:table-cell>
          <table:table-cell office:value-type="float" office:value="10918" table:style-name="ce5">
            <text:p>10,918<text:s/></text:p>
          </table:table-cell>
          <table:table-cell office:value-type="float" office:value="9946" table:style-name="ce5">
            <text:p>9,946<text:s/></text:p>
          </table:table-cell>
          <table:table-cell table:number-columns-repeated="16275"/>
        </table:table-row>
        <table:table-row table:style-name="ro2">
          <table:table-cell office:value-type="date" office:date-value="2019-12-06T00:00:00" table:style-name="ce4">
            <text:p>2019/12/6</text:p>
          </table:table-cell>
          <table:table-cell office:value-type="float" office:value="6236" table:style-name="ce5">
            <text:p>6,236<text:s/></text:p>
          </table:table-cell>
          <table:table-cell office:value-type="float" office:value="17939" table:style-name="ce5">
            <text:p>17,939<text:s/></text:p>
          </table:table-cell>
          <table:table-cell office:value-type="float" office:value="52848" table:style-name="ce5">
            <text:p>52,848<text:s/></text:p>
          </table:table-cell>
          <table:table-cell office:value-type="float" office:value="55444" table:style-name="ce5">
            <text:p>55,444<text:s/></text:p>
          </table:table-cell>
          <table:table-cell office:value-type="float" office:value="32097" table:style-name="ce5">
            <text:p>32,097<text:s/></text:p>
          </table:table-cell>
          <table:table-cell office:value-type="float" office:value="18668" table:style-name="ce5">
            <text:p>18,668<text:s/></text:p>
          </table:table-cell>
          <table:table-cell office:value-type="float" office:value="13932" table:style-name="ce5">
            <text:p>13,932<text:s/></text:p>
          </table:table-cell>
          <table:table-cell office:value-type="float" office:value="4588" table:style-name="ce5">
            <text:p>4,588<text:s/></text:p>
          </table:table-cell>
          <table:table-cell office:value-type="float" office:value="3198" table:style-name="ce5">
            <text:p>3,198<text:s/></text:p>
          </table:table-cell>
          <table:table-cell office:value-type="float" office:value="16756" table:style-name="ce5">
            <text:p>16,756<text:s/></text:p>
          </table:table-cell>
          <table:table-cell office:value-type="float" office:value="2200" table:style-name="ce5">
            <text:p>2,200<text:s/></text:p>
          </table:table-cell>
          <table:table-cell office:value-type="float" office:value="5248" table:style-name="ce5">
            <text:p>5,248<text:s/></text:p>
          </table:table-cell>
          <table:table-cell office:value-type="float" office:value="5658" table:style-name="ce5">
            <text:p>5,658<text:s/></text:p>
          </table:table-cell>
          <table:table-cell office:value-type="float" office:value="11467" table:style-name="ce5">
            <text:p>11,467<text:s/></text:p>
          </table:table-cell>
          <table:table-cell office:value-type="float" office:value="13437" table:style-name="ce5">
            <text:p>13,437<text:s/></text:p>
          </table:table-cell>
          <table:table-cell office:value-type="float" office:value="21424" table:style-name="ce5">
            <text:p>21,424<text:s/></text:p>
          </table:table-cell>
          <table:table-cell office:value-type="float" office:value="19628" table:style-name="ce5">
            <text:p>19,628<text:s/></text:p>
          </table:table-cell>
          <table:table-cell office:value-type="float" office:value="6619" table:style-name="ce5">
            <text:p>6,619<text:s/></text:p>
          </table:table-cell>
          <table:table-cell office:value-type="float" office:value="10663" table:style-name="ce5">
            <text:p>10,663<text:s/></text:p>
          </table:table-cell>
          <table:table-cell office:value-type="float" office:value="3288" table:style-name="ce5">
            <text:p>3,288<text:s/></text:p>
          </table:table-cell>
          <table:table-cell office:value-type="float" office:value="10112" table:style-name="ce5">
            <text:p>10,112<text:s/></text:p>
          </table:table-cell>
          <table:table-cell office:value-type="float" office:value="9975" table:style-name="ce5">
            <text:p>9,975<text:s/></text:p>
          </table:table-cell>
          <table:table-cell office:value-type="float" office:value="6772" table:style-name="ce5">
            <text:p>6,772<text:s/></text:p>
          </table:table-cell>
          <table:table-cell office:value-type="float" office:value="38803" table:style-name="ce5">
            <text:p>38,803<text:s/></text:p>
          </table:table-cell>
          <table:table-cell office:value-type="float" office:value="3864" table:style-name="ce5">
            <text:p>3,864<text:s/></text:p>
          </table:table-cell>
          <table:table-cell office:value-type="float" office:value="11607" table:style-name="ce5">
            <text:p>11,607<text:s/></text:p>
          </table:table-cell>
          <table:table-cell office:value-type="float" office:value="14217" table:style-name="ce5">
            <text:p>14,217<text:s/></text:p>
          </table:table-cell>
          <table:table-cell office:value-type="float" office:value="19697" table:style-name="ce5">
            <text:p>19,697<text:s/></text:p>
          </table:table-cell>
          <table:table-cell office:value-type="float" office:value="25151" table:style-name="ce5">
            <text:p>25,151<text:s/></text:p>
          </table:table-cell>
          <table:table-cell office:value-type="float" office:value="20330" table:style-name="ce5">
            <text:p>20,330<text:s/></text:p>
          </table:table-cell>
          <table:table-cell office:value-type="float" office:value="11718" table:style-name="ce5">
            <text:p>11,718<text:s/></text:p>
          </table:table-cell>
          <table:table-cell office:value-type="float" office:value="33705" table:style-name="ce5">
            <text:p>33,705<text:s/></text:p>
          </table:table-cell>
          <table:table-cell office:value-type="float" office:value="21260" table:style-name="ce5">
            <text:p>21,260<text:s/></text:p>
          </table:table-cell>
          <table:table-cell office:value-type="float" office:value="39477" table:style-name="ce5">
            <text:p>39,477<text:s/></text:p>
          </table:table-cell>
          <table:table-cell office:value-type="float" office:value="33654" table:style-name="ce5">
            <text:p>33,654<text:s/></text:p>
          </table:table-cell>
          <table:table-cell office:value-type="float" office:value="13625" table:style-name="ce5">
            <text:p>13,625<text:s/></text:p>
          </table:table-cell>
          <table:table-cell office:value-type="float" office:value="44224" table:style-name="ce5">
            <text:p>44,224<text:s/></text:p>
          </table:table-cell>
          <table:table-cell office:value-type="float" office:value="32488" table:style-name="ce5">
            <text:p>32,488<text:s/></text:p>
          </table:table-cell>
          <table:table-cell office:value-type="float" office:value="29956" table:style-name="ce5">
            <text:p>29,956<text:s/></text:p>
          </table:table-cell>
          <table:table-cell office:value-type="float" office:value="24596" table:style-name="ce5">
            <text:p>24,596<text:s/></text:p>
          </table:table-cell>
          <table:table-cell office:value-type="float" office:value="28079" table:style-name="ce5">
            <text:p>28,079<text:s/></text:p>
          </table:table-cell>
          <table:table-cell office:value-type="float" office:value="199414" table:style-name="ce5">
            <text:p>199,414<text:s/></text:p>
          </table:table-cell>
          <table:table-cell office:value-type="float" office:value="52547" table:style-name="ce5">
            <text:p>52,547<text:s/></text:p>
          </table:table-cell>
          <table:table-cell office:value-type="float" office:value="27483" table:style-name="ce5">
            <text:p>27,483<text:s/></text:p>
          </table:table-cell>
          <table:table-cell office:value-type="float" office:value="27629" table:style-name="ce5">
            <text:p>27,629<text:s/></text:p>
          </table:table-cell>
          <table:table-cell office:value-type="float" office:value="31810" table:style-name="ce5">
            <text:p>31,810<text:s/></text:p>
          </table:table-cell>
          <table:table-cell office:value-type="float" office:value="34290" table:style-name="ce5">
            <text:p>34,290<text:s/></text:p>
          </table:table-cell>
          <table:table-cell office:value-type="float" office:value="33096" table:style-name="ce5">
            <text:p>33,096<text:s/></text:p>
          </table:table-cell>
          <table:table-cell office:value-type="float" office:value="29617" table:style-name="ce5">
            <text:p>29,617<text:s/></text:p>
          </table:table-cell>
          <table:table-cell office:value-type="float" office:value="13756" table:style-name="ce5">
            <text:p>13,756<text:s/></text:p>
          </table:table-cell>
          <table:table-cell office:value-type="float" office:value="35204" table:style-name="ce5">
            <text:p>35,204<text:s/></text:p>
          </table:table-cell>
          <table:table-cell office:value-type="float" office:value="7510" table:style-name="ce5">
            <text:p>7,510<text:s/></text:p>
          </table:table-cell>
          <table:table-cell office:value-type="float" office:value="9130" table:style-name="ce5">
            <text:p>9,130<text:s/></text:p>
          </table:table-cell>
          <table:table-cell office:value-type="float" office:value="21661" table:style-name="ce5">
            <text:p>21,661<text:s/></text:p>
          </table:table-cell>
          <table:table-cell office:value-type="float" office:value="7670" table:style-name="ce5">
            <text:p>7,670<text:s/></text:p>
          </table:table-cell>
          <table:table-cell office:value-type="float" office:value="4041" table:style-name="ce5">
            <text:p>4,041<text:s/></text:p>
          </table:table-cell>
          <table:table-cell office:value-type="float" office:value="3867" table:style-name="ce5">
            <text:p>3,867<text:s/></text:p>
          </table:table-cell>
          <table:table-cell office:value-type="float" office:value="14295" table:style-name="ce5">
            <text:p>14,295<text:s/></text:p>
          </table:table-cell>
          <table:table-cell office:value-type="float" office:value="10591" table:style-name="ce5">
            <text:p>10,591<text:s/></text:p>
          </table:table-cell>
          <table:table-cell office:value-type="float" office:value="11538" table:style-name="ce5">
            <text:p>11,538<text:s/></text:p>
          </table:table-cell>
          <table:table-cell office:value-type="float" office:value="33185" table:style-name="ce5">
            <text:p>33,185<text:s/></text:p>
          </table:table-cell>
          <table:table-cell office:value-type="float" office:value="9417" table:style-name="ce5">
            <text:p>9,417<text:s/></text:p>
          </table:table-cell>
          <table:table-cell office:value-type="float" office:value="15739" table:style-name="ce5">
            <text:p>15,739<text:s/></text:p>
          </table:table-cell>
          <table:table-cell office:value-type="float" office:value="8273" table:style-name="ce5">
            <text:p>8,273<text:s/></text:p>
          </table:table-cell>
          <table:table-cell office:value-type="float" office:value="25358" table:style-name="ce5">
            <text:p>25,358<text:s/></text:p>
          </table:table-cell>
          <table:table-cell office:value-type="float" office:value="26958" table:style-name="ce5">
            <text:p>26,958<text:s/></text:p>
          </table:table-cell>
          <table:table-cell office:value-type="float" office:value="33609" table:style-name="ce5">
            <text:p>33,609<text:s/></text:p>
          </table:table-cell>
          <table:table-cell office:value-type="float" office:value="59345" table:style-name="ce5">
            <text:p>59,345<text:s/></text:p>
          </table:table-cell>
          <table:table-cell office:value-type="float" office:value="48205" table:style-name="ce5">
            <text:p>48,205<text:s/></text:p>
          </table:table-cell>
          <table:table-cell office:value-type="float" office:value="29994" table:style-name="ce5">
            <text:p>29,994<text:s/></text:p>
          </table:table-cell>
          <table:table-cell office:value-type="float" office:value="32596" table:style-name="ce5">
            <text:p>32,596<text:s/></text:p>
          </table:table-cell>
          <table:table-cell office:value-type="float" office:value="86162" table:style-name="ce5">
            <text:p>86,162<text:s/></text:p>
          </table:table-cell>
          <table:table-cell office:value-type="float" office:value="29648" table:style-name="ce5">
            <text:p>29,648<text:s/></text:p>
          </table:table-cell>
          <table:table-cell office:value-type="float" office:value="40910" table:style-name="ce5">
            <text:p>40,910<text:s/></text:p>
          </table:table-cell>
          <table:table-cell office:value-type="float" office:value="44858" table:style-name="ce5">
            <text:p>44,858<text:s/></text:p>
          </table:table-cell>
          <table:table-cell office:value-type="float" office:value="27632" table:style-name="ce5">
            <text:p>27,632<text:s/></text:p>
          </table:table-cell>
          <table:table-cell office:value-type="float" office:value="78748" table:style-name="ce5">
            <text:p>78,748<text:s/></text:p>
          </table:table-cell>
          <table:table-cell office:value-type="float" office:value="24641" table:style-name="ce5">
            <text:p>24,641<text:s/></text:p>
          </table:table-cell>
          <table:table-cell office:value-type="float" office:value="19373" table:style-name="ce5">
            <text:p>19,373<text:s/></text:p>
          </table:table-cell>
          <table:table-cell office:value-type="float" office:value="17117" table:style-name="ce5">
            <text:p>17,117<text:s/></text:p>
          </table:table-cell>
          <table:table-cell office:value-type="float" office:value="27125" table:style-name="ce5">
            <text:p>27,125<text:s/></text:p>
          </table:table-cell>
          <table:table-cell office:value-type="float" office:value="13710" table:style-name="ce5">
            <text:p>13,710<text:s/></text:p>
          </table:table-cell>
          <table:table-cell office:value-type="float" office:value="46347" table:style-name="ce5">
            <text:p>46,347<text:s/></text:p>
          </table:table-cell>
          <table:table-cell office:value-type="float" office:value="23704" table:style-name="ce5">
            <text:p>23,704<text:s/></text:p>
          </table:table-cell>
          <table:table-cell office:value-type="float" office:value="8681" table:style-name="ce5">
            <text:p>8,681<text:s/></text:p>
          </table:table-cell>
          <table:table-cell office:value-type="float" office:value="16175" table:style-name="ce5">
            <text:p>16,175<text:s/></text:p>
          </table:table-cell>
          <table:table-cell office:value-type="float" office:value="50656" table:style-name="ce5">
            <text:p>50,656<text:s/></text:p>
          </table:table-cell>
          <table:table-cell office:value-type="float" office:value="29044" table:style-name="ce5">
            <text:p>29,044<text:s/></text:p>
          </table:table-cell>
          <table:table-cell office:value-type="float" office:value="30351" table:style-name="ce5">
            <text:p>30,351<text:s/></text:p>
          </table:table-cell>
          <table:table-cell office:value-type="float" office:value="28192" table:style-name="ce5">
            <text:p>28,192<text:s/></text:p>
          </table:table-cell>
          <table:table-cell office:value-type="float" office:value="15836" table:style-name="ce5">
            <text:p>15,836<text:s/></text:p>
          </table:table-cell>
          <table:table-cell office:value-type="float" office:value="13261" table:style-name="ce5">
            <text:p>13,261<text:s/></text:p>
          </table:table-cell>
          <table:table-cell office:value-type="float" office:value="6187" table:style-name="ce5">
            <text:p>6,187<text:s/></text:p>
          </table:table-cell>
          <table:table-cell office:value-type="float" office:value="5934" table:style-name="ce5">
            <text:p>5,934<text:s/></text:p>
          </table:table-cell>
          <table:table-cell office:value-type="float" office:value="7734" table:style-name="ce5">
            <text:p>7,734<text:s/></text:p>
          </table:table-cell>
          <table:table-cell office:value-type="float" office:value="12635" table:style-name="ce5">
            <text:p>12,635<text:s/></text:p>
          </table:table-cell>
          <table:table-cell office:value-type="float" office:value="11785" table:style-name="ce5">
            <text:p>11,785<text:s/></text:p>
          </table:table-cell>
          <table:table-cell office:value-type="float" office:value="14254" table:style-name="ce5">
            <text:p>14,254<text:s/></text:p>
          </table:table-cell>
          <table:table-cell office:value-type="float" office:value="22078" table:style-name="ce5">
            <text:p>22,078<text:s/></text:p>
          </table:table-cell>
          <table:table-cell office:value-type="float" office:value="36502" table:style-name="ce5">
            <text:p>36,502<text:s/></text:p>
          </table:table-cell>
          <table:table-cell office:value-type="float" office:value="32001" table:style-name="ce5">
            <text:p>32,001<text:s/></text:p>
          </table:table-cell>
          <table:table-cell office:value-type="float" office:value="15975" table:style-name="ce5">
            <text:p>15,975<text:s/></text:p>
          </table:table-cell>
          <table:table-cell office:value-type="float" office:value="14140" table:style-name="ce5">
            <text:p>14,140<text:s/></text:p>
          </table:table-cell>
          <table:table-cell office:value-type="float" office:value="15961" table:style-name="ce5">
            <text:p>15,961<text:s/></text:p>
          </table:table-cell>
          <table:table-cell office:value-type="float" office:value="14976" table:style-name="ce5">
            <text:p>14,976<text:s/></text:p>
          </table:table-cell>
          <table:table-cell office:value-type="float" office:value="14325" table:style-name="ce5">
            <text:p>14,325<text:s/></text:p>
          </table:table-cell>
          <table:table-cell office:value-type="float" office:value="11499" table:style-name="ce5">
            <text:p>11,499<text:s/></text:p>
          </table:table-cell>
          <table:table-cell office:value-type="float" office:value="10479" table:style-name="ce5">
            <text:p>10,479<text:s/></text:p>
          </table:table-cell>
          <table:table-cell table:number-columns-repeated="16275"/>
        </table:table-row>
        <table:table-row table:style-name="ro2">
          <table:table-cell office:value-type="date" office:date-value="2019-12-07T00:00:00" table:style-name="ce4">
            <text:p>2019/12/7</text:p>
          </table:table-cell>
          <table:table-cell office:value-type="float" office:value="4945" table:style-name="ce5">
            <text:p>4,945<text:s/></text:p>
          </table:table-cell>
          <table:table-cell office:value-type="float" office:value="11581" table:style-name="ce5">
            <text:p>11,581<text:s/></text:p>
          </table:table-cell>
          <table:table-cell office:value-type="float" office:value="30726" table:style-name="ce5">
            <text:p>30,726<text:s/></text:p>
          </table:table-cell>
          <table:table-cell office:value-type="float" office:value="53793" table:style-name="ce5">
            <text:p>53,793<text:s/></text:p>
          </table:table-cell>
          <table:table-cell office:value-type="float" office:value="19769" table:style-name="ce5">
            <text:p>19,769<text:s/></text:p>
          </table:table-cell>
          <table:table-cell office:value-type="float" office:value="12763" table:style-name="ce5">
            <text:p>12,763<text:s/></text:p>
          </table:table-cell>
          <table:table-cell office:value-type="float" office:value="9159" table:style-name="ce5">
            <text:p>9,159<text:s/></text:p>
          </table:table-cell>
          <table:table-cell office:value-type="float" office:value="3801" table:style-name="ce5">
            <text:p>3,801<text:s/></text:p>
          </table:table-cell>
          <table:table-cell office:value-type="float" office:value="2583" table:style-name="ce5">
            <text:p>2,583<text:s/></text:p>
          </table:table-cell>
          <table:table-cell office:value-type="float" office:value="10193" table:style-name="ce5">
            <text:p>10,193<text:s/></text:p>
          </table:table-cell>
          <table:table-cell office:value-type="float" office:value="1736" table:style-name="ce5">
            <text:p>1,736<text:s/></text:p>
          </table:table-cell>
          <table:table-cell office:value-type="float" office:value="3295" table:style-name="ce5">
            <text:p>3,295<text:s/></text:p>
          </table:table-cell>
          <table:table-cell office:value-type="float" office:value="7328" table:style-name="ce5">
            <text:p>7,328<text:s/></text:p>
          </table:table-cell>
          <table:table-cell office:value-type="float" office:value="8145" table:style-name="ce5">
            <text:p>8,145<text:s/></text:p>
          </table:table-cell>
          <table:table-cell office:value-type="float" office:value="16383" table:style-name="ce5">
            <text:p>16,383<text:s/></text:p>
          </table:table-cell>
          <table:table-cell office:value-type="float" office:value="6233" table:style-name="ce5">
            <text:p>6,233<text:s/></text:p>
          </table:table-cell>
          <table:table-cell office:value-type="float" office:value="8003" table:style-name="ce5">
            <text:p>8,003<text:s/></text:p>
          </table:table-cell>
          <table:table-cell office:value-type="float" office:value="4581" table:style-name="ce5">
            <text:p>4,581<text:s/></text:p>
          </table:table-cell>
          <table:table-cell office:value-type="float" office:value="8844" table:style-name="ce5">
            <text:p>8,844<text:s/></text:p>
          </table:table-cell>
          <table:table-cell office:value-type="float" office:value="2799" table:style-name="ce5">
            <text:p>2,799<text:s/></text:p>
          </table:table-cell>
          <table:table-cell office:value-type="float" office:value="6799" table:style-name="ce5">
            <text:p>6,799<text:s/></text:p>
          </table:table-cell>
          <table:table-cell office:value-type="float" office:value="7546" table:style-name="ce5">
            <text:p>7,546<text:s/></text:p>
          </table:table-cell>
          <table:table-cell office:value-type="float" office:value="2828" table:style-name="ce5">
            <text:p>2,828<text:s/></text:p>
          </table:table-cell>
          <table:table-cell office:value-type="float" office:value="26757" table:style-name="ce5">
            <text:p>26,757<text:s/></text:p>
          </table:table-cell>
          <table:table-cell office:value-type="float" office:value="3996" table:style-name="ce5">
            <text:p>3,996<text:s/></text:p>
          </table:table-cell>
          <table:table-cell office:value-type="float" office:value="11111" table:style-name="ce5">
            <text:p>11,111<text:s/></text:p>
          </table:table-cell>
          <table:table-cell office:value-type="float" office:value="11649" table:style-name="ce5">
            <text:p>11,649<text:s/></text:p>
          </table:table-cell>
          <table:table-cell office:value-type="float" office:value="15792" table:style-name="ce5">
            <text:p>15,792<text:s/></text:p>
          </table:table-cell>
          <table:table-cell office:value-type="float" office:value="19018" table:style-name="ce5">
            <text:p>19,018<text:s/></text:p>
          </table:table-cell>
          <table:table-cell office:value-type="float" office:value="17648" table:style-name="ce5">
            <text:p>17,648<text:s/></text:p>
          </table:table-cell>
          <table:table-cell office:value-type="float" office:value="9646" table:style-name="ce5">
            <text:p>9,646<text:s/></text:p>
          </table:table-cell>
          <table:table-cell office:value-type="float" office:value="35173" table:style-name="ce5">
            <text:p>35,173<text:s/></text:p>
          </table:table-cell>
          <table:table-cell office:value-type="float" office:value="19891" table:style-name="ce5">
            <text:p>19,891<text:s/></text:p>
          </table:table-cell>
          <table:table-cell office:value-type="float" office:value="31503" table:style-name="ce5">
            <text:p>31,503<text:s/></text:p>
          </table:table-cell>
          <table:table-cell office:value-type="float" office:value="29286" table:style-name="ce5">
            <text:p>29,286<text:s/></text:p>
          </table:table-cell>
          <table:table-cell office:value-type="float" office:value="7112" table:style-name="ce5">
            <text:p>7,112<text:s/></text:p>
          </table:table-cell>
          <table:table-cell office:value-type="float" office:value="36865" table:style-name="ce5">
            <text:p>36,865<text:s/></text:p>
          </table:table-cell>
          <table:table-cell office:value-type="float" office:value="25999" table:style-name="ce5">
            <text:p>25,999<text:s/></text:p>
          </table:table-cell>
          <table:table-cell office:value-type="float" office:value="22783" table:style-name="ce5">
            <text:p>22,783<text:s/></text:p>
          </table:table-cell>
          <table:table-cell office:value-type="float" office:value="20868" table:style-name="ce5">
            <text:p>20,868<text:s/></text:p>
          </table:table-cell>
          <table:table-cell office:value-type="float" office:value="15115" table:style-name="ce5">
            <text:p>15,115<text:s/></text:p>
          </table:table-cell>
          <table:table-cell office:value-type="float" office:value="197974" table:style-name="ce5">
            <text:p>197,974<text:s/></text:p>
          </table:table-cell>
          <table:table-cell office:value-type="float" office:value="56286" table:style-name="ce5">
            <text:p>56,286<text:s/></text:p>
          </table:table-cell>
          <table:table-cell office:value-type="float" office:value="24977" table:style-name="ce5">
            <text:p>24,977<text:s/></text:p>
          </table:table-cell>
          <table:table-cell office:value-type="float" office:value="19960" table:style-name="ce5">
            <text:p>19,960<text:s/></text:p>
          </table:table-cell>
          <table:table-cell office:value-type="float" office:value="32877" table:style-name="ce5">
            <text:p>32,877<text:s/></text:p>
          </table:table-cell>
          <table:table-cell office:value-type="float" office:value="36140" table:style-name="ce5">
            <text:p>36,140<text:s/></text:p>
          </table:table-cell>
          <table:table-cell office:value-type="float" office:value="33822" table:style-name="ce5">
            <text:p>33,822<text:s/></text:p>
          </table:table-cell>
          <table:table-cell office:value-type="float" office:value="26052" table:style-name="ce5">
            <text:p>26,052<text:s/></text:p>
          </table:table-cell>
          <table:table-cell office:value-type="float" office:value="9740" table:style-name="ce5">
            <text:p>9,740<text:s/></text:p>
          </table:table-cell>
          <table:table-cell office:value-type="float" office:value="27013" table:style-name="ce5">
            <text:p>27,013<text:s/></text:p>
          </table:table-cell>
          <table:table-cell office:value-type="float" office:value="6765" table:style-name="ce5">
            <text:p>6,765<text:s/></text:p>
          </table:table-cell>
          <table:table-cell office:value-type="float" office:value="6548" table:style-name="ce5">
            <text:p>6,548<text:s/></text:p>
          </table:table-cell>
          <table:table-cell office:value-type="float" office:value="18555" table:style-name="ce5">
            <text:p>18,555<text:s/></text:p>
          </table:table-cell>
          <table:table-cell office:value-type="float" office:value="9656" table:style-name="ce5">
            <text:p>9,656<text:s/></text:p>
          </table:table-cell>
          <table:table-cell office:value-type="float" office:value="3189" table:style-name="ce5">
            <text:p>3,189<text:s/></text:p>
          </table:table-cell>
          <table:table-cell office:value-type="float" office:value="1890" table:style-name="ce5">
            <text:p>1,890<text:s/></text:p>
          </table:table-cell>
          <table:table-cell office:value-type="float" office:value="10127" table:style-name="ce5">
            <text:p>10,127<text:s/></text:p>
          </table:table-cell>
          <table:table-cell office:value-type="float" office:value="9013" table:style-name="ce5">
            <text:p>9,013<text:s/></text:p>
          </table:table-cell>
          <table:table-cell office:value-type="float" office:value="10314" table:style-name="ce5">
            <text:p>10,314<text:s/></text:p>
          </table:table-cell>
          <table:table-cell office:value-type="float" office:value="34152" table:style-name="ce5">
            <text:p>34,152<text:s/></text:p>
          </table:table-cell>
          <table:table-cell office:value-type="float" office:value="7312" table:style-name="ce5">
            <text:p>7,312<text:s/></text:p>
          </table:table-cell>
          <table:table-cell office:value-type="float" office:value="14171" table:style-name="ce5">
            <text:p>14,171<text:s/></text:p>
          </table:table-cell>
          <table:table-cell office:value-type="float" office:value="7595" table:style-name="ce5">
            <text:p>7,595<text:s/></text:p>
          </table:table-cell>
          <table:table-cell office:value-type="float" office:value="20109" table:style-name="ce5">
            <text:p>20,109<text:s/></text:p>
          </table:table-cell>
          <table:table-cell office:value-type="float" office:value="19307" table:style-name="ce5">
            <text:p>19,307<text:s/></text:p>
          </table:table-cell>
          <table:table-cell office:value-type="float" office:value="35544" table:style-name="ce5">
            <text:p>35,544<text:s/></text:p>
          </table:table-cell>
          <table:table-cell office:value-type="float" office:value="82330" table:style-name="ce5">
            <text:p>82,330<text:s/></text:p>
          </table:table-cell>
          <table:table-cell office:value-type="float" office:value="39383" table:style-name="ce5">
            <text:p>39,383<text:s/></text:p>
          </table:table-cell>
          <table:table-cell office:value-type="float" office:value="25507" table:style-name="ce5">
            <text:p>25,507<text:s/></text:p>
          </table:table-cell>
          <table:table-cell office:value-type="float" office:value="35372" table:style-name="ce5">
            <text:p>35,372<text:s/></text:p>
          </table:table-cell>
          <table:table-cell office:value-type="float" office:value="107921" table:style-name="ce5">
            <text:p>107,921<text:s/></text:p>
          </table:table-cell>
          <table:table-cell office:value-type="float" office:value="20202" table:style-name="ce5">
            <text:p>20,202<text:s/></text:p>
          </table:table-cell>
          <table:table-cell office:value-type="float" office:value="40081" table:style-name="ce5">
            <text:p>40,081<text:s/></text:p>
          </table:table-cell>
          <table:table-cell office:value-type="float" office:value="42582" table:style-name="ce5">
            <text:p>42,582<text:s/></text:p>
          </table:table-cell>
          <table:table-cell office:value-type="float" office:value="25835" table:style-name="ce5">
            <text:p>25,835<text:s/></text:p>
          </table:table-cell>
          <table:table-cell office:value-type="float" office:value="74264" table:style-name="ce5">
            <text:p>74,264<text:s/></text:p>
          </table:table-cell>
          <table:table-cell office:value-type="float" office:value="17882" table:style-name="ce5">
            <text:p>17,882<text:s/></text:p>
          </table:table-cell>
          <table:table-cell office:value-type="float" office:value="16453" table:style-name="ce5">
            <text:p>16,453<text:s/></text:p>
          </table:table-cell>
          <table:table-cell office:value-type="float" office:value="10547" table:style-name="ce5">
            <text:p>10,547<text:s/></text:p>
          </table:table-cell>
          <table:table-cell office:value-type="float" office:value="21772" table:style-name="ce5">
            <text:p>21,772<text:s/></text:p>
          </table:table-cell>
          <table:table-cell office:value-type="float" office:value="9687" table:style-name="ce5">
            <text:p>9,687<text:s/></text:p>
          </table:table-cell>
          <table:table-cell office:value-type="float" office:value="49165" table:style-name="ce5">
            <text:p>49,165<text:s/></text:p>
          </table:table-cell>
          <table:table-cell office:value-type="float" office:value="16776" table:style-name="ce5">
            <text:p>16,776<text:s/></text:p>
          </table:table-cell>
          <table:table-cell office:value-type="float" office:value="10310" table:style-name="ce5">
            <text:p>10,310<text:s/></text:p>
          </table:table-cell>
          <table:table-cell office:value-type="float" office:value="14013" table:style-name="ce5">
            <text:p>14,013<text:s/></text:p>
          </table:table-cell>
          <table:table-cell office:value-type="float" office:value="29160" table:style-name="ce5">
            <text:p>29,160<text:s/></text:p>
          </table:table-cell>
          <table:table-cell office:value-type="float" office:value="22626" table:style-name="ce5">
            <text:p>22,626<text:s/></text:p>
          </table:table-cell>
          <table:table-cell office:value-type="float" office:value="20061" table:style-name="ce5">
            <text:p>20,061<text:s/></text:p>
          </table:table-cell>
          <table:table-cell office:value-type="float" office:value="24095" table:style-name="ce5">
            <text:p>24,095<text:s/></text:p>
          </table:table-cell>
          <table:table-cell office:value-type="float" office:value="12833" table:style-name="ce5">
            <text:p>12,833<text:s/></text:p>
          </table:table-cell>
          <table:table-cell office:value-type="float" office:value="11146" table:style-name="ce5">
            <text:p>11,146<text:s/></text:p>
          </table:table-cell>
          <table:table-cell office:value-type="float" office:value="5770" table:style-name="ce5">
            <text:p>5,770<text:s/></text:p>
          </table:table-cell>
          <table:table-cell office:value-type="float" office:value="3036" table:style-name="ce5">
            <text:p>3,036<text:s/></text:p>
          </table:table-cell>
          <table:table-cell office:value-type="float" office:value="7231" table:style-name="ce5">
            <text:p>7,231<text:s/></text:p>
          </table:table-cell>
          <table:table-cell office:value-type="float" office:value="9802" table:style-name="ce5">
            <text:p>9,802<text:s/></text:p>
          </table:table-cell>
          <table:table-cell office:value-type="float" office:value="11116" table:style-name="ce5">
            <text:p>11,116<text:s/></text:p>
          </table:table-cell>
          <table:table-cell office:value-type="float" office:value="11639" table:style-name="ce5">
            <text:p>11,639<text:s/></text:p>
          </table:table-cell>
          <table:table-cell office:value-type="float" office:value="16340" table:style-name="ce5">
            <text:p>16,340<text:s/></text:p>
          </table:table-cell>
          <table:table-cell office:value-type="float" office:value="25044" table:style-name="ce5">
            <text:p>25,044<text:s/></text:p>
          </table:table-cell>
          <table:table-cell office:value-type="float" office:value="28793" table:style-name="ce5">
            <text:p>28,793<text:s/></text:p>
          </table:table-cell>
          <table:table-cell office:value-type="float" office:value="13069" table:style-name="ce5">
            <text:p>13,069<text:s/></text:p>
          </table:table-cell>
          <table:table-cell office:value-type="float" office:value="11303" table:style-name="ce5">
            <text:p>11,303<text:s/></text:p>
          </table:table-cell>
          <table:table-cell office:value-type="float" office:value="13847" table:style-name="ce5">
            <text:p>13,847<text:s/></text:p>
          </table:table-cell>
          <table:table-cell office:value-type="float" office:value="12203" table:style-name="ce5">
            <text:p>12,203<text:s/></text:p>
          </table:table-cell>
          <table:table-cell office:value-type="float" office:value="12199" table:style-name="ce5">
            <text:p>12,199<text:s/></text:p>
          </table:table-cell>
          <table:table-cell office:value-type="float" office:value="8805" table:style-name="ce5">
            <text:p>8,805<text:s/></text:p>
          </table:table-cell>
          <table:table-cell office:value-type="float" office:value="8816" table:style-name="ce5">
            <text:p>8,816<text:s/></text:p>
          </table:table-cell>
          <table:table-cell table:number-columns-repeated="16275"/>
        </table:table-row>
        <table:table-row table:style-name="ro2">
          <table:table-cell office:value-type="date" office:date-value="2019-12-08T00:00:00" table:style-name="ce4">
            <text:p>2019/12/8</text:p>
          </table:table-cell>
          <table:table-cell office:value-type="float" office:value="5222" table:style-name="ce5">
            <text:p>5,222<text:s/></text:p>
          </table:table-cell>
          <table:table-cell office:value-type="float" office:value="9605" table:style-name="ce5">
            <text:p>9,605<text:s/></text:p>
          </table:table-cell>
          <table:table-cell office:value-type="float" office:value="23452" table:style-name="ce5">
            <text:p>23,452<text:s/></text:p>
          </table:table-cell>
          <table:table-cell office:value-type="float" office:value="44343" table:style-name="ce5">
            <text:p>44,343<text:s/></text:p>
          </table:table-cell>
          <table:table-cell office:value-type="float" office:value="16591" table:style-name="ce5">
            <text:p>16,591<text:s/></text:p>
          </table:table-cell>
          <table:table-cell office:value-type="float" office:value="9547" table:style-name="ce5">
            <text:p>9,547<text:s/></text:p>
          </table:table-cell>
          <table:table-cell office:value-type="float" office:value="7783" table:style-name="ce5">
            <text:p>7,783<text:s/></text:p>
          </table:table-cell>
          <table:table-cell office:value-type="float" office:value="3817" table:style-name="ce5">
            <text:p>3,817<text:s/></text:p>
          </table:table-cell>
          <table:table-cell office:value-type="float" office:value="2528" table:style-name="ce5">
            <text:p>2,528<text:s/></text:p>
          </table:table-cell>
          <table:table-cell office:value-type="float" office:value="9627" table:style-name="ce5">
            <text:p>9,627<text:s/></text:p>
          </table:table-cell>
          <table:table-cell office:value-type="float" office:value="1632" table:style-name="ce5">
            <text:p>1,632<text:s/></text:p>
          </table:table-cell>
          <table:table-cell office:value-type="float" office:value="3576" table:style-name="ce5">
            <text:p>3,576<text:s/></text:p>
          </table:table-cell>
          <table:table-cell office:value-type="float" office:value="12467" table:style-name="ce5">
            <text:p>12,467<text:s/></text:p>
          </table:table-cell>
          <table:table-cell office:value-type="float" office:value="7445" table:style-name="ce5">
            <text:p>7,445<text:s/></text:p>
          </table:table-cell>
          <table:table-cell office:value-type="float" office:value="12430" table:style-name="ce5">
            <text:p>12,430<text:s/></text:p>
          </table:table-cell>
          <table:table-cell office:value-type="float" office:value="5791" table:style-name="ce5">
            <text:p>5,791<text:s/></text:p>
          </table:table-cell>
          <table:table-cell office:value-type="float" office:value="6903" table:style-name="ce5">
            <text:p>6,903<text:s/></text:p>
          </table:table-cell>
          <table:table-cell office:value-type="float" office:value="4237" table:style-name="ce5">
            <text:p>4,237<text:s/></text:p>
          </table:table-cell>
          <table:table-cell office:value-type="float" office:value="8193" table:style-name="ce5">
            <text:p>8,193<text:s/></text:p>
          </table:table-cell>
          <table:table-cell office:value-type="float" office:value="3847" table:style-name="ce5">
            <text:p>3,847<text:s/></text:p>
          </table:table-cell>
          <table:table-cell office:value-type="float" office:value="5944" table:style-name="ce5">
            <text:p>5,944<text:s/></text:p>
          </table:table-cell>
          <table:table-cell office:value-type="float" office:value="6743" table:style-name="ce5">
            <text:p>6,743<text:s/></text:p>
          </table:table-cell>
          <table:table-cell office:value-type="float" office:value="2351" table:style-name="ce5">
            <text:p>2,351<text:s/></text:p>
          </table:table-cell>
          <table:table-cell office:value-type="float" office:value="21241" table:style-name="ce5">
            <text:p>21,241<text:s/></text:p>
          </table:table-cell>
          <table:table-cell office:value-type="float" office:value="3776" table:style-name="ce5">
            <text:p>3,776<text:s/></text:p>
          </table:table-cell>
          <table:table-cell office:value-type="float" office:value="12883" table:style-name="ce5">
            <text:p>12,883<text:s/></text:p>
          </table:table-cell>
          <table:table-cell office:value-type="float" office:value="10407" table:style-name="ce5">
            <text:p>10,407<text:s/></text:p>
          </table:table-cell>
          <table:table-cell office:value-type="float" office:value="14322" table:style-name="ce5">
            <text:p>14,322<text:s/></text:p>
          </table:table-cell>
          <table:table-cell office:value-type="float" office:value="15860" table:style-name="ce5">
            <text:p>15,860<text:s/></text:p>
          </table:table-cell>
          <table:table-cell office:value-type="float" office:value="16113" table:style-name="ce5">
            <text:p>16,113<text:s/></text:p>
          </table:table-cell>
          <table:table-cell office:value-type="float" office:value="9280" table:style-name="ce5">
            <text:p>9,280<text:s/></text:p>
          </table:table-cell>
          <table:table-cell office:value-type="float" office:value="31561" table:style-name="ce5">
            <text:p>31,561<text:s/></text:p>
          </table:table-cell>
          <table:table-cell office:value-type="float" office:value="17420" table:style-name="ce5">
            <text:p>17,420<text:s/></text:p>
          </table:table-cell>
          <table:table-cell office:value-type="float" office:value="25695" table:style-name="ce5">
            <text:p>25,695<text:s/></text:p>
          </table:table-cell>
          <table:table-cell office:value-type="float" office:value="29414" table:style-name="ce5">
            <text:p>29,414<text:s/></text:p>
          </table:table-cell>
          <table:table-cell office:value-type="float" office:value="5400" table:style-name="ce5">
            <text:p>5,400<text:s/></text:p>
          </table:table-cell>
          <table:table-cell office:value-type="float" office:value="33156" table:style-name="ce5">
            <text:p>33,156<text:s/></text:p>
          </table:table-cell>
          <table:table-cell office:value-type="float" office:value="23360" table:style-name="ce5">
            <text:p>23,360<text:s/></text:p>
          </table:table-cell>
          <table:table-cell office:value-type="float" office:value="20128" table:style-name="ce5">
            <text:p>20,128<text:s/></text:p>
          </table:table-cell>
          <table:table-cell office:value-type="float" office:value="19116" table:style-name="ce5">
            <text:p>19,116<text:s/></text:p>
          </table:table-cell>
          <table:table-cell office:value-type="float" office:value="12278" table:style-name="ce5">
            <text:p>12,278<text:s/></text:p>
          </table:table-cell>
          <table:table-cell office:value-type="float" office:value="189619" table:style-name="ce5">
            <text:p>189,619<text:s/></text:p>
          </table:table-cell>
          <table:table-cell office:value-type="float" office:value="48294" table:style-name="ce5">
            <text:p>48,294<text:s/></text:p>
          </table:table-cell>
          <table:table-cell office:value-type="float" office:value="18692" table:style-name="ce5">
            <text:p>18,692<text:s/></text:p>
          </table:table-cell>
          <table:table-cell office:value-type="float" office:value="20025" table:style-name="ce5">
            <text:p>20,025<text:s/></text:p>
          </table:table-cell>
          <table:table-cell office:value-type="float" office:value="34810" table:style-name="ce5">
            <text:p>34,810<text:s/></text:p>
          </table:table-cell>
          <table:table-cell office:value-type="float" office:value="35339" table:style-name="ce5">
            <text:p>35,339<text:s/></text:p>
          </table:table-cell>
          <table:table-cell office:value-type="float" office:value="38332" table:style-name="ce5">
            <text:p>38,332<text:s/></text:p>
          </table:table-cell>
          <table:table-cell office:value-type="float" office:value="27216" table:style-name="ce5">
            <text:p>27,216<text:s/></text:p>
          </table:table-cell>
          <table:table-cell office:value-type="float" office:value="8429" table:style-name="ce5">
            <text:p>8,429<text:s/></text:p>
          </table:table-cell>
          <table:table-cell office:value-type="float" office:value="25441" table:style-name="ce5">
            <text:p>25,441<text:s/></text:p>
          </table:table-cell>
          <table:table-cell office:value-type="float" office:value="6175" table:style-name="ce5">
            <text:p>6,175<text:s/></text:p>
          </table:table-cell>
          <table:table-cell office:value-type="float" office:value="5921" table:style-name="ce5">
            <text:p>5,921<text:s/></text:p>
          </table:table-cell>
          <table:table-cell office:value-type="float" office:value="18577" table:style-name="ce5">
            <text:p>18,577<text:s/></text:p>
          </table:table-cell>
          <table:table-cell office:value-type="float" office:value="9709" table:style-name="ce5">
            <text:p>9,709<text:s/></text:p>
          </table:table-cell>
          <table:table-cell office:value-type="float" office:value="3087" table:style-name="ce5">
            <text:p>3,087<text:s/></text:p>
          </table:table-cell>
          <table:table-cell office:value-type="float" office:value="1792" table:style-name="ce5">
            <text:p>1,792<text:s/></text:p>
          </table:table-cell>
          <table:table-cell office:value-type="float" office:value="9602" table:style-name="ce5">
            <text:p>9,602<text:s/></text:p>
          </table:table-cell>
          <table:table-cell office:value-type="float" office:value="8401" table:style-name="ce5">
            <text:p>8,401<text:s/></text:p>
          </table:table-cell>
          <table:table-cell office:value-type="float" office:value="11522" table:style-name="ce5">
            <text:p>11,522<text:s/></text:p>
          </table:table-cell>
          <table:table-cell office:value-type="float" office:value="44669" table:style-name="ce5">
            <text:p>44,669<text:s/></text:p>
          </table:table-cell>
          <table:table-cell office:value-type="float" office:value="7351" table:style-name="ce5">
            <text:p>7,351<text:s/></text:p>
          </table:table-cell>
          <table:table-cell office:value-type="float" office:value="13289" table:style-name="ce5">
            <text:p>13,289<text:s/></text:p>
          </table:table-cell>
          <table:table-cell office:value-type="float" office:value="6607" table:style-name="ce5">
            <text:p>6,607<text:s/></text:p>
          </table:table-cell>
          <table:table-cell office:value-type="float" office:value="18425" table:style-name="ce5">
            <text:p>18,425<text:s/></text:p>
          </table:table-cell>
          <table:table-cell office:value-type="float" office:value="15955" table:style-name="ce5">
            <text:p>15,955<text:s/></text:p>
          </table:table-cell>
          <table:table-cell office:value-type="float" office:value="31386" table:style-name="ce5">
            <text:p>31,386<text:s/></text:p>
          </table:table-cell>
          <table:table-cell office:value-type="float" office:value="73200" table:style-name="ce5">
            <text:p>73,200<text:s/></text:p>
          </table:table-cell>
          <table:table-cell office:value-type="float" office:value="34538" table:style-name="ce5">
            <text:p>34,538<text:s/></text:p>
          </table:table-cell>
          <table:table-cell office:value-type="float" office:value="22375" table:style-name="ce5">
            <text:p>22,375<text:s/></text:p>
          </table:table-cell>
          <table:table-cell office:value-type="float" office:value="33399" table:style-name="ce5">
            <text:p>33,399<text:s/></text:p>
          </table:table-cell>
          <table:table-cell office:value-type="float" office:value="92297" table:style-name="ce5">
            <text:p>92,297<text:s/></text:p>
          </table:table-cell>
          <table:table-cell office:value-type="float" office:value="16995" table:style-name="ce5">
            <text:p>16,995<text:s/></text:p>
          </table:table-cell>
          <table:table-cell office:value-type="float" office:value="35079" table:style-name="ce5">
            <text:p>35,079<text:s/></text:p>
          </table:table-cell>
          <table:table-cell office:value-type="float" office:value="31942" table:style-name="ce5">
            <text:p>31,942<text:s/></text:p>
          </table:table-cell>
          <table:table-cell office:value-type="float" office:value="21030" table:style-name="ce5">
            <text:p>21,030<text:s/></text:p>
          </table:table-cell>
          <table:table-cell office:value-type="float" office:value="63448" table:style-name="ce5">
            <text:p>63,448<text:s/></text:p>
          </table:table-cell>
          <table:table-cell office:value-type="float" office:value="15295" table:style-name="ce5">
            <text:p>15,295<text:s/></text:p>
          </table:table-cell>
          <table:table-cell office:value-type="float" office:value="15016" table:style-name="ce5">
            <text:p>15,016<text:s/></text:p>
          </table:table-cell>
          <table:table-cell office:value-type="float" office:value="9868" table:style-name="ce5">
            <text:p>9,868<text:s/></text:p>
          </table:table-cell>
          <table:table-cell office:value-type="float" office:value="18843" table:style-name="ce5">
            <text:p>18,843<text:s/></text:p>
          </table:table-cell>
          <table:table-cell office:value-type="float" office:value="11477" table:style-name="ce5">
            <text:p>11,477<text:s/></text:p>
          </table:table-cell>
          <table:table-cell office:value-type="float" office:value="49038" table:style-name="ce5">
            <text:p>49,038<text:s/></text:p>
          </table:table-cell>
          <table:table-cell office:value-type="float" office:value="13550" table:style-name="ce5">
            <text:p>13,550<text:s/></text:p>
          </table:table-cell>
          <table:table-cell office:value-type="float" office:value="11278" table:style-name="ce5">
            <text:p>11,278<text:s/></text:p>
          </table:table-cell>
          <table:table-cell office:value-type="float" office:value="12563" table:style-name="ce5">
            <text:p>12,563<text:s/></text:p>
          </table:table-cell>
          <table:table-cell office:value-type="float" office:value="19694" table:style-name="ce5">
            <text:p>19,694<text:s/></text:p>
          </table:table-cell>
          <table:table-cell office:value-type="float" office:value="18287" table:style-name="ce5">
            <text:p>18,287<text:s/></text:p>
          </table:table-cell>
          <table:table-cell office:value-type="float" office:value="15353" table:style-name="ce5">
            <text:p>15,353<text:s/></text:p>
          </table:table-cell>
          <table:table-cell office:value-type="float" office:value="20653" table:style-name="ce5">
            <text:p>20,653<text:s/></text:p>
          </table:table-cell>
          <table:table-cell office:value-type="float" office:value="8113" table:style-name="ce5">
            <text:p>8,113<text:s/></text:p>
          </table:table-cell>
          <table:table-cell office:value-type="float" office:value="8749" table:style-name="ce5">
            <text:p>8,749<text:s/></text:p>
          </table:table-cell>
          <table:table-cell office:value-type="float" office:value="4693" table:style-name="ce5">
            <text:p>4,693<text:s/></text:p>
          </table:table-cell>
          <table:table-cell office:value-type="float" office:value="2479" table:style-name="ce5">
            <text:p>2,479<text:s/></text:p>
          </table:table-cell>
          <table:table-cell office:value-type="float" office:value="6473" table:style-name="ce5">
            <text:p>6,473<text:s/></text:p>
          </table:table-cell>
          <table:table-cell office:value-type="float" office:value="7588" table:style-name="ce5">
            <text:p>7,588<text:s/></text:p>
          </table:table-cell>
          <table:table-cell office:value-type="float" office:value="9156" table:style-name="ce5">
            <text:p>9,156<text:s/></text:p>
          </table:table-cell>
          <table:table-cell office:value-type="float" office:value="10461" table:style-name="ce5">
            <text:p>10,461<text:s/></text:p>
          </table:table-cell>
          <table:table-cell office:value-type="float" office:value="13396" table:style-name="ce5">
            <text:p>13,396<text:s/></text:p>
          </table:table-cell>
          <table:table-cell office:value-type="float" office:value="20610" table:style-name="ce5">
            <text:p>20,610<text:s/></text:p>
          </table:table-cell>
          <table:table-cell office:value-type="float" office:value="26251" table:style-name="ce5">
            <text:p>26,251<text:s/></text:p>
          </table:table-cell>
          <table:table-cell office:value-type="float" office:value="11032" table:style-name="ce5">
            <text:p>11,032<text:s/></text:p>
          </table:table-cell>
          <table:table-cell office:value-type="float" office:value="10220" table:style-name="ce5">
            <text:p>10,220<text:s/></text:p>
          </table:table-cell>
          <table:table-cell office:value-type="float" office:value="11086" table:style-name="ce5">
            <text:p>11,086<text:s/></text:p>
          </table:table-cell>
          <table:table-cell office:value-type="float" office:value="10041" table:style-name="ce5">
            <text:p>10,041<text:s/></text:p>
          </table:table-cell>
          <table:table-cell office:value-type="float" office:value="10400" table:style-name="ce5">
            <text:p>10,400<text:s/></text:p>
          </table:table-cell>
          <table:table-cell office:value-type="float" office:value="7863" table:style-name="ce5">
            <text:p>7,863<text:s/></text:p>
          </table:table-cell>
          <table:table-cell office:value-type="float" office:value="7755" table:style-name="ce5">
            <text:p>7,755<text:s/></text:p>
          </table:table-cell>
          <table:table-cell table:number-columns-repeated="16275"/>
        </table:table-row>
        <table:table-row table:style-name="ro2">
          <table:table-cell office:value-type="date" office:date-value="2019-12-09T00:00:00" table:style-name="ce4">
            <text:p>2019/12/9</text:p>
          </table:table-cell>
          <table:table-cell office:value-type="float" office:value="5887" table:style-name="ce5">
            <text:p>5,887<text:s/></text:p>
          </table:table-cell>
          <table:table-cell office:value-type="float" office:value="15555" table:style-name="ce5">
            <text:p>15,555<text:s/></text:p>
          </table:table-cell>
          <table:table-cell office:value-type="float" office:value="45682" table:style-name="ce5">
            <text:p>45,682<text:s/></text:p>
          </table:table-cell>
          <table:table-cell office:value-type="float" office:value="43766" table:style-name="ce5">
            <text:p>43,766<text:s/></text:p>
          </table:table-cell>
          <table:table-cell office:value-type="float" office:value="28618" table:style-name="ce5">
            <text:p>28,618<text:s/></text:p>
          </table:table-cell>
          <table:table-cell office:value-type="float" office:value="15574" table:style-name="ce5">
            <text:p>15,574<text:s/></text:p>
          </table:table-cell>
          <table:table-cell office:value-type="float" office:value="12142" table:style-name="ce5">
            <text:p>12,142<text:s/></text:p>
          </table:table-cell>
          <table:table-cell office:value-type="float" office:value="4159" table:style-name="ce5">
            <text:p>4,159<text:s/></text:p>
          </table:table-cell>
          <table:table-cell office:value-type="float" office:value="3138" table:style-name="ce5">
            <text:p>3,138<text:s/></text:p>
          </table:table-cell>
          <table:table-cell office:value-type="float" office:value="16009" table:style-name="ce5">
            <text:p>16,009<text:s/></text:p>
          </table:table-cell>
          <table:table-cell office:value-type="float" office:value="2226" table:style-name="ce5">
            <text:p>2,226<text:s/></text:p>
          </table:table-cell>
          <table:table-cell office:value-type="float" office:value="5191" table:style-name="ce5">
            <text:p>5,191<text:s/></text:p>
          </table:table-cell>
          <table:table-cell office:value-type="float" office:value="7019" table:style-name="ce5">
            <text:p>7,019<text:s/></text:p>
          </table:table-cell>
          <table:table-cell office:value-type="float" office:value="11026" table:style-name="ce5">
            <text:p>11,026<text:s/></text:p>
          </table:table-cell>
          <table:table-cell office:value-type="float" office:value="11143" table:style-name="ce5">
            <text:p>11,143<text:s/></text:p>
          </table:table-cell>
          <table:table-cell office:value-type="float" office:value="19972" table:style-name="ce5">
            <text:p>19,972<text:s/></text:p>
          </table:table-cell>
          <table:table-cell office:value-type="float" office:value="18407" table:style-name="ce5">
            <text:p>18,407<text:s/></text:p>
          </table:table-cell>
          <table:table-cell office:value-type="float" office:value="5878" table:style-name="ce5">
            <text:p>5,878<text:s/></text:p>
          </table:table-cell>
          <table:table-cell office:value-type="float" office:value="9483" table:style-name="ce5">
            <text:p>9,483<text:s/></text:p>
          </table:table-cell>
          <table:table-cell office:value-type="float" office:value="3375" table:style-name="ce5">
            <text:p>3,375<text:s/></text:p>
          </table:table-cell>
          <table:table-cell office:value-type="float" office:value="9578" table:style-name="ce5">
            <text:p>9,578<text:s/></text:p>
          </table:table-cell>
          <table:table-cell office:value-type="float" office:value="9091" table:style-name="ce5">
            <text:p>9,091<text:s/></text:p>
          </table:table-cell>
          <table:table-cell office:value-type="float" office:value="5696" table:style-name="ce5">
            <text:p>5,696<text:s/></text:p>
          </table:table-cell>
          <table:table-cell office:value-type="float" office:value="29469" table:style-name="ce5">
            <text:p>29,469<text:s/></text:p>
          </table:table-cell>
          <table:table-cell office:value-type="float" office:value="3187" table:style-name="ce5">
            <text:p>3,187<text:s/></text:p>
          </table:table-cell>
          <table:table-cell office:value-type="float" office:value="10924" table:style-name="ce5">
            <text:p>10,924<text:s/></text:p>
          </table:table-cell>
          <table:table-cell office:value-type="float" office:value="13218" table:style-name="ce5">
            <text:p>13,218<text:s/></text:p>
          </table:table-cell>
          <table:table-cell office:value-type="float" office:value="17736" table:style-name="ce5">
            <text:p>17,736<text:s/></text:p>
          </table:table-cell>
          <table:table-cell office:value-type="float" office:value="22858" table:style-name="ce5">
            <text:p>22,858<text:s/></text:p>
          </table:table-cell>
          <table:table-cell office:value-type="float" office:value="18545" table:style-name="ce5">
            <text:p>18,545<text:s/></text:p>
          </table:table-cell>
          <table:table-cell office:value-type="float" office:value="10171" table:style-name="ce5">
            <text:p>10,171<text:s/></text:p>
          </table:table-cell>
          <table:table-cell office:value-type="float" office:value="29703" table:style-name="ce5">
            <text:p>29,703<text:s/></text:p>
          </table:table-cell>
          <table:table-cell office:value-type="float" office:value="18364" table:style-name="ce5">
            <text:p>18,364<text:s/></text:p>
          </table:table-cell>
          <table:table-cell office:value-type="float" office:value="35723" table:style-name="ce5">
            <text:p>35,723<text:s/></text:p>
          </table:table-cell>
          <table:table-cell office:value-type="float" office:value="28873" table:style-name="ce5">
            <text:p>28,873<text:s/></text:p>
          </table:table-cell>
          <table:table-cell office:value-type="float" office:value="12580" table:style-name="ce5">
            <text:p>12,580<text:s/></text:p>
          </table:table-cell>
          <table:table-cell office:value-type="float" office:value="39891" table:style-name="ce5">
            <text:p>39,891<text:s/></text:p>
          </table:table-cell>
          <table:table-cell office:value-type="float" office:value="28601" table:style-name="ce5">
            <text:p>28,601<text:s/></text:p>
          </table:table-cell>
          <table:table-cell office:value-type="float" office:value="27417" table:style-name="ce5">
            <text:p>27,417<text:s/></text:p>
          </table:table-cell>
          <table:table-cell office:value-type="float" office:value="23193" table:style-name="ce5">
            <text:p>23,193<text:s/></text:p>
          </table:table-cell>
          <table:table-cell office:value-type="float" office:value="27927" table:style-name="ce5">
            <text:p>27,927<text:s/></text:p>
          </table:table-cell>
          <table:table-cell office:value-type="float" office:value="150284" table:style-name="ce5">
            <text:p>150,284<text:s/></text:p>
          </table:table-cell>
          <table:table-cell office:value-type="float" office:value="42349" table:style-name="ce5">
            <text:p>42,349<text:s/></text:p>
          </table:table-cell>
          <table:table-cell office:value-type="float" office:value="26572" table:style-name="ce5">
            <text:p>26,572<text:s/></text:p>
          </table:table-cell>
          <table:table-cell office:value-type="float" office:value="25461" table:style-name="ce5">
            <text:p>25,461<text:s/></text:p>
          </table:table-cell>
          <table:table-cell office:value-type="float" office:value="30256" table:style-name="ce5">
            <text:p>30,256<text:s/></text:p>
          </table:table-cell>
          <table:table-cell office:value-type="float" office:value="34320" table:style-name="ce5">
            <text:p>34,320<text:s/></text:p>
          </table:table-cell>
          <table:table-cell office:value-type="float" office:value="31823" table:style-name="ce5">
            <text:p>31,823<text:s/></text:p>
          </table:table-cell>
          <table:table-cell office:value-type="float" office:value="24670" table:style-name="ce5">
            <text:p>24,670<text:s/></text:p>
          </table:table-cell>
          <table:table-cell office:value-type="float" office:value="13821" table:style-name="ce5">
            <text:p>13,821<text:s/></text:p>
          </table:table-cell>
          <table:table-cell office:value-type="float" office:value="35139" table:style-name="ce5">
            <text:p>35,139<text:s/></text:p>
          </table:table-cell>
          <table:table-cell office:value-type="float" office:value="7215" table:style-name="ce5">
            <text:p>7,215<text:s/></text:p>
          </table:table-cell>
          <table:table-cell office:value-type="float" office:value="8443" table:style-name="ce5">
            <text:p>8,443<text:s/></text:p>
          </table:table-cell>
          <table:table-cell office:value-type="float" office:value="21290" table:style-name="ce5">
            <text:p>21,290<text:s/></text:p>
          </table:table-cell>
          <table:table-cell office:value-type="float" office:value="6446" table:style-name="ce5">
            <text:p>6,446<text:s/></text:p>
          </table:table-cell>
          <table:table-cell office:value-type="float" office:value="3679" table:style-name="ce5">
            <text:p>3,679<text:s/></text:p>
          </table:table-cell>
          <table:table-cell office:value-type="float" office:value="3853" table:style-name="ce5">
            <text:p>3,853<text:s/></text:p>
          </table:table-cell>
          <table:table-cell office:value-type="float" office:value="14693" table:style-name="ce5">
            <text:p>14,693<text:s/></text:p>
          </table:table-cell>
          <table:table-cell office:value-type="float" office:value="10439" table:style-name="ce5">
            <text:p>10,439<text:s/></text:p>
          </table:table-cell>
          <table:table-cell office:value-type="float" office:value="12072" table:style-name="ce5">
            <text:p>12,072<text:s/></text:p>
          </table:table-cell>
          <table:table-cell office:value-type="float" office:value="37074" table:style-name="ce5">
            <text:p>37,074<text:s/></text:p>
          </table:table-cell>
          <table:table-cell office:value-type="float" office:value="9234" table:style-name="ce5">
            <text:p>9,234<text:s/></text:p>
          </table:table-cell>
          <table:table-cell office:value-type="float" office:value="14372" table:style-name="ce5">
            <text:p>14,372<text:s/></text:p>
          </table:table-cell>
          <table:table-cell office:value-type="float" office:value="8068" table:style-name="ce5">
            <text:p>8,068<text:s/></text:p>
          </table:table-cell>
          <table:table-cell office:value-type="float" office:value="24028" table:style-name="ce5">
            <text:p>24,028<text:s/></text:p>
          </table:table-cell>
          <table:table-cell office:value-type="float" office:value="25971" table:style-name="ce5">
            <text:p>25,971<text:s/></text:p>
          </table:table-cell>
          <table:table-cell office:value-type="float" office:value="30074" table:style-name="ce5">
            <text:p>30,074<text:s/></text:p>
          </table:table-cell>
          <table:table-cell office:value-type="float" office:value="52348" table:style-name="ce5">
            <text:p>52,348<text:s/></text:p>
          </table:table-cell>
          <table:table-cell office:value-type="float" office:value="44358" table:style-name="ce5">
            <text:p>44,358<text:s/></text:p>
          </table:table-cell>
          <table:table-cell office:value-type="float" office:value="27635" table:style-name="ce5">
            <text:p>27,635<text:s/></text:p>
          </table:table-cell>
          <table:table-cell office:value-type="float" office:value="32216" table:style-name="ce5">
            <text:p>32,216<text:s/></text:p>
          </table:table-cell>
          <table:table-cell office:value-type="float" office:value="73378" table:style-name="ce5">
            <text:p>73,378<text:s/></text:p>
          </table:table-cell>
          <table:table-cell office:value-type="float" office:value="25196" table:style-name="ce5">
            <text:p>25,196<text:s/></text:p>
          </table:table-cell>
          <table:table-cell office:value-type="float" office:value="33605" table:style-name="ce5">
            <text:p>33,605<text:s/></text:p>
          </table:table-cell>
          <table:table-cell office:value-type="float" office:value="36129" table:style-name="ce5">
            <text:p>36,129<text:s/></text:p>
          </table:table-cell>
          <table:table-cell office:value-type="float" office:value="22458" table:style-name="ce5">
            <text:p>22,458<text:s/></text:p>
          </table:table-cell>
          <table:table-cell office:value-type="float" office:value="66416" table:style-name="ce5">
            <text:p>66,416<text:s/></text:p>
          </table:table-cell>
          <table:table-cell office:value-type="float" office:value="21762" table:style-name="ce5">
            <text:p>21,762<text:s/></text:p>
          </table:table-cell>
          <table:table-cell office:value-type="float" office:value="17275" table:style-name="ce5">
            <text:p>17,275<text:s/></text:p>
          </table:table-cell>
          <table:table-cell office:value-type="float" office:value="16465" table:style-name="ce5">
            <text:p>16,465<text:s/></text:p>
          </table:table-cell>
          <table:table-cell office:value-type="float" office:value="20113" table:style-name="ce5">
            <text:p>20,113<text:s/></text:p>
          </table:table-cell>
          <table:table-cell office:value-type="float" office:value="14734" table:style-name="ce5">
            <text:p>14,734<text:s/></text:p>
          </table:table-cell>
          <table:table-cell office:value-type="float" office:value="34826" table:style-name="ce5">
            <text:p>34,826<text:s/></text:p>
          </table:table-cell>
          <table:table-cell office:value-type="float" office:value="20006" table:style-name="ce5">
            <text:p>20,006<text:s/></text:p>
          </table:table-cell>
          <table:table-cell office:value-type="float" office:value="8231" table:style-name="ce5">
            <text:p>8,231<text:s/></text:p>
          </table:table-cell>
          <table:table-cell office:value-type="float" office:value="14662" table:style-name="ce5">
            <text:p>14,662<text:s/></text:p>
          </table:table-cell>
          <table:table-cell office:value-type="float" office:value="42765" table:style-name="ce5">
            <text:p>42,765<text:s/></text:p>
          </table:table-cell>
          <table:table-cell office:value-type="float" office:value="25541" table:style-name="ce5">
            <text:p>25,541<text:s/></text:p>
          </table:table-cell>
          <table:table-cell office:value-type="float" office:value="25827" table:style-name="ce5">
            <text:p>25,827<text:s/></text:p>
          </table:table-cell>
          <table:table-cell office:value-type="float" office:value="26297" table:style-name="ce5">
            <text:p>26,297<text:s/></text:p>
          </table:table-cell>
          <table:table-cell office:value-type="float" office:value="11211" table:style-name="ce5">
            <text:p>11,211<text:s/></text:p>
          </table:table-cell>
          <table:table-cell office:value-type="float" office:value="11784" table:style-name="ce5">
            <text:p>11,784<text:s/></text:p>
          </table:table-cell>
          <table:table-cell office:value-type="float" office:value="5494" table:style-name="ce5">
            <text:p>5,494<text:s/></text:p>
          </table:table-cell>
          <table:table-cell office:value-type="float" office:value="5130" table:style-name="ce5">
            <text:p>5,130<text:s/></text:p>
          </table:table-cell>
          <table:table-cell office:value-type="float" office:value="6756" table:style-name="ce5">
            <text:p>6,756<text:s/></text:p>
          </table:table-cell>
          <table:table-cell office:value-type="float" office:value="10769" table:style-name="ce5">
            <text:p>10,769<text:s/></text:p>
          </table:table-cell>
          <table:table-cell office:value-type="float" office:value="10156" table:style-name="ce5">
            <text:p>10,156<text:s/></text:p>
          </table:table-cell>
          <table:table-cell office:value-type="float" office:value="12857" table:style-name="ce5">
            <text:p>12,857<text:s/></text:p>
          </table:table-cell>
          <table:table-cell office:value-type="float" office:value="18349" table:style-name="ce5">
            <text:p>18,349<text:s/></text:p>
          </table:table-cell>
          <table:table-cell office:value-type="float" office:value="32015" table:style-name="ce5">
            <text:p>32,015<text:s/></text:p>
          </table:table-cell>
          <table:table-cell office:value-type="float" office:value="26594" table:style-name="ce5">
            <text:p>26,594<text:s/></text:p>
          </table:table-cell>
          <table:table-cell office:value-type="float" office:value="14650" table:style-name="ce5">
            <text:p>14,650<text:s/></text:p>
          </table:table-cell>
          <table:table-cell office:value-type="float" office:value="13400" table:style-name="ce5">
            <text:p>13,400<text:s/></text:p>
          </table:table-cell>
          <table:table-cell office:value-type="float" office:value="13634" table:style-name="ce5">
            <text:p>13,634<text:s/></text:p>
          </table:table-cell>
          <table:table-cell office:value-type="float" office:value="13240" table:style-name="ce5">
            <text:p>13,240<text:s/></text:p>
          </table:table-cell>
          <table:table-cell office:value-type="float" office:value="12482" table:style-name="ce5">
            <text:p>12,482<text:s/></text:p>
          </table:table-cell>
          <table:table-cell office:value-type="float" office:value="10567" table:style-name="ce5">
            <text:p>10,567<text:s/></text:p>
          </table:table-cell>
          <table:table-cell office:value-type="float" office:value="9745" table:style-name="ce5">
            <text:p>9,745<text:s/></text:p>
          </table:table-cell>
          <table:table-cell table:number-columns-repeated="16275"/>
        </table:table-row>
        <table:table-row table:style-name="ro2">
          <table:table-cell office:value-type="date" office:date-value="2019-12-10T00:00:00" table:style-name="ce4">
            <text:p>2019/12/10</text:p>
          </table:table-cell>
          <table:table-cell office:value-type="float" office:value="5646" table:style-name="ce5">
            <text:p>5,646<text:s/></text:p>
          </table:table-cell>
          <table:table-cell office:value-type="float" office:value="16104" table:style-name="ce5">
            <text:p>16,104<text:s/></text:p>
          </table:table-cell>
          <table:table-cell office:value-type="float" office:value="47243" table:style-name="ce5">
            <text:p>47,243<text:s/></text:p>
          </table:table-cell>
          <table:table-cell office:value-type="float" office:value="45211" table:style-name="ce5">
            <text:p>45,211<text:s/></text:p>
          </table:table-cell>
          <table:table-cell office:value-type="float" office:value="30057" table:style-name="ce5">
            <text:p>30,057<text:s/></text:p>
          </table:table-cell>
          <table:table-cell office:value-type="float" office:value="16173" table:style-name="ce5">
            <text:p>16,173<text:s/></text:p>
          </table:table-cell>
          <table:table-cell office:value-type="float" office:value="12837" table:style-name="ce5">
            <text:p>12,837<text:s/></text:p>
          </table:table-cell>
          <table:table-cell office:value-type="float" office:value="4114" table:style-name="ce5">
            <text:p>4,114<text:s/></text:p>
          </table:table-cell>
          <table:table-cell office:value-type="float" office:value="3171" table:style-name="ce5">
            <text:p>3,171<text:s/></text:p>
          </table:table-cell>
          <table:table-cell office:value-type="float" office:value="16223" table:style-name="ce5">
            <text:p>16,223<text:s/></text:p>
          </table:table-cell>
          <table:table-cell office:value-type="float" office:value="2267" table:style-name="ce5">
            <text:p>2,267<text:s/></text:p>
          </table:table-cell>
          <table:table-cell office:value-type="float" office:value="5120" table:style-name="ce5">
            <text:p>5,120<text:s/></text:p>
          </table:table-cell>
          <table:table-cell office:value-type="float" office:value="7899" table:style-name="ce5">
            <text:p>7,899<text:s/></text:p>
          </table:table-cell>
          <table:table-cell office:value-type="float" office:value="11343" table:style-name="ce5">
            <text:p>11,343<text:s/></text:p>
          </table:table-cell>
          <table:table-cell office:value-type="float" office:value="12327" table:style-name="ce5">
            <text:p>12,327<text:s/></text:p>
          </table:table-cell>
          <table:table-cell office:value-type="float" office:value="20661" table:style-name="ce5">
            <text:p>20,661<text:s/></text:p>
          </table:table-cell>
          <table:table-cell office:value-type="float" office:value="18891" table:style-name="ce5">
            <text:p>18,891<text:s/></text:p>
          </table:table-cell>
          <table:table-cell office:value-type="float" office:value="6010" table:style-name="ce5">
            <text:p>6,010<text:s/></text:p>
          </table:table-cell>
          <table:table-cell office:value-type="float" office:value="9861" table:style-name="ce5">
            <text:p>9,861<text:s/></text:p>
          </table:table-cell>
          <table:table-cell office:value-type="float" office:value="3521" table:style-name="ce5">
            <text:p>3,521<text:s/></text:p>
          </table:table-cell>
          <table:table-cell office:value-type="float" office:value="9421" table:style-name="ce5">
            <text:p>9,421<text:s/></text:p>
          </table:table-cell>
          <table:table-cell office:value-type="float" office:value="9334" table:style-name="ce5">
            <text:p>9,334<text:s/></text:p>
          </table:table-cell>
          <table:table-cell office:value-type="float" office:value="5761" table:style-name="ce5">
            <text:p>5,761<text:s/></text:p>
          </table:table-cell>
          <table:table-cell office:value-type="float" office:value="30384" table:style-name="ce5">
            <text:p>30,384<text:s/></text:p>
          </table:table-cell>
          <table:table-cell office:value-type="float" office:value="3250" table:style-name="ce5">
            <text:p>3,250<text:s/></text:p>
          </table:table-cell>
          <table:table-cell office:value-type="float" office:value="11983" table:style-name="ce5">
            <text:p>11,983<text:s/></text:p>
          </table:table-cell>
          <table:table-cell office:value-type="float" office:value="13346" table:style-name="ce5">
            <text:p>13,346<text:s/></text:p>
          </table:table-cell>
          <table:table-cell office:value-type="float" office:value="18177" table:style-name="ce5">
            <text:p>18,177<text:s/></text:p>
          </table:table-cell>
          <table:table-cell office:value-type="float" office:value="23359" table:style-name="ce5">
            <text:p>23,359<text:s/></text:p>
          </table:table-cell>
          <table:table-cell office:value-type="float" office:value="19143" table:style-name="ce5">
            <text:p>19,143<text:s/></text:p>
          </table:table-cell>
          <table:table-cell office:value-type="float" office:value="10339" table:style-name="ce5">
            <text:p>10,339<text:s/></text:p>
          </table:table-cell>
          <table:table-cell office:value-type="float" office:value="30583" table:style-name="ce5">
            <text:p>30,583<text:s/></text:p>
          </table:table-cell>
          <table:table-cell office:value-type="float" office:value="19212" table:style-name="ce5">
            <text:p>19,212<text:s/></text:p>
          </table:table-cell>
          <table:table-cell office:value-type="float" office:value="36604" table:style-name="ce5">
            <text:p>36,604<text:s/></text:p>
          </table:table-cell>
          <table:table-cell office:value-type="float" office:value="30982" table:style-name="ce5">
            <text:p>30,982<text:s/></text:p>
          </table:table-cell>
          <table:table-cell office:value-type="float" office:value="12886" table:style-name="ce5">
            <text:p>12,886<text:s/></text:p>
          </table:table-cell>
          <table:table-cell office:value-type="float" office:value="40861" table:style-name="ce5">
            <text:p>40,861<text:s/></text:p>
          </table:table-cell>
          <table:table-cell office:value-type="float" office:value="29811" table:style-name="ce5">
            <text:p>29,811<text:s/></text:p>
          </table:table-cell>
          <table:table-cell office:value-type="float" office:value="27919" table:style-name="ce5">
            <text:p>27,919<text:s/></text:p>
          </table:table-cell>
          <table:table-cell office:value-type="float" office:value="23791" table:style-name="ce5">
            <text:p>23,791<text:s/></text:p>
          </table:table-cell>
          <table:table-cell office:value-type="float" office:value="29048" table:style-name="ce5">
            <text:p>29,048<text:s/></text:p>
          </table:table-cell>
          <table:table-cell office:value-type="float" office:value="145457" table:style-name="ce5">
            <text:p>145,457<text:s/></text:p>
          </table:table-cell>
          <table:table-cell office:value-type="float" office:value="43341" table:style-name="ce5">
            <text:p>43,341<text:s/></text:p>
          </table:table-cell>
          <table:table-cell office:value-type="float" office:value="26524" table:style-name="ce5">
            <text:p>26,524<text:s/></text:p>
          </table:table-cell>
          <table:table-cell office:value-type="float" office:value="26138" table:style-name="ce5">
            <text:p>26,138<text:s/></text:p>
          </table:table-cell>
          <table:table-cell office:value-type="float" office:value="30171" table:style-name="ce5">
            <text:p>30,171<text:s/></text:p>
          </table:table-cell>
          <table:table-cell office:value-type="float" office:value="34391" table:style-name="ce5">
            <text:p>34,391<text:s/></text:p>
          </table:table-cell>
          <table:table-cell office:value-type="float" office:value="32480" table:style-name="ce5">
            <text:p>32,480<text:s/></text:p>
          </table:table-cell>
          <table:table-cell office:value-type="float" office:value="25140" table:style-name="ce5">
            <text:p>25,140<text:s/></text:p>
          </table:table-cell>
          <table:table-cell office:value-type="float" office:value="13969" table:style-name="ce5">
            <text:p>13,969<text:s/></text:p>
          </table:table-cell>
          <table:table-cell office:value-type="float" office:value="35338" table:style-name="ce5">
            <text:p>35,338<text:s/></text:p>
          </table:table-cell>
          <table:table-cell office:value-type="float" office:value="7223" table:style-name="ce5">
            <text:p>7,223<text:s/></text:p>
          </table:table-cell>
          <table:table-cell office:value-type="float" office:value="9427" table:style-name="ce5">
            <text:p>9,427<text:s/></text:p>
          </table:table-cell>
          <table:table-cell office:value-type="float" office:value="21833" table:style-name="ce5">
            <text:p>21,833<text:s/></text:p>
          </table:table-cell>
          <table:table-cell office:value-type="float" office:value="6929" table:style-name="ce5">
            <text:p>6,929<text:s/></text:p>
          </table:table-cell>
          <table:table-cell office:value-type="float" office:value="3965" table:style-name="ce5">
            <text:p>3,965<text:s/></text:p>
          </table:table-cell>
          <table:table-cell office:value-type="float" office:value="3998" table:style-name="ce5">
            <text:p>3,998<text:s/></text:p>
          </table:table-cell>
          <table:table-cell office:value-type="float" office:value="15133" table:style-name="ce5">
            <text:p>15,133<text:s/></text:p>
          </table:table-cell>
          <table:table-cell office:value-type="float" office:value="10671" table:style-name="ce5">
            <text:p>10,671<text:s/></text:p>
          </table:table-cell>
          <table:table-cell office:value-type="float" office:value="12033" table:style-name="ce5">
            <text:p>12,033<text:s/></text:p>
          </table:table-cell>
          <table:table-cell office:value-type="float" office:value="36458" table:style-name="ce5">
            <text:p>36,458<text:s/></text:p>
          </table:table-cell>
          <table:table-cell office:value-type="float" office:value="9274" table:style-name="ce5">
            <text:p>9,274<text:s/></text:p>
          </table:table-cell>
          <table:table-cell office:value-type="float" office:value="14691" table:style-name="ce5">
            <text:p>14,691<text:s/></text:p>
          </table:table-cell>
          <table:table-cell office:value-type="float" office:value="8075" table:style-name="ce5">
            <text:p>8,075<text:s/></text:p>
          </table:table-cell>
          <table:table-cell office:value-type="float" office:value="24242" table:style-name="ce5">
            <text:p>24,242<text:s/></text:p>
          </table:table-cell>
          <table:table-cell office:value-type="float" office:value="26488" table:style-name="ce5">
            <text:p>26,488<text:s/></text:p>
          </table:table-cell>
          <table:table-cell office:value-type="float" office:value="30877" table:style-name="ce5">
            <text:p>30,877<text:s/></text:p>
          </table:table-cell>
          <table:table-cell office:value-type="float" office:value="51238" table:style-name="ce5">
            <text:p>51,238<text:s/></text:p>
          </table:table-cell>
          <table:table-cell office:value-type="float" office:value="45446" table:style-name="ce5">
            <text:p>45,446<text:s/></text:p>
          </table:table-cell>
          <table:table-cell office:value-type="float" office:value="28502" table:style-name="ce5">
            <text:p>28,502<text:s/></text:p>
          </table:table-cell>
          <table:table-cell office:value-type="float" office:value="33133" table:style-name="ce5">
            <text:p>33,133<text:s/></text:p>
          </table:table-cell>
          <table:table-cell office:value-type="float" office:value="73334" table:style-name="ce5">
            <text:p>73,334<text:s/></text:p>
          </table:table-cell>
          <table:table-cell office:value-type="float" office:value="26623" table:style-name="ce5">
            <text:p>26,623<text:s/></text:p>
          </table:table-cell>
          <table:table-cell office:value-type="float" office:value="34602" table:style-name="ce5">
            <text:p>34,602<text:s/></text:p>
          </table:table-cell>
          <table:table-cell office:value-type="float" office:value="37639" table:style-name="ce5">
            <text:p>37,639<text:s/></text:p>
          </table:table-cell>
          <table:table-cell office:value-type="float" office:value="23891" table:style-name="ce5">
            <text:p>23,891<text:s/></text:p>
          </table:table-cell>
          <table:table-cell office:value-type="float" office:value="64907" table:style-name="ce5">
            <text:p>64,907<text:s/></text:p>
          </table:table-cell>
          <table:table-cell office:value-type="float" office:value="22548" table:style-name="ce5">
            <text:p>22,548<text:s/></text:p>
          </table:table-cell>
          <table:table-cell office:value-type="float" office:value="17593" table:style-name="ce5">
            <text:p>17,593<text:s/></text:p>
          </table:table-cell>
          <table:table-cell office:value-type="float" office:value="16267" table:style-name="ce5">
            <text:p>16,267<text:s/></text:p>
          </table:table-cell>
          <table:table-cell office:value-type="float" office:value="19797" table:style-name="ce5">
            <text:p>19,797<text:s/></text:p>
          </table:table-cell>
          <table:table-cell office:value-type="float" office:value="14026" table:style-name="ce5">
            <text:p>14,026<text:s/></text:p>
          </table:table-cell>
          <table:table-cell office:value-type="float" office:value="34051" table:style-name="ce5">
            <text:p>34,051<text:s/></text:p>
          </table:table-cell>
          <table:table-cell office:value-type="float" office:value="20961" table:style-name="ce5">
            <text:p>20,961<text:s/></text:p>
          </table:table-cell>
          <table:table-cell office:value-type="float" office:value="8680" table:style-name="ce5">
            <text:p>8,680<text:s/></text:p>
          </table:table-cell>
          <table:table-cell office:value-type="float" office:value="14450" table:style-name="ce5">
            <text:p>14,450<text:s/></text:p>
          </table:table-cell>
          <table:table-cell office:value-type="float" office:value="44483" table:style-name="ce5">
            <text:p>44,483<text:s/></text:p>
          </table:table-cell>
          <table:table-cell office:value-type="float" office:value="26636" table:style-name="ce5">
            <text:p>26,636<text:s/></text:p>
          </table:table-cell>
          <table:table-cell office:value-type="float" office:value="27152" table:style-name="ce5">
            <text:p>27,152<text:s/></text:p>
          </table:table-cell>
          <table:table-cell office:value-type="float" office:value="27137" table:style-name="ce5">
            <text:p>27,137<text:s/></text:p>
          </table:table-cell>
          <table:table-cell office:value-type="float" office:value="15789" table:style-name="ce5">
            <text:p>15,789<text:s/></text:p>
          </table:table-cell>
          <table:table-cell office:value-type="float" office:value="12368" table:style-name="ce5">
            <text:p>12,368<text:s/></text:p>
          </table:table-cell>
          <table:table-cell office:value-type="float" office:value="5753" table:style-name="ce5">
            <text:p>5,753<text:s/></text:p>
          </table:table-cell>
          <table:table-cell office:value-type="float" office:value="5284" table:style-name="ce5">
            <text:p>5,284<text:s/></text:p>
          </table:table-cell>
          <table:table-cell office:value-type="float" office:value="6999" table:style-name="ce5">
            <text:p>6,999<text:s/></text:p>
          </table:table-cell>
          <table:table-cell office:value-type="float" office:value="11085" table:style-name="ce5">
            <text:p>11,085<text:s/></text:p>
          </table:table-cell>
          <table:table-cell office:value-type="float" office:value="10099" table:style-name="ce5">
            <text:p>10,099<text:s/></text:p>
          </table:table-cell>
          <table:table-cell office:value-type="float" office:value="12841" table:style-name="ce5">
            <text:p>12,841<text:s/></text:p>
          </table:table-cell>
          <table:table-cell office:value-type="float" office:value="19281" table:style-name="ce5">
            <text:p>19,281<text:s/></text:p>
          </table:table-cell>
          <table:table-cell office:value-type="float" office:value="33581" table:style-name="ce5">
            <text:p>33,581<text:s/></text:p>
          </table:table-cell>
          <table:table-cell office:value-type="float" office:value="28227" table:style-name="ce5">
            <text:p>28,227<text:s/></text:p>
          </table:table-cell>
          <table:table-cell office:value-type="float" office:value="14738" table:style-name="ce5">
            <text:p>14,738<text:s/></text:p>
          </table:table-cell>
          <table:table-cell office:value-type="float" office:value="13618" table:style-name="ce5">
            <text:p>13,618<text:s/></text:p>
          </table:table-cell>
          <table:table-cell office:value-type="float" office:value="14017" table:style-name="ce5">
            <text:p>14,017<text:s/></text:p>
          </table:table-cell>
          <table:table-cell office:value-type="float" office:value="13383" table:style-name="ce5">
            <text:p>13,383<text:s/></text:p>
          </table:table-cell>
          <table:table-cell office:value-type="float" office:value="13075" table:style-name="ce5">
            <text:p>13,075<text:s/></text:p>
          </table:table-cell>
          <table:table-cell office:value-type="float" office:value="11316" table:style-name="ce5">
            <text:p>11,316<text:s/></text:p>
          </table:table-cell>
          <table:table-cell office:value-type="float" office:value="10006" table:style-name="ce5">
            <text:p>10,006<text:s/></text:p>
          </table:table-cell>
          <table:table-cell table:number-columns-repeated="16275"/>
        </table:table-row>
        <table:table-row table:style-name="ro2">
          <table:table-cell office:value-type="date" office:date-value="2019-12-11T00:00:00" table:style-name="ce4">
            <text:p>2019/12/11</text:p>
          </table:table-cell>
          <table:table-cell office:value-type="float" office:value="5774" table:style-name="ce5">
            <text:p>5,774<text:s/></text:p>
          </table:table-cell>
          <table:table-cell office:value-type="float" office:value="16336" table:style-name="ce5">
            <text:p>16,336<text:s/></text:p>
          </table:table-cell>
          <table:table-cell office:value-type="float" office:value="47649" table:style-name="ce5">
            <text:p>47,649<text:s/></text:p>
          </table:table-cell>
          <table:table-cell office:value-type="float" office:value="46786" table:style-name="ce5">
            <text:p>46,786<text:s/></text:p>
          </table:table-cell>
          <table:table-cell office:value-type="float" office:value="30074" table:style-name="ce5">
            <text:p>30,074<text:s/></text:p>
          </table:table-cell>
          <table:table-cell office:value-type="float" office:value="16368" table:style-name="ce5">
            <text:p>16,368<text:s/></text:p>
          </table:table-cell>
          <table:table-cell office:value-type="float" office:value="12775" table:style-name="ce5">
            <text:p>12,775<text:s/></text:p>
          </table:table-cell>
          <table:table-cell office:value-type="float" office:value="4201" table:style-name="ce5">
            <text:p>4,201<text:s/></text:p>
          </table:table-cell>
          <table:table-cell office:value-type="float" office:value="3285" table:style-name="ce5">
            <text:p>3,285<text:s/></text:p>
          </table:table-cell>
          <table:table-cell office:value-type="float" office:value="16290" table:style-name="ce5">
            <text:p>16,290<text:s/></text:p>
          </table:table-cell>
          <table:table-cell office:value-type="float" office:value="2254" table:style-name="ce5">
            <text:p>2,254<text:s/></text:p>
          </table:table-cell>
          <table:table-cell office:value-type="float" office:value="5159" table:style-name="ce5">
            <text:p>5,159<text:s/></text:p>
          </table:table-cell>
          <table:table-cell office:value-type="float" office:value="7546" table:style-name="ce5">
            <text:p>7,546<text:s/></text:p>
          </table:table-cell>
          <table:table-cell office:value-type="float" office:value="11621" table:style-name="ce5">
            <text:p>11,621<text:s/></text:p>
          </table:table-cell>
          <table:table-cell office:value-type="float" office:value="11811" table:style-name="ce5">
            <text:p>11,811<text:s/></text:p>
          </table:table-cell>
          <table:table-cell office:value-type="float" office:value="20852" table:style-name="ce5">
            <text:p>20,852<text:s/></text:p>
          </table:table-cell>
          <table:table-cell office:value-type="float" office:value="18927" table:style-name="ce5">
            <text:p>18,927<text:s/></text:p>
          </table:table-cell>
          <table:table-cell office:value-type="float" office:value="6034" table:style-name="ce5">
            <text:p>6,034<text:s/></text:p>
          </table:table-cell>
          <table:table-cell office:value-type="float" office:value="9933" table:style-name="ce5">
            <text:p>9,933<text:s/></text:p>
          </table:table-cell>
          <table:table-cell office:value-type="float" office:value="3552" table:style-name="ce5">
            <text:p>3,552<text:s/></text:p>
          </table:table-cell>
          <table:table-cell office:value-type="float" office:value="9634" table:style-name="ce5">
            <text:p>9,634<text:s/></text:p>
          </table:table-cell>
          <table:table-cell office:value-type="float" office:value="9284" table:style-name="ce5">
            <text:p>9,284<text:s/></text:p>
          </table:table-cell>
          <table:table-cell office:value-type="float" office:value="5938" table:style-name="ce5">
            <text:p>5,938<text:s/></text:p>
          </table:table-cell>
          <table:table-cell office:value-type="float" office:value="31181" table:style-name="ce5">
            <text:p>31,181<text:s/></text:p>
          </table:table-cell>
          <table:table-cell office:value-type="float" office:value="3242" table:style-name="ce5">
            <text:p>3,242<text:s/></text:p>
          </table:table-cell>
          <table:table-cell office:value-type="float" office:value="11946" table:style-name="ce5">
            <text:p>11,946<text:s/></text:p>
          </table:table-cell>
          <table:table-cell office:value-type="float" office:value="13434" table:style-name="ce5">
            <text:p>13,434<text:s/></text:p>
          </table:table-cell>
          <table:table-cell office:value-type="float" office:value="17984" table:style-name="ce5">
            <text:p>17,984<text:s/></text:p>
          </table:table-cell>
          <table:table-cell office:value-type="float" office:value="23272" table:style-name="ce5">
            <text:p>23,272<text:s/></text:p>
          </table:table-cell>
          <table:table-cell office:value-type="float" office:value="18931" table:style-name="ce5">
            <text:p>18,931<text:s/></text:p>
          </table:table-cell>
          <table:table-cell office:value-type="float" office:value="10481" table:style-name="ce5">
            <text:p>10,481<text:s/></text:p>
          </table:table-cell>
          <table:table-cell office:value-type="float" office:value="30015" table:style-name="ce5">
            <text:p>30,015<text:s/></text:p>
          </table:table-cell>
          <table:table-cell office:value-type="float" office:value="19365" table:style-name="ce5">
            <text:p>19,365<text:s/></text:p>
          </table:table-cell>
          <table:table-cell office:value-type="float" office:value="37147" table:style-name="ce5">
            <text:p>37,147<text:s/></text:p>
          </table:table-cell>
          <table:table-cell office:value-type="float" office:value="32051" table:style-name="ce5">
            <text:p>32,051<text:s/></text:p>
          </table:table-cell>
          <table:table-cell office:value-type="float" office:value="13082" table:style-name="ce5">
            <text:p>13,082<text:s/></text:p>
          </table:table-cell>
          <table:table-cell office:value-type="float" office:value="40861" table:style-name="ce5">
            <text:p>40,861<text:s/></text:p>
          </table:table-cell>
          <table:table-cell office:value-type="float" office:value="29936" table:style-name="ce5">
            <text:p>29,936<text:s/></text:p>
          </table:table-cell>
          <table:table-cell office:value-type="float" office:value="27707" table:style-name="ce5">
            <text:p>27,707<text:s/></text:p>
          </table:table-cell>
          <table:table-cell office:value-type="float" office:value="23646" table:style-name="ce5">
            <text:p>23,646<text:s/></text:p>
          </table:table-cell>
          <table:table-cell office:value-type="float" office:value="28603" table:style-name="ce5">
            <text:p>28,603<text:s/></text:p>
          </table:table-cell>
          <table:table-cell office:value-type="float" office:value="146338" table:style-name="ce5">
            <text:p>146,338<text:s/></text:p>
          </table:table-cell>
          <table:table-cell office:value-type="float" office:value="45604" table:style-name="ce5">
            <text:p>45,604<text:s/></text:p>
          </table:table-cell>
          <table:table-cell office:value-type="float" office:value="27062" table:style-name="ce5">
            <text:p>27,062<text:s/></text:p>
          </table:table-cell>
          <table:table-cell office:value-type="float" office:value="26580" table:style-name="ce5">
            <text:p>26,580<text:s/></text:p>
          </table:table-cell>
          <table:table-cell office:value-type="float" office:value="30163" table:style-name="ce5">
            <text:p>30,163<text:s/></text:p>
          </table:table-cell>
          <table:table-cell office:value-type="float" office:value="35767" table:style-name="ce5">
            <text:p>35,767<text:s/></text:p>
          </table:table-cell>
          <table:table-cell office:value-type="float" office:value="32675" table:style-name="ce5">
            <text:p>32,675<text:s/></text:p>
          </table:table-cell>
          <table:table-cell office:value-type="float" office:value="25346" table:style-name="ce5">
            <text:p>25,346<text:s/></text:p>
          </table:table-cell>
          <table:table-cell office:value-type="float" office:value="14112" table:style-name="ce5">
            <text:p>14,112<text:s/></text:p>
          </table:table-cell>
          <table:table-cell office:value-type="float" office:value="35918" table:style-name="ce5">
            <text:p>35,918<text:s/></text:p>
          </table:table-cell>
          <table:table-cell office:value-type="float" office:value="7230" table:style-name="ce5">
            <text:p>7,230<text:s/></text:p>
          </table:table-cell>
          <table:table-cell office:value-type="float" office:value="9009" table:style-name="ce5">
            <text:p>9,009<text:s/></text:p>
          </table:table-cell>
          <table:table-cell office:value-type="float" office:value="21904" table:style-name="ce5">
            <text:p>21,904<text:s/></text:p>
          </table:table-cell>
          <table:table-cell office:value-type="float" office:value="6806" table:style-name="ce5">
            <text:p>6,806<text:s/></text:p>
          </table:table-cell>
          <table:table-cell office:value-type="float" office:value="3851" table:style-name="ce5">
            <text:p>3,851<text:s/></text:p>
          </table:table-cell>
          <table:table-cell office:value-type="float" office:value="3995" table:style-name="ce5">
            <text:p>3,995<text:s/></text:p>
          </table:table-cell>
          <table:table-cell office:value-type="float" office:value="14878" table:style-name="ce5">
            <text:p>14,878<text:s/></text:p>
          </table:table-cell>
          <table:table-cell office:value-type="float" office:value="10746" table:style-name="ce5">
            <text:p>10,746<text:s/></text:p>
          </table:table-cell>
          <table:table-cell office:value-type="float" office:value="12163" table:style-name="ce5">
            <text:p>12,163<text:s/></text:p>
          </table:table-cell>
          <table:table-cell office:value-type="float" office:value="36718" table:style-name="ce5">
            <text:p>36,718<text:s/></text:p>
          </table:table-cell>
          <table:table-cell office:value-type="float" office:value="9416" table:style-name="ce5">
            <text:p>9,416<text:s/></text:p>
          </table:table-cell>
          <table:table-cell office:value-type="float" office:value="14706" table:style-name="ce5">
            <text:p>14,706<text:s/></text:p>
          </table:table-cell>
          <table:table-cell office:value-type="float" office:value="8111" table:style-name="ce5">
            <text:p>8,111<text:s/></text:p>
          </table:table-cell>
          <table:table-cell office:value-type="float" office:value="24319" table:style-name="ce5">
            <text:p>24,319<text:s/></text:p>
          </table:table-cell>
          <table:table-cell office:value-type="float" office:value="26336" table:style-name="ce5">
            <text:p>26,336<text:s/></text:p>
          </table:table-cell>
          <table:table-cell office:value-type="float" office:value="31153" table:style-name="ce5">
            <text:p>31,153<text:s/></text:p>
          </table:table-cell>
          <table:table-cell office:value-type="float" office:value="52488" table:style-name="ce5">
            <text:p>52,488<text:s/></text:p>
          </table:table-cell>
          <table:table-cell office:value-type="float" office:value="45387" table:style-name="ce5">
            <text:p>45,387<text:s/></text:p>
          </table:table-cell>
          <table:table-cell office:value-type="float" office:value="28617" table:style-name="ce5">
            <text:p>28,617<text:s/></text:p>
          </table:table-cell>
          <table:table-cell office:value-type="float" office:value="32648" table:style-name="ce5">
            <text:p>32,648<text:s/></text:p>
          </table:table-cell>
          <table:table-cell office:value-type="float" office:value="75151" table:style-name="ce5">
            <text:p>75,151<text:s/></text:p>
          </table:table-cell>
          <table:table-cell office:value-type="float" office:value="27168" table:style-name="ce5">
            <text:p>27,168<text:s/></text:p>
          </table:table-cell>
          <table:table-cell office:value-type="float" office:value="35198" table:style-name="ce5">
            <text:p>35,198<text:s/></text:p>
          </table:table-cell>
          <table:table-cell office:value-type="float" office:value="38717" table:style-name="ce5">
            <text:p>38,717<text:s/></text:p>
          </table:table-cell>
          <table:table-cell office:value-type="float" office:value="24353" table:style-name="ce5">
            <text:p>24,353<text:s/></text:p>
          </table:table-cell>
          <table:table-cell office:value-type="float" office:value="67369" table:style-name="ce5">
            <text:p>67,369<text:s/></text:p>
          </table:table-cell>
          <table:table-cell office:value-type="float" office:value="22394" table:style-name="ce5">
            <text:p>22,394<text:s/></text:p>
          </table:table-cell>
          <table:table-cell office:value-type="float" office:value="17640" table:style-name="ce5">
            <text:p>17,640<text:s/></text:p>
          </table:table-cell>
          <table:table-cell office:value-type="float" office:value="16416" table:style-name="ce5">
            <text:p>16,416<text:s/></text:p>
          </table:table-cell>
          <table:table-cell office:value-type="float" office:value="20672" table:style-name="ce5">
            <text:p>20,672<text:s/></text:p>
          </table:table-cell>
          <table:table-cell office:value-type="float" office:value="14424" table:style-name="ce5">
            <text:p>14,424<text:s/></text:p>
          </table:table-cell>
          <table:table-cell office:value-type="float" office:value="34135" table:style-name="ce5">
            <text:p>34,135<text:s/></text:p>
          </table:table-cell>
          <table:table-cell office:value-type="float" office:value="21038" table:style-name="ce5">
            <text:p>21,038<text:s/></text:p>
          </table:table-cell>
          <table:table-cell office:value-type="float" office:value="8480" table:style-name="ce5">
            <text:p>8,480<text:s/></text:p>
          </table:table-cell>
          <table:table-cell office:value-type="float" office:value="14539" table:style-name="ce5">
            <text:p>14,539<text:s/></text:p>
          </table:table-cell>
          <table:table-cell office:value-type="float" office:value="46108" table:style-name="ce5">
            <text:p>46,108<text:s/></text:p>
          </table:table-cell>
          <table:table-cell office:value-type="float" office:value="26364" table:style-name="ce5">
            <text:p>26,364<text:s/></text:p>
          </table:table-cell>
          <table:table-cell office:value-type="float" office:value="27131" table:style-name="ce5">
            <text:p>27,131<text:s/></text:p>
          </table:table-cell>
          <table:table-cell office:value-type="float" office:value="27447" table:style-name="ce5">
            <text:p>27,447<text:s/></text:p>
          </table:table-cell>
          <table:table-cell office:value-type="float" office:value="15317" table:style-name="ce5">
            <text:p>15,317<text:s/></text:p>
          </table:table-cell>
          <table:table-cell office:value-type="float" office:value="12519" table:style-name="ce5">
            <text:p>12,519<text:s/></text:p>
          </table:table-cell>
          <table:table-cell office:value-type="float" office:value="5697" table:style-name="ce5">
            <text:p>5,697<text:s/></text:p>
          </table:table-cell>
          <table:table-cell office:value-type="float" office:value="5253" table:style-name="ce5">
            <text:p>5,253<text:s/></text:p>
          </table:table-cell>
          <table:table-cell office:value-type="float" office:value="6887" table:style-name="ce5">
            <text:p>6,887<text:s/></text:p>
          </table:table-cell>
          <table:table-cell office:value-type="float" office:value="11333" table:style-name="ce5">
            <text:p>11,333<text:s/></text:p>
          </table:table-cell>
          <table:table-cell office:value-type="float" office:value="10411" table:style-name="ce5">
            <text:p>10,411<text:s/></text:p>
          </table:table-cell>
          <table:table-cell office:value-type="float" office:value="13223" table:style-name="ce5">
            <text:p>13,223<text:s/></text:p>
          </table:table-cell>
          <table:table-cell office:value-type="float" office:value="19293" table:style-name="ce5">
            <text:p>19,293<text:s/></text:p>
          </table:table-cell>
          <table:table-cell office:value-type="float" office:value="33149" table:style-name="ce5">
            <text:p>33,149<text:s/></text:p>
          </table:table-cell>
          <table:table-cell office:value-type="float" office:value="29882" table:style-name="ce5">
            <text:p>29,882<text:s/></text:p>
          </table:table-cell>
          <table:table-cell office:value-type="float" office:value="14736" table:style-name="ce5">
            <text:p>14,736<text:s/></text:p>
          </table:table-cell>
          <table:table-cell office:value-type="float" office:value="13644" table:style-name="ce5">
            <text:p>13,644<text:s/></text:p>
          </table:table-cell>
          <table:table-cell office:value-type="float" office:value="14035" table:style-name="ce5">
            <text:p>14,035<text:s/></text:p>
          </table:table-cell>
          <table:table-cell office:value-type="float" office:value="13473" table:style-name="ce5">
            <text:p>13,473<text:s/></text:p>
          </table:table-cell>
          <table:table-cell office:value-type="float" office:value="13006" table:style-name="ce5">
            <text:p>13,006<text:s/></text:p>
          </table:table-cell>
          <table:table-cell office:value-type="float" office:value="11361" table:style-name="ce5">
            <text:p>11,361<text:s/></text:p>
          </table:table-cell>
          <table:table-cell office:value-type="float" office:value="9968" table:style-name="ce5">
            <text:p>9,968<text:s/></text:p>
          </table:table-cell>
          <table:table-cell table:number-columns-repeated="16275"/>
        </table:table-row>
        <table:table-row table:style-name="ro2">
          <table:table-cell office:value-type="date" office:date-value="2019-12-12T00:00:00" table:style-name="ce4">
            <text:p>2019/12/12</text:p>
          </table:table-cell>
          <table:table-cell office:value-type="float" office:value="6160" table:style-name="ce5">
            <text:p>6,160<text:s/></text:p>
          </table:table-cell>
          <table:table-cell office:value-type="float" office:value="16482" table:style-name="ce5">
            <text:p>16,482<text:s/></text:p>
          </table:table-cell>
          <table:table-cell office:value-type="float" office:value="48450" table:style-name="ce5">
            <text:p>48,450<text:s/></text:p>
          </table:table-cell>
          <table:table-cell office:value-type="float" office:value="48089" table:style-name="ce5">
            <text:p>48,089<text:s/></text:p>
          </table:table-cell>
          <table:table-cell office:value-type="float" office:value="30596" table:style-name="ce5">
            <text:p>30,596<text:s/></text:p>
          </table:table-cell>
          <table:table-cell office:value-type="float" office:value="16797" table:style-name="ce5">
            <text:p>16,797<text:s/></text:p>
          </table:table-cell>
          <table:table-cell office:value-type="float" office:value="12935" table:style-name="ce5">
            <text:p>12,935<text:s/></text:p>
          </table:table-cell>
          <table:table-cell office:value-type="float" office:value="4176" table:style-name="ce5">
            <text:p>4,176<text:s/></text:p>
          </table:table-cell>
          <table:table-cell office:value-type="float" office:value="3362" table:style-name="ce5">
            <text:p>3,362<text:s/></text:p>
          </table:table-cell>
          <table:table-cell office:value-type="float" office:value="16699" table:style-name="ce5">
            <text:p>16,699<text:s/></text:p>
          </table:table-cell>
          <table:table-cell office:value-type="float" office:value="2326" table:style-name="ce5">
            <text:p>2,326<text:s/></text:p>
          </table:table-cell>
          <table:table-cell office:value-type="float" office:value="5182" table:style-name="ce5">
            <text:p>5,182<text:s/></text:p>
          </table:table-cell>
          <table:table-cell office:value-type="float" office:value="8090" table:style-name="ce5">
            <text:p>8,090<text:s/></text:p>
          </table:table-cell>
          <table:table-cell office:value-type="float" office:value="11573" table:style-name="ce5">
            <text:p>11,573<text:s/></text:p>
          </table:table-cell>
          <table:table-cell office:value-type="float" office:value="12333" table:style-name="ce5">
            <text:p>12,333<text:s/></text:p>
          </table:table-cell>
          <table:table-cell office:value-type="float" office:value="20826" table:style-name="ce5">
            <text:p>20,826<text:s/></text:p>
          </table:table-cell>
          <table:table-cell office:value-type="float" office:value="19017" table:style-name="ce5">
            <text:p>19,017<text:s/></text:p>
          </table:table-cell>
          <table:table-cell office:value-type="float" office:value="6167" table:style-name="ce5">
            <text:p>6,167<text:s/></text:p>
          </table:table-cell>
          <table:table-cell office:value-type="float" office:value="10121" table:style-name="ce5">
            <text:p>10,121<text:s/></text:p>
          </table:table-cell>
          <table:table-cell office:value-type="float" office:value="3734" table:style-name="ce5">
            <text:p>3,734<text:s/></text:p>
          </table:table-cell>
          <table:table-cell office:value-type="float" office:value="9772" table:style-name="ce5">
            <text:p>9,772<text:s/></text:p>
          </table:table-cell>
          <table:table-cell office:value-type="float" office:value="9512" table:style-name="ce5">
            <text:p>9,512<text:s/></text:p>
          </table:table-cell>
          <table:table-cell office:value-type="float" office:value="5942" table:style-name="ce5">
            <text:p>5,942<text:s/></text:p>
          </table:table-cell>
          <table:table-cell office:value-type="float" office:value="36545" table:style-name="ce5">
            <text:p>36,545<text:s/></text:p>
          </table:table-cell>
          <table:table-cell office:value-type="float" office:value="3562" table:style-name="ce5">
            <text:p>3,562<text:s/></text:p>
          </table:table-cell>
          <table:table-cell office:value-type="float" office:value="11926" table:style-name="ce5">
            <text:p>11,926<text:s/></text:p>
          </table:table-cell>
          <table:table-cell office:value-type="float" office:value="13388" table:style-name="ce5">
            <text:p>13,388<text:s/></text:p>
          </table:table-cell>
          <table:table-cell office:value-type="float" office:value="18437" table:style-name="ce5">
            <text:p>18,437<text:s/></text:p>
          </table:table-cell>
          <table:table-cell office:value-type="float" office:value="23574" table:style-name="ce5">
            <text:p>23,574<text:s/></text:p>
          </table:table-cell>
          <table:table-cell office:value-type="float" office:value="19149" table:style-name="ce5">
            <text:p>19,149<text:s/></text:p>
          </table:table-cell>
          <table:table-cell office:value-type="float" office:value="10466" table:style-name="ce5">
            <text:p>10,466<text:s/></text:p>
          </table:table-cell>
          <table:table-cell office:value-type="float" office:value="30443" table:style-name="ce5">
            <text:p>30,443<text:s/></text:p>
          </table:table-cell>
          <table:table-cell office:value-type="float" office:value="20027" table:style-name="ce5">
            <text:p>20,027<text:s/></text:p>
          </table:table-cell>
          <table:table-cell office:value-type="float" office:value="37675" table:style-name="ce5">
            <text:p>37,675<text:s/></text:p>
          </table:table-cell>
          <table:table-cell office:value-type="float" office:value="32422" table:style-name="ce5">
            <text:p>32,422<text:s/></text:p>
          </table:table-cell>
          <table:table-cell office:value-type="float" office:value="13411" table:style-name="ce5">
            <text:p>13,411<text:s/></text:p>
          </table:table-cell>
          <table:table-cell office:value-type="float" office:value="41303" table:style-name="ce5">
            <text:p>41,303<text:s/></text:p>
          </table:table-cell>
          <table:table-cell office:value-type="float" office:value="29936" table:style-name="ce5">
            <text:p>29,936<text:s/></text:p>
          </table:table-cell>
          <table:table-cell office:value-type="float" office:value="27909" table:style-name="ce5">
            <text:p>27,909<text:s/></text:p>
          </table:table-cell>
          <table:table-cell office:value-type="float" office:value="23897" table:style-name="ce5">
            <text:p>23,897<text:s/></text:p>
          </table:table-cell>
          <table:table-cell office:value-type="float" office:value="29113" table:style-name="ce5">
            <text:p>29,113<text:s/></text:p>
          </table:table-cell>
          <table:table-cell office:value-type="float" office:value="152767" table:style-name="ce5">
            <text:p>152,767<text:s/></text:p>
          </table:table-cell>
          <table:table-cell office:value-type="float" office:value="46347" table:style-name="ce5">
            <text:p>46,347<text:s/></text:p>
          </table:table-cell>
          <table:table-cell office:value-type="float" office:value="26608" table:style-name="ce5">
            <text:p>26,608<text:s/></text:p>
          </table:table-cell>
          <table:table-cell office:value-type="float" office:value="26968" table:style-name="ce5">
            <text:p>26,968<text:s/></text:p>
          </table:table-cell>
          <table:table-cell office:value-type="float" office:value="31618" table:style-name="ce5">
            <text:p>31,618<text:s/></text:p>
          </table:table-cell>
          <table:table-cell office:value-type="float" office:value="35469" table:style-name="ce5">
            <text:p>35,469<text:s/></text:p>
          </table:table-cell>
          <table:table-cell office:value-type="float" office:value="33246" table:style-name="ce5">
            <text:p>33,246<text:s/></text:p>
          </table:table-cell>
          <table:table-cell office:value-type="float" office:value="25836" table:style-name="ce5">
            <text:p>25,836<text:s/></text:p>
          </table:table-cell>
          <table:table-cell office:value-type="float" office:value="13916" table:style-name="ce5">
            <text:p>13,916<text:s/></text:p>
          </table:table-cell>
          <table:table-cell office:value-type="float" office:value="35680" table:style-name="ce5">
            <text:p>35,680<text:s/></text:p>
          </table:table-cell>
          <table:table-cell office:value-type="float" office:value="7365" table:style-name="ce5">
            <text:p>7,365<text:s/></text:p>
          </table:table-cell>
          <table:table-cell office:value-type="float" office:value="9246" table:style-name="ce5">
            <text:p>9,246<text:s/></text:p>
          </table:table-cell>
          <table:table-cell office:value-type="float" office:value="21429" table:style-name="ce5">
            <text:p>21,429<text:s/></text:p>
          </table:table-cell>
          <table:table-cell office:value-type="float" office:value="6794" table:style-name="ce5">
            <text:p>6,794<text:s/></text:p>
          </table:table-cell>
          <table:table-cell office:value-type="float" office:value="3963" table:style-name="ce5">
            <text:p>3,963<text:s/></text:p>
          </table:table-cell>
          <table:table-cell office:value-type="float" office:value="3847" table:style-name="ce5">
            <text:p>3,847<text:s/></text:p>
          </table:table-cell>
          <table:table-cell office:value-type="float" office:value="15043" table:style-name="ce5">
            <text:p>15,043<text:s/></text:p>
          </table:table-cell>
          <table:table-cell office:value-type="float" office:value="10890" table:style-name="ce5">
            <text:p>10,890<text:s/></text:p>
          </table:table-cell>
          <table:table-cell office:value-type="float" office:value="12126" table:style-name="ce5">
            <text:p>12,126<text:s/></text:p>
          </table:table-cell>
          <table:table-cell office:value-type="float" office:value="37156" table:style-name="ce5">
            <text:p>37,156<text:s/></text:p>
          </table:table-cell>
          <table:table-cell office:value-type="float" office:value="9460" table:style-name="ce5">
            <text:p>9,460<text:s/></text:p>
          </table:table-cell>
          <table:table-cell office:value-type="float" office:value="15212" table:style-name="ce5">
            <text:p>15,212<text:s/></text:p>
          </table:table-cell>
          <table:table-cell office:value-type="float" office:value="8053" table:style-name="ce5">
            <text:p>8,053<text:s/></text:p>
          </table:table-cell>
          <table:table-cell office:value-type="float" office:value="24564" table:style-name="ce5">
            <text:p>24,564<text:s/></text:p>
          </table:table-cell>
          <table:table-cell office:value-type="float" office:value="26658" table:style-name="ce5">
            <text:p>26,658<text:s/></text:p>
          </table:table-cell>
          <table:table-cell office:value-type="float" office:value="32146" table:style-name="ce5">
            <text:p>32,146<text:s/></text:p>
          </table:table-cell>
          <table:table-cell office:value-type="float" office:value="53502" table:style-name="ce5">
            <text:p>53,502<text:s/></text:p>
          </table:table-cell>
          <table:table-cell office:value-type="float" office:value="45512" table:style-name="ce5">
            <text:p>45,512<text:s/></text:p>
          </table:table-cell>
          <table:table-cell office:value-type="float" office:value="28737" table:style-name="ce5">
            <text:p>28,737<text:s/></text:p>
          </table:table-cell>
          <table:table-cell office:value-type="float" office:value="32861" table:style-name="ce5">
            <text:p>32,861<text:s/></text:p>
          </table:table-cell>
          <table:table-cell office:value-type="float" office:value="76716" table:style-name="ce5">
            <text:p>76,716<text:s/></text:p>
          </table:table-cell>
          <table:table-cell office:value-type="float" office:value="27473" table:style-name="ce5">
            <text:p>27,473<text:s/></text:p>
          </table:table-cell>
          <table:table-cell office:value-type="float" office:value="35531" table:style-name="ce5">
            <text:p>35,531<text:s/></text:p>
          </table:table-cell>
          <table:table-cell office:value-type="float" office:value="39438" table:style-name="ce5">
            <text:p>39,438<text:s/></text:p>
          </table:table-cell>
          <table:table-cell office:value-type="float" office:value="25092" table:style-name="ce5">
            <text:p>25,092<text:s/></text:p>
          </table:table-cell>
          <table:table-cell office:value-type="float" office:value="68980" table:style-name="ce5">
            <text:p>68,980<text:s/></text:p>
          </table:table-cell>
          <table:table-cell office:value-type="float" office:value="22829" table:style-name="ce5">
            <text:p>22,829<text:s/></text:p>
          </table:table-cell>
          <table:table-cell office:value-type="float" office:value="17806" table:style-name="ce5">
            <text:p>17,806<text:s/></text:p>
          </table:table-cell>
          <table:table-cell office:value-type="float" office:value="17348" table:style-name="ce5">
            <text:p>17,348<text:s/></text:p>
          </table:table-cell>
          <table:table-cell office:value-type="float" office:value="22122" table:style-name="ce5">
            <text:p>22,122<text:s/></text:p>
          </table:table-cell>
          <table:table-cell office:value-type="float" office:value="14732" table:style-name="ce5">
            <text:p>14,732<text:s/></text:p>
          </table:table-cell>
          <table:table-cell office:value-type="float" office:value="36456" table:style-name="ce5">
            <text:p>36,456<text:s/></text:p>
          </table:table-cell>
          <table:table-cell office:value-type="float" office:value="21424" table:style-name="ce5">
            <text:p>21,424<text:s/></text:p>
          </table:table-cell>
          <table:table-cell office:value-type="float" office:value="8772" table:style-name="ce5">
            <text:p>8,772<text:s/></text:p>
          </table:table-cell>
          <table:table-cell office:value-type="float" office:value="14678" table:style-name="ce5">
            <text:p>14,678<text:s/></text:p>
          </table:table-cell>
          <table:table-cell office:value-type="float" office:value="46170" table:style-name="ce5">
            <text:p>46,170<text:s/></text:p>
          </table:table-cell>
          <table:table-cell office:value-type="float" office:value="26887" table:style-name="ce5">
            <text:p>26,887<text:s/></text:p>
          </table:table-cell>
          <table:table-cell office:value-type="float" office:value="27520" table:style-name="ce5">
            <text:p>27,520<text:s/></text:p>
          </table:table-cell>
          <table:table-cell office:value-type="float" office:value="27429" table:style-name="ce5">
            <text:p>27,429<text:s/></text:p>
          </table:table-cell>
          <table:table-cell office:value-type="float" office:value="15367" table:style-name="ce5">
            <text:p>15,367<text:s/></text:p>
          </table:table-cell>
          <table:table-cell office:value-type="float" office:value="12510" table:style-name="ce5">
            <text:p>12,510<text:s/></text:p>
          </table:table-cell>
          <table:table-cell office:value-type="float" office:value="5921" table:style-name="ce5">
            <text:p>5,921<text:s/></text:p>
          </table:table-cell>
          <table:table-cell office:value-type="float" office:value="5328" table:style-name="ce5">
            <text:p>5,328<text:s/></text:p>
          </table:table-cell>
          <table:table-cell office:value-type="float" office:value="7030" table:style-name="ce5">
            <text:p>7,030<text:s/></text:p>
          </table:table-cell>
          <table:table-cell office:value-type="float" office:value="11284" table:style-name="ce5">
            <text:p>11,284<text:s/></text:p>
          </table:table-cell>
          <table:table-cell office:value-type="float" office:value="10455" table:style-name="ce5">
            <text:p>10,455<text:s/></text:p>
          </table:table-cell>
          <table:table-cell office:value-type="float" office:value="13184" table:style-name="ce5">
            <text:p>13,184<text:s/></text:p>
          </table:table-cell>
          <table:table-cell office:value-type="float" office:value="19214" table:style-name="ce5">
            <text:p>19,214<text:s/></text:p>
          </table:table-cell>
          <table:table-cell office:value-type="float" office:value="33142" table:style-name="ce5">
            <text:p>33,142<text:s/></text:p>
          </table:table-cell>
          <table:table-cell office:value-type="float" office:value="30004" table:style-name="ce5">
            <text:p>30,004<text:s/></text:p>
          </table:table-cell>
          <table:table-cell office:value-type="float" office:value="14768" table:style-name="ce5">
            <text:p>14,768<text:s/></text:p>
          </table:table-cell>
          <table:table-cell office:value-type="float" office:value="13790" table:style-name="ce5">
            <text:p>13,790<text:s/></text:p>
          </table:table-cell>
          <table:table-cell office:value-type="float" office:value="14125" table:style-name="ce5">
            <text:p>14,125<text:s/></text:p>
          </table:table-cell>
          <table:table-cell office:value-type="float" office:value="13444" table:style-name="ce5">
            <text:p>13,444<text:s/></text:p>
          </table:table-cell>
          <table:table-cell office:value-type="float" office:value="13080" table:style-name="ce5">
            <text:p>13,080<text:s/></text:p>
          </table:table-cell>
          <table:table-cell office:value-type="float" office:value="11234" table:style-name="ce5">
            <text:p>11,234<text:s/></text:p>
          </table:table-cell>
          <table:table-cell office:value-type="float" office:value="10041" table:style-name="ce5">
            <text:p>10,041<text:s/></text:p>
          </table:table-cell>
          <table:table-cell table:number-columns-repeated="16275"/>
        </table:table-row>
        <table:table-row table:style-name="ro2">
          <table:table-cell office:value-type="date" office:date-value="2019-12-13T00:00:00" table:style-name="ce4">
            <text:p>2019/12/13</text:p>
          </table:table-cell>
          <table:table-cell office:value-type="float" office:value="6633" table:style-name="ce5">
            <text:p>6,633<text:s/></text:p>
          </table:table-cell>
          <table:table-cell office:value-type="float" office:value="17448" table:style-name="ce5">
            <text:p>17,448<text:s/></text:p>
          </table:table-cell>
          <table:table-cell office:value-type="float" office:value="51140" table:style-name="ce5">
            <text:p>51,140<text:s/></text:p>
          </table:table-cell>
          <table:table-cell office:value-type="float" office:value="55730" table:style-name="ce5">
            <text:p>55,730<text:s/></text:p>
          </table:table-cell>
          <table:table-cell office:value-type="float" office:value="32351" table:style-name="ce5">
            <text:p>32,351<text:s/></text:p>
          </table:table-cell>
          <table:table-cell office:value-type="float" office:value="16887" table:style-name="ce5">
            <text:p>16,887<text:s/></text:p>
          </table:table-cell>
          <table:table-cell office:value-type="float" office:value="13465" table:style-name="ce5">
            <text:p>13,465<text:s/></text:p>
          </table:table-cell>
          <table:table-cell office:value-type="float" office:value="4437" table:style-name="ce5">
            <text:p>4,437<text:s/></text:p>
          </table:table-cell>
          <table:table-cell office:value-type="float" office:value="3305" table:style-name="ce5">
            <text:p>3,305<text:s/></text:p>
          </table:table-cell>
          <table:table-cell office:value-type="float" office:value="16902" table:style-name="ce5">
            <text:p>16,902<text:s/></text:p>
          </table:table-cell>
          <table:table-cell office:value-type="float" office:value="2349" table:style-name="ce5">
            <text:p>2,349<text:s/></text:p>
          </table:table-cell>
          <table:table-cell office:value-type="float" office:value="5399" table:style-name="ce5">
            <text:p>5,399<text:s/></text:p>
          </table:table-cell>
          <table:table-cell office:value-type="float" office:value="8604" table:style-name="ce5">
            <text:p>8,604<text:s/></text:p>
          </table:table-cell>
          <table:table-cell office:value-type="float" office:value="11653" table:style-name="ce5">
            <text:p>11,653<text:s/></text:p>
          </table:table-cell>
          <table:table-cell office:value-type="float" office:value="14038" table:style-name="ce5">
            <text:p>14,038<text:s/></text:p>
          </table:table-cell>
          <table:table-cell office:value-type="float" office:value="20998" table:style-name="ce5">
            <text:p>20,998<text:s/></text:p>
          </table:table-cell>
          <table:table-cell office:value-type="float" office:value="19618" table:style-name="ce5">
            <text:p>19,618<text:s/></text:p>
          </table:table-cell>
          <table:table-cell office:value-type="float" office:value="6455" table:style-name="ce5">
            <text:p>6,455<text:s/></text:p>
          </table:table-cell>
          <table:table-cell office:value-type="float" office:value="10579" table:style-name="ce5">
            <text:p>10,579<text:s/></text:p>
          </table:table-cell>
          <table:table-cell office:value-type="float" office:value="3870" table:style-name="ce5">
            <text:p>3,870<text:s/></text:p>
          </table:table-cell>
          <table:table-cell office:value-type="float" office:value="10205" table:style-name="ce5">
            <text:p>10,205<text:s/></text:p>
          </table:table-cell>
          <table:table-cell office:value-type="float" office:value="10235" table:style-name="ce5">
            <text:p>10,235<text:s/></text:p>
          </table:table-cell>
          <table:table-cell office:value-type="float" office:value="6289" table:style-name="ce5">
            <text:p>6,289<text:s/></text:p>
          </table:table-cell>
          <table:table-cell office:value-type="float" office:value="40533" table:style-name="ce5">
            <text:p>40,533<text:s/></text:p>
          </table:table-cell>
          <table:table-cell office:value-type="float" office:value="3755" table:style-name="ce5">
            <text:p>3,755<text:s/></text:p>
          </table:table-cell>
          <table:table-cell office:value-type="float" office:value="12835" table:style-name="ce5">
            <text:p>12,835<text:s/></text:p>
          </table:table-cell>
          <table:table-cell office:value-type="float" office:value="14145" table:style-name="ce5">
            <text:p>14,145<text:s/></text:p>
          </table:table-cell>
          <table:table-cell office:value-type="float" office:value="19568" table:style-name="ce5">
            <text:p>19,568<text:s/></text:p>
          </table:table-cell>
          <table:table-cell office:value-type="float" office:value="25270" table:style-name="ce5">
            <text:p>25,270<text:s/></text:p>
          </table:table-cell>
          <table:table-cell office:value-type="float" office:value="21045" table:style-name="ce5">
            <text:p>21,045<text:s/></text:p>
          </table:table-cell>
          <table:table-cell office:value-type="float" office:value="11233" table:style-name="ce5">
            <text:p>11,233<text:s/></text:p>
          </table:table-cell>
          <table:table-cell office:value-type="float" office:value="34135" table:style-name="ce5">
            <text:p>34,135<text:s/></text:p>
          </table:table-cell>
          <table:table-cell office:value-type="float" office:value="21889" table:style-name="ce5">
            <text:p>21,889<text:s/></text:p>
          </table:table-cell>
          <table:table-cell office:value-type="float" office:value="39125" table:style-name="ce5">
            <text:p>39,125<text:s/></text:p>
          </table:table-cell>
          <table:table-cell office:value-type="float" office:value="33400" table:style-name="ce5">
            <text:p>33,400<text:s/></text:p>
          </table:table-cell>
          <table:table-cell office:value-type="float" office:value="13073" table:style-name="ce5">
            <text:p>13,073<text:s/></text:p>
          </table:table-cell>
          <table:table-cell office:value-type="float" office:value="43758" table:style-name="ce5">
            <text:p>43,758<text:s/></text:p>
          </table:table-cell>
          <table:table-cell office:value-type="float" office:value="31754" table:style-name="ce5">
            <text:p>31,754<text:s/></text:p>
          </table:table-cell>
          <table:table-cell office:value-type="float" office:value="29296" table:style-name="ce5">
            <text:p>29,296<text:s/></text:p>
          </table:table-cell>
          <table:table-cell office:value-type="float" office:value="24573" table:style-name="ce5">
            <text:p>24,573<text:s/></text:p>
          </table:table-cell>
          <table:table-cell office:value-type="float" office:value="28275" table:style-name="ce5">
            <text:p>28,275<text:s/></text:p>
          </table:table-cell>
          <table:table-cell office:value-type="float" office:value="195930" table:style-name="ce5">
            <text:p>195,930<text:s/></text:p>
          </table:table-cell>
          <table:table-cell office:value-type="float" office:value="53941" table:style-name="ce5">
            <text:p>53,941<text:s/></text:p>
          </table:table-cell>
          <table:table-cell office:value-type="float" office:value="29095" table:style-name="ce5">
            <text:p>29,095<text:s/></text:p>
          </table:table-cell>
          <table:table-cell office:value-type="float" office:value="27771" table:style-name="ce5">
            <text:p>27,771<text:s/></text:p>
          </table:table-cell>
          <table:table-cell office:value-type="float" office:value="35080" table:style-name="ce5">
            <text:p>35,080<text:s/></text:p>
          </table:table-cell>
          <table:table-cell office:value-type="float" office:value="40876" table:style-name="ce5">
            <text:p>40,876<text:s/></text:p>
          </table:table-cell>
          <table:table-cell office:value-type="float" office:value="36706" table:style-name="ce5">
            <text:p>36,706<text:s/></text:p>
          </table:table-cell>
          <table:table-cell office:value-type="float" office:value="27474" table:style-name="ce5">
            <text:p>27,474<text:s/></text:p>
          </table:table-cell>
          <table:table-cell office:value-type="float" office:value="14360" table:style-name="ce5">
            <text:p>14,360<text:s/></text:p>
          </table:table-cell>
          <table:table-cell office:value-type="float" office:value="36950" table:style-name="ce5">
            <text:p>36,950<text:s/></text:p>
          </table:table-cell>
          <table:table-cell office:value-type="float" office:value="7669" table:style-name="ce5">
            <text:p>7,669<text:s/></text:p>
          </table:table-cell>
          <table:table-cell office:value-type="float" office:value="9290" table:style-name="ce5">
            <text:p>9,290<text:s/></text:p>
          </table:table-cell>
          <table:table-cell office:value-type="float" office:value="23224" table:style-name="ce5">
            <text:p>23,224<text:s/></text:p>
          </table:table-cell>
          <table:table-cell office:value-type="float" office:value="8007" table:style-name="ce5">
            <text:p>8,007<text:s/></text:p>
          </table:table-cell>
          <table:table-cell office:value-type="float" office:value="4156" table:style-name="ce5">
            <text:p>4,156<text:s/></text:p>
          </table:table-cell>
          <table:table-cell office:value-type="float" office:value="4053" table:style-name="ce5">
            <text:p>4,053<text:s/></text:p>
          </table:table-cell>
          <table:table-cell office:value-type="float" office:value="15093" table:style-name="ce5">
            <text:p>15,093<text:s/></text:p>
          </table:table-cell>
          <table:table-cell office:value-type="float" office:value="11247" table:style-name="ce5">
            <text:p>11,247<text:s/></text:p>
          </table:table-cell>
          <table:table-cell office:value-type="float" office:value="12858" table:style-name="ce5">
            <text:p>12,858<text:s/></text:p>
          </table:table-cell>
          <table:table-cell office:value-type="float" office:value="40574" table:style-name="ce5">
            <text:p>40,574<text:s/></text:p>
          </table:table-cell>
          <table:table-cell office:value-type="float" office:value="10118" table:style-name="ce5">
            <text:p>10,118<text:s/></text:p>
          </table:table-cell>
          <table:table-cell office:value-type="float" office:value="16998" table:style-name="ce5">
            <text:p>16,998<text:s/></text:p>
          </table:table-cell>
          <table:table-cell office:value-type="float" office:value="8904" table:style-name="ce5">
            <text:p>8,904<text:s/></text:p>
          </table:table-cell>
          <table:table-cell office:value-type="float" office:value="25860" table:style-name="ce5">
            <text:p>25,860<text:s/></text:p>
          </table:table-cell>
          <table:table-cell office:value-type="float" office:value="27296" table:style-name="ce5">
            <text:p>27,296<text:s/></text:p>
          </table:table-cell>
          <table:table-cell office:value-type="float" office:value="35949" table:style-name="ce5">
            <text:p>35,949<text:s/></text:p>
          </table:table-cell>
          <table:table-cell office:value-type="float" office:value="64785" table:style-name="ce5">
            <text:p>64,785<text:s/></text:p>
          </table:table-cell>
          <table:table-cell office:value-type="float" office:value="48335" table:style-name="ce5">
            <text:p>48,335<text:s/></text:p>
          </table:table-cell>
          <table:table-cell office:value-type="float" office:value="30082" table:style-name="ce5">
            <text:p>30,082<text:s/></text:p>
          </table:table-cell>
          <table:table-cell office:value-type="float" office:value="35742" table:style-name="ce5">
            <text:p>35,742<text:s/></text:p>
          </table:table-cell>
          <table:table-cell office:value-type="float" office:value="90819" table:style-name="ce5">
            <text:p>90,819<text:s/></text:p>
          </table:table-cell>
          <table:table-cell office:value-type="float" office:value="28646" table:style-name="ce5">
            <text:p>28,646<text:s/></text:p>
          </table:table-cell>
          <table:table-cell office:value-type="float" office:value="40166" table:style-name="ce5">
            <text:p>40,166<text:s/></text:p>
          </table:table-cell>
          <table:table-cell office:value-type="float" office:value="45162" table:style-name="ce5">
            <text:p>45,162<text:s/></text:p>
          </table:table-cell>
          <table:table-cell office:value-type="float" office:value="29095" table:style-name="ce5">
            <text:p>29,095<text:s/></text:p>
          </table:table-cell>
          <table:table-cell office:value-type="float" office:value="83145" table:style-name="ce5">
            <text:p>83,145<text:s/></text:p>
          </table:table-cell>
          <table:table-cell office:value-type="float" office:value="24260" table:style-name="ce5">
            <text:p>24,260<text:s/></text:p>
          </table:table-cell>
          <table:table-cell office:value-type="float" office:value="19122" table:style-name="ce5">
            <text:p>19,122<text:s/></text:p>
          </table:table-cell>
          <table:table-cell office:value-type="float" office:value="17502" table:style-name="ce5">
            <text:p>17,502<text:s/></text:p>
          </table:table-cell>
          <table:table-cell office:value-type="float" office:value="26641" table:style-name="ce5">
            <text:p>26,641<text:s/></text:p>
          </table:table-cell>
          <table:table-cell office:value-type="float" office:value="15670" table:style-name="ce5">
            <text:p>15,670<text:s/></text:p>
          </table:table-cell>
          <table:table-cell office:value-type="float" office:value="40626" table:style-name="ce5">
            <text:p>40,626<text:s/></text:p>
          </table:table-cell>
          <table:table-cell office:value-type="float" office:value="23509" table:style-name="ce5">
            <text:p>23,509<text:s/></text:p>
          </table:table-cell>
          <table:table-cell office:value-type="float" office:value="9672" table:style-name="ce5">
            <text:p>9,672<text:s/></text:p>
          </table:table-cell>
          <table:table-cell office:value-type="float" office:value="16207" table:style-name="ce5">
            <text:p>16,207<text:s/></text:p>
          </table:table-cell>
          <table:table-cell office:value-type="float" office:value="48564" table:style-name="ce5">
            <text:p>48,564<text:s/></text:p>
          </table:table-cell>
          <table:table-cell office:value-type="float" office:value="29047" table:style-name="ce5">
            <text:p>29,047<text:s/></text:p>
          </table:table-cell>
          <table:table-cell office:value-type="float" office:value="29075" table:style-name="ce5">
            <text:p>29,075<text:s/></text:p>
          </table:table-cell>
          <table:table-cell office:value-type="float" office:value="30135" table:style-name="ce5">
            <text:p>30,135<text:s/></text:p>
          </table:table-cell>
          <table:table-cell office:value-type="float" office:value="15644" table:style-name="ce5">
            <text:p>15,644<text:s/></text:p>
          </table:table-cell>
          <table:table-cell office:value-type="float" office:value="13191" table:style-name="ce5">
            <text:p>13,191<text:s/></text:p>
          </table:table-cell>
          <table:table-cell office:value-type="float" office:value="6230" table:style-name="ce5">
            <text:p>6,230<text:s/></text:p>
          </table:table-cell>
          <table:table-cell office:value-type="float" office:value="5595" table:style-name="ce5">
            <text:p>5,595<text:s/></text:p>
          </table:table-cell>
          <table:table-cell office:value-type="float" office:value="7694" table:style-name="ce5">
            <text:p>7,694<text:s/></text:p>
          </table:table-cell>
          <table:table-cell office:value-type="float" office:value="11926" table:style-name="ce5">
            <text:p>11,926<text:s/></text:p>
          </table:table-cell>
          <table:table-cell office:value-type="float" office:value="11748" table:style-name="ce5">
            <text:p>11,748<text:s/></text:p>
          </table:table-cell>
          <table:table-cell office:value-type="float" office:value="14207" table:style-name="ce5">
            <text:p>14,207<text:s/></text:p>
          </table:table-cell>
          <table:table-cell office:value-type="float" office:value="21003" table:style-name="ce5">
            <text:p>21,003<text:s/></text:p>
          </table:table-cell>
          <table:table-cell office:value-type="float" office:value="36817" table:style-name="ce5">
            <text:p>36,817<text:s/></text:p>
          </table:table-cell>
          <table:table-cell office:value-type="float" office:value="31840" table:style-name="ce5">
            <text:p>31,840<text:s/></text:p>
          </table:table-cell>
          <table:table-cell office:value-type="float" office:value="15779" table:style-name="ce5">
            <text:p>15,779<text:s/></text:p>
          </table:table-cell>
          <table:table-cell office:value-type="float" office:value="14206" table:style-name="ce5">
            <text:p>14,206<text:s/></text:p>
          </table:table-cell>
          <table:table-cell office:value-type="float" office:value="15209" table:style-name="ce5">
            <text:p>15,209<text:s/></text:p>
          </table:table-cell>
          <table:table-cell office:value-type="float" office:value="14272" table:style-name="ce5">
            <text:p>14,272<text:s/></text:p>
          </table:table-cell>
          <table:table-cell office:value-type="float" office:value="13902" table:style-name="ce5">
            <text:p>13,902<text:s/></text:p>
          </table:table-cell>
          <table:table-cell office:value-type="float" office:value="11851" table:style-name="ce5">
            <text:p>11,851<text:s/></text:p>
          </table:table-cell>
          <table:table-cell office:value-type="float" office:value="10451" table:style-name="ce5">
            <text:p>10,451<text:s/></text:p>
          </table:table-cell>
          <table:table-cell table:number-columns-repeated="16275"/>
        </table:table-row>
        <table:table-row table:style-name="ro2">
          <table:table-cell office:value-type="date" office:date-value="2019-12-14T00:00:00" table:style-name="ce4">
            <text:p>2019/12/14</text:p>
          </table:table-cell>
          <table:table-cell office:value-type="float" office:value="4820" table:style-name="ce5">
            <text:p>4,820<text:s/></text:p>
          </table:table-cell>
          <table:table-cell office:value-type="float" office:value="12374" table:style-name="ce5">
            <text:p>12,374<text:s/></text:p>
          </table:table-cell>
          <table:table-cell office:value-type="float" office:value="32393" table:style-name="ce5">
            <text:p>32,393<text:s/></text:p>
          </table:table-cell>
          <table:table-cell office:value-type="float" office:value="56955" table:style-name="ce5">
            <text:p>56,955<text:s/></text:p>
          </table:table-cell>
          <table:table-cell office:value-type="float" office:value="22522" table:style-name="ce5">
            <text:p>22,522<text:s/></text:p>
          </table:table-cell>
          <table:table-cell office:value-type="float" office:value="12552" table:style-name="ce5">
            <text:p>12,552<text:s/></text:p>
          </table:table-cell>
          <table:table-cell office:value-type="float" office:value="10032" table:style-name="ce5">
            <text:p>10,032<text:s/></text:p>
          </table:table-cell>
          <table:table-cell office:value-type="float" office:value="4287" table:style-name="ce5">
            <text:p>4,287<text:s/></text:p>
          </table:table-cell>
          <table:table-cell office:value-type="float" office:value="2679" table:style-name="ce5">
            <text:p>2,679<text:s/></text:p>
          </table:table-cell>
          <table:table-cell office:value-type="float" office:value="12629" table:style-name="ce5">
            <text:p>12,629<text:s/></text:p>
          </table:table-cell>
          <table:table-cell office:value-type="float" office:value="1936" table:style-name="ce5">
            <text:p>1,936<text:s/></text:p>
          </table:table-cell>
          <table:table-cell office:value-type="float" office:value="4237" table:style-name="ce5">
            <text:p>4,237<text:s/></text:p>
          </table:table-cell>
          <table:table-cell office:value-type="float" office:value="13353" table:style-name="ce5">
            <text:p>13,353<text:s/></text:p>
          </table:table-cell>
          <table:table-cell office:value-type="float" office:value="8399" table:style-name="ce5">
            <text:p>8,399<text:s/></text:p>
          </table:table-cell>
          <table:table-cell office:value-type="float" office:value="15500" table:style-name="ce5">
            <text:p>15,500<text:s/></text:p>
          </table:table-cell>
          <table:table-cell office:value-type="float" office:value="7641" table:style-name="ce5">
            <text:p>7,641<text:s/></text:p>
          </table:table-cell>
          <table:table-cell office:value-type="float" office:value="9934" table:style-name="ce5">
            <text:p>9,934<text:s/></text:p>
          </table:table-cell>
          <table:table-cell office:value-type="float" office:value="4927" table:style-name="ce5">
            <text:p>4,927<text:s/></text:p>
          </table:table-cell>
          <table:table-cell office:value-type="float" office:value="9960" table:style-name="ce5">
            <text:p>9,960<text:s/></text:p>
          </table:table-cell>
          <table:table-cell office:value-type="float" office:value="4545" table:style-name="ce5">
            <text:p>4,545<text:s/></text:p>
          </table:table-cell>
          <table:table-cell office:value-type="float" office:value="7336" table:style-name="ce5">
            <text:p>7,336<text:s/></text:p>
          </table:table-cell>
          <table:table-cell office:value-type="float" office:value="8076" table:style-name="ce5">
            <text:p>8,076<text:s/></text:p>
          </table:table-cell>
          <table:table-cell office:value-type="float" office:value="3021" table:style-name="ce5">
            <text:p>3,021<text:s/></text:p>
          </table:table-cell>
          <table:table-cell office:value-type="float" office:value="33866" table:style-name="ce5">
            <text:p>33,866<text:s/></text:p>
          </table:table-cell>
          <table:table-cell office:value-type="float" office:value="4816" table:style-name="ce5">
            <text:p>4,816<text:s/></text:p>
          </table:table-cell>
          <table:table-cell office:value-type="float" office:value="14747" table:style-name="ce5">
            <text:p>14,747<text:s/></text:p>
          </table:table-cell>
          <table:table-cell office:value-type="float" office:value="12248" table:style-name="ce5">
            <text:p>12,248<text:s/></text:p>
          </table:table-cell>
          <table:table-cell office:value-type="float" office:value="17764" table:style-name="ce5">
            <text:p>17,764<text:s/></text:p>
          </table:table-cell>
          <table:table-cell office:value-type="float" office:value="19445" table:style-name="ce5">
            <text:p>19,445<text:s/></text:p>
          </table:table-cell>
          <table:table-cell office:value-type="float" office:value="20747" table:style-name="ce5">
            <text:p>20,747<text:s/></text:p>
          </table:table-cell>
          <table:table-cell office:value-type="float" office:value="10356" table:style-name="ce5">
            <text:p>10,356<text:s/></text:p>
          </table:table-cell>
          <table:table-cell office:value-type="float" office:value="43524" table:style-name="ce5">
            <text:p>43,524<text:s/></text:p>
          </table:table-cell>
          <table:table-cell office:value-type="float" office:value="22721" table:style-name="ce5">
            <text:p>22,721<text:s/></text:p>
          </table:table-cell>
          <table:table-cell office:value-type="float" office:value="32654" table:style-name="ce5">
            <text:p>32,654<text:s/></text:p>
          </table:table-cell>
          <table:table-cell office:value-type="float" office:value="30872" table:style-name="ce5">
            <text:p>30,872<text:s/></text:p>
          </table:table-cell>
          <table:table-cell office:value-type="float" office:value="6741" table:style-name="ce5">
            <text:p>6,741<text:s/></text:p>
          </table:table-cell>
          <table:table-cell office:value-type="float" office:value="38670" table:style-name="ce5">
            <text:p>38,670<text:s/></text:p>
          </table:table-cell>
          <table:table-cell office:value-type="float" office:value="27327" table:style-name="ce5">
            <text:p>27,327<text:s/></text:p>
          </table:table-cell>
          <table:table-cell office:value-type="float" office:value="23999" table:style-name="ce5">
            <text:p>23,999<text:s/></text:p>
          </table:table-cell>
          <table:table-cell office:value-type="float" office:value="22658" table:style-name="ce5">
            <text:p>22,658<text:s/></text:p>
          </table:table-cell>
          <table:table-cell office:value-type="float" office:value="15596" table:style-name="ce5">
            <text:p>15,596<text:s/></text:p>
          </table:table-cell>
          <table:table-cell office:value-type="float" office:value="212424" table:style-name="ce5">
            <text:p>212,424<text:s/></text:p>
          </table:table-cell>
          <table:table-cell office:value-type="float" office:value="62320" table:style-name="ce5">
            <text:p>62,320<text:s/></text:p>
          </table:table-cell>
          <table:table-cell office:value-type="float" office:value="26388" table:style-name="ce5">
            <text:p>26,388<text:s/></text:p>
          </table:table-cell>
          <table:table-cell office:value-type="float" office:value="21872" table:style-name="ce5">
            <text:p>21,872<text:s/></text:p>
          </table:table-cell>
          <table:table-cell office:value-type="float" office:value="39217" table:style-name="ce5">
            <text:p>39,217<text:s/></text:p>
          </table:table-cell>
          <table:table-cell office:value-type="float" office:value="42950" table:style-name="ce5">
            <text:p>42,950<text:s/></text:p>
          </table:table-cell>
          <table:table-cell office:value-type="float" office:value="35735" table:style-name="ce5">
            <text:p>35,735<text:s/></text:p>
          </table:table-cell>
          <table:table-cell office:value-type="float" office:value="25696" table:style-name="ce5">
            <text:p>25,696<text:s/></text:p>
          </table:table-cell>
          <table:table-cell office:value-type="float" office:value="11385" table:style-name="ce5">
            <text:p>11,385<text:s/></text:p>
          </table:table-cell>
          <table:table-cell office:value-type="float" office:value="32964" table:style-name="ce5">
            <text:p>32,964<text:s/></text:p>
          </table:table-cell>
          <table:table-cell office:value-type="float" office:value="7274" table:style-name="ce5">
            <text:p>7,274<text:s/></text:p>
          </table:table-cell>
          <table:table-cell office:value-type="float" office:value="7074" table:style-name="ce5">
            <text:p>7,074<text:s/></text:p>
          </table:table-cell>
          <table:table-cell office:value-type="float" office:value="20326" table:style-name="ce5">
            <text:p>20,326<text:s/></text:p>
          </table:table-cell>
          <table:table-cell office:value-type="float" office:value="10041" table:style-name="ce5">
            <text:p>10,041<text:s/></text:p>
          </table:table-cell>
          <table:table-cell office:value-type="float" office:value="3775" table:style-name="ce5">
            <text:p>3,775<text:s/></text:p>
          </table:table-cell>
          <table:table-cell office:value-type="float" office:value="2477" table:style-name="ce5">
            <text:p>2,477<text:s/></text:p>
          </table:table-cell>
          <table:table-cell office:value-type="float" office:value="11034" table:style-name="ce5">
            <text:p>11,034<text:s/></text:p>
          </table:table-cell>
          <table:table-cell office:value-type="float" office:value="10299" table:style-name="ce5">
            <text:p>10,299<text:s/></text:p>
          </table:table-cell>
          <table:table-cell office:value-type="float" office:value="12814" table:style-name="ce5">
            <text:p>12,814<text:s/></text:p>
          </table:table-cell>
          <table:table-cell office:value-type="float" office:value="47902" table:style-name="ce5">
            <text:p>47,902<text:s/></text:p>
          </table:table-cell>
          <table:table-cell office:value-type="float" office:value="8582" table:style-name="ce5">
            <text:p>8,582<text:s/></text:p>
          </table:table-cell>
          <table:table-cell office:value-type="float" office:value="17774" table:style-name="ce5">
            <text:p>17,774<text:s/></text:p>
          </table:table-cell>
          <table:table-cell office:value-type="float" office:value="8995" table:style-name="ce5">
            <text:p>8,995<text:s/></text:p>
          </table:table-cell>
          <table:table-cell office:value-type="float" office:value="22381" table:style-name="ce5">
            <text:p>22,381<text:s/></text:p>
          </table:table-cell>
          <table:table-cell office:value-type="float" office:value="21577" table:style-name="ce5">
            <text:p>21,577<text:s/></text:p>
          </table:table-cell>
          <table:table-cell office:value-type="float" office:value="42856" table:style-name="ce5">
            <text:p>42,856<text:s/></text:p>
          </table:table-cell>
          <table:table-cell office:value-type="float" office:value="124712" table:style-name="ce5">
            <text:p>124,712<text:s/></text:p>
          </table:table-cell>
          <table:table-cell office:value-type="float" office:value="43334" table:style-name="ce5">
            <text:p>43,334<text:s/></text:p>
          </table:table-cell>
          <table:table-cell office:value-type="float" office:value="27464" table:style-name="ce5">
            <text:p>27,464<text:s/></text:p>
          </table:table-cell>
          <table:table-cell office:value-type="float" office:value="40399" table:style-name="ce5">
            <text:p>40,399<text:s/></text:p>
          </table:table-cell>
          <table:table-cell office:value-type="float" office:value="119579" table:style-name="ce5">
            <text:p>119,579<text:s/></text:p>
          </table:table-cell>
          <table:table-cell office:value-type="float" office:value="21865" table:style-name="ce5">
            <text:p>21,865<text:s/></text:p>
          </table:table-cell>
          <table:table-cell office:value-type="float" office:value="40597" table:style-name="ce5">
            <text:p>40,597<text:s/></text:p>
          </table:table-cell>
          <table:table-cell office:value-type="float" office:value="44012" table:style-name="ce5">
            <text:p>44,012<text:s/></text:p>
          </table:table-cell>
          <table:table-cell office:value-type="float" office:value="30495" table:style-name="ce5">
            <text:p>30,495<text:s/></text:p>
          </table:table-cell>
          <table:table-cell office:value-type="float" office:value="82687" table:style-name="ce5">
            <text:p>82,687<text:s/></text:p>
          </table:table-cell>
          <table:table-cell office:value-type="float" office:value="18826" table:style-name="ce5">
            <text:p>18,826<text:s/></text:p>
          </table:table-cell>
          <table:table-cell office:value-type="float" office:value="17585" table:style-name="ce5">
            <text:p>17,585<text:s/></text:p>
          </table:table-cell>
          <table:table-cell office:value-type="float" office:value="11722" table:style-name="ce5">
            <text:p>11,722<text:s/></text:p>
          </table:table-cell>
          <table:table-cell office:value-type="float" office:value="23475" table:style-name="ce5">
            <text:p>23,475<text:s/></text:p>
          </table:table-cell>
          <table:table-cell office:value-type="float" office:value="13928" table:style-name="ce5">
            <text:p>13,928<text:s/></text:p>
          </table:table-cell>
          <table:table-cell office:value-type="float" office:value="44994" table:style-name="ce5">
            <text:p>44,994<text:s/></text:p>
          </table:table-cell>
          <table:table-cell office:value-type="float" office:value="18053" table:style-name="ce5">
            <text:p>18,053<text:s/></text:p>
          </table:table-cell>
          <table:table-cell office:value-type="float" office:value="13712" table:style-name="ce5">
            <text:p>13,712<text:s/></text:p>
          </table:table-cell>
          <table:table-cell office:value-type="float" office:value="15713" table:style-name="ce5">
            <text:p>15,713<text:s/></text:p>
          </table:table-cell>
          <table:table-cell office:value-type="float" office:value="27832" table:style-name="ce5">
            <text:p>27,832<text:s/></text:p>
          </table:table-cell>
          <table:table-cell office:value-type="float" office:value="23880" table:style-name="ce5">
            <text:p>23,880<text:s/></text:p>
          </table:table-cell>
          <table:table-cell office:value-type="float" office:value="19383" table:style-name="ce5">
            <text:p>19,383<text:s/></text:p>
          </table:table-cell>
          <table:table-cell office:value-type="float" office:value="25360" table:style-name="ce5">
            <text:p>25,360<text:s/></text:p>
          </table:table-cell>
          <table:table-cell office:value-type="float" office:value="11194" table:style-name="ce5">
            <text:p>11,194<text:s/></text:p>
          </table:table-cell>
          <table:table-cell office:value-type="float" office:value="11476" table:style-name="ce5">
            <text:p>11,476<text:s/></text:p>
          </table:table-cell>
          <table:table-cell office:value-type="float" office:value="5806" table:style-name="ce5">
            <text:p>5,806<text:s/></text:p>
          </table:table-cell>
          <table:table-cell office:value-type="float" office:value="2911" table:style-name="ce5">
            <text:p>2,911<text:s/></text:p>
          </table:table-cell>
          <table:table-cell office:value-type="float" office:value="7739" table:style-name="ce5">
            <text:p>7,739<text:s/></text:p>
          </table:table-cell>
          <table:table-cell office:value-type="float" office:value="10027" table:style-name="ce5">
            <text:p>10,027<text:s/></text:p>
          </table:table-cell>
          <table:table-cell office:value-type="float" office:value="12204" table:style-name="ce5">
            <text:p>12,204<text:s/></text:p>
          </table:table-cell>
          <table:table-cell office:value-type="float" office:value="13515" table:style-name="ce5">
            <text:p>13,515<text:s/></text:p>
          </table:table-cell>
          <table:table-cell office:value-type="float" office:value="17015" table:style-name="ce5">
            <text:p>17,015<text:s/></text:p>
          </table:table-cell>
          <table:table-cell office:value-type="float" office:value="27346" table:style-name="ce5">
            <text:p>27,346<text:s/></text:p>
          </table:table-cell>
          <table:table-cell office:value-type="float" office:value="31098" table:style-name="ce5">
            <text:p>31,098<text:s/></text:p>
          </table:table-cell>
          <table:table-cell office:value-type="float" office:value="13577" table:style-name="ce5">
            <text:p>13,577<text:s/></text:p>
          </table:table-cell>
          <table:table-cell office:value-type="float" office:value="12520" table:style-name="ce5">
            <text:p>12,520<text:s/></text:p>
          </table:table-cell>
          <table:table-cell office:value-type="float" office:value="13900" table:style-name="ce5">
            <text:p>13,900<text:s/></text:p>
          </table:table-cell>
          <table:table-cell office:value-type="float" office:value="13254" table:style-name="ce5">
            <text:p>13,254<text:s/></text:p>
          </table:table-cell>
          <table:table-cell office:value-type="float" office:value="12854" table:style-name="ce5">
            <text:p>12,854<text:s/></text:p>
          </table:table-cell>
          <table:table-cell office:value-type="float" office:value="9756" table:style-name="ce5">
            <text:p>9,756<text:s/></text:p>
          </table:table-cell>
          <table:table-cell office:value-type="float" office:value="9305" table:style-name="ce5">
            <text:p>9,305<text:s/></text:p>
          </table:table-cell>
          <table:table-cell table:number-columns-repeated="16275"/>
        </table:table-row>
        <table:table-row table:style-name="ro2">
          <table:table-cell office:value-type="date" office:date-value="2019-12-15T00:00:00" table:style-name="ce4">
            <text:p>2019/12/15</text:p>
          </table:table-cell>
          <table:table-cell office:value-type="float" office:value="5126" table:style-name="ce5">
            <text:p>5,126<text:s/></text:p>
          </table:table-cell>
          <table:table-cell office:value-type="float" office:value="10245" table:style-name="ce5">
            <text:p>10,245<text:s/></text:p>
          </table:table-cell>
          <table:table-cell office:value-type="float" office:value="24266" table:style-name="ce5">
            <text:p>24,266<text:s/></text:p>
          </table:table-cell>
          <table:table-cell office:value-type="float" office:value="45693" table:style-name="ce5">
            <text:p>45,693<text:s/></text:p>
          </table:table-cell>
          <table:table-cell office:value-type="float" office:value="16972" table:style-name="ce5">
            <text:p>16,972<text:s/></text:p>
          </table:table-cell>
          <table:table-cell office:value-type="float" office:value="10861" table:style-name="ce5">
            <text:p>10,861<text:s/></text:p>
          </table:table-cell>
          <table:table-cell office:value-type="float" office:value="8486" table:style-name="ce5">
            <text:p>8,486<text:s/></text:p>
          </table:table-cell>
          <table:table-cell office:value-type="float" office:value="4012" table:style-name="ce5">
            <text:p>4,012<text:s/></text:p>
          </table:table-cell>
          <table:table-cell office:value-type="float" office:value="2712" table:style-name="ce5">
            <text:p>2,712<text:s/></text:p>
          </table:table-cell>
          <table:table-cell office:value-type="float" office:value="11113" table:style-name="ce5">
            <text:p>11,113<text:s/></text:p>
          </table:table-cell>
          <table:table-cell office:value-type="float" office:value="1794" table:style-name="ce5">
            <text:p>1,794<text:s/></text:p>
          </table:table-cell>
          <table:table-cell office:value-type="float" office:value="3851" table:style-name="ce5">
            <text:p>3,851<text:s/></text:p>
          </table:table-cell>
          <table:table-cell office:value-type="float" office:value="14460" table:style-name="ce5">
            <text:p>14,460<text:s/></text:p>
          </table:table-cell>
          <table:table-cell office:value-type="float" office:value="7874" table:style-name="ce5">
            <text:p>7,874<text:s/></text:p>
          </table:table-cell>
          <table:table-cell office:value-type="float" office:value="13404" table:style-name="ce5">
            <text:p>13,404<text:s/></text:p>
          </table:table-cell>
          <table:table-cell office:value-type="float" office:value="6325" table:style-name="ce5">
            <text:p>6,325<text:s/></text:p>
          </table:table-cell>
          <table:table-cell office:value-type="float" office:value="9611" table:style-name="ce5">
            <text:p>9,611<text:s/></text:p>
          </table:table-cell>
          <table:table-cell office:value-type="float" office:value="4564" table:style-name="ce5">
            <text:p>4,564<text:s/></text:p>
          </table:table-cell>
          <table:table-cell office:value-type="float" office:value="8624" table:style-name="ce5">
            <text:p>8,624<text:s/></text:p>
          </table:table-cell>
          <table:table-cell office:value-type="float" office:value="4274" table:style-name="ce5">
            <text:p>4,274<text:s/></text:p>
          </table:table-cell>
          <table:table-cell office:value-type="float" office:value="6531" table:style-name="ce5">
            <text:p>6,531<text:s/></text:p>
          </table:table-cell>
          <table:table-cell office:value-type="float" office:value="6984" table:style-name="ce5">
            <text:p>6,984<text:s/></text:p>
          </table:table-cell>
          <table:table-cell office:value-type="float" office:value="2822" table:style-name="ce5">
            <text:p>2,822<text:s/></text:p>
          </table:table-cell>
          <table:table-cell office:value-type="float" office:value="26724" table:style-name="ce5">
            <text:p>26,724<text:s/></text:p>
          </table:table-cell>
          <table:table-cell office:value-type="float" office:value="4440" table:style-name="ce5">
            <text:p>4,440<text:s/></text:p>
          </table:table-cell>
          <table:table-cell office:value-type="float" office:value="13954" table:style-name="ce5">
            <text:p>13,954<text:s/></text:p>
          </table:table-cell>
          <table:table-cell office:value-type="float" office:value="10597" table:style-name="ce5">
            <text:p>10,597<text:s/></text:p>
          </table:table-cell>
          <table:table-cell office:value-type="float" office:value="14364" table:style-name="ce5">
            <text:p>14,364<text:s/></text:p>
          </table:table-cell>
          <table:table-cell office:value-type="float" office:value="16514" table:style-name="ce5">
            <text:p>16,514<text:s/></text:p>
          </table:table-cell>
          <table:table-cell office:value-type="float" office:value="18546" table:style-name="ce5">
            <text:p>18,546<text:s/></text:p>
          </table:table-cell>
          <table:table-cell office:value-type="float" office:value="9300" table:style-name="ce5">
            <text:p>9,300<text:s/></text:p>
          </table:table-cell>
          <table:table-cell office:value-type="float" office:value="38899" table:style-name="ce5">
            <text:p>38,899<text:s/></text:p>
          </table:table-cell>
          <table:table-cell office:value-type="float" office:value="19438" table:style-name="ce5">
            <text:p>19,438<text:s/></text:p>
          </table:table-cell>
          <table:table-cell office:value-type="float" office:value="26445" table:style-name="ce5">
            <text:p>26,445<text:s/></text:p>
          </table:table-cell>
          <table:table-cell office:value-type="float" office:value="29147" table:style-name="ce5">
            <text:p>29,147<text:s/></text:p>
          </table:table-cell>
          <table:table-cell office:value-type="float" office:value="5994" table:style-name="ce5">
            <text:p>5,994<text:s/></text:p>
          </table:table-cell>
          <table:table-cell office:value-type="float" office:value="33605" table:style-name="ce5">
            <text:p>33,605<text:s/></text:p>
          </table:table-cell>
          <table:table-cell office:value-type="float" office:value="23391" table:style-name="ce5">
            <text:p>23,391<text:s/></text:p>
          </table:table-cell>
          <table:table-cell office:value-type="float" office:value="20370" table:style-name="ce5">
            <text:p>20,370<text:s/></text:p>
          </table:table-cell>
          <table:table-cell office:value-type="float" office:value="19601" table:style-name="ce5">
            <text:p>19,601<text:s/></text:p>
          </table:table-cell>
          <table:table-cell office:value-type="float" office:value="14185" table:style-name="ce5">
            <text:p>14,185<text:s/></text:p>
          </table:table-cell>
          <table:table-cell office:value-type="float" office:value="211186" table:style-name="ce5">
            <text:p>211,186<text:s/></text:p>
          </table:table-cell>
          <table:table-cell office:value-type="float" office:value="50405" table:style-name="ce5">
            <text:p>50,405<text:s/></text:p>
          </table:table-cell>
          <table:table-cell office:value-type="float" office:value="18456" table:style-name="ce5">
            <text:p>18,456<text:s/></text:p>
          </table:table-cell>
          <table:table-cell office:value-type="float" office:value="20632" table:style-name="ce5">
            <text:p>20,632<text:s/></text:p>
          </table:table-cell>
          <table:table-cell office:value-type="float" office:value="30660" table:style-name="ce5">
            <text:p>30,660<text:s/></text:p>
          </table:table-cell>
          <table:table-cell office:value-type="float" office:value="37083" table:style-name="ce5">
            <text:p>37,083<text:s/></text:p>
          </table:table-cell>
          <table:table-cell office:value-type="float" office:value="31555" table:style-name="ce5">
            <text:p>31,555<text:s/></text:p>
          </table:table-cell>
          <table:table-cell office:value-type="float" office:value="23803" table:style-name="ce5">
            <text:p>23,803<text:s/></text:p>
          </table:table-cell>
          <table:table-cell office:value-type="float" office:value="8754" table:style-name="ce5">
            <text:p>8,754<text:s/></text:p>
          </table:table-cell>
          <table:table-cell office:value-type="float" office:value="26286" table:style-name="ce5">
            <text:p>26,286<text:s/></text:p>
          </table:table-cell>
          <table:table-cell office:value-type="float" office:value="6393" table:style-name="ce5">
            <text:p>6,393<text:s/></text:p>
          </table:table-cell>
          <table:table-cell office:value-type="float" office:value="6438" table:style-name="ce5">
            <text:p>6,438<text:s/></text:p>
          </table:table-cell>
          <table:table-cell office:value-type="float" office:value="18581" table:style-name="ce5">
            <text:p>18,581<text:s/></text:p>
          </table:table-cell>
          <table:table-cell office:value-type="float" office:value="9250" table:style-name="ce5">
            <text:p>9,250<text:s/></text:p>
          </table:table-cell>
          <table:table-cell office:value-type="float" office:value="3171" table:style-name="ce5">
            <text:p>3,171<text:s/></text:p>
          </table:table-cell>
          <table:table-cell office:value-type="float" office:value="2147" table:style-name="ce5">
            <text:p>2,147<text:s/></text:p>
          </table:table-cell>
          <table:table-cell office:value-type="float" office:value="10257" table:style-name="ce5">
            <text:p>10,257<text:s/></text:p>
          </table:table-cell>
          <table:table-cell office:value-type="float" office:value="10272" table:style-name="ce5">
            <text:p>10,272<text:s/></text:p>
          </table:table-cell>
          <table:table-cell office:value-type="float" office:value="12269" table:style-name="ce5">
            <text:p>12,269<text:s/></text:p>
          </table:table-cell>
          <table:table-cell office:value-type="float" office:value="50366" table:style-name="ce5">
            <text:p>50,366<text:s/></text:p>
          </table:table-cell>
          <table:table-cell office:value-type="float" office:value="7745" table:style-name="ce5">
            <text:p>7,745<text:s/></text:p>
          </table:table-cell>
          <table:table-cell office:value-type="float" office:value="14283" table:style-name="ce5">
            <text:p>14,283<text:s/></text:p>
          </table:table-cell>
          <table:table-cell office:value-type="float" office:value="6941" table:style-name="ce5">
            <text:p>6,941<text:s/></text:p>
          </table:table-cell>
          <table:table-cell office:value-type="float" office:value="19026" table:style-name="ce5">
            <text:p>19,026<text:s/></text:p>
          </table:table-cell>
          <table:table-cell office:value-type="float" office:value="17020" table:style-name="ce5">
            <text:p>17,020<text:s/></text:p>
          </table:table-cell>
          <table:table-cell office:value-type="float" office:value="33227" table:style-name="ce5">
            <text:p>33,227<text:s/></text:p>
          </table:table-cell>
          <table:table-cell office:value-type="float" office:value="93260" table:style-name="ce5">
            <text:p>93,260<text:s/></text:p>
          </table:table-cell>
          <table:table-cell office:value-type="float" office:value="36026" table:style-name="ce5">
            <text:p>36,026<text:s/></text:p>
          </table:table-cell>
          <table:table-cell office:value-type="float" office:value="22931" table:style-name="ce5">
            <text:p>22,931<text:s/></text:p>
          </table:table-cell>
          <table:table-cell office:value-type="float" office:value="34038" table:style-name="ce5">
            <text:p>34,038<text:s/></text:p>
          </table:table-cell>
          <table:table-cell office:value-type="float" office:value="98209" table:style-name="ce5">
            <text:p>98,209<text:s/></text:p>
          </table:table-cell>
          <table:table-cell office:value-type="float" office:value="17046" table:style-name="ce5">
            <text:p>17,046<text:s/></text:p>
          </table:table-cell>
          <table:table-cell office:value-type="float" office:value="33819" table:style-name="ce5">
            <text:p>33,819<text:s/></text:p>
          </table:table-cell>
          <table:table-cell office:value-type="float" office:value="33281" table:style-name="ce5">
            <text:p>33,281<text:s/></text:p>
          </table:table-cell>
          <table:table-cell office:value-type="float" office:value="23450" table:style-name="ce5">
            <text:p>23,450<text:s/></text:p>
          </table:table-cell>
          <table:table-cell office:value-type="float" office:value="73985" table:style-name="ce5">
            <text:p>73,985<text:s/></text:p>
          </table:table-cell>
          <table:table-cell office:value-type="float" office:value="15559" table:style-name="ce5">
            <text:p>15,559<text:s/></text:p>
          </table:table-cell>
          <table:table-cell office:value-type="float" office:value="15278" table:style-name="ce5">
            <text:p>15,278<text:s/></text:p>
          </table:table-cell>
          <table:table-cell office:value-type="float" office:value="10292" table:style-name="ce5">
            <text:p>10,292<text:s/></text:p>
          </table:table-cell>
          <table:table-cell office:value-type="float" office:value="20616" table:style-name="ce5">
            <text:p>20,616<text:s/></text:p>
          </table:table-cell>
          <table:table-cell office:value-type="float" office:value="12552" table:style-name="ce5">
            <text:p>12,552<text:s/></text:p>
          </table:table-cell>
          <table:table-cell office:value-type="float" office:value="42591" table:style-name="ce5">
            <text:p>42,591<text:s/></text:p>
          </table:table-cell>
          <table:table-cell office:value-type="float" office:value="14508" table:style-name="ce5">
            <text:p>14,508<text:s/></text:p>
          </table:table-cell>
          <table:table-cell office:value-type="float" office:value="13353" table:style-name="ce5">
            <text:p>13,353<text:s/></text:p>
          </table:table-cell>
          <table:table-cell office:value-type="float" office:value="13937" table:style-name="ce5">
            <text:p>13,937<text:s/></text:p>
          </table:table-cell>
          <table:table-cell office:value-type="float" office:value="20913" table:style-name="ce5">
            <text:p>20,913<text:s/></text:p>
          </table:table-cell>
          <table:table-cell office:value-type="float" office:value="15623" table:style-name="ce5">
            <text:p>15,623<text:s/></text:p>
          </table:table-cell>
          <table:table-cell office:value-type="float" office:value="15893" table:style-name="ce5">
            <text:p>15,893<text:s/></text:p>
          </table:table-cell>
          <table:table-cell office:value-type="float" office:value="20060" table:style-name="ce5">
            <text:p>20,060<text:s/></text:p>
          </table:table-cell>
          <table:table-cell office:value-type="float" office:value="9499" table:style-name="ce5">
            <text:p>9,499<text:s/></text:p>
          </table:table-cell>
          <table:table-cell office:value-type="float" office:value="9655" table:style-name="ce5">
            <text:p>9,655<text:s/></text:p>
          </table:table-cell>
          <table:table-cell office:value-type="float" office:value="4719" table:style-name="ce5">
            <text:p>4,719<text:s/></text:p>
          </table:table-cell>
          <table:table-cell office:value-type="float" office:value="2376" table:style-name="ce5">
            <text:p>2,376<text:s/></text:p>
          </table:table-cell>
          <table:table-cell office:value-type="float" office:value="6900" table:style-name="ce5">
            <text:p>6,900<text:s/></text:p>
          </table:table-cell>
          <table:table-cell office:value-type="float" office:value="8974" table:style-name="ce5">
            <text:p>8,974<text:s/></text:p>
          </table:table-cell>
          <table:table-cell office:value-type="float" office:value="9548" table:style-name="ce5">
            <text:p>9,548<text:s/></text:p>
          </table:table-cell>
          <table:table-cell office:value-type="float" office:value="11580" table:style-name="ce5">
            <text:p>11,580<text:s/></text:p>
          </table:table-cell>
          <table:table-cell office:value-type="float" office:value="14499" table:style-name="ce5">
            <text:p>14,499<text:s/></text:p>
          </table:table-cell>
          <table:table-cell office:value-type="float" office:value="22603" table:style-name="ce5">
            <text:p>22,603<text:s/></text:p>
          </table:table-cell>
          <table:table-cell office:value-type="float" office:value="27027" table:style-name="ce5">
            <text:p>27,027<text:s/></text:p>
          </table:table-cell>
          <table:table-cell office:value-type="float" office:value="11205" table:style-name="ce5">
            <text:p>11,205<text:s/></text:p>
          </table:table-cell>
          <table:table-cell office:value-type="float" office:value="10354" table:style-name="ce5">
            <text:p>10,354<text:s/></text:p>
          </table:table-cell>
          <table:table-cell office:value-type="float" office:value="11510" table:style-name="ce5">
            <text:p>11,510<text:s/></text:p>
          </table:table-cell>
          <table:table-cell office:value-type="float" office:value="11300" table:style-name="ce5">
            <text:p>11,300<text:s/></text:p>
          </table:table-cell>
          <table:table-cell office:value-type="float" office:value="11019" table:style-name="ce5">
            <text:p>11,019<text:s/></text:p>
          </table:table-cell>
          <table:table-cell office:value-type="float" office:value="8345" table:style-name="ce5">
            <text:p>8,345<text:s/></text:p>
          </table:table-cell>
          <table:table-cell office:value-type="float" office:value="8111" table:style-name="ce5">
            <text:p>8,111<text:s/></text:p>
          </table:table-cell>
          <table:table-cell table:number-columns-repeated="16275"/>
        </table:table-row>
        <table:table-row table:style-name="ro2">
          <table:table-cell office:value-type="date" office:date-value="2019-12-16T00:00:00" table:style-name="ce4">
            <text:p>2019/12/16</text:p>
          </table:table-cell>
          <table:table-cell office:value-type="float" office:value="5843" table:style-name="ce5">
            <text:p>5,843<text:s/></text:p>
          </table:table-cell>
          <table:table-cell office:value-type="float" office:value="15585" table:style-name="ce5">
            <text:p>15,585<text:s/></text:p>
          </table:table-cell>
          <table:table-cell office:value-type="float" office:value="46075" table:style-name="ce5">
            <text:p>46,075<text:s/></text:p>
          </table:table-cell>
          <table:table-cell office:value-type="float" office:value="45216" table:style-name="ce5">
            <text:p>45,216<text:s/></text:p>
          </table:table-cell>
          <table:table-cell office:value-type="float" office:value="28434" table:style-name="ce5">
            <text:p>28,434<text:s/></text:p>
          </table:table-cell>
          <table:table-cell office:value-type="float" office:value="15665" table:style-name="ce5">
            <text:p>15,665<text:s/></text:p>
          </table:table-cell>
          <table:table-cell office:value-type="float" office:value="12262" table:style-name="ce5">
            <text:p>12,262<text:s/></text:p>
          </table:table-cell>
          <table:table-cell office:value-type="float" office:value="4035" table:style-name="ce5">
            <text:p>4,035<text:s/></text:p>
          </table:table-cell>
          <table:table-cell office:value-type="float" office:value="3131" table:style-name="ce5">
            <text:p>3,131<text:s/></text:p>
          </table:table-cell>
          <table:table-cell office:value-type="float" office:value="15852" table:style-name="ce5">
            <text:p>15,852<text:s/></text:p>
          </table:table-cell>
          <table:table-cell office:value-type="float" office:value="2265" table:style-name="ce5">
            <text:p>2,265<text:s/></text:p>
          </table:table-cell>
          <table:table-cell office:value-type="float" office:value="5228" table:style-name="ce5">
            <text:p>5,228<text:s/></text:p>
          </table:table-cell>
          <table:table-cell office:value-type="float" office:value="7861" table:style-name="ce5">
            <text:p>7,861<text:s/></text:p>
          </table:table-cell>
          <table:table-cell office:value-type="float" office:value="11261" table:style-name="ce5">
            <text:p>11,261<text:s/></text:p>
          </table:table-cell>
          <table:table-cell office:value-type="float" office:value="11730" table:style-name="ce5">
            <text:p>11,730<text:s/></text:p>
          </table:table-cell>
          <table:table-cell office:value-type="float" office:value="19929" table:style-name="ce5">
            <text:p>19,929<text:s/></text:p>
          </table:table-cell>
          <table:table-cell office:value-type="float" office:value="18628" table:style-name="ce5">
            <text:p>18,628<text:s/></text:p>
          </table:table-cell>
          <table:table-cell office:value-type="float" office:value="5863" table:style-name="ce5">
            <text:p>5,863<text:s/></text:p>
          </table:table-cell>
          <table:table-cell office:value-type="float" office:value="9606" table:style-name="ce5">
            <text:p>9,606<text:s/></text:p>
          </table:table-cell>
          <table:table-cell office:value-type="float" office:value="3561" table:style-name="ce5">
            <text:p>3,561<text:s/></text:p>
          </table:table-cell>
          <table:table-cell office:value-type="float" office:value="9567" table:style-name="ce5">
            <text:p>9,567<text:s/></text:p>
          </table:table-cell>
          <table:table-cell office:value-type="float" office:value="8986" table:style-name="ce5">
            <text:p>8,986<text:s/></text:p>
          </table:table-cell>
          <table:table-cell office:value-type="float" office:value="5717" table:style-name="ce5">
            <text:p>5,717<text:s/></text:p>
          </table:table-cell>
          <table:table-cell office:value-type="float" office:value="29909" table:style-name="ce5">
            <text:p>29,909<text:s/></text:p>
          </table:table-cell>
          <table:table-cell office:value-type="float" office:value="3261" table:style-name="ce5">
            <text:p>3,261<text:s/></text:p>
          </table:table-cell>
          <table:table-cell office:value-type="float" office:value="12108" table:style-name="ce5">
            <text:p>12,108<text:s/></text:p>
          </table:table-cell>
          <table:table-cell office:value-type="float" office:value="13303" table:style-name="ce5">
            <text:p>13,303<text:s/></text:p>
          </table:table-cell>
          <table:table-cell office:value-type="float" office:value="18246" table:style-name="ce5">
            <text:p>18,246<text:s/></text:p>
          </table:table-cell>
          <table:table-cell office:value-type="float" office:value="22919" table:style-name="ce5">
            <text:p>22,919<text:s/></text:p>
          </table:table-cell>
          <table:table-cell office:value-type="float" office:value="19488" table:style-name="ce5">
            <text:p>19,488<text:s/></text:p>
          </table:table-cell>
          <table:table-cell office:value-type="float" office:value="10085" table:style-name="ce5">
            <text:p>10,085<text:s/></text:p>
          </table:table-cell>
          <table:table-cell office:value-type="float" office:value="30139" table:style-name="ce5">
            <text:p>30,139<text:s/></text:p>
          </table:table-cell>
          <table:table-cell office:value-type="float" office:value="18344" table:style-name="ce5">
            <text:p>18,344<text:s/></text:p>
          </table:table-cell>
          <table:table-cell office:value-type="float" office:value="36164" table:style-name="ce5">
            <text:p>36,164<text:s/></text:p>
          </table:table-cell>
          <table:table-cell office:value-type="float" office:value="29840" table:style-name="ce5">
            <text:p>29,840<text:s/></text:p>
          </table:table-cell>
          <table:table-cell office:value-type="float" office:value="12685" table:style-name="ce5">
            <text:p>12,685<text:s/></text:p>
          </table:table-cell>
          <table:table-cell office:value-type="float" office:value="40209" table:style-name="ce5">
            <text:p>40,209<text:s/></text:p>
          </table:table-cell>
          <table:table-cell office:value-type="float" office:value="28988" table:style-name="ce5">
            <text:p>28,988<text:s/></text:p>
          </table:table-cell>
          <table:table-cell office:value-type="float" office:value="27185" table:style-name="ce5">
            <text:p>27,185<text:s/></text:p>
          </table:table-cell>
          <table:table-cell office:value-type="float" office:value="23645" table:style-name="ce5">
            <text:p>23,645<text:s/></text:p>
          </table:table-cell>
          <table:table-cell office:value-type="float" office:value="28375" table:style-name="ce5">
            <text:p>28,375<text:s/></text:p>
          </table:table-cell>
          <table:table-cell office:value-type="float" office:value="156653" table:style-name="ce5">
            <text:p>156,653<text:s/></text:p>
          </table:table-cell>
          <table:table-cell office:value-type="float" office:value="44685" table:style-name="ce5">
            <text:p>44,685<text:s/></text:p>
          </table:table-cell>
          <table:table-cell office:value-type="float" office:value="26001" table:style-name="ce5">
            <text:p>26,001<text:s/></text:p>
          </table:table-cell>
          <table:table-cell office:value-type="float" office:value="25925" table:style-name="ce5">
            <text:p>25,925<text:s/></text:p>
          </table:table-cell>
          <table:table-cell office:value-type="float" office:value="28549" table:style-name="ce5">
            <text:p>28,549<text:s/></text:p>
          </table:table-cell>
          <table:table-cell office:value-type="float" office:value="35314" table:style-name="ce5">
            <text:p>35,314<text:s/></text:p>
          </table:table-cell>
          <table:table-cell office:value-type="float" office:value="31958" table:style-name="ce5">
            <text:p>31,958<text:s/></text:p>
          </table:table-cell>
          <table:table-cell office:value-type="float" office:value="24488" table:style-name="ce5">
            <text:p>24,488<text:s/></text:p>
          </table:table-cell>
          <table:table-cell office:value-type="float" office:value="14004" table:style-name="ce5">
            <text:p>14,004<text:s/></text:p>
          </table:table-cell>
          <table:table-cell office:value-type="float" office:value="35260" table:style-name="ce5">
            <text:p>35,260<text:s/></text:p>
          </table:table-cell>
          <table:table-cell office:value-type="float" office:value="6997" table:style-name="ce5">
            <text:p>6,997<text:s/></text:p>
          </table:table-cell>
          <table:table-cell office:value-type="float" office:value="8519" table:style-name="ce5">
            <text:p>8,519<text:s/></text:p>
          </table:table-cell>
          <table:table-cell office:value-type="float" office:value="20980" table:style-name="ce5">
            <text:p>20,980<text:s/></text:p>
          </table:table-cell>
          <table:table-cell office:value-type="float" office:value="6258" table:style-name="ce5">
            <text:p>6,258<text:s/></text:p>
          </table:table-cell>
          <table:table-cell office:value-type="float" office:value="3869" table:style-name="ce5">
            <text:p>3,869<text:s/></text:p>
          </table:table-cell>
          <table:table-cell office:value-type="float" office:value="3787" table:style-name="ce5">
            <text:p>3,787<text:s/></text:p>
          </table:table-cell>
          <table:table-cell office:value-type="float" office:value="14885" table:style-name="ce5">
            <text:p>14,885<text:s/></text:p>
          </table:table-cell>
          <table:table-cell office:value-type="float" office:value="10557" table:style-name="ce5">
            <text:p>10,557<text:s/></text:p>
          </table:table-cell>
          <table:table-cell office:value-type="float" office:value="12409" table:style-name="ce5">
            <text:p>12,409<text:s/></text:p>
          </table:table-cell>
          <table:table-cell office:value-type="float" office:value="39240" table:style-name="ce5">
            <text:p>39,240<text:s/></text:p>
          </table:table-cell>
          <table:table-cell office:value-type="float" office:value="9269" table:style-name="ce5">
            <text:p>9,269<text:s/></text:p>
          </table:table-cell>
          <table:table-cell office:value-type="float" office:value="14515" table:style-name="ce5">
            <text:p>14,515<text:s/></text:p>
          </table:table-cell>
          <table:table-cell office:value-type="float" office:value="8066" table:style-name="ce5">
            <text:p>8,066<text:s/></text:p>
          </table:table-cell>
          <table:table-cell office:value-type="float" office:value="23938" table:style-name="ce5">
            <text:p>23,938<text:s/></text:p>
          </table:table-cell>
          <table:table-cell office:value-type="float" office:value="25772" table:style-name="ce5">
            <text:p>25,772<text:s/></text:p>
          </table:table-cell>
          <table:table-cell office:value-type="float" office:value="30361" table:style-name="ce5">
            <text:p>30,361<text:s/></text:p>
          </table:table-cell>
          <table:table-cell office:value-type="float" office:value="54302" table:style-name="ce5">
            <text:p>54,302<text:s/></text:p>
          </table:table-cell>
          <table:table-cell office:value-type="float" office:value="44387" table:style-name="ce5">
            <text:p>44,387<text:s/></text:p>
          </table:table-cell>
          <table:table-cell office:value-type="float" office:value="27828" table:style-name="ce5">
            <text:p>27,828<text:s/></text:p>
          </table:table-cell>
          <table:table-cell office:value-type="float" office:value="32310" table:style-name="ce5">
            <text:p>32,310<text:s/></text:p>
          </table:table-cell>
          <table:table-cell office:value-type="float" office:value="75324" table:style-name="ce5">
            <text:p>75,324<text:s/></text:p>
          </table:table-cell>
          <table:table-cell office:value-type="float" office:value="24806" table:style-name="ce5">
            <text:p>24,806<text:s/></text:p>
          </table:table-cell>
          <table:table-cell office:value-type="float" office:value="34308" table:style-name="ce5">
            <text:p>34,308<text:s/></text:p>
          </table:table-cell>
          <table:table-cell office:value-type="float" office:value="36533" table:style-name="ce5">
            <text:p>36,533<text:s/></text:p>
          </table:table-cell>
          <table:table-cell office:value-type="float" office:value="23295" table:style-name="ce5">
            <text:p>23,295<text:s/></text:p>
          </table:table-cell>
          <table:table-cell office:value-type="float" office:value="67149" table:style-name="ce5">
            <text:p>67,149<text:s/></text:p>
          </table:table-cell>
          <table:table-cell office:value-type="float" office:value="21586" table:style-name="ce5">
            <text:p>21,586<text:s/></text:p>
          </table:table-cell>
          <table:table-cell office:value-type="float" office:value="17429" table:style-name="ce5">
            <text:p>17,429<text:s/></text:p>
          </table:table-cell>
          <table:table-cell office:value-type="float" office:value="16342" table:style-name="ce5">
            <text:p>16,342<text:s/></text:p>
          </table:table-cell>
          <table:table-cell office:value-type="float" office:value="19964" table:style-name="ce5">
            <text:p>19,964<text:s/></text:p>
          </table:table-cell>
          <table:table-cell office:value-type="float" office:value="14806" table:style-name="ce5">
            <text:p>14,806<text:s/></text:p>
          </table:table-cell>
          <table:table-cell office:value-type="float" office:value="36723" table:style-name="ce5">
            <text:p>36,723<text:s/></text:p>
          </table:table-cell>
          <table:table-cell office:value-type="float" office:value="20273" table:style-name="ce5">
            <text:p>20,273<text:s/></text:p>
          </table:table-cell>
          <table:table-cell office:value-type="float" office:value="8388" table:style-name="ce5">
            <text:p>8,388<text:s/></text:p>
          </table:table-cell>
          <table:table-cell office:value-type="float" office:value="14905" table:style-name="ce5">
            <text:p>14,905<text:s/></text:p>
          </table:table-cell>
          <table:table-cell office:value-type="float" office:value="43684" table:style-name="ce5">
            <text:p>43,684<text:s/></text:p>
          </table:table-cell>
          <table:table-cell office:value-type="float" office:value="23697" table:style-name="ce5">
            <text:p>23,697<text:s/></text:p>
          </table:table-cell>
          <table:table-cell office:value-type="float" office:value="26354" table:style-name="ce5">
            <text:p>26,354<text:s/></text:p>
          </table:table-cell>
          <table:table-cell office:value-type="float" office:value="25962" table:style-name="ce5">
            <text:p>25,962<text:s/></text:p>
          </table:table-cell>
          <table:table-cell office:value-type="float" office:value="15287" table:style-name="ce5">
            <text:p>15,287<text:s/></text:p>
          </table:table-cell>
          <table:table-cell office:value-type="float" office:value="12024" table:style-name="ce5">
            <text:p>12,024<text:s/></text:p>
          </table:table-cell>
          <table:table-cell office:value-type="float" office:value="5629" table:style-name="ce5">
            <text:p>5,629<text:s/></text:p>
          </table:table-cell>
          <table:table-cell office:value-type="float" office:value="5133" table:style-name="ce5">
            <text:p>5,133<text:s/></text:p>
          </table:table-cell>
          <table:table-cell office:value-type="float" office:value="7010" table:style-name="ce5">
            <text:p>7,010<text:s/></text:p>
          </table:table-cell>
          <table:table-cell office:value-type="float" office:value="10978" table:style-name="ce5">
            <text:p>10,978<text:s/></text:p>
          </table:table-cell>
          <table:table-cell office:value-type="float" office:value="10099" table:style-name="ce5">
            <text:p>10,099<text:s/></text:p>
          </table:table-cell>
          <table:table-cell office:value-type="float" office:value="13060" table:style-name="ce5">
            <text:p>13,060<text:s/></text:p>
          </table:table-cell>
          <table:table-cell office:value-type="float" office:value="18742" table:style-name="ce5">
            <text:p>18,742<text:s/></text:p>
          </table:table-cell>
          <table:table-cell office:value-type="float" office:value="33292" table:style-name="ce5">
            <text:p>33,292<text:s/></text:p>
          </table:table-cell>
          <table:table-cell office:value-type="float" office:value="27773" table:style-name="ce5">
            <text:p>27,773<text:s/></text:p>
          </table:table-cell>
          <table:table-cell office:value-type="float" office:value="14526" table:style-name="ce5">
            <text:p>14,526<text:s/></text:p>
          </table:table-cell>
          <table:table-cell office:value-type="float" office:value="13199" table:style-name="ce5">
            <text:p>13,199<text:s/></text:p>
          </table:table-cell>
          <table:table-cell office:value-type="float" office:value="13825" table:style-name="ce5">
            <text:p>13,825<text:s/></text:p>
          </table:table-cell>
          <table:table-cell office:value-type="float" office:value="13985" table:style-name="ce5">
            <text:p>13,985<text:s/></text:p>
          </table:table-cell>
          <table:table-cell office:value-type="float" office:value="12776" table:style-name="ce5">
            <text:p>12,776<text:s/></text:p>
          </table:table-cell>
          <table:table-cell office:value-type="float" office:value="11273" table:style-name="ce5">
            <text:p>11,273<text:s/></text:p>
          </table:table-cell>
          <table:table-cell office:value-type="float" office:value="9684" table:style-name="ce5">
            <text:p>9,684<text:s/></text:p>
          </table:table-cell>
          <table:table-cell table:number-columns-repeated="16275"/>
        </table:table-row>
        <table:table-row table:style-name="ro2">
          <table:table-cell office:value-type="date" office:date-value="2019-12-17T00:00:00" table:style-name="ce4">
            <text:p>2019/12/17</text:p>
          </table:table-cell>
          <table:table-cell office:value-type="float" office:value="5617" table:style-name="ce5">
            <text:p>5,617<text:s/></text:p>
          </table:table-cell>
          <table:table-cell office:value-type="float" office:value="16190" table:style-name="ce5">
            <text:p>16,190<text:s/></text:p>
          </table:table-cell>
          <table:table-cell office:value-type="float" office:value="47318" table:style-name="ce5">
            <text:p>47,318<text:s/></text:p>
          </table:table-cell>
          <table:table-cell office:value-type="float" office:value="46769" table:style-name="ce5">
            <text:p>46,769<text:s/></text:p>
          </table:table-cell>
          <table:table-cell office:value-type="float" office:value="29291" table:style-name="ce5">
            <text:p>29,291<text:s/></text:p>
          </table:table-cell>
          <table:table-cell office:value-type="float" office:value="16049" table:style-name="ce5">
            <text:p>16,049<text:s/></text:p>
          </table:table-cell>
          <table:table-cell office:value-type="float" office:value="12527" table:style-name="ce5">
            <text:p>12,527<text:s/></text:p>
          </table:table-cell>
          <table:table-cell office:value-type="float" office:value="4157" table:style-name="ce5">
            <text:p>4,157<text:s/></text:p>
          </table:table-cell>
          <table:table-cell office:value-type="float" office:value="3215" table:style-name="ce5">
            <text:p>3,215<text:s/></text:p>
          </table:table-cell>
          <table:table-cell office:value-type="float" office:value="16396" table:style-name="ce5">
            <text:p>16,396<text:s/></text:p>
          </table:table-cell>
          <table:table-cell office:value-type="float" office:value="2363" table:style-name="ce5">
            <text:p>2,363<text:s/></text:p>
          </table:table-cell>
          <table:table-cell office:value-type="float" office:value="5417" table:style-name="ce5">
            <text:p>5,417<text:s/></text:p>
          </table:table-cell>
          <table:table-cell office:value-type="float" office:value="8828" table:style-name="ce5">
            <text:p>8,828<text:s/></text:p>
          </table:table-cell>
          <table:table-cell office:value-type="float" office:value="11423" table:style-name="ce5">
            <text:p>11,423<text:s/></text:p>
          </table:table-cell>
          <table:table-cell office:value-type="float" office:value="12252" table:style-name="ce5">
            <text:p>12,252<text:s/></text:p>
          </table:table-cell>
          <table:table-cell office:value-type="float" office:value="20563" table:style-name="ce5">
            <text:p>20,563<text:s/></text:p>
          </table:table-cell>
          <table:table-cell office:value-type="float" office:value="18938" table:style-name="ce5">
            <text:p>18,938<text:s/></text:p>
          </table:table-cell>
          <table:table-cell office:value-type="float" office:value="6037" table:style-name="ce5">
            <text:p>6,037<text:s/></text:p>
          </table:table-cell>
          <table:table-cell office:value-type="float" office:value="9994" table:style-name="ce5">
            <text:p>9,994<text:s/></text:p>
          </table:table-cell>
          <table:table-cell office:value-type="float" office:value="3771" table:style-name="ce5">
            <text:p>3,771<text:s/></text:p>
          </table:table-cell>
          <table:table-cell office:value-type="float" office:value="9544" table:style-name="ce5">
            <text:p>9,544<text:s/></text:p>
          </table:table-cell>
          <table:table-cell office:value-type="float" office:value="9134" table:style-name="ce5">
            <text:p>9,134<text:s/></text:p>
          </table:table-cell>
          <table:table-cell office:value-type="float" office:value="5973" table:style-name="ce5">
            <text:p>5,973<text:s/></text:p>
          </table:table-cell>
          <table:table-cell office:value-type="float" office:value="31198" table:style-name="ce5">
            <text:p>31,198<text:s/></text:p>
          </table:table-cell>
          <table:table-cell office:value-type="float" office:value="3374" table:style-name="ce5">
            <text:p>3,374<text:s/></text:p>
          </table:table-cell>
          <table:table-cell office:value-type="float" office:value="12197" table:style-name="ce5">
            <text:p>12,197<text:s/></text:p>
          </table:table-cell>
          <table:table-cell office:value-type="float" office:value="13449" table:style-name="ce5">
            <text:p>13,449<text:s/></text:p>
          </table:table-cell>
          <table:table-cell office:value-type="float" office:value="18328" table:style-name="ce5">
            <text:p>18,328<text:s/></text:p>
          </table:table-cell>
          <table:table-cell office:value-type="float" office:value="23321" table:style-name="ce5">
            <text:p>23,321<text:s/></text:p>
          </table:table-cell>
          <table:table-cell office:value-type="float" office:value="19102" table:style-name="ce5">
            <text:p>19,102<text:s/></text:p>
          </table:table-cell>
          <table:table-cell office:value-type="float" office:value="10425" table:style-name="ce5">
            <text:p>10,425<text:s/></text:p>
          </table:table-cell>
          <table:table-cell office:value-type="float" office:value="29863" table:style-name="ce5">
            <text:p>29,863<text:s/></text:p>
          </table:table-cell>
          <table:table-cell office:value-type="float" office:value="19222" table:style-name="ce5">
            <text:p>19,222<text:s/></text:p>
          </table:table-cell>
          <table:table-cell office:value-type="float" office:value="36957" table:style-name="ce5">
            <text:p>36,957<text:s/></text:p>
          </table:table-cell>
          <table:table-cell office:value-type="float" office:value="32634" table:style-name="ce5">
            <text:p>32,634<text:s/></text:p>
          </table:table-cell>
          <table:table-cell office:value-type="float" office:value="13022" table:style-name="ce5">
            <text:p>13,022<text:s/></text:p>
          </table:table-cell>
          <table:table-cell office:value-type="float" office:value="40530" table:style-name="ce5">
            <text:p>40,530<text:s/></text:p>
          </table:table-cell>
          <table:table-cell office:value-type="float" office:value="29948" table:style-name="ce5">
            <text:p>29,948<text:s/></text:p>
          </table:table-cell>
          <table:table-cell office:value-type="float" office:value="27820" table:style-name="ce5">
            <text:p>27,820<text:s/></text:p>
          </table:table-cell>
          <table:table-cell office:value-type="float" office:value="23596" table:style-name="ce5">
            <text:p>23,596<text:s/></text:p>
          </table:table-cell>
          <table:table-cell office:value-type="float" office:value="29283" table:style-name="ce5">
            <text:p>29,283<text:s/></text:p>
          </table:table-cell>
          <table:table-cell office:value-type="float" office:value="146948" table:style-name="ce5">
            <text:p>146,948<text:s/></text:p>
          </table:table-cell>
          <table:table-cell office:value-type="float" office:value="44943" table:style-name="ce5">
            <text:p>44,943<text:s/></text:p>
          </table:table-cell>
          <table:table-cell office:value-type="float" office:value="26549" table:style-name="ce5">
            <text:p>26,549<text:s/></text:p>
          </table:table-cell>
          <table:table-cell office:value-type="float" office:value="26461" table:style-name="ce5">
            <text:p>26,461<text:s/></text:p>
          </table:table-cell>
          <table:table-cell office:value-type="float" office:value="30408" table:style-name="ce5">
            <text:p>30,408<text:s/></text:p>
          </table:table-cell>
          <table:table-cell office:value-type="float" office:value="36091" table:style-name="ce5">
            <text:p>36,091<text:s/></text:p>
          </table:table-cell>
          <table:table-cell office:value-type="float" office:value="32153" table:style-name="ce5">
            <text:p>32,153<text:s/></text:p>
          </table:table-cell>
          <table:table-cell office:value-type="float" office:value="25295" table:style-name="ce5">
            <text:p>25,295<text:s/></text:p>
          </table:table-cell>
          <table:table-cell office:value-type="float" office:value="14284" table:style-name="ce5">
            <text:p>14,284<text:s/></text:p>
          </table:table-cell>
          <table:table-cell office:value-type="float" office:value="35641" table:style-name="ce5">
            <text:p>35,641<text:s/></text:p>
          </table:table-cell>
          <table:table-cell office:value-type="float" office:value="7111" table:style-name="ce5">
            <text:p>7,111<text:s/></text:p>
          </table:table-cell>
          <table:table-cell office:value-type="float" office:value="8912" table:style-name="ce5">
            <text:p>8,912<text:s/></text:p>
          </table:table-cell>
          <table:table-cell office:value-type="float" office:value="21874" table:style-name="ce5">
            <text:p>21,874<text:s/></text:p>
          </table:table-cell>
          <table:table-cell office:value-type="float" office:value="6836" table:style-name="ce5">
            <text:p>6,836<text:s/></text:p>
          </table:table-cell>
          <table:table-cell office:value-type="float" office:value="3935" table:style-name="ce5">
            <text:p>3,935<text:s/></text:p>
          </table:table-cell>
          <table:table-cell office:value-type="float" office:value="3994" table:style-name="ce5">
            <text:p>3,994<text:s/></text:p>
          </table:table-cell>
          <table:table-cell office:value-type="float" office:value="15036" table:style-name="ce5">
            <text:p>15,036<text:s/></text:p>
          </table:table-cell>
          <table:table-cell office:value-type="float" office:value="10705" table:style-name="ce5">
            <text:p>10,705<text:s/></text:p>
          </table:table-cell>
          <table:table-cell office:value-type="float" office:value="12285" table:style-name="ce5">
            <text:p>12,285<text:s/></text:p>
          </table:table-cell>
          <table:table-cell office:value-type="float" office:value="38098" table:style-name="ce5">
            <text:p>38,098<text:s/></text:p>
          </table:table-cell>
          <table:table-cell office:value-type="float" office:value="9341" table:style-name="ce5">
            <text:p>9,341<text:s/></text:p>
          </table:table-cell>
          <table:table-cell office:value-type="float" office:value="14870" table:style-name="ce5">
            <text:p>14,870<text:s/></text:p>
          </table:table-cell>
          <table:table-cell office:value-type="float" office:value="8024" table:style-name="ce5">
            <text:p>8,024<text:s/></text:p>
          </table:table-cell>
          <table:table-cell office:value-type="float" office:value="24267" table:style-name="ce5">
            <text:p>24,267<text:s/></text:p>
          </table:table-cell>
          <table:table-cell office:value-type="float" office:value="26632" table:style-name="ce5">
            <text:p>26,632<text:s/></text:p>
          </table:table-cell>
          <table:table-cell office:value-type="float" office:value="31447" table:style-name="ce5">
            <text:p>31,447<text:s/></text:p>
          </table:table-cell>
          <table:table-cell office:value-type="float" office:value="53069" table:style-name="ce5">
            <text:p>53,069<text:s/></text:p>
          </table:table-cell>
          <table:table-cell office:value-type="float" office:value="45109" table:style-name="ce5">
            <text:p>45,109<text:s/></text:p>
          </table:table-cell>
          <table:table-cell office:value-type="float" office:value="28170" table:style-name="ce5">
            <text:p>28,170<text:s/></text:p>
          </table:table-cell>
          <table:table-cell office:value-type="float" office:value="31977" table:style-name="ce5">
            <text:p>31,977<text:s/></text:p>
          </table:table-cell>
          <table:table-cell office:value-type="float" office:value="76201" table:style-name="ce5">
            <text:p>76,201<text:s/></text:p>
          </table:table-cell>
          <table:table-cell office:value-type="float" office:value="27286" table:style-name="ce5">
            <text:p>27,286<text:s/></text:p>
          </table:table-cell>
          <table:table-cell office:value-type="float" office:value="34289" table:style-name="ce5">
            <text:p>34,289<text:s/></text:p>
          </table:table-cell>
          <table:table-cell office:value-type="float" office:value="37863" table:style-name="ce5">
            <text:p>37,863<text:s/></text:p>
          </table:table-cell>
          <table:table-cell office:value-type="float" office:value="25225" table:style-name="ce5">
            <text:p>25,225<text:s/></text:p>
          </table:table-cell>
          <table:table-cell office:value-type="float" office:value="67259" table:style-name="ce5">
            <text:p>67,259<text:s/></text:p>
          </table:table-cell>
          <table:table-cell office:value-type="float" office:value="22389" table:style-name="ce5">
            <text:p>22,389<text:s/></text:p>
          </table:table-cell>
          <table:table-cell office:value-type="float" office:value="17559" table:style-name="ce5">
            <text:p>17,559<text:s/></text:p>
          </table:table-cell>
          <table:table-cell office:value-type="float" office:value="16500" table:style-name="ce5">
            <text:p>16,500<text:s/></text:p>
          </table:table-cell>
          <table:table-cell office:value-type="float" office:value="20243" table:style-name="ce5">
            <text:p>20,243<text:s/></text:p>
          </table:table-cell>
          <table:table-cell office:value-type="float" office:value="14656" table:style-name="ce5">
            <text:p>14,656<text:s/></text:p>
          </table:table-cell>
          <table:table-cell office:value-type="float" office:value="34324" table:style-name="ce5">
            <text:p>34,324<text:s/></text:p>
          </table:table-cell>
          <table:table-cell office:value-type="float" office:value="21265" table:style-name="ce5">
            <text:p>21,265<text:s/></text:p>
          </table:table-cell>
          <table:table-cell office:value-type="float" office:value="8669" table:style-name="ce5">
            <text:p>8,669<text:s/></text:p>
          </table:table-cell>
          <table:table-cell office:value-type="float" office:value="14863" table:style-name="ce5">
            <text:p>14,863<text:s/></text:p>
          </table:table-cell>
          <table:table-cell office:value-type="float" office:value="44615" table:style-name="ce5">
            <text:p>44,615<text:s/></text:p>
          </table:table-cell>
          <table:table-cell office:value-type="float" office:value="25903" table:style-name="ce5">
            <text:p>25,903<text:s/></text:p>
          </table:table-cell>
          <table:table-cell office:value-type="float" office:value="27252" table:style-name="ce5">
            <text:p>27,252<text:s/></text:p>
          </table:table-cell>
          <table:table-cell office:value-type="float" office:value="26947" table:style-name="ce5">
            <text:p>26,947<text:s/></text:p>
          </table:table-cell>
          <table:table-cell office:value-type="float" office:value="15639" table:style-name="ce5">
            <text:p>15,639<text:s/></text:p>
          </table:table-cell>
          <table:table-cell office:value-type="float" office:value="12447" table:style-name="ce5">
            <text:p>12,447<text:s/></text:p>
          </table:table-cell>
          <table:table-cell office:value-type="float" office:value="5707" table:style-name="ce5">
            <text:p>5,707<text:s/></text:p>
          </table:table-cell>
          <table:table-cell office:value-type="float" office:value="5349" table:style-name="ce5">
            <text:p>5,349<text:s/></text:p>
          </table:table-cell>
          <table:table-cell office:value-type="float" office:value="7093" table:style-name="ce5">
            <text:p>7,093<text:s/></text:p>
          </table:table-cell>
          <table:table-cell office:value-type="float" office:value="11319" table:style-name="ce5">
            <text:p>11,319<text:s/></text:p>
          </table:table-cell>
          <table:table-cell office:value-type="float" office:value="10294" table:style-name="ce5">
            <text:p>10,294<text:s/></text:p>
          </table:table-cell>
          <table:table-cell office:value-type="float" office:value="13065" table:style-name="ce5">
            <text:p>13,065<text:s/></text:p>
          </table:table-cell>
          <table:table-cell office:value-type="float" office:value="19221" table:style-name="ce5">
            <text:p>19,221<text:s/></text:p>
          </table:table-cell>
          <table:table-cell office:value-type="float" office:value="33594" table:style-name="ce5">
            <text:p>33,594<text:s/></text:p>
          </table:table-cell>
          <table:table-cell office:value-type="float" office:value="29576" table:style-name="ce5">
            <text:p>29,576<text:s/></text:p>
          </table:table-cell>
          <table:table-cell office:value-type="float" office:value="14645" table:style-name="ce5">
            <text:p>14,645<text:s/></text:p>
          </table:table-cell>
          <table:table-cell office:value-type="float" office:value="13425" table:style-name="ce5">
            <text:p>13,425<text:s/></text:p>
          </table:table-cell>
          <table:table-cell office:value-type="float" office:value="14014" table:style-name="ce5">
            <text:p>14,014<text:s/></text:p>
          </table:table-cell>
          <table:table-cell office:value-type="float" office:value="13056" table:style-name="ce5">
            <text:p>13,056<text:s/></text:p>
          </table:table-cell>
          <table:table-cell office:value-type="float" office:value="13002" table:style-name="ce5">
            <text:p>13,002<text:s/></text:p>
          </table:table-cell>
          <table:table-cell office:value-type="float" office:value="11313" table:style-name="ce5">
            <text:p>11,313<text:s/></text:p>
          </table:table-cell>
          <table:table-cell office:value-type="float" office:value="9797" table:style-name="ce5">
            <text:p>9,797<text:s/></text:p>
          </table:table-cell>
          <table:table-cell table:number-columns-repeated="16275"/>
        </table:table-row>
        <table:table-row table:style-name="ro2">
          <table:table-cell office:value-type="date" office:date-value="2019-12-18T00:00:00" table:style-name="ce4">
            <text:p>2019/12/18</text:p>
          </table:table-cell>
          <table:table-cell office:value-type="float" office:value="5697" table:style-name="ce5">
            <text:p>5,697<text:s/></text:p>
          </table:table-cell>
          <table:table-cell office:value-type="float" office:value="16547" table:style-name="ce5">
            <text:p>16,547<text:s/></text:p>
          </table:table-cell>
          <table:table-cell office:value-type="float" office:value="48227" table:style-name="ce5">
            <text:p>48,227<text:s/></text:p>
          </table:table-cell>
          <table:table-cell office:value-type="float" office:value="48307" table:style-name="ce5">
            <text:p>48,307<text:s/></text:p>
          </table:table-cell>
          <table:table-cell office:value-type="float" office:value="29449" table:style-name="ce5">
            <text:p>29,449<text:s/></text:p>
          </table:table-cell>
          <table:table-cell office:value-type="float" office:value="16613" table:style-name="ce5">
            <text:p>16,613<text:s/></text:p>
          </table:table-cell>
          <table:table-cell office:value-type="float" office:value="12765" table:style-name="ce5">
            <text:p>12,765<text:s/></text:p>
          </table:table-cell>
          <table:table-cell office:value-type="float" office:value="4369" table:style-name="ce5">
            <text:p>4,369<text:s/></text:p>
          </table:table-cell>
          <table:table-cell office:value-type="float" office:value="3303" table:style-name="ce5">
            <text:p>3,303<text:s/></text:p>
          </table:table-cell>
          <table:table-cell office:value-type="float" office:value="16576" table:style-name="ce5">
            <text:p>16,576<text:s/></text:p>
          </table:table-cell>
          <table:table-cell office:value-type="float" office:value="2270" table:style-name="ce5">
            <text:p>2,270<text:s/></text:p>
          </table:table-cell>
          <table:table-cell office:value-type="float" office:value="5130" table:style-name="ce5">
            <text:p>5,130<text:s/></text:p>
          </table:table-cell>
          <table:table-cell office:value-type="float" office:value="7093" table:style-name="ce5">
            <text:p>7,093<text:s/></text:p>
          </table:table-cell>
          <table:table-cell office:value-type="float" office:value="11648" table:style-name="ce5">
            <text:p>11,648<text:s/></text:p>
          </table:table-cell>
          <table:table-cell office:value-type="float" office:value="12678" table:style-name="ce5">
            <text:p>12,678<text:s/></text:p>
          </table:table-cell>
          <table:table-cell office:value-type="float" office:value="20716" table:style-name="ce5">
            <text:p>20,716<text:s/></text:p>
          </table:table-cell>
          <table:table-cell office:value-type="float" office:value="19266" table:style-name="ce5">
            <text:p>19,266<text:s/></text:p>
          </table:table-cell>
          <table:table-cell office:value-type="float" office:value="6114" table:style-name="ce5">
            <text:p>6,114<text:s/></text:p>
          </table:table-cell>
          <table:table-cell office:value-type="float" office:value="10007" table:style-name="ce5">
            <text:p>10,007<text:s/></text:p>
          </table:table-cell>
          <table:table-cell office:value-type="float" office:value="3528" table:style-name="ce5">
            <text:p>3,528<text:s/></text:p>
          </table:table-cell>
          <table:table-cell office:value-type="float" office:value="9675" table:style-name="ce5">
            <text:p>9,675<text:s/></text:p>
          </table:table-cell>
          <table:table-cell office:value-type="float" office:value="9360" table:style-name="ce5">
            <text:p>9,360<text:s/></text:p>
          </table:table-cell>
          <table:table-cell office:value-type="float" office:value="6276" table:style-name="ce5">
            <text:p>6,276<text:s/></text:p>
          </table:table-cell>
          <table:table-cell office:value-type="float" office:value="32182" table:style-name="ce5">
            <text:p>32,182<text:s/></text:p>
          </table:table-cell>
          <table:table-cell office:value-type="float" office:value="3472" table:style-name="ce5">
            <text:p>3,472<text:s/></text:p>
          </table:table-cell>
          <table:table-cell office:value-type="float" office:value="11908" table:style-name="ce5">
            <text:p>11,908<text:s/></text:p>
          </table:table-cell>
          <table:table-cell office:value-type="float" office:value="13990" table:style-name="ce5">
            <text:p>13,990<text:s/></text:p>
          </table:table-cell>
          <table:table-cell office:value-type="float" office:value="18540" table:style-name="ce5">
            <text:p>18,540<text:s/></text:p>
          </table:table-cell>
          <table:table-cell office:value-type="float" office:value="23590" table:style-name="ce5">
            <text:p>23,590<text:s/></text:p>
          </table:table-cell>
          <table:table-cell office:value-type="float" office:value="19275" table:style-name="ce5">
            <text:p>19,275<text:s/></text:p>
          </table:table-cell>
          <table:table-cell office:value-type="float" office:value="10813" table:style-name="ce5">
            <text:p>10,813<text:s/></text:p>
          </table:table-cell>
          <table:table-cell office:value-type="float" office:value="30288" table:style-name="ce5">
            <text:p>30,288<text:s/></text:p>
          </table:table-cell>
          <table:table-cell office:value-type="float" office:value="19763" table:style-name="ce5">
            <text:p>19,763<text:s/></text:p>
          </table:table-cell>
          <table:table-cell office:value-type="float" office:value="37969" table:style-name="ce5">
            <text:p>37,969<text:s/></text:p>
          </table:table-cell>
          <table:table-cell office:value-type="float" office:value="31112" table:style-name="ce5">
            <text:p>31,112<text:s/></text:p>
          </table:table-cell>
          <table:table-cell office:value-type="float" office:value="13164" table:style-name="ce5">
            <text:p>13,164<text:s/></text:p>
          </table:table-cell>
          <table:table-cell office:value-type="float" office:value="41653" table:style-name="ce5">
            <text:p>41,653<text:s/></text:p>
          </table:table-cell>
          <table:table-cell office:value-type="float" office:value="30165" table:style-name="ce5">
            <text:p>30,165<text:s/></text:p>
          </table:table-cell>
          <table:table-cell office:value-type="float" office:value="28459" table:style-name="ce5">
            <text:p>28,459<text:s/></text:p>
          </table:table-cell>
          <table:table-cell office:value-type="float" office:value="23736" table:style-name="ce5">
            <text:p>23,736<text:s/></text:p>
          </table:table-cell>
          <table:table-cell office:value-type="float" office:value="29208" table:style-name="ce5">
            <text:p>29,208<text:s/></text:p>
          </table:table-cell>
          <table:table-cell office:value-type="float" office:value="148097" table:style-name="ce5">
            <text:p>148,097<text:s/></text:p>
          </table:table-cell>
          <table:table-cell office:value-type="float" office:value="45885" table:style-name="ce5">
            <text:p>45,885<text:s/></text:p>
          </table:table-cell>
          <table:table-cell office:value-type="float" office:value="26803" table:style-name="ce5">
            <text:p>26,803<text:s/></text:p>
          </table:table-cell>
          <table:table-cell office:value-type="float" office:value="26959" table:style-name="ce5">
            <text:p>26,959<text:s/></text:p>
          </table:table-cell>
          <table:table-cell office:value-type="float" office:value="30120" table:style-name="ce5">
            <text:p>30,120<text:s/></text:p>
          </table:table-cell>
          <table:table-cell office:value-type="float" office:value="35763" table:style-name="ce5">
            <text:p>35,763<text:s/></text:p>
          </table:table-cell>
          <table:table-cell office:value-type="float" office:value="32104" table:style-name="ce5">
            <text:p>32,104<text:s/></text:p>
          </table:table-cell>
          <table:table-cell office:value-type="float" office:value="25746" table:style-name="ce5">
            <text:p>25,746<text:s/></text:p>
          </table:table-cell>
          <table:table-cell office:value-type="float" office:value="14299" table:style-name="ce5">
            <text:p>14,299<text:s/></text:p>
          </table:table-cell>
          <table:table-cell office:value-type="float" office:value="36317" table:style-name="ce5">
            <text:p>36,317<text:s/></text:p>
          </table:table-cell>
          <table:table-cell office:value-type="float" office:value="7297" table:style-name="ce5">
            <text:p>7,297<text:s/></text:p>
          </table:table-cell>
          <table:table-cell office:value-type="float" office:value="8842" table:style-name="ce5">
            <text:p>8,842<text:s/></text:p>
          </table:table-cell>
          <table:table-cell office:value-type="float" office:value="22233" table:style-name="ce5">
            <text:p>22,233<text:s/></text:p>
          </table:table-cell>
          <table:table-cell office:value-type="float" office:value="6741" table:style-name="ce5">
            <text:p>6,741<text:s/></text:p>
          </table:table-cell>
          <table:table-cell office:value-type="float" office:value="3999" table:style-name="ce5">
            <text:p>3,999<text:s/></text:p>
          </table:table-cell>
          <table:table-cell office:value-type="float" office:value="4094" table:style-name="ce5">
            <text:p>4,094<text:s/></text:p>
          </table:table-cell>
          <table:table-cell office:value-type="float" office:value="15132" table:style-name="ce5">
            <text:p>15,132<text:s/></text:p>
          </table:table-cell>
          <table:table-cell office:value-type="float" office:value="10561" table:style-name="ce5">
            <text:p>10,561<text:s/></text:p>
          </table:table-cell>
          <table:table-cell office:value-type="float" office:value="12040" table:style-name="ce5">
            <text:p>12,040<text:s/></text:p>
          </table:table-cell>
          <table:table-cell office:value-type="float" office:value="35864" table:style-name="ce5">
            <text:p>35,864<text:s/></text:p>
          </table:table-cell>
          <table:table-cell office:value-type="float" office:value="9487" table:style-name="ce5">
            <text:p>9,487<text:s/></text:p>
          </table:table-cell>
          <table:table-cell office:value-type="float" office:value="15035" table:style-name="ce5">
            <text:p>15,035<text:s/></text:p>
          </table:table-cell>
          <table:table-cell office:value-type="float" office:value="8231" table:style-name="ce5">
            <text:p>8,231<text:s/></text:p>
          </table:table-cell>
          <table:table-cell office:value-type="float" office:value="24088" table:style-name="ce5">
            <text:p>24,088<text:s/></text:p>
          </table:table-cell>
          <table:table-cell office:value-type="float" office:value="26973" table:style-name="ce5">
            <text:p>26,973<text:s/></text:p>
          </table:table-cell>
          <table:table-cell office:value-type="float" office:value="31157" table:style-name="ce5">
            <text:p>31,157<text:s/></text:p>
          </table:table-cell>
          <table:table-cell office:value-type="float" office:value="52936" table:style-name="ce5">
            <text:p>52,936<text:s/></text:p>
          </table:table-cell>
          <table:table-cell office:value-type="float" office:value="45853" table:style-name="ce5">
            <text:p>45,853<text:s/></text:p>
          </table:table-cell>
          <table:table-cell office:value-type="float" office:value="28661" table:style-name="ce5">
            <text:p>28,661<text:s/></text:p>
          </table:table-cell>
          <table:table-cell office:value-type="float" office:value="31778" table:style-name="ce5">
            <text:p>31,778<text:s/></text:p>
          </table:table-cell>
          <table:table-cell office:value-type="float" office:value="75891" table:style-name="ce5">
            <text:p>75,891<text:s/></text:p>
          </table:table-cell>
          <table:table-cell office:value-type="float" office:value="27593" table:style-name="ce5">
            <text:p>27,593<text:s/></text:p>
          </table:table-cell>
          <table:table-cell office:value-type="float" office:value="35498" table:style-name="ce5">
            <text:p>35,498<text:s/></text:p>
          </table:table-cell>
          <table:table-cell office:value-type="float" office:value="39474" table:style-name="ce5">
            <text:p>39,474<text:s/></text:p>
          </table:table-cell>
          <table:table-cell office:value-type="float" office:value="25227" table:style-name="ce5">
            <text:p>25,227<text:s/></text:p>
          </table:table-cell>
          <table:table-cell office:value-type="float" office:value="69170" table:style-name="ce5">
            <text:p>69,170<text:s/></text:p>
          </table:table-cell>
          <table:table-cell office:value-type="float" office:value="23109" table:style-name="ce5">
            <text:p>23,109<text:s/></text:p>
          </table:table-cell>
          <table:table-cell office:value-type="float" office:value="17947" table:style-name="ce5">
            <text:p>17,947<text:s/></text:p>
          </table:table-cell>
          <table:table-cell office:value-type="float" office:value="16804" table:style-name="ce5">
            <text:p>16,804<text:s/></text:p>
          </table:table-cell>
          <table:table-cell office:value-type="float" office:value="21062" table:style-name="ce5">
            <text:p>21,062<text:s/></text:p>
          </table:table-cell>
          <table:table-cell office:value-type="float" office:value="14117" table:style-name="ce5">
            <text:p>14,117<text:s/></text:p>
          </table:table-cell>
          <table:table-cell office:value-type="float" office:value="35545" table:style-name="ce5">
            <text:p>35,545<text:s/></text:p>
          </table:table-cell>
          <table:table-cell office:value-type="float" office:value="21358" table:style-name="ce5">
            <text:p>21,358<text:s/></text:p>
          </table:table-cell>
          <table:table-cell office:value-type="float" office:value="8242" table:style-name="ce5">
            <text:p>8,242<text:s/></text:p>
          </table:table-cell>
          <table:table-cell office:value-type="float" office:value="14683" table:style-name="ce5">
            <text:p>14,683<text:s/></text:p>
          </table:table-cell>
          <table:table-cell office:value-type="float" office:value="46059" table:style-name="ce5">
            <text:p>46,059<text:s/></text:p>
          </table:table-cell>
          <table:table-cell office:value-type="float" office:value="26583" table:style-name="ce5">
            <text:p>26,583<text:s/></text:p>
          </table:table-cell>
          <table:table-cell office:value-type="float" office:value="27644" table:style-name="ce5">
            <text:p>27,644<text:s/></text:p>
          </table:table-cell>
          <table:table-cell office:value-type="float" office:value="26803" table:style-name="ce5">
            <text:p>26,803<text:s/></text:p>
          </table:table-cell>
          <table:table-cell office:value-type="float" office:value="15669" table:style-name="ce5">
            <text:p>15,669<text:s/></text:p>
          </table:table-cell>
          <table:table-cell office:value-type="float" office:value="12622" table:style-name="ce5">
            <text:p>12,622<text:s/></text:p>
          </table:table-cell>
          <table:table-cell office:value-type="float" office:value="5796" table:style-name="ce5">
            <text:p>5,796<text:s/></text:p>
          </table:table-cell>
          <table:table-cell office:value-type="float" office:value="5350" table:style-name="ce5">
            <text:p>5,350<text:s/></text:p>
          </table:table-cell>
          <table:table-cell office:value-type="float" office:value="7177" table:style-name="ce5">
            <text:p>7,177<text:s/></text:p>
          </table:table-cell>
          <table:table-cell office:value-type="float" office:value="11601" table:style-name="ce5">
            <text:p>11,601<text:s/></text:p>
          </table:table-cell>
          <table:table-cell office:value-type="float" office:value="10342" table:style-name="ce5">
            <text:p>10,342<text:s/></text:p>
          </table:table-cell>
          <table:table-cell office:value-type="float" office:value="13176" table:style-name="ce5">
            <text:p>13,176<text:s/></text:p>
          </table:table-cell>
          <table:table-cell office:value-type="float" office:value="19368" table:style-name="ce5">
            <text:p>19,368<text:s/></text:p>
          </table:table-cell>
          <table:table-cell office:value-type="float" office:value="33888" table:style-name="ce5">
            <text:p>33,888<text:s/></text:p>
          </table:table-cell>
          <table:table-cell office:value-type="float" office:value="29513" table:style-name="ce5">
            <text:p>29,513<text:s/></text:p>
          </table:table-cell>
          <table:table-cell office:value-type="float" office:value="14827" table:style-name="ce5">
            <text:p>14,827<text:s/></text:p>
          </table:table-cell>
          <table:table-cell office:value-type="float" office:value="13586" table:style-name="ce5">
            <text:p>13,586<text:s/></text:p>
          </table:table-cell>
          <table:table-cell office:value-type="float" office:value="14084" table:style-name="ce5">
            <text:p>14,084<text:s/></text:p>
          </table:table-cell>
          <table:table-cell office:value-type="float" office:value="13363" table:style-name="ce5">
            <text:p>13,363<text:s/></text:p>
          </table:table-cell>
          <table:table-cell office:value-type="float" office:value="13201" table:style-name="ce5">
            <text:p>13,201<text:s/></text:p>
          </table:table-cell>
          <table:table-cell office:value-type="float" office:value="11356" table:style-name="ce5">
            <text:p>11,356<text:s/></text:p>
          </table:table-cell>
          <table:table-cell office:value-type="float" office:value="9976" table:style-name="ce5">
            <text:p>9,976<text:s/></text:p>
          </table:table-cell>
          <table:table-cell table:number-columns-repeated="16275"/>
        </table:table-row>
        <table:table-row table:style-name="ro2">
          <table:table-cell office:value-type="date" office:date-value="2019-12-19T00:00:00" table:style-name="ce4">
            <text:p>2019/12/19</text:p>
          </table:table-cell>
          <table:table-cell office:value-type="float" office:value="5749" table:style-name="ce5">
            <text:p>5,749<text:s/></text:p>
          </table:table-cell>
          <table:table-cell office:value-type="float" office:value="16397" table:style-name="ce5">
            <text:p>16,397<text:s/></text:p>
          </table:table-cell>
          <table:table-cell office:value-type="float" office:value="48434" table:style-name="ce5">
            <text:p>48,434<text:s/></text:p>
          </table:table-cell>
          <table:table-cell office:value-type="float" office:value="48966" table:style-name="ce5">
            <text:p>48,966<text:s/></text:p>
          </table:table-cell>
          <table:table-cell office:value-type="float" office:value="29841" table:style-name="ce5">
            <text:p>29,841<text:s/></text:p>
          </table:table-cell>
          <table:table-cell office:value-type="float" office:value="16864" table:style-name="ce5">
            <text:p>16,864<text:s/></text:p>
          </table:table-cell>
          <table:table-cell office:value-type="float" office:value="12974" table:style-name="ce5">
            <text:p>12,974<text:s/></text:p>
          </table:table-cell>
          <table:table-cell office:value-type="float" office:value="4171" table:style-name="ce5">
            <text:p>4,171<text:s/></text:p>
          </table:table-cell>
          <table:table-cell office:value-type="float" office:value="3309" table:style-name="ce5">
            <text:p>3,309<text:s/></text:p>
          </table:table-cell>
          <table:table-cell office:value-type="float" office:value="16323" table:style-name="ce5">
            <text:p>16,323<text:s/></text:p>
          </table:table-cell>
          <table:table-cell office:value-type="float" office:value="2243" table:style-name="ce5">
            <text:p>2,243<text:s/></text:p>
          </table:table-cell>
          <table:table-cell office:value-type="float" office:value="5160" table:style-name="ce5">
            <text:p>5,160<text:s/></text:p>
          </table:table-cell>
          <table:table-cell office:value-type="float" office:value="7466" table:style-name="ce5">
            <text:p>7,466<text:s/></text:p>
          </table:table-cell>
          <table:table-cell office:value-type="float" office:value="11602" table:style-name="ce5">
            <text:p>11,602<text:s/></text:p>
          </table:table-cell>
          <table:table-cell office:value-type="float" office:value="13637" table:style-name="ce5">
            <text:p>13,637<text:s/></text:p>
          </table:table-cell>
          <table:table-cell office:value-type="float" office:value="20744" table:style-name="ce5">
            <text:p>20,744<text:s/></text:p>
          </table:table-cell>
          <table:table-cell office:value-type="float" office:value="18973" table:style-name="ce5">
            <text:p>18,973<text:s/></text:p>
          </table:table-cell>
          <table:table-cell office:value-type="float" office:value="6319" table:style-name="ce5">
            <text:p>6,319<text:s/></text:p>
          </table:table-cell>
          <table:table-cell office:value-type="float" office:value="10137" table:style-name="ce5">
            <text:p>10,137<text:s/></text:p>
          </table:table-cell>
          <table:table-cell office:value-type="float" office:value="3377" table:style-name="ce5">
            <text:p>3,377<text:s/></text:p>
          </table:table-cell>
          <table:table-cell office:value-type="float" office:value="9624" table:style-name="ce5">
            <text:p>9,624<text:s/></text:p>
          </table:table-cell>
          <table:table-cell office:value-type="float" office:value="9270" table:style-name="ce5">
            <text:p>9,270<text:s/></text:p>
          </table:table-cell>
          <table:table-cell office:value-type="float" office:value="6050" table:style-name="ce5">
            <text:p>6,050<text:s/></text:p>
          </table:table-cell>
          <table:table-cell office:value-type="float" office:value="32546" table:style-name="ce5">
            <text:p>32,546<text:s/></text:p>
          </table:table-cell>
          <table:table-cell office:value-type="float" office:value="3475" table:style-name="ce5">
            <text:p>3,475<text:s/></text:p>
          </table:table-cell>
          <table:table-cell office:value-type="float" office:value="11527" table:style-name="ce5">
            <text:p>11,527<text:s/></text:p>
          </table:table-cell>
          <table:table-cell office:value-type="float" office:value="13485" table:style-name="ce5">
            <text:p>13,485<text:s/></text:p>
          </table:table-cell>
          <table:table-cell office:value-type="float" office:value="18422" table:style-name="ce5">
            <text:p>18,422<text:s/></text:p>
          </table:table-cell>
          <table:table-cell office:value-type="float" office:value="24030" table:style-name="ce5">
            <text:p>24,030<text:s/></text:p>
          </table:table-cell>
          <table:table-cell office:value-type="float" office:value="19511" table:style-name="ce5">
            <text:p>19,511<text:s/></text:p>
          </table:table-cell>
          <table:table-cell office:value-type="float" office:value="10500" table:style-name="ce5">
            <text:p>10,500<text:s/></text:p>
          </table:table-cell>
          <table:table-cell office:value-type="float" office:value="31009" table:style-name="ce5">
            <text:p>31,009<text:s/></text:p>
          </table:table-cell>
          <table:table-cell office:value-type="float" office:value="19889" table:style-name="ce5">
            <text:p>19,889<text:s/></text:p>
          </table:table-cell>
          <table:table-cell office:value-type="float" office:value="37648" table:style-name="ce5">
            <text:p>37,648<text:s/></text:p>
          </table:table-cell>
          <table:table-cell office:value-type="float" office:value="31566" table:style-name="ce5">
            <text:p>31,566<text:s/></text:p>
          </table:table-cell>
          <table:table-cell office:value-type="float" office:value="13198" table:style-name="ce5">
            <text:p>13,198<text:s/></text:p>
          </table:table-cell>
          <table:table-cell office:value-type="float" office:value="40625" table:style-name="ce5">
            <text:p>40,625<text:s/></text:p>
          </table:table-cell>
          <table:table-cell office:value-type="float" office:value="29650" table:style-name="ce5">
            <text:p>29,650<text:s/></text:p>
          </table:table-cell>
          <table:table-cell office:value-type="float" office:value="27856" table:style-name="ce5">
            <text:p>27,856<text:s/></text:p>
          </table:table-cell>
          <table:table-cell office:value-type="float" office:value="23998" table:style-name="ce5">
            <text:p>23,998<text:s/></text:p>
          </table:table-cell>
          <table:table-cell office:value-type="float" office:value="28567" table:style-name="ce5">
            <text:p>28,567<text:s/></text:p>
          </table:table-cell>
          <table:table-cell office:value-type="float" office:value="152196" table:style-name="ce5">
            <text:p>152,196<text:s/></text:p>
          </table:table-cell>
          <table:table-cell office:value-type="float" office:value="46795" table:style-name="ce5">
            <text:p>46,795<text:s/></text:p>
          </table:table-cell>
          <table:table-cell office:value-type="float" office:value="26154" table:style-name="ce5">
            <text:p>26,154<text:s/></text:p>
          </table:table-cell>
          <table:table-cell office:value-type="float" office:value="27029" table:style-name="ce5">
            <text:p>27,029<text:s/></text:p>
          </table:table-cell>
          <table:table-cell office:value-type="float" office:value="30252" table:style-name="ce5">
            <text:p>30,252<text:s/></text:p>
          </table:table-cell>
          <table:table-cell office:value-type="float" office:value="36446" table:style-name="ce5">
            <text:p>36,446<text:s/></text:p>
          </table:table-cell>
          <table:table-cell office:value-type="float" office:value="32571" table:style-name="ce5">
            <text:p>32,571<text:s/></text:p>
          </table:table-cell>
          <table:table-cell office:value-type="float" office:value="25264" table:style-name="ce5">
            <text:p>25,264<text:s/></text:p>
          </table:table-cell>
          <table:table-cell office:value-type="float" office:value="13956" table:style-name="ce5">
            <text:p>13,956<text:s/></text:p>
          </table:table-cell>
          <table:table-cell office:value-type="float" office:value="35180" table:style-name="ce5">
            <text:p>35,180<text:s/></text:p>
          </table:table-cell>
          <table:table-cell office:value-type="float" office:value="7167" table:style-name="ce5">
            <text:p>7,167<text:s/></text:p>
          </table:table-cell>
          <table:table-cell office:value-type="float" office:value="8907" table:style-name="ce5">
            <text:p>8,907<text:s/></text:p>
          </table:table-cell>
          <table:table-cell office:value-type="float" office:value="21998" table:style-name="ce5">
            <text:p>21,998<text:s/></text:p>
          </table:table-cell>
          <table:table-cell office:value-type="float" office:value="6941" table:style-name="ce5">
            <text:p>6,941<text:s/></text:p>
          </table:table-cell>
          <table:table-cell office:value-type="float" office:value="3957" table:style-name="ce5">
            <text:p>3,957<text:s/></text:p>
          </table:table-cell>
          <table:table-cell office:value-type="float" office:value="3841" table:style-name="ce5">
            <text:p>3,841<text:s/></text:p>
          </table:table-cell>
          <table:table-cell office:value-type="float" office:value="14734" table:style-name="ce5">
            <text:p>14,734<text:s/></text:p>
          </table:table-cell>
          <table:table-cell office:value-type="float" office:value="10616" table:style-name="ce5">
            <text:p>10,616<text:s/></text:p>
          </table:table-cell>
          <table:table-cell office:value-type="float" office:value="11963" table:style-name="ce5">
            <text:p>11,963<text:s/></text:p>
          </table:table-cell>
          <table:table-cell office:value-type="float" office:value="35630" table:style-name="ce5">
            <text:p>35,630<text:s/></text:p>
          </table:table-cell>
          <table:table-cell office:value-type="float" office:value="9404" table:style-name="ce5">
            <text:p>9,404<text:s/></text:p>
          </table:table-cell>
          <table:table-cell office:value-type="float" office:value="15025" table:style-name="ce5">
            <text:p>15,025<text:s/></text:p>
          </table:table-cell>
          <table:table-cell office:value-type="float" office:value="8020" table:style-name="ce5">
            <text:p>8,020<text:s/></text:p>
          </table:table-cell>
          <table:table-cell office:value-type="float" office:value="24066" table:style-name="ce5">
            <text:p>24,066<text:s/></text:p>
          </table:table-cell>
          <table:table-cell office:value-type="float" office:value="26894" table:style-name="ce5">
            <text:p>26,894<text:s/></text:p>
          </table:table-cell>
          <table:table-cell office:value-type="float" office:value="31808" table:style-name="ce5">
            <text:p>31,808<text:s/></text:p>
          </table:table-cell>
          <table:table-cell office:value-type="float" office:value="53682" table:style-name="ce5">
            <text:p>53,682<text:s/></text:p>
          </table:table-cell>
          <table:table-cell office:value-type="float" office:value="45485" table:style-name="ce5">
            <text:p>45,485<text:s/></text:p>
          </table:table-cell>
          <table:table-cell office:value-type="float" office:value="28608" table:style-name="ce5">
            <text:p>28,608<text:s/></text:p>
          </table:table-cell>
          <table:table-cell office:value-type="float" office:value="32745" table:style-name="ce5">
            <text:p>32,745<text:s/></text:p>
          </table:table-cell>
          <table:table-cell office:value-type="float" office:value="76926" table:style-name="ce5">
            <text:p>76,926<text:s/></text:p>
          </table:table-cell>
          <table:table-cell office:value-type="float" office:value="27880" table:style-name="ce5">
            <text:p>27,880<text:s/></text:p>
          </table:table-cell>
          <table:table-cell office:value-type="float" office:value="35862" table:style-name="ce5">
            <text:p>35,862<text:s/></text:p>
          </table:table-cell>
          <table:table-cell office:value-type="float" office:value="41207" table:style-name="ce5">
            <text:p>41,207<text:s/></text:p>
          </table:table-cell>
          <table:table-cell office:value-type="float" office:value="25567" table:style-name="ce5">
            <text:p>25,567<text:s/></text:p>
          </table:table-cell>
          <table:table-cell office:value-type="float" office:value="70693" table:style-name="ce5">
            <text:p>70,693<text:s/></text:p>
          </table:table-cell>
          <table:table-cell office:value-type="float" office:value="22888" table:style-name="ce5">
            <text:p>22,888<text:s/></text:p>
          </table:table-cell>
          <table:table-cell office:value-type="float" office:value="18109" table:style-name="ce5">
            <text:p>18,109<text:s/></text:p>
          </table:table-cell>
          <table:table-cell office:value-type="float" office:value="17417" table:style-name="ce5">
            <text:p>17,417<text:s/></text:p>
          </table:table-cell>
          <table:table-cell office:value-type="float" office:value="21808" table:style-name="ce5">
            <text:p>21,808<text:s/></text:p>
          </table:table-cell>
          <table:table-cell office:value-type="float" office:value="14431" table:style-name="ce5">
            <text:p>14,431<text:s/></text:p>
          </table:table-cell>
          <table:table-cell office:value-type="float" office:value="36876" table:style-name="ce5">
            <text:p>36,876<text:s/></text:p>
          </table:table-cell>
          <table:table-cell office:value-type="float" office:value="21651" table:style-name="ce5">
            <text:p>21,651<text:s/></text:p>
          </table:table-cell>
          <table:table-cell office:value-type="float" office:value="8382" table:style-name="ce5">
            <text:p>8,382<text:s/></text:p>
          </table:table-cell>
          <table:table-cell office:value-type="float" office:value="14655" table:style-name="ce5">
            <text:p>14,655<text:s/></text:p>
          </table:table-cell>
          <table:table-cell office:value-type="float" office:value="46340" table:style-name="ce5">
            <text:p>46,340<text:s/></text:p>
          </table:table-cell>
          <table:table-cell office:value-type="float" office:value="26973" table:style-name="ce5">
            <text:p>26,973<text:s/></text:p>
          </table:table-cell>
          <table:table-cell office:value-type="float" office:value="27630" table:style-name="ce5">
            <text:p>27,630<text:s/></text:p>
          </table:table-cell>
          <table:table-cell office:value-type="float" office:value="27181" table:style-name="ce5">
            <text:p>27,181<text:s/></text:p>
          </table:table-cell>
          <table:table-cell office:value-type="float" office:value="15559" table:style-name="ce5">
            <text:p>15,559<text:s/></text:p>
          </table:table-cell>
          <table:table-cell office:value-type="float" office:value="12499" table:style-name="ce5">
            <text:p>12,499<text:s/></text:p>
          </table:table-cell>
          <table:table-cell office:value-type="float" office:value="5735" table:style-name="ce5">
            <text:p>5,735<text:s/></text:p>
          </table:table-cell>
          <table:table-cell office:value-type="float" office:value="5379" table:style-name="ce5">
            <text:p>5,379<text:s/></text:p>
          </table:table-cell>
          <table:table-cell office:value-type="float" office:value="6989" table:style-name="ce5">
            <text:p>6,989<text:s/></text:p>
          </table:table-cell>
          <table:table-cell office:value-type="float" office:value="11374" table:style-name="ce5">
            <text:p>11,374<text:s/></text:p>
          </table:table-cell>
          <table:table-cell office:value-type="float" office:value="10412" table:style-name="ce5">
            <text:p>10,412<text:s/></text:p>
          </table:table-cell>
          <table:table-cell office:value-type="float" office:value="13114" table:style-name="ce5">
            <text:p>13,114<text:s/></text:p>
          </table:table-cell>
          <table:table-cell office:value-type="float" office:value="19322" table:style-name="ce5">
            <text:p>19,322<text:s/></text:p>
          </table:table-cell>
          <table:table-cell office:value-type="float" office:value="33758" table:style-name="ce5">
            <text:p>33,758<text:s/></text:p>
          </table:table-cell>
          <table:table-cell office:value-type="float" office:value="29307" table:style-name="ce5">
            <text:p>29,307<text:s/></text:p>
          </table:table-cell>
          <table:table-cell office:value-type="float" office:value="14551" table:style-name="ce5">
            <text:p>14,551<text:s/></text:p>
          </table:table-cell>
          <table:table-cell office:value-type="float" office:value="13551" table:style-name="ce5">
            <text:p>13,551<text:s/></text:p>
          </table:table-cell>
          <table:table-cell office:value-type="float" office:value="14001" table:style-name="ce5">
            <text:p>14,001<text:s/></text:p>
          </table:table-cell>
          <table:table-cell office:value-type="float" office:value="13297" table:style-name="ce5">
            <text:p>13,297<text:s/></text:p>
          </table:table-cell>
          <table:table-cell office:value-type="float" office:value="12996" table:style-name="ce5">
            <text:p>12,996<text:s/></text:p>
          </table:table-cell>
          <table:table-cell office:value-type="float" office:value="11300" table:style-name="ce5">
            <text:p>11,300<text:s/></text:p>
          </table:table-cell>
          <table:table-cell office:value-type="float" office:value="9940" table:style-name="ce5">
            <text:p>9,940<text:s/></text:p>
          </table:table-cell>
          <table:table-cell table:number-columns-repeated="16275"/>
        </table:table-row>
        <table:table-row table:style-name="ro2">
          <table:table-cell office:value-type="date" office:date-value="2019-12-20T00:00:00" table:style-name="ce4">
            <text:p>2019/12/20</text:p>
          </table:table-cell>
          <table:table-cell office:value-type="float" office:value="6326" table:style-name="ce5">
            <text:p>6,326<text:s/></text:p>
          </table:table-cell>
          <table:table-cell office:value-type="float" office:value="17939" table:style-name="ce5">
            <text:p>17,939<text:s/></text:p>
          </table:table-cell>
          <table:table-cell office:value-type="float" office:value="51956" table:style-name="ce5">
            <text:p>51,956<text:s/></text:p>
          </table:table-cell>
          <table:table-cell office:value-type="float" office:value="57303" table:style-name="ce5">
            <text:p>57,303<text:s/></text:p>
          </table:table-cell>
          <table:table-cell office:value-type="float" office:value="31724" table:style-name="ce5">
            <text:p>31,724<text:s/></text:p>
          </table:table-cell>
          <table:table-cell office:value-type="float" office:value="17837" table:style-name="ce5">
            <text:p>17,837<text:s/></text:p>
          </table:table-cell>
          <table:table-cell office:value-type="float" office:value="13776" table:style-name="ce5">
            <text:p>13,776<text:s/></text:p>
          </table:table-cell>
          <table:table-cell office:value-type="float" office:value="4664" table:style-name="ce5">
            <text:p>4,664<text:s/></text:p>
          </table:table-cell>
          <table:table-cell office:value-type="float" office:value="3426" table:style-name="ce5">
            <text:p>3,426<text:s/></text:p>
          </table:table-cell>
          <table:table-cell office:value-type="float" office:value="16913" table:style-name="ce5">
            <text:p>16,913<text:s/></text:p>
          </table:table-cell>
          <table:table-cell office:value-type="float" office:value="2356" table:style-name="ce5">
            <text:p>2,356<text:s/></text:p>
          </table:table-cell>
          <table:table-cell office:value-type="float" office:value="5403" table:style-name="ce5">
            <text:p>5,403<text:s/></text:p>
          </table:table-cell>
          <table:table-cell office:value-type="float" office:value="7459" table:style-name="ce5">
            <text:p>7,459<text:s/></text:p>
          </table:table-cell>
          <table:table-cell office:value-type="float" office:value="11845" table:style-name="ce5">
            <text:p>11,845<text:s/></text:p>
          </table:table-cell>
          <table:table-cell office:value-type="float" office:value="15397" table:style-name="ce5">
            <text:p>15,397<text:s/></text:p>
          </table:table-cell>
          <table:table-cell office:value-type="float" office:value="20898" table:style-name="ce5">
            <text:p>20,898<text:s/></text:p>
          </table:table-cell>
          <table:table-cell office:value-type="float" office:value="19597" table:style-name="ce5">
            <text:p>19,597<text:s/></text:p>
          </table:table-cell>
          <table:table-cell office:value-type="float" office:value="6758" table:style-name="ce5">
            <text:p>6,758<text:s/></text:p>
          </table:table-cell>
          <table:table-cell office:value-type="float" office:value="10959" table:style-name="ce5">
            <text:p>10,959<text:s/></text:p>
          </table:table-cell>
          <table:table-cell office:value-type="float" office:value="3723" table:style-name="ce5">
            <text:p>3,723<text:s/></text:p>
          </table:table-cell>
          <table:table-cell office:value-type="float" office:value="10094" table:style-name="ce5">
            <text:p>10,094<text:s/></text:p>
          </table:table-cell>
          <table:table-cell office:value-type="float" office:value="10155" table:style-name="ce5">
            <text:p>10,155<text:s/></text:p>
          </table:table-cell>
          <table:table-cell office:value-type="float" office:value="6839" table:style-name="ce5">
            <text:p>6,839<text:s/></text:p>
          </table:table-cell>
          <table:table-cell office:value-type="float" office:value="37998" table:style-name="ce5">
            <text:p>37,998<text:s/></text:p>
          </table:table-cell>
          <table:table-cell office:value-type="float" office:value="3739" table:style-name="ce5">
            <text:p>3,739<text:s/></text:p>
          </table:table-cell>
          <table:table-cell office:value-type="float" office:value="12458" table:style-name="ce5">
            <text:p>12,458<text:s/></text:p>
          </table:table-cell>
          <table:table-cell office:value-type="float" office:value="14381" table:style-name="ce5">
            <text:p>14,381<text:s/></text:p>
          </table:table-cell>
          <table:table-cell office:value-type="float" office:value="19635" table:style-name="ce5">
            <text:p>19,635<text:s/></text:p>
          </table:table-cell>
          <table:table-cell office:value-type="float" office:value="25080" table:style-name="ce5">
            <text:p>25,080<text:s/></text:p>
          </table:table-cell>
          <table:table-cell office:value-type="float" office:value="20185" table:style-name="ce5">
            <text:p>20,185<text:s/></text:p>
          </table:table-cell>
          <table:table-cell office:value-type="float" office:value="11672" table:style-name="ce5">
            <text:p>11,672<text:s/></text:p>
          </table:table-cell>
          <table:table-cell office:value-type="float" office:value="35125" table:style-name="ce5">
            <text:p>35,125<text:s/></text:p>
          </table:table-cell>
          <table:table-cell office:value-type="float" office:value="21835" table:style-name="ce5">
            <text:p>21,835<text:s/></text:p>
          </table:table-cell>
          <table:table-cell office:value-type="float" office:value="40068" table:style-name="ce5">
            <text:p>40,068<text:s/></text:p>
          </table:table-cell>
          <table:table-cell office:value-type="float" office:value="34340" table:style-name="ce5">
            <text:p>34,340<text:s/></text:p>
          </table:table-cell>
          <table:table-cell office:value-type="float" office:value="13417" table:style-name="ce5">
            <text:p>13,417<text:s/></text:p>
          </table:table-cell>
          <table:table-cell office:value-type="float" office:value="44486" table:style-name="ce5">
            <text:p>44,486<text:s/></text:p>
          </table:table-cell>
          <table:table-cell office:value-type="float" office:value="32097" table:style-name="ce5">
            <text:p>32,097<text:s/></text:p>
          </table:table-cell>
          <table:table-cell office:value-type="float" office:value="30053" table:style-name="ce5">
            <text:p>30,053<text:s/></text:p>
          </table:table-cell>
          <table:table-cell office:value-type="float" office:value="24773" table:style-name="ce5">
            <text:p>24,773<text:s/></text:p>
          </table:table-cell>
          <table:table-cell office:value-type="float" office:value="29216" table:style-name="ce5">
            <text:p>29,216<text:s/></text:p>
          </table:table-cell>
          <table:table-cell office:value-type="float" office:value="197982" table:style-name="ce5">
            <text:p>197,982<text:s/></text:p>
          </table:table-cell>
          <table:table-cell office:value-type="float" office:value="54677" table:style-name="ce5">
            <text:p>54,677<text:s/></text:p>
          </table:table-cell>
          <table:table-cell office:value-type="float" office:value="28382" table:style-name="ce5">
            <text:p>28,382<text:s/></text:p>
          </table:table-cell>
          <table:table-cell office:value-type="float" office:value="28491" table:style-name="ce5">
            <text:p>28,491<text:s/></text:p>
          </table:table-cell>
          <table:table-cell office:value-type="float" office:value="33157" table:style-name="ce5">
            <text:p>33,157<text:s/></text:p>
          </table:table-cell>
          <table:table-cell office:value-type="float" office:value="37184" table:style-name="ce5">
            <text:p>37,184<text:s/></text:p>
          </table:table-cell>
          <table:table-cell office:value-type="float" office:value="34450" table:style-name="ce5">
            <text:p>34,450<text:s/></text:p>
          </table:table-cell>
          <table:table-cell office:value-type="float" office:value="27024" table:style-name="ce5">
            <text:p>27,024<text:s/></text:p>
          </table:table-cell>
          <table:table-cell office:value-type="float" office:value="14477" table:style-name="ce5">
            <text:p>14,477<text:s/></text:p>
          </table:table-cell>
          <table:table-cell office:value-type="float" office:value="37024" table:style-name="ce5">
            <text:p>37,024<text:s/></text:p>
          </table:table-cell>
          <table:table-cell office:value-type="float" office:value="7707" table:style-name="ce5">
            <text:p>7,707<text:s/></text:p>
          </table:table-cell>
          <table:table-cell office:value-type="float" office:value="9397" table:style-name="ce5">
            <text:p>9,397<text:s/></text:p>
          </table:table-cell>
          <table:table-cell office:value-type="float" office:value="23560" table:style-name="ce5">
            <text:p>23,560<text:s/></text:p>
          </table:table-cell>
          <table:table-cell office:value-type="float" office:value="7974" table:style-name="ce5">
            <text:p>7,974<text:s/></text:p>
          </table:table-cell>
          <table:table-cell office:value-type="float" office:value="4244" table:style-name="ce5">
            <text:p>4,244<text:s/></text:p>
          </table:table-cell>
          <table:table-cell office:value-type="float" office:value="4074" table:style-name="ce5">
            <text:p>4,074<text:s/></text:p>
          </table:table-cell>
          <table:table-cell office:value-type="float" office:value="15487" table:style-name="ce5">
            <text:p>15,487<text:s/></text:p>
          </table:table-cell>
          <table:table-cell office:value-type="float" office:value="11122" table:style-name="ce5">
            <text:p>11,122<text:s/></text:p>
          </table:table-cell>
          <table:table-cell office:value-type="float" office:value="12308" table:style-name="ce5">
            <text:p>12,308<text:s/></text:p>
          </table:table-cell>
          <table:table-cell office:value-type="float" office:value="38599" table:style-name="ce5">
            <text:p>38,599<text:s/></text:p>
          </table:table-cell>
          <table:table-cell office:value-type="float" office:value="9917" table:style-name="ce5">
            <text:p>9,917<text:s/></text:p>
          </table:table-cell>
          <table:table-cell office:value-type="float" office:value="16668" table:style-name="ce5">
            <text:p>16,668<text:s/></text:p>
          </table:table-cell>
          <table:table-cell office:value-type="float" office:value="8687" table:style-name="ce5">
            <text:p>8,687<text:s/></text:p>
          </table:table-cell>
          <table:table-cell office:value-type="float" office:value="25772" table:style-name="ce5">
            <text:p>25,772<text:s/></text:p>
          </table:table-cell>
          <table:table-cell office:value-type="float" office:value="27530" table:style-name="ce5">
            <text:p>27,530<text:s/></text:p>
          </table:table-cell>
          <table:table-cell office:value-type="float" office:value="35603" table:style-name="ce5">
            <text:p>35,603<text:s/></text:p>
          </table:table-cell>
          <table:table-cell office:value-type="float" office:value="63932" table:style-name="ce5">
            <text:p>63,932<text:s/></text:p>
          </table:table-cell>
          <table:table-cell office:value-type="float" office:value="48792" table:style-name="ce5">
            <text:p>48,792<text:s/></text:p>
          </table:table-cell>
          <table:table-cell office:value-type="float" office:value="30619" table:style-name="ce5">
            <text:p>30,619<text:s/></text:p>
          </table:table-cell>
          <table:table-cell office:value-type="float" office:value="34165" table:style-name="ce5">
            <text:p>34,165<text:s/></text:p>
          </table:table-cell>
          <table:table-cell office:value-type="float" office:value="91472" table:style-name="ce5">
            <text:p>91,472<text:s/></text:p>
          </table:table-cell>
          <table:table-cell office:value-type="float" office:value="29351" table:style-name="ce5">
            <text:p>29,351<text:s/></text:p>
          </table:table-cell>
          <table:table-cell office:value-type="float" office:value="40423" table:style-name="ce5">
            <text:p>40,423<text:s/></text:p>
          </table:table-cell>
          <table:table-cell office:value-type="float" office:value="47560" table:style-name="ce5">
            <text:p>47,560<text:s/></text:p>
          </table:table-cell>
          <table:table-cell office:value-type="float" office:value="29767" table:style-name="ce5">
            <text:p>29,767<text:s/></text:p>
          </table:table-cell>
          <table:table-cell office:value-type="float" office:value="82966" table:style-name="ce5">
            <text:p>82,966<text:s/></text:p>
          </table:table-cell>
          <table:table-cell office:value-type="float" office:value="24465" table:style-name="ce5">
            <text:p>24,465<text:s/></text:p>
          </table:table-cell>
          <table:table-cell office:value-type="float" office:value="19470" table:style-name="ce5">
            <text:p>19,470<text:s/></text:p>
          </table:table-cell>
          <table:table-cell office:value-type="float" office:value="17636" table:style-name="ce5">
            <text:p>17,636<text:s/></text:p>
          </table:table-cell>
          <table:table-cell office:value-type="float" office:value="25989" table:style-name="ce5">
            <text:p>25,989<text:s/></text:p>
          </table:table-cell>
          <table:table-cell office:value-type="float" office:value="15152" table:style-name="ce5">
            <text:p>15,152<text:s/></text:p>
          </table:table-cell>
          <table:table-cell office:value-type="float" office:value="47689" table:style-name="ce5">
            <text:p>47,689<text:s/></text:p>
          </table:table-cell>
          <table:table-cell office:value-type="float" office:value="24092" table:style-name="ce5">
            <text:p>24,092<text:s/></text:p>
          </table:table-cell>
          <table:table-cell office:value-type="float" office:value="9371" table:style-name="ce5">
            <text:p>9,371<text:s/></text:p>
          </table:table-cell>
          <table:table-cell office:value-type="float" office:value="16325" table:style-name="ce5">
            <text:p>16,325<text:s/></text:p>
          </table:table-cell>
          <table:table-cell office:value-type="float" office:value="49491" table:style-name="ce5">
            <text:p>49,491<text:s/></text:p>
          </table:table-cell>
          <table:table-cell office:value-type="float" office:value="29629" table:style-name="ce5">
            <text:p>29,629<text:s/></text:p>
          </table:table-cell>
          <table:table-cell office:value-type="float" office:value="29692" table:style-name="ce5">
            <text:p>29,692<text:s/></text:p>
          </table:table-cell>
          <table:table-cell office:value-type="float" office:value="29186" table:style-name="ce5">
            <text:p>29,186<text:s/></text:p>
          </table:table-cell>
          <table:table-cell office:value-type="float" office:value="16108" table:style-name="ce5">
            <text:p>16,108<text:s/></text:p>
          </table:table-cell>
          <table:table-cell office:value-type="float" office:value="13372" table:style-name="ce5">
            <text:p>13,372<text:s/></text:p>
          </table:table-cell>
          <table:table-cell office:value-type="float" office:value="6414" table:style-name="ce5">
            <text:p>6,414<text:s/></text:p>
          </table:table-cell>
          <table:table-cell office:value-type="float" office:value="5635" table:style-name="ce5">
            <text:p>5,635<text:s/></text:p>
          </table:table-cell>
          <table:table-cell office:value-type="float" office:value="7658" table:style-name="ce5">
            <text:p>7,658<text:s/></text:p>
          </table:table-cell>
          <table:table-cell office:value-type="float" office:value="12047" table:style-name="ce5">
            <text:p>12,047<text:s/></text:p>
          </table:table-cell>
          <table:table-cell office:value-type="float" office:value="11621" table:style-name="ce5">
            <text:p>11,621<text:s/></text:p>
          </table:table-cell>
          <table:table-cell office:value-type="float" office:value="14510" table:style-name="ce5">
            <text:p>14,510<text:s/></text:p>
          </table:table-cell>
          <table:table-cell office:value-type="float" office:value="21271" table:style-name="ce5">
            <text:p>21,271<text:s/></text:p>
          </table:table-cell>
          <table:table-cell office:value-type="float" office:value="36642" table:style-name="ce5">
            <text:p>36,642<text:s/></text:p>
          </table:table-cell>
          <table:table-cell office:value-type="float" office:value="32780" table:style-name="ce5">
            <text:p>32,780<text:s/></text:p>
          </table:table-cell>
          <table:table-cell office:value-type="float" office:value="15739" table:style-name="ce5">
            <text:p>15,739<text:s/></text:p>
          </table:table-cell>
          <table:table-cell office:value-type="float" office:value="14162" table:style-name="ce5">
            <text:p>14,162<text:s/></text:p>
          </table:table-cell>
          <table:table-cell office:value-type="float" office:value="15305" table:style-name="ce5">
            <text:p>15,305<text:s/></text:p>
          </table:table-cell>
          <table:table-cell office:value-type="float" office:value="14621" table:style-name="ce5">
            <text:p>14,621<text:s/></text:p>
          </table:table-cell>
          <table:table-cell office:value-type="float" office:value="13938" table:style-name="ce5">
            <text:p>13,938<text:s/></text:p>
          </table:table-cell>
          <table:table-cell office:value-type="float" office:value="11934" table:style-name="ce5">
            <text:p>11,934<text:s/></text:p>
          </table:table-cell>
          <table:table-cell office:value-type="float" office:value="10558" table:style-name="ce5">
            <text:p>10,558<text:s/></text:p>
          </table:table-cell>
          <table:table-cell table:number-columns-repeated="16275"/>
        </table:table-row>
        <table:table-row table:style-name="ro2">
          <table:table-cell office:value-type="date" office:date-value="2019-12-21T00:00:00" table:style-name="ce4">
            <text:p>2019/12/21</text:p>
          </table:table-cell>
          <table:table-cell office:value-type="float" office:value="4441" table:style-name="ce5">
            <text:p>4,441<text:s/></text:p>
          </table:table-cell>
          <table:table-cell office:value-type="float" office:value="11840" table:style-name="ce5">
            <text:p>11,840<text:s/></text:p>
          </table:table-cell>
          <table:table-cell office:value-type="float" office:value="30666" table:style-name="ce5">
            <text:p>30,666<text:s/></text:p>
          </table:table-cell>
          <table:table-cell office:value-type="float" office:value="57059" table:style-name="ce5">
            <text:p>57,059<text:s/></text:p>
          </table:table-cell>
          <table:table-cell office:value-type="float" office:value="23945" table:style-name="ce5">
            <text:p>23,945<text:s/></text:p>
          </table:table-cell>
          <table:table-cell office:value-type="float" office:value="12039" table:style-name="ce5">
            <text:p>12,039<text:s/></text:p>
          </table:table-cell>
          <table:table-cell office:value-type="float" office:value="9947" table:style-name="ce5">
            <text:p>9,947<text:s/></text:p>
          </table:table-cell>
          <table:table-cell office:value-type="float" office:value="4320" table:style-name="ce5">
            <text:p>4,320<text:s/></text:p>
          </table:table-cell>
          <table:table-cell office:value-type="float" office:value="2865" table:style-name="ce5">
            <text:p>2,865<text:s/></text:p>
          </table:table-cell>
          <table:table-cell office:value-type="float" office:value="11462" table:style-name="ce5">
            <text:p>11,462<text:s/></text:p>
          </table:table-cell>
          <table:table-cell office:value-type="float" office:value="2035" table:style-name="ce5">
            <text:p>2,035<text:s/></text:p>
          </table:table-cell>
          <table:table-cell office:value-type="float" office:value="4992" table:style-name="ce5">
            <text:p>4,992<text:s/></text:p>
          </table:table-cell>
          <table:table-cell office:value-type="float" office:value="10137" table:style-name="ce5">
            <text:p>10,137<text:s/></text:p>
          </table:table-cell>
          <table:table-cell office:value-type="float" office:value="8943" table:style-name="ce5">
            <text:p>8,943<text:s/></text:p>
          </table:table-cell>
          <table:table-cell office:value-type="float" office:value="14596" table:style-name="ce5">
            <text:p>14,596<text:s/></text:p>
          </table:table-cell>
          <table:table-cell office:value-type="float" office:value="6768" table:style-name="ce5">
            <text:p>6,768<text:s/></text:p>
          </table:table-cell>
          <table:table-cell office:value-type="float" office:value="9505" table:style-name="ce5">
            <text:p>9,505<text:s/></text:p>
          </table:table-cell>
          <table:table-cell office:value-type="float" office:value="4824" table:style-name="ce5">
            <text:p>4,824<text:s/></text:p>
          </table:table-cell>
          <table:table-cell office:value-type="float" office:value="9677" table:style-name="ce5">
            <text:p>9,677<text:s/></text:p>
          </table:table-cell>
          <table:table-cell office:value-type="float" office:value="3615" table:style-name="ce5">
            <text:p>3,615<text:s/></text:p>
          </table:table-cell>
          <table:table-cell office:value-type="float" office:value="6895" table:style-name="ce5">
            <text:p>6,895<text:s/></text:p>
          </table:table-cell>
          <table:table-cell office:value-type="float" office:value="8440" table:style-name="ce5">
            <text:p>8,440<text:s/></text:p>
          </table:table-cell>
          <table:table-cell office:value-type="float" office:value="3114" table:style-name="ce5">
            <text:p>3,114<text:s/></text:p>
          </table:table-cell>
          <table:table-cell office:value-type="float" office:value="20072" table:style-name="ce5">
            <text:p>20,072<text:s/></text:p>
          </table:table-cell>
          <table:table-cell office:value-type="float" office:value="4522" table:style-name="ce5">
            <text:p>4,522<text:s/></text:p>
          </table:table-cell>
          <table:table-cell office:value-type="float" office:value="12798" table:style-name="ce5">
            <text:p>12,798<text:s/></text:p>
          </table:table-cell>
          <table:table-cell office:value-type="float" office:value="11506" table:style-name="ce5">
            <text:p>11,506<text:s/></text:p>
          </table:table-cell>
          <table:table-cell office:value-type="float" office:value="16084" table:style-name="ce5">
            <text:p>16,084<text:s/></text:p>
          </table:table-cell>
          <table:table-cell office:value-type="float" office:value="18525" table:style-name="ce5">
            <text:p>18,525<text:s/></text:p>
          </table:table-cell>
          <table:table-cell office:value-type="float" office:value="17397" table:style-name="ce5">
            <text:p>17,397<text:s/></text:p>
          </table:table-cell>
          <table:table-cell office:value-type="float" office:value="9903" table:style-name="ce5">
            <text:p>9,903<text:s/></text:p>
          </table:table-cell>
          <table:table-cell office:value-type="float" office:value="35316" table:style-name="ce5">
            <text:p>35,316<text:s/></text:p>
          </table:table-cell>
          <table:table-cell office:value-type="float" office:value="19434" table:style-name="ce5">
            <text:p>19,434<text:s/></text:p>
          </table:table-cell>
          <table:table-cell office:value-type="float" office:value="31591" table:style-name="ce5">
            <text:p>31,591<text:s/></text:p>
          </table:table-cell>
          <table:table-cell office:value-type="float" office:value="31648" table:style-name="ce5">
            <text:p>31,648<text:s/></text:p>
          </table:table-cell>
          <table:table-cell office:value-type="float" office:value="7538" table:style-name="ce5">
            <text:p>7,538<text:s/></text:p>
          </table:table-cell>
          <table:table-cell office:value-type="float" office:value="37327" table:style-name="ce5">
            <text:p>37,327<text:s/></text:p>
          </table:table-cell>
          <table:table-cell office:value-type="float" office:value="26428" table:style-name="ce5">
            <text:p>26,428<text:s/></text:p>
          </table:table-cell>
          <table:table-cell office:value-type="float" office:value="23477" table:style-name="ce5">
            <text:p>23,477<text:s/></text:p>
          </table:table-cell>
          <table:table-cell office:value-type="float" office:value="21209" table:style-name="ce5">
            <text:p>21,209<text:s/></text:p>
          </table:table-cell>
          <table:table-cell office:value-type="float" office:value="19247" table:style-name="ce5">
            <text:p>19,247<text:s/></text:p>
          </table:table-cell>
          <table:table-cell office:value-type="float" office:value="194160" table:style-name="ce5">
            <text:p>194,160<text:s/></text:p>
          </table:table-cell>
          <table:table-cell office:value-type="float" office:value="60238" table:style-name="ce5">
            <text:p>60,238<text:s/></text:p>
          </table:table-cell>
          <table:table-cell office:value-type="float" office:value="24853" table:style-name="ce5">
            <text:p>24,853<text:s/></text:p>
          </table:table-cell>
          <table:table-cell office:value-type="float" office:value="22388" table:style-name="ce5">
            <text:p>22,388<text:s/></text:p>
          </table:table-cell>
          <table:table-cell office:value-type="float" office:value="33846" table:style-name="ce5">
            <text:p>33,846<text:s/></text:p>
          </table:table-cell>
          <table:table-cell office:value-type="float" office:value="38544" table:style-name="ce5">
            <text:p>38,544<text:s/></text:p>
          </table:table-cell>
          <table:table-cell office:value-type="float" office:value="33844" table:style-name="ce5">
            <text:p>33,844<text:s/></text:p>
          </table:table-cell>
          <table:table-cell office:value-type="float" office:value="24132" table:style-name="ce5">
            <text:p>24,132<text:s/></text:p>
          </table:table-cell>
          <table:table-cell office:value-type="float" office:value="11302" table:style-name="ce5">
            <text:p>11,302<text:s/></text:p>
          </table:table-cell>
          <table:table-cell office:value-type="float" office:value="27644" table:style-name="ce5">
            <text:p>27,644<text:s/></text:p>
          </table:table-cell>
          <table:table-cell office:value-type="float" office:value="6822" table:style-name="ce5">
            <text:p>6,822<text:s/></text:p>
          </table:table-cell>
          <table:table-cell office:value-type="float" office:value="6587" table:style-name="ce5">
            <text:p>6,587<text:s/></text:p>
          </table:table-cell>
          <table:table-cell office:value-type="float" office:value="20288" table:style-name="ce5">
            <text:p>20,288<text:s/></text:p>
          </table:table-cell>
          <table:table-cell office:value-type="float" office:value="9417" table:style-name="ce5">
            <text:p>9,417<text:s/></text:p>
          </table:table-cell>
          <table:table-cell office:value-type="float" office:value="4205" table:style-name="ce5">
            <text:p>4,205<text:s/></text:p>
          </table:table-cell>
          <table:table-cell office:value-type="float" office:value="2147" table:style-name="ce5">
            <text:p>2,147<text:s/></text:p>
          </table:table-cell>
          <table:table-cell office:value-type="float" office:value="10246" table:style-name="ce5">
            <text:p>10,246<text:s/></text:p>
          </table:table-cell>
          <table:table-cell office:value-type="float" office:value="9879" table:style-name="ce5">
            <text:p>9,879<text:s/></text:p>
          </table:table-cell>
          <table:table-cell office:value-type="float" office:value="11401" table:style-name="ce5">
            <text:p>11,401<text:s/></text:p>
          </table:table-cell>
          <table:table-cell office:value-type="float" office:value="40424" table:style-name="ce5">
            <text:p>40,424<text:s/></text:p>
          </table:table-cell>
          <table:table-cell office:value-type="float" office:value="7984" table:style-name="ce5">
            <text:p>7,984<text:s/></text:p>
          </table:table-cell>
          <table:table-cell office:value-type="float" office:value="14898" table:style-name="ce5">
            <text:p>14,898<text:s/></text:p>
          </table:table-cell>
          <table:table-cell office:value-type="float" office:value="7885" table:style-name="ce5">
            <text:p>7,885<text:s/></text:p>
          </table:table-cell>
          <table:table-cell office:value-type="float" office:value="22289" table:style-name="ce5">
            <text:p>22,289<text:s/></text:p>
          </table:table-cell>
          <table:table-cell office:value-type="float" office:value="20552" table:style-name="ce5">
            <text:p>20,552<text:s/></text:p>
          </table:table-cell>
          <table:table-cell office:value-type="float" office:value="38058" table:style-name="ce5">
            <text:p>38,058<text:s/></text:p>
          </table:table-cell>
          <table:table-cell office:value-type="float" office:value="87226" table:style-name="ce5">
            <text:p>87,226<text:s/></text:p>
          </table:table-cell>
          <table:table-cell office:value-type="float" office:value="40807" table:style-name="ce5">
            <text:p>40,807<text:s/></text:p>
          </table:table-cell>
          <table:table-cell office:value-type="float" office:value="26368" table:style-name="ce5">
            <text:p>26,368<text:s/></text:p>
          </table:table-cell>
          <table:table-cell office:value-type="float" office:value="36819" table:style-name="ce5">
            <text:p>36,819<text:s/></text:p>
          </table:table-cell>
          <table:table-cell office:value-type="float" office:value="107417" table:style-name="ce5">
            <text:p>107,417<text:s/></text:p>
          </table:table-cell>
          <table:table-cell office:value-type="float" office:value="23242" table:style-name="ce5">
            <text:p>23,242<text:s/></text:p>
          </table:table-cell>
          <table:table-cell office:value-type="float" office:value="40054" table:style-name="ce5">
            <text:p>40,054<text:s/></text:p>
          </table:table-cell>
          <table:table-cell office:value-type="float" office:value="42677" table:style-name="ce5">
            <text:p>42,677<text:s/></text:p>
          </table:table-cell>
          <table:table-cell office:value-type="float" office:value="27377" table:style-name="ce5">
            <text:p>27,377<text:s/></text:p>
          </table:table-cell>
          <table:table-cell office:value-type="float" office:value="79312" table:style-name="ce5">
            <text:p>79,312<text:s/></text:p>
          </table:table-cell>
          <table:table-cell office:value-type="float" office:value="20368" table:style-name="ce5">
            <text:p>20,368<text:s/></text:p>
          </table:table-cell>
          <table:table-cell office:value-type="float" office:value="16956" table:style-name="ce5">
            <text:p>16,956<text:s/></text:p>
          </table:table-cell>
          <table:table-cell office:value-type="float" office:value="11379" table:style-name="ce5">
            <text:p>11,379<text:s/></text:p>
          </table:table-cell>
          <table:table-cell office:value-type="float" office:value="21178" table:style-name="ce5">
            <text:p>21,178<text:s/></text:p>
          </table:table-cell>
          <table:table-cell office:value-type="float" office:value="11579" table:style-name="ce5">
            <text:p>11,579<text:s/></text:p>
          </table:table-cell>
          <table:table-cell office:value-type="float" office:value="52312" table:style-name="ce5">
            <text:p>52,312<text:s/></text:p>
          </table:table-cell>
          <table:table-cell office:value-type="float" office:value="17682" table:style-name="ce5">
            <text:p>17,682<text:s/></text:p>
          </table:table-cell>
          <table:table-cell office:value-type="float" office:value="10529" table:style-name="ce5">
            <text:p>10,529<text:s/></text:p>
          </table:table-cell>
          <table:table-cell office:value-type="float" office:value="14948" table:style-name="ce5">
            <text:p>14,948<text:s/></text:p>
          </table:table-cell>
          <table:table-cell office:value-type="float" office:value="27764" table:style-name="ce5">
            <text:p>27,764<text:s/></text:p>
          </table:table-cell>
          <table:table-cell office:value-type="float" office:value="22003" table:style-name="ce5">
            <text:p>22,003<text:s/></text:p>
          </table:table-cell>
          <table:table-cell office:value-type="float" office:value="19452" table:style-name="ce5">
            <text:p>19,452<text:s/></text:p>
          </table:table-cell>
          <table:table-cell office:value-type="float" office:value="23140" table:style-name="ce5">
            <text:p>23,140<text:s/></text:p>
          </table:table-cell>
          <table:table-cell office:value-type="float" office:value="10380" table:style-name="ce5">
            <text:p>10,380<text:s/></text:p>
          </table:table-cell>
          <table:table-cell office:value-type="float" office:value="11166" table:style-name="ce5">
            <text:p>11,166<text:s/></text:p>
          </table:table-cell>
          <table:table-cell office:value-type="float" office:value="5493" table:style-name="ce5">
            <text:p>5,493<text:s/></text:p>
          </table:table-cell>
          <table:table-cell office:value-type="float" office:value="3048" table:style-name="ce5">
            <text:p>3,048<text:s/></text:p>
          </table:table-cell>
          <table:table-cell office:value-type="float" office:value="7583" table:style-name="ce5">
            <text:p>7,583<text:s/></text:p>
          </table:table-cell>
          <table:table-cell office:value-type="float" office:value="9485" table:style-name="ce5">
            <text:p>9,485<text:s/></text:p>
          </table:table-cell>
          <table:table-cell office:value-type="float" office:value="11313" table:style-name="ce5">
            <text:p>11,313<text:s/></text:p>
          </table:table-cell>
          <table:table-cell office:value-type="float" office:value="13424" table:style-name="ce5">
            <text:p>13,424<text:s/></text:p>
          </table:table-cell>
          <table:table-cell office:value-type="float" office:value="17273" table:style-name="ce5">
            <text:p>17,273<text:s/></text:p>
          </table:table-cell>
          <table:table-cell office:value-type="float" office:value="27716" table:style-name="ce5">
            <text:p>27,716<text:s/></text:p>
          </table:table-cell>
          <table:table-cell office:value-type="float" office:value="29716" table:style-name="ce5">
            <text:p>29,716<text:s/></text:p>
          </table:table-cell>
          <table:table-cell office:value-type="float" office:value="13119" table:style-name="ce5">
            <text:p>13,119<text:s/></text:p>
          </table:table-cell>
          <table:table-cell office:value-type="float" office:value="12177" table:style-name="ce5">
            <text:p>12,177<text:s/></text:p>
          </table:table-cell>
          <table:table-cell office:value-type="float" office:value="13473" table:style-name="ce5">
            <text:p>13,473<text:s/></text:p>
          </table:table-cell>
          <table:table-cell office:value-type="float" office:value="11832" table:style-name="ce5">
            <text:p>11,832<text:s/></text:p>
          </table:table-cell>
          <table:table-cell office:value-type="float" office:value="12122" table:style-name="ce5">
            <text:p>12,122<text:s/></text:p>
          </table:table-cell>
          <table:table-cell office:value-type="float" office:value="9083" table:style-name="ce5">
            <text:p>9,083<text:s/></text:p>
          </table:table-cell>
          <table:table-cell office:value-type="float" office:value="9152" table:style-name="ce5">
            <text:p>9,152<text:s/></text:p>
          </table:table-cell>
          <table:table-cell table:number-columns-repeated="16275"/>
        </table:table-row>
        <table:table-row table:style-name="ro2">
          <table:table-cell office:value-type="date" office:date-value="2019-12-22T00:00:00" table:style-name="ce4">
            <text:p>2019/12/22</text:p>
          </table:table-cell>
          <table:table-cell office:value-type="float" office:value="4763" table:style-name="ce5">
            <text:p>4,763<text:s/></text:p>
          </table:table-cell>
          <table:table-cell office:value-type="float" office:value="9448" table:style-name="ce5">
            <text:p>9,448<text:s/></text:p>
          </table:table-cell>
          <table:table-cell office:value-type="float" office:value="24047" table:style-name="ce5">
            <text:p>24,047<text:s/></text:p>
          </table:table-cell>
          <table:table-cell office:value-type="float" office:value="46137" table:style-name="ce5">
            <text:p>46,137<text:s/></text:p>
          </table:table-cell>
          <table:table-cell office:value-type="float" office:value="16916" table:style-name="ce5">
            <text:p>16,916<text:s/></text:p>
          </table:table-cell>
          <table:table-cell office:value-type="float" office:value="9769" table:style-name="ce5">
            <text:p>9,769<text:s/></text:p>
          </table:table-cell>
          <table:table-cell office:value-type="float" office:value="7858" table:style-name="ce5">
            <text:p>7,858<text:s/></text:p>
          </table:table-cell>
          <table:table-cell office:value-type="float" office:value="3755" table:style-name="ce5">
            <text:p>3,755<text:s/></text:p>
          </table:table-cell>
          <table:table-cell office:value-type="float" office:value="2504" table:style-name="ce5">
            <text:p>2,504<text:s/></text:p>
          </table:table-cell>
          <table:table-cell office:value-type="float" office:value="9295" table:style-name="ce5">
            <text:p>9,295<text:s/></text:p>
          </table:table-cell>
          <table:table-cell office:value-type="float" office:value="1621" table:style-name="ce5">
            <text:p>1,621<text:s/></text:p>
          </table:table-cell>
          <table:table-cell office:value-type="float" office:value="3627" table:style-name="ce5">
            <text:p>3,627<text:s/></text:p>
          </table:table-cell>
          <table:table-cell office:value-type="float" office:value="11080" table:style-name="ce5">
            <text:p>11,080<text:s/></text:p>
          </table:table-cell>
          <table:table-cell office:value-type="float" office:value="7270" table:style-name="ce5">
            <text:p>7,270<text:s/></text:p>
          </table:table-cell>
          <table:table-cell office:value-type="float" office:value="12801" table:style-name="ce5">
            <text:p>12,801<text:s/></text:p>
          </table:table-cell>
          <table:table-cell office:value-type="float" office:value="5843" table:style-name="ce5">
            <text:p>5,843<text:s/></text:p>
          </table:table-cell>
          <table:table-cell office:value-type="float" office:value="7049" table:style-name="ce5">
            <text:p>7,049<text:s/></text:p>
          </table:table-cell>
          <table:table-cell office:value-type="float" office:value="4110" table:style-name="ce5">
            <text:p>4,110<text:s/></text:p>
          </table:table-cell>
          <table:table-cell office:value-type="float" office:value="7966" table:style-name="ce5">
            <text:p>7,966<text:s/></text:p>
          </table:table-cell>
          <table:table-cell office:value-type="float" office:value="3213" table:style-name="ce5">
            <text:p>3,213<text:s/></text:p>
          </table:table-cell>
          <table:table-cell office:value-type="float" office:value="5903" table:style-name="ce5">
            <text:p>5,903<text:s/></text:p>
          </table:table-cell>
          <table:table-cell office:value-type="float" office:value="6436" table:style-name="ce5">
            <text:p>6,436<text:s/></text:p>
          </table:table-cell>
          <table:table-cell office:value-type="float" office:value="2748" table:style-name="ce5">
            <text:p>2,748<text:s/></text:p>
          </table:table-cell>
          <table:table-cell office:value-type="float" office:value="16449" table:style-name="ce5">
            <text:p>16,449<text:s/></text:p>
          </table:table-cell>
          <table:table-cell office:value-type="float" office:value="3947" table:style-name="ce5">
            <text:p>3,947<text:s/></text:p>
          </table:table-cell>
          <table:table-cell office:value-type="float" office:value="11079" table:style-name="ce5">
            <text:p>11,079<text:s/></text:p>
          </table:table-cell>
          <table:table-cell office:value-type="float" office:value="10134" table:style-name="ce5">
            <text:p>10,134<text:s/></text:p>
          </table:table-cell>
          <table:table-cell office:value-type="float" office:value="14054" table:style-name="ce5">
            <text:p>14,054<text:s/></text:p>
          </table:table-cell>
          <table:table-cell office:value-type="float" office:value="15016" table:style-name="ce5">
            <text:p>15,016<text:s/></text:p>
          </table:table-cell>
          <table:table-cell office:value-type="float" office:value="15494" table:style-name="ce5">
            <text:p>15,494<text:s/></text:p>
          </table:table-cell>
          <table:table-cell office:value-type="float" office:value="8860" table:style-name="ce5">
            <text:p>8,860<text:s/></text:p>
          </table:table-cell>
          <table:table-cell office:value-type="float" office:value="31657" table:style-name="ce5">
            <text:p>31,657<text:s/></text:p>
          </table:table-cell>
          <table:table-cell office:value-type="float" office:value="17253" table:style-name="ce5">
            <text:p>17,253<text:s/></text:p>
          </table:table-cell>
          <table:table-cell office:value-type="float" office:value="26541" table:style-name="ce5">
            <text:p>26,541<text:s/></text:p>
          </table:table-cell>
          <table:table-cell office:value-type="float" office:value="26263" table:style-name="ce5">
            <text:p>26,263<text:s/></text:p>
          </table:table-cell>
          <table:table-cell office:value-type="float" office:value="5022" table:style-name="ce5">
            <text:p>5,022<text:s/></text:p>
          </table:table-cell>
          <table:table-cell office:value-type="float" office:value="32011" table:style-name="ce5">
            <text:p>32,011<text:s/></text:p>
          </table:table-cell>
          <table:table-cell office:value-type="float" office:value="22840" table:style-name="ce5">
            <text:p>22,840<text:s/></text:p>
          </table:table-cell>
          <table:table-cell office:value-type="float" office:value="19706" table:style-name="ce5">
            <text:p>19,706<text:s/></text:p>
          </table:table-cell>
          <table:table-cell office:value-type="float" office:value="17999" table:style-name="ce5">
            <text:p>17,999<text:s/></text:p>
          </table:table-cell>
          <table:table-cell office:value-type="float" office:value="12684" table:style-name="ce5">
            <text:p>12,684<text:s/></text:p>
          </table:table-cell>
          <table:table-cell office:value-type="float" office:value="189261" table:style-name="ce5">
            <text:p>189,261<text:s/></text:p>
          </table:table-cell>
          <table:table-cell office:value-type="float" office:value="50208" table:style-name="ce5">
            <text:p>50,208<text:s/></text:p>
          </table:table-cell>
          <table:table-cell office:value-type="float" office:value="18908" table:style-name="ce5">
            <text:p>18,908<text:s/></text:p>
          </table:table-cell>
          <table:table-cell office:value-type="float" office:value="19690" table:style-name="ce5">
            <text:p>19,690<text:s/></text:p>
          </table:table-cell>
          <table:table-cell office:value-type="float" office:value="28160" table:style-name="ce5">
            <text:p>28,160<text:s/></text:p>
          </table:table-cell>
          <table:table-cell office:value-type="float" office:value="32408" table:style-name="ce5">
            <text:p>32,408<text:s/></text:p>
          </table:table-cell>
          <table:table-cell office:value-type="float" office:value="28356" table:style-name="ce5">
            <text:p>28,356<text:s/></text:p>
          </table:table-cell>
          <table:table-cell office:value-type="float" office:value="21756" table:style-name="ce5">
            <text:p>21,756<text:s/></text:p>
          </table:table-cell>
          <table:table-cell office:value-type="float" office:value="8241" table:style-name="ce5">
            <text:p>8,241<text:s/></text:p>
          </table:table-cell>
          <table:table-cell office:value-type="float" office:value="23247" table:style-name="ce5">
            <text:p>23,247<text:s/></text:p>
          </table:table-cell>
          <table:table-cell office:value-type="float" office:value="5883" table:style-name="ce5">
            <text:p>5,883<text:s/></text:p>
          </table:table-cell>
          <table:table-cell office:value-type="float" office:value="5621" table:style-name="ce5">
            <text:p>5,621<text:s/></text:p>
          </table:table-cell>
          <table:table-cell office:value-type="float" office:value="17601" table:style-name="ce5">
            <text:p>17,601<text:s/></text:p>
          </table:table-cell>
          <table:table-cell office:value-type="float" office:value="8250" table:style-name="ce5">
            <text:p>8,250<text:s/></text:p>
          </table:table-cell>
          <table:table-cell office:value-type="float" office:value="2805" table:style-name="ce5">
            <text:p>2,805<text:s/></text:p>
          </table:table-cell>
          <table:table-cell office:value-type="float" office:value="1753" table:style-name="ce5">
            <text:p>1,753<text:s/></text:p>
          </table:table-cell>
          <table:table-cell office:value-type="float" office:value="9042" table:style-name="ce5">
            <text:p>9,042<text:s/></text:p>
          </table:table-cell>
          <table:table-cell office:value-type="float" office:value="8038" table:style-name="ce5">
            <text:p>8,038<text:s/></text:p>
          </table:table-cell>
          <table:table-cell office:value-type="float" office:value="10819" table:style-name="ce5">
            <text:p>10,819<text:s/></text:p>
          </table:table-cell>
          <table:table-cell office:value-type="float" office:value="39363" table:style-name="ce5">
            <text:p>39,363<text:s/></text:p>
          </table:table-cell>
          <table:table-cell office:value-type="float" office:value="6997" table:style-name="ce5">
            <text:p>6,997<text:s/></text:p>
          </table:table-cell>
          <table:table-cell office:value-type="float" office:value="12222" table:style-name="ce5">
            <text:p>12,222<text:s/></text:p>
          </table:table-cell>
          <table:table-cell office:value-type="float" office:value="6641" table:style-name="ce5">
            <text:p>6,641<text:s/></text:p>
          </table:table-cell>
          <table:table-cell office:value-type="float" office:value="17743" table:style-name="ce5">
            <text:p>17,743<text:s/></text:p>
          </table:table-cell>
          <table:table-cell office:value-type="float" office:value="15889" table:style-name="ce5">
            <text:p>15,889<text:s/></text:p>
          </table:table-cell>
          <table:table-cell office:value-type="float" office:value="29338" table:style-name="ce5">
            <text:p>29,338<text:s/></text:p>
          </table:table-cell>
          <table:table-cell office:value-type="float" office:value="64109" table:style-name="ce5">
            <text:p>64,109<text:s/></text:p>
          </table:table-cell>
          <table:table-cell office:value-type="float" office:value="32832" table:style-name="ce5">
            <text:p>32,832<text:s/></text:p>
          </table:table-cell>
          <table:table-cell office:value-type="float" office:value="21331" table:style-name="ce5">
            <text:p>21,331<text:s/></text:p>
          </table:table-cell>
          <table:table-cell office:value-type="float" office:value="33859" table:style-name="ce5">
            <text:p>33,859<text:s/></text:p>
          </table:table-cell>
          <table:table-cell office:value-type="float" office:value="91065" table:style-name="ce5">
            <text:p>91,065<text:s/></text:p>
          </table:table-cell>
          <table:table-cell office:value-type="float" office:value="17789" table:style-name="ce5">
            <text:p>17,789<text:s/></text:p>
          </table:table-cell>
          <table:table-cell office:value-type="float" office:value="34115" table:style-name="ce5">
            <text:p>34,115<text:s/></text:p>
          </table:table-cell>
          <table:table-cell office:value-type="float" office:value="33041" table:style-name="ce5">
            <text:p>33,041<text:s/></text:p>
          </table:table-cell>
          <table:table-cell office:value-type="float" office:value="21222" table:style-name="ce5">
            <text:p>21,222<text:s/></text:p>
          </table:table-cell>
          <table:table-cell office:value-type="float" office:value="65506" table:style-name="ce5">
            <text:p>65,506<text:s/></text:p>
          </table:table-cell>
          <table:table-cell office:value-type="float" office:value="15251" table:style-name="ce5">
            <text:p>15,251<text:s/></text:p>
          </table:table-cell>
          <table:table-cell office:value-type="float" office:value="14797" table:style-name="ce5">
            <text:p>14,797<text:s/></text:p>
          </table:table-cell>
          <table:table-cell office:value-type="float" office:value="9112" table:style-name="ce5">
            <text:p>9,112<text:s/></text:p>
          </table:table-cell>
          <table:table-cell office:value-type="float" office:value="17674" table:style-name="ce5">
            <text:p>17,674<text:s/></text:p>
          </table:table-cell>
          <table:table-cell office:value-type="float" office:value="9975" table:style-name="ce5">
            <text:p>9,975<text:s/></text:p>
          </table:table-cell>
          <table:table-cell office:value-type="float" office:value="48617" table:style-name="ce5">
            <text:p>48,617<text:s/></text:p>
          </table:table-cell>
          <table:table-cell office:value-type="float" office:value="14034" table:style-name="ce5">
            <text:p>14,034<text:s/></text:p>
          </table:table-cell>
          <table:table-cell office:value-type="float" office:value="10180" table:style-name="ce5">
            <text:p>10,180<text:s/></text:p>
          </table:table-cell>
          <table:table-cell office:value-type="float" office:value="14104" table:style-name="ce5">
            <text:p>14,104<text:s/></text:p>
          </table:table-cell>
          <table:table-cell office:value-type="float" office:value="19779" table:style-name="ce5">
            <text:p>19,779<text:s/></text:p>
          </table:table-cell>
          <table:table-cell office:value-type="float" office:value="15942" table:style-name="ce5">
            <text:p>15,942<text:s/></text:p>
          </table:table-cell>
          <table:table-cell office:value-type="float" office:value="15693" table:style-name="ce5">
            <text:p>15,693<text:s/></text:p>
          </table:table-cell>
          <table:table-cell office:value-type="float" office:value="18445" table:style-name="ce5">
            <text:p>18,445<text:s/></text:p>
          </table:table-cell>
          <table:table-cell office:value-type="float" office:value="8679" table:style-name="ce5">
            <text:p>8,679<text:s/></text:p>
          </table:table-cell>
          <table:table-cell office:value-type="float" office:value="8550" table:style-name="ce5">
            <text:p>8,550<text:s/></text:p>
          </table:table-cell>
          <table:table-cell office:value-type="float" office:value="4420" table:style-name="ce5">
            <text:p>4,420<text:s/></text:p>
          </table:table-cell>
          <table:table-cell office:value-type="float" office:value="2333" table:style-name="ce5">
            <text:p>2,333<text:s/></text:p>
          </table:table-cell>
          <table:table-cell office:value-type="float" office:value="6203" table:style-name="ce5">
            <text:p>6,203<text:s/></text:p>
          </table:table-cell>
          <table:table-cell office:value-type="float" office:value="7356" table:style-name="ce5">
            <text:p>7,356<text:s/></text:p>
          </table:table-cell>
          <table:table-cell office:value-type="float" office:value="8838" table:style-name="ce5">
            <text:p>8,838<text:s/></text:p>
          </table:table-cell>
          <table:table-cell office:value-type="float" office:value="10689" table:style-name="ce5">
            <text:p>10,689<text:s/></text:p>
          </table:table-cell>
          <table:table-cell office:value-type="float" office:value="14209" table:style-name="ce5">
            <text:p>14,209<text:s/></text:p>
          </table:table-cell>
          <table:table-cell office:value-type="float" office:value="21097" table:style-name="ce5">
            <text:p>21,097<text:s/></text:p>
          </table:table-cell>
          <table:table-cell office:value-type="float" office:value="26056" table:style-name="ce5">
            <text:p>26,056<text:s/></text:p>
          </table:table-cell>
          <table:table-cell office:value-type="float" office:value="10785" table:style-name="ce5">
            <text:p>10,785<text:s/></text:p>
          </table:table-cell>
          <table:table-cell office:value-type="float" office:value="9651" table:style-name="ce5">
            <text:p>9,651<text:s/></text:p>
          </table:table-cell>
          <table:table-cell office:value-type="float" office:value="10877" table:style-name="ce5">
            <text:p>10,877<text:s/></text:p>
          </table:table-cell>
          <table:table-cell office:value-type="float" office:value="9615" table:style-name="ce5">
            <text:p>9,615<text:s/></text:p>
          </table:table-cell>
          <table:table-cell office:value-type="float" office:value="10061" table:style-name="ce5">
            <text:p>10,061<text:s/></text:p>
          </table:table-cell>
          <table:table-cell office:value-type="float" office:value="7611" table:style-name="ce5">
            <text:p>7,611<text:s/></text:p>
          </table:table-cell>
          <table:table-cell office:value-type="float" office:value="7559" table:style-name="ce5">
            <text:p>7,559<text:s/></text:p>
          </table:table-cell>
          <table:table-cell table:number-columns-repeated="16275"/>
        </table:table-row>
        <table:table-row table:style-name="ro2">
          <table:table-cell office:value-type="date" office:date-value="2019-12-23T00:00:00" table:style-name="ce4">
            <text:p>2019/12/23</text:p>
          </table:table-cell>
          <table:table-cell office:value-type="float" office:value="5961" table:style-name="ce5">
            <text:p>5,961<text:s/></text:p>
          </table:table-cell>
          <table:table-cell office:value-type="float" office:value="16066" table:style-name="ce5">
            <text:p>16,066<text:s/></text:p>
          </table:table-cell>
          <table:table-cell office:value-type="float" office:value="46885" table:style-name="ce5">
            <text:p>46,885<text:s/></text:p>
          </table:table-cell>
          <table:table-cell office:value-type="float" office:value="48131" table:style-name="ce5">
            <text:p>48,131<text:s/></text:p>
          </table:table-cell>
          <table:table-cell office:value-type="float" office:value="29090" table:style-name="ce5">
            <text:p>29,090<text:s/></text:p>
          </table:table-cell>
          <table:table-cell office:value-type="float" office:value="15620" table:style-name="ce5">
            <text:p>15,620<text:s/></text:p>
          </table:table-cell>
          <table:table-cell office:value-type="float" office:value="12393" table:style-name="ce5">
            <text:p>12,393<text:s/></text:p>
          </table:table-cell>
          <table:table-cell office:value-type="float" office:value="4184" table:style-name="ce5">
            <text:p>4,184<text:s/></text:p>
          </table:table-cell>
          <table:table-cell office:value-type="float" office:value="3148" table:style-name="ce5">
            <text:p>3,148<text:s/></text:p>
          </table:table-cell>
          <table:table-cell office:value-type="float" office:value="15954" table:style-name="ce5">
            <text:p>15,954<text:s/></text:p>
          </table:table-cell>
          <table:table-cell office:value-type="float" office:value="2270" table:style-name="ce5">
            <text:p>2,270<text:s/></text:p>
          </table:table-cell>
          <table:table-cell office:value-type="float" office:value="5157" table:style-name="ce5">
            <text:p>5,157<text:s/></text:p>
          </table:table-cell>
          <table:table-cell office:value-type="float" office:value="7379" table:style-name="ce5">
            <text:p>7,379<text:s/></text:p>
          </table:table-cell>
          <table:table-cell office:value-type="float" office:value="11398" table:style-name="ce5">
            <text:p>11,398<text:s/></text:p>
          </table:table-cell>
          <table:table-cell office:value-type="float" office:value="12418" table:style-name="ce5">
            <text:p>12,418<text:s/></text:p>
          </table:table-cell>
          <table:table-cell office:value-type="float" office:value="20145" table:style-name="ce5">
            <text:p>20,145<text:s/></text:p>
          </table:table-cell>
          <table:table-cell office:value-type="float" office:value="18250" table:style-name="ce5">
            <text:p>18,250<text:s/></text:p>
          </table:table-cell>
          <table:table-cell office:value-type="float" office:value="6122" table:style-name="ce5">
            <text:p>6,122<text:s/></text:p>
          </table:table-cell>
          <table:table-cell office:value-type="float" office:value="9730" table:style-name="ce5">
            <text:p>9,730<text:s/></text:p>
          </table:table-cell>
          <table:table-cell office:value-type="float" office:value="3515" table:style-name="ce5">
            <text:p>3,515<text:s/></text:p>
          </table:table-cell>
          <table:table-cell office:value-type="float" office:value="9409" table:style-name="ce5">
            <text:p>9,409<text:s/></text:p>
          </table:table-cell>
          <table:table-cell office:value-type="float" office:value="9095" table:style-name="ce5">
            <text:p>9,095<text:s/></text:p>
          </table:table-cell>
          <table:table-cell office:value-type="float" office:value="5740" table:style-name="ce5">
            <text:p>5,740<text:s/></text:p>
          </table:table-cell>
          <table:table-cell office:value-type="float" office:value="30062" table:style-name="ce5">
            <text:p>30,062<text:s/></text:p>
          </table:table-cell>
          <table:table-cell office:value-type="float" office:value="3306" table:style-name="ce5">
            <text:p>3,306<text:s/></text:p>
          </table:table-cell>
          <table:table-cell office:value-type="float" office:value="11663" table:style-name="ce5">
            <text:p>11,663<text:s/></text:p>
          </table:table-cell>
          <table:table-cell office:value-type="float" office:value="13382" table:style-name="ce5">
            <text:p>13,382<text:s/></text:p>
          </table:table-cell>
          <table:table-cell office:value-type="float" office:value="18354" table:style-name="ce5">
            <text:p>18,354<text:s/></text:p>
          </table:table-cell>
          <table:table-cell office:value-type="float" office:value="23096" table:style-name="ce5">
            <text:p>23,096<text:s/></text:p>
          </table:table-cell>
          <table:table-cell office:value-type="float" office:value="18653" table:style-name="ce5">
            <text:p>18,653<text:s/></text:p>
          </table:table-cell>
          <table:table-cell office:value-type="float" office:value="10059" table:style-name="ce5">
            <text:p>10,059<text:s/></text:p>
          </table:table-cell>
          <table:table-cell office:value-type="float" office:value="29819" table:style-name="ce5">
            <text:p>29,819<text:s/></text:p>
          </table:table-cell>
          <table:table-cell office:value-type="float" office:value="18706" table:style-name="ce5">
            <text:p>18,706<text:s/></text:p>
          </table:table-cell>
          <table:table-cell office:value-type="float" office:value="36151" table:style-name="ce5">
            <text:p>36,151<text:s/></text:p>
          </table:table-cell>
          <table:table-cell office:value-type="float" office:value="29811" table:style-name="ce5">
            <text:p>29,811<text:s/></text:p>
          </table:table-cell>
          <table:table-cell office:value-type="float" office:value="12673" table:style-name="ce5">
            <text:p>12,673<text:s/></text:p>
          </table:table-cell>
          <table:table-cell office:value-type="float" office:value="40699" table:style-name="ce5">
            <text:p>40,699<text:s/></text:p>
          </table:table-cell>
          <table:table-cell office:value-type="float" office:value="29122" table:style-name="ce5">
            <text:p>29,122<text:s/></text:p>
          </table:table-cell>
          <table:table-cell office:value-type="float" office:value="27310" table:style-name="ce5">
            <text:p>27,310<text:s/></text:p>
          </table:table-cell>
          <table:table-cell office:value-type="float" office:value="23393" table:style-name="ce5">
            <text:p>23,393<text:s/></text:p>
          </table:table-cell>
          <table:table-cell office:value-type="float" office:value="27544" table:style-name="ce5">
            <text:p>27,544<text:s/></text:p>
          </table:table-cell>
          <table:table-cell office:value-type="float" office:value="155116" table:style-name="ce5">
            <text:p>155,116<text:s/></text:p>
          </table:table-cell>
          <table:table-cell office:value-type="float" office:value="46724" table:style-name="ce5">
            <text:p>46,724<text:s/></text:p>
          </table:table-cell>
          <table:table-cell office:value-type="float" office:value="26157" table:style-name="ce5">
            <text:p>26,157<text:s/></text:p>
          </table:table-cell>
          <table:table-cell office:value-type="float" office:value="26192" table:style-name="ce5">
            <text:p>26,192<text:s/></text:p>
          </table:table-cell>
          <table:table-cell office:value-type="float" office:value="28613" table:style-name="ce5">
            <text:p>28,613<text:s/></text:p>
          </table:table-cell>
          <table:table-cell office:value-type="float" office:value="35858" table:style-name="ce5">
            <text:p>35,858<text:s/></text:p>
          </table:table-cell>
          <table:table-cell office:value-type="float" office:value="31853" table:style-name="ce5">
            <text:p>31,853<text:s/></text:p>
          </table:table-cell>
          <table:table-cell office:value-type="float" office:value="24581" table:style-name="ce5">
            <text:p>24,581<text:s/></text:p>
          </table:table-cell>
          <table:table-cell office:value-type="float" office:value="13870" table:style-name="ce5">
            <text:p>13,870<text:s/></text:p>
          </table:table-cell>
          <table:table-cell office:value-type="float" office:value="34898" table:style-name="ce5">
            <text:p>34,898<text:s/></text:p>
          </table:table-cell>
          <table:table-cell office:value-type="float" office:value="6998" table:style-name="ce5">
            <text:p>6,998<text:s/></text:p>
          </table:table-cell>
          <table:table-cell office:value-type="float" office:value="8749" table:style-name="ce5">
            <text:p>8,749<text:s/></text:p>
          </table:table-cell>
          <table:table-cell office:value-type="float" office:value="21877" table:style-name="ce5">
            <text:p>21,877<text:s/></text:p>
          </table:table-cell>
          <table:table-cell office:value-type="float" office:value="7123" table:style-name="ce5">
            <text:p>7,123<text:s/></text:p>
          </table:table-cell>
          <table:table-cell office:value-type="float" office:value="3713" table:style-name="ce5">
            <text:p>3,713<text:s/></text:p>
          </table:table-cell>
          <table:table-cell office:value-type="float" office:value="3763" table:style-name="ce5">
            <text:p>3,763<text:s/></text:p>
          </table:table-cell>
          <table:table-cell office:value-type="float" office:value="14643" table:style-name="ce5">
            <text:p>14,643<text:s/></text:p>
          </table:table-cell>
          <table:table-cell office:value-type="float" office:value="10599" table:style-name="ce5">
            <text:p>10,599<text:s/></text:p>
          </table:table-cell>
          <table:table-cell office:value-type="float" office:value="12313" table:style-name="ce5">
            <text:p>12,313<text:s/></text:p>
          </table:table-cell>
          <table:table-cell office:value-type="float" office:value="38517" table:style-name="ce5">
            <text:p>38,517<text:s/></text:p>
          </table:table-cell>
          <table:table-cell office:value-type="float" office:value="9226" table:style-name="ce5">
            <text:p>9,226<text:s/></text:p>
          </table:table-cell>
          <table:table-cell office:value-type="float" office:value="14747" table:style-name="ce5">
            <text:p>14,747<text:s/></text:p>
          </table:table-cell>
          <table:table-cell office:value-type="float" office:value="7946" table:style-name="ce5">
            <text:p>7,946<text:s/></text:p>
          </table:table-cell>
          <table:table-cell office:value-type="float" office:value="24044" table:style-name="ce5">
            <text:p>24,044<text:s/></text:p>
          </table:table-cell>
          <table:table-cell office:value-type="float" office:value="26062" table:style-name="ce5">
            <text:p>26,062<text:s/></text:p>
          </table:table-cell>
          <table:table-cell office:value-type="float" office:value="31358" table:style-name="ce5">
            <text:p>31,358<text:s/></text:p>
          </table:table-cell>
          <table:table-cell office:value-type="float" office:value="56444" table:style-name="ce5">
            <text:p>56,444<text:s/></text:p>
          </table:table-cell>
          <table:table-cell office:value-type="float" office:value="44985" table:style-name="ce5">
            <text:p>44,985<text:s/></text:p>
          </table:table-cell>
          <table:table-cell office:value-type="float" office:value="28005" table:style-name="ce5">
            <text:p>28,005<text:s/></text:p>
          </table:table-cell>
          <table:table-cell office:value-type="float" office:value="33024" table:style-name="ce5">
            <text:p>33,024<text:s/></text:p>
          </table:table-cell>
          <table:table-cell office:value-type="float" office:value="78253" table:style-name="ce5">
            <text:p>78,253<text:s/></text:p>
          </table:table-cell>
          <table:table-cell office:value-type="float" office:value="25811" table:style-name="ce5">
            <text:p>25,811<text:s/></text:p>
          </table:table-cell>
          <table:table-cell office:value-type="float" office:value="36660" table:style-name="ce5">
            <text:p>36,660<text:s/></text:p>
          </table:table-cell>
          <table:table-cell office:value-type="float" office:value="39037" table:style-name="ce5">
            <text:p>39,037<text:s/></text:p>
          </table:table-cell>
          <table:table-cell office:value-type="float" office:value="24445" table:style-name="ce5">
            <text:p>24,445<text:s/></text:p>
          </table:table-cell>
          <table:table-cell office:value-type="float" office:value="71945" table:style-name="ce5">
            <text:p>71,945<text:s/></text:p>
          </table:table-cell>
          <table:table-cell office:value-type="float" office:value="22105" table:style-name="ce5">
            <text:p>22,105<text:s/></text:p>
          </table:table-cell>
          <table:table-cell office:value-type="float" office:value="17899" table:style-name="ce5">
            <text:p>17,899<text:s/></text:p>
          </table:table-cell>
          <table:table-cell office:value-type="float" office:value="16710" table:style-name="ce5">
            <text:p>16,710<text:s/></text:p>
          </table:table-cell>
          <table:table-cell office:value-type="float" office:value="20269" table:style-name="ce5">
            <text:p>20,269<text:s/></text:p>
          </table:table-cell>
          <table:table-cell office:value-type="float" office:value="15100" table:style-name="ce5">
            <text:p>15,100<text:s/></text:p>
          </table:table-cell>
          <table:table-cell office:value-type="float" office:value="46156" table:style-name="ce5">
            <text:p>46,156<text:s/></text:p>
          </table:table-cell>
          <table:table-cell office:value-type="float" office:value="21213" table:style-name="ce5">
            <text:p>21,213<text:s/></text:p>
          </table:table-cell>
          <table:table-cell office:value-type="float" office:value="8386" table:style-name="ce5">
            <text:p>8,386<text:s/></text:p>
          </table:table-cell>
          <table:table-cell office:value-type="float" office:value="15175" table:style-name="ce5">
            <text:p>15,175<text:s/></text:p>
          </table:table-cell>
          <table:table-cell office:value-type="float" office:value="44909" table:style-name="ce5">
            <text:p>44,909<text:s/></text:p>
          </table:table-cell>
          <table:table-cell office:value-type="float" office:value="25541" table:style-name="ce5">
            <text:p>25,541<text:s/></text:p>
          </table:table-cell>
          <table:table-cell office:value-type="float" office:value="26808" table:style-name="ce5">
            <text:p>26,808<text:s/></text:p>
          </table:table-cell>
          <table:table-cell office:value-type="float" office:value="26509" table:style-name="ce5">
            <text:p>26,509<text:s/></text:p>
          </table:table-cell>
          <table:table-cell office:value-type="float" office:value="15498" table:style-name="ce5">
            <text:p>15,498<text:s/></text:p>
          </table:table-cell>
          <table:table-cell office:value-type="float" office:value="12182" table:style-name="ce5">
            <text:p>12,182<text:s/></text:p>
          </table:table-cell>
          <table:table-cell office:value-type="float" office:value="5855" table:style-name="ce5">
            <text:p>5,855<text:s/></text:p>
          </table:table-cell>
          <table:table-cell office:value-type="float" office:value="5128" table:style-name="ce5">
            <text:p>5,128<text:s/></text:p>
          </table:table-cell>
          <table:table-cell office:value-type="float" office:value="7093" table:style-name="ce5">
            <text:p>7,093<text:s/></text:p>
          </table:table-cell>
          <table:table-cell office:value-type="float" office:value="10823" table:style-name="ce5">
            <text:p>10,823<text:s/></text:p>
          </table:table-cell>
          <table:table-cell office:value-type="float" office:value="10345" table:style-name="ce5">
            <text:p>10,345<text:s/></text:p>
          </table:table-cell>
          <table:table-cell office:value-type="float" office:value="13171" table:style-name="ce5">
            <text:p>13,171<text:s/></text:p>
          </table:table-cell>
          <table:table-cell office:value-type="float" office:value="18940" table:style-name="ce5">
            <text:p>18,940<text:s/></text:p>
          </table:table-cell>
          <table:table-cell office:value-type="float" office:value="32819" table:style-name="ce5">
            <text:p>32,819<text:s/></text:p>
          </table:table-cell>
          <table:table-cell office:value-type="float" office:value="28811" table:style-name="ce5">
            <text:p>28,811<text:s/></text:p>
          </table:table-cell>
          <table:table-cell office:value-type="float" office:value="14615" table:style-name="ce5">
            <text:p>14,615<text:s/></text:p>
          </table:table-cell>
          <table:table-cell office:value-type="float" office:value="13336" table:style-name="ce5">
            <text:p>13,336<text:s/></text:p>
          </table:table-cell>
          <table:table-cell office:value-type="float" office:value="13976" table:style-name="ce5">
            <text:p>13,976<text:s/></text:p>
          </table:table-cell>
          <table:table-cell office:value-type="float" office:value="13240" table:style-name="ce5">
            <text:p>13,240<text:s/></text:p>
          </table:table-cell>
          <table:table-cell office:value-type="float" office:value="12621" table:style-name="ce5">
            <text:p>12,621<text:s/></text:p>
          </table:table-cell>
          <table:table-cell office:value-type="float" office:value="11224" table:style-name="ce5">
            <text:p>11,224<text:s/></text:p>
          </table:table-cell>
          <table:table-cell office:value-type="float" office:value="9795" table:style-name="ce5">
            <text:p>9,795<text:s/></text:p>
          </table:table-cell>
          <table:table-cell table:number-columns-repeated="16275"/>
        </table:table-row>
        <table:table-row table:style-name="ro2">
          <table:table-cell office:value-type="date" office:date-value="2019-12-24T00:00:00" table:style-name="ce4">
            <text:p>2019/12/24</text:p>
          </table:table-cell>
          <table:table-cell office:value-type="float" office:value="5734" table:style-name="ce5">
            <text:p>5,734<text:s/></text:p>
          </table:table-cell>
          <table:table-cell office:value-type="float" office:value="16861" table:style-name="ce5">
            <text:p>16,861<text:s/></text:p>
          </table:table-cell>
          <table:table-cell office:value-type="float" office:value="49143" table:style-name="ce5">
            <text:p>49,143<text:s/></text:p>
          </table:table-cell>
          <table:table-cell office:value-type="float" office:value="51929" table:style-name="ce5">
            <text:p>51,929<text:s/></text:p>
          </table:table-cell>
          <table:table-cell office:value-type="float" office:value="29729" table:style-name="ce5">
            <text:p>29,729<text:s/></text:p>
          </table:table-cell>
          <table:table-cell office:value-type="float" office:value="16613" table:style-name="ce5">
            <text:p>16,613<text:s/></text:p>
          </table:table-cell>
          <table:table-cell office:value-type="float" office:value="13021" table:style-name="ce5">
            <text:p>13,021<text:s/></text:p>
          </table:table-cell>
          <table:table-cell office:value-type="float" office:value="4192" table:style-name="ce5">
            <text:p>4,192<text:s/></text:p>
          </table:table-cell>
          <table:table-cell office:value-type="float" office:value="3257" table:style-name="ce5">
            <text:p>3,257<text:s/></text:p>
          </table:table-cell>
          <table:table-cell office:value-type="float" office:value="16248" table:style-name="ce5">
            <text:p>16,248<text:s/></text:p>
          </table:table-cell>
          <table:table-cell office:value-type="float" office:value="2354" table:style-name="ce5">
            <text:p>2,354<text:s/></text:p>
          </table:table-cell>
          <table:table-cell office:value-type="float" office:value="5282" table:style-name="ce5">
            <text:p>5,282<text:s/></text:p>
          </table:table-cell>
          <table:table-cell office:value-type="float" office:value="9704" table:style-name="ce5">
            <text:p>9,704<text:s/></text:p>
          </table:table-cell>
          <table:table-cell office:value-type="float" office:value="11599" table:style-name="ce5">
            <text:p>11,599<text:s/></text:p>
          </table:table-cell>
          <table:table-cell office:value-type="float" office:value="13357" table:style-name="ce5">
            <text:p>13,357<text:s/></text:p>
          </table:table-cell>
          <table:table-cell office:value-type="float" office:value="20905" table:style-name="ce5">
            <text:p>20,905<text:s/></text:p>
          </table:table-cell>
          <table:table-cell office:value-type="float" office:value="18776" table:style-name="ce5">
            <text:p>18,776<text:s/></text:p>
          </table:table-cell>
          <table:table-cell office:value-type="float" office:value="6222" table:style-name="ce5">
            <text:p>6,222<text:s/></text:p>
          </table:table-cell>
          <table:table-cell office:value-type="float" office:value="9821" table:style-name="ce5">
            <text:p>9,821<text:s/></text:p>
          </table:table-cell>
          <table:table-cell office:value-type="float" office:value="3897" table:style-name="ce5">
            <text:p>3,897<text:s/></text:p>
          </table:table-cell>
          <table:table-cell office:value-type="float" office:value="9553" table:style-name="ce5">
            <text:p>9,553<text:s/></text:p>
          </table:table-cell>
          <table:table-cell office:value-type="float" office:value="9326" table:style-name="ce5">
            <text:p>9,326<text:s/></text:p>
          </table:table-cell>
          <table:table-cell office:value-type="float" office:value="6138" table:style-name="ce5">
            <text:p>6,138<text:s/></text:p>
          </table:table-cell>
          <table:table-cell office:value-type="float" office:value="30996" table:style-name="ce5">
            <text:p>30,996<text:s/></text:p>
          </table:table-cell>
          <table:table-cell office:value-type="float" office:value="3682" table:style-name="ce5">
            <text:p>3,682<text:s/></text:p>
          </table:table-cell>
          <table:table-cell office:value-type="float" office:value="12425" table:style-name="ce5">
            <text:p>12,425<text:s/></text:p>
          </table:table-cell>
          <table:table-cell office:value-type="float" office:value="13660" table:style-name="ce5">
            <text:p>13,660<text:s/></text:p>
          </table:table-cell>
          <table:table-cell office:value-type="float" office:value="19107" table:style-name="ce5">
            <text:p>19,107<text:s/></text:p>
          </table:table-cell>
          <table:table-cell office:value-type="float" office:value="23488" table:style-name="ce5">
            <text:p>23,488<text:s/></text:p>
          </table:table-cell>
          <table:table-cell office:value-type="float" office:value="19469" table:style-name="ce5">
            <text:p>19,469<text:s/></text:p>
          </table:table-cell>
          <table:table-cell office:value-type="float" office:value="10586" table:style-name="ce5">
            <text:p>10,586<text:s/></text:p>
          </table:table-cell>
          <table:table-cell office:value-type="float" office:value="31256" table:style-name="ce5">
            <text:p>31,256<text:s/></text:p>
          </table:table-cell>
          <table:table-cell office:value-type="float" office:value="20686" table:style-name="ce5">
            <text:p>20,686<text:s/></text:p>
          </table:table-cell>
          <table:table-cell office:value-type="float" office:value="37669" table:style-name="ce5">
            <text:p>37,669<text:s/></text:p>
          </table:table-cell>
          <table:table-cell office:value-type="float" office:value="32772" table:style-name="ce5">
            <text:p>32,772<text:s/></text:p>
          </table:table-cell>
          <table:table-cell office:value-type="float" office:value="11092" table:style-name="ce5">
            <text:p>11,092<text:s/></text:p>
          </table:table-cell>
          <table:table-cell office:value-type="float" office:value="41588" table:style-name="ce5">
            <text:p>41,588<text:s/></text:p>
          </table:table-cell>
          <table:table-cell office:value-type="float" office:value="30212" table:style-name="ce5">
            <text:p>30,212<text:s/></text:p>
          </table:table-cell>
          <table:table-cell office:value-type="float" office:value="28170" table:style-name="ce5">
            <text:p>28,170<text:s/></text:p>
          </table:table-cell>
          <table:table-cell office:value-type="float" office:value="23677" table:style-name="ce5">
            <text:p>23,677<text:s/></text:p>
          </table:table-cell>
          <table:table-cell office:value-type="float" office:value="28711" table:style-name="ce5">
            <text:p>28,711<text:s/></text:p>
          </table:table-cell>
          <table:table-cell office:value-type="float" office:value="156069" table:style-name="ce5">
            <text:p>156,069<text:s/></text:p>
          </table:table-cell>
          <table:table-cell office:value-type="float" office:value="50086" table:style-name="ce5">
            <text:p>50,086<text:s/></text:p>
          </table:table-cell>
          <table:table-cell office:value-type="float" office:value="27390" table:style-name="ce5">
            <text:p>27,390<text:s/></text:p>
          </table:table-cell>
          <table:table-cell office:value-type="float" office:value="27742" table:style-name="ce5">
            <text:p>27,742<text:s/></text:p>
          </table:table-cell>
          <table:table-cell office:value-type="float" office:value="31073" table:style-name="ce5">
            <text:p>31,073<text:s/></text:p>
          </table:table-cell>
          <table:table-cell office:value-type="float" office:value="37708" table:style-name="ce5">
            <text:p>37,708<text:s/></text:p>
          </table:table-cell>
          <table:table-cell office:value-type="float" office:value="31633" table:style-name="ce5">
            <text:p>31,633<text:s/></text:p>
          </table:table-cell>
          <table:table-cell office:value-type="float" office:value="26030" table:style-name="ce5">
            <text:p>26,030<text:s/></text:p>
          </table:table-cell>
          <table:table-cell office:value-type="float" office:value="14300" table:style-name="ce5">
            <text:p>14,300<text:s/></text:p>
          </table:table-cell>
          <table:table-cell office:value-type="float" office:value="36153" table:style-name="ce5">
            <text:p>36,153<text:s/></text:p>
          </table:table-cell>
          <table:table-cell office:value-type="float" office:value="7314" table:style-name="ce5">
            <text:p>7,314<text:s/></text:p>
          </table:table-cell>
          <table:table-cell office:value-type="float" office:value="9113" table:style-name="ce5">
            <text:p>9,113<text:s/></text:p>
          </table:table-cell>
          <table:table-cell office:value-type="float" office:value="21949" table:style-name="ce5">
            <text:p>21,949<text:s/></text:p>
          </table:table-cell>
          <table:table-cell office:value-type="float" office:value="7665" table:style-name="ce5">
            <text:p>7,665<text:s/></text:p>
          </table:table-cell>
          <table:table-cell office:value-type="float" office:value="3856" table:style-name="ce5">
            <text:p>3,856<text:s/></text:p>
          </table:table-cell>
          <table:table-cell office:value-type="float" office:value="3882" table:style-name="ce5">
            <text:p>3,882<text:s/></text:p>
          </table:table-cell>
          <table:table-cell office:value-type="float" office:value="15095" table:style-name="ce5">
            <text:p>15,095<text:s/></text:p>
          </table:table-cell>
          <table:table-cell office:value-type="float" office:value="10930" table:style-name="ce5">
            <text:p>10,930<text:s/></text:p>
          </table:table-cell>
          <table:table-cell office:value-type="float" office:value="12416" table:style-name="ce5">
            <text:p>12,416<text:s/></text:p>
          </table:table-cell>
          <table:table-cell office:value-type="float" office:value="39114" table:style-name="ce5">
            <text:p>39,114<text:s/></text:p>
          </table:table-cell>
          <table:table-cell office:value-type="float" office:value="9782" table:style-name="ce5">
            <text:p>9,782<text:s/></text:p>
          </table:table-cell>
          <table:table-cell office:value-type="float" office:value="14945" table:style-name="ce5">
            <text:p>14,945<text:s/></text:p>
          </table:table-cell>
          <table:table-cell office:value-type="float" office:value="8238" table:style-name="ce5">
            <text:p>8,238<text:s/></text:p>
          </table:table-cell>
          <table:table-cell office:value-type="float" office:value="24383" table:style-name="ce5">
            <text:p>24,383<text:s/></text:p>
          </table:table-cell>
          <table:table-cell office:value-type="float" office:value="26645" table:style-name="ce5">
            <text:p>26,645<text:s/></text:p>
          </table:table-cell>
          <table:table-cell office:value-type="float" office:value="33038" table:style-name="ce5">
            <text:p>33,038<text:s/></text:p>
          </table:table-cell>
          <table:table-cell office:value-type="float" office:value="62165" table:style-name="ce5">
            <text:p>62,165<text:s/></text:p>
          </table:table-cell>
          <table:table-cell office:value-type="float" office:value="46300" table:style-name="ce5">
            <text:p>46,300<text:s/></text:p>
          </table:table-cell>
          <table:table-cell office:value-type="float" office:value="28798" table:style-name="ce5">
            <text:p>28,798<text:s/></text:p>
          </table:table-cell>
          <table:table-cell office:value-type="float" office:value="33542" table:style-name="ce5">
            <text:p>33,542<text:s/></text:p>
          </table:table-cell>
          <table:table-cell office:value-type="float" office:value="83532" table:style-name="ce5">
            <text:p>83,532<text:s/></text:p>
          </table:table-cell>
          <table:table-cell office:value-type="float" office:value="28076" table:style-name="ce5">
            <text:p>28,076<text:s/></text:p>
          </table:table-cell>
          <table:table-cell office:value-type="float" office:value="37939" table:style-name="ce5">
            <text:p>37,939<text:s/></text:p>
          </table:table-cell>
          <table:table-cell office:value-type="float" office:value="41865" table:style-name="ce5">
            <text:p>41,865<text:s/></text:p>
          </table:table-cell>
          <table:table-cell office:value-type="float" office:value="26122" table:style-name="ce5">
            <text:p>26,122<text:s/></text:p>
          </table:table-cell>
          <table:table-cell office:value-type="float" office:value="77773" table:style-name="ce5">
            <text:p>77,773<text:s/></text:p>
          </table:table-cell>
          <table:table-cell office:value-type="float" office:value="22601" table:style-name="ce5">
            <text:p>22,601<text:s/></text:p>
          </table:table-cell>
          <table:table-cell office:value-type="float" office:value="18183" table:style-name="ce5">
            <text:p>18,183<text:s/></text:p>
          </table:table-cell>
          <table:table-cell office:value-type="float" office:value="16792" table:style-name="ce5">
            <text:p>16,792<text:s/></text:p>
          </table:table-cell>
          <table:table-cell office:value-type="float" office:value="21189" table:style-name="ce5">
            <text:p>21,189<text:s/></text:p>
          </table:table-cell>
          <table:table-cell office:value-type="float" office:value="15674" table:style-name="ce5">
            <text:p>15,674<text:s/></text:p>
          </table:table-cell>
          <table:table-cell office:value-type="float" office:value="40571" table:style-name="ce5">
            <text:p>40,571<text:s/></text:p>
          </table:table-cell>
          <table:table-cell office:value-type="float" office:value="22411" table:style-name="ce5">
            <text:p>22,411<text:s/></text:p>
          </table:table-cell>
          <table:table-cell office:value-type="float" office:value="10489" table:style-name="ce5">
            <text:p>10,489<text:s/></text:p>
          </table:table-cell>
          <table:table-cell office:value-type="float" office:value="15599" table:style-name="ce5">
            <text:p>15,599<text:s/></text:p>
          </table:table-cell>
          <table:table-cell office:value-type="float" office:value="46477" table:style-name="ce5">
            <text:p>46,477<text:s/></text:p>
          </table:table-cell>
          <table:table-cell office:value-type="float" office:value="26955" table:style-name="ce5">
            <text:p>26,955<text:s/></text:p>
          </table:table-cell>
          <table:table-cell office:value-type="float" office:value="27711" table:style-name="ce5">
            <text:p>27,711<text:s/></text:p>
          </table:table-cell>
          <table:table-cell office:value-type="float" office:value="27624" table:style-name="ce5">
            <text:p>27,624<text:s/></text:p>
          </table:table-cell>
          <table:table-cell office:value-type="float" office:value="15055" table:style-name="ce5">
            <text:p>15,055<text:s/></text:p>
          </table:table-cell>
          <table:table-cell office:value-type="float" office:value="12518" table:style-name="ce5">
            <text:p>12,518<text:s/></text:p>
          </table:table-cell>
          <table:table-cell office:value-type="float" office:value="5828" table:style-name="ce5">
            <text:p>5,828<text:s/></text:p>
          </table:table-cell>
          <table:table-cell office:value-type="float" office:value="5373" table:style-name="ce5">
            <text:p>5,373<text:s/></text:p>
          </table:table-cell>
          <table:table-cell office:value-type="float" office:value="7312" table:style-name="ce5">
            <text:p>7,312<text:s/></text:p>
          </table:table-cell>
          <table:table-cell office:value-type="float" office:value="11126" table:style-name="ce5">
            <text:p>11,126<text:s/></text:p>
          </table:table-cell>
          <table:table-cell office:value-type="float" office:value="10660" table:style-name="ce5">
            <text:p>10,660<text:s/></text:p>
          </table:table-cell>
          <table:table-cell office:value-type="float" office:value="13348" table:style-name="ce5">
            <text:p>13,348<text:s/></text:p>
          </table:table-cell>
          <table:table-cell office:value-type="float" office:value="20412" table:style-name="ce5">
            <text:p>20,412<text:s/></text:p>
          </table:table-cell>
          <table:table-cell office:value-type="float" office:value="34488" table:style-name="ce5">
            <text:p>34,488<text:s/></text:p>
          </table:table-cell>
          <table:table-cell office:value-type="float" office:value="30757" table:style-name="ce5">
            <text:p>30,757<text:s/></text:p>
          </table:table-cell>
          <table:table-cell office:value-type="float" office:value="14761" table:style-name="ce5">
            <text:p>14,761<text:s/></text:p>
          </table:table-cell>
          <table:table-cell office:value-type="float" office:value="13531" table:style-name="ce5">
            <text:p>13,531<text:s/></text:p>
          </table:table-cell>
          <table:table-cell office:value-type="float" office:value="14375" table:style-name="ce5">
            <text:p>14,375<text:s/></text:p>
          </table:table-cell>
          <table:table-cell office:value-type="float" office:value="13306" table:style-name="ce5">
            <text:p>13,306<text:s/></text:p>
          </table:table-cell>
          <table:table-cell office:value-type="float" office:value="12985" table:style-name="ce5">
            <text:p>12,985<text:s/></text:p>
          </table:table-cell>
          <table:table-cell office:value-type="float" office:value="11336" table:style-name="ce5">
            <text:p>11,336<text:s/></text:p>
          </table:table-cell>
          <table:table-cell office:value-type="float" office:value="9852" table:style-name="ce5">
            <text:p>9,852<text:s/></text:p>
          </table:table-cell>
          <table:table-cell table:number-columns-repeated="16275"/>
        </table:table-row>
        <table:table-row table:style-name="ro2">
          <table:table-cell office:value-type="date" office:date-value="2019-12-25T00:00:00" table:style-name="ce4">
            <text:p>2019/12/25</text:p>
          </table:table-cell>
          <table:table-cell office:value-type="float" office:value="5576" table:style-name="ce5">
            <text:p>5,576<text:s/></text:p>
          </table:table-cell>
          <table:table-cell office:value-type="float" office:value="16686" table:style-name="ce5">
            <text:p>16,686<text:s/></text:p>
          </table:table-cell>
          <table:table-cell office:value-type="float" office:value="49028" table:style-name="ce5">
            <text:p>49,028<text:s/></text:p>
          </table:table-cell>
          <table:table-cell office:value-type="float" office:value="53778" table:style-name="ce5">
            <text:p>53,778<text:s/></text:p>
          </table:table-cell>
          <table:table-cell office:value-type="float" office:value="30630" table:style-name="ce5">
            <text:p>30,630<text:s/></text:p>
          </table:table-cell>
          <table:table-cell office:value-type="float" office:value="16673" table:style-name="ce5">
            <text:p>16,673<text:s/></text:p>
          </table:table-cell>
          <table:table-cell office:value-type="float" office:value="12772" table:style-name="ce5">
            <text:p>12,772<text:s/></text:p>
          </table:table-cell>
          <table:table-cell office:value-type="float" office:value="4225" table:style-name="ce5">
            <text:p>4,225<text:s/></text:p>
          </table:table-cell>
          <table:table-cell office:value-type="float" office:value="3203" table:style-name="ce5">
            <text:p>3,203<text:s/></text:p>
          </table:table-cell>
          <table:table-cell office:value-type="float" office:value="16597" table:style-name="ce5">
            <text:p>16,597<text:s/></text:p>
          </table:table-cell>
          <table:table-cell office:value-type="float" office:value="2304" table:style-name="ce5">
            <text:p>2,304<text:s/></text:p>
          </table:table-cell>
          <table:table-cell office:value-type="float" office:value="5199" table:style-name="ce5">
            <text:p>5,199<text:s/></text:p>
          </table:table-cell>
          <table:table-cell office:value-type="float" office:value="10403" table:style-name="ce5">
            <text:p>10,403<text:s/></text:p>
          </table:table-cell>
          <table:table-cell office:value-type="float" office:value="11901" table:style-name="ce5">
            <text:p>11,901<text:s/></text:p>
          </table:table-cell>
          <table:table-cell office:value-type="float" office:value="13710" table:style-name="ce5">
            <text:p>13,710<text:s/></text:p>
          </table:table-cell>
          <table:table-cell office:value-type="float" office:value="20455" table:style-name="ce5">
            <text:p>20,455<text:s/></text:p>
          </table:table-cell>
          <table:table-cell office:value-type="float" office:value="18179" table:style-name="ce5">
            <text:p>18,179<text:s/></text:p>
          </table:table-cell>
          <table:table-cell office:value-type="float" office:value="6270" table:style-name="ce5">
            <text:p>6,270<text:s/></text:p>
          </table:table-cell>
          <table:table-cell office:value-type="float" office:value="10067" table:style-name="ce5">
            <text:p>10,067<text:s/></text:p>
          </table:table-cell>
          <table:table-cell office:value-type="float" office:value="3809" table:style-name="ce5">
            <text:p>3,809<text:s/></text:p>
          </table:table-cell>
          <table:table-cell office:value-type="float" office:value="9633" table:style-name="ce5">
            <text:p>9,633<text:s/></text:p>
          </table:table-cell>
          <table:table-cell office:value-type="float" office:value="9427" table:style-name="ce5">
            <text:p>9,427<text:s/></text:p>
          </table:table-cell>
          <table:table-cell office:value-type="float" office:value="6054" table:style-name="ce5">
            <text:p>6,054<text:s/></text:p>
          </table:table-cell>
          <table:table-cell office:value-type="float" office:value="30383" table:style-name="ce5">
            <text:p>30,383<text:s/></text:p>
          </table:table-cell>
          <table:table-cell office:value-type="float" office:value="3547" table:style-name="ce5">
            <text:p>3,547<text:s/></text:p>
          </table:table-cell>
          <table:table-cell office:value-type="float" office:value="12832" table:style-name="ce5">
            <text:p>12,832<text:s/></text:p>
          </table:table-cell>
          <table:table-cell office:value-type="float" office:value="13838" table:style-name="ce5">
            <text:p>13,838<text:s/></text:p>
          </table:table-cell>
          <table:table-cell office:value-type="float" office:value="18330" table:style-name="ce5">
            <text:p>18,330<text:s/></text:p>
          </table:table-cell>
          <table:table-cell office:value-type="float" office:value="23410" table:style-name="ce5">
            <text:p>23,410<text:s/></text:p>
          </table:table-cell>
          <table:table-cell office:value-type="float" office:value="19506" table:style-name="ce5">
            <text:p>19,506<text:s/></text:p>
          </table:table-cell>
          <table:table-cell office:value-type="float" office:value="10743" table:style-name="ce5">
            <text:p>10,743<text:s/></text:p>
          </table:table-cell>
          <table:table-cell office:value-type="float" office:value="31487" table:style-name="ce5">
            <text:p>31,487<text:s/></text:p>
          </table:table-cell>
          <table:table-cell office:value-type="float" office:value="20037" table:style-name="ce5">
            <text:p>20,037<text:s/></text:p>
          </table:table-cell>
          <table:table-cell office:value-type="float" office:value="38037" table:style-name="ce5">
            <text:p>38,037<text:s/></text:p>
          </table:table-cell>
          <table:table-cell office:value-type="float" office:value="32176" table:style-name="ce5">
            <text:p>32,176<text:s/></text:p>
          </table:table-cell>
          <table:table-cell office:value-type="float" office:value="11119" table:style-name="ce5">
            <text:p>11,119<text:s/></text:p>
          </table:table-cell>
          <table:table-cell office:value-type="float" office:value="41216" table:style-name="ce5">
            <text:p>41,216<text:s/></text:p>
          </table:table-cell>
          <table:table-cell office:value-type="float" office:value="30477" table:style-name="ce5">
            <text:p>30,477<text:s/></text:p>
          </table:table-cell>
          <table:table-cell office:value-type="float" office:value="28121" table:style-name="ce5">
            <text:p>28,121<text:s/></text:p>
          </table:table-cell>
          <table:table-cell office:value-type="float" office:value="24048" table:style-name="ce5">
            <text:p>24,048<text:s/></text:p>
          </table:table-cell>
          <table:table-cell office:value-type="float" office:value="29145" table:style-name="ce5">
            <text:p>29,145<text:s/></text:p>
          </table:table-cell>
          <table:table-cell office:value-type="float" office:value="161867" table:style-name="ce5">
            <text:p>161,867<text:s/></text:p>
          </table:table-cell>
          <table:table-cell office:value-type="float" office:value="53584" table:style-name="ce5">
            <text:p>53,584<text:s/></text:p>
          </table:table-cell>
          <table:table-cell office:value-type="float" office:value="27571" table:style-name="ce5">
            <text:p>27,571<text:s/></text:p>
          </table:table-cell>
          <table:table-cell office:value-type="float" office:value="27218" table:style-name="ce5">
            <text:p>27,218<text:s/></text:p>
          </table:table-cell>
          <table:table-cell office:value-type="float" office:value="31122" table:style-name="ce5">
            <text:p>31,122<text:s/></text:p>
          </table:table-cell>
          <table:table-cell office:value-type="float" office:value="38577" table:style-name="ce5">
            <text:p>38,577<text:s/></text:p>
          </table:table-cell>
          <table:table-cell office:value-type="float" office:value="32121" table:style-name="ce5">
            <text:p>32,121<text:s/></text:p>
          </table:table-cell>
          <table:table-cell office:value-type="float" office:value="26547" table:style-name="ce5">
            <text:p>26,547<text:s/></text:p>
          </table:table-cell>
          <table:table-cell office:value-type="float" office:value="14325" table:style-name="ce5">
            <text:p>14,325<text:s/></text:p>
          </table:table-cell>
          <table:table-cell office:value-type="float" office:value="36401" table:style-name="ce5">
            <text:p>36,401<text:s/></text:p>
          </table:table-cell>
          <table:table-cell office:value-type="float" office:value="7333" table:style-name="ce5">
            <text:p>7,333<text:s/></text:p>
          </table:table-cell>
          <table:table-cell office:value-type="float" office:value="9045" table:style-name="ce5">
            <text:p>9,045<text:s/></text:p>
          </table:table-cell>
          <table:table-cell office:value-type="float" office:value="22157" table:style-name="ce5">
            <text:p>22,157<text:s/></text:p>
          </table:table-cell>
          <table:table-cell office:value-type="float" office:value="7969" table:style-name="ce5">
            <text:p>7,969<text:s/></text:p>
          </table:table-cell>
          <table:table-cell office:value-type="float" office:value="3927" table:style-name="ce5">
            <text:p>3,927<text:s/></text:p>
          </table:table-cell>
          <table:table-cell office:value-type="float" office:value="3159" table:style-name="ce5">
            <text:p>3,159<text:s/></text:p>
          </table:table-cell>
          <table:table-cell office:value-type="float" office:value="14464" table:style-name="ce5">
            <text:p>14,464<text:s/></text:p>
          </table:table-cell>
          <table:table-cell office:value-type="float" office:value="10804" table:style-name="ce5">
            <text:p>10,804<text:s/></text:p>
          </table:table-cell>
          <table:table-cell office:value-type="float" office:value="12795" table:style-name="ce5">
            <text:p>12,795<text:s/></text:p>
          </table:table-cell>
          <table:table-cell office:value-type="float" office:value="41429" table:style-name="ce5">
            <text:p>41,429<text:s/></text:p>
          </table:table-cell>
          <table:table-cell office:value-type="float" office:value="9691" table:style-name="ce5">
            <text:p>9,691<text:s/></text:p>
          </table:table-cell>
          <table:table-cell office:value-type="float" office:value="15367" table:style-name="ce5">
            <text:p>15,367<text:s/></text:p>
          </table:table-cell>
          <table:table-cell office:value-type="float" office:value="8336" table:style-name="ce5">
            <text:p>8,336<text:s/></text:p>
          </table:table-cell>
          <table:table-cell office:value-type="float" office:value="24845" table:style-name="ce5">
            <text:p>24,845<text:s/></text:p>
          </table:table-cell>
          <table:table-cell office:value-type="float" office:value="27039" table:style-name="ce5">
            <text:p>27,039<text:s/></text:p>
          </table:table-cell>
          <table:table-cell office:value-type="float" office:value="33740" table:style-name="ce5">
            <text:p>33,740<text:s/></text:p>
          </table:table-cell>
          <table:table-cell office:value-type="float" office:value="66213" table:style-name="ce5">
            <text:p>66,213<text:s/></text:p>
          </table:table-cell>
          <table:table-cell office:value-type="float" office:value="47144" table:style-name="ce5">
            <text:p>47,144<text:s/></text:p>
          </table:table-cell>
          <table:table-cell office:value-type="float" office:value="29449" table:style-name="ce5">
            <text:p>29,449<text:s/></text:p>
          </table:table-cell>
          <table:table-cell office:value-type="float" office:value="34309" table:style-name="ce5">
            <text:p>34,309<text:s/></text:p>
          </table:table-cell>
          <table:table-cell office:value-type="float" office:value="87094" table:style-name="ce5">
            <text:p>87,094<text:s/></text:p>
          </table:table-cell>
          <table:table-cell office:value-type="float" office:value="28915" table:style-name="ce5">
            <text:p>28,915<text:s/></text:p>
          </table:table-cell>
          <table:table-cell office:value-type="float" office:value="39009" table:style-name="ce5">
            <text:p>39,009<text:s/></text:p>
          </table:table-cell>
          <table:table-cell office:value-type="float" office:value="43357" table:style-name="ce5">
            <text:p>43,357<text:s/></text:p>
          </table:table-cell>
          <table:table-cell office:value-type="float" office:value="27607" table:style-name="ce5">
            <text:p>27,607<text:s/></text:p>
          </table:table-cell>
          <table:table-cell office:value-type="float" office:value="84939" table:style-name="ce5">
            <text:p>84,939<text:s/></text:p>
          </table:table-cell>
          <table:table-cell office:value-type="float" office:value="22825" table:style-name="ce5">
            <text:p>22,825<text:s/></text:p>
          </table:table-cell>
          <table:table-cell office:value-type="float" office:value="18213" table:style-name="ce5">
            <text:p>18,213<text:s/></text:p>
          </table:table-cell>
          <table:table-cell office:value-type="float" office:value="17038" table:style-name="ce5">
            <text:p>17,038<text:s/></text:p>
          </table:table-cell>
          <table:table-cell office:value-type="float" office:value="21951" table:style-name="ce5">
            <text:p>21,951<text:s/></text:p>
          </table:table-cell>
          <table:table-cell office:value-type="float" office:value="16683" table:style-name="ce5">
            <text:p>16,683<text:s/></text:p>
          </table:table-cell>
          <table:table-cell office:value-type="float" office:value="45300" table:style-name="ce5">
            <text:p>45,300<text:s/></text:p>
          </table:table-cell>
          <table:table-cell office:value-type="float" office:value="22635" table:style-name="ce5">
            <text:p>22,635<text:s/></text:p>
          </table:table-cell>
          <table:table-cell office:value-type="float" office:value="9631" table:style-name="ce5">
            <text:p>9,631<text:s/></text:p>
          </table:table-cell>
          <table:table-cell office:value-type="float" office:value="16052" table:style-name="ce5">
            <text:p>16,052<text:s/></text:p>
          </table:table-cell>
          <table:table-cell office:value-type="float" office:value="47304" table:style-name="ce5">
            <text:p>47,304<text:s/></text:p>
          </table:table-cell>
          <table:table-cell office:value-type="float" office:value="27328" table:style-name="ce5">
            <text:p>27,328<text:s/></text:p>
          </table:table-cell>
          <table:table-cell office:value-type="float" office:value="27721" table:style-name="ce5">
            <text:p>27,721<text:s/></text:p>
          </table:table-cell>
          <table:table-cell office:value-type="float" office:value="28121" table:style-name="ce5">
            <text:p>28,121<text:s/></text:p>
          </table:table-cell>
          <table:table-cell office:value-type="float" office:value="11211" table:style-name="ce5">
            <text:p>11,211<text:s/></text:p>
          </table:table-cell>
          <table:table-cell office:value-type="float" office:value="12669" table:style-name="ce5">
            <text:p>12,669<text:s/></text:p>
          </table:table-cell>
          <table:table-cell office:value-type="float" office:value="5849" table:style-name="ce5">
            <text:p>5,849<text:s/></text:p>
          </table:table-cell>
          <table:table-cell office:value-type="float" office:value="5349" table:style-name="ce5">
            <text:p>5,349<text:s/></text:p>
          </table:table-cell>
          <table:table-cell office:value-type="float" office:value="7471" table:style-name="ce5">
            <text:p>7,471<text:s/></text:p>
          </table:table-cell>
          <table:table-cell office:value-type="float" office:value="11036" table:style-name="ce5">
            <text:p>11,036<text:s/></text:p>
          </table:table-cell>
          <table:table-cell office:value-type="float" office:value="10697" table:style-name="ce5">
            <text:p>10,697<text:s/></text:p>
          </table:table-cell>
          <table:table-cell office:value-type="float" office:value="13117" table:style-name="ce5">
            <text:p>13,117<text:s/></text:p>
          </table:table-cell>
          <table:table-cell office:value-type="float" office:value="20070" table:style-name="ce5">
            <text:p>20,070<text:s/></text:p>
          </table:table-cell>
          <table:table-cell office:value-type="float" office:value="33668" table:style-name="ce5">
            <text:p>33,668<text:s/></text:p>
          </table:table-cell>
          <table:table-cell office:value-type="float" office:value="31689" table:style-name="ce5">
            <text:p>31,689<text:s/></text:p>
          </table:table-cell>
          <table:table-cell office:value-type="float" office:value="14919" table:style-name="ce5">
            <text:p>14,919<text:s/></text:p>
          </table:table-cell>
          <table:table-cell office:value-type="float" office:value="13854" table:style-name="ce5">
            <text:p>13,854<text:s/></text:p>
          </table:table-cell>
          <table:table-cell office:value-type="float" office:value="14480" table:style-name="ce5">
            <text:p>14,480<text:s/></text:p>
          </table:table-cell>
          <table:table-cell office:value-type="float" office:value="13392" table:style-name="ce5">
            <text:p>13,392<text:s/></text:p>
          </table:table-cell>
          <table:table-cell office:value-type="float" office:value="13077" table:style-name="ce5">
            <text:p>13,077<text:s/></text:p>
          </table:table-cell>
          <table:table-cell office:value-type="float" office:value="11484" table:style-name="ce5">
            <text:p>11,484<text:s/></text:p>
          </table:table-cell>
          <table:table-cell office:value-type="float" office:value="9951" table:style-name="ce5">
            <text:p>9,951<text:s/></text:p>
          </table:table-cell>
          <table:table-cell table:number-columns-repeated="16275"/>
        </table:table-row>
        <table:table-row table:style-name="ro2">
          <table:table-cell office:value-type="date" office:date-value="2019-12-26T00:00:00" table:style-name="ce4">
            <text:p>2019/12/26</text:p>
          </table:table-cell>
          <table:table-cell office:value-type="float" office:value="5772" table:style-name="ce5">
            <text:p>5,772<text:s/></text:p>
          </table:table-cell>
          <table:table-cell office:value-type="float" office:value="16793" table:style-name="ce5">
            <text:p>16,793<text:s/></text:p>
          </table:table-cell>
          <table:table-cell office:value-type="float" office:value="49798" table:style-name="ce5">
            <text:p>49,798<text:s/></text:p>
          </table:table-cell>
          <table:table-cell office:value-type="float" office:value="50443" table:style-name="ce5">
            <text:p>50,443<text:s/></text:p>
          </table:table-cell>
          <table:table-cell office:value-type="float" office:value="29878" table:style-name="ce5">
            <text:p>29,878<text:s/></text:p>
          </table:table-cell>
          <table:table-cell office:value-type="float" office:value="16698" table:style-name="ce5">
            <text:p>16,698<text:s/></text:p>
          </table:table-cell>
          <table:table-cell office:value-type="float" office:value="13082" table:style-name="ce5">
            <text:p>13,082<text:s/></text:p>
          </table:table-cell>
          <table:table-cell office:value-type="float" office:value="4321" table:style-name="ce5">
            <text:p>4,321<text:s/></text:p>
          </table:table-cell>
          <table:table-cell office:value-type="float" office:value="3284" table:style-name="ce5">
            <text:p>3,284<text:s/></text:p>
          </table:table-cell>
          <table:table-cell office:value-type="float" office:value="16571" table:style-name="ce5">
            <text:p>16,571<text:s/></text:p>
          </table:table-cell>
          <table:table-cell office:value-type="float" office:value="2341" table:style-name="ce5">
            <text:p>2,341<text:s/></text:p>
          </table:table-cell>
          <table:table-cell office:value-type="float" office:value="5257" table:style-name="ce5">
            <text:p>5,257<text:s/></text:p>
          </table:table-cell>
          <table:table-cell office:value-type="float" office:value="8867" table:style-name="ce5">
            <text:p>8,867<text:s/></text:p>
          </table:table-cell>
          <table:table-cell office:value-type="float" office:value="11562" table:style-name="ce5">
            <text:p>11,562<text:s/></text:p>
          </table:table-cell>
          <table:table-cell office:value-type="float" office:value="13084" table:style-name="ce5">
            <text:p>13,084<text:s/></text:p>
          </table:table-cell>
          <table:table-cell office:value-type="float" office:value="20716" table:style-name="ce5">
            <text:p>20,716<text:s/></text:p>
          </table:table-cell>
          <table:table-cell office:value-type="float" office:value="18697" table:style-name="ce5">
            <text:p>18,697<text:s/></text:p>
          </table:table-cell>
          <table:table-cell office:value-type="float" office:value="6328" table:style-name="ce5">
            <text:p>6,328<text:s/></text:p>
          </table:table-cell>
          <table:table-cell office:value-type="float" office:value="9983" table:style-name="ce5">
            <text:p>9,983<text:s/></text:p>
          </table:table-cell>
          <table:table-cell office:value-type="float" office:value="3569" table:style-name="ce5">
            <text:p>3,569<text:s/></text:p>
          </table:table-cell>
          <table:table-cell office:value-type="float" office:value="9705" table:style-name="ce5">
            <text:p>9,705<text:s/></text:p>
          </table:table-cell>
          <table:table-cell office:value-type="float" office:value="9375" table:style-name="ce5">
            <text:p>9,375<text:s/></text:p>
          </table:table-cell>
          <table:table-cell office:value-type="float" office:value="6025" table:style-name="ce5">
            <text:p>6,025<text:s/></text:p>
          </table:table-cell>
          <table:table-cell office:value-type="float" office:value="31414" table:style-name="ce5">
            <text:p>31,414<text:s/></text:p>
          </table:table-cell>
          <table:table-cell office:value-type="float" office:value="3401" table:style-name="ce5">
            <text:p>3,401<text:s/></text:p>
          </table:table-cell>
          <table:table-cell office:value-type="float" office:value="12163" table:style-name="ce5">
            <text:p>12,163<text:s/></text:p>
          </table:table-cell>
          <table:table-cell office:value-type="float" office:value="13518" table:style-name="ce5">
            <text:p>13,518<text:s/></text:p>
          </table:table-cell>
          <table:table-cell office:value-type="float" office:value="18600" table:style-name="ce5">
            <text:p>18,600<text:s/></text:p>
          </table:table-cell>
          <table:table-cell office:value-type="float" office:value="23591" table:style-name="ce5">
            <text:p>23,591<text:s/></text:p>
          </table:table-cell>
          <table:table-cell office:value-type="float" office:value="19789" table:style-name="ce5">
            <text:p>19,789<text:s/></text:p>
          </table:table-cell>
          <table:table-cell office:value-type="float" office:value="10683" table:style-name="ce5">
            <text:p>10,683<text:s/></text:p>
          </table:table-cell>
          <table:table-cell office:value-type="float" office:value="30626" table:style-name="ce5">
            <text:p>30,626<text:s/></text:p>
          </table:table-cell>
          <table:table-cell office:value-type="float" office:value="19562" table:style-name="ce5">
            <text:p>19,562<text:s/></text:p>
          </table:table-cell>
          <table:table-cell office:value-type="float" office:value="37857" table:style-name="ce5">
            <text:p>37,857<text:s/></text:p>
          </table:table-cell>
          <table:table-cell office:value-type="float" office:value="33126" table:style-name="ce5">
            <text:p>33,126<text:s/></text:p>
          </table:table-cell>
          <table:table-cell office:value-type="float" office:value="12623" table:style-name="ce5">
            <text:p>12,623<text:s/></text:p>
          </table:table-cell>
          <table:table-cell office:value-type="float" office:value="41525" table:style-name="ce5">
            <text:p>41,525<text:s/></text:p>
          </table:table-cell>
          <table:table-cell office:value-type="float" office:value="30197" table:style-name="ce5">
            <text:p>30,197<text:s/></text:p>
          </table:table-cell>
          <table:table-cell office:value-type="float" office:value="28195" table:style-name="ce5">
            <text:p>28,195<text:s/></text:p>
          </table:table-cell>
          <table:table-cell office:value-type="float" office:value="23903" table:style-name="ce5">
            <text:p>23,903<text:s/></text:p>
          </table:table-cell>
          <table:table-cell office:value-type="float" office:value="28479" table:style-name="ce5">
            <text:p>28,479<text:s/></text:p>
          </table:table-cell>
          <table:table-cell office:value-type="float" office:value="158406" table:style-name="ce5">
            <text:p>158,406<text:s/></text:p>
          </table:table-cell>
          <table:table-cell office:value-type="float" office:value="49066" table:style-name="ce5">
            <text:p>49,066<text:s/></text:p>
          </table:table-cell>
          <table:table-cell office:value-type="float" office:value="26915" table:style-name="ce5">
            <text:p>26,915<text:s/></text:p>
          </table:table-cell>
          <table:table-cell office:value-type="float" office:value="27362" table:style-name="ce5">
            <text:p>27,362<text:s/></text:p>
          </table:table-cell>
          <table:table-cell office:value-type="float" office:value="31269" table:style-name="ce5">
            <text:p>31,269<text:s/></text:p>
          </table:table-cell>
          <table:table-cell office:value-type="float" office:value="37007" table:style-name="ce5">
            <text:p>37,007<text:s/></text:p>
          </table:table-cell>
          <table:table-cell office:value-type="float" office:value="33864" table:style-name="ce5">
            <text:p>33,864<text:s/></text:p>
          </table:table-cell>
          <table:table-cell office:value-type="float" office:value="25511" table:style-name="ce5">
            <text:p>25,511<text:s/></text:p>
          </table:table-cell>
          <table:table-cell office:value-type="float" office:value="14568" table:style-name="ce5">
            <text:p>14,568<text:s/></text:p>
          </table:table-cell>
          <table:table-cell office:value-type="float" office:value="35816" table:style-name="ce5">
            <text:p>35,816<text:s/></text:p>
          </table:table-cell>
          <table:table-cell office:value-type="float" office:value="7442" table:style-name="ce5">
            <text:p>7,442<text:s/></text:p>
          </table:table-cell>
          <table:table-cell office:value-type="float" office:value="9081" table:style-name="ce5">
            <text:p>9,081<text:s/></text:p>
          </table:table-cell>
          <table:table-cell office:value-type="float" office:value="21984" table:style-name="ce5">
            <text:p>21,984<text:s/></text:p>
          </table:table-cell>
          <table:table-cell office:value-type="float" office:value="7739" table:style-name="ce5">
            <text:p>7,739<text:s/></text:p>
          </table:table-cell>
          <table:table-cell office:value-type="float" office:value="3919" table:style-name="ce5">
            <text:p>3,919<text:s/></text:p>
          </table:table-cell>
          <table:table-cell office:value-type="float" office:value="3955" table:style-name="ce5">
            <text:p>3,955<text:s/></text:p>
          </table:table-cell>
          <table:table-cell office:value-type="float" office:value="15293" table:style-name="ce5">
            <text:p>15,293<text:s/></text:p>
          </table:table-cell>
          <table:table-cell office:value-type="float" office:value="10837" table:style-name="ce5">
            <text:p>10,837<text:s/></text:p>
          </table:table-cell>
          <table:table-cell office:value-type="float" office:value="12250" table:style-name="ce5">
            <text:p>12,250<text:s/></text:p>
          </table:table-cell>
          <table:table-cell office:value-type="float" office:value="38776" table:style-name="ce5">
            <text:p>38,776<text:s/></text:p>
          </table:table-cell>
          <table:table-cell office:value-type="float" office:value="9543" table:style-name="ce5">
            <text:p>9,543<text:s/></text:p>
          </table:table-cell>
          <table:table-cell office:value-type="float" office:value="15316" table:style-name="ce5">
            <text:p>15,316<text:s/></text:p>
          </table:table-cell>
          <table:table-cell office:value-type="float" office:value="8016" table:style-name="ce5">
            <text:p>8,016<text:s/></text:p>
          </table:table-cell>
          <table:table-cell office:value-type="float" office:value="24279" table:style-name="ce5">
            <text:p>24,279<text:s/></text:p>
          </table:table-cell>
          <table:table-cell office:value-type="float" office:value="27014" table:style-name="ce5">
            <text:p>27,014<text:s/></text:p>
          </table:table-cell>
          <table:table-cell office:value-type="float" office:value="32434" table:style-name="ce5">
            <text:p>32,434<text:s/></text:p>
          </table:table-cell>
          <table:table-cell office:value-type="float" office:value="54000" table:style-name="ce5">
            <text:p>54,000<text:s/></text:p>
          </table:table-cell>
          <table:table-cell office:value-type="float" office:value="45870" table:style-name="ce5">
            <text:p>45,870<text:s/></text:p>
          </table:table-cell>
          <table:table-cell office:value-type="float" office:value="28602" table:style-name="ce5">
            <text:p>28,602<text:s/></text:p>
          </table:table-cell>
          <table:table-cell office:value-type="float" office:value="35567" table:style-name="ce5">
            <text:p>35,567<text:s/></text:p>
          </table:table-cell>
          <table:table-cell office:value-type="float" office:value="79893" table:style-name="ce5">
            <text:p>79,893<text:s/></text:p>
          </table:table-cell>
          <table:table-cell office:value-type="float" office:value="28467" table:style-name="ce5">
            <text:p>28,467<text:s/></text:p>
          </table:table-cell>
          <table:table-cell office:value-type="float" office:value="37164" table:style-name="ce5">
            <text:p>37,164<text:s/></text:p>
          </table:table-cell>
          <table:table-cell office:value-type="float" office:value="41693" table:style-name="ce5">
            <text:p>41,693<text:s/></text:p>
          </table:table-cell>
          <table:table-cell office:value-type="float" office:value="25767" table:style-name="ce5">
            <text:p>25,767<text:s/></text:p>
          </table:table-cell>
          <table:table-cell office:value-type="float" office:value="74950" table:style-name="ce5">
            <text:p>74,950<text:s/></text:p>
          </table:table-cell>
          <table:table-cell office:value-type="float" office:value="22894" table:style-name="ce5">
            <text:p>22,894<text:s/></text:p>
          </table:table-cell>
          <table:table-cell office:value-type="float" office:value="18601" table:style-name="ce5">
            <text:p>18,601<text:s/></text:p>
          </table:table-cell>
          <table:table-cell office:value-type="float" office:value="17310" table:style-name="ce5">
            <text:p>17,310<text:s/></text:p>
          </table:table-cell>
          <table:table-cell office:value-type="float" office:value="21303" table:style-name="ce5">
            <text:p>21,303<text:s/></text:p>
          </table:table-cell>
          <table:table-cell office:value-type="float" office:value="15567" table:style-name="ce5">
            <text:p>15,567<text:s/></text:p>
          </table:table-cell>
          <table:table-cell office:value-type="float" office:value="39759" table:style-name="ce5">
            <text:p>39,759<text:s/></text:p>
          </table:table-cell>
          <table:table-cell office:value-type="float" office:value="22286" table:style-name="ce5">
            <text:p>22,286<text:s/></text:p>
          </table:table-cell>
          <table:table-cell office:value-type="float" office:value="8897" table:style-name="ce5">
            <text:p>8,897<text:s/></text:p>
          </table:table-cell>
          <table:table-cell office:value-type="float" office:value="15399" table:style-name="ce5">
            <text:p>15,399<text:s/></text:p>
          </table:table-cell>
          <table:table-cell office:value-type="float" office:value="47573" table:style-name="ce5">
            <text:p>47,573<text:s/></text:p>
          </table:table-cell>
          <table:table-cell office:value-type="float" office:value="27207" table:style-name="ce5">
            <text:p>27,207<text:s/></text:p>
          </table:table-cell>
          <table:table-cell office:value-type="float" office:value="28502" table:style-name="ce5">
            <text:p>28,502<text:s/></text:p>
          </table:table-cell>
          <table:table-cell office:value-type="float" office:value="28659" table:style-name="ce5">
            <text:p>28,659<text:s/></text:p>
          </table:table-cell>
          <table:table-cell office:value-type="float" office:value="15452" table:style-name="ce5">
            <text:p>15,452<text:s/></text:p>
          </table:table-cell>
          <table:table-cell office:value-type="float" office:value="12508" table:style-name="ce5">
            <text:p>12,508<text:s/></text:p>
          </table:table-cell>
          <table:table-cell office:value-type="float" office:value="5852" table:style-name="ce5">
            <text:p>5,852<text:s/></text:p>
          </table:table-cell>
          <table:table-cell office:value-type="float" office:value="5304" table:style-name="ce5">
            <text:p>5,304<text:s/></text:p>
          </table:table-cell>
          <table:table-cell office:value-type="float" office:value="7269" table:style-name="ce5">
            <text:p>7,269<text:s/></text:p>
          </table:table-cell>
          <table:table-cell office:value-type="float" office:value="11266" table:style-name="ce5">
            <text:p>11,266<text:s/></text:p>
          </table:table-cell>
          <table:table-cell office:value-type="float" office:value="10508" table:style-name="ce5">
            <text:p>10,508<text:s/></text:p>
          </table:table-cell>
          <table:table-cell office:value-type="float" office:value="13626" table:style-name="ce5">
            <text:p>13,626<text:s/></text:p>
          </table:table-cell>
          <table:table-cell office:value-type="float" office:value="20125" table:style-name="ce5">
            <text:p>20,125<text:s/></text:p>
          </table:table-cell>
          <table:table-cell office:value-type="float" office:value="35234" table:style-name="ce5">
            <text:p>35,234<text:s/></text:p>
          </table:table-cell>
          <table:table-cell office:value-type="float" office:value="31255" table:style-name="ce5">
            <text:p>31,255<text:s/></text:p>
          </table:table-cell>
          <table:table-cell office:value-type="float" office:value="14947" table:style-name="ce5">
            <text:p>14,947<text:s/></text:p>
          </table:table-cell>
          <table:table-cell office:value-type="float" office:value="13713" table:style-name="ce5">
            <text:p>13,713<text:s/></text:p>
          </table:table-cell>
          <table:table-cell office:value-type="float" office:value="14410" table:style-name="ce5">
            <text:p>14,410<text:s/></text:p>
          </table:table-cell>
          <table:table-cell office:value-type="float" office:value="13516" table:style-name="ce5">
            <text:p>13,516<text:s/></text:p>
          </table:table-cell>
          <table:table-cell office:value-type="float" office:value="13195" table:style-name="ce5">
            <text:p>13,195<text:s/></text:p>
          </table:table-cell>
          <table:table-cell office:value-type="float" office:value="11199" table:style-name="ce5">
            <text:p>11,199<text:s/></text:p>
          </table:table-cell>
          <table:table-cell office:value-type="float" office:value="9924" table:style-name="ce5">
            <text:p>9,924<text:s/></text:p>
          </table:table-cell>
          <table:table-cell table:number-columns-repeated="16275"/>
        </table:table-row>
        <table:table-row table:style-name="ro2">
          <table:table-cell office:value-type="date" office:date-value="2019-12-27T00:00:00" table:style-name="ce4">
            <text:p>2019/12/27</text:p>
          </table:table-cell>
          <table:table-cell office:value-type="float" office:value="6231" table:style-name="ce5">
            <text:p>6,231<text:s/></text:p>
          </table:table-cell>
          <table:table-cell office:value-type="float" office:value="17361" table:style-name="ce5">
            <text:p>17,361<text:s/></text:p>
          </table:table-cell>
          <table:table-cell office:value-type="float" office:value="52277" table:style-name="ce5">
            <text:p>52,277<text:s/></text:p>
          </table:table-cell>
          <table:table-cell office:value-type="float" office:value="56966" table:style-name="ce5">
            <text:p>56,966<text:s/></text:p>
          </table:table-cell>
          <table:table-cell office:value-type="float" office:value="31499" table:style-name="ce5">
            <text:p>31,499<text:s/></text:p>
          </table:table-cell>
          <table:table-cell office:value-type="float" office:value="17290" table:style-name="ce5">
            <text:p>17,290<text:s/></text:p>
          </table:table-cell>
          <table:table-cell office:value-type="float" office:value="13552" table:style-name="ce5">
            <text:p>13,552<text:s/></text:p>
          </table:table-cell>
          <table:table-cell office:value-type="float" office:value="4511" table:style-name="ce5">
            <text:p>4,511<text:s/></text:p>
          </table:table-cell>
          <table:table-cell office:value-type="float" office:value="3368" table:style-name="ce5">
            <text:p>3,368<text:s/></text:p>
          </table:table-cell>
          <table:table-cell office:value-type="float" office:value="16693" table:style-name="ce5">
            <text:p>16,693<text:s/></text:p>
          </table:table-cell>
          <table:table-cell office:value-type="float" office:value="2433" table:style-name="ce5">
            <text:p>2,433<text:s/></text:p>
          </table:table-cell>
          <table:table-cell office:value-type="float" office:value="5385" table:style-name="ce5">
            <text:p>5,385<text:s/></text:p>
          </table:table-cell>
          <table:table-cell office:value-type="float" office:value="8601" table:style-name="ce5">
            <text:p>8,601<text:s/></text:p>
          </table:table-cell>
          <table:table-cell office:value-type="float" office:value="11565" table:style-name="ce5">
            <text:p>11,565<text:s/></text:p>
          </table:table-cell>
          <table:table-cell office:value-type="float" office:value="14515" table:style-name="ce5">
            <text:p>14,515<text:s/></text:p>
          </table:table-cell>
          <table:table-cell office:value-type="float" office:value="20862" table:style-name="ce5">
            <text:p>20,862<text:s/></text:p>
          </table:table-cell>
          <table:table-cell office:value-type="float" office:value="19171" table:style-name="ce5">
            <text:p>19,171<text:s/></text:p>
          </table:table-cell>
          <table:table-cell office:value-type="float" office:value="6562" table:style-name="ce5">
            <text:p>6,562<text:s/></text:p>
          </table:table-cell>
          <table:table-cell office:value-type="float" office:value="10552" table:style-name="ce5">
            <text:p>10,552<text:s/></text:p>
          </table:table-cell>
          <table:table-cell office:value-type="float" office:value="3622" table:style-name="ce5">
            <text:p>3,622<text:s/></text:p>
          </table:table-cell>
          <table:table-cell office:value-type="float" office:value="9935" table:style-name="ce5">
            <text:p>9,935<text:s/></text:p>
          </table:table-cell>
          <table:table-cell office:value-type="float" office:value="9992" table:style-name="ce5">
            <text:p>9,992<text:s/></text:p>
          </table:table-cell>
          <table:table-cell office:value-type="float" office:value="6279" table:style-name="ce5">
            <text:p>6,279<text:s/></text:p>
          </table:table-cell>
          <table:table-cell office:value-type="float" office:value="33111" table:style-name="ce5">
            <text:p>33,111<text:s/></text:p>
          </table:table-cell>
          <table:table-cell office:value-type="float" office:value="3652" table:style-name="ce5">
            <text:p>3,652<text:s/></text:p>
          </table:table-cell>
          <table:table-cell office:value-type="float" office:value="12539" table:style-name="ce5">
            <text:p>12,539<text:s/></text:p>
          </table:table-cell>
          <table:table-cell office:value-type="float" office:value="14252" table:style-name="ce5">
            <text:p>14,252<text:s/></text:p>
          </table:table-cell>
          <table:table-cell office:value-type="float" office:value="19620" table:style-name="ce5">
            <text:p>19,620<text:s/></text:p>
          </table:table-cell>
          <table:table-cell office:value-type="float" office:value="25041" table:style-name="ce5">
            <text:p>25,041<text:s/></text:p>
          </table:table-cell>
          <table:table-cell office:value-type="float" office:value="20433" table:style-name="ce5">
            <text:p>20,433<text:s/></text:p>
          </table:table-cell>
          <table:table-cell office:value-type="float" office:value="11287" table:style-name="ce5">
            <text:p>11,287<text:s/></text:p>
          </table:table-cell>
          <table:table-cell office:value-type="float" office:value="33952" table:style-name="ce5">
            <text:p>33,952<text:s/></text:p>
          </table:table-cell>
          <table:table-cell office:value-type="float" office:value="21402" table:style-name="ce5">
            <text:p>21,402<text:s/></text:p>
          </table:table-cell>
          <table:table-cell office:value-type="float" office:value="39427" table:style-name="ce5">
            <text:p>39,427<text:s/></text:p>
          </table:table-cell>
          <table:table-cell office:value-type="float" office:value="34348" table:style-name="ce5">
            <text:p>34,348<text:s/></text:p>
          </table:table-cell>
          <table:table-cell office:value-type="float" office:value="13145" table:style-name="ce5">
            <text:p>13,145<text:s/></text:p>
          </table:table-cell>
          <table:table-cell office:value-type="float" office:value="43705" table:style-name="ce5">
            <text:p>43,705<text:s/></text:p>
          </table:table-cell>
          <table:table-cell office:value-type="float" office:value="31686" table:style-name="ce5">
            <text:p>31,686<text:s/></text:p>
          </table:table-cell>
          <table:table-cell office:value-type="float" office:value="29605" table:style-name="ce5">
            <text:p>29,605<text:s/></text:p>
          </table:table-cell>
          <table:table-cell office:value-type="float" office:value="24559" table:style-name="ce5">
            <text:p>24,559<text:s/></text:p>
          </table:table-cell>
          <table:table-cell office:value-type="float" office:value="29176" table:style-name="ce5">
            <text:p>29,176<text:s/></text:p>
          </table:table-cell>
          <table:table-cell office:value-type="float" office:value="195621" table:style-name="ce5">
            <text:p>195,621<text:s/></text:p>
          </table:table-cell>
          <table:table-cell office:value-type="float" office:value="56644" table:style-name="ce5">
            <text:p>56,644<text:s/></text:p>
          </table:table-cell>
          <table:table-cell office:value-type="float" office:value="28823" table:style-name="ce5">
            <text:p>28,823<text:s/></text:p>
          </table:table-cell>
          <table:table-cell office:value-type="float" office:value="28335" table:style-name="ce5">
            <text:p>28,335<text:s/></text:p>
          </table:table-cell>
          <table:table-cell office:value-type="float" office:value="32769" table:style-name="ce5">
            <text:p>32,769<text:s/></text:p>
          </table:table-cell>
          <table:table-cell office:value-type="float" office:value="39515" table:style-name="ce5">
            <text:p>39,515<text:s/></text:p>
          </table:table-cell>
          <table:table-cell office:value-type="float" office:value="36048" table:style-name="ce5">
            <text:p>36,048<text:s/></text:p>
          </table:table-cell>
          <table:table-cell office:value-type="float" office:value="27675" table:style-name="ce5">
            <text:p>27,675<text:s/></text:p>
          </table:table-cell>
          <table:table-cell office:value-type="float" office:value="14687" table:style-name="ce5">
            <text:p>14,687<text:s/></text:p>
          </table:table-cell>
          <table:table-cell office:value-type="float" office:value="35959" table:style-name="ce5">
            <text:p>35,959<text:s/></text:p>
          </table:table-cell>
          <table:table-cell office:value-type="float" office:value="7782" table:style-name="ce5">
            <text:p>7,782<text:s/></text:p>
          </table:table-cell>
          <table:table-cell office:value-type="float" office:value="9673" table:style-name="ce5">
            <text:p>9,673<text:s/></text:p>
          </table:table-cell>
          <table:table-cell office:value-type="float" office:value="23514" table:style-name="ce5">
            <text:p>23,514<text:s/></text:p>
          </table:table-cell>
          <table:table-cell office:value-type="float" office:value="9224" table:style-name="ce5">
            <text:p>9,224<text:s/></text:p>
          </table:table-cell>
          <table:table-cell office:value-type="float" office:value="4090" table:style-name="ce5">
            <text:p>4,090<text:s/></text:p>
          </table:table-cell>
          <table:table-cell office:value-type="float" office:value="3959" table:style-name="ce5">
            <text:p>3,959<text:s/></text:p>
          </table:table-cell>
          <table:table-cell office:value-type="float" office:value="14884" table:style-name="ce5">
            <text:p>14,884<text:s/></text:p>
          </table:table-cell>
          <table:table-cell office:value-type="float" office:value="11147" table:style-name="ce5">
            <text:p>11,147<text:s/></text:p>
          </table:table-cell>
          <table:table-cell office:value-type="float" office:value="12714" table:style-name="ce5">
            <text:p>12,714<text:s/></text:p>
          </table:table-cell>
          <table:table-cell office:value-type="float" office:value="38659" table:style-name="ce5">
            <text:p>38,659<text:s/></text:p>
          </table:table-cell>
          <table:table-cell office:value-type="float" office:value="9848" table:style-name="ce5">
            <text:p>9,848<text:s/></text:p>
          </table:table-cell>
          <table:table-cell office:value-type="float" office:value="16486" table:style-name="ce5">
            <text:p>16,486<text:s/></text:p>
          </table:table-cell>
          <table:table-cell office:value-type="float" office:value="8646" table:style-name="ce5">
            <text:p>8,646<text:s/></text:p>
          </table:table-cell>
          <table:table-cell office:value-type="float" office:value="25578" table:style-name="ce5">
            <text:p>25,578<text:s/></text:p>
          </table:table-cell>
          <table:table-cell office:value-type="float" office:value="27734" table:style-name="ce5">
            <text:p>27,734<text:s/></text:p>
          </table:table-cell>
          <table:table-cell office:value-type="float" office:value="35435" table:style-name="ce5">
            <text:p>35,435<text:s/></text:p>
          </table:table-cell>
          <table:table-cell office:value-type="float" office:value="60699" table:style-name="ce5">
            <text:p>60,699<text:s/></text:p>
          </table:table-cell>
          <table:table-cell office:value-type="float" office:value="48272" table:style-name="ce5">
            <text:p>48,272<text:s/></text:p>
          </table:table-cell>
          <table:table-cell office:value-type="float" office:value="30473" table:style-name="ce5">
            <text:p>30,473<text:s/></text:p>
          </table:table-cell>
          <table:table-cell office:value-type="float" office:value="36447" table:style-name="ce5">
            <text:p>36,447<text:s/></text:p>
          </table:table-cell>
          <table:table-cell office:value-type="float" office:value="92299" table:style-name="ce5">
            <text:p>92,299<text:s/></text:p>
          </table:table-cell>
          <table:table-cell office:value-type="float" office:value="29661" table:style-name="ce5">
            <text:p>29,661<text:s/></text:p>
          </table:table-cell>
          <table:table-cell office:value-type="float" office:value="41561" table:style-name="ce5">
            <text:p>41,561<text:s/></text:p>
          </table:table-cell>
          <table:table-cell office:value-type="float" office:value="46782" table:style-name="ce5">
            <text:p>46,782<text:s/></text:p>
          </table:table-cell>
          <table:table-cell office:value-type="float" office:value="29008" table:style-name="ce5">
            <text:p>29,008<text:s/></text:p>
          </table:table-cell>
          <table:table-cell office:value-type="float" office:value="85076" table:style-name="ce5">
            <text:p>85,076<text:s/></text:p>
          </table:table-cell>
          <table:table-cell office:value-type="float" office:value="24303" table:style-name="ce5">
            <text:p>24,303<text:s/></text:p>
          </table:table-cell>
          <table:table-cell office:value-type="float" office:value="19463" table:style-name="ce5">
            <text:p>19,463<text:s/></text:p>
          </table:table-cell>
          <table:table-cell office:value-type="float" office:value="17675" table:style-name="ce5">
            <text:p>17,675<text:s/></text:p>
          </table:table-cell>
          <table:table-cell office:value-type="float" office:value="25087" table:style-name="ce5">
            <text:p>25,087<text:s/></text:p>
          </table:table-cell>
          <table:table-cell office:value-type="float" office:value="16556" table:style-name="ce5">
            <text:p>16,556<text:s/></text:p>
          </table:table-cell>
          <table:table-cell office:value-type="float" office:value="44041" table:style-name="ce5">
            <text:p>44,041<text:s/></text:p>
          </table:table-cell>
          <table:table-cell office:value-type="float" office:value="24348" table:style-name="ce5">
            <text:p>24,348<text:s/></text:p>
          </table:table-cell>
          <table:table-cell office:value-type="float" office:value="9660" table:style-name="ce5">
            <text:p>9,660<text:s/></text:p>
          </table:table-cell>
          <table:table-cell office:value-type="float" office:value="17219" table:style-name="ce5">
            <text:p>17,219<text:s/></text:p>
          </table:table-cell>
          <table:table-cell office:value-type="float" office:value="49475" table:style-name="ce5">
            <text:p>49,475<text:s/></text:p>
          </table:table-cell>
          <table:table-cell office:value-type="float" office:value="29039" table:style-name="ce5">
            <text:p>29,039<text:s/></text:p>
          </table:table-cell>
          <table:table-cell office:value-type="float" office:value="29528" table:style-name="ce5">
            <text:p>29,528<text:s/></text:p>
          </table:table-cell>
          <table:table-cell office:value-type="float" office:value="30692" table:style-name="ce5">
            <text:p>30,692<text:s/></text:p>
          </table:table-cell>
          <table:table-cell office:value-type="float" office:value="15668" table:style-name="ce5">
            <text:p>15,668<text:s/></text:p>
          </table:table-cell>
          <table:table-cell office:value-type="float" office:value="13439" table:style-name="ce5">
            <text:p>13,439<text:s/></text:p>
          </table:table-cell>
          <table:table-cell office:value-type="float" office:value="6469" table:style-name="ce5">
            <text:p>6,469<text:s/></text:p>
          </table:table-cell>
          <table:table-cell office:value-type="float" office:value="5665" table:style-name="ce5">
            <text:p>5,665<text:s/></text:p>
          </table:table-cell>
          <table:table-cell office:value-type="float" office:value="8131" table:style-name="ce5">
            <text:p>8,131<text:s/></text:p>
          </table:table-cell>
          <table:table-cell office:value-type="float" office:value="11703" table:style-name="ce5">
            <text:p>11,703<text:s/></text:p>
          </table:table-cell>
          <table:table-cell office:value-type="float" office:value="11511" table:style-name="ce5">
            <text:p>11,511<text:s/></text:p>
          </table:table-cell>
          <table:table-cell office:value-type="float" office:value="14475" table:style-name="ce5">
            <text:p>14,475<text:s/></text:p>
          </table:table-cell>
          <table:table-cell office:value-type="float" office:value="21583" table:style-name="ce5">
            <text:p>21,583<text:s/></text:p>
          </table:table-cell>
          <table:table-cell office:value-type="float" office:value="36656" table:style-name="ce5">
            <text:p>36,656<text:s/></text:p>
          </table:table-cell>
          <table:table-cell office:value-type="float" office:value="33455" table:style-name="ce5">
            <text:p>33,455<text:s/></text:p>
          </table:table-cell>
          <table:table-cell office:value-type="float" office:value="15488" table:style-name="ce5">
            <text:p>15,488<text:s/></text:p>
          </table:table-cell>
          <table:table-cell office:value-type="float" office:value="14259" table:style-name="ce5">
            <text:p>14,259<text:s/></text:p>
          </table:table-cell>
          <table:table-cell office:value-type="float" office:value="15137" table:style-name="ce5">
            <text:p>15,137<text:s/></text:p>
          </table:table-cell>
          <table:table-cell office:value-type="float" office:value="14143" table:style-name="ce5">
            <text:p>14,143<text:s/></text:p>
          </table:table-cell>
          <table:table-cell office:value-type="float" office:value="13863" table:style-name="ce5">
            <text:p>13,863<text:s/></text:p>
          </table:table-cell>
          <table:table-cell office:value-type="float" office:value="11771" table:style-name="ce5">
            <text:p>11,771<text:s/></text:p>
          </table:table-cell>
          <table:table-cell office:value-type="float" office:value="10457" table:style-name="ce5">
            <text:p>10,457<text:s/></text:p>
          </table:table-cell>
          <table:table-cell table:number-columns-repeated="16275"/>
        </table:table-row>
        <table:table-row table:style-name="ro2">
          <table:table-cell office:value-type="date" office:date-value="2019-12-28T00:00:00" table:style-name="ce4">
            <text:p>2019/12/28</text:p>
          </table:table-cell>
          <table:table-cell office:value-type="float" office:value="4705" table:style-name="ce5">
            <text:p>4,705<text:s/></text:p>
          </table:table-cell>
          <table:table-cell office:value-type="float" office:value="12362" table:style-name="ce5">
            <text:p>12,362<text:s/></text:p>
          </table:table-cell>
          <table:table-cell office:value-type="float" office:value="31292" table:style-name="ce5">
            <text:p>31,292<text:s/></text:p>
          </table:table-cell>
          <table:table-cell office:value-type="float" office:value="55292" table:style-name="ce5">
            <text:p>55,292<text:s/></text:p>
          </table:table-cell>
          <table:table-cell office:value-type="float" office:value="19826" table:style-name="ce5">
            <text:p>19,826<text:s/></text:p>
          </table:table-cell>
          <table:table-cell office:value-type="float" office:value="11474" table:style-name="ce5">
            <text:p>11,474<text:s/></text:p>
          </table:table-cell>
          <table:table-cell office:value-type="float" office:value="9649" table:style-name="ce5">
            <text:p>9,649<text:s/></text:p>
          </table:table-cell>
          <table:table-cell office:value-type="float" office:value="3935" table:style-name="ce5">
            <text:p>3,935<text:s/></text:p>
          </table:table-cell>
          <table:table-cell office:value-type="float" office:value="2845" table:style-name="ce5">
            <text:p>2,845<text:s/></text:p>
          </table:table-cell>
          <table:table-cell office:value-type="float" office:value="10418" table:style-name="ce5">
            <text:p>10,418<text:s/></text:p>
          </table:table-cell>
          <table:table-cell office:value-type="float" office:value="1842" table:style-name="ce5">
            <text:p>1,842<text:s/></text:p>
          </table:table-cell>
          <table:table-cell office:value-type="float" office:value="4058" table:style-name="ce5">
            <text:p>4,058<text:s/></text:p>
          </table:table-cell>
          <table:table-cell office:value-type="float" office:value="12750" table:style-name="ce5">
            <text:p>12,750<text:s/></text:p>
          </table:table-cell>
          <table:table-cell office:value-type="float" office:value="8251" table:style-name="ce5">
            <text:p>8,251<text:s/></text:p>
          </table:table-cell>
          <table:table-cell office:value-type="float" office:value="15887" table:style-name="ce5">
            <text:p>15,887<text:s/></text:p>
          </table:table-cell>
          <table:table-cell office:value-type="float" office:value="6823" table:style-name="ce5">
            <text:p>6,823<text:s/></text:p>
          </table:table-cell>
          <table:table-cell office:value-type="float" office:value="8670" table:style-name="ce5">
            <text:p>8,670<text:s/></text:p>
          </table:table-cell>
          <table:table-cell office:value-type="float" office:value="4621" table:style-name="ce5">
            <text:p>4,621<text:s/></text:p>
          </table:table-cell>
          <table:table-cell office:value-type="float" office:value="9263" table:style-name="ce5">
            <text:p>9,263<text:s/></text:p>
          </table:table-cell>
          <table:table-cell office:value-type="float" office:value="4081" table:style-name="ce5">
            <text:p>4,081<text:s/></text:p>
          </table:table-cell>
          <table:table-cell office:value-type="float" office:value="6581" table:style-name="ce5">
            <text:p>6,581<text:s/></text:p>
          </table:table-cell>
          <table:table-cell office:value-type="float" office:value="7490" table:style-name="ce5">
            <text:p>7,490<text:s/></text:p>
          </table:table-cell>
          <table:table-cell office:value-type="float" office:value="3115" table:style-name="ce5">
            <text:p>3,115<text:s/></text:p>
          </table:table-cell>
          <table:table-cell office:value-type="float" office:value="32634" table:style-name="ce5">
            <text:p>32,634<text:s/></text:p>
          </table:table-cell>
          <table:table-cell office:value-type="float" office:value="3739" table:style-name="ce5">
            <text:p>3,739<text:s/></text:p>
          </table:table-cell>
          <table:table-cell office:value-type="float" office:value="13045" table:style-name="ce5">
            <text:p>13,045<text:s/></text:p>
          </table:table-cell>
          <table:table-cell office:value-type="float" office:value="11344" table:style-name="ce5">
            <text:p>11,344<text:s/></text:p>
          </table:table-cell>
          <table:table-cell office:value-type="float" office:value="15819" table:style-name="ce5">
            <text:p>15,819<text:s/></text:p>
          </table:table-cell>
          <table:table-cell office:value-type="float" office:value="18842" table:style-name="ce5">
            <text:p>18,842<text:s/></text:p>
          </table:table-cell>
          <table:table-cell office:value-type="float" office:value="17623" table:style-name="ce5">
            <text:p>17,623<text:s/></text:p>
          </table:table-cell>
          <table:table-cell office:value-type="float" office:value="9754" table:style-name="ce5">
            <text:p>9,754<text:s/></text:p>
          </table:table-cell>
          <table:table-cell office:value-type="float" office:value="31860" table:style-name="ce5">
            <text:p>31,860<text:s/></text:p>
          </table:table-cell>
          <table:table-cell office:value-type="float" office:value="18923" table:style-name="ce5">
            <text:p>18,923<text:s/></text:p>
          </table:table-cell>
          <table:table-cell office:value-type="float" office:value="30746" table:style-name="ce5">
            <text:p>30,746<text:s/></text:p>
          </table:table-cell>
          <table:table-cell office:value-type="float" office:value="30721" table:style-name="ce5">
            <text:p>30,721<text:s/></text:p>
          </table:table-cell>
          <table:table-cell office:value-type="float" office:value="6270" table:style-name="ce5">
            <text:p>6,270<text:s/></text:p>
          </table:table-cell>
          <table:table-cell office:value-type="float" office:value="36160" table:style-name="ce5">
            <text:p>36,160<text:s/></text:p>
          </table:table-cell>
          <table:table-cell office:value-type="float" office:value="26383" table:style-name="ce5">
            <text:p>26,383<text:s/></text:p>
          </table:table-cell>
          <table:table-cell office:value-type="float" office:value="22645" table:style-name="ce5">
            <text:p>22,645<text:s/></text:p>
          </table:table-cell>
          <table:table-cell office:value-type="float" office:value="20997" table:style-name="ce5">
            <text:p>20,997<text:s/></text:p>
          </table:table-cell>
          <table:table-cell office:value-type="float" office:value="14489" table:style-name="ce5">
            <text:p>14,489<text:s/></text:p>
          </table:table-cell>
          <table:table-cell office:value-type="float" office:value="194117" table:style-name="ce5">
            <text:p>194,117<text:s/></text:p>
          </table:table-cell>
          <table:table-cell office:value-type="float" office:value="59026" table:style-name="ce5">
            <text:p>59,026<text:s/></text:p>
          </table:table-cell>
          <table:table-cell office:value-type="float" office:value="24739" table:style-name="ce5">
            <text:p>24,739<text:s/></text:p>
          </table:table-cell>
          <table:table-cell office:value-type="float" office:value="21510" table:style-name="ce5">
            <text:p>21,510<text:s/></text:p>
          </table:table-cell>
          <table:table-cell office:value-type="float" office:value="37019" table:style-name="ce5">
            <text:p>37,019<text:s/></text:p>
          </table:table-cell>
          <table:table-cell office:value-type="float" office:value="39947" table:style-name="ce5">
            <text:p>39,947<text:s/></text:p>
          </table:table-cell>
          <table:table-cell office:value-type="float" office:value="34678" table:style-name="ce5">
            <text:p>34,678<text:s/></text:p>
          </table:table-cell>
          <table:table-cell office:value-type="float" office:value="23377" table:style-name="ce5">
            <text:p>23,377<text:s/></text:p>
          </table:table-cell>
          <table:table-cell office:value-type="float" office:value="10541" table:style-name="ce5">
            <text:p>10,541<text:s/></text:p>
          </table:table-cell>
          <table:table-cell office:value-type="float" office:value="28193" table:style-name="ce5">
            <text:p>28,193<text:s/></text:p>
          </table:table-cell>
          <table:table-cell office:value-type="float" office:value="6981" table:style-name="ce5">
            <text:p>6,981<text:s/></text:p>
          </table:table-cell>
          <table:table-cell office:value-type="float" office:value="6844" table:style-name="ce5">
            <text:p>6,844<text:s/></text:p>
          </table:table-cell>
          <table:table-cell office:value-type="float" office:value="19626" table:style-name="ce5">
            <text:p>19,626<text:s/></text:p>
          </table:table-cell>
          <table:table-cell office:value-type="float" office:value="10036" table:style-name="ce5">
            <text:p>10,036<text:s/></text:p>
          </table:table-cell>
          <table:table-cell office:value-type="float" office:value="3693" table:style-name="ce5">
            <text:p>3,693<text:s/></text:p>
          </table:table-cell>
          <table:table-cell office:value-type="float" office:value="2486" table:style-name="ce5">
            <text:p>2,486<text:s/></text:p>
          </table:table-cell>
          <table:table-cell office:value-type="float" office:value="10474" table:style-name="ce5">
            <text:p>10,474<text:s/></text:p>
          </table:table-cell>
          <table:table-cell office:value-type="float" office:value="9788" table:style-name="ce5">
            <text:p>9,788<text:s/></text:p>
          </table:table-cell>
          <table:table-cell office:value-type="float" office:value="13078" table:style-name="ce5">
            <text:p>13,078<text:s/></text:p>
          </table:table-cell>
          <table:table-cell office:value-type="float" office:value="44620" table:style-name="ce5">
            <text:p>44,620<text:s/></text:p>
          </table:table-cell>
          <table:table-cell office:value-type="float" office:value="7606" table:style-name="ce5">
            <text:p>7,606<text:s/></text:p>
          </table:table-cell>
          <table:table-cell office:value-type="float" office:value="14754" table:style-name="ce5">
            <text:p>14,754<text:s/></text:p>
          </table:table-cell>
          <table:table-cell office:value-type="float" office:value="7541" table:style-name="ce5">
            <text:p>7,541<text:s/></text:p>
          </table:table-cell>
          <table:table-cell office:value-type="float" office:value="20355" table:style-name="ce5">
            <text:p>20,355<text:s/></text:p>
          </table:table-cell>
          <table:table-cell office:value-type="float" office:value="18462" table:style-name="ce5">
            <text:p>18,462<text:s/></text:p>
          </table:table-cell>
          <table:table-cell office:value-type="float" office:value="35386" table:style-name="ce5">
            <text:p>35,386<text:s/></text:p>
          </table:table-cell>
          <table:table-cell office:value-type="float" office:value="72128" table:style-name="ce5">
            <text:p>72,128<text:s/></text:p>
          </table:table-cell>
          <table:table-cell office:value-type="float" office:value="39485" table:style-name="ce5">
            <text:p>39,485<text:s/></text:p>
          </table:table-cell>
          <table:table-cell office:value-type="float" office:value="25588" table:style-name="ce5">
            <text:p>25,588<text:s/></text:p>
          </table:table-cell>
          <table:table-cell office:value-type="float" office:value="37050" table:style-name="ce5">
            <text:p>37,050<text:s/></text:p>
          </table:table-cell>
          <table:table-cell office:value-type="float" office:value="106546" table:style-name="ce5">
            <text:p>106,546<text:s/></text:p>
          </table:table-cell>
          <table:table-cell office:value-type="float" office:value="21511" table:style-name="ce5">
            <text:p>21,511<text:s/></text:p>
          </table:table-cell>
          <table:table-cell office:value-type="float" office:value="40482" table:style-name="ce5">
            <text:p>40,482<text:s/></text:p>
          </table:table-cell>
          <table:table-cell office:value-type="float" office:value="42493" table:style-name="ce5">
            <text:p>42,493<text:s/></text:p>
          </table:table-cell>
          <table:table-cell office:value-type="float" office:value="26381" table:style-name="ce5">
            <text:p>26,381<text:s/></text:p>
          </table:table-cell>
          <table:table-cell office:value-type="float" office:value="78950" table:style-name="ce5">
            <text:p>78,950<text:s/></text:p>
          </table:table-cell>
          <table:table-cell office:value-type="float" office:value="17651" table:style-name="ce5">
            <text:p>17,651<text:s/></text:p>
          </table:table-cell>
          <table:table-cell office:value-type="float" office:value="16888" table:style-name="ce5">
            <text:p>16,888<text:s/></text:p>
          </table:table-cell>
          <table:table-cell office:value-type="float" office:value="10906" table:style-name="ce5">
            <text:p>10,906<text:s/></text:p>
          </table:table-cell>
          <table:table-cell office:value-type="float" office:value="21360" table:style-name="ce5">
            <text:p>21,360<text:s/></text:p>
          </table:table-cell>
          <table:table-cell office:value-type="float" office:value="14195" table:style-name="ce5">
            <text:p>14,195<text:s/></text:p>
          </table:table-cell>
          <table:table-cell office:value-type="float" office:value="44584" table:style-name="ce5">
            <text:p>44,584<text:s/></text:p>
          </table:table-cell>
          <table:table-cell office:value-type="float" office:value="17601" table:style-name="ce5">
            <text:p>17,601<text:s/></text:p>
          </table:table-cell>
          <table:table-cell office:value-type="float" office:value="12889" table:style-name="ce5">
            <text:p>12,889<text:s/></text:p>
          </table:table-cell>
          <table:table-cell office:value-type="float" office:value="16232" table:style-name="ce5">
            <text:p>16,232<text:s/></text:p>
          </table:table-cell>
          <table:table-cell office:value-type="float" office:value="26890" table:style-name="ce5">
            <text:p>26,890<text:s/></text:p>
          </table:table-cell>
          <table:table-cell office:value-type="float" office:value="19238" table:style-name="ce5">
            <text:p>19,238<text:s/></text:p>
          </table:table-cell>
          <table:table-cell office:value-type="float" office:value="19420" table:style-name="ce5">
            <text:p>19,420<text:s/></text:p>
          </table:table-cell>
          <table:table-cell office:value-type="float" office:value="24377" table:style-name="ce5">
            <text:p>24,377<text:s/></text:p>
          </table:table-cell>
          <table:table-cell office:value-type="float" office:value="10014" table:style-name="ce5">
            <text:p>10,014<text:s/></text:p>
          </table:table-cell>
          <table:table-cell office:value-type="float" office:value="10743" table:style-name="ce5">
            <text:p>10,743<text:s/></text:p>
          </table:table-cell>
          <table:table-cell office:value-type="float" office:value="4993" table:style-name="ce5">
            <text:p>4,993<text:s/></text:p>
          </table:table-cell>
          <table:table-cell office:value-type="float" office:value="3243" table:style-name="ce5">
            <text:p>3,243<text:s/></text:p>
          </table:table-cell>
          <table:table-cell office:value-type="float" office:value="7620" table:style-name="ce5">
            <text:p>7,620<text:s/></text:p>
          </table:table-cell>
          <table:table-cell office:value-type="float" office:value="8896" table:style-name="ce5">
            <text:p>8,896<text:s/></text:p>
          </table:table-cell>
          <table:table-cell office:value-type="float" office:value="10938" table:style-name="ce5">
            <text:p>10,938<text:s/></text:p>
          </table:table-cell>
          <table:table-cell office:value-type="float" office:value="13067" table:style-name="ce5">
            <text:p>13,067<text:s/></text:p>
          </table:table-cell>
          <table:table-cell office:value-type="float" office:value="16330" table:style-name="ce5">
            <text:p>16,330<text:s/></text:p>
          </table:table-cell>
          <table:table-cell office:value-type="float" office:value="26474" table:style-name="ce5">
            <text:p>26,474<text:s/></text:p>
          </table:table-cell>
          <table:table-cell office:value-type="float" office:value="30844" table:style-name="ce5">
            <text:p>30,844<text:s/></text:p>
          </table:table-cell>
          <table:table-cell office:value-type="float" office:value="12616" table:style-name="ce5">
            <text:p>12,616<text:s/></text:p>
          </table:table-cell>
          <table:table-cell office:value-type="float" office:value="11412" table:style-name="ce5">
            <text:p>11,412<text:s/></text:p>
          </table:table-cell>
          <table:table-cell office:value-type="float" office:value="13469" table:style-name="ce5">
            <text:p>13,469<text:s/></text:p>
          </table:table-cell>
          <table:table-cell office:value-type="float" office:value="11453" table:style-name="ce5">
            <text:p>11,453<text:s/></text:p>
          </table:table-cell>
          <table:table-cell office:value-type="float" office:value="11849" table:style-name="ce5">
            <text:p>11,849<text:s/></text:p>
          </table:table-cell>
          <table:table-cell office:value-type="float" office:value="8953" table:style-name="ce5">
            <text:p>8,953<text:s/></text:p>
          </table:table-cell>
          <table:table-cell office:value-type="float" office:value="8535" table:style-name="ce5">
            <text:p>8,535<text:s/></text:p>
          </table:table-cell>
          <table:table-cell table:number-columns-repeated="16275"/>
        </table:table-row>
        <table:table-row table:style-name="ro2">
          <table:table-cell office:value-type="date" office:date-value="2019-12-29T00:00:00" table:style-name="ce4">
            <text:p>2019/12/29</text:p>
          </table:table-cell>
          <table:table-cell office:value-type="float" office:value="4116" table:style-name="ce5">
            <text:p>4,116<text:s/></text:p>
          </table:table-cell>
          <table:table-cell office:value-type="float" office:value="8710" table:style-name="ce5">
            <text:p>8,710<text:s/></text:p>
          </table:table-cell>
          <table:table-cell office:value-type="float" office:value="23532" table:style-name="ce5">
            <text:p>23,532<text:s/></text:p>
          </table:table-cell>
          <table:table-cell office:value-type="float" office:value="43610" table:style-name="ce5">
            <text:p>43,610<text:s/></text:p>
          </table:table-cell>
          <table:table-cell office:value-type="float" office:value="14896" table:style-name="ce5">
            <text:p>14,896<text:s/></text:p>
          </table:table-cell>
          <table:table-cell office:value-type="float" office:value="9412" table:style-name="ce5">
            <text:p>9,412<text:s/></text:p>
          </table:table-cell>
          <table:table-cell office:value-type="float" office:value="7445" table:style-name="ce5">
            <text:p>7,445<text:s/></text:p>
          </table:table-cell>
          <table:table-cell office:value-type="float" office:value="3630" table:style-name="ce5">
            <text:p>3,630<text:s/></text:p>
          </table:table-cell>
          <table:table-cell office:value-type="float" office:value="2282" table:style-name="ce5">
            <text:p>2,282<text:s/></text:p>
          </table:table-cell>
          <table:table-cell office:value-type="float" office:value="8581" table:style-name="ce5">
            <text:p>8,581<text:s/></text:p>
          </table:table-cell>
          <table:table-cell office:value-type="float" office:value="1466" table:style-name="ce5">
            <text:p>1,466<text:s/></text:p>
          </table:table-cell>
          <table:table-cell office:value-type="float" office:value="2667" table:style-name="ce5">
            <text:p>2,667<text:s/></text:p>
          </table:table-cell>
          <table:table-cell office:value-type="float" office:value="5792" table:style-name="ce5">
            <text:p>5,792<text:s/></text:p>
          </table:table-cell>
          <table:table-cell office:value-type="float" office:value="6541" table:style-name="ce5">
            <text:p>6,541<text:s/></text:p>
          </table:table-cell>
          <table:table-cell office:value-type="float" office:value="11875" table:style-name="ce5">
            <text:p>11,875<text:s/></text:p>
          </table:table-cell>
          <table:table-cell office:value-type="float" office:value="5165" table:style-name="ce5">
            <text:p>5,165<text:s/></text:p>
          </table:table-cell>
          <table:table-cell office:value-type="float" office:value="6247" table:style-name="ce5">
            <text:p>6,247<text:s/></text:p>
          </table:table-cell>
          <table:table-cell office:value-type="float" office:value="3957" table:style-name="ce5">
            <text:p>3,957<text:s/></text:p>
          </table:table-cell>
          <table:table-cell office:value-type="float" office:value="7265" table:style-name="ce5">
            <text:p>7,265<text:s/></text:p>
          </table:table-cell>
          <table:table-cell office:value-type="float" office:value="2578" table:style-name="ce5">
            <text:p>2,578<text:s/></text:p>
          </table:table-cell>
          <table:table-cell office:value-type="float" office:value="5730" table:style-name="ce5">
            <text:p>5,730<text:s/></text:p>
          </table:table-cell>
          <table:table-cell office:value-type="float" office:value="5819" table:style-name="ce5">
            <text:p>5,819<text:s/></text:p>
          </table:table-cell>
          <table:table-cell office:value-type="float" office:value="3010" table:style-name="ce5">
            <text:p>3,010<text:s/></text:p>
          </table:table-cell>
          <table:table-cell office:value-type="float" office:value="28311" table:style-name="ce5">
            <text:p>28,311<text:s/></text:p>
          </table:table-cell>
          <table:table-cell office:value-type="float" office:value="3697" table:style-name="ce5">
            <text:p>3,697<text:s/></text:p>
          </table:table-cell>
          <table:table-cell office:value-type="float" office:value="9241" table:style-name="ce5">
            <text:p>9,241<text:s/></text:p>
          </table:table-cell>
          <table:table-cell office:value-type="float" office:value="9331" table:style-name="ce5">
            <text:p>9,331<text:s/></text:p>
          </table:table-cell>
          <table:table-cell office:value-type="float" office:value="12633" table:style-name="ce5">
            <text:p>12,633<text:s/></text:p>
          </table:table-cell>
          <table:table-cell office:value-type="float" office:value="14057" table:style-name="ce5">
            <text:p>14,057<text:s/></text:p>
          </table:table-cell>
          <table:table-cell office:value-type="float" office:value="14338" table:style-name="ce5">
            <text:p>14,338<text:s/></text:p>
          </table:table-cell>
          <table:table-cell office:value-type="float" office:value="8309" table:style-name="ce5">
            <text:p>8,309<text:s/></text:p>
          </table:table-cell>
          <table:table-cell office:value-type="float" office:value="27053" table:style-name="ce5">
            <text:p>27,053<text:s/></text:p>
          </table:table-cell>
          <table:table-cell office:value-type="float" office:value="15966" table:style-name="ce5">
            <text:p>15,966<text:s/></text:p>
          </table:table-cell>
          <table:table-cell office:value-type="float" office:value="23642" table:style-name="ce5">
            <text:p>23,642<text:s/></text:p>
          </table:table-cell>
          <table:table-cell office:value-type="float" office:value="23860" table:style-name="ce5">
            <text:p>23,860<text:s/></text:p>
          </table:table-cell>
          <table:table-cell office:value-type="float" office:value="4836" table:style-name="ce5">
            <text:p>4,836<text:s/></text:p>
          </table:table-cell>
          <table:table-cell office:value-type="float" office:value="29337" table:style-name="ce5">
            <text:p>29,337<text:s/></text:p>
          </table:table-cell>
          <table:table-cell office:value-type="float" office:value="20309" table:style-name="ce5">
            <text:p>20,309<text:s/></text:p>
          </table:table-cell>
          <table:table-cell office:value-type="float" office:value="18111" table:style-name="ce5">
            <text:p>18,111<text:s/></text:p>
          </table:table-cell>
          <table:table-cell office:value-type="float" office:value="16293" table:style-name="ce5">
            <text:p>16,293<text:s/></text:p>
          </table:table-cell>
          <table:table-cell office:value-type="float" office:value="10880" table:style-name="ce5">
            <text:p>10,880<text:s/></text:p>
          </table:table-cell>
          <table:table-cell office:value-type="float" office:value="173558" table:style-name="ce5">
            <text:p>173,558<text:s/></text:p>
          </table:table-cell>
          <table:table-cell office:value-type="float" office:value="47663" table:style-name="ce5">
            <text:p>47,663<text:s/></text:p>
          </table:table-cell>
          <table:table-cell office:value-type="float" office:value="16817" table:style-name="ce5">
            <text:p>16,817<text:s/></text:p>
          </table:table-cell>
          <table:table-cell office:value-type="float" office:value="18013" table:style-name="ce5">
            <text:p>18,013<text:s/></text:p>
          </table:table-cell>
          <table:table-cell office:value-type="float" office:value="25435" table:style-name="ce5">
            <text:p>25,435<text:s/></text:p>
          </table:table-cell>
          <table:table-cell office:value-type="float" office:value="27064" table:style-name="ce5">
            <text:p>27,064<text:s/></text:p>
          </table:table-cell>
          <table:table-cell office:value-type="float" office:value="24562" table:style-name="ce5">
            <text:p>24,562<text:s/></text:p>
          </table:table-cell>
          <table:table-cell office:value-type="float" office:value="19371" table:style-name="ce5">
            <text:p>19,371<text:s/></text:p>
          </table:table-cell>
          <table:table-cell office:value-type="float" office:value="7603" table:style-name="ce5">
            <text:p>7,603<text:s/></text:p>
          </table:table-cell>
          <table:table-cell office:value-type="float" office:value="20498" table:style-name="ce5">
            <text:p>20,498<text:s/></text:p>
          </table:table-cell>
          <table:table-cell office:value-type="float" office:value="5296" table:style-name="ce5">
            <text:p>5,296<text:s/></text:p>
          </table:table-cell>
          <table:table-cell office:value-type="float" office:value="4872" table:style-name="ce5">
            <text:p>4,872<text:s/></text:p>
          </table:table-cell>
          <table:table-cell office:value-type="float" office:value="15270" table:style-name="ce5">
            <text:p>15,270<text:s/></text:p>
          </table:table-cell>
          <table:table-cell office:value-type="float" office:value="7794" table:style-name="ce5">
            <text:p>7,794<text:s/></text:p>
          </table:table-cell>
          <table:table-cell office:value-type="float" office:value="2639" table:style-name="ce5">
            <text:p>2,639<text:s/></text:p>
          </table:table-cell>
          <table:table-cell office:value-type="float" office:value="1837" table:style-name="ce5">
            <text:p>1,837<text:s/></text:p>
          </table:table-cell>
          <table:table-cell office:value-type="float" office:value="7555" table:style-name="ce5">
            <text:p>7,555<text:s/></text:p>
          </table:table-cell>
          <table:table-cell office:value-type="float" office:value="6917" table:style-name="ce5">
            <text:p>6,917<text:s/></text:p>
          </table:table-cell>
          <table:table-cell office:value-type="float" office:value="8925" table:style-name="ce5">
            <text:p>8,925<text:s/></text:p>
          </table:table-cell>
          <table:table-cell office:value-type="float" office:value="28605" table:style-name="ce5">
            <text:p>28,605<text:s/></text:p>
          </table:table-cell>
          <table:table-cell office:value-type="float" office:value="5822" table:style-name="ce5">
            <text:p>5,822<text:s/></text:p>
          </table:table-cell>
          <table:table-cell office:value-type="float" office:value="10226" table:style-name="ce5">
            <text:p>10,226<text:s/></text:p>
          </table:table-cell>
          <table:table-cell office:value-type="float" office:value="5489" table:style-name="ce5">
            <text:p>5,489<text:s/></text:p>
          </table:table-cell>
          <table:table-cell office:value-type="float" office:value="15455" table:style-name="ce5">
            <text:p>15,455<text:s/></text:p>
          </table:table-cell>
          <table:table-cell office:value-type="float" office:value="13913" table:style-name="ce5">
            <text:p>13,913<text:s/></text:p>
          </table:table-cell>
          <table:table-cell office:value-type="float" office:value="25397" table:style-name="ce5">
            <text:p>25,397<text:s/></text:p>
          </table:table-cell>
          <table:table-cell office:value-type="float" office:value="47657" table:style-name="ce5">
            <text:p>47,657<text:s/></text:p>
          </table:table-cell>
          <table:table-cell office:value-type="float" office:value="31185" table:style-name="ce5">
            <text:p>31,185<text:s/></text:p>
          </table:table-cell>
          <table:table-cell office:value-type="float" office:value="19535" table:style-name="ce5">
            <text:p>19,535<text:s/></text:p>
          </table:table-cell>
          <table:table-cell office:value-type="float" office:value="27577" table:style-name="ce5">
            <text:p>27,577<text:s/></text:p>
          </table:table-cell>
          <table:table-cell office:value-type="float" office:value="82919" table:style-name="ce5">
            <text:p>82,919<text:s/></text:p>
          </table:table-cell>
          <table:table-cell office:value-type="float" office:value="18585" table:style-name="ce5">
            <text:p>18,585<text:s/></text:p>
          </table:table-cell>
          <table:table-cell office:value-type="float" office:value="30541" table:style-name="ce5">
            <text:p>30,541<text:s/></text:p>
          </table:table-cell>
          <table:table-cell office:value-type="float" office:value="32245" table:style-name="ce5">
            <text:p>32,245<text:s/></text:p>
          </table:table-cell>
          <table:table-cell office:value-type="float" office:value="19961" table:style-name="ce5">
            <text:p>19,961<text:s/></text:p>
          </table:table-cell>
          <table:table-cell office:value-type="float" office:value="62935" table:style-name="ce5">
            <text:p>62,935<text:s/></text:p>
          </table:table-cell>
          <table:table-cell office:value-type="float" office:value="14506" table:style-name="ce5">
            <text:p>14,506<text:s/></text:p>
          </table:table-cell>
          <table:table-cell office:value-type="float" office:value="13295" table:style-name="ce5">
            <text:p>13,295<text:s/></text:p>
          </table:table-cell>
          <table:table-cell office:value-type="float" office:value="8951" table:style-name="ce5">
            <text:p>8,951<text:s/></text:p>
          </table:table-cell>
          <table:table-cell office:value-type="float" office:value="19687" table:style-name="ce5">
            <text:p>19,687<text:s/></text:p>
          </table:table-cell>
          <table:table-cell office:value-type="float" office:value="8098" table:style-name="ce5">
            <text:p>8,098<text:s/></text:p>
          </table:table-cell>
          <table:table-cell office:value-type="float" office:value="36429" table:style-name="ce5">
            <text:p>36,429<text:s/></text:p>
          </table:table-cell>
          <table:table-cell office:value-type="float" office:value="12621" table:style-name="ce5">
            <text:p>12,621<text:s/></text:p>
          </table:table-cell>
          <table:table-cell office:value-type="float" office:value="8469" table:style-name="ce5">
            <text:p>8,469<text:s/></text:p>
          </table:table-cell>
          <table:table-cell office:value-type="float" office:value="12068" table:style-name="ce5">
            <text:p>12,068<text:s/></text:p>
          </table:table-cell>
          <table:table-cell office:value-type="float" office:value="20666" table:style-name="ce5">
            <text:p>20,666<text:s/></text:p>
          </table:table-cell>
          <table:table-cell office:value-type="float" office:value="13976" table:style-name="ce5">
            <text:p>13,976<text:s/></text:p>
          </table:table-cell>
          <table:table-cell office:value-type="float" office:value="15002" table:style-name="ce5">
            <text:p>15,002<text:s/></text:p>
          </table:table-cell>
          <table:table-cell office:value-type="float" office:value="16474" table:style-name="ce5">
            <text:p>16,474<text:s/></text:p>
          </table:table-cell>
          <table:table-cell office:value-type="float" office:value="7490" table:style-name="ce5">
            <text:p>7,490<text:s/></text:p>
          </table:table-cell>
          <table:table-cell office:value-type="float" office:value="7319" table:style-name="ce5">
            <text:p>7,319<text:s/></text:p>
          </table:table-cell>
          <table:table-cell office:value-type="float" office:value="3751" table:style-name="ce5">
            <text:p>3,751<text:s/></text:p>
          </table:table-cell>
          <table:table-cell office:value-type="float" office:value="2234" table:style-name="ce5">
            <text:p>2,234<text:s/></text:p>
          </table:table-cell>
          <table:table-cell office:value-type="float" office:value="5709" table:style-name="ce5">
            <text:p>5,709<text:s/></text:p>
          </table:table-cell>
          <table:table-cell office:value-type="float" office:value="7277" table:style-name="ce5">
            <text:p>7,277<text:s/></text:p>
          </table:table-cell>
          <table:table-cell office:value-type="float" office:value="8464" table:style-name="ce5">
            <text:p>8,464<text:s/></text:p>
          </table:table-cell>
          <table:table-cell office:value-type="float" office:value="9838" table:style-name="ce5">
            <text:p>9,838<text:s/></text:p>
          </table:table-cell>
          <table:table-cell office:value-type="float" office:value="14018" table:style-name="ce5">
            <text:p>14,018<text:s/></text:p>
          </table:table-cell>
          <table:table-cell office:value-type="float" office:value="19923" table:style-name="ce5">
            <text:p>19,923<text:s/></text:p>
          </table:table-cell>
          <table:table-cell office:value-type="float" office:value="24879" table:style-name="ce5">
            <text:p>24,879<text:s/></text:p>
          </table:table-cell>
          <table:table-cell office:value-type="float" office:value="9647" table:style-name="ce5">
            <text:p>9,647<text:s/></text:p>
          </table:table-cell>
          <table:table-cell office:value-type="float" office:value="8287" table:style-name="ce5">
            <text:p>8,287<text:s/></text:p>
          </table:table-cell>
          <table:table-cell office:value-type="float" office:value="10617" table:style-name="ce5">
            <text:p>10,617<text:s/></text:p>
          </table:table-cell>
          <table:table-cell office:value-type="float" office:value="8846" table:style-name="ce5">
            <text:p>8,846<text:s/></text:p>
          </table:table-cell>
          <table:table-cell office:value-type="float" office:value="9675" table:style-name="ce5">
            <text:p>9,675<text:s/></text:p>
          </table:table-cell>
          <table:table-cell office:value-type="float" office:value="6694" table:style-name="ce5">
            <text:p>6,694<text:s/></text:p>
          </table:table-cell>
          <table:table-cell office:value-type="float" office:value="6534" table:style-name="ce5">
            <text:p>6,534<text:s/></text:p>
          </table:table-cell>
          <table:table-cell table:number-columns-repeated="16275"/>
        </table:table-row>
        <table:table-row table:style-name="ro2">
          <table:table-cell office:value-type="date" office:date-value="2019-12-30T00:00:00" table:style-name="ce4">
            <text:p>2019/12/30</text:p>
          </table:table-cell>
          <table:table-cell office:value-type="float" office:value="5799" table:style-name="ce5">
            <text:p>5,799<text:s/></text:p>
          </table:table-cell>
          <table:table-cell office:value-type="float" office:value="16617" table:style-name="ce5">
            <text:p>16,617<text:s/></text:p>
          </table:table-cell>
          <table:table-cell office:value-type="float" office:value="49731" table:style-name="ce5">
            <text:p>49,731<text:s/></text:p>
          </table:table-cell>
          <table:table-cell office:value-type="float" office:value="52481" table:style-name="ce5">
            <text:p>52,481<text:s/></text:p>
          </table:table-cell>
          <table:table-cell office:value-type="float" office:value="29932" table:style-name="ce5">
            <text:p>29,932<text:s/></text:p>
          </table:table-cell>
          <table:table-cell office:value-type="float" office:value="16622" table:style-name="ce5">
            <text:p>16,622<text:s/></text:p>
          </table:table-cell>
          <table:table-cell office:value-type="float" office:value="13157" table:style-name="ce5">
            <text:p>13,157<text:s/></text:p>
          </table:table-cell>
          <table:table-cell office:value-type="float" office:value="4508" table:style-name="ce5">
            <text:p>4,508<text:s/></text:p>
          </table:table-cell>
          <table:table-cell office:value-type="float" office:value="3211" table:style-name="ce5">
            <text:p>3,211<text:s/></text:p>
          </table:table-cell>
          <table:table-cell office:value-type="float" office:value="16133" table:style-name="ce5">
            <text:p>16,133<text:s/></text:p>
          </table:table-cell>
          <table:table-cell office:value-type="float" office:value="2252" table:style-name="ce5">
            <text:p>2,252<text:s/></text:p>
          </table:table-cell>
          <table:table-cell office:value-type="float" office:value="5253" table:style-name="ce5">
            <text:p>5,253<text:s/></text:p>
          </table:table-cell>
          <table:table-cell office:value-type="float" office:value="6244" table:style-name="ce5">
            <text:p>6,244<text:s/></text:p>
          </table:table-cell>
          <table:table-cell office:value-type="float" office:value="11345" table:style-name="ce5">
            <text:p>11,345<text:s/></text:p>
          </table:table-cell>
          <table:table-cell office:value-type="float" office:value="12777" table:style-name="ce5">
            <text:p>12,777<text:s/></text:p>
          </table:table-cell>
          <table:table-cell office:value-type="float" office:value="20245" table:style-name="ce5">
            <text:p>20,245<text:s/></text:p>
          </table:table-cell>
          <table:table-cell office:value-type="float" office:value="18211" table:style-name="ce5">
            <text:p>18,211<text:s/></text:p>
          </table:table-cell>
          <table:table-cell office:value-type="float" office:value="6264" table:style-name="ce5">
            <text:p>6,264<text:s/></text:p>
          </table:table-cell>
          <table:table-cell office:value-type="float" office:value="10163" table:style-name="ce5">
            <text:p>10,163<text:s/></text:p>
          </table:table-cell>
          <table:table-cell office:value-type="float" office:value="3271" table:style-name="ce5">
            <text:p>3,271<text:s/></text:p>
          </table:table-cell>
          <table:table-cell office:value-type="float" office:value="9926" table:style-name="ce5">
            <text:p>9,926<text:s/></text:p>
          </table:table-cell>
          <table:table-cell office:value-type="float" office:value="9306" table:style-name="ce5">
            <text:p>9,306<text:s/></text:p>
          </table:table-cell>
          <table:table-cell office:value-type="float" office:value="6328" table:style-name="ce5">
            <text:p>6,328<text:s/></text:p>
          </table:table-cell>
          <table:table-cell office:value-type="float" office:value="36030" table:style-name="ce5">
            <text:p>36,030<text:s/></text:p>
          </table:table-cell>
          <table:table-cell office:value-type="float" office:value="3634" table:style-name="ce5">
            <text:p>3,634<text:s/></text:p>
          </table:table-cell>
          <table:table-cell office:value-type="float" office:value="11584" table:style-name="ce5">
            <text:p>11,584<text:s/></text:p>
          </table:table-cell>
          <table:table-cell office:value-type="float" office:value="13583" table:style-name="ce5">
            <text:p>13,583<text:s/></text:p>
          </table:table-cell>
          <table:table-cell office:value-type="float" office:value="18591" table:style-name="ce5">
            <text:p>18,591<text:s/></text:p>
          </table:table-cell>
          <table:table-cell office:value-type="float" office:value="24019" table:style-name="ce5">
            <text:p>24,019<text:s/></text:p>
          </table:table-cell>
          <table:table-cell office:value-type="float" office:value="19032" table:style-name="ce5">
            <text:p>19,032<text:s/></text:p>
          </table:table-cell>
          <table:table-cell office:value-type="float" office:value="10808" table:style-name="ce5">
            <text:p>10,808<text:s/></text:p>
          </table:table-cell>
          <table:table-cell office:value-type="float" office:value="30306" table:style-name="ce5">
            <text:p>30,306<text:s/></text:p>
          </table:table-cell>
          <table:table-cell office:value-type="float" office:value="19427" table:style-name="ce5">
            <text:p>19,427<text:s/></text:p>
          </table:table-cell>
          <table:table-cell office:value-type="float" office:value="37402" table:style-name="ce5">
            <text:p>37,402<text:s/></text:p>
          </table:table-cell>
          <table:table-cell office:value-type="float" office:value="31893" table:style-name="ce5">
            <text:p>31,893<text:s/></text:p>
          </table:table-cell>
          <table:table-cell office:value-type="float" office:value="12767" table:style-name="ce5">
            <text:p>12,767<text:s/></text:p>
          </table:table-cell>
          <table:table-cell office:value-type="float" office:value="42170" table:style-name="ce5">
            <text:p>42,170<text:s/></text:p>
          </table:table-cell>
          <table:table-cell office:value-type="float" office:value="29982" table:style-name="ce5">
            <text:p>29,982<text:s/></text:p>
          </table:table-cell>
          <table:table-cell office:value-type="float" office:value="28510" table:style-name="ce5">
            <text:p>28,510<text:s/></text:p>
          </table:table-cell>
          <table:table-cell office:value-type="float" office:value="23614" table:style-name="ce5">
            <text:p>23,614<text:s/></text:p>
          </table:table-cell>
          <table:table-cell office:value-type="float" office:value="28236" table:style-name="ce5">
            <text:p>28,236<text:s/></text:p>
          </table:table-cell>
          <table:table-cell office:value-type="float" office:value="164128" table:style-name="ce5">
            <text:p>164,128<text:s/></text:p>
          </table:table-cell>
          <table:table-cell office:value-type="float" office:value="49720" table:style-name="ce5">
            <text:p>49,720<text:s/></text:p>
          </table:table-cell>
          <table:table-cell office:value-type="float" office:value="27791" table:style-name="ce5">
            <text:p>27,791<text:s/></text:p>
          </table:table-cell>
          <table:table-cell office:value-type="float" office:value="26953" table:style-name="ce5">
            <text:p>26,953<text:s/></text:p>
          </table:table-cell>
          <table:table-cell office:value-type="float" office:value="28502" table:style-name="ce5">
            <text:p>28,502<text:s/></text:p>
          </table:table-cell>
          <table:table-cell office:value-type="float" office:value="35234" table:style-name="ce5">
            <text:p>35,234<text:s/></text:p>
          </table:table-cell>
          <table:table-cell office:value-type="float" office:value="32799" table:style-name="ce5">
            <text:p>32,799<text:s/></text:p>
          </table:table-cell>
          <table:table-cell office:value-type="float" office:value="24747" table:style-name="ce5">
            <text:p>24,747<text:s/></text:p>
          </table:table-cell>
          <table:table-cell office:value-type="float" office:value="14383" table:style-name="ce5">
            <text:p>14,383<text:s/></text:p>
          </table:table-cell>
          <table:table-cell office:value-type="float" office:value="34973" table:style-name="ce5">
            <text:p>34,973<text:s/></text:p>
          </table:table-cell>
          <table:table-cell office:value-type="float" office:value="7237" table:style-name="ce5">
            <text:p>7,237<text:s/></text:p>
          </table:table-cell>
          <table:table-cell office:value-type="float" office:value="8283" table:style-name="ce5">
            <text:p>8,283<text:s/></text:p>
          </table:table-cell>
          <table:table-cell office:value-type="float" office:value="21519" table:style-name="ce5">
            <text:p>21,519<text:s/></text:p>
          </table:table-cell>
          <table:table-cell office:value-type="float" office:value="8074" table:style-name="ce5">
            <text:p>8,074<text:s/></text:p>
          </table:table-cell>
          <table:table-cell office:value-type="float" office:value="3800" table:style-name="ce5">
            <text:p>3,800<text:s/></text:p>
          </table:table-cell>
          <table:table-cell office:value-type="float" office:value="3726" table:style-name="ce5">
            <text:p>3,726<text:s/></text:p>
          </table:table-cell>
          <table:table-cell office:value-type="float" office:value="14665" table:style-name="ce5">
            <text:p>14,665<text:s/></text:p>
          </table:table-cell>
          <table:table-cell office:value-type="float" office:value="10411" table:style-name="ce5">
            <text:p>10,411<text:s/></text:p>
          </table:table-cell>
          <table:table-cell office:value-type="float" office:value="11925" table:style-name="ce5">
            <text:p>11,925<text:s/></text:p>
          </table:table-cell>
          <table:table-cell office:value-type="float" office:value="36784" table:style-name="ce5">
            <text:p>36,784<text:s/></text:p>
          </table:table-cell>
          <table:table-cell office:value-type="float" office:value="9232" table:style-name="ce5">
            <text:p>9,232<text:s/></text:p>
          </table:table-cell>
          <table:table-cell office:value-type="float" office:value="14345" table:style-name="ce5">
            <text:p>14,345<text:s/></text:p>
          </table:table-cell>
          <table:table-cell office:value-type="float" office:value="8015" table:style-name="ce5">
            <text:p>8,015<text:s/></text:p>
          </table:table-cell>
          <table:table-cell office:value-type="float" office:value="24031" table:style-name="ce5">
            <text:p>24,031<text:s/></text:p>
          </table:table-cell>
          <table:table-cell office:value-type="float" office:value="26413" table:style-name="ce5">
            <text:p>26,413<text:s/></text:p>
          </table:table-cell>
          <table:table-cell office:value-type="float" office:value="30997" table:style-name="ce5">
            <text:p>30,997<text:s/></text:p>
          </table:table-cell>
          <table:table-cell office:value-type="float" office:value="51326" table:style-name="ce5">
            <text:p>51,326<text:s/></text:p>
          </table:table-cell>
          <table:table-cell office:value-type="float" office:value="45930" table:style-name="ce5">
            <text:p>45,930<text:s/></text:p>
          </table:table-cell>
          <table:table-cell office:value-type="float" office:value="28348" table:style-name="ce5">
            <text:p>28,348<text:s/></text:p>
          </table:table-cell>
          <table:table-cell office:value-type="float" office:value="33804" table:style-name="ce5">
            <text:p>33,804<text:s/></text:p>
          </table:table-cell>
          <table:table-cell office:value-type="float" office:value="82202" table:style-name="ce5">
            <text:p>82,202<text:s/></text:p>
          </table:table-cell>
          <table:table-cell office:value-type="float" office:value="27377" table:style-name="ce5">
            <text:p>27,377<text:s/></text:p>
          </table:table-cell>
          <table:table-cell office:value-type="float" office:value="38236" table:style-name="ce5">
            <text:p>38,236<text:s/></text:p>
          </table:table-cell>
          <table:table-cell office:value-type="float" office:value="41844" table:style-name="ce5">
            <text:p>41,844<text:s/></text:p>
          </table:table-cell>
          <table:table-cell office:value-type="float" office:value="26683" table:style-name="ce5">
            <text:p>26,683<text:s/></text:p>
          </table:table-cell>
          <table:table-cell office:value-type="float" office:value="76934" table:style-name="ce5">
            <text:p>76,934<text:s/></text:p>
          </table:table-cell>
          <table:table-cell office:value-type="float" office:value="23082" table:style-name="ce5">
            <text:p>23,082<text:s/></text:p>
          </table:table-cell>
          <table:table-cell office:value-type="float" office:value="18453" table:style-name="ce5">
            <text:p>18,453<text:s/></text:p>
          </table:table-cell>
          <table:table-cell office:value-type="float" office:value="16701" table:style-name="ce5">
            <text:p>16,701<text:s/></text:p>
          </table:table-cell>
          <table:table-cell office:value-type="float" office:value="22666" table:style-name="ce5">
            <text:p>22,666<text:s/></text:p>
          </table:table-cell>
          <table:table-cell office:value-type="float" office:value="14886" table:style-name="ce5">
            <text:p>14,886<text:s/></text:p>
          </table:table-cell>
          <table:table-cell office:value-type="float" office:value="42424" table:style-name="ce5">
            <text:p>42,424<text:s/></text:p>
          </table:table-cell>
          <table:table-cell office:value-type="float" office:value="22662" table:style-name="ce5">
            <text:p>22,662<text:s/></text:p>
          </table:table-cell>
          <table:table-cell office:value-type="float" office:value="8226" table:style-name="ce5">
            <text:p>8,226<text:s/></text:p>
          </table:table-cell>
          <table:table-cell office:value-type="float" office:value="16213" table:style-name="ce5">
            <text:p>16,213<text:s/></text:p>
          </table:table-cell>
          <table:table-cell office:value-type="float" office:value="48088" table:style-name="ce5">
            <text:p>48,088<text:s/></text:p>
          </table:table-cell>
          <table:table-cell office:value-type="float" office:value="32191" table:style-name="ce5">
            <text:p>32,191<text:s/></text:p>
          </table:table-cell>
          <table:table-cell office:value-type="float" office:value="28474" table:style-name="ce5">
            <text:p>28,474<text:s/></text:p>
          </table:table-cell>
          <table:table-cell office:value-type="float" office:value="27632" table:style-name="ce5">
            <text:p>27,632<text:s/></text:p>
          </table:table-cell>
          <table:table-cell office:value-type="float" office:value="15910" table:style-name="ce5">
            <text:p>15,910<text:s/></text:p>
          </table:table-cell>
          <table:table-cell office:value-type="float" office:value="12232" table:style-name="ce5">
            <text:p>12,232<text:s/></text:p>
          </table:table-cell>
          <table:table-cell office:value-type="float" office:value="5775" table:style-name="ce5">
            <text:p>5,775<text:s/></text:p>
          </table:table-cell>
          <table:table-cell office:value-type="float" office:value="5433" table:style-name="ce5">
            <text:p>5,433<text:s/></text:p>
          </table:table-cell>
          <table:table-cell office:value-type="float" office:value="7281" table:style-name="ce5">
            <text:p>7,281<text:s/></text:p>
          </table:table-cell>
          <table:table-cell office:value-type="float" office:value="11660" table:style-name="ce5">
            <text:p>11,660<text:s/></text:p>
          </table:table-cell>
          <table:table-cell office:value-type="float" office:value="10940" table:style-name="ce5">
            <text:p>10,940<text:s/></text:p>
          </table:table-cell>
          <table:table-cell office:value-type="float" office:value="14014" table:style-name="ce5">
            <text:p>14,014<text:s/></text:p>
          </table:table-cell>
          <table:table-cell office:value-type="float" office:value="20908" table:style-name="ce5">
            <text:p>20,908<text:s/></text:p>
          </table:table-cell>
          <table:table-cell office:value-type="float" office:value="34764" table:style-name="ce5">
            <text:p>34,764<text:s/></text:p>
          </table:table-cell>
          <table:table-cell office:value-type="float" office:value="31984" table:style-name="ce5">
            <text:p>31,984<text:s/></text:p>
          </table:table-cell>
          <table:table-cell office:value-type="float" office:value="15187" table:style-name="ce5">
            <text:p>15,187<text:s/></text:p>
          </table:table-cell>
          <table:table-cell office:value-type="float" office:value="13394" table:style-name="ce5">
            <text:p>13,394<text:s/></text:p>
          </table:table-cell>
          <table:table-cell office:value-type="float" office:value="14830" table:style-name="ce5">
            <text:p>14,830<text:s/></text:p>
          </table:table-cell>
          <table:table-cell office:value-type="float" office:value="14045" table:style-name="ce5">
            <text:p>14,045<text:s/></text:p>
          </table:table-cell>
          <table:table-cell office:value-type="float" office:value="13942" table:style-name="ce5">
            <text:p>13,942<text:s/></text:p>
          </table:table-cell>
          <table:table-cell office:value-type="float" office:value="11335" table:style-name="ce5">
            <text:p>11,335<text:s/></text:p>
          </table:table-cell>
          <table:table-cell office:value-type="float" office:value="9910" table:style-name="ce5">
            <text:p>9,910<text:s/></text:p>
          </table:table-cell>
          <table:table-cell table:number-columns-repeated="16275"/>
        </table:table-row>
        <table:table-row table:style-name="ro2">
          <table:table-cell office:value-type="date" office:date-value="2019-12-31T00:00:00" table:style-name="ce4">
            <text:p>2019/12/31</text:p>
          </table:table-cell>
          <table:table-cell office:value-type="float" office:value="5928" table:style-name="ce5">
            <text:p>5,928<text:s/></text:p>
          </table:table-cell>
          <table:table-cell office:value-type="float" office:value="19781" table:style-name="ce5">
            <text:p>19,781<text:s/></text:p>
          </table:table-cell>
          <table:table-cell office:value-type="float" office:value="56865" table:style-name="ce5">
            <text:p>56,865<text:s/></text:p>
          </table:table-cell>
          <table:table-cell office:value-type="float" office:value="67818" table:style-name="ce5">
            <text:p>67,818<text:s/></text:p>
          </table:table-cell>
          <table:table-cell office:value-type="float" office:value="36178" table:style-name="ce5">
            <text:p>36,178<text:s/></text:p>
          </table:table-cell>
          <table:table-cell office:value-type="float" office:value="19503" table:style-name="ce5">
            <text:p>19,503<text:s/></text:p>
          </table:table-cell>
          <table:table-cell office:value-type="float" office:value="18067" table:style-name="ce5">
            <text:p>18,067<text:s/></text:p>
          </table:table-cell>
          <table:table-cell office:value-type="float" office:value="5779" table:style-name="ce5">
            <text:p>5,779<text:s/></text:p>
          </table:table-cell>
          <table:table-cell office:value-type="float" office:value="4306" table:style-name="ce5">
            <text:p>4,306<text:s/></text:p>
          </table:table-cell>
          <table:table-cell office:value-type="float" office:value="19800" table:style-name="ce5">
            <text:p>19,800<text:s/></text:p>
          </table:table-cell>
          <table:table-cell office:value-type="float" office:value="2938" table:style-name="ce5">
            <text:p>2,938<text:s/></text:p>
          </table:table-cell>
          <table:table-cell office:value-type="float" office:value="6801" table:style-name="ce5">
            <text:p>6,801<text:s/></text:p>
          </table:table-cell>
          <table:table-cell office:value-type="float" office:value="11015" table:style-name="ce5">
            <text:p>11,015<text:s/></text:p>
          </table:table-cell>
          <table:table-cell office:value-type="float" office:value="13433" table:style-name="ce5">
            <text:p>13,433<text:s/></text:p>
          </table:table-cell>
          <table:table-cell office:value-type="float" office:value="24091" table:style-name="ce5">
            <text:p>24,091<text:s/></text:p>
          </table:table-cell>
          <table:table-cell office:value-type="float" office:value="22172" table:style-name="ce5">
            <text:p>22,172<text:s/></text:p>
          </table:table-cell>
          <table:table-cell office:value-type="float" office:value="19880" table:style-name="ce5">
            <text:p>19,880<text:s/></text:p>
          </table:table-cell>
          <table:table-cell office:value-type="float" office:value="7759" table:style-name="ce5">
            <text:p>7,759<text:s/></text:p>
          </table:table-cell>
          <table:table-cell office:value-type="float" office:value="12797" table:style-name="ce5">
            <text:p>12,797<text:s/></text:p>
          </table:table-cell>
          <table:table-cell office:value-type="float" office:value="3839" table:style-name="ce5">
            <text:p>3,839<text:s/></text:p>
          </table:table-cell>
          <table:table-cell office:value-type="float" office:value="11026" table:style-name="ce5">
            <text:p>11,026<text:s/></text:p>
          </table:table-cell>
          <table:table-cell office:value-type="float" office:value="11641" table:style-name="ce5">
            <text:p>11,641<text:s/></text:p>
          </table:table-cell>
          <table:table-cell office:value-type="float" office:value="7372" table:style-name="ce5">
            <text:p>7,372<text:s/></text:p>
          </table:table-cell>
          <table:table-cell office:value-type="float" office:value="41764" table:style-name="ce5">
            <text:p>41,764<text:s/></text:p>
          </table:table-cell>
          <table:table-cell office:value-type="float" office:value="4239" table:style-name="ce5">
            <text:p>4,239<text:s/></text:p>
          </table:table-cell>
          <table:table-cell office:value-type="float" office:value="13925" table:style-name="ce5">
            <text:p>13,925<text:s/></text:p>
          </table:table-cell>
          <table:table-cell office:value-type="float" office:value="15624" table:style-name="ce5">
            <text:p>15,624<text:s/></text:p>
          </table:table-cell>
          <table:table-cell office:value-type="float" office:value="22289" table:style-name="ce5">
            <text:p>22,289<text:s/></text:p>
          </table:table-cell>
          <table:table-cell office:value-type="float" office:value="27205" table:style-name="ce5">
            <text:p>27,205<text:s/></text:p>
          </table:table-cell>
          <table:table-cell office:value-type="float" office:value="23514" table:style-name="ce5">
            <text:p>23,514<text:s/></text:p>
          </table:table-cell>
          <table:table-cell office:value-type="float" office:value="12913" table:style-name="ce5">
            <text:p>12,913<text:s/></text:p>
          </table:table-cell>
          <table:table-cell office:value-type="float" office:value="39201" table:style-name="ce5">
            <text:p>39,201<text:s/></text:p>
          </table:table-cell>
          <table:table-cell office:value-type="float" office:value="23197" table:style-name="ce5">
            <text:p>23,197<text:s/></text:p>
          </table:table-cell>
          <table:table-cell office:value-type="float" office:value="41569" table:style-name="ce5">
            <text:p>41,569<text:s/></text:p>
          </table:table-cell>
          <table:table-cell office:value-type="float" office:value="38943" table:style-name="ce5">
            <text:p>38,943<text:s/></text:p>
          </table:table-cell>
          <table:table-cell office:value-type="float" office:value="13818" table:style-name="ce5">
            <text:p>13,818<text:s/></text:p>
          </table:table-cell>
          <table:table-cell office:value-type="float" office:value="49235" table:style-name="ce5">
            <text:p>49,235<text:s/></text:p>
          </table:table-cell>
          <table:table-cell office:value-type="float" office:value="34894" table:style-name="ce5">
            <text:p>34,894<text:s/></text:p>
          </table:table-cell>
          <table:table-cell office:value-type="float" office:value="32739" table:style-name="ce5">
            <text:p>32,739<text:s/></text:p>
          </table:table-cell>
          <table:table-cell office:value-type="float" office:value="27726" table:style-name="ce5">
            <text:p>27,726<text:s/></text:p>
          </table:table-cell>
          <table:table-cell office:value-type="float" office:value="32168" table:style-name="ce5">
            <text:p>32,168<text:s/></text:p>
          </table:table-cell>
          <table:table-cell office:value-type="float" office:value="218701" table:style-name="ce5">
            <text:p>218,701<text:s/></text:p>
          </table:table-cell>
          <table:table-cell office:value-type="float" office:value="63364" table:style-name="ce5">
            <text:p>63,364<text:s/></text:p>
          </table:table-cell>
          <table:table-cell office:value-type="float" office:value="30903" table:style-name="ce5">
            <text:p>30,903<text:s/></text:p>
          </table:table-cell>
          <table:table-cell office:value-type="float" office:value="30784" table:style-name="ce5">
            <text:p>30,784<text:s/></text:p>
          </table:table-cell>
          <table:table-cell office:value-type="float" office:value="34745" table:style-name="ce5">
            <text:p>34,745<text:s/></text:p>
          </table:table-cell>
          <table:table-cell office:value-type="float" office:value="45613" table:style-name="ce5">
            <text:p>45,613<text:s/></text:p>
          </table:table-cell>
          <table:table-cell office:value-type="float" office:value="38500" table:style-name="ce5">
            <text:p>38,500<text:s/></text:p>
          </table:table-cell>
          <table:table-cell office:value-type="float" office:value="30553" table:style-name="ce5">
            <text:p>30,553<text:s/></text:p>
          </table:table-cell>
          <table:table-cell office:value-type="float" office:value="15607" table:style-name="ce5">
            <text:p>15,607<text:s/></text:p>
          </table:table-cell>
          <table:table-cell office:value-type="float" office:value="38668" table:style-name="ce5">
            <text:p>38,668<text:s/></text:p>
          </table:table-cell>
          <table:table-cell office:value-type="float" office:value="8375" table:style-name="ce5">
            <text:p>8,375<text:s/></text:p>
          </table:table-cell>
          <table:table-cell office:value-type="float" office:value="10364" table:style-name="ce5">
            <text:p>10,364<text:s/></text:p>
          </table:table-cell>
          <table:table-cell office:value-type="float" office:value="25287" table:style-name="ce5">
            <text:p>25,287<text:s/></text:p>
          </table:table-cell>
          <table:table-cell office:value-type="float" office:value="8660" table:style-name="ce5">
            <text:p>8,660<text:s/></text:p>
          </table:table-cell>
          <table:table-cell office:value-type="float" office:value="4178" table:style-name="ce5">
            <text:p>4,178<text:s/></text:p>
          </table:table-cell>
          <table:table-cell office:value-type="float" office:value="4017" table:style-name="ce5">
            <text:p>4,017<text:s/></text:p>
          </table:table-cell>
          <table:table-cell office:value-type="float" office:value="16626" table:style-name="ce5">
            <text:p>16,626<text:s/></text:p>
          </table:table-cell>
          <table:table-cell office:value-type="float" office:value="12084" table:style-name="ce5">
            <text:p>12,084<text:s/></text:p>
          </table:table-cell>
          <table:table-cell office:value-type="float" office:value="14468" table:style-name="ce5">
            <text:p>14,468<text:s/></text:p>
          </table:table-cell>
          <table:table-cell office:value-type="float" office:value="45483" table:style-name="ce5">
            <text:p>45,483<text:s/></text:p>
          </table:table-cell>
          <table:table-cell office:value-type="float" office:value="11823" table:style-name="ce5">
            <text:p>11,823<text:s/></text:p>
          </table:table-cell>
          <table:table-cell office:value-type="float" office:value="17607" table:style-name="ce5">
            <text:p>17,607<text:s/></text:p>
          </table:table-cell>
          <table:table-cell office:value-type="float" office:value="9375" table:style-name="ce5">
            <text:p>9,375<text:s/></text:p>
          </table:table-cell>
          <table:table-cell office:value-type="float" office:value="27614" table:style-name="ce5">
            <text:p>27,614<text:s/></text:p>
          </table:table-cell>
          <table:table-cell office:value-type="float" office:value="29536" table:style-name="ce5">
            <text:p>29,536<text:s/></text:p>
          </table:table-cell>
          <table:table-cell office:value-type="float" office:value="40329" table:style-name="ce5">
            <text:p>40,329<text:s/></text:p>
          </table:table-cell>
          <table:table-cell office:value-type="float" office:value="65603" table:style-name="ce5">
            <text:p>65,603<text:s/></text:p>
          </table:table-cell>
          <table:table-cell office:value-type="float" office:value="52009" table:style-name="ce5">
            <text:p>52,009<text:s/></text:p>
          </table:table-cell>
          <table:table-cell office:value-type="float" office:value="33521" table:style-name="ce5">
            <text:p>33,521<text:s/></text:p>
          </table:table-cell>
          <table:table-cell office:value-type="float" office:value="41851" table:style-name="ce5">
            <text:p>41,851<text:s/></text:p>
          </table:table-cell>
          <table:table-cell office:value-type="float" office:value="124511" table:style-name="ce5">
            <text:p>124,511<text:s/></text:p>
          </table:table-cell>
          <table:table-cell office:value-type="float" office:value="29174" table:style-name="ce5">
            <text:p>29,174<text:s/></text:p>
          </table:table-cell>
          <table:table-cell office:value-type="float" office:value="43347" table:style-name="ce5">
            <text:p>43,347<text:s/></text:p>
          </table:table-cell>
          <table:table-cell office:value-type="float" office:value="56848" table:style-name="ce5">
            <text:p>56,848<text:s/></text:p>
          </table:table-cell>
          <table:table-cell office:value-type="float" office:value="63707" table:style-name="ce5">
            <text:p>63,707<text:s/></text:p>
          </table:table-cell>
          <table:table-cell office:value-type="float" office:value="151476" table:style-name="ce5">
            <text:p>151,476<text:s/></text:p>
          </table:table-cell>
          <table:table-cell office:value-type="float" office:value="28967" table:style-name="ce5">
            <text:p>28,967<text:s/></text:p>
          </table:table-cell>
          <table:table-cell office:value-type="float" office:value="22752" table:style-name="ce5">
            <text:p>22,752<text:s/></text:p>
          </table:table-cell>
          <table:table-cell office:value-type="float" office:value="18909" table:style-name="ce5">
            <text:p>18,909<text:s/></text:p>
          </table:table-cell>
          <table:table-cell office:value-type="float" office:value="31621" table:style-name="ce5">
            <text:p>31,621<text:s/></text:p>
          </table:table-cell>
          <table:table-cell office:value-type="float" office:value="38286" table:style-name="ce5">
            <text:p>38,286<text:s/></text:p>
          </table:table-cell>
          <table:table-cell office:value-type="float" office:value="105429" table:style-name="ce5">
            <text:p>105,429<text:s/></text:p>
          </table:table-cell>
          <table:table-cell office:value-type="float" office:value="47694" table:style-name="ce5">
            <text:p>47,694<text:s/></text:p>
          </table:table-cell>
          <table:table-cell office:value-type="float" office:value="11435" table:style-name="ce5">
            <text:p>11,435<text:s/></text:p>
          </table:table-cell>
          <table:table-cell office:value-type="float" office:value="19722" table:style-name="ce5">
            <text:p>19,722<text:s/></text:p>
          </table:table-cell>
          <table:table-cell office:value-type="float" office:value="53737" table:style-name="ce5">
            <text:p>53,737<text:s/></text:p>
          </table:table-cell>
          <table:table-cell office:value-type="float" office:value="35478" table:style-name="ce5">
            <text:p>35,478<text:s/></text:p>
          </table:table-cell>
          <table:table-cell office:value-type="float" office:value="34101" table:style-name="ce5">
            <text:p>34,101<text:s/></text:p>
          </table:table-cell>
          <table:table-cell office:value-type="float" office:value="39084" table:style-name="ce5">
            <text:p>39,084<text:s/></text:p>
          </table:table-cell>
          <table:table-cell office:value-type="float" office:value="18726" table:style-name="ce5">
            <text:p>18,726<text:s/></text:p>
          </table:table-cell>
          <table:table-cell office:value-type="float" office:value="16320" table:style-name="ce5">
            <text:p>16,320<text:s/></text:p>
          </table:table-cell>
          <table:table-cell office:value-type="float" office:value="7394" table:style-name="ce5">
            <text:p>7,394<text:s/></text:p>
          </table:table-cell>
          <table:table-cell office:value-type="float" office:value="6473" table:style-name="ce5">
            <text:p>6,473<text:s/></text:p>
          </table:table-cell>
          <table:table-cell office:value-type="float" office:value="9953" table:style-name="ce5">
            <text:p>9,953<text:s/></text:p>
          </table:table-cell>
          <table:table-cell office:value-type="float" office:value="13955" table:style-name="ce5">
            <text:p>13,955<text:s/></text:p>
          </table:table-cell>
          <table:table-cell office:value-type="float" office:value="15013" table:style-name="ce5">
            <text:p>15,013<text:s/></text:p>
          </table:table-cell>
          <table:table-cell office:value-type="float" office:value="16458" table:style-name="ce5">
            <text:p>16,458<text:s/></text:p>
          </table:table-cell>
          <table:table-cell office:value-type="float" office:value="25413" table:style-name="ce5">
            <text:p>25,413<text:s/></text:p>
          </table:table-cell>
          <table:table-cell office:value-type="float" office:value="39130" table:style-name="ce5">
            <text:p>39,130<text:s/></text:p>
          </table:table-cell>
          <table:table-cell office:value-type="float" office:value="39748" table:style-name="ce5">
            <text:p>39,748<text:s/></text:p>
          </table:table-cell>
          <table:table-cell office:value-type="float" office:value="17685" table:style-name="ce5">
            <text:p>17,685<text:s/></text:p>
          </table:table-cell>
          <table:table-cell office:value-type="float" office:value="15902" table:style-name="ce5">
            <text:p>15,902<text:s/></text:p>
          </table:table-cell>
          <table:table-cell office:value-type="float" office:value="17283" table:style-name="ce5">
            <text:p>17,283<text:s/></text:p>
          </table:table-cell>
          <table:table-cell office:value-type="float" office:value="16184" table:style-name="ce5">
            <text:p>16,184<text:s/></text:p>
          </table:table-cell>
          <table:table-cell office:value-type="float" office:value="16366" table:style-name="ce5">
            <text:p>16,366<text:s/></text:p>
          </table:table-cell>
          <table:table-cell office:value-type="float" office:value="14360" table:style-name="ce5">
            <text:p>14,360<text:s/></text:p>
          </table:table-cell>
          <table:table-cell office:value-type="float" office:value="12676" table:style-name="ce5">
            <text:p>12,676<text:s/></text:p>
          </table:table-cell>
          <table:table-cell table:number-columns-repeated="16275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56" table:default-cell-style-name="ce7"/>
        <table:table-column table:style-name="co57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58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8" table:default-cell-style-name="ce6"/>
        <table:table-column table:style-name="co24" table:default-cell-style-name="ce6"/>
        <table:table-column table:style-name="co22" table:default-cell-style-name="ce6"/>
        <table:table-column table:style-name="co21" table:default-cell-style-name="ce6"/>
        <table:table-column table:style-name="co25" table:default-cell-style-name="ce6"/>
        <table:table-column table:style-name="co26" table:default-cell-style-name="ce6"/>
        <table:table-column table:style-name="co6" table:default-cell-style-name="ce6"/>
        <table:table-column table:style-name="co27" table:default-cell-style-name="ce6"/>
        <table:table-column table:style-name="co14" table:default-cell-style-name="ce6"/>
        <table:table-column table:style-name="co6" table:default-cell-style-name="ce6"/>
        <table:table-column table:style-name="co28" table:default-cell-style-name="ce6"/>
        <table:table-column table:style-name="co6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29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34" table:default-cell-style-name="ce6"/>
        <table:table-column table:style-name="co6" table:default-cell-style-name="ce6"/>
        <table:table-column table:style-name="co35" table:default-cell-style-name="ce6"/>
        <table:table-column table:style-name="co6" table:number-columns-repeated="2" table:default-cell-style-name="ce6"/>
        <table:table-column table:style-name="co21" table:default-cell-style-name="ce6"/>
        <table:table-column table:style-name="co36" table:default-cell-style-name="ce6"/>
        <table:table-column table:style-name="co37" table:default-cell-style-name="ce6"/>
        <table:table-column table:style-name="co18" table:default-cell-style-name="ce6"/>
        <table:table-column table:style-name="co6" table:default-cell-style-name="ce6"/>
        <table:table-column table:style-name="co17" table:default-cell-style-name="ce6"/>
        <table:table-column table:style-name="co6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39" table:default-cell-style-name="ce6"/>
        <table:table-column table:style-name="co40" table:default-cell-style-name="ce6"/>
        <table:table-column table:style-name="co22" table:default-cell-style-name="ce6"/>
        <table:table-column table:style-name="co18" table:default-cell-style-name="ce6"/>
        <table:table-column table:style-name="co6" table:default-cell-style-name="ce6"/>
        <table:table-column table:style-name="co15" table:default-cell-style-name="ce6"/>
        <table:table-column table:style-name="co2" table:default-cell-style-name="ce6"/>
        <table:table-column table:style-name="co6" table:default-cell-style-name="ce6"/>
        <table:table-column table:style-name="co41" table:default-cell-style-name="ce6"/>
        <table:table-column table:style-name="co40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15" table:default-cell-style-name="ce6"/>
        <table:table-column table:style-name="co24" table:default-cell-style-name="ce6"/>
        <table:table-column table:style-name="co37" table:default-cell-style-name="ce6"/>
        <table:table-column table:style-name="co45" table:default-cell-style-name="ce6"/>
        <table:table-column table:style-name="co24" table:default-cell-style-name="ce6"/>
        <table:table-column table:style-name="co46" table:default-cell-style-name="ce6"/>
        <table:table-column table:style-name="co29" table:default-cell-style-name="ce6"/>
        <table:table-column table:style-name="co24" table:default-cell-style-name="ce6"/>
        <table:table-column table:style-name="co16" table:default-cell-style-name="ce6"/>
        <table:table-column table:style-name="co47" table:default-cell-style-name="ce6"/>
        <table:table-column table:style-name="co48" table:default-cell-style-name="ce6"/>
        <table:table-column table:style-name="co28" table:default-cell-style-name="ce6"/>
        <table:table-column table:style-name="co45" table:default-cell-style-name="ce6"/>
        <table:table-column table:style-name="co33" table:default-cell-style-name="ce6"/>
        <table:table-column table:style-name="co8" table:default-cell-style-name="ce6"/>
        <table:table-column table:style-name="co49" table:number-columns-repeated="2" table:default-cell-style-name="ce6"/>
        <table:table-column table:style-name="co24" table:default-cell-style-name="ce6"/>
        <table:table-column table:style-name="co39" table:default-cell-style-name="ce6"/>
        <table:table-column table:style-name="co50" table:default-cell-style-name="ce6"/>
        <table:table-column table:style-name="co15" table:default-cell-style-name="ce6"/>
        <table:table-column table:style-name="co3" table:default-cell-style-name="ce6"/>
        <table:table-column table:style-name="co33" table:default-cell-style-name="ce6"/>
        <table:table-column table:style-name="co15" table:default-cell-style-name="ce6"/>
        <table:table-column table:style-name="co39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22" table:default-cell-style-name="ce6"/>
        <table:table-column table:style-name="co18" table:default-cell-style-name="ce6"/>
        <table:table-column table:style-name="co55" table:number-columns-repeated="16275" table:default-cell-style-name="ce6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2">
            <text:p>Banqiao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table:number-columns-repeated="16275" table:style-name="ce3"/>
        </table:table-row>
        <table:table-row table:style-name="ro2">
          <table:table-cell office:value-type="date" office:date-value="2019-12-01T00:00:00" table:style-name="ce4">
            <text:p>2019/12/1</text:p>
          </table:table-cell>
          <table:table-cell office:value-type="float" office:value="5155" table:style-name="ce5">
            <text:p>5,155<text:s/></text:p>
          </table:table-cell>
          <table:table-cell office:value-type="float" office:value="9781" table:style-name="ce5">
            <text:p>9,781<text:s/></text:p>
          </table:table-cell>
          <table:table-cell office:value-type="float" office:value="21284" table:style-name="ce5">
            <text:p>21,284<text:s/></text:p>
          </table:table-cell>
          <table:table-cell office:value-type="float" office:value="40222" table:style-name="ce5">
            <text:p>40,222<text:s/></text:p>
          </table:table-cell>
          <table:table-cell office:value-type="float" office:value="15318" table:style-name="ce5">
            <text:p>15,318<text:s/></text:p>
          </table:table-cell>
          <table:table-cell office:value-type="float" office:value="10403" table:style-name="ce5">
            <text:p>10,403<text:s/></text:p>
          </table:table-cell>
          <table:table-cell office:value-type="float" office:value="7639" table:style-name="ce5">
            <text:p>7,639<text:s/></text:p>
          </table:table-cell>
          <table:table-cell office:value-type="float" office:value="3643" table:style-name="ce5">
            <text:p>3,643<text:s/></text:p>
          </table:table-cell>
          <table:table-cell office:value-type="float" office:value="2511" table:style-name="ce5">
            <text:p>2,511<text:s/></text:p>
          </table:table-cell>
          <table:table-cell office:value-type="float" office:value="7884" table:style-name="ce5">
            <text:p>7,884<text:s/></text:p>
          </table:table-cell>
          <table:table-cell office:value-type="float" office:value="2104" table:style-name="ce5">
            <text:p>2,104<text:s/></text:p>
          </table:table-cell>
          <table:table-cell office:value-type="float" office:value="3341" table:style-name="ce5">
            <text:p>3,341<text:s/></text:p>
          </table:table-cell>
          <table:table-cell office:value-type="float" office:value="11437" table:style-name="ce5">
            <text:p>11,437<text:s/></text:p>
          </table:table-cell>
          <table:table-cell office:value-type="float" office:value="6051" table:style-name="ce5">
            <text:p>6,051<text:s/></text:p>
          </table:table-cell>
          <table:table-cell office:value-type="float" office:value="12290" table:style-name="ce5">
            <text:p>12,290<text:s/></text:p>
          </table:table-cell>
          <table:table-cell office:value-type="float" office:value="5013" table:style-name="ce5">
            <text:p>5,013<text:s/></text:p>
          </table:table-cell>
          <table:table-cell office:value-type="float" office:value="6824" table:style-name="ce5">
            <text:p>6,824<text:s/></text:p>
          </table:table-cell>
          <table:table-cell office:value-type="float" office:value="3966" table:style-name="ce5">
            <text:p>3,966<text:s/></text:p>
          </table:table-cell>
          <table:table-cell office:value-type="float" office:value="7674" table:style-name="ce5">
            <text:p>7,674<text:s/></text:p>
          </table:table-cell>
          <table:table-cell office:value-type="float" office:value="3952" table:style-name="ce5">
            <text:p>3,952<text:s/></text:p>
          </table:table-cell>
          <table:table-cell office:value-type="float" office:value="5636" table:style-name="ce5">
            <text:p>5,636<text:s/></text:p>
          </table:table-cell>
          <table:table-cell office:value-type="float" office:value="6104" table:style-name="ce5">
            <text:p>6,104<text:s/></text:p>
          </table:table-cell>
          <table:table-cell office:value-type="float" office:value="2305" table:style-name="ce5">
            <text:p>2,305<text:s/></text:p>
          </table:table-cell>
          <table:table-cell office:value-type="float" office:value="17205" table:style-name="ce5">
            <text:p>17,205<text:s/></text:p>
          </table:table-cell>
          <table:table-cell office:value-type="float" office:value="4103" table:style-name="ce5">
            <text:p>4,103<text:s/></text:p>
          </table:table-cell>
          <table:table-cell office:value-type="float" office:value="14209" table:style-name="ce5">
            <text:p>14,209<text:s/></text:p>
          </table:table-cell>
          <table:table-cell office:value-type="float" office:value="9332" table:style-name="ce5">
            <text:p>9,332<text:s/></text:p>
          </table:table-cell>
          <table:table-cell office:value-type="float" office:value="14359" table:style-name="ce5">
            <text:p>14,359<text:s/></text:p>
          </table:table-cell>
          <table:table-cell office:value-type="float" office:value="15435" table:style-name="ce5">
            <text:p>15,435<text:s/></text:p>
          </table:table-cell>
          <table:table-cell office:value-type="float" office:value="15349" table:style-name="ce5">
            <text:p>15,349<text:s/></text:p>
          </table:table-cell>
          <table:table-cell office:value-type="float" office:value="8847" table:style-name="ce5">
            <text:p>8,847<text:s/></text:p>
          </table:table-cell>
          <table:table-cell office:value-type="float" office:value="34468" table:style-name="ce5">
            <text:p>34,468<text:s/></text:p>
          </table:table-cell>
          <table:table-cell office:value-type="float" office:value="17021" table:style-name="ce5">
            <text:p>17,021<text:s/></text:p>
          </table:table-cell>
          <table:table-cell office:value-type="float" office:value="26163" table:style-name="ce5">
            <text:p>26,163<text:s/></text:p>
          </table:table-cell>
          <table:table-cell office:value-type="float" office:value="24097" table:style-name="ce5">
            <text:p>24,097<text:s/></text:p>
          </table:table-cell>
          <table:table-cell office:value-type="float" office:value="4833" table:style-name="ce5">
            <text:p>4,833<text:s/></text:p>
          </table:table-cell>
          <table:table-cell office:value-type="float" office:value="29947" table:style-name="ce5">
            <text:p>29,947<text:s/></text:p>
          </table:table-cell>
          <table:table-cell office:value-type="float" office:value="21994" table:style-name="ce5">
            <text:p>21,994<text:s/></text:p>
          </table:table-cell>
          <table:table-cell office:value-type="float" office:value="20386" table:style-name="ce5">
            <text:p>20,386<text:s/></text:p>
          </table:table-cell>
          <table:table-cell office:value-type="float" office:value="18007" table:style-name="ce5">
            <text:p>18,007<text:s/></text:p>
          </table:table-cell>
          <table:table-cell office:value-type="float" office:value="12649" table:style-name="ce5">
            <text:p>12,649<text:s/></text:p>
          </table:table-cell>
          <table:table-cell office:value-type="float" office:value="188551" table:style-name="ce5">
            <text:p>188,551<text:s/></text:p>
          </table:table-cell>
          <table:table-cell office:value-type="float" office:value="43018" table:style-name="ce5">
            <text:p>43,018<text:s/></text:p>
          </table:table-cell>
          <table:table-cell office:value-type="float" office:value="16942" table:style-name="ce5">
            <text:p>16,942<text:s/></text:p>
          </table:table-cell>
          <table:table-cell office:value-type="float" office:value="20093" table:style-name="ce5">
            <text:p>20,093<text:s/></text:p>
          </table:table-cell>
          <table:table-cell office:value-type="float" office:value="34604" table:style-name="ce5">
            <text:p>34,604<text:s/></text:p>
          </table:table-cell>
          <table:table-cell office:value-type="float" office:value="35351" table:style-name="ce5">
            <text:p>35,351<text:s/></text:p>
          </table:table-cell>
          <table:table-cell office:value-type="float" office:value="41366" table:style-name="ce5">
            <text:p>41,366<text:s/></text:p>
          </table:table-cell>
          <table:table-cell office:value-type="float" office:value="24841" table:style-name="ce5">
            <text:p>24,841<text:s/></text:p>
          </table:table-cell>
          <table:table-cell office:value-type="float" office:value="8554" table:style-name="ce5">
            <text:p>8,554<text:s/></text:p>
          </table:table-cell>
          <table:table-cell office:value-type="float" office:value="22737" table:style-name="ce5">
            <text:p>22,737<text:s/></text:p>
          </table:table-cell>
          <table:table-cell office:value-type="float" office:value="6089" table:style-name="ce5">
            <text:p>6,089<text:s/></text:p>
          </table:table-cell>
          <table:table-cell office:value-type="float" office:value="6612" table:style-name="ce5">
            <text:p>6,612<text:s/></text:p>
          </table:table-cell>
          <table:table-cell office:value-type="float" office:value="16173" table:style-name="ce5">
            <text:p>16,173<text:s/></text:p>
          </table:table-cell>
          <table:table-cell office:value-type="float" office:value="7928" table:style-name="ce5">
            <text:p>7,928<text:s/></text:p>
          </table:table-cell>
          <table:table-cell office:value-type="float" office:value="3110" table:style-name="ce5">
            <text:p>3,110<text:s/></text:p>
          </table:table-cell>
          <table:table-cell office:value-type="float" office:value="1761" table:style-name="ce5">
            <text:p>1,761<text:s/></text:p>
          </table:table-cell>
          <table:table-cell office:value-type="float" office:value="8954" table:style-name="ce5">
            <text:p>8,954<text:s/></text:p>
          </table:table-cell>
          <table:table-cell office:value-type="float" office:value="7953" table:style-name="ce5">
            <text:p>7,953<text:s/></text:p>
          </table:table-cell>
          <table:table-cell office:value-type="float" office:value="9691" table:style-name="ce5">
            <text:p>9,691<text:s/></text:p>
          </table:table-cell>
          <table:table-cell office:value-type="float" office:value="46964" table:style-name="ce5">
            <text:p>46,964<text:s/></text:p>
          </table:table-cell>
          <table:table-cell office:value-type="float" office:value="7065" table:style-name="ce5">
            <text:p>7,065<text:s/></text:p>
          </table:table-cell>
          <table:table-cell office:value-type="float" office:value="12591" table:style-name="ce5">
            <text:p>12,591<text:s/></text:p>
          </table:table-cell>
          <table:table-cell office:value-type="float" office:value="6562" table:style-name="ce5">
            <text:p>6,562<text:s/></text:p>
          </table:table-cell>
          <table:table-cell office:value-type="float" office:value="18003" table:style-name="ce5">
            <text:p>18,003<text:s/></text:p>
          </table:table-cell>
          <table:table-cell office:value-type="float" office:value="16787" table:style-name="ce5">
            <text:p>16,787<text:s/></text:p>
          </table:table-cell>
          <table:table-cell office:value-type="float" office:value="30523" table:style-name="ce5">
            <text:p>30,523<text:s/></text:p>
          </table:table-cell>
          <table:table-cell office:value-type="float" office:value="58236" table:style-name="ce5">
            <text:p>58,236<text:s/></text:p>
          </table:table-cell>
          <table:table-cell office:value-type="float" office:value="34295" table:style-name="ce5">
            <text:p>34,295<text:s/></text:p>
          </table:table-cell>
          <table:table-cell office:value-type="float" office:value="20571" table:style-name="ce5">
            <text:p>20,571<text:s/></text:p>
          </table:table-cell>
          <table:table-cell office:value-type="float" office:value="32281" table:style-name="ce5">
            <text:p>32,281<text:s/></text:p>
          </table:table-cell>
          <table:table-cell office:value-type="float" office:value="82961" table:style-name="ce5">
            <text:p>82,961<text:s/></text:p>
          </table:table-cell>
          <table:table-cell office:value-type="float" office:value="15954" table:style-name="ce5">
            <text:p>15,954<text:s/></text:p>
          </table:table-cell>
          <table:table-cell office:value-type="float" office:value="31290" table:style-name="ce5">
            <text:p>31,290<text:s/></text:p>
          </table:table-cell>
          <table:table-cell office:value-type="float" office:value="28084" table:style-name="ce5">
            <text:p>28,084<text:s/></text:p>
          </table:table-cell>
          <table:table-cell office:value-type="float" office:value="16675" table:style-name="ce5">
            <text:p>16,675<text:s/></text:p>
          </table:table-cell>
          <table:table-cell office:value-type="float" office:value="58274" table:style-name="ce5">
            <text:p>58,274<text:s/></text:p>
          </table:table-cell>
          <table:table-cell office:value-type="float" office:value="14422" table:style-name="ce5">
            <text:p>14,422<text:s/></text:p>
          </table:table-cell>
          <table:table-cell office:value-type="float" office:value="13726" table:style-name="ce5">
            <text:p>13,726<text:s/></text:p>
          </table:table-cell>
          <table:table-cell office:value-type="float" office:value="8418" table:style-name="ce5">
            <text:p>8,418<text:s/></text:p>
          </table:table-cell>
          <table:table-cell office:value-type="float" office:value="16427" table:style-name="ce5">
            <text:p>16,427<text:s/></text:p>
          </table:table-cell>
          <table:table-cell office:value-type="float" office:value="12145" table:style-name="ce5">
            <text:p>12,145<text:s/></text:p>
          </table:table-cell>
          <table:table-cell office:value-type="float" office:value="35403" table:style-name="ce5">
            <text:p>35,403<text:s/></text:p>
          </table:table-cell>
          <table:table-cell office:value-type="float" office:value="12477" table:style-name="ce5">
            <text:p>12,477<text:s/></text:p>
          </table:table-cell>
          <table:table-cell office:value-type="float" office:value="11560" table:style-name="ce5">
            <text:p>11,560<text:s/></text:p>
          </table:table-cell>
          <table:table-cell office:value-type="float" office:value="12669" table:style-name="ce5">
            <text:p>12,669<text:s/></text:p>
          </table:table-cell>
          <table:table-cell office:value-type="float" office:value="17992" table:style-name="ce5">
            <text:p>17,992<text:s/></text:p>
          </table:table-cell>
          <table:table-cell office:value-type="float" office:value="13009" table:style-name="ce5">
            <text:p>13,009<text:s/></text:p>
          </table:table-cell>
          <table:table-cell office:value-type="float" office:value="13943" table:style-name="ce5">
            <text:p>13,943<text:s/></text:p>
          </table:table-cell>
          <table:table-cell office:value-type="float" office:value="19434" table:style-name="ce5">
            <text:p>19,434<text:s/></text:p>
          </table:table-cell>
          <table:table-cell office:value-type="float" office:value="8225" table:style-name="ce5">
            <text:p>8,225<text:s/></text:p>
          </table:table-cell>
          <table:table-cell office:value-type="float" office:value="8141" table:style-name="ce5">
            <text:p>8,141<text:s/></text:p>
          </table:table-cell>
          <table:table-cell office:value-type="float" office:value="4755" table:style-name="ce5">
            <text:p>4,755<text:s/></text:p>
          </table:table-cell>
          <table:table-cell office:value-type="float" office:value="2337" table:style-name="ce5">
            <text:p>2,337<text:s/></text:p>
          </table:table-cell>
          <table:table-cell office:value-type="float" office:value="6618" table:style-name="ce5">
            <text:p>6,618<text:s/></text:p>
          </table:table-cell>
          <table:table-cell office:value-type="float" office:value="7088" table:style-name="ce5">
            <text:p>7,088<text:s/></text:p>
          </table:table-cell>
          <table:table-cell office:value-type="float" office:value="8710" table:style-name="ce5">
            <text:p>8,710<text:s/></text:p>
          </table:table-cell>
          <table:table-cell office:value-type="float" office:value="13737" table:style-name="ce5">
            <text:p>13,737<text:s/></text:p>
          </table:table-cell>
          <table:table-cell office:value-type="float" office:value="12646" table:style-name="ce5">
            <text:p>12,646<text:s/></text:p>
          </table:table-cell>
          <table:table-cell office:value-type="float" office:value="19409" table:style-name="ce5">
            <text:p>19,409<text:s/></text:p>
          </table:table-cell>
          <table:table-cell office:value-type="float" office:value="24278" table:style-name="ce5">
            <text:p>24,278<text:s/></text:p>
          </table:table-cell>
          <table:table-cell office:value-type="float" office:value="11392" table:style-name="ce5">
            <text:p>11,392<text:s/></text:p>
          </table:table-cell>
          <table:table-cell office:value-type="float" office:value="9435" table:style-name="ce5">
            <text:p>9,435<text:s/></text:p>
          </table:table-cell>
          <table:table-cell office:value-type="float" office:value="9893" table:style-name="ce5">
            <text:p>9,893<text:s/></text:p>
          </table:table-cell>
          <table:table-cell office:value-type="float" office:value="9832" table:style-name="ce5">
            <text:p>9,832<text:s/></text:p>
          </table:table-cell>
          <table:table-cell office:value-type="float" office:value="9757" table:style-name="ce5">
            <text:p>9,757<text:s/></text:p>
          </table:table-cell>
          <table:table-cell office:value-type="float" office:value="8010" table:style-name="ce5">
            <text:p>8,010<text:s/></text:p>
          </table:table-cell>
          <table:table-cell office:value-type="float" office:value="7869" table:style-name="ce5">
            <text:p>7,869<text:s/></text:p>
          </table:table-cell>
          <table:table-cell table:number-columns-repeated="16275"/>
        </table:table-row>
        <table:table-row table:style-name="ro2">
          <table:table-cell office:value-type="date" office:date-value="2019-12-02T00:00:00" table:style-name="ce4">
            <text:p>2019/12/2</text:p>
          </table:table-cell>
          <table:table-cell office:value-type="float" office:value="5666" table:style-name="ce5">
            <text:p>5,666<text:s/></text:p>
          </table:table-cell>
          <table:table-cell office:value-type="float" office:value="15647" table:style-name="ce5">
            <text:p>15,647<text:s/></text:p>
          </table:table-cell>
          <table:table-cell office:value-type="float" office:value="43131" table:style-name="ce5">
            <text:p>43,131<text:s/></text:p>
          </table:table-cell>
          <table:table-cell office:value-type="float" office:value="42508" table:style-name="ce5">
            <text:p>42,508<text:s/></text:p>
          </table:table-cell>
          <table:table-cell office:value-type="float" office:value="28636" table:style-name="ce5">
            <text:p>28,636<text:s/></text:p>
          </table:table-cell>
          <table:table-cell office:value-type="float" office:value="15875" table:style-name="ce5">
            <text:p>15,875<text:s/></text:p>
          </table:table-cell>
          <table:table-cell office:value-type="float" office:value="12281" table:style-name="ce5">
            <text:p>12,281<text:s/></text:p>
          </table:table-cell>
          <table:table-cell office:value-type="float" office:value="4347" table:style-name="ce5">
            <text:p>4,347<text:s/></text:p>
          </table:table-cell>
          <table:table-cell office:value-type="float" office:value="3350" table:style-name="ce5">
            <text:p>3,350<text:s/></text:p>
          </table:table-cell>
          <table:table-cell office:value-type="float" office:value="14709" table:style-name="ce5">
            <text:p>14,709<text:s/></text:p>
          </table:table-cell>
          <table:table-cell office:value-type="float" office:value="2855" table:style-name="ce5">
            <text:p>2,855<text:s/></text:p>
          </table:table-cell>
          <table:table-cell office:value-type="float" office:value="5021" table:style-name="ce5">
            <text:p>5,021<text:s/></text:p>
          </table:table-cell>
          <table:table-cell office:value-type="float" office:value="5902" table:style-name="ce5">
            <text:p>5,902<text:s/></text:p>
          </table:table-cell>
          <table:table-cell office:value-type="float" office:value="10622" table:style-name="ce5">
            <text:p>10,622<text:s/></text:p>
          </table:table-cell>
          <table:table-cell office:value-type="float" office:value="10889" table:style-name="ce5">
            <text:p>10,889<text:s/></text:p>
          </table:table-cell>
          <table:table-cell office:value-type="float" office:value="19253" table:style-name="ce5">
            <text:p>19,253<text:s/></text:p>
          </table:table-cell>
          <table:table-cell office:value-type="float" office:value="18496" table:style-name="ce5">
            <text:p>18,496<text:s/></text:p>
          </table:table-cell>
          <table:table-cell office:value-type="float" office:value="6212" table:style-name="ce5">
            <text:p>6,212<text:s/></text:p>
          </table:table-cell>
          <table:table-cell office:value-type="float" office:value="9385" table:style-name="ce5">
            <text:p>9,385<text:s/></text:p>
          </table:table-cell>
          <table:table-cell office:value-type="float" office:value="3412" table:style-name="ce5">
            <text:p>3,412<text:s/></text:p>
          </table:table-cell>
          <table:table-cell office:value-type="float" office:value="9142" table:style-name="ce5">
            <text:p>9,142<text:s/></text:p>
          </table:table-cell>
          <table:table-cell office:value-type="float" office:value="8743" table:style-name="ce5">
            <text:p>8,743<text:s/></text:p>
          </table:table-cell>
          <table:table-cell office:value-type="float" office:value="6020" table:style-name="ce5">
            <text:p>6,020<text:s/></text:p>
          </table:table-cell>
          <table:table-cell office:value-type="float" office:value="30981" table:style-name="ce5">
            <text:p>30,981<text:s/></text:p>
          </table:table-cell>
          <table:table-cell office:value-type="float" office:value="3125" table:style-name="ce5">
            <text:p>3,125<text:s/></text:p>
          </table:table-cell>
          <table:table-cell office:value-type="float" office:value="13145" table:style-name="ce5">
            <text:p>13,145<text:s/></text:p>
          </table:table-cell>
          <table:table-cell office:value-type="float" office:value="11919" table:style-name="ce5">
            <text:p>11,919<text:s/></text:p>
          </table:table-cell>
          <table:table-cell office:value-type="float" office:value="17800" table:style-name="ce5">
            <text:p>17,800<text:s/></text:p>
          </table:table-cell>
          <table:table-cell office:value-type="float" office:value="22389" table:style-name="ce5">
            <text:p>22,389<text:s/></text:p>
          </table:table-cell>
          <table:table-cell office:value-type="float" office:value="17848" table:style-name="ce5">
            <text:p>17,848<text:s/></text:p>
          </table:table-cell>
          <table:table-cell office:value-type="float" office:value="10350" table:style-name="ce5">
            <text:p>10,350<text:s/></text:p>
          </table:table-cell>
          <table:table-cell office:value-type="float" office:value="28465" table:style-name="ce5">
            <text:p>28,465<text:s/></text:p>
          </table:table-cell>
          <table:table-cell office:value-type="float" office:value="17798" table:style-name="ce5">
            <text:p>17,798<text:s/></text:p>
          </table:table-cell>
          <table:table-cell office:value-type="float" office:value="34780" table:style-name="ce5">
            <text:p>34,780<text:s/></text:p>
          </table:table-cell>
          <table:table-cell office:value-type="float" office:value="28177" table:style-name="ce5">
            <text:p>28,177<text:s/></text:p>
          </table:table-cell>
          <table:table-cell office:value-type="float" office:value="11757" table:style-name="ce5">
            <text:p>11,757<text:s/></text:p>
          </table:table-cell>
          <table:table-cell office:value-type="float" office:value="37217" table:style-name="ce5">
            <text:p>37,217<text:s/></text:p>
          </table:table-cell>
          <table:table-cell office:value-type="float" office:value="27535" table:style-name="ce5">
            <text:p>27,535<text:s/></text:p>
          </table:table-cell>
          <table:table-cell office:value-type="float" office:value="27193" table:style-name="ce5">
            <text:p>27,193<text:s/></text:p>
          </table:table-cell>
          <table:table-cell office:value-type="float" office:value="23667" table:style-name="ce5">
            <text:p>23,667<text:s/></text:p>
          </table:table-cell>
          <table:table-cell office:value-type="float" office:value="26643" table:style-name="ce5">
            <text:p>26,643<text:s/></text:p>
          </table:table-cell>
          <table:table-cell office:value-type="float" office:value="150311" table:style-name="ce5">
            <text:p>150,311<text:s/></text:p>
          </table:table-cell>
          <table:table-cell office:value-type="float" office:value="39631" table:style-name="ce5">
            <text:p>39,631<text:s/></text:p>
          </table:table-cell>
          <table:table-cell office:value-type="float" office:value="23571" table:style-name="ce5">
            <text:p>23,571<text:s/></text:p>
          </table:table-cell>
          <table:table-cell office:value-type="float" office:value="26106" table:style-name="ce5">
            <text:p>26,106<text:s/></text:p>
          </table:table-cell>
          <table:table-cell office:value-type="float" office:value="27235" table:style-name="ce5">
            <text:p>27,235<text:s/></text:p>
          </table:table-cell>
          <table:table-cell office:value-type="float" office:value="34123" table:style-name="ce5">
            <text:p>34,123<text:s/></text:p>
          </table:table-cell>
          <table:table-cell office:value-type="float" office:value="33457" table:style-name="ce5">
            <text:p>33,457<text:s/></text:p>
          </table:table-cell>
          <table:table-cell office:value-type="float" office:value="25867" table:style-name="ce5">
            <text:p>25,867<text:s/></text:p>
          </table:table-cell>
          <table:table-cell office:value-type="float" office:value="14033" table:style-name="ce5">
            <text:p>14,033<text:s/></text:p>
          </table:table-cell>
          <table:table-cell office:value-type="float" office:value="33291" table:style-name="ce5">
            <text:p>33,291<text:s/></text:p>
          </table:table-cell>
          <table:table-cell office:value-type="float" office:value="7378" table:style-name="ce5">
            <text:p>7,378<text:s/></text:p>
          </table:table-cell>
          <table:table-cell office:value-type="float" office:value="9835" table:style-name="ce5">
            <text:p>9,835<text:s/></text:p>
          </table:table-cell>
          <table:table-cell office:value-type="float" office:value="18911" table:style-name="ce5">
            <text:p>18,911<text:s/></text:p>
          </table:table-cell>
          <table:table-cell office:value-type="float" office:value="6689" table:style-name="ce5">
            <text:p>6,689<text:s/></text:p>
          </table:table-cell>
          <table:table-cell office:value-type="float" office:value="3655" table:style-name="ce5">
            <text:p>3,655<text:s/></text:p>
          </table:table-cell>
          <table:table-cell office:value-type="float" office:value="3539" table:style-name="ce5">
            <text:p>3,539<text:s/></text:p>
          </table:table-cell>
          <table:table-cell office:value-type="float" office:value="13888" table:style-name="ce5">
            <text:p>13,888<text:s/></text:p>
          </table:table-cell>
          <table:table-cell office:value-type="float" office:value="9592" table:style-name="ce5">
            <text:p>9,592<text:s/></text:p>
          </table:table-cell>
          <table:table-cell office:value-type="float" office:value="10614" table:style-name="ce5">
            <text:p>10,614<text:s/></text:p>
          </table:table-cell>
          <table:table-cell office:value-type="float" office:value="36037" table:style-name="ce5">
            <text:p>36,037<text:s/></text:p>
          </table:table-cell>
          <table:table-cell office:value-type="float" office:value="9585" table:style-name="ce5">
            <text:p>9,585<text:s/></text:p>
          </table:table-cell>
          <table:table-cell office:value-type="float" office:value="14009" table:style-name="ce5">
            <text:p>14,009<text:s/></text:p>
          </table:table-cell>
          <table:table-cell office:value-type="float" office:value="7775" table:style-name="ce5">
            <text:p>7,775<text:s/></text:p>
          </table:table-cell>
          <table:table-cell office:value-type="float" office:value="23082" table:style-name="ce5">
            <text:p>23,082<text:s/></text:p>
          </table:table-cell>
          <table:table-cell office:value-type="float" office:value="27990" table:style-name="ce5">
            <text:p>27,990<text:s/></text:p>
          </table:table-cell>
          <table:table-cell office:value-type="float" office:value="32158" table:style-name="ce5">
            <text:p>32,158<text:s/></text:p>
          </table:table-cell>
          <table:table-cell office:value-type="float" office:value="44531" table:style-name="ce5">
            <text:p>44,531<text:s/></text:p>
          </table:table-cell>
          <table:table-cell office:value-type="float" office:value="44302" table:style-name="ce5">
            <text:p>44,302<text:s/></text:p>
          </table:table-cell>
          <table:table-cell office:value-type="float" office:value="26380" table:style-name="ce5">
            <text:p>26,380<text:s/></text:p>
          </table:table-cell>
          <table:table-cell office:value-type="float" office:value="31788" table:style-name="ce5">
            <text:p>31,788<text:s/></text:p>
          </table:table-cell>
          <table:table-cell office:value-type="float" office:value="69060" table:style-name="ce5">
            <text:p>69,060<text:s/></text:p>
          </table:table-cell>
          <table:table-cell office:value-type="float" office:value="23601" table:style-name="ce5">
            <text:p>23,601<text:s/></text:p>
          </table:table-cell>
          <table:table-cell office:value-type="float" office:value="32677" table:style-name="ce5">
            <text:p>32,677<text:s/></text:p>
          </table:table-cell>
          <table:table-cell office:value-type="float" office:value="33623" table:style-name="ce5">
            <text:p>33,623<text:s/></text:p>
          </table:table-cell>
          <table:table-cell office:value-type="float" office:value="20199" table:style-name="ce5">
            <text:p>20,199<text:s/></text:p>
          </table:table-cell>
          <table:table-cell office:value-type="float" office:value="62008" table:style-name="ce5">
            <text:p>62,008<text:s/></text:p>
          </table:table-cell>
          <table:table-cell office:value-type="float" office:value="21121" table:style-name="ce5">
            <text:p>21,121<text:s/></text:p>
          </table:table-cell>
          <table:table-cell office:value-type="float" office:value="17041" table:style-name="ce5">
            <text:p>17,041<text:s/></text:p>
          </table:table-cell>
          <table:table-cell office:value-type="float" office:value="15260" table:style-name="ce5">
            <text:p>15,260<text:s/></text:p>
          </table:table-cell>
          <table:table-cell office:value-type="float" office:value="18924" table:style-name="ce5">
            <text:p>18,924<text:s/></text:p>
          </table:table-cell>
          <table:table-cell office:value-type="float" office:value="15338" table:style-name="ce5">
            <text:p>15,338<text:s/></text:p>
          </table:table-cell>
          <table:table-cell office:value-type="float" office:value="32985" table:style-name="ce5">
            <text:p>32,985<text:s/></text:p>
          </table:table-cell>
          <table:table-cell office:value-type="float" office:value="19035" table:style-name="ce5">
            <text:p>19,035<text:s/></text:p>
          </table:table-cell>
          <table:table-cell office:value-type="float" office:value="8012" table:style-name="ce5">
            <text:p>8,012<text:s/></text:p>
          </table:table-cell>
          <table:table-cell office:value-type="float" office:value="13825" table:style-name="ce5">
            <text:p>13,825<text:s/></text:p>
          </table:table-cell>
          <table:table-cell office:value-type="float" office:value="41920" table:style-name="ce5">
            <text:p>41,920<text:s/></text:p>
          </table:table-cell>
          <table:table-cell office:value-type="float" office:value="24198" table:style-name="ce5">
            <text:p>24,198<text:s/></text:p>
          </table:table-cell>
          <table:table-cell office:value-type="float" office:value="25144" table:style-name="ce5">
            <text:p>25,144<text:s/></text:p>
          </table:table-cell>
          <table:table-cell office:value-type="float" office:value="26854" table:style-name="ce5">
            <text:p>26,854<text:s/></text:p>
          </table:table-cell>
          <table:table-cell office:value-type="float" office:value="14442" table:style-name="ce5">
            <text:p>14,442<text:s/></text:p>
          </table:table-cell>
          <table:table-cell office:value-type="float" office:value="11268" table:style-name="ce5">
            <text:p>11,268<text:s/></text:p>
          </table:table-cell>
          <table:table-cell office:value-type="float" office:value="6206" table:style-name="ce5">
            <text:p>6,206<text:s/></text:p>
          </table:table-cell>
          <table:table-cell office:value-type="float" office:value="5213" table:style-name="ce5">
            <text:p>5,213<text:s/></text:p>
          </table:table-cell>
          <table:table-cell office:value-type="float" office:value="6562" table:style-name="ce5">
            <text:p>6,562<text:s/></text:p>
          </table:table-cell>
          <table:table-cell office:value-type="float" office:value="10901" table:style-name="ce5">
            <text:p>10,901<text:s/></text:p>
          </table:table-cell>
          <table:table-cell office:value-type="float" office:value="9873" table:style-name="ce5">
            <text:p>9,873<text:s/></text:p>
          </table:table-cell>
          <table:table-cell office:value-type="float" office:value="14669" table:style-name="ce5">
            <text:p>14,669<text:s/></text:p>
          </table:table-cell>
          <table:table-cell office:value-type="float" office:value="18386" table:style-name="ce5">
            <text:p>18,386<text:s/></text:p>
          </table:table-cell>
          <table:table-cell office:value-type="float" office:value="30633" table:style-name="ce5">
            <text:p>30,633<text:s/></text:p>
          </table:table-cell>
          <table:table-cell office:value-type="float" office:value="25496" table:style-name="ce5">
            <text:p>25,496<text:s/></text:p>
          </table:table-cell>
          <table:table-cell office:value-type="float" office:value="15562" table:style-name="ce5">
            <text:p>15,562<text:s/></text:p>
          </table:table-cell>
          <table:table-cell office:value-type="float" office:value="12828" table:style-name="ce5">
            <text:p>12,828<text:s/></text:p>
          </table:table-cell>
          <table:table-cell office:value-type="float" office:value="12718" table:style-name="ce5">
            <text:p>12,718<text:s/></text:p>
          </table:table-cell>
          <table:table-cell office:value-type="float" office:value="13566" table:style-name="ce5">
            <text:p>13,566<text:s/></text:p>
          </table:table-cell>
          <table:table-cell office:value-type="float" office:value="12451" table:style-name="ce5">
            <text:p>12,451<text:s/></text:p>
          </table:table-cell>
          <table:table-cell office:value-type="float" office:value="11709" table:style-name="ce5">
            <text:p>11,709<text:s/></text:p>
          </table:table-cell>
          <table:table-cell office:value-type="float" office:value="10313" table:style-name="ce5">
            <text:p>10,313<text:s/></text:p>
          </table:table-cell>
          <table:table-cell table:number-columns-repeated="16275"/>
        </table:table-row>
        <table:table-row table:style-name="ro2">
          <table:table-cell office:value-type="date" office:date-value="2019-12-03T00:00:00" table:style-name="ce4">
            <text:p>2019/12/3</text:p>
          </table:table-cell>
          <table:table-cell office:value-type="float" office:value="5606" table:style-name="ce5">
            <text:p>5,606<text:s/></text:p>
          </table:table-cell>
          <table:table-cell office:value-type="float" office:value="16108" table:style-name="ce5">
            <text:p>16,108<text:s/></text:p>
          </table:table-cell>
          <table:table-cell office:value-type="float" office:value="44287" table:style-name="ce5">
            <text:p>44,287<text:s/></text:p>
          </table:table-cell>
          <table:table-cell office:value-type="float" office:value="44304" table:style-name="ce5">
            <text:p>44,304<text:s/></text:p>
          </table:table-cell>
          <table:table-cell office:value-type="float" office:value="29876" table:style-name="ce5">
            <text:p>29,876<text:s/></text:p>
          </table:table-cell>
          <table:table-cell office:value-type="float" office:value="16863" table:style-name="ce5">
            <text:p>16,863<text:s/></text:p>
          </table:table-cell>
          <table:table-cell office:value-type="float" office:value="13142" table:style-name="ce5">
            <text:p>13,142<text:s/></text:p>
          </table:table-cell>
          <table:table-cell office:value-type="float" office:value="4589" table:style-name="ce5">
            <text:p>4,589<text:s/></text:p>
          </table:table-cell>
          <table:table-cell office:value-type="float" office:value="3435" table:style-name="ce5">
            <text:p>3,435<text:s/></text:p>
          </table:table-cell>
          <table:table-cell office:value-type="float" office:value="15174" table:style-name="ce5">
            <text:p>15,174<text:s/></text:p>
          </table:table-cell>
          <table:table-cell office:value-type="float" office:value="2925" table:style-name="ce5">
            <text:p>2,925<text:s/></text:p>
          </table:table-cell>
          <table:table-cell office:value-type="float" office:value="5020" table:style-name="ce5">
            <text:p>5,020<text:s/></text:p>
          </table:table-cell>
          <table:table-cell office:value-type="float" office:value="7614" table:style-name="ce5">
            <text:p>7,614<text:s/></text:p>
          </table:table-cell>
          <table:table-cell office:value-type="float" office:value="11228" table:style-name="ce5">
            <text:p>11,228<text:s/></text:p>
          </table:table-cell>
          <table:table-cell office:value-type="float" office:value="12046" table:style-name="ce5">
            <text:p>12,046<text:s/></text:p>
          </table:table-cell>
          <table:table-cell office:value-type="float" office:value="20107" table:style-name="ce5">
            <text:p>20,107<text:s/></text:p>
          </table:table-cell>
          <table:table-cell office:value-type="float" office:value="18916" table:style-name="ce5">
            <text:p>18,916<text:s/></text:p>
          </table:table-cell>
          <table:table-cell office:value-type="float" office:value="6233" table:style-name="ce5">
            <text:p>6,233<text:s/></text:p>
          </table:table-cell>
          <table:table-cell office:value-type="float" office:value="9627" table:style-name="ce5">
            <text:p>9,627<text:s/></text:p>
          </table:table-cell>
          <table:table-cell office:value-type="float" office:value="3586" table:style-name="ce5">
            <text:p>3,586<text:s/></text:p>
          </table:table-cell>
          <table:table-cell office:value-type="float" office:value="9208" table:style-name="ce5">
            <text:p>9,208<text:s/></text:p>
          </table:table-cell>
          <table:table-cell office:value-type="float" office:value="8950" table:style-name="ce5">
            <text:p>8,950<text:s/></text:p>
          </table:table-cell>
          <table:table-cell office:value-type="float" office:value="6110" table:style-name="ce5">
            <text:p>6,110<text:s/></text:p>
          </table:table-cell>
          <table:table-cell office:value-type="float" office:value="33833" table:style-name="ce5">
            <text:p>33,833<text:s/></text:p>
          </table:table-cell>
          <table:table-cell office:value-type="float" office:value="3264" table:style-name="ce5">
            <text:p>3,264<text:s/></text:p>
          </table:table-cell>
          <table:table-cell office:value-type="float" office:value="13500" table:style-name="ce5">
            <text:p>13,500<text:s/></text:p>
          </table:table-cell>
          <table:table-cell office:value-type="float" office:value="12023" table:style-name="ce5">
            <text:p>12,023<text:s/></text:p>
          </table:table-cell>
          <table:table-cell office:value-type="float" office:value="17893" table:style-name="ce5">
            <text:p>17,893<text:s/></text:p>
          </table:table-cell>
          <table:table-cell office:value-type="float" office:value="23014" table:style-name="ce5">
            <text:p>23,014<text:s/></text:p>
          </table:table-cell>
          <table:table-cell office:value-type="float" office:value="18851" table:style-name="ce5">
            <text:p>18,851<text:s/></text:p>
          </table:table-cell>
          <table:table-cell office:value-type="float" office:value="10549" table:style-name="ce5">
            <text:p>10,549<text:s/></text:p>
          </table:table-cell>
          <table:table-cell office:value-type="float" office:value="29985" table:style-name="ce5">
            <text:p>29,985<text:s/></text:p>
          </table:table-cell>
          <table:table-cell office:value-type="float" office:value="18822" table:style-name="ce5">
            <text:p>18,822<text:s/></text:p>
          </table:table-cell>
          <table:table-cell office:value-type="float" office:value="36330" table:style-name="ce5">
            <text:p>36,330<text:s/></text:p>
          </table:table-cell>
          <table:table-cell office:value-type="float" office:value="31788" table:style-name="ce5">
            <text:p>31,788<text:s/></text:p>
          </table:table-cell>
          <table:table-cell office:value-type="float" office:value="12577" table:style-name="ce5">
            <text:p>12,577<text:s/></text:p>
          </table:table-cell>
          <table:table-cell office:value-type="float" office:value="38440" table:style-name="ce5">
            <text:p>38,440<text:s/></text:p>
          </table:table-cell>
          <table:table-cell office:value-type="float" office:value="28764" table:style-name="ce5">
            <text:p>28,764<text:s/></text:p>
          </table:table-cell>
          <table:table-cell office:value-type="float" office:value="28221" table:style-name="ce5">
            <text:p>28,221<text:s/></text:p>
          </table:table-cell>
          <table:table-cell office:value-type="float" office:value="24132" table:style-name="ce5">
            <text:p>24,132<text:s/></text:p>
          </table:table-cell>
          <table:table-cell office:value-type="float" office:value="27128" table:style-name="ce5">
            <text:p>27,128<text:s/></text:p>
          </table:table-cell>
          <table:table-cell office:value-type="float" office:value="143611" table:style-name="ce5">
            <text:p>143,611<text:s/></text:p>
          </table:table-cell>
          <table:table-cell office:value-type="float" office:value="40723" table:style-name="ce5">
            <text:p>40,723<text:s/></text:p>
          </table:table-cell>
          <table:table-cell office:value-type="float" office:value="23579" table:style-name="ce5">
            <text:p>23,579<text:s/></text:p>
          </table:table-cell>
          <table:table-cell office:value-type="float" office:value="26885" table:style-name="ce5">
            <text:p>26,885<text:s/></text:p>
          </table:table-cell>
          <table:table-cell office:value-type="float" office:value="28735" table:style-name="ce5">
            <text:p>28,735<text:s/></text:p>
          </table:table-cell>
          <table:table-cell office:value-type="float" office:value="36076" table:style-name="ce5">
            <text:p>36,076<text:s/></text:p>
          </table:table-cell>
          <table:table-cell office:value-type="float" office:value="38144" table:style-name="ce5">
            <text:p>38,144<text:s/></text:p>
          </table:table-cell>
          <table:table-cell office:value-type="float" office:value="27916" table:style-name="ce5">
            <text:p>27,916<text:s/></text:p>
          </table:table-cell>
          <table:table-cell office:value-type="float" office:value="14400" table:style-name="ce5">
            <text:p>14,400<text:s/></text:p>
          </table:table-cell>
          <table:table-cell office:value-type="float" office:value="34086" table:style-name="ce5">
            <text:p>34,086<text:s/></text:p>
          </table:table-cell>
          <table:table-cell office:value-type="float" office:value="7895" table:style-name="ce5">
            <text:p>7,895<text:s/></text:p>
          </table:table-cell>
          <table:table-cell office:value-type="float" office:value="10146" table:style-name="ce5">
            <text:p>10,146<text:s/></text:p>
          </table:table-cell>
          <table:table-cell office:value-type="float" office:value="19719" table:style-name="ce5">
            <text:p>19,719<text:s/></text:p>
          </table:table-cell>
          <table:table-cell office:value-type="float" office:value="7796" table:style-name="ce5">
            <text:p>7,796<text:s/></text:p>
          </table:table-cell>
          <table:table-cell office:value-type="float" office:value="3904" table:style-name="ce5">
            <text:p>3,904<text:s/></text:p>
          </table:table-cell>
          <table:table-cell office:value-type="float" office:value="3776" table:style-name="ce5">
            <text:p>3,776<text:s/></text:p>
          </table:table-cell>
          <table:table-cell office:value-type="float" office:value="14892" table:style-name="ce5">
            <text:p>14,892<text:s/></text:p>
          </table:table-cell>
          <table:table-cell office:value-type="float" office:value="9973" table:style-name="ce5">
            <text:p>9,973<text:s/></text:p>
          </table:table-cell>
          <table:table-cell office:value-type="float" office:value="10650" table:style-name="ce5">
            <text:p>10,650<text:s/></text:p>
          </table:table-cell>
          <table:table-cell office:value-type="float" office:value="37602" table:style-name="ce5">
            <text:p>37,602<text:s/></text:p>
          </table:table-cell>
          <table:table-cell office:value-type="float" office:value="9769" table:style-name="ce5">
            <text:p>9,769<text:s/></text:p>
          </table:table-cell>
          <table:table-cell office:value-type="float" office:value="13848" table:style-name="ce5">
            <text:p>13,848<text:s/></text:p>
          </table:table-cell>
          <table:table-cell office:value-type="float" office:value="7727" table:style-name="ce5">
            <text:p>7,727<text:s/></text:p>
          </table:table-cell>
          <table:table-cell office:value-type="float" office:value="23458" table:style-name="ce5">
            <text:p>23,458<text:s/></text:p>
          </table:table-cell>
          <table:table-cell office:value-type="float" office:value="28610" table:style-name="ce5">
            <text:p>28,610<text:s/></text:p>
          </table:table-cell>
          <table:table-cell office:value-type="float" office:value="33398" table:style-name="ce5">
            <text:p>33,398<text:s/></text:p>
          </table:table-cell>
          <table:table-cell office:value-type="float" office:value="44249" table:style-name="ce5">
            <text:p>44,249<text:s/></text:p>
          </table:table-cell>
          <table:table-cell office:value-type="float" office:value="45993" table:style-name="ce5">
            <text:p>45,993<text:s/></text:p>
          </table:table-cell>
          <table:table-cell office:value-type="float" office:value="27203" table:style-name="ce5">
            <text:p>27,203<text:s/></text:p>
          </table:table-cell>
          <table:table-cell office:value-type="float" office:value="32393" table:style-name="ce5">
            <text:p>32,393<text:s/></text:p>
          </table:table-cell>
          <table:table-cell office:value-type="float" office:value="70168" table:style-name="ce5">
            <text:p>70,168<text:s/></text:p>
          </table:table-cell>
          <table:table-cell office:value-type="float" office:value="24986" table:style-name="ce5">
            <text:p>24,986<text:s/></text:p>
          </table:table-cell>
          <table:table-cell office:value-type="float" office:value="34071" table:style-name="ce5">
            <text:p>34,071<text:s/></text:p>
          </table:table-cell>
          <table:table-cell office:value-type="float" office:value="34835" table:style-name="ce5">
            <text:p>34,835<text:s/></text:p>
          </table:table-cell>
          <table:table-cell office:value-type="float" office:value="21948" table:style-name="ce5">
            <text:p>21,948<text:s/></text:p>
          </table:table-cell>
          <table:table-cell office:value-type="float" office:value="62391" table:style-name="ce5">
            <text:p>62,391<text:s/></text:p>
          </table:table-cell>
          <table:table-cell office:value-type="float" office:value="22275" table:style-name="ce5">
            <text:p>22,275<text:s/></text:p>
          </table:table-cell>
          <table:table-cell office:value-type="float" office:value="17492" table:style-name="ce5">
            <text:p>17,492<text:s/></text:p>
          </table:table-cell>
          <table:table-cell office:value-type="float" office:value="15690" table:style-name="ce5">
            <text:p>15,690<text:s/></text:p>
          </table:table-cell>
          <table:table-cell office:value-type="float" office:value="19149" table:style-name="ce5">
            <text:p>19,149<text:s/></text:p>
          </table:table-cell>
          <table:table-cell office:value-type="float" office:value="15742" table:style-name="ce5">
            <text:p>15,742<text:s/></text:p>
          </table:table-cell>
          <table:table-cell office:value-type="float" office:value="33880" table:style-name="ce5">
            <text:p>33,880<text:s/></text:p>
          </table:table-cell>
          <table:table-cell office:value-type="float" office:value="19833" table:style-name="ce5">
            <text:p>19,833<text:s/></text:p>
          </table:table-cell>
          <table:table-cell office:value-type="float" office:value="8488" table:style-name="ce5">
            <text:p>8,488<text:s/></text:p>
          </table:table-cell>
          <table:table-cell office:value-type="float" office:value="14139" table:style-name="ce5">
            <text:p>14,139<text:s/></text:p>
          </table:table-cell>
          <table:table-cell office:value-type="float" office:value="43170" table:style-name="ce5">
            <text:p>43,170<text:s/></text:p>
          </table:table-cell>
          <table:table-cell office:value-type="float" office:value="26174" table:style-name="ce5">
            <text:p>26,174<text:s/></text:p>
          </table:table-cell>
          <table:table-cell office:value-type="float" office:value="25997" table:style-name="ce5">
            <text:p>25,997<text:s/></text:p>
          </table:table-cell>
          <table:table-cell office:value-type="float" office:value="27594" table:style-name="ce5">
            <text:p>27,594<text:s/></text:p>
          </table:table-cell>
          <table:table-cell office:value-type="float" office:value="14572" table:style-name="ce5">
            <text:p>14,572<text:s/></text:p>
          </table:table-cell>
          <table:table-cell office:value-type="float" office:value="11805" table:style-name="ce5">
            <text:p>11,805<text:s/></text:p>
          </table:table-cell>
          <table:table-cell office:value-type="float" office:value="6382" table:style-name="ce5">
            <text:p>6,382<text:s/></text:p>
          </table:table-cell>
          <table:table-cell office:value-type="float" office:value="5440" table:style-name="ce5">
            <text:p>5,440<text:s/></text:p>
          </table:table-cell>
          <table:table-cell office:value-type="float" office:value="6833" table:style-name="ce5">
            <text:p>6,833<text:s/></text:p>
          </table:table-cell>
          <table:table-cell office:value-type="float" office:value="11331" table:style-name="ce5">
            <text:p>11,331<text:s/></text:p>
          </table:table-cell>
          <table:table-cell office:value-type="float" office:value="9902" table:style-name="ce5">
            <text:p>9,902<text:s/></text:p>
          </table:table-cell>
          <table:table-cell office:value-type="float" office:value="14477" table:style-name="ce5">
            <text:p>14,477<text:s/></text:p>
          </table:table-cell>
          <table:table-cell office:value-type="float" office:value="18979" table:style-name="ce5">
            <text:p>18,979<text:s/></text:p>
          </table:table-cell>
          <table:table-cell office:value-type="float" office:value="31930" table:style-name="ce5">
            <text:p>31,930<text:s/></text:p>
          </table:table-cell>
          <table:table-cell office:value-type="float" office:value="27218" table:style-name="ce5">
            <text:p>27,218<text:s/></text:p>
          </table:table-cell>
          <table:table-cell office:value-type="float" office:value="15879" table:style-name="ce5">
            <text:p>15,879<text:s/></text:p>
          </table:table-cell>
          <table:table-cell office:value-type="float" office:value="13007" table:style-name="ce5">
            <text:p>13,007<text:s/></text:p>
          </table:table-cell>
          <table:table-cell office:value-type="float" office:value="12949" table:style-name="ce5">
            <text:p>12,949<text:s/></text:p>
          </table:table-cell>
          <table:table-cell office:value-type="float" office:value="13823" table:style-name="ce5">
            <text:p>13,823<text:s/></text:p>
          </table:table-cell>
          <table:table-cell office:value-type="float" office:value="12822" table:style-name="ce5">
            <text:p>12,822<text:s/></text:p>
          </table:table-cell>
          <table:table-cell office:value-type="float" office:value="12063" table:style-name="ce5">
            <text:p>12,063<text:s/></text:p>
          </table:table-cell>
          <table:table-cell office:value-type="float" office:value="10749" table:style-name="ce5">
            <text:p>10,749<text:s/></text:p>
          </table:table-cell>
          <table:table-cell table:number-columns-repeated="16275"/>
        </table:table-row>
        <table:table-row table:style-name="ro2">
          <table:table-cell office:value-type="date" office:date-value="2019-12-04T00:00:00" table:style-name="ce4">
            <text:p>2019/12/4</text:p>
          </table:table-cell>
          <table:table-cell office:value-type="float" office:value="5676" table:style-name="ce5">
            <text:p>5,676<text:s/></text:p>
          </table:table-cell>
          <table:table-cell office:value-type="float" office:value="16404" table:style-name="ce5">
            <text:p>16,404<text:s/></text:p>
          </table:table-cell>
          <table:table-cell office:value-type="float" office:value="44693" table:style-name="ce5">
            <text:p>44,693<text:s/></text:p>
          </table:table-cell>
          <table:table-cell office:value-type="float" office:value="45156" table:style-name="ce5">
            <text:p>45,156<text:s/></text:p>
          </table:table-cell>
          <table:table-cell office:value-type="float" office:value="30312" table:style-name="ce5">
            <text:p>30,312<text:s/></text:p>
          </table:table-cell>
          <table:table-cell office:value-type="float" office:value="17073" table:style-name="ce5">
            <text:p>17,073<text:s/></text:p>
          </table:table-cell>
          <table:table-cell office:value-type="float" office:value="12875" table:style-name="ce5">
            <text:p>12,875<text:s/></text:p>
          </table:table-cell>
          <table:table-cell office:value-type="float" office:value="4559" table:style-name="ce5">
            <text:p>4,559<text:s/></text:p>
          </table:table-cell>
          <table:table-cell office:value-type="float" office:value="3577" table:style-name="ce5">
            <text:p>3,577<text:s/></text:p>
          </table:table-cell>
          <table:table-cell office:value-type="float" office:value="15453" table:style-name="ce5">
            <text:p>15,453<text:s/></text:p>
          </table:table-cell>
          <table:table-cell office:value-type="float" office:value="2931" table:style-name="ce5">
            <text:p>2,931<text:s/></text:p>
          </table:table-cell>
          <table:table-cell office:value-type="float" office:value="4892" table:style-name="ce5">
            <text:p>4,892<text:s/></text:p>
          </table:table-cell>
          <table:table-cell office:value-type="float" office:value="6779" table:style-name="ce5">
            <text:p>6,779<text:s/></text:p>
          </table:table-cell>
          <table:table-cell office:value-type="float" office:value="11619" table:style-name="ce5">
            <text:p>11,619<text:s/></text:p>
          </table:table-cell>
          <table:table-cell office:value-type="float" office:value="12002" table:style-name="ce5">
            <text:p>12,002<text:s/></text:p>
          </table:table-cell>
          <table:table-cell office:value-type="float" office:value="19944" table:style-name="ce5">
            <text:p>19,944<text:s/></text:p>
          </table:table-cell>
          <table:table-cell office:value-type="float" office:value="19102" table:style-name="ce5">
            <text:p>19,102<text:s/></text:p>
          </table:table-cell>
          <table:table-cell office:value-type="float" office:value="6374" table:style-name="ce5">
            <text:p>6,374<text:s/></text:p>
          </table:table-cell>
          <table:table-cell office:value-type="float" office:value="9745" table:style-name="ce5">
            <text:p>9,745<text:s/></text:p>
          </table:table-cell>
          <table:table-cell office:value-type="float" office:value="3478" table:style-name="ce5">
            <text:p>3,478<text:s/></text:p>
          </table:table-cell>
          <table:table-cell office:value-type="float" office:value="9507" table:style-name="ce5">
            <text:p>9,507<text:s/></text:p>
          </table:table-cell>
          <table:table-cell office:value-type="float" office:value="9085" table:style-name="ce5">
            <text:p>9,085<text:s/></text:p>
          </table:table-cell>
          <table:table-cell office:value-type="float" office:value="6365" table:style-name="ce5">
            <text:p>6,365<text:s/></text:p>
          </table:table-cell>
          <table:table-cell office:value-type="float" office:value="32884" table:style-name="ce5">
            <text:p>32,884<text:s/></text:p>
          </table:table-cell>
          <table:table-cell office:value-type="float" office:value="3051" table:style-name="ce5">
            <text:p>3,051<text:s/></text:p>
          </table:table-cell>
          <table:table-cell office:value-type="float" office:value="13513" table:style-name="ce5">
            <text:p>13,513<text:s/></text:p>
          </table:table-cell>
          <table:table-cell office:value-type="float" office:value="12225" table:style-name="ce5">
            <text:p>12,225<text:s/></text:p>
          </table:table-cell>
          <table:table-cell office:value-type="float" office:value="18299" table:style-name="ce5">
            <text:p>18,299<text:s/></text:p>
          </table:table-cell>
          <table:table-cell office:value-type="float" office:value="23584" table:style-name="ce5">
            <text:p>23,584<text:s/></text:p>
          </table:table-cell>
          <table:table-cell office:value-type="float" office:value="18789" table:style-name="ce5">
            <text:p>18,789<text:s/></text:p>
          </table:table-cell>
          <table:table-cell office:value-type="float" office:value="10907" table:style-name="ce5">
            <text:p>10,907<text:s/></text:p>
          </table:table-cell>
          <table:table-cell office:value-type="float" office:value="30785" table:style-name="ce5">
            <text:p>30,785<text:s/></text:p>
          </table:table-cell>
          <table:table-cell office:value-type="float" office:value="19623" table:style-name="ce5">
            <text:p>19,623<text:s/></text:p>
          </table:table-cell>
          <table:table-cell office:value-type="float" office:value="36859" table:style-name="ce5">
            <text:p>36,859<text:s/></text:p>
          </table:table-cell>
          <table:table-cell office:value-type="float" office:value="32086" table:style-name="ce5">
            <text:p>32,086<text:s/></text:p>
          </table:table-cell>
          <table:table-cell office:value-type="float" office:value="12472" table:style-name="ce5">
            <text:p>12,472<text:s/></text:p>
          </table:table-cell>
          <table:table-cell office:value-type="float" office:value="38588" table:style-name="ce5">
            <text:p>38,588<text:s/></text:p>
          </table:table-cell>
          <table:table-cell office:value-type="float" office:value="29571" table:style-name="ce5">
            <text:p>29,571<text:s/></text:p>
          </table:table-cell>
          <table:table-cell office:value-type="float" office:value="28306" table:style-name="ce5">
            <text:p>28,306<text:s/></text:p>
          </table:table-cell>
          <table:table-cell office:value-type="float" office:value="24016" table:style-name="ce5">
            <text:p>24,016<text:s/></text:p>
          </table:table-cell>
          <table:table-cell office:value-type="float" office:value="27548" table:style-name="ce5">
            <text:p>27,548<text:s/></text:p>
          </table:table-cell>
          <table:table-cell office:value-type="float" office:value="144598" table:style-name="ce5">
            <text:p>144,598<text:s/></text:p>
          </table:table-cell>
          <table:table-cell office:value-type="float" office:value="42275" table:style-name="ce5">
            <text:p>42,275<text:s/></text:p>
          </table:table-cell>
          <table:table-cell office:value-type="float" office:value="23930" table:style-name="ce5">
            <text:p>23,930<text:s/></text:p>
          </table:table-cell>
          <table:table-cell office:value-type="float" office:value="26792" table:style-name="ce5">
            <text:p>26,792<text:s/></text:p>
          </table:table-cell>
          <table:table-cell office:value-type="float" office:value="28135" table:style-name="ce5">
            <text:p>28,135<text:s/></text:p>
          </table:table-cell>
          <table:table-cell office:value-type="float" office:value="35276" table:style-name="ce5">
            <text:p>35,276<text:s/></text:p>
          </table:table-cell>
          <table:table-cell office:value-type="float" office:value="35439" table:style-name="ce5">
            <text:p>35,439<text:s/></text:p>
          </table:table-cell>
          <table:table-cell office:value-type="float" office:value="27207" table:style-name="ce5">
            <text:p>27,207<text:s/></text:p>
          </table:table-cell>
          <table:table-cell office:value-type="float" office:value="14354" table:style-name="ce5">
            <text:p>14,354<text:s/></text:p>
          </table:table-cell>
          <table:table-cell office:value-type="float" office:value="34472" table:style-name="ce5">
            <text:p>34,472<text:s/></text:p>
          </table:table-cell>
          <table:table-cell office:value-type="float" office:value="7753" table:style-name="ce5">
            <text:p>7,753<text:s/></text:p>
          </table:table-cell>
          <table:table-cell office:value-type="float" office:value="9967" table:style-name="ce5">
            <text:p>9,967<text:s/></text:p>
          </table:table-cell>
          <table:table-cell office:value-type="float" office:value="20047" table:style-name="ce5">
            <text:p>20,047<text:s/></text:p>
          </table:table-cell>
          <table:table-cell office:value-type="float" office:value="7950" table:style-name="ce5">
            <text:p>7,950<text:s/></text:p>
          </table:table-cell>
          <table:table-cell office:value-type="float" office:value="3932" table:style-name="ce5">
            <text:p>3,932<text:s/></text:p>
          </table:table-cell>
          <table:table-cell office:value-type="float" office:value="3789" table:style-name="ce5">
            <text:p>3,789<text:s/></text:p>
          </table:table-cell>
          <table:table-cell office:value-type="float" office:value="14567" table:style-name="ce5">
            <text:p>14,567<text:s/></text:p>
          </table:table-cell>
          <table:table-cell office:value-type="float" office:value="10007" table:style-name="ce5">
            <text:p>10,007<text:s/></text:p>
          </table:table-cell>
          <table:table-cell office:value-type="float" office:value="10511" table:style-name="ce5">
            <text:p>10,511<text:s/></text:p>
          </table:table-cell>
          <table:table-cell office:value-type="float" office:value="37211" table:style-name="ce5">
            <text:p>37,211<text:s/></text:p>
          </table:table-cell>
          <table:table-cell office:value-type="float" office:value="9671" table:style-name="ce5">
            <text:p>9,671<text:s/></text:p>
          </table:table-cell>
          <table:table-cell office:value-type="float" office:value="14153" table:style-name="ce5">
            <text:p>14,153<text:s/></text:p>
          </table:table-cell>
          <table:table-cell office:value-type="float" office:value="7919" table:style-name="ce5">
            <text:p>7,919<text:s/></text:p>
          </table:table-cell>
          <table:table-cell office:value-type="float" office:value="23638" table:style-name="ce5">
            <text:p>23,638<text:s/></text:p>
          </table:table-cell>
          <table:table-cell office:value-type="float" office:value="28746" table:style-name="ce5">
            <text:p>28,746<text:s/></text:p>
          </table:table-cell>
          <table:table-cell office:value-type="float" office:value="33366" table:style-name="ce5">
            <text:p>33,366<text:s/></text:p>
          </table:table-cell>
          <table:table-cell office:value-type="float" office:value="44067" table:style-name="ce5">
            <text:p>44,067<text:s/></text:p>
          </table:table-cell>
          <table:table-cell office:value-type="float" office:value="46327" table:style-name="ce5">
            <text:p>46,327<text:s/></text:p>
          </table:table-cell>
          <table:table-cell office:value-type="float" office:value="27331" table:style-name="ce5">
            <text:p>27,331<text:s/></text:p>
          </table:table-cell>
          <table:table-cell office:value-type="float" office:value="32188" table:style-name="ce5">
            <text:p>32,188<text:s/></text:p>
          </table:table-cell>
          <table:table-cell office:value-type="float" office:value="73914" table:style-name="ce5">
            <text:p>73,914<text:s/></text:p>
          </table:table-cell>
          <table:table-cell office:value-type="float" office:value="26031" table:style-name="ce5">
            <text:p>26,031<text:s/></text:p>
          </table:table-cell>
          <table:table-cell office:value-type="float" office:value="35465" table:style-name="ce5">
            <text:p>35,465<text:s/></text:p>
          </table:table-cell>
          <table:table-cell office:value-type="float" office:value="36044" table:style-name="ce5">
            <text:p>36,044<text:s/></text:p>
          </table:table-cell>
          <table:table-cell office:value-type="float" office:value="23775" table:style-name="ce5">
            <text:p>23,775<text:s/></text:p>
          </table:table-cell>
          <table:table-cell office:value-type="float" office:value="64126" table:style-name="ce5">
            <text:p>64,126<text:s/></text:p>
          </table:table-cell>
          <table:table-cell office:value-type="float" office:value="21840" table:style-name="ce5">
            <text:p>21,840<text:s/></text:p>
          </table:table-cell>
          <table:table-cell office:value-type="float" office:value="17609" table:style-name="ce5">
            <text:p>17,609<text:s/></text:p>
          </table:table-cell>
          <table:table-cell office:value-type="float" office:value="15562" table:style-name="ce5">
            <text:p>15,562<text:s/></text:p>
          </table:table-cell>
          <table:table-cell office:value-type="float" office:value="19296" table:style-name="ce5">
            <text:p>19,296<text:s/></text:p>
          </table:table-cell>
          <table:table-cell office:value-type="float" office:value="15614" table:style-name="ce5">
            <text:p>15,614<text:s/></text:p>
          </table:table-cell>
          <table:table-cell office:value-type="float" office:value="37733" table:style-name="ce5">
            <text:p>37,733<text:s/></text:p>
          </table:table-cell>
          <table:table-cell office:value-type="float" office:value="19996" table:style-name="ce5">
            <text:p>19,996<text:s/></text:p>
          </table:table-cell>
          <table:table-cell office:value-type="float" office:value="8326" table:style-name="ce5">
            <text:p>8,326<text:s/></text:p>
          </table:table-cell>
          <table:table-cell office:value-type="float" office:value="14296" table:style-name="ce5">
            <text:p>14,296<text:s/></text:p>
          </table:table-cell>
          <table:table-cell office:value-type="float" office:value="44134" table:style-name="ce5">
            <text:p>44,134<text:s/></text:p>
          </table:table-cell>
          <table:table-cell office:value-type="float" office:value="25634" table:style-name="ce5">
            <text:p>25,634<text:s/></text:p>
          </table:table-cell>
          <table:table-cell office:value-type="float" office:value="26073" table:style-name="ce5">
            <text:p>26,073<text:s/></text:p>
          </table:table-cell>
          <table:table-cell office:value-type="float" office:value="27586" table:style-name="ce5">
            <text:p>27,586<text:s/></text:p>
          </table:table-cell>
          <table:table-cell office:value-type="float" office:value="14514" table:style-name="ce5">
            <text:p>14,514<text:s/></text:p>
          </table:table-cell>
          <table:table-cell office:value-type="float" office:value="12045" table:style-name="ce5">
            <text:p>12,045<text:s/></text:p>
          </table:table-cell>
          <table:table-cell office:value-type="float" office:value="6386" table:style-name="ce5">
            <text:p>6,386<text:s/></text:p>
          </table:table-cell>
          <table:table-cell office:value-type="float" office:value="5502" table:style-name="ce5">
            <text:p>5,502<text:s/></text:p>
          </table:table-cell>
          <table:table-cell office:value-type="float" office:value="6901" table:style-name="ce5">
            <text:p>6,901<text:s/></text:p>
          </table:table-cell>
          <table:table-cell office:value-type="float" office:value="11277" table:style-name="ce5">
            <text:p>11,277<text:s/></text:p>
          </table:table-cell>
          <table:table-cell office:value-type="float" office:value="9900" table:style-name="ce5">
            <text:p>9,900<text:s/></text:p>
          </table:table-cell>
          <table:table-cell office:value-type="float" office:value="14503" table:style-name="ce5">
            <text:p>14,503<text:s/></text:p>
          </table:table-cell>
          <table:table-cell office:value-type="float" office:value="18988" table:style-name="ce5">
            <text:p>18,988<text:s/></text:p>
          </table:table-cell>
          <table:table-cell office:value-type="float" office:value="31865" table:style-name="ce5">
            <text:p>31,865<text:s/></text:p>
          </table:table-cell>
          <table:table-cell office:value-type="float" office:value="28768" table:style-name="ce5">
            <text:p>28,768<text:s/></text:p>
          </table:table-cell>
          <table:table-cell office:value-type="float" office:value="16029" table:style-name="ce5">
            <text:p>16,029<text:s/></text:p>
          </table:table-cell>
          <table:table-cell office:value-type="float" office:value="13168" table:style-name="ce5">
            <text:p>13,168<text:s/></text:p>
          </table:table-cell>
          <table:table-cell office:value-type="float" office:value="13135" table:style-name="ce5">
            <text:p>13,135<text:s/></text:p>
          </table:table-cell>
          <table:table-cell office:value-type="float" office:value="13913" table:style-name="ce5">
            <text:p>13,913<text:s/></text:p>
          </table:table-cell>
          <table:table-cell office:value-type="float" office:value="12743" table:style-name="ce5">
            <text:p>12,743<text:s/></text:p>
          </table:table-cell>
          <table:table-cell office:value-type="float" office:value="12072" table:style-name="ce5">
            <text:p>12,072<text:s/></text:p>
          </table:table-cell>
          <table:table-cell office:value-type="float" office:value="10608" table:style-name="ce5">
            <text:p>10,608<text:s/></text:p>
          </table:table-cell>
          <table:table-cell table:number-columns-repeated="16275"/>
        </table:table-row>
        <table:table-row table:style-name="ro2">
          <table:table-cell office:value-type="date" office:date-value="2019-12-05T00:00:00" table:style-name="ce4">
            <text:p>2019/12/5</text:p>
          </table:table-cell>
          <table:table-cell office:value-type="float" office:value="6203" table:style-name="ce5">
            <text:p>6,203<text:s/></text:p>
          </table:table-cell>
          <table:table-cell office:value-type="float" office:value="16861" table:style-name="ce5">
            <text:p>16,861<text:s/></text:p>
          </table:table-cell>
          <table:table-cell office:value-type="float" office:value="47174" table:style-name="ce5">
            <text:p>47,174<text:s/></text:p>
          </table:table-cell>
          <table:table-cell office:value-type="float" office:value="48155" table:style-name="ce5">
            <text:p>48,155<text:s/></text:p>
          </table:table-cell>
          <table:table-cell office:value-type="float" office:value="30758" table:style-name="ce5">
            <text:p>30,758<text:s/></text:p>
          </table:table-cell>
          <table:table-cell office:value-type="float" office:value="18553" table:style-name="ce5">
            <text:p>18,553<text:s/></text:p>
          </table:table-cell>
          <table:table-cell office:value-type="float" office:value="13357" table:style-name="ce5">
            <text:p>13,357<text:s/></text:p>
          </table:table-cell>
          <table:table-cell office:value-type="float" office:value="4853" table:style-name="ce5">
            <text:p>4,853<text:s/></text:p>
          </table:table-cell>
          <table:table-cell office:value-type="float" office:value="3560" table:style-name="ce5">
            <text:p>3,560<text:s/></text:p>
          </table:table-cell>
          <table:table-cell office:value-type="float" office:value="15618" table:style-name="ce5">
            <text:p>15,618<text:s/></text:p>
          </table:table-cell>
          <table:table-cell office:value-type="float" office:value="2771" table:style-name="ce5">
            <text:p>2,771<text:s/></text:p>
          </table:table-cell>
          <table:table-cell office:value-type="float" office:value="4856" table:style-name="ce5">
            <text:p>4,856<text:s/></text:p>
          </table:table-cell>
          <table:table-cell office:value-type="float" office:value="5676" table:style-name="ce5">
            <text:p>5,676<text:s/></text:p>
          </table:table-cell>
          <table:table-cell office:value-type="float" office:value="11484" table:style-name="ce5">
            <text:p>11,484<text:s/></text:p>
          </table:table-cell>
          <table:table-cell office:value-type="float" office:value="11970" table:style-name="ce5">
            <text:p>11,970<text:s/></text:p>
          </table:table-cell>
          <table:table-cell office:value-type="float" office:value="20986" table:style-name="ce5">
            <text:p>20,986<text:s/></text:p>
          </table:table-cell>
          <table:table-cell office:value-type="float" office:value="19884" table:style-name="ce5">
            <text:p>19,884<text:s/></text:p>
          </table:table-cell>
          <table:table-cell office:value-type="float" office:value="6333" table:style-name="ce5">
            <text:p>6,333<text:s/></text:p>
          </table:table-cell>
          <table:table-cell office:value-type="float" office:value="9930" table:style-name="ce5">
            <text:p>9,930<text:s/></text:p>
          </table:table-cell>
          <table:table-cell office:value-type="float" office:value="3370" table:style-name="ce5">
            <text:p>3,370<text:s/></text:p>
          </table:table-cell>
          <table:table-cell office:value-type="float" office:value="9555" table:style-name="ce5">
            <text:p>9,555<text:s/></text:p>
          </table:table-cell>
          <table:table-cell office:value-type="float" office:value="9055" table:style-name="ce5">
            <text:p>9,055<text:s/></text:p>
          </table:table-cell>
          <table:table-cell office:value-type="float" office:value="7100" table:style-name="ce5">
            <text:p>7,100<text:s/></text:p>
          </table:table-cell>
          <table:table-cell office:value-type="float" office:value="37587" table:style-name="ce5">
            <text:p>37,587<text:s/></text:p>
          </table:table-cell>
          <table:table-cell office:value-type="float" office:value="3665" table:style-name="ce5">
            <text:p>3,665<text:s/></text:p>
          </table:table-cell>
          <table:table-cell office:value-type="float" office:value="13123" table:style-name="ce5">
            <text:p>13,123<text:s/></text:p>
          </table:table-cell>
          <table:table-cell office:value-type="float" office:value="12227" table:style-name="ce5">
            <text:p>12,227<text:s/></text:p>
          </table:table-cell>
          <table:table-cell office:value-type="float" office:value="18369" table:style-name="ce5">
            <text:p>18,369<text:s/></text:p>
          </table:table-cell>
          <table:table-cell office:value-type="float" office:value="24446" table:style-name="ce5">
            <text:p>24,446<text:s/></text:p>
          </table:table-cell>
          <table:table-cell office:value-type="float" office:value="18612" table:style-name="ce5">
            <text:p>18,612<text:s/></text:p>
          </table:table-cell>
          <table:table-cell office:value-type="float" office:value="11120" table:style-name="ce5">
            <text:p>11,120<text:s/></text:p>
          </table:table-cell>
          <table:table-cell office:value-type="float" office:value="32113" table:style-name="ce5">
            <text:p>32,113<text:s/></text:p>
          </table:table-cell>
          <table:table-cell office:value-type="float" office:value="19520" table:style-name="ce5">
            <text:p>19,520<text:s/></text:p>
          </table:table-cell>
          <table:table-cell office:value-type="float" office:value="38372" table:style-name="ce5">
            <text:p>38,372<text:s/></text:p>
          </table:table-cell>
          <table:table-cell office:value-type="float" office:value="32710" table:style-name="ce5">
            <text:p>32,710<text:s/></text:p>
          </table:table-cell>
          <table:table-cell office:value-type="float" office:value="12629" table:style-name="ce5">
            <text:p>12,629<text:s/></text:p>
          </table:table-cell>
          <table:table-cell office:value-type="float" office:value="39624" table:style-name="ce5">
            <text:p>39,624<text:s/></text:p>
          </table:table-cell>
          <table:table-cell office:value-type="float" office:value="29328" table:style-name="ce5">
            <text:p>29,328<text:s/></text:p>
          </table:table-cell>
          <table:table-cell office:value-type="float" office:value="28707" table:style-name="ce5">
            <text:p>28,707<text:s/></text:p>
          </table:table-cell>
          <table:table-cell office:value-type="float" office:value="24220" table:style-name="ce5">
            <text:p>24,220<text:s/></text:p>
          </table:table-cell>
          <table:table-cell office:value-type="float" office:value="26801" table:style-name="ce5">
            <text:p>26,801<text:s/></text:p>
          </table:table-cell>
          <table:table-cell office:value-type="float" office:value="151535" table:style-name="ce5">
            <text:p>151,535<text:s/></text:p>
          </table:table-cell>
          <table:table-cell office:value-type="float" office:value="43894" table:style-name="ce5">
            <text:p>43,894<text:s/></text:p>
          </table:table-cell>
          <table:table-cell office:value-type="float" office:value="23840" table:style-name="ce5">
            <text:p>23,840<text:s/></text:p>
          </table:table-cell>
          <table:table-cell office:value-type="float" office:value="26481" table:style-name="ce5">
            <text:p>26,481<text:s/></text:p>
          </table:table-cell>
          <table:table-cell office:value-type="float" office:value="26894" table:style-name="ce5">
            <text:p>26,894<text:s/></text:p>
          </table:table-cell>
          <table:table-cell office:value-type="float" office:value="32955" table:style-name="ce5">
            <text:p>32,955<text:s/></text:p>
          </table:table-cell>
          <table:table-cell office:value-type="float" office:value="31268" table:style-name="ce5">
            <text:p>31,268<text:s/></text:p>
          </table:table-cell>
          <table:table-cell office:value-type="float" office:value="25942" table:style-name="ce5">
            <text:p>25,942<text:s/></text:p>
          </table:table-cell>
          <table:table-cell office:value-type="float" office:value="14202" table:style-name="ce5">
            <text:p>14,202<text:s/></text:p>
          </table:table-cell>
          <table:table-cell office:value-type="float" office:value="33337" table:style-name="ce5">
            <text:p>33,337<text:s/></text:p>
          </table:table-cell>
          <table:table-cell office:value-type="float" office:value="7901" table:style-name="ce5">
            <text:p>7,901<text:s/></text:p>
          </table:table-cell>
          <table:table-cell office:value-type="float" office:value="10135" table:style-name="ce5">
            <text:p>10,135<text:s/></text:p>
          </table:table-cell>
          <table:table-cell office:value-type="float" office:value="18239" table:style-name="ce5">
            <text:p>18,239<text:s/></text:p>
          </table:table-cell>
          <table:table-cell office:value-type="float" office:value="6857" table:style-name="ce5">
            <text:p>6,857<text:s/></text:p>
          </table:table-cell>
          <table:table-cell office:value-type="float" office:value="3831" table:style-name="ce5">
            <text:p>3,831<text:s/></text:p>
          </table:table-cell>
          <table:table-cell office:value-type="float" office:value="3625" table:style-name="ce5">
            <text:p>3,625<text:s/></text:p>
          </table:table-cell>
          <table:table-cell office:value-type="float" office:value="14733" table:style-name="ce5">
            <text:p>14,733<text:s/></text:p>
          </table:table-cell>
          <table:table-cell office:value-type="float" office:value="9504" table:style-name="ce5">
            <text:p>9,504<text:s/></text:p>
          </table:table-cell>
          <table:table-cell office:value-type="float" office:value="10589" table:style-name="ce5">
            <text:p>10,589<text:s/></text:p>
          </table:table-cell>
          <table:table-cell office:value-type="float" office:value="34157" table:style-name="ce5">
            <text:p>34,157<text:s/></text:p>
          </table:table-cell>
          <table:table-cell office:value-type="float" office:value="9481" table:style-name="ce5">
            <text:p>9,481<text:s/></text:p>
          </table:table-cell>
          <table:table-cell office:value-type="float" office:value="13387" table:style-name="ce5">
            <text:p>13,387<text:s/></text:p>
          </table:table-cell>
          <table:table-cell office:value-type="float" office:value="8001" table:style-name="ce5">
            <text:p>8,001<text:s/></text:p>
          </table:table-cell>
          <table:table-cell office:value-type="float" office:value="23346" table:style-name="ce5">
            <text:p>23,346<text:s/></text:p>
          </table:table-cell>
          <table:table-cell office:value-type="float" office:value="28908" table:style-name="ce5">
            <text:p>28,908<text:s/></text:p>
          </table:table-cell>
          <table:table-cell office:value-type="float" office:value="33670" table:style-name="ce5">
            <text:p>33,670<text:s/></text:p>
          </table:table-cell>
          <table:table-cell office:value-type="float" office:value="43286" table:style-name="ce5">
            <text:p>43,286<text:s/></text:p>
          </table:table-cell>
          <table:table-cell office:value-type="float" office:value="46986" table:style-name="ce5">
            <text:p>46,986<text:s/></text:p>
          </table:table-cell>
          <table:table-cell office:value-type="float" office:value="27451" table:style-name="ce5">
            <text:p>27,451<text:s/></text:p>
          </table:table-cell>
          <table:table-cell office:value-type="float" office:value="31044" table:style-name="ce5">
            <text:p>31,044<text:s/></text:p>
          </table:table-cell>
          <table:table-cell office:value-type="float" office:value="71866" table:style-name="ce5">
            <text:p>71,866<text:s/></text:p>
          </table:table-cell>
          <table:table-cell office:value-type="float" office:value="27385" table:style-name="ce5">
            <text:p>27,385<text:s/></text:p>
          </table:table-cell>
          <table:table-cell office:value-type="float" office:value="35253" table:style-name="ce5">
            <text:p>35,253<text:s/></text:p>
          </table:table-cell>
          <table:table-cell office:value-type="float" office:value="37718" table:style-name="ce5">
            <text:p>37,718<text:s/></text:p>
          </table:table-cell>
          <table:table-cell office:value-type="float" office:value="24245" table:style-name="ce5">
            <text:p>24,245<text:s/></text:p>
          </table:table-cell>
          <table:table-cell office:value-type="float" office:value="66282" table:style-name="ce5">
            <text:p>66,282<text:s/></text:p>
          </table:table-cell>
          <table:table-cell office:value-type="float" office:value="22951" table:style-name="ce5">
            <text:p>22,951<text:s/></text:p>
          </table:table-cell>
          <table:table-cell office:value-type="float" office:value="17512" table:style-name="ce5">
            <text:p>17,512<text:s/></text:p>
          </table:table-cell>
          <table:table-cell office:value-type="float" office:value="16213" table:style-name="ce5">
            <text:p>16,213<text:s/></text:p>
          </table:table-cell>
          <table:table-cell office:value-type="float" office:value="21440" table:style-name="ce5">
            <text:p>21,440<text:s/></text:p>
          </table:table-cell>
          <table:table-cell office:value-type="float" office:value="14845" table:style-name="ce5">
            <text:p>14,845<text:s/></text:p>
          </table:table-cell>
          <table:table-cell office:value-type="float" office:value="39629" table:style-name="ce5">
            <text:p>39,629<text:s/></text:p>
          </table:table-cell>
          <table:table-cell office:value-type="float" office:value="20410" table:style-name="ce5">
            <text:p>20,410<text:s/></text:p>
          </table:table-cell>
          <table:table-cell office:value-type="float" office:value="7918" table:style-name="ce5">
            <text:p>7,918<text:s/></text:p>
          </table:table-cell>
          <table:table-cell office:value-type="float" office:value="14275" table:style-name="ce5">
            <text:p>14,275<text:s/></text:p>
          </table:table-cell>
          <table:table-cell office:value-type="float" office:value="46249" table:style-name="ce5">
            <text:p>46,249<text:s/></text:p>
          </table:table-cell>
          <table:table-cell office:value-type="float" office:value="26928" table:style-name="ce5">
            <text:p>26,928<text:s/></text:p>
          </table:table-cell>
          <table:table-cell office:value-type="float" office:value="27066" table:style-name="ce5">
            <text:p>27,066<text:s/></text:p>
          </table:table-cell>
          <table:table-cell office:value-type="float" office:value="26541" table:style-name="ce5">
            <text:p>26,541<text:s/></text:p>
          </table:table-cell>
          <table:table-cell office:value-type="float" office:value="14932" table:style-name="ce5">
            <text:p>14,932<text:s/></text:p>
          </table:table-cell>
          <table:table-cell office:value-type="float" office:value="11537" table:style-name="ce5">
            <text:p>11,537<text:s/></text:p>
          </table:table-cell>
          <table:table-cell office:value-type="float" office:value="6599" table:style-name="ce5">
            <text:p>6,599<text:s/></text:p>
          </table:table-cell>
          <table:table-cell office:value-type="float" office:value="5719" table:style-name="ce5">
            <text:p>5,719<text:s/></text:p>
          </table:table-cell>
          <table:table-cell office:value-type="float" office:value="7152" table:style-name="ce5">
            <text:p>7,152<text:s/></text:p>
          </table:table-cell>
          <table:table-cell office:value-type="float" office:value="11976" table:style-name="ce5">
            <text:p>11,976<text:s/></text:p>
          </table:table-cell>
          <table:table-cell office:value-type="float" office:value="10656" table:style-name="ce5">
            <text:p>10,656<text:s/></text:p>
          </table:table-cell>
          <table:table-cell office:value-type="float" office:value="14751" table:style-name="ce5">
            <text:p>14,751<text:s/></text:p>
          </table:table-cell>
          <table:table-cell office:value-type="float" office:value="19798" table:style-name="ce5">
            <text:p>19,798<text:s/></text:p>
          </table:table-cell>
          <table:table-cell office:value-type="float" office:value="32448" table:style-name="ce5">
            <text:p>32,448<text:s/></text:p>
          </table:table-cell>
          <table:table-cell office:value-type="float" office:value="28677" table:style-name="ce5">
            <text:p>28,677<text:s/></text:p>
          </table:table-cell>
          <table:table-cell office:value-type="float" office:value="16187" table:style-name="ce5">
            <text:p>16,187<text:s/></text:p>
          </table:table-cell>
          <table:table-cell office:value-type="float" office:value="13129" table:style-name="ce5">
            <text:p>13,129<text:s/></text:p>
          </table:table-cell>
          <table:table-cell office:value-type="float" office:value="13526" table:style-name="ce5">
            <text:p>13,526<text:s/></text:p>
          </table:table-cell>
          <table:table-cell office:value-type="float" office:value="14349" table:style-name="ce5">
            <text:p>14,349<text:s/></text:p>
          </table:table-cell>
          <table:table-cell office:value-type="float" office:value="12949" table:style-name="ce5">
            <text:p>12,949<text:s/></text:p>
          </table:table-cell>
          <table:table-cell office:value-type="float" office:value="11733" table:style-name="ce5">
            <text:p>11,733<text:s/></text:p>
          </table:table-cell>
          <table:table-cell office:value-type="float" office:value="10957" table:style-name="ce5">
            <text:p>10,957<text:s/></text:p>
          </table:table-cell>
          <table:table-cell table:number-columns-repeated="16275"/>
        </table:table-row>
        <table:table-row table:style-name="ro2">
          <table:table-cell office:value-type="date" office:date-value="2019-12-06T00:00:00" table:style-name="ce4">
            <text:p>2019/12/6</text:p>
          </table:table-cell>
          <table:table-cell office:value-type="float" office:value="6973" table:style-name="ce5">
            <text:p>6,973<text:s/></text:p>
          </table:table-cell>
          <table:table-cell office:value-type="float" office:value="18069" table:style-name="ce5">
            <text:p>18,069<text:s/></text:p>
          </table:table-cell>
          <table:table-cell office:value-type="float" office:value="49726" table:style-name="ce5">
            <text:p>49,726<text:s/></text:p>
          </table:table-cell>
          <table:table-cell office:value-type="float" office:value="54749" table:style-name="ce5">
            <text:p>54,749<text:s/></text:p>
          </table:table-cell>
          <table:table-cell office:value-type="float" office:value="32527" table:style-name="ce5">
            <text:p>32,527<text:s/></text:p>
          </table:table-cell>
          <table:table-cell office:value-type="float" office:value="19466" table:style-name="ce5">
            <text:p>19,466<text:s/></text:p>
          </table:table-cell>
          <table:table-cell office:value-type="float" office:value="14158" table:style-name="ce5">
            <text:p>14,158<text:s/></text:p>
          </table:table-cell>
          <table:table-cell office:value-type="float" office:value="5082" table:style-name="ce5">
            <text:p>5,082<text:s/></text:p>
          </table:table-cell>
          <table:table-cell office:value-type="float" office:value="3555" table:style-name="ce5">
            <text:p>3,555<text:s/></text:p>
          </table:table-cell>
          <table:table-cell office:value-type="float" office:value="17014" table:style-name="ce5">
            <text:p>17,014<text:s/></text:p>
          </table:table-cell>
          <table:table-cell office:value-type="float" office:value="2912" table:style-name="ce5">
            <text:p>2,912<text:s/></text:p>
          </table:table-cell>
          <table:table-cell office:value-type="float" office:value="5091" table:style-name="ce5">
            <text:p>5,091<text:s/></text:p>
          </table:table-cell>
          <table:table-cell office:value-type="float" office:value="6360" table:style-name="ce5">
            <text:p>6,360<text:s/></text:p>
          </table:table-cell>
          <table:table-cell office:value-type="float" office:value="12325" table:style-name="ce5">
            <text:p>12,325<text:s/></text:p>
          </table:table-cell>
          <table:table-cell office:value-type="float" office:value="13592" table:style-name="ce5">
            <text:p>13,592<text:s/></text:p>
          </table:table-cell>
          <table:table-cell office:value-type="float" office:value="22019" table:style-name="ce5">
            <text:p>22,019<text:s/></text:p>
          </table:table-cell>
          <table:table-cell office:value-type="float" office:value="20708" table:style-name="ce5">
            <text:p>20,708<text:s/></text:p>
          </table:table-cell>
          <table:table-cell office:value-type="float" office:value="7124" table:style-name="ce5">
            <text:p>7,124<text:s/></text:p>
          </table:table-cell>
          <table:table-cell office:value-type="float" office:value="10830" table:style-name="ce5">
            <text:p>10,830<text:s/></text:p>
          </table:table-cell>
          <table:table-cell office:value-type="float" office:value="3482" table:style-name="ce5">
            <text:p>3,482<text:s/></text:p>
          </table:table-cell>
          <table:table-cell office:value-type="float" office:value="10652" table:style-name="ce5">
            <text:p>10,652<text:s/></text:p>
          </table:table-cell>
          <table:table-cell office:value-type="float" office:value="9771" table:style-name="ce5">
            <text:p>9,771<text:s/></text:p>
          </table:table-cell>
          <table:table-cell office:value-type="float" office:value="7398" table:style-name="ce5">
            <text:p>7,398<text:s/></text:p>
          </table:table-cell>
          <table:table-cell office:value-type="float" office:value="40407" table:style-name="ce5">
            <text:p>40,407<text:s/></text:p>
          </table:table-cell>
          <table:table-cell office:value-type="float" office:value="3729" table:style-name="ce5">
            <text:p>3,729<text:s/></text:p>
          </table:table-cell>
          <table:table-cell office:value-type="float" office:value="13761" table:style-name="ce5">
            <text:p>13,761<text:s/></text:p>
          </table:table-cell>
          <table:table-cell office:value-type="float" office:value="13128" table:style-name="ce5">
            <text:p>13,128<text:s/></text:p>
          </table:table-cell>
          <table:table-cell office:value-type="float" office:value="20329" table:style-name="ce5">
            <text:p>20,329<text:s/></text:p>
          </table:table-cell>
          <table:table-cell office:value-type="float" office:value="26354" table:style-name="ce5">
            <text:p>26,354<text:s/></text:p>
          </table:table-cell>
          <table:table-cell office:value-type="float" office:value="20363" table:style-name="ce5">
            <text:p>20,363<text:s/></text:p>
          </table:table-cell>
          <table:table-cell office:value-type="float" office:value="12165" table:style-name="ce5">
            <text:p>12,165<text:s/></text:p>
          </table:table-cell>
          <table:table-cell office:value-type="float" office:value="37215" table:style-name="ce5">
            <text:p>37,215<text:s/></text:p>
          </table:table-cell>
          <table:table-cell office:value-type="float" office:value="22035" table:style-name="ce5">
            <text:p>22,035<text:s/></text:p>
          </table:table-cell>
          <table:table-cell office:value-type="float" office:value="40177" table:style-name="ce5">
            <text:p>40,177<text:s/></text:p>
          </table:table-cell>
          <table:table-cell office:value-type="float" office:value="35449" table:style-name="ce5">
            <text:p>35,449<text:s/></text:p>
          </table:table-cell>
          <table:table-cell office:value-type="float" office:value="13637" table:style-name="ce5">
            <text:p>13,637<text:s/></text:p>
          </table:table-cell>
          <table:table-cell office:value-type="float" office:value="42453" table:style-name="ce5">
            <text:p>42,453<text:s/></text:p>
          </table:table-cell>
          <table:table-cell office:value-type="float" office:value="31522" table:style-name="ce5">
            <text:p>31,522<text:s/></text:p>
          </table:table-cell>
          <table:table-cell office:value-type="float" office:value="30639" table:style-name="ce5">
            <text:p>30,639<text:s/></text:p>
          </table:table-cell>
          <table:table-cell office:value-type="float" office:value="25211" table:style-name="ce5">
            <text:p>25,211<text:s/></text:p>
          </table:table-cell>
          <table:table-cell office:value-type="float" office:value="26687" table:style-name="ce5">
            <text:p>26,687<text:s/></text:p>
          </table:table-cell>
          <table:table-cell office:value-type="float" office:value="186862" table:style-name="ce5">
            <text:p>186,862<text:s/></text:p>
          </table:table-cell>
          <table:table-cell office:value-type="float" office:value="50394" table:style-name="ce5">
            <text:p>50,394<text:s/></text:p>
          </table:table-cell>
          <table:table-cell office:value-type="float" office:value="25563" table:style-name="ce5">
            <text:p>25,563<text:s/></text:p>
          </table:table-cell>
          <table:table-cell office:value-type="float" office:value="28124" table:style-name="ce5">
            <text:p>28,124<text:s/></text:p>
          </table:table-cell>
          <table:table-cell office:value-type="float" office:value="30437" table:style-name="ce5">
            <text:p>30,437<text:s/></text:p>
          </table:table-cell>
          <table:table-cell office:value-type="float" office:value="36812" table:style-name="ce5">
            <text:p>36,812<text:s/></text:p>
          </table:table-cell>
          <table:table-cell office:value-type="float" office:value="34371" table:style-name="ce5">
            <text:p>34,371<text:s/></text:p>
          </table:table-cell>
          <table:table-cell office:value-type="float" office:value="29748" table:style-name="ce5">
            <text:p>29,748<text:s/></text:p>
          </table:table-cell>
          <table:table-cell office:value-type="float" office:value="14512" table:style-name="ce5">
            <text:p>14,512<text:s/></text:p>
          </table:table-cell>
          <table:table-cell office:value-type="float" office:value="35181" table:style-name="ce5">
            <text:p>35,181<text:s/></text:p>
          </table:table-cell>
          <table:table-cell office:value-type="float" office:value="8311" table:style-name="ce5">
            <text:p>8,311<text:s/></text:p>
          </table:table-cell>
          <table:table-cell office:value-type="float" office:value="10584" table:style-name="ce5">
            <text:p>10,584<text:s/></text:p>
          </table:table-cell>
          <table:table-cell office:value-type="float" office:value="20799" table:style-name="ce5">
            <text:p>20,799<text:s/></text:p>
          </table:table-cell>
          <table:table-cell office:value-type="float" office:value="7947" table:style-name="ce5">
            <text:p>7,947<text:s/></text:p>
          </table:table-cell>
          <table:table-cell office:value-type="float" office:value="4136" table:style-name="ce5">
            <text:p>4,136<text:s/></text:p>
          </table:table-cell>
          <table:table-cell office:value-type="float" office:value="3785" table:style-name="ce5">
            <text:p>3,785<text:s/></text:p>
          </table:table-cell>
          <table:table-cell office:value-type="float" office:value="15156" table:style-name="ce5">
            <text:p>15,156<text:s/></text:p>
          </table:table-cell>
          <table:table-cell office:value-type="float" office:value="9971" table:style-name="ce5">
            <text:p>9,971<text:s/></text:p>
          </table:table-cell>
          <table:table-cell office:value-type="float" office:value="11911" table:style-name="ce5">
            <text:p>11,911<text:s/></text:p>
          </table:table-cell>
          <table:table-cell office:value-type="float" office:value="39068" table:style-name="ce5">
            <text:p>39,068<text:s/></text:p>
          </table:table-cell>
          <table:table-cell office:value-type="float" office:value="9889" table:style-name="ce5">
            <text:p>9,889<text:s/></text:p>
          </table:table-cell>
          <table:table-cell office:value-type="float" office:value="14719" table:style-name="ce5">
            <text:p>14,719<text:s/></text:p>
          </table:table-cell>
          <table:table-cell office:value-type="float" office:value="8238" table:style-name="ce5">
            <text:p>8,238<text:s/></text:p>
          </table:table-cell>
          <table:table-cell office:value-type="float" office:value="24579" table:style-name="ce5">
            <text:p>24,579<text:s/></text:p>
          </table:table-cell>
          <table:table-cell office:value-type="float" office:value="29656" table:style-name="ce5">
            <text:p>29,656<text:s/></text:p>
          </table:table-cell>
          <table:table-cell office:value-type="float" office:value="36826" table:style-name="ce5">
            <text:p>36,826<text:s/></text:p>
          </table:table-cell>
          <table:table-cell office:value-type="float" office:value="53941" table:style-name="ce5">
            <text:p>53,941<text:s/></text:p>
          </table:table-cell>
          <table:table-cell office:value-type="float" office:value="50394" table:style-name="ce5">
            <text:p>50,394<text:s/></text:p>
          </table:table-cell>
          <table:table-cell office:value-type="float" office:value="29084" table:style-name="ce5">
            <text:p>29,084<text:s/></text:p>
          </table:table-cell>
          <table:table-cell office:value-type="float" office:value="33620" table:style-name="ce5">
            <text:p>33,620<text:s/></text:p>
          </table:table-cell>
          <table:table-cell office:value-type="float" office:value="83830" table:style-name="ce5">
            <text:p>83,830<text:s/></text:p>
          </table:table-cell>
          <table:table-cell office:value-type="float" office:value="28953" table:style-name="ce5">
            <text:p>28,953<text:s/></text:p>
          </table:table-cell>
          <table:table-cell office:value-type="float" office:value="41749" table:style-name="ce5">
            <text:p>41,749<text:s/></text:p>
          </table:table-cell>
          <table:table-cell office:value-type="float" office:value="42893" table:style-name="ce5">
            <text:p>42,893<text:s/></text:p>
          </table:table-cell>
          <table:table-cell office:value-type="float" office:value="26167" table:style-name="ce5">
            <text:p>26,167<text:s/></text:p>
          </table:table-cell>
          <table:table-cell office:value-type="float" office:value="75654" table:style-name="ce5">
            <text:p>75,654<text:s/></text:p>
          </table:table-cell>
          <table:table-cell office:value-type="float" office:value="24408" table:style-name="ce5">
            <text:p>24,408<text:s/></text:p>
          </table:table-cell>
          <table:table-cell office:value-type="float" office:value="19329" table:style-name="ce5">
            <text:p>19,329<text:s/></text:p>
          </table:table-cell>
          <table:table-cell office:value-type="float" office:value="16880" table:style-name="ce5">
            <text:p>16,880<text:s/></text:p>
          </table:table-cell>
          <table:table-cell office:value-type="float" office:value="24611" table:style-name="ce5">
            <text:p>24,611<text:s/></text:p>
          </table:table-cell>
          <table:table-cell office:value-type="float" office:value="15072" table:style-name="ce5">
            <text:p>15,072<text:s/></text:p>
          </table:table-cell>
          <table:table-cell office:value-type="float" office:value="46704" table:style-name="ce5">
            <text:p>46,704<text:s/></text:p>
          </table:table-cell>
          <table:table-cell office:value-type="float" office:value="22230" table:style-name="ce5">
            <text:p>22,230<text:s/></text:p>
          </table:table-cell>
          <table:table-cell office:value-type="float" office:value="8790" table:style-name="ce5">
            <text:p>8,790<text:s/></text:p>
          </table:table-cell>
          <table:table-cell office:value-type="float" office:value="16611" table:style-name="ce5">
            <text:p>16,611<text:s/></text:p>
          </table:table-cell>
          <table:table-cell office:value-type="float" office:value="48857" table:style-name="ce5">
            <text:p>48,857<text:s/></text:p>
          </table:table-cell>
          <table:table-cell office:value-type="float" office:value="27976" table:style-name="ce5">
            <text:p>27,976<text:s/></text:p>
          </table:table-cell>
          <table:table-cell office:value-type="float" office:value="29048" table:style-name="ce5">
            <text:p>29,048<text:s/></text:p>
          </table:table-cell>
          <table:table-cell office:value-type="float" office:value="28759" table:style-name="ce5">
            <text:p>28,759<text:s/></text:p>
          </table:table-cell>
          <table:table-cell office:value-type="float" office:value="16074" table:style-name="ce5">
            <text:p>16,074<text:s/></text:p>
          </table:table-cell>
          <table:table-cell office:value-type="float" office:value="12265" table:style-name="ce5">
            <text:p>12,265<text:s/></text:p>
          </table:table-cell>
          <table:table-cell office:value-type="float" office:value="6919" table:style-name="ce5">
            <text:p>6,919<text:s/></text:p>
          </table:table-cell>
          <table:table-cell office:value-type="float" office:value="6028" table:style-name="ce5">
            <text:p>6,028<text:s/></text:p>
          </table:table-cell>
          <table:table-cell office:value-type="float" office:value="7937" table:style-name="ce5">
            <text:p>7,937<text:s/></text:p>
          </table:table-cell>
          <table:table-cell office:value-type="float" office:value="12949" table:style-name="ce5">
            <text:p>12,949<text:s/></text:p>
          </table:table-cell>
          <table:table-cell office:value-type="float" office:value="11596" table:style-name="ce5">
            <text:p>11,596<text:s/></text:p>
          </table:table-cell>
          <table:table-cell office:value-type="float" office:value="17399" table:style-name="ce5">
            <text:p>17,399<text:s/></text:p>
          </table:table-cell>
          <table:table-cell office:value-type="float" office:value="21481" table:style-name="ce5">
            <text:p>21,481<text:s/></text:p>
          </table:table-cell>
          <table:table-cell office:value-type="float" office:value="35357" table:style-name="ce5">
            <text:p>35,357<text:s/></text:p>
          </table:table-cell>
          <table:table-cell office:value-type="float" office:value="31444" table:style-name="ce5">
            <text:p>31,444<text:s/></text:p>
          </table:table-cell>
          <table:table-cell office:value-type="float" office:value="17149" table:style-name="ce5">
            <text:p>17,149<text:s/></text:p>
          </table:table-cell>
          <table:table-cell office:value-type="float" office:value="13604" table:style-name="ce5">
            <text:p>13,604<text:s/></text:p>
          </table:table-cell>
          <table:table-cell office:value-type="float" office:value="14738" table:style-name="ce5">
            <text:p>14,738<text:s/></text:p>
          </table:table-cell>
          <table:table-cell office:value-type="float" office:value="15511" table:style-name="ce5">
            <text:p>15,511<text:s/></text:p>
          </table:table-cell>
          <table:table-cell office:value-type="float" office:value="14200" table:style-name="ce5">
            <text:p>14,200<text:s/></text:p>
          </table:table-cell>
          <table:table-cell office:value-type="float" office:value="12668" table:style-name="ce5">
            <text:p>12,668<text:s/></text:p>
          </table:table-cell>
          <table:table-cell office:value-type="float" office:value="11810" table:style-name="ce5">
            <text:p>11,810<text:s/></text:p>
          </table:table-cell>
          <table:table-cell table:number-columns-repeated="16275"/>
        </table:table-row>
        <table:table-row table:style-name="ro2">
          <table:table-cell office:value-type="date" office:date-value="2019-12-07T00:00:00" table:style-name="ce4">
            <text:p>2019/12/7</text:p>
          </table:table-cell>
          <table:table-cell office:value-type="float" office:value="5468" table:style-name="ce5">
            <text:p>5,468<text:s/></text:p>
          </table:table-cell>
          <table:table-cell office:value-type="float" office:value="11618" table:style-name="ce5">
            <text:p>11,618<text:s/></text:p>
          </table:table-cell>
          <table:table-cell office:value-type="float" office:value="29108" table:style-name="ce5">
            <text:p>29,108<text:s/></text:p>
          </table:table-cell>
          <table:table-cell office:value-type="float" office:value="53274" table:style-name="ce5">
            <text:p>53,274<text:s/></text:p>
          </table:table-cell>
          <table:table-cell office:value-type="float" office:value="19345" table:style-name="ce5">
            <text:p>19,345<text:s/></text:p>
          </table:table-cell>
          <table:table-cell office:value-type="float" office:value="12987" table:style-name="ce5">
            <text:p>12,987<text:s/></text:p>
          </table:table-cell>
          <table:table-cell office:value-type="float" office:value="9469" table:style-name="ce5">
            <text:p>9,469<text:s/></text:p>
          </table:table-cell>
          <table:table-cell office:value-type="float" office:value="4187" table:style-name="ce5">
            <text:p>4,187<text:s/></text:p>
          </table:table-cell>
          <table:table-cell office:value-type="float" office:value="2667" table:style-name="ce5">
            <text:p>2,667<text:s/></text:p>
          </table:table-cell>
          <table:table-cell office:value-type="float" office:value="10266" table:style-name="ce5">
            <text:p>10,266<text:s/></text:p>
          </table:table-cell>
          <table:table-cell office:value-type="float" office:value="2098" table:style-name="ce5">
            <text:p>2,098<text:s/></text:p>
          </table:table-cell>
          <table:table-cell office:value-type="float" office:value="3300" table:style-name="ce5">
            <text:p>3,300<text:s/></text:p>
          </table:table-cell>
          <table:table-cell office:value-type="float" office:value="7175" table:style-name="ce5">
            <text:p>7,175<text:s/></text:p>
          </table:table-cell>
          <table:table-cell office:value-type="float" office:value="8369" table:style-name="ce5">
            <text:p>8,369<text:s/></text:p>
          </table:table-cell>
          <table:table-cell office:value-type="float" office:value="15429" table:style-name="ce5">
            <text:p>15,429<text:s/></text:p>
          </table:table-cell>
          <table:table-cell office:value-type="float" office:value="6261" table:style-name="ce5">
            <text:p>6,261<text:s/></text:p>
          </table:table-cell>
          <table:table-cell office:value-type="float" office:value="7993" table:style-name="ce5">
            <text:p>7,993<text:s/></text:p>
          </table:table-cell>
          <table:table-cell office:value-type="float" office:value="4711" table:style-name="ce5">
            <text:p>4,711<text:s/></text:p>
          </table:table-cell>
          <table:table-cell office:value-type="float" office:value="9142" table:style-name="ce5">
            <text:p>9,142<text:s/></text:p>
          </table:table-cell>
          <table:table-cell office:value-type="float" office:value="2885" table:style-name="ce5">
            <text:p>2,885<text:s/></text:p>
          </table:table-cell>
          <table:table-cell office:value-type="float" office:value="7103" table:style-name="ce5">
            <text:p>7,103<text:s/></text:p>
          </table:table-cell>
          <table:table-cell office:value-type="float" office:value="7558" table:style-name="ce5">
            <text:p>7,558<text:s/></text:p>
          </table:table-cell>
          <table:table-cell office:value-type="float" office:value="2923" table:style-name="ce5">
            <text:p>2,923<text:s/></text:p>
          </table:table-cell>
          <table:table-cell office:value-type="float" office:value="29805" table:style-name="ce5">
            <text:p>29,805<text:s/></text:p>
          </table:table-cell>
          <table:table-cell office:value-type="float" office:value="3749" table:style-name="ce5">
            <text:p>3,749<text:s/></text:p>
          </table:table-cell>
          <table:table-cell office:value-type="float" office:value="12166" table:style-name="ce5">
            <text:p>12,166<text:s/></text:p>
          </table:table-cell>
          <table:table-cell office:value-type="float" office:value="11121" table:style-name="ce5">
            <text:p>11,121<text:s/></text:p>
          </table:table-cell>
          <table:table-cell office:value-type="float" office:value="16988" table:style-name="ce5">
            <text:p>16,988<text:s/></text:p>
          </table:table-cell>
          <table:table-cell office:value-type="float" office:value="19495" table:style-name="ce5">
            <text:p>19,495<text:s/></text:p>
          </table:table-cell>
          <table:table-cell office:value-type="float" office:value="17776" table:style-name="ce5">
            <text:p>17,776<text:s/></text:p>
          </table:table-cell>
          <table:table-cell office:value-type="float" office:value="10325" table:style-name="ce5">
            <text:p>10,325<text:s/></text:p>
          </table:table-cell>
          <table:table-cell office:value-type="float" office:value="35924" table:style-name="ce5">
            <text:p>35,924<text:s/></text:p>
          </table:table-cell>
          <table:table-cell office:value-type="float" office:value="20372" table:style-name="ce5">
            <text:p>20,372<text:s/></text:p>
          </table:table-cell>
          <table:table-cell office:value-type="float" office:value="31906" table:style-name="ce5">
            <text:p>31,906<text:s/></text:p>
          </table:table-cell>
          <table:table-cell office:value-type="float" office:value="31035" table:style-name="ce5">
            <text:p>31,035<text:s/></text:p>
          </table:table-cell>
          <table:table-cell office:value-type="float" office:value="6852" table:style-name="ce5">
            <text:p>6,852<text:s/></text:p>
          </table:table-cell>
          <table:table-cell office:value-type="float" office:value="36459" table:style-name="ce5">
            <text:p>36,459<text:s/></text:p>
          </table:table-cell>
          <table:table-cell office:value-type="float" office:value="25649" table:style-name="ce5">
            <text:p>25,649<text:s/></text:p>
          </table:table-cell>
          <table:table-cell office:value-type="float" office:value="23985" table:style-name="ce5">
            <text:p>23,985<text:s/></text:p>
          </table:table-cell>
          <table:table-cell office:value-type="float" office:value="21299" table:style-name="ce5">
            <text:p>21,299<text:s/></text:p>
          </table:table-cell>
          <table:table-cell office:value-type="float" office:value="14727" table:style-name="ce5">
            <text:p>14,727<text:s/></text:p>
          </table:table-cell>
          <table:table-cell office:value-type="float" office:value="199181" table:style-name="ce5">
            <text:p>199,181<text:s/></text:p>
          </table:table-cell>
          <table:table-cell office:value-type="float" office:value="53375" table:style-name="ce5">
            <text:p>53,375<text:s/></text:p>
          </table:table-cell>
          <table:table-cell office:value-type="float" office:value="23867" table:style-name="ce5">
            <text:p>23,867<text:s/></text:p>
          </table:table-cell>
          <table:table-cell office:value-type="float" office:value="20855" table:style-name="ce5">
            <text:p>20,855<text:s/></text:p>
          </table:table-cell>
          <table:table-cell office:value-type="float" office:value="32720" table:style-name="ce5">
            <text:p>32,720<text:s/></text:p>
          </table:table-cell>
          <table:table-cell office:value-type="float" office:value="38651" table:style-name="ce5">
            <text:p>38,651<text:s/></text:p>
          </table:table-cell>
          <table:table-cell office:value-type="float" office:value="32976" table:style-name="ce5">
            <text:p>32,976<text:s/></text:p>
          </table:table-cell>
          <table:table-cell office:value-type="float" office:value="25599" table:style-name="ce5">
            <text:p>25,599<text:s/></text:p>
          </table:table-cell>
          <table:table-cell office:value-type="float" office:value="10271" table:style-name="ce5">
            <text:p>10,271<text:s/></text:p>
          </table:table-cell>
          <table:table-cell office:value-type="float" office:value="26872" table:style-name="ce5">
            <text:p>26,872<text:s/></text:p>
          </table:table-cell>
          <table:table-cell office:value-type="float" office:value="7381" table:style-name="ce5">
            <text:p>7,381<text:s/></text:p>
          </table:table-cell>
          <table:table-cell office:value-type="float" office:value="7858" table:style-name="ce5">
            <text:p>7,858<text:s/></text:p>
          </table:table-cell>
          <table:table-cell office:value-type="float" office:value="17788" table:style-name="ce5">
            <text:p>17,788<text:s/></text:p>
          </table:table-cell>
          <table:table-cell office:value-type="float" office:value="9655" table:style-name="ce5">
            <text:p>9,655<text:s/></text:p>
          </table:table-cell>
          <table:table-cell office:value-type="float" office:value="3398" table:style-name="ce5">
            <text:p>3,398<text:s/></text:p>
          </table:table-cell>
          <table:table-cell office:value-type="float" office:value="2043" table:style-name="ce5">
            <text:p>2,043<text:s/></text:p>
          </table:table-cell>
          <table:table-cell office:value-type="float" office:value="9764" table:style-name="ce5">
            <text:p>9,764<text:s/></text:p>
          </table:table-cell>
          <table:table-cell office:value-type="float" office:value="8825" table:style-name="ce5">
            <text:p>8,825<text:s/></text:p>
          </table:table-cell>
          <table:table-cell office:value-type="float" office:value="9178" table:style-name="ce5">
            <text:p>9,178<text:s/></text:p>
          </table:table-cell>
          <table:table-cell office:value-type="float" office:value="36995" table:style-name="ce5">
            <text:p>36,995<text:s/></text:p>
          </table:table-cell>
          <table:table-cell office:value-type="float" office:value="7436" table:style-name="ce5">
            <text:p>7,436<text:s/></text:p>
          </table:table-cell>
          <table:table-cell office:value-type="float" office:value="13398" table:style-name="ce5">
            <text:p>13,398<text:s/></text:p>
          </table:table-cell>
          <table:table-cell office:value-type="float" office:value="7734" table:style-name="ce5">
            <text:p>7,734<text:s/></text:p>
          </table:table-cell>
          <table:table-cell office:value-type="float" office:value="20460" table:style-name="ce5">
            <text:p>20,460<text:s/></text:p>
          </table:table-cell>
          <table:table-cell office:value-type="float" office:value="21064" table:style-name="ce5">
            <text:p>21,064<text:s/></text:p>
          </table:table-cell>
          <table:table-cell office:value-type="float" office:value="37990" table:style-name="ce5">
            <text:p>37,990<text:s/></text:p>
          </table:table-cell>
          <table:table-cell office:value-type="float" office:value="77683" table:style-name="ce5">
            <text:p>77,683<text:s/></text:p>
          </table:table-cell>
          <table:table-cell office:value-type="float" office:value="40941" table:style-name="ce5">
            <text:p>40,941<text:s/></text:p>
          </table:table-cell>
          <table:table-cell office:value-type="float" office:value="25155" table:style-name="ce5">
            <text:p>25,155<text:s/></text:p>
          </table:table-cell>
          <table:table-cell office:value-type="float" office:value="37275" table:style-name="ce5">
            <text:p>37,275<text:s/></text:p>
          </table:table-cell>
          <table:table-cell office:value-type="float" office:value="102813" table:style-name="ce5">
            <text:p>102,813<text:s/></text:p>
          </table:table-cell>
          <table:table-cell office:value-type="float" office:value="19486" table:style-name="ce5">
            <text:p>19,486<text:s/></text:p>
          </table:table-cell>
          <table:table-cell office:value-type="float" office:value="39765" table:style-name="ce5">
            <text:p>39,765<text:s/></text:p>
          </table:table-cell>
          <table:table-cell office:value-type="float" office:value="39470" table:style-name="ce5">
            <text:p>39,470<text:s/></text:p>
          </table:table-cell>
          <table:table-cell office:value-type="float" office:value="22466" table:style-name="ce5">
            <text:p>22,466<text:s/></text:p>
          </table:table-cell>
          <table:table-cell office:value-type="float" office:value="73076" table:style-name="ce5">
            <text:p>73,076<text:s/></text:p>
          </table:table-cell>
          <table:table-cell office:value-type="float" office:value="18396" table:style-name="ce5">
            <text:p>18,396<text:s/></text:p>
          </table:table-cell>
          <table:table-cell office:value-type="float" office:value="16588" table:style-name="ce5">
            <text:p>16,588<text:s/></text:p>
          </table:table-cell>
          <table:table-cell office:value-type="float" office:value="10389" table:style-name="ce5">
            <text:p>10,389<text:s/></text:p>
          </table:table-cell>
          <table:table-cell office:value-type="float" office:value="20773" table:style-name="ce5">
            <text:p>20,773<text:s/></text:p>
          </table:table-cell>
          <table:table-cell office:value-type="float" office:value="10838" table:style-name="ce5">
            <text:p>10,838<text:s/></text:p>
          </table:table-cell>
          <table:table-cell office:value-type="float" office:value="47387" table:style-name="ce5">
            <text:p>47,387<text:s/></text:p>
          </table:table-cell>
          <table:table-cell office:value-type="float" office:value="15957" table:style-name="ce5">
            <text:p>15,957<text:s/></text:p>
          </table:table-cell>
          <table:table-cell office:value-type="float" office:value="10714" table:style-name="ce5">
            <text:p>10,714<text:s/></text:p>
          </table:table-cell>
          <table:table-cell office:value-type="float" office:value="14435" table:style-name="ce5">
            <text:p>14,435<text:s/></text:p>
          </table:table-cell>
          <table:table-cell office:value-type="float" office:value="28174" table:style-name="ce5">
            <text:p>28,174<text:s/></text:p>
          </table:table-cell>
          <table:table-cell office:value-type="float" office:value="21373" table:style-name="ce5">
            <text:p>21,373<text:s/></text:p>
          </table:table-cell>
          <table:table-cell office:value-type="float" office:value="19291" table:style-name="ce5">
            <text:p>19,291<text:s/></text:p>
          </table:table-cell>
          <table:table-cell office:value-type="float" office:value="24144" table:style-name="ce5">
            <text:p>24,144<text:s/></text:p>
          </table:table-cell>
          <table:table-cell office:value-type="float" office:value="13435" table:style-name="ce5">
            <text:p>13,435<text:s/></text:p>
          </table:table-cell>
          <table:table-cell office:value-type="float" office:value="10661" table:style-name="ce5">
            <text:p>10,661<text:s/></text:p>
          </table:table-cell>
          <table:table-cell office:value-type="float" office:value="5780" table:style-name="ce5">
            <text:p>5,780<text:s/></text:p>
          </table:table-cell>
          <table:table-cell office:value-type="float" office:value="3120" table:style-name="ce5">
            <text:p>3,120<text:s/></text:p>
          </table:table-cell>
          <table:table-cell office:value-type="float" office:value="7030" table:style-name="ce5">
            <text:p>7,030<text:s/></text:p>
          </table:table-cell>
          <table:table-cell office:value-type="float" office:value="10070" table:style-name="ce5">
            <text:p>10,070<text:s/></text:p>
          </table:table-cell>
          <table:table-cell office:value-type="float" office:value="10893" table:style-name="ce5">
            <text:p>10,893<text:s/></text:p>
          </table:table-cell>
          <table:table-cell office:value-type="float" office:value="14484" table:style-name="ce5">
            <text:p>14,484<text:s/></text:p>
          </table:table-cell>
          <table:table-cell office:value-type="float" office:value="16118" table:style-name="ce5">
            <text:p>16,118<text:s/></text:p>
          </table:table-cell>
          <table:table-cell office:value-type="float" office:value="24169" table:style-name="ce5">
            <text:p>24,169<text:s/></text:p>
          </table:table-cell>
          <table:table-cell office:value-type="float" office:value="28532" table:style-name="ce5">
            <text:p>28,532<text:s/></text:p>
          </table:table-cell>
          <table:table-cell office:value-type="float" office:value="13880" table:style-name="ce5">
            <text:p>13,880<text:s/></text:p>
          </table:table-cell>
          <table:table-cell office:value-type="float" office:value="11326" table:style-name="ce5">
            <text:p>11,326<text:s/></text:p>
          </table:table-cell>
          <table:table-cell office:value-type="float" office:value="13309" table:style-name="ce5">
            <text:p>13,309<text:s/></text:p>
          </table:table-cell>
          <table:table-cell office:value-type="float" office:value="12961" table:style-name="ce5">
            <text:p>12,961<text:s/></text:p>
          </table:table-cell>
          <table:table-cell office:value-type="float" office:value="12189" table:style-name="ce5">
            <text:p>12,189<text:s/></text:p>
          </table:table-cell>
          <table:table-cell office:value-type="float" office:value="9393" table:style-name="ce5">
            <text:p>9,393<text:s/></text:p>
          </table:table-cell>
          <table:table-cell office:value-type="float" office:value="9907" table:style-name="ce5">
            <text:p>9,907<text:s/></text:p>
          </table:table-cell>
          <table:table-cell table:number-columns-repeated="16275"/>
        </table:table-row>
        <table:table-row table:style-name="ro2">
          <table:table-cell office:value-type="date" office:date-value="2019-12-08T00:00:00" table:style-name="ce4">
            <text:p>2019/12/8</text:p>
          </table:table-cell>
          <table:table-cell office:value-type="float" office:value="5254" table:style-name="ce5">
            <text:p>5,254<text:s/></text:p>
          </table:table-cell>
          <table:table-cell office:value-type="float" office:value="10049" table:style-name="ce5">
            <text:p>10,049<text:s/></text:p>
          </table:table-cell>
          <table:table-cell office:value-type="float" office:value="22832" table:style-name="ce5">
            <text:p>22,832<text:s/></text:p>
          </table:table-cell>
          <table:table-cell office:value-type="float" office:value="44098" table:style-name="ce5">
            <text:p>44,098<text:s/></text:p>
          </table:table-cell>
          <table:table-cell office:value-type="float" office:value="15965" table:style-name="ce5">
            <text:p>15,965<text:s/></text:p>
          </table:table-cell>
          <table:table-cell office:value-type="float" office:value="9776" table:style-name="ce5">
            <text:p>9,776<text:s/></text:p>
          </table:table-cell>
          <table:table-cell office:value-type="float" office:value="7912" table:style-name="ce5">
            <text:p>7,912<text:s/></text:p>
          </table:table-cell>
          <table:table-cell office:value-type="float" office:value="3861" table:style-name="ce5">
            <text:p>3,861<text:s/></text:p>
          </table:table-cell>
          <table:table-cell office:value-type="float" office:value="2580" table:style-name="ce5">
            <text:p>2,580<text:s/></text:p>
          </table:table-cell>
          <table:table-cell office:value-type="float" office:value="7977" table:style-name="ce5">
            <text:p>7,977<text:s/></text:p>
          </table:table-cell>
          <table:table-cell office:value-type="float" office:value="2001" table:style-name="ce5">
            <text:p>2,001<text:s/></text:p>
          </table:table-cell>
          <table:table-cell office:value-type="float" office:value="3381" table:style-name="ce5">
            <text:p>3,381<text:s/></text:p>
          </table:table-cell>
          <table:table-cell office:value-type="float" office:value="11547" table:style-name="ce5">
            <text:p>11,547<text:s/></text:p>
          </table:table-cell>
          <table:table-cell office:value-type="float" office:value="6799" table:style-name="ce5">
            <text:p>6,799<text:s/></text:p>
          </table:table-cell>
          <table:table-cell office:value-type="float" office:value="12269" table:style-name="ce5">
            <text:p>12,269<text:s/></text:p>
          </table:table-cell>
          <table:table-cell office:value-type="float" office:value="5121" table:style-name="ce5">
            <text:p>5,121<text:s/></text:p>
          </table:table-cell>
          <table:table-cell office:value-type="float" office:value="6447" table:style-name="ce5">
            <text:p>6,447<text:s/></text:p>
          </table:table-cell>
          <table:table-cell office:value-type="float" office:value="4027" table:style-name="ce5">
            <text:p>4,027<text:s/></text:p>
          </table:table-cell>
          <table:table-cell office:value-type="float" office:value="8065" table:style-name="ce5">
            <text:p>8,065<text:s/></text:p>
          </table:table-cell>
          <table:table-cell office:value-type="float" office:value="3788" table:style-name="ce5">
            <text:p>3,788<text:s/></text:p>
          </table:table-cell>
          <table:table-cell office:value-type="float" office:value="5952" table:style-name="ce5">
            <text:p>5,952<text:s/></text:p>
          </table:table-cell>
          <table:table-cell office:value-type="float" office:value="6400" table:style-name="ce5">
            <text:p>6,400<text:s/></text:p>
          </table:table-cell>
          <table:table-cell office:value-type="float" office:value="2421" table:style-name="ce5">
            <text:p>2,421<text:s/></text:p>
          </table:table-cell>
          <table:table-cell office:value-type="float" office:value="22898" table:style-name="ce5">
            <text:p>22,898<text:s/></text:p>
          </table:table-cell>
          <table:table-cell office:value-type="float" office:value="3644" table:style-name="ce5">
            <text:p>3,644<text:s/></text:p>
          </table:table-cell>
          <table:table-cell office:value-type="float" office:value="14370" table:style-name="ce5">
            <text:p>14,370<text:s/></text:p>
          </table:table-cell>
          <table:table-cell office:value-type="float" office:value="9414" table:style-name="ce5">
            <text:p>9,414<text:s/></text:p>
          </table:table-cell>
          <table:table-cell office:value-type="float" office:value="14623" table:style-name="ce5">
            <text:p>14,623<text:s/></text:p>
          </table:table-cell>
          <table:table-cell office:value-type="float" office:value="15745" table:style-name="ce5">
            <text:p>15,745<text:s/></text:p>
          </table:table-cell>
          <table:table-cell office:value-type="float" office:value="15558" table:style-name="ce5">
            <text:p>15,558<text:s/></text:p>
          </table:table-cell>
          <table:table-cell office:value-type="float" office:value="9222" table:style-name="ce5">
            <text:p>9,222<text:s/></text:p>
          </table:table-cell>
          <table:table-cell office:value-type="float" office:value="30322" table:style-name="ce5">
            <text:p>30,322<text:s/></text:p>
          </table:table-cell>
          <table:table-cell office:value-type="float" office:value="17093" table:style-name="ce5">
            <text:p>17,093<text:s/></text:p>
          </table:table-cell>
          <table:table-cell office:value-type="float" office:value="25343" table:style-name="ce5">
            <text:p>25,343<text:s/></text:p>
          </table:table-cell>
          <table:table-cell office:value-type="float" office:value="28893" table:style-name="ce5">
            <text:p>28,893<text:s/></text:p>
          </table:table-cell>
          <table:table-cell office:value-type="float" office:value="5089" table:style-name="ce5">
            <text:p>5,089<text:s/></text:p>
          </table:table-cell>
          <table:table-cell office:value-type="float" office:value="32196" table:style-name="ce5">
            <text:p>32,196<text:s/></text:p>
          </table:table-cell>
          <table:table-cell office:value-type="float" office:value="22624" table:style-name="ce5">
            <text:p>22,624<text:s/></text:p>
          </table:table-cell>
          <table:table-cell office:value-type="float" office:value="20617" table:style-name="ce5">
            <text:p>20,617<text:s/></text:p>
          </table:table-cell>
          <table:table-cell office:value-type="float" office:value="19141" table:style-name="ce5">
            <text:p>19,141<text:s/></text:p>
          </table:table-cell>
          <table:table-cell office:value-type="float" office:value="12384" table:style-name="ce5">
            <text:p>12,384<text:s/></text:p>
          </table:table-cell>
          <table:table-cell office:value-type="float" office:value="202458" table:style-name="ce5">
            <text:p>202,458<text:s/></text:p>
          </table:table-cell>
          <table:table-cell office:value-type="float" office:value="47057" table:style-name="ce5">
            <text:p>47,057<text:s/></text:p>
          </table:table-cell>
          <table:table-cell office:value-type="float" office:value="18057" table:style-name="ce5">
            <text:p>18,057<text:s/></text:p>
          </table:table-cell>
          <table:table-cell office:value-type="float" office:value="21319" table:style-name="ce5">
            <text:p>21,319<text:s/></text:p>
          </table:table-cell>
          <table:table-cell office:value-type="float" office:value="36069" table:style-name="ce5">
            <text:p>36,069<text:s/></text:p>
          </table:table-cell>
          <table:table-cell office:value-type="float" office:value="36017" table:style-name="ce5">
            <text:p>36,017<text:s/></text:p>
          </table:table-cell>
          <table:table-cell office:value-type="float" office:value="36251" table:style-name="ce5">
            <text:p>36,251<text:s/></text:p>
          </table:table-cell>
          <table:table-cell office:value-type="float" office:value="25807" table:style-name="ce5">
            <text:p>25,807<text:s/></text:p>
          </table:table-cell>
          <table:table-cell office:value-type="float" office:value="8451" table:style-name="ce5">
            <text:p>8,451<text:s/></text:p>
          </table:table-cell>
          <table:table-cell office:value-type="float" office:value="23601" table:style-name="ce5">
            <text:p>23,601<text:s/></text:p>
          </table:table-cell>
          <table:table-cell office:value-type="float" office:value="6412" table:style-name="ce5">
            <text:p>6,412<text:s/></text:p>
          </table:table-cell>
          <table:table-cell office:value-type="float" office:value="6808" table:style-name="ce5">
            <text:p>6,808<text:s/></text:p>
          </table:table-cell>
          <table:table-cell office:value-type="float" office:value="17174" table:style-name="ce5">
            <text:p>17,174<text:s/></text:p>
          </table:table-cell>
          <table:table-cell office:value-type="float" office:value="9805" table:style-name="ce5">
            <text:p>9,805<text:s/></text:p>
          </table:table-cell>
          <table:table-cell office:value-type="float" office:value="2964" table:style-name="ce5">
            <text:p>2,964<text:s/></text:p>
          </table:table-cell>
          <table:table-cell office:value-type="float" office:value="1882" table:style-name="ce5">
            <text:p>1,882<text:s/></text:p>
          </table:table-cell>
          <table:table-cell office:value-type="float" office:value="8569" table:style-name="ce5">
            <text:p>8,569<text:s/></text:p>
          </table:table-cell>
          <table:table-cell office:value-type="float" office:value="7976" table:style-name="ce5">
            <text:p>7,976<text:s/></text:p>
          </table:table-cell>
          <table:table-cell office:value-type="float" office:value="9674" table:style-name="ce5">
            <text:p>9,674<text:s/></text:p>
          </table:table-cell>
          <table:table-cell office:value-type="float" office:value="45103" table:style-name="ce5">
            <text:p>45,103<text:s/></text:p>
          </table:table-cell>
          <table:table-cell office:value-type="float" office:value="7517" table:style-name="ce5">
            <text:p>7,517<text:s/></text:p>
          </table:table-cell>
          <table:table-cell office:value-type="float" office:value="13325" table:style-name="ce5">
            <text:p>13,325<text:s/></text:p>
          </table:table-cell>
          <table:table-cell office:value-type="float" office:value="6809" table:style-name="ce5">
            <text:p>6,809<text:s/></text:p>
          </table:table-cell>
          <table:table-cell office:value-type="float" office:value="18762" table:style-name="ce5">
            <text:p>18,762<text:s/></text:p>
          </table:table-cell>
          <table:table-cell office:value-type="float" office:value="17275" table:style-name="ce5">
            <text:p>17,275<text:s/></text:p>
          </table:table-cell>
          <table:table-cell office:value-type="float" office:value="34425" table:style-name="ce5">
            <text:p>34,425<text:s/></text:p>
          </table:table-cell>
          <table:table-cell office:value-type="float" office:value="70736" table:style-name="ce5">
            <text:p>70,736<text:s/></text:p>
          </table:table-cell>
          <table:table-cell office:value-type="float" office:value="35701" table:style-name="ce5">
            <text:p>35,701<text:s/></text:p>
          </table:table-cell>
          <table:table-cell office:value-type="float" office:value="21734" table:style-name="ce5">
            <text:p>21,734<text:s/></text:p>
          </table:table-cell>
          <table:table-cell office:value-type="float" office:value="34575" table:style-name="ce5">
            <text:p>34,575<text:s/></text:p>
          </table:table-cell>
          <table:table-cell office:value-type="float" office:value="91753" table:style-name="ce5">
            <text:p>91,753<text:s/></text:p>
          </table:table-cell>
          <table:table-cell office:value-type="float" office:value="16359" table:style-name="ce5">
            <text:p>16,359<text:s/></text:p>
          </table:table-cell>
          <table:table-cell office:value-type="float" office:value="34764" table:style-name="ce5">
            <text:p>34,764<text:s/></text:p>
          </table:table-cell>
          <table:table-cell office:value-type="float" office:value="30806" table:style-name="ce5">
            <text:p>30,806<text:s/></text:p>
          </table:table-cell>
          <table:table-cell office:value-type="float" office:value="18584" table:style-name="ce5">
            <text:p>18,584<text:s/></text:p>
          </table:table-cell>
          <table:table-cell office:value-type="float" office:value="66431" table:style-name="ce5">
            <text:p>66,431<text:s/></text:p>
          </table:table-cell>
          <table:table-cell office:value-type="float" office:value="15238" table:style-name="ce5">
            <text:p>15,238<text:s/></text:p>
          </table:table-cell>
          <table:table-cell office:value-type="float" office:value="14528" table:style-name="ce5">
            <text:p>14,528<text:s/></text:p>
          </table:table-cell>
          <table:table-cell office:value-type="float" office:value="9122" table:style-name="ce5">
            <text:p>9,122<text:s/></text:p>
          </table:table-cell>
          <table:table-cell office:value-type="float" office:value="19385" table:style-name="ce5">
            <text:p>19,385<text:s/></text:p>
          </table:table-cell>
          <table:table-cell office:value-type="float" office:value="11850" table:style-name="ce5">
            <text:p>11,850<text:s/></text:p>
          </table:table-cell>
          <table:table-cell office:value-type="float" office:value="47341" table:style-name="ce5">
            <text:p>47,341<text:s/></text:p>
          </table:table-cell>
          <table:table-cell office:value-type="float" office:value="12836" table:style-name="ce5">
            <text:p>12,836<text:s/></text:p>
          </table:table-cell>
          <table:table-cell office:value-type="float" office:value="11373" table:style-name="ce5">
            <text:p>11,373<text:s/></text:p>
          </table:table-cell>
          <table:table-cell office:value-type="float" office:value="12853" table:style-name="ce5">
            <text:p>12,853<text:s/></text:p>
          </table:table-cell>
          <table:table-cell office:value-type="float" office:value="19549" table:style-name="ce5">
            <text:p>19,549<text:s/></text:p>
          </table:table-cell>
          <table:table-cell office:value-type="float" office:value="17380" table:style-name="ce5">
            <text:p>17,380<text:s/></text:p>
          </table:table-cell>
          <table:table-cell office:value-type="float" office:value="14271" table:style-name="ce5">
            <text:p>14,271<text:s/></text:p>
          </table:table-cell>
          <table:table-cell office:value-type="float" office:value="21919" table:style-name="ce5">
            <text:p>21,919<text:s/></text:p>
          </table:table-cell>
          <table:table-cell office:value-type="float" office:value="7660" table:style-name="ce5">
            <text:p>7,660<text:s/></text:p>
          </table:table-cell>
          <table:table-cell office:value-type="float" office:value="8456" table:style-name="ce5">
            <text:p>8,456<text:s/></text:p>
          </table:table-cell>
          <table:table-cell office:value-type="float" office:value="4814" table:style-name="ce5">
            <text:p>4,814<text:s/></text:p>
          </table:table-cell>
          <table:table-cell office:value-type="float" office:value="2497" table:style-name="ce5">
            <text:p>2,497<text:s/></text:p>
          </table:table-cell>
          <table:table-cell office:value-type="float" office:value="6235" table:style-name="ce5">
            <text:p>6,235<text:s/></text:p>
          </table:table-cell>
          <table:table-cell office:value-type="float" office:value="7504" table:style-name="ce5">
            <text:p>7,504<text:s/></text:p>
          </table:table-cell>
          <table:table-cell office:value-type="float" office:value="9117" table:style-name="ce5">
            <text:p>9,117<text:s/></text:p>
          </table:table-cell>
          <table:table-cell office:value-type="float" office:value="13959" table:style-name="ce5">
            <text:p>13,959<text:s/></text:p>
          </table:table-cell>
          <table:table-cell office:value-type="float" office:value="13273" table:style-name="ce5">
            <text:p>13,273<text:s/></text:p>
          </table:table-cell>
          <table:table-cell office:value-type="float" office:value="20279" table:style-name="ce5">
            <text:p>20,279<text:s/></text:p>
          </table:table-cell>
          <table:table-cell office:value-type="float" office:value="25594" table:style-name="ce5">
            <text:p>25,594<text:s/></text:p>
          </table:table-cell>
          <table:table-cell office:value-type="float" office:value="11881" table:style-name="ce5">
            <text:p>11,881<text:s/></text:p>
          </table:table-cell>
          <table:table-cell office:value-type="float" office:value="10352" table:style-name="ce5">
            <text:p>10,352<text:s/></text:p>
          </table:table-cell>
          <table:table-cell office:value-type="float" office:value="10800" table:style-name="ce5">
            <text:p>10,800<text:s/></text:p>
          </table:table-cell>
          <table:table-cell office:value-type="float" office:value="10465" table:style-name="ce5">
            <text:p>10,465<text:s/></text:p>
          </table:table-cell>
          <table:table-cell office:value-type="float" office:value="10317" table:style-name="ce5">
            <text:p>10,317<text:s/></text:p>
          </table:table-cell>
          <table:table-cell office:value-type="float" office:value="8035" table:style-name="ce5">
            <text:p>8,035<text:s/></text:p>
          </table:table-cell>
          <table:table-cell office:value-type="float" office:value="8142" table:style-name="ce5">
            <text:p>8,142<text:s/></text:p>
          </table:table-cell>
          <table:table-cell table:number-columns-repeated="16275"/>
        </table:table-row>
        <table:table-row table:style-name="ro2">
          <table:table-cell office:value-type="date" office:date-value="2019-12-09T00:00:00" table:style-name="ce4">
            <text:p>2019/12/9</text:p>
          </table:table-cell>
          <table:table-cell office:value-type="float" office:value="5483" table:style-name="ce5">
            <text:p>5,483<text:s/></text:p>
          </table:table-cell>
          <table:table-cell office:value-type="float" office:value="16049" table:style-name="ce5">
            <text:p>16,049<text:s/></text:p>
          </table:table-cell>
          <table:table-cell office:value-type="float" office:value="43176" table:style-name="ce5">
            <text:p>43,176<text:s/></text:p>
          </table:table-cell>
          <table:table-cell office:value-type="float" office:value="43780" table:style-name="ce5">
            <text:p>43,780<text:s/></text:p>
          </table:table-cell>
          <table:table-cell office:value-type="float" office:value="29020" table:style-name="ce5">
            <text:p>29,020<text:s/></text:p>
          </table:table-cell>
          <table:table-cell office:value-type="float" office:value="16100" table:style-name="ce5">
            <text:p>16,100<text:s/></text:p>
          </table:table-cell>
          <table:table-cell office:value-type="float" office:value="12345" table:style-name="ce5">
            <text:p>12,345<text:s/></text:p>
          </table:table-cell>
          <table:table-cell office:value-type="float" office:value="4479" table:style-name="ce5">
            <text:p>4,479<text:s/></text:p>
          </table:table-cell>
          <table:table-cell office:value-type="float" office:value="3270" table:style-name="ce5">
            <text:p>3,270<text:s/></text:p>
          </table:table-cell>
          <table:table-cell office:value-type="float" office:value="14955" table:style-name="ce5">
            <text:p>14,955<text:s/></text:p>
          </table:table-cell>
          <table:table-cell office:value-type="float" office:value="2815" table:style-name="ce5">
            <text:p>2,815<text:s/></text:p>
          </table:table-cell>
          <table:table-cell office:value-type="float" office:value="4849" table:style-name="ce5">
            <text:p>4,849<text:s/></text:p>
          </table:table-cell>
          <table:table-cell office:value-type="float" office:value="6476" table:style-name="ce5">
            <text:p>6,476<text:s/></text:p>
          </table:table-cell>
          <table:table-cell office:value-type="float" office:value="10610" table:style-name="ce5">
            <text:p>10,610<text:s/></text:p>
          </table:table-cell>
          <table:table-cell office:value-type="float" office:value="11239" table:style-name="ce5">
            <text:p>11,239<text:s/></text:p>
          </table:table-cell>
          <table:table-cell office:value-type="float" office:value="19126" table:style-name="ce5">
            <text:p>19,126<text:s/></text:p>
          </table:table-cell>
          <table:table-cell office:value-type="float" office:value="18742" table:style-name="ce5">
            <text:p>18,742<text:s/></text:p>
          </table:table-cell>
          <table:table-cell office:value-type="float" office:value="6334" table:style-name="ce5">
            <text:p>6,334<text:s/></text:p>
          </table:table-cell>
          <table:table-cell office:value-type="float" office:value="9422" table:style-name="ce5">
            <text:p>9,422<text:s/></text:p>
          </table:table-cell>
          <table:table-cell office:value-type="float" office:value="3580" table:style-name="ce5">
            <text:p>3,580<text:s/></text:p>
          </table:table-cell>
          <table:table-cell office:value-type="float" office:value="9471" table:style-name="ce5">
            <text:p>9,471<text:s/></text:p>
          </table:table-cell>
          <table:table-cell office:value-type="float" office:value="9028" table:style-name="ce5">
            <text:p>9,028<text:s/></text:p>
          </table:table-cell>
          <table:table-cell office:value-type="float" office:value="6042" table:style-name="ce5">
            <text:p>6,042<text:s/></text:p>
          </table:table-cell>
          <table:table-cell office:value-type="float" office:value="31547" table:style-name="ce5">
            <text:p>31,547<text:s/></text:p>
          </table:table-cell>
          <table:table-cell office:value-type="float" office:value="3130" table:style-name="ce5">
            <text:p>3,130<text:s/></text:p>
          </table:table-cell>
          <table:table-cell office:value-type="float" office:value="12992" table:style-name="ce5">
            <text:p>12,992<text:s/></text:p>
          </table:table-cell>
          <table:table-cell office:value-type="float" office:value="12022" table:style-name="ce5">
            <text:p>12,022<text:s/></text:p>
          </table:table-cell>
          <table:table-cell office:value-type="float" office:value="18002" table:style-name="ce5">
            <text:p>18,002<text:s/></text:p>
          </table:table-cell>
          <table:table-cell office:value-type="float" office:value="23293" table:style-name="ce5">
            <text:p>23,293<text:s/></text:p>
          </table:table-cell>
          <table:table-cell office:value-type="float" office:value="17876" table:style-name="ce5">
            <text:p>17,876<text:s/></text:p>
          </table:table-cell>
          <table:table-cell office:value-type="float" office:value="10534" table:style-name="ce5">
            <text:p>10,534<text:s/></text:p>
          </table:table-cell>
          <table:table-cell office:value-type="float" office:value="29583" table:style-name="ce5">
            <text:p>29,583<text:s/></text:p>
          </table:table-cell>
          <table:table-cell office:value-type="float" office:value="18212" table:style-name="ce5">
            <text:p>18,212<text:s/></text:p>
          </table:table-cell>
          <table:table-cell office:value-type="float" office:value="35493" table:style-name="ce5">
            <text:p>35,493<text:s/></text:p>
          </table:table-cell>
          <table:table-cell office:value-type="float" office:value="29420" table:style-name="ce5">
            <text:p>29,420<text:s/></text:p>
          </table:table-cell>
          <table:table-cell office:value-type="float" office:value="12389" table:style-name="ce5">
            <text:p>12,389<text:s/></text:p>
          </table:table-cell>
          <table:table-cell office:value-type="float" office:value="37805" table:style-name="ce5">
            <text:p>37,805<text:s/></text:p>
          </table:table-cell>
          <table:table-cell office:value-type="float" office:value="28000" table:style-name="ce5">
            <text:p>28,000<text:s/></text:p>
          </table:table-cell>
          <table:table-cell office:value-type="float" office:value="27870" table:style-name="ce5">
            <text:p>27,870<text:s/></text:p>
          </table:table-cell>
          <table:table-cell office:value-type="float" office:value="23634" table:style-name="ce5">
            <text:p>23,634<text:s/></text:p>
          </table:table-cell>
          <table:table-cell office:value-type="float" office:value="26819" table:style-name="ce5">
            <text:p>26,819<text:s/></text:p>
          </table:table-cell>
          <table:table-cell office:value-type="float" office:value="157126" table:style-name="ce5">
            <text:p>157,126<text:s/></text:p>
          </table:table-cell>
          <table:table-cell office:value-type="float" office:value="41416" table:style-name="ce5">
            <text:p>41,416<text:s/></text:p>
          </table:table-cell>
          <table:table-cell office:value-type="float" office:value="25014" table:style-name="ce5">
            <text:p>25,014<text:s/></text:p>
          </table:table-cell>
          <table:table-cell office:value-type="float" office:value="26631" table:style-name="ce5">
            <text:p>26,631<text:s/></text:p>
          </table:table-cell>
          <table:table-cell office:value-type="float" office:value="29753" table:style-name="ce5">
            <text:p>29,753<text:s/></text:p>
          </table:table-cell>
          <table:table-cell office:value-type="float" office:value="35113" table:style-name="ce5">
            <text:p>35,113<text:s/></text:p>
          </table:table-cell>
          <table:table-cell office:value-type="float" office:value="31596" table:style-name="ce5">
            <text:p>31,596<text:s/></text:p>
          </table:table-cell>
          <table:table-cell office:value-type="float" office:value="24987" table:style-name="ce5">
            <text:p>24,987<text:s/></text:p>
          </table:table-cell>
          <table:table-cell office:value-type="float" office:value="14168" table:style-name="ce5">
            <text:p>14,168<text:s/></text:p>
          </table:table-cell>
          <table:table-cell office:value-type="float" office:value="33602" table:style-name="ce5">
            <text:p>33,602<text:s/></text:p>
          </table:table-cell>
          <table:table-cell office:value-type="float" office:value="7718" table:style-name="ce5">
            <text:p>7,718<text:s/></text:p>
          </table:table-cell>
          <table:table-cell office:value-type="float" office:value="9912" table:style-name="ce5">
            <text:p>9,912<text:s/></text:p>
          </table:table-cell>
          <table:table-cell office:value-type="float" office:value="19490" table:style-name="ce5">
            <text:p>19,490<text:s/></text:p>
          </table:table-cell>
          <table:table-cell office:value-type="float" office:value="6830" table:style-name="ce5">
            <text:p>6,830<text:s/></text:p>
          </table:table-cell>
          <table:table-cell office:value-type="float" office:value="3714" table:style-name="ce5">
            <text:p>3,714<text:s/></text:p>
          </table:table-cell>
          <table:table-cell office:value-type="float" office:value="3529" table:style-name="ce5">
            <text:p>3,529<text:s/></text:p>
          </table:table-cell>
          <table:table-cell office:value-type="float" office:value="14105" table:style-name="ce5">
            <text:p>14,105<text:s/></text:p>
          </table:table-cell>
          <table:table-cell office:value-type="float" office:value="9853" table:style-name="ce5">
            <text:p>9,853<text:s/></text:p>
          </table:table-cell>
          <table:table-cell office:value-type="float" office:value="10643" table:style-name="ce5">
            <text:p>10,643<text:s/></text:p>
          </table:table-cell>
          <table:table-cell office:value-type="float" office:value="38380" table:style-name="ce5">
            <text:p>38,380<text:s/></text:p>
          </table:table-cell>
          <table:table-cell office:value-type="float" office:value="9770" table:style-name="ce5">
            <text:p>9,770<text:s/></text:p>
          </table:table-cell>
          <table:table-cell office:value-type="float" office:value="14249" table:style-name="ce5">
            <text:p>14,249<text:s/></text:p>
          </table:table-cell>
          <table:table-cell office:value-type="float" office:value="8020" table:style-name="ce5">
            <text:p>8,020<text:s/></text:p>
          </table:table-cell>
          <table:table-cell office:value-type="float" office:value="23820" table:style-name="ce5">
            <text:p>23,820<text:s/></text:p>
          </table:table-cell>
          <table:table-cell office:value-type="float" office:value="28147" table:style-name="ce5">
            <text:p>28,147<text:s/></text:p>
          </table:table-cell>
          <table:table-cell office:value-type="float" office:value="33681" table:style-name="ce5">
            <text:p>33,681<text:s/></text:p>
          </table:table-cell>
          <table:table-cell office:value-type="float" office:value="48064" table:style-name="ce5">
            <text:p>48,064<text:s/></text:p>
          </table:table-cell>
          <table:table-cell office:value-type="float" office:value="45567" table:style-name="ce5">
            <text:p>45,567<text:s/></text:p>
          </table:table-cell>
          <table:table-cell office:value-type="float" office:value="26595" table:style-name="ce5">
            <text:p>26,595<text:s/></text:p>
          </table:table-cell>
          <table:table-cell office:value-type="float" office:value="33292" table:style-name="ce5">
            <text:p>33,292<text:s/></text:p>
          </table:table-cell>
          <table:table-cell office:value-type="float" office:value="74063" table:style-name="ce5">
            <text:p>74,063<text:s/></text:p>
          </table:table-cell>
          <table:table-cell office:value-type="float" office:value="24524" table:style-name="ce5">
            <text:p>24,524<text:s/></text:p>
          </table:table-cell>
          <table:table-cell office:value-type="float" office:value="34003" table:style-name="ce5">
            <text:p>34,003<text:s/></text:p>
          </table:table-cell>
          <table:table-cell office:value-type="float" office:value="34908" table:style-name="ce5">
            <text:p>34,908<text:s/></text:p>
          </table:table-cell>
          <table:table-cell office:value-type="float" office:value="21038" table:style-name="ce5">
            <text:p>21,038<text:s/></text:p>
          </table:table-cell>
          <table:table-cell office:value-type="float" office:value="65372" table:style-name="ce5">
            <text:p>65,372<text:s/></text:p>
          </table:table-cell>
          <table:table-cell office:value-type="float" office:value="21452" table:style-name="ce5">
            <text:p>21,452<text:s/></text:p>
          </table:table-cell>
          <table:table-cell office:value-type="float" office:value="17157" table:style-name="ce5">
            <text:p>17,157<text:s/></text:p>
          </table:table-cell>
          <table:table-cell office:value-type="float" office:value="15457" table:style-name="ce5">
            <text:p>15,457<text:s/></text:p>
          </table:table-cell>
          <table:table-cell office:value-type="float" office:value="20101" table:style-name="ce5">
            <text:p>20,101<text:s/></text:p>
          </table:table-cell>
          <table:table-cell office:value-type="float" office:value="16172" table:style-name="ce5">
            <text:p>16,172<text:s/></text:p>
          </table:table-cell>
          <table:table-cell office:value-type="float" office:value="34551" table:style-name="ce5">
            <text:p>34,551<text:s/></text:p>
          </table:table-cell>
          <table:table-cell office:value-type="float" office:value="19098" table:style-name="ce5">
            <text:p>19,098<text:s/></text:p>
          </table:table-cell>
          <table:table-cell office:value-type="float" office:value="8508" table:style-name="ce5">
            <text:p>8,508<text:s/></text:p>
          </table:table-cell>
          <table:table-cell office:value-type="float" office:value="14382" table:style-name="ce5">
            <text:p>14,382<text:s/></text:p>
          </table:table-cell>
          <table:table-cell office:value-type="float" office:value="41478" table:style-name="ce5">
            <text:p>41,478<text:s/></text:p>
          </table:table-cell>
          <table:table-cell office:value-type="float" office:value="24517" table:style-name="ce5">
            <text:p>24,517<text:s/></text:p>
          </table:table-cell>
          <table:table-cell office:value-type="float" office:value="24821" table:style-name="ce5">
            <text:p>24,821<text:s/></text:p>
          </table:table-cell>
          <table:table-cell office:value-type="float" office:value="27974" table:style-name="ce5">
            <text:p>27,974<text:s/></text:p>
          </table:table-cell>
          <table:table-cell office:value-type="float" office:value="8951" table:style-name="ce5">
            <text:p>8,951<text:s/></text:p>
          </table:table-cell>
          <table:table-cell office:value-type="float" office:value="11130" table:style-name="ce5">
            <text:p>11,130<text:s/></text:p>
          </table:table-cell>
          <table:table-cell office:value-type="float" office:value="6080" table:style-name="ce5">
            <text:p>6,080<text:s/></text:p>
          </table:table-cell>
          <table:table-cell office:value-type="float" office:value="5340" table:style-name="ce5">
            <text:p>5,340<text:s/></text:p>
          </table:table-cell>
          <table:table-cell office:value-type="float" office:value="6793" table:style-name="ce5">
            <text:p>6,793<text:s/></text:p>
          </table:table-cell>
          <table:table-cell office:value-type="float" office:value="10832" table:style-name="ce5">
            <text:p>10,832<text:s/></text:p>
          </table:table-cell>
          <table:table-cell office:value-type="float" office:value="9909" table:style-name="ce5">
            <text:p>9,909<text:s/></text:p>
          </table:table-cell>
          <table:table-cell office:value-type="float" office:value="14712" table:style-name="ce5">
            <text:p>14,712<text:s/></text:p>
          </table:table-cell>
          <table:table-cell office:value-type="float" office:value="18880" table:style-name="ce5">
            <text:p>18,880<text:s/></text:p>
          </table:table-cell>
          <table:table-cell office:value-type="float" office:value="31422" table:style-name="ce5">
            <text:p>31,422<text:s/></text:p>
          </table:table-cell>
          <table:table-cell office:value-type="float" office:value="26213" table:style-name="ce5">
            <text:p>26,213<text:s/></text:p>
          </table:table-cell>
          <table:table-cell office:value-type="float" office:value="15980" table:style-name="ce5">
            <text:p>15,980<text:s/></text:p>
          </table:table-cell>
          <table:table-cell office:value-type="float" office:value="12915" table:style-name="ce5">
            <text:p>12,915<text:s/></text:p>
          </table:table-cell>
          <table:table-cell office:value-type="float" office:value="13068" table:style-name="ce5">
            <text:p>13,068<text:s/></text:p>
          </table:table-cell>
          <table:table-cell office:value-type="float" office:value="13912" table:style-name="ce5">
            <text:p>13,912<text:s/></text:p>
          </table:table-cell>
          <table:table-cell office:value-type="float" office:value="12373" table:style-name="ce5">
            <text:p>12,373<text:s/></text:p>
          </table:table-cell>
          <table:table-cell office:value-type="float" office:value="11227" table:style-name="ce5">
            <text:p>11,227<text:s/></text:p>
          </table:table-cell>
          <table:table-cell office:value-type="float" office:value="10607" table:style-name="ce5">
            <text:p>10,607<text:s/></text:p>
          </table:table-cell>
          <table:table-cell table:number-columns-repeated="16275"/>
        </table:table-row>
        <table:table-row table:style-name="ro2">
          <table:table-cell office:value-type="date" office:date-value="2019-12-10T00:00:00" table:style-name="ce4">
            <text:p>2019/12/10</text:p>
          </table:table-cell>
          <table:table-cell office:value-type="float" office:value="5579" table:style-name="ce5">
            <text:p>5,579<text:s/></text:p>
          </table:table-cell>
          <table:table-cell office:value-type="float" office:value="16441" table:style-name="ce5">
            <text:p>16,441<text:s/></text:p>
          </table:table-cell>
          <table:table-cell office:value-type="float" office:value="44367" table:style-name="ce5">
            <text:p>44,367<text:s/></text:p>
          </table:table-cell>
          <table:table-cell office:value-type="float" office:value="44951" table:style-name="ce5">
            <text:p>44,951<text:s/></text:p>
          </table:table-cell>
          <table:table-cell office:value-type="float" office:value="30486" table:style-name="ce5">
            <text:p>30,486<text:s/></text:p>
          </table:table-cell>
          <table:table-cell office:value-type="float" office:value="16742" table:style-name="ce5">
            <text:p>16,742<text:s/></text:p>
          </table:table-cell>
          <table:table-cell office:value-type="float" office:value="13195" table:style-name="ce5">
            <text:p>13,195<text:s/></text:p>
          </table:table-cell>
          <table:table-cell office:value-type="float" office:value="4511" table:style-name="ce5">
            <text:p>4,511<text:s/></text:p>
          </table:table-cell>
          <table:table-cell office:value-type="float" office:value="3475" table:style-name="ce5">
            <text:p>3,475<text:s/></text:p>
          </table:table-cell>
          <table:table-cell office:value-type="float" office:value="15099" table:style-name="ce5">
            <text:p>15,099<text:s/></text:p>
          </table:table-cell>
          <table:table-cell office:value-type="float" office:value="2888" table:style-name="ce5">
            <text:p>2,888<text:s/></text:p>
          </table:table-cell>
          <table:table-cell office:value-type="float" office:value="4969" table:style-name="ce5">
            <text:p>4,969<text:s/></text:p>
          </table:table-cell>
          <table:table-cell office:value-type="float" office:value="7767" table:style-name="ce5">
            <text:p>7,767<text:s/></text:p>
          </table:table-cell>
          <table:table-cell office:value-type="float" office:value="11197" table:style-name="ce5">
            <text:p>11,197<text:s/></text:p>
          </table:table-cell>
          <table:table-cell office:value-type="float" office:value="12248" table:style-name="ce5">
            <text:p>12,248<text:s/></text:p>
          </table:table-cell>
          <table:table-cell office:value-type="float" office:value="19825" table:style-name="ce5">
            <text:p>19,825<text:s/></text:p>
          </table:table-cell>
          <table:table-cell office:value-type="float" office:value="19077" table:style-name="ce5">
            <text:p>19,077<text:s/></text:p>
          </table:table-cell>
          <table:table-cell office:value-type="float" office:value="6292" table:style-name="ce5">
            <text:p>6,292<text:s/></text:p>
          </table:table-cell>
          <table:table-cell office:value-type="float" office:value="9854" table:style-name="ce5">
            <text:p>9,854<text:s/></text:p>
          </table:table-cell>
          <table:table-cell office:value-type="float" office:value="3799" table:style-name="ce5">
            <text:p>3,799<text:s/></text:p>
          </table:table-cell>
          <table:table-cell office:value-type="float" office:value="9280" table:style-name="ce5">
            <text:p>9,280<text:s/></text:p>
          </table:table-cell>
          <table:table-cell office:value-type="float" office:value="9084" table:style-name="ce5">
            <text:p>9,084<text:s/></text:p>
          </table:table-cell>
          <table:table-cell office:value-type="float" office:value="6144" table:style-name="ce5">
            <text:p>6,144<text:s/></text:p>
          </table:table-cell>
          <table:table-cell office:value-type="float" office:value="32439" table:style-name="ce5">
            <text:p>32,439<text:s/></text:p>
          </table:table-cell>
          <table:table-cell office:value-type="float" office:value="3174" table:style-name="ce5">
            <text:p>3,174<text:s/></text:p>
          </table:table-cell>
          <table:table-cell office:value-type="float" office:value="14108" table:style-name="ce5">
            <text:p>14,108<text:s/></text:p>
          </table:table-cell>
          <table:table-cell office:value-type="float" office:value="12331" table:style-name="ce5">
            <text:p>12,331<text:s/></text:p>
          </table:table-cell>
          <table:table-cell office:value-type="float" office:value="18227" table:style-name="ce5">
            <text:p>18,227<text:s/></text:p>
          </table:table-cell>
          <table:table-cell office:value-type="float" office:value="24067" table:style-name="ce5">
            <text:p>24,067<text:s/></text:p>
          </table:table-cell>
          <table:table-cell office:value-type="float" office:value="18773" table:style-name="ce5">
            <text:p>18,773<text:s/></text:p>
          </table:table-cell>
          <table:table-cell office:value-type="float" office:value="10788" table:style-name="ce5">
            <text:p>10,788<text:s/></text:p>
          </table:table-cell>
          <table:table-cell office:value-type="float" office:value="31330" table:style-name="ce5">
            <text:p>31,330<text:s/></text:p>
          </table:table-cell>
          <table:table-cell office:value-type="float" office:value="19218" table:style-name="ce5">
            <text:p>19,218<text:s/></text:p>
          </table:table-cell>
          <table:table-cell office:value-type="float" office:value="36729" table:style-name="ce5">
            <text:p>36,729<text:s/></text:p>
          </table:table-cell>
          <table:table-cell office:value-type="float" office:value="31997" table:style-name="ce5">
            <text:p>31,997<text:s/></text:p>
          </table:table-cell>
          <table:table-cell office:value-type="float" office:value="12712" table:style-name="ce5">
            <text:p>12,712<text:s/></text:p>
          </table:table-cell>
          <table:table-cell office:value-type="float" office:value="39068" table:style-name="ce5">
            <text:p>39,068<text:s/></text:p>
          </table:table-cell>
          <table:table-cell office:value-type="float" office:value="28967" table:style-name="ce5">
            <text:p>28,967<text:s/></text:p>
          </table:table-cell>
          <table:table-cell office:value-type="float" office:value="28325" table:style-name="ce5">
            <text:p>28,325<text:s/></text:p>
          </table:table-cell>
          <table:table-cell office:value-type="float" office:value="24410" table:style-name="ce5">
            <text:p>24,410<text:s/></text:p>
          </table:table-cell>
          <table:table-cell office:value-type="float" office:value="27776" table:style-name="ce5">
            <text:p>27,776<text:s/></text:p>
          </table:table-cell>
          <table:table-cell office:value-type="float" office:value="147843" table:style-name="ce5">
            <text:p>147,843<text:s/></text:p>
          </table:table-cell>
          <table:table-cell office:value-type="float" office:value="42414" table:style-name="ce5">
            <text:p>42,414<text:s/></text:p>
          </table:table-cell>
          <table:table-cell office:value-type="float" office:value="24783" table:style-name="ce5">
            <text:p>24,783<text:s/></text:p>
          </table:table-cell>
          <table:table-cell office:value-type="float" office:value="27127" table:style-name="ce5">
            <text:p>27,127<text:s/></text:p>
          </table:table-cell>
          <table:table-cell office:value-type="float" office:value="29278" table:style-name="ce5">
            <text:p>29,278<text:s/></text:p>
          </table:table-cell>
          <table:table-cell office:value-type="float" office:value="35449" table:style-name="ce5">
            <text:p>35,449<text:s/></text:p>
          </table:table-cell>
          <table:table-cell office:value-type="float" office:value="32301" table:style-name="ce5">
            <text:p>32,301<text:s/></text:p>
          </table:table-cell>
          <table:table-cell office:value-type="float" office:value="25402" table:style-name="ce5">
            <text:p>25,402<text:s/></text:p>
          </table:table-cell>
          <table:table-cell office:value-type="float" office:value="14302" table:style-name="ce5">
            <text:p>14,302<text:s/></text:p>
          </table:table-cell>
          <table:table-cell office:value-type="float" office:value="34275" table:style-name="ce5">
            <text:p>34,275<text:s/></text:p>
          </table:table-cell>
          <table:table-cell office:value-type="float" office:value="7695" table:style-name="ce5">
            <text:p>7,695<text:s/></text:p>
          </table:table-cell>
          <table:table-cell office:value-type="float" office:value="10813" table:style-name="ce5">
            <text:p>10,813<text:s/></text:p>
          </table:table-cell>
          <table:table-cell office:value-type="float" office:value="20240" table:style-name="ce5">
            <text:p>20,240<text:s/></text:p>
          </table:table-cell>
          <table:table-cell office:value-type="float" office:value="7445" table:style-name="ce5">
            <text:p>7,445<text:s/></text:p>
          </table:table-cell>
          <table:table-cell office:value-type="float" office:value="4010" table:style-name="ce5">
            <text:p>4,010<text:s/></text:p>
          </table:table-cell>
          <table:table-cell office:value-type="float" office:value="3883" table:style-name="ce5">
            <text:p>3,883<text:s/></text:p>
          </table:table-cell>
          <table:table-cell office:value-type="float" office:value="14807" table:style-name="ce5">
            <text:p>14,807<text:s/></text:p>
          </table:table-cell>
          <table:table-cell office:value-type="float" office:value="10121" table:style-name="ce5">
            <text:p>10,121<text:s/></text:p>
          </table:table-cell>
          <table:table-cell office:value-type="float" office:value="10919" table:style-name="ce5">
            <text:p>10,919<text:s/></text:p>
          </table:table-cell>
          <table:table-cell office:value-type="float" office:value="38885" table:style-name="ce5">
            <text:p>38,885<text:s/></text:p>
          </table:table-cell>
          <table:table-cell office:value-type="float" office:value="9974" table:style-name="ce5">
            <text:p>9,974<text:s/></text:p>
          </table:table-cell>
          <table:table-cell office:value-type="float" office:value="14165" table:style-name="ce5">
            <text:p>14,165<text:s/></text:p>
          </table:table-cell>
          <table:table-cell office:value-type="float" office:value="8108" table:style-name="ce5">
            <text:p>8,108<text:s/></text:p>
          </table:table-cell>
          <table:table-cell office:value-type="float" office:value="23985" table:style-name="ce5">
            <text:p>23,985<text:s/></text:p>
          </table:table-cell>
          <table:table-cell office:value-type="float" office:value="28705" table:style-name="ce5">
            <text:p>28,705<text:s/></text:p>
          </table:table-cell>
          <table:table-cell office:value-type="float" office:value="34584" table:style-name="ce5">
            <text:p>34,584<text:s/></text:p>
          </table:table-cell>
          <table:table-cell office:value-type="float" office:value="46451" table:style-name="ce5">
            <text:p>46,451<text:s/></text:p>
          </table:table-cell>
          <table:table-cell office:value-type="float" office:value="46613" table:style-name="ce5">
            <text:p>46,613<text:s/></text:p>
          </table:table-cell>
          <table:table-cell office:value-type="float" office:value="27467" table:style-name="ce5">
            <text:p>27,467<text:s/></text:p>
          </table:table-cell>
          <table:table-cell office:value-type="float" office:value="33970" table:style-name="ce5">
            <text:p>33,970<text:s/></text:p>
          </table:table-cell>
          <table:table-cell office:value-type="float" office:value="73618" table:style-name="ce5">
            <text:p>73,618<text:s/></text:p>
          </table:table-cell>
          <table:table-cell office:value-type="float" office:value="25613" table:style-name="ce5">
            <text:p>25,613<text:s/></text:p>
          </table:table-cell>
          <table:table-cell office:value-type="float" office:value="35276" table:style-name="ce5">
            <text:p>35,276<text:s/></text:p>
          </table:table-cell>
          <table:table-cell office:value-type="float" office:value="36178" table:style-name="ce5">
            <text:p>36,178<text:s/></text:p>
          </table:table-cell>
          <table:table-cell office:value-type="float" office:value="22365" table:style-name="ce5">
            <text:p>22,365<text:s/></text:p>
          </table:table-cell>
          <table:table-cell office:value-type="float" office:value="63361" table:style-name="ce5">
            <text:p>63,361<text:s/></text:p>
          </table:table-cell>
          <table:table-cell office:value-type="float" office:value="22313" table:style-name="ce5">
            <text:p>22,313<text:s/></text:p>
          </table:table-cell>
          <table:table-cell office:value-type="float" office:value="17589" table:style-name="ce5">
            <text:p>17,589<text:s/></text:p>
          </table:table-cell>
          <table:table-cell office:value-type="float" office:value="15528" table:style-name="ce5">
            <text:p>15,528<text:s/></text:p>
          </table:table-cell>
          <table:table-cell office:value-type="float" office:value="19676" table:style-name="ce5">
            <text:p>19,676<text:s/></text:p>
          </table:table-cell>
          <table:table-cell office:value-type="float" office:value="15924" table:style-name="ce5">
            <text:p>15,924<text:s/></text:p>
          </table:table-cell>
          <table:table-cell office:value-type="float" office:value="34113" table:style-name="ce5">
            <text:p>34,113<text:s/></text:p>
          </table:table-cell>
          <table:table-cell office:value-type="float" office:value="20231" table:style-name="ce5">
            <text:p>20,231<text:s/></text:p>
          </table:table-cell>
          <table:table-cell office:value-type="float" office:value="9187" table:style-name="ce5">
            <text:p>9,187<text:s/></text:p>
          </table:table-cell>
          <table:table-cell office:value-type="float" office:value="14228" table:style-name="ce5">
            <text:p>14,228<text:s/></text:p>
          </table:table-cell>
          <table:table-cell office:value-type="float" office:value="43367" table:style-name="ce5">
            <text:p>43,367<text:s/></text:p>
          </table:table-cell>
          <table:table-cell office:value-type="float" office:value="25782" table:style-name="ce5">
            <text:p>25,782<text:s/></text:p>
          </table:table-cell>
          <table:table-cell office:value-type="float" office:value="26450" table:style-name="ce5">
            <text:p>26,450<text:s/></text:p>
          </table:table-cell>
          <table:table-cell office:value-type="float" office:value="28293" table:style-name="ce5">
            <text:p>28,293<text:s/></text:p>
          </table:table-cell>
          <table:table-cell office:value-type="float" office:value="14196" table:style-name="ce5">
            <text:p>14,196<text:s/></text:p>
          </table:table-cell>
          <table:table-cell office:value-type="float" office:value="11684" table:style-name="ce5">
            <text:p>11,684<text:s/></text:p>
          </table:table-cell>
          <table:table-cell office:value-type="float" office:value="6285" table:style-name="ce5">
            <text:p>6,285<text:s/></text:p>
          </table:table-cell>
          <table:table-cell office:value-type="float" office:value="5455" table:style-name="ce5">
            <text:p>5,455<text:s/></text:p>
          </table:table-cell>
          <table:table-cell office:value-type="float" office:value="7071" table:style-name="ce5">
            <text:p>7,071<text:s/></text:p>
          </table:table-cell>
          <table:table-cell office:value-type="float" office:value="11278" table:style-name="ce5">
            <text:p>11,278<text:s/></text:p>
          </table:table-cell>
          <table:table-cell office:value-type="float" office:value="9938" table:style-name="ce5">
            <text:p>9,938<text:s/></text:p>
          </table:table-cell>
          <table:table-cell office:value-type="float" office:value="14796" table:style-name="ce5">
            <text:p>14,796<text:s/></text:p>
          </table:table-cell>
          <table:table-cell office:value-type="float" office:value="19459" table:style-name="ce5">
            <text:p>19,459<text:s/></text:p>
          </table:table-cell>
          <table:table-cell office:value-type="float" office:value="32562" table:style-name="ce5">
            <text:p>32,562<text:s/></text:p>
          </table:table-cell>
          <table:table-cell office:value-type="float" office:value="27964" table:style-name="ce5">
            <text:p>27,964<text:s/></text:p>
          </table:table-cell>
          <table:table-cell office:value-type="float" office:value="16023" table:style-name="ce5">
            <text:p>16,023<text:s/></text:p>
          </table:table-cell>
          <table:table-cell office:value-type="float" office:value="13147" table:style-name="ce5">
            <text:p>13,147<text:s/></text:p>
          </table:table-cell>
          <table:table-cell office:value-type="float" office:value="13200" table:style-name="ce5">
            <text:p>13,200<text:s/></text:p>
          </table:table-cell>
          <table:table-cell office:value-type="float" office:value="13898" table:style-name="ce5">
            <text:p>13,898<text:s/></text:p>
          </table:table-cell>
          <table:table-cell office:value-type="float" office:value="12964" table:style-name="ce5">
            <text:p>12,964<text:s/></text:p>
          </table:table-cell>
          <table:table-cell office:value-type="float" office:value="12168" table:style-name="ce5">
            <text:p>12,168<text:s/></text:p>
          </table:table-cell>
          <table:table-cell office:value-type="float" office:value="10792" table:style-name="ce5">
            <text:p>10,792<text:s/></text:p>
          </table:table-cell>
          <table:table-cell table:number-columns-repeated="16275"/>
        </table:table-row>
        <table:table-row table:style-name="ro2">
          <table:table-cell office:value-type="date" office:date-value="2019-12-11T00:00:00" table:style-name="ce4">
            <text:p>2019/12/11</text:p>
          </table:table-cell>
          <table:table-cell office:value-type="float" office:value="5705" table:style-name="ce5">
            <text:p>5,705<text:s/></text:p>
          </table:table-cell>
          <table:table-cell office:value-type="float" office:value="16570" table:style-name="ce5">
            <text:p>16,570<text:s/></text:p>
          </table:table-cell>
          <table:table-cell office:value-type="float" office:value="44943" table:style-name="ce5">
            <text:p>44,943<text:s/></text:p>
          </table:table-cell>
          <table:table-cell office:value-type="float" office:value="46551" table:style-name="ce5">
            <text:p>46,551<text:s/></text:p>
          </table:table-cell>
          <table:table-cell office:value-type="float" office:value="30291" table:style-name="ce5">
            <text:p>30,291<text:s/></text:p>
          </table:table-cell>
          <table:table-cell office:value-type="float" office:value="16782" table:style-name="ce5">
            <text:p>16,782<text:s/></text:p>
          </table:table-cell>
          <table:table-cell office:value-type="float" office:value="12906" table:style-name="ce5">
            <text:p>12,906<text:s/></text:p>
          </table:table-cell>
          <table:table-cell office:value-type="float" office:value="4635" table:style-name="ce5">
            <text:p>4,635<text:s/></text:p>
          </table:table-cell>
          <table:table-cell office:value-type="float" office:value="3547" table:style-name="ce5">
            <text:p>3,547<text:s/></text:p>
          </table:table-cell>
          <table:table-cell office:value-type="float" office:value="15409" table:style-name="ce5">
            <text:p>15,409<text:s/></text:p>
          </table:table-cell>
          <table:table-cell office:value-type="float" office:value="2943" table:style-name="ce5">
            <text:p>2,943<text:s/></text:p>
          </table:table-cell>
          <table:table-cell office:value-type="float" office:value="4922" table:style-name="ce5">
            <text:p>4,922<text:s/></text:p>
          </table:table-cell>
          <table:table-cell office:value-type="float" office:value="7477" table:style-name="ce5">
            <text:p>7,477<text:s/></text:p>
          </table:table-cell>
          <table:table-cell office:value-type="float" office:value="11592" table:style-name="ce5">
            <text:p>11,592<text:s/></text:p>
          </table:table-cell>
          <table:table-cell office:value-type="float" office:value="12020" table:style-name="ce5">
            <text:p>12,020<text:s/></text:p>
          </table:table-cell>
          <table:table-cell office:value-type="float" office:value="20079" table:style-name="ce5">
            <text:p>20,079<text:s/></text:p>
          </table:table-cell>
          <table:table-cell office:value-type="float" office:value="19213" table:style-name="ce5">
            <text:p>19,213<text:s/></text:p>
          </table:table-cell>
          <table:table-cell office:value-type="float" office:value="6353" table:style-name="ce5">
            <text:p>6,353<text:s/></text:p>
          </table:table-cell>
          <table:table-cell office:value-type="float" office:value="9951" table:style-name="ce5">
            <text:p>9,951<text:s/></text:p>
          </table:table-cell>
          <table:table-cell office:value-type="float" office:value="3762" table:style-name="ce5">
            <text:p>3,762<text:s/></text:p>
          </table:table-cell>
          <table:table-cell office:value-type="float" office:value="9476" table:style-name="ce5">
            <text:p>9,476<text:s/></text:p>
          </table:table-cell>
          <table:table-cell office:value-type="float" office:value="9186" table:style-name="ce5">
            <text:p>9,186<text:s/></text:p>
          </table:table-cell>
          <table:table-cell office:value-type="float" office:value="6305" table:style-name="ce5">
            <text:p>6,305<text:s/></text:p>
          </table:table-cell>
          <table:table-cell office:value-type="float" office:value="33067" table:style-name="ce5">
            <text:p>33,067<text:s/></text:p>
          </table:table-cell>
          <table:table-cell office:value-type="float" office:value="3142" table:style-name="ce5">
            <text:p>3,142<text:s/></text:p>
          </table:table-cell>
          <table:table-cell office:value-type="float" office:value="13980" table:style-name="ce5">
            <text:p>13,980<text:s/></text:p>
          </table:table-cell>
          <table:table-cell office:value-type="float" office:value="12478" table:style-name="ce5">
            <text:p>12,478<text:s/></text:p>
          </table:table-cell>
          <table:table-cell office:value-type="float" office:value="18492" table:style-name="ce5">
            <text:p>18,492<text:s/></text:p>
          </table:table-cell>
          <table:table-cell office:value-type="float" office:value="23726" table:style-name="ce5">
            <text:p>23,726<text:s/></text:p>
          </table:table-cell>
          <table:table-cell office:value-type="float" office:value="18740" table:style-name="ce5">
            <text:p>18,740<text:s/></text:p>
          </table:table-cell>
          <table:table-cell office:value-type="float" office:value="10852" table:style-name="ce5">
            <text:p>10,852<text:s/></text:p>
          </table:table-cell>
          <table:table-cell office:value-type="float" office:value="30733" table:style-name="ce5">
            <text:p>30,733<text:s/></text:p>
          </table:table-cell>
          <table:table-cell office:value-type="float" office:value="19641" table:style-name="ce5">
            <text:p>19,641<text:s/></text:p>
          </table:table-cell>
          <table:table-cell office:value-type="float" office:value="37327" table:style-name="ce5">
            <text:p>37,327<text:s/></text:p>
          </table:table-cell>
          <table:table-cell office:value-type="float" office:value="33360" table:style-name="ce5">
            <text:p>33,360<text:s/></text:p>
          </table:table-cell>
          <table:table-cell office:value-type="float" office:value="12795" table:style-name="ce5">
            <text:p>12,795<text:s/></text:p>
          </table:table-cell>
          <table:table-cell office:value-type="float" office:value="39190" table:style-name="ce5">
            <text:p>39,190<text:s/></text:p>
          </table:table-cell>
          <table:table-cell office:value-type="float" office:value="29442" table:style-name="ce5">
            <text:p>29,442<text:s/></text:p>
          </table:table-cell>
          <table:table-cell office:value-type="float" office:value="28090" table:style-name="ce5">
            <text:p>28,090<text:s/></text:p>
          </table:table-cell>
          <table:table-cell office:value-type="float" office:value="24302" table:style-name="ce5">
            <text:p>24,302<text:s/></text:p>
          </table:table-cell>
          <table:table-cell office:value-type="float" office:value="27465" table:style-name="ce5">
            <text:p>27,465<text:s/></text:p>
          </table:table-cell>
          <table:table-cell office:value-type="float" office:value="148569" table:style-name="ce5">
            <text:p>148,569<text:s/></text:p>
          </table:table-cell>
          <table:table-cell office:value-type="float" office:value="44398" table:style-name="ce5">
            <text:p>44,398<text:s/></text:p>
          </table:table-cell>
          <table:table-cell office:value-type="float" office:value="25288" table:style-name="ce5">
            <text:p>25,288<text:s/></text:p>
          </table:table-cell>
          <table:table-cell office:value-type="float" office:value="27290" table:style-name="ce5">
            <text:p>27,290<text:s/></text:p>
          </table:table-cell>
          <table:table-cell office:value-type="float" office:value="29258" table:style-name="ce5">
            <text:p>29,258<text:s/></text:p>
          </table:table-cell>
          <table:table-cell office:value-type="float" office:value="36538" table:style-name="ce5">
            <text:p>36,538<text:s/></text:p>
          </table:table-cell>
          <table:table-cell office:value-type="float" office:value="33041" table:style-name="ce5">
            <text:p>33,041<text:s/></text:p>
          </table:table-cell>
          <table:table-cell office:value-type="float" office:value="25706" table:style-name="ce5">
            <text:p>25,706<text:s/></text:p>
          </table:table-cell>
          <table:table-cell office:value-type="float" office:value="14595" table:style-name="ce5">
            <text:p>14,595<text:s/></text:p>
          </table:table-cell>
          <table:table-cell office:value-type="float" office:value="34770" table:style-name="ce5">
            <text:p>34,770<text:s/></text:p>
          </table:table-cell>
          <table:table-cell office:value-type="float" office:value="7741" table:style-name="ce5">
            <text:p>7,741<text:s/></text:p>
          </table:table-cell>
          <table:table-cell office:value-type="float" office:value="10419" table:style-name="ce5">
            <text:p>10,419<text:s/></text:p>
          </table:table-cell>
          <table:table-cell office:value-type="float" office:value="20317" table:style-name="ce5">
            <text:p>20,317<text:s/></text:p>
          </table:table-cell>
          <table:table-cell office:value-type="float" office:value="7134" table:style-name="ce5">
            <text:p>7,134<text:s/></text:p>
          </table:table-cell>
          <table:table-cell office:value-type="float" office:value="3993" table:style-name="ce5">
            <text:p>3,993<text:s/></text:p>
          </table:table-cell>
          <table:table-cell office:value-type="float" office:value="3829" table:style-name="ce5">
            <text:p>3,829<text:s/></text:p>
          </table:table-cell>
          <table:table-cell office:value-type="float" office:value="14825" table:style-name="ce5">
            <text:p>14,825<text:s/></text:p>
          </table:table-cell>
          <table:table-cell office:value-type="float" office:value="10263" table:style-name="ce5">
            <text:p>10,263<text:s/></text:p>
          </table:table-cell>
          <table:table-cell office:value-type="float" office:value="11020" table:style-name="ce5">
            <text:p>11,020<text:s/></text:p>
          </table:table-cell>
          <table:table-cell office:value-type="float" office:value="39580" table:style-name="ce5">
            <text:p>39,580<text:s/></text:p>
          </table:table-cell>
          <table:table-cell office:value-type="float" office:value="9998" table:style-name="ce5">
            <text:p>9,998<text:s/></text:p>
          </table:table-cell>
          <table:table-cell office:value-type="float" office:value="14243" table:style-name="ce5">
            <text:p>14,243<text:s/></text:p>
          </table:table-cell>
          <table:table-cell office:value-type="float" office:value="8194" table:style-name="ce5">
            <text:p>8,194<text:s/></text:p>
          </table:table-cell>
          <table:table-cell office:value-type="float" office:value="23924" table:style-name="ce5">
            <text:p>23,924<text:s/></text:p>
          </table:table-cell>
          <table:table-cell office:value-type="float" office:value="28810" table:style-name="ce5">
            <text:p>28,810<text:s/></text:p>
          </table:table-cell>
          <table:table-cell office:value-type="float" office:value="34586" table:style-name="ce5">
            <text:p>34,586<text:s/></text:p>
          </table:table-cell>
          <table:table-cell office:value-type="float" office:value="47607" table:style-name="ce5">
            <text:p>47,607<text:s/></text:p>
          </table:table-cell>
          <table:table-cell office:value-type="float" office:value="46922" table:style-name="ce5">
            <text:p>46,922<text:s/></text:p>
          </table:table-cell>
          <table:table-cell office:value-type="float" office:value="27429" table:style-name="ce5">
            <text:p>27,429<text:s/></text:p>
          </table:table-cell>
          <table:table-cell office:value-type="float" office:value="33792" table:style-name="ce5">
            <text:p>33,792<text:s/></text:p>
          </table:table-cell>
          <table:table-cell office:value-type="float" office:value="75783" table:style-name="ce5">
            <text:p>75,783<text:s/></text:p>
          </table:table-cell>
          <table:table-cell office:value-type="float" office:value="26215" table:style-name="ce5">
            <text:p>26,215<text:s/></text:p>
          </table:table-cell>
          <table:table-cell office:value-type="float" office:value="35529" table:style-name="ce5">
            <text:p>35,529<text:s/></text:p>
          </table:table-cell>
          <table:table-cell office:value-type="float" office:value="37183" table:style-name="ce5">
            <text:p>37,183<text:s/></text:p>
          </table:table-cell>
          <table:table-cell office:value-type="float" office:value="22778" table:style-name="ce5">
            <text:p>22,778<text:s/></text:p>
          </table:table-cell>
          <table:table-cell office:value-type="float" office:value="65369" table:style-name="ce5">
            <text:p>65,369<text:s/></text:p>
          </table:table-cell>
          <table:table-cell office:value-type="float" office:value="22482" table:style-name="ce5">
            <text:p>22,482<text:s/></text:p>
          </table:table-cell>
          <table:table-cell office:value-type="float" office:value="17722" table:style-name="ce5">
            <text:p>17,722<text:s/></text:p>
          </table:table-cell>
          <table:table-cell office:value-type="float" office:value="15586" table:style-name="ce5">
            <text:p>15,586<text:s/></text:p>
          </table:table-cell>
          <table:table-cell office:value-type="float" office:value="20329" table:style-name="ce5">
            <text:p>20,329<text:s/></text:p>
          </table:table-cell>
          <table:table-cell office:value-type="float" office:value="16004" table:style-name="ce5">
            <text:p>16,004<text:s/></text:p>
          </table:table-cell>
          <table:table-cell office:value-type="float" office:value="34042" table:style-name="ce5">
            <text:p>34,042<text:s/></text:p>
          </table:table-cell>
          <table:table-cell office:value-type="float" office:value="20081" table:style-name="ce5">
            <text:p>20,081<text:s/></text:p>
          </table:table-cell>
          <table:table-cell office:value-type="float" office:value="8821" table:style-name="ce5">
            <text:p>8,821<text:s/></text:p>
          </table:table-cell>
          <table:table-cell office:value-type="float" office:value="14395" table:style-name="ce5">
            <text:p>14,395<text:s/></text:p>
          </table:table-cell>
          <table:table-cell office:value-type="float" office:value="44800" table:style-name="ce5">
            <text:p>44,800<text:s/></text:p>
          </table:table-cell>
          <table:table-cell office:value-type="float" office:value="25353" table:style-name="ce5">
            <text:p>25,353<text:s/></text:p>
          </table:table-cell>
          <table:table-cell office:value-type="float" office:value="26273" table:style-name="ce5">
            <text:p>26,273<text:s/></text:p>
          </table:table-cell>
          <table:table-cell office:value-type="float" office:value="28297" table:style-name="ce5">
            <text:p>28,297<text:s/></text:p>
          </table:table-cell>
          <table:table-cell office:value-type="float" office:value="14346" table:style-name="ce5">
            <text:p>14,346<text:s/></text:p>
          </table:table-cell>
          <table:table-cell office:value-type="float" office:value="11780" table:style-name="ce5">
            <text:p>11,780<text:s/></text:p>
          </table:table-cell>
          <table:table-cell office:value-type="float" office:value="6230" table:style-name="ce5">
            <text:p>6,230<text:s/></text:p>
          </table:table-cell>
          <table:table-cell office:value-type="float" office:value="5457" table:style-name="ce5">
            <text:p>5,457<text:s/></text:p>
          </table:table-cell>
          <table:table-cell office:value-type="float" office:value="7001" table:style-name="ce5">
            <text:p>7,001<text:s/></text:p>
          </table:table-cell>
          <table:table-cell office:value-type="float" office:value="11358" table:style-name="ce5">
            <text:p>11,358<text:s/></text:p>
          </table:table-cell>
          <table:table-cell office:value-type="float" office:value="10074" table:style-name="ce5">
            <text:p>10,074<text:s/></text:p>
          </table:table-cell>
          <table:table-cell office:value-type="float" office:value="14666" table:style-name="ce5">
            <text:p>14,666<text:s/></text:p>
          </table:table-cell>
          <table:table-cell office:value-type="float" office:value="19298" table:style-name="ce5">
            <text:p>19,298<text:s/></text:p>
          </table:table-cell>
          <table:table-cell office:value-type="float" office:value="32289" table:style-name="ce5">
            <text:p>32,289<text:s/></text:p>
          </table:table-cell>
          <table:table-cell office:value-type="float" office:value="29391" table:style-name="ce5">
            <text:p>29,391<text:s/></text:p>
          </table:table-cell>
          <table:table-cell office:value-type="float" office:value="15982" table:style-name="ce5">
            <text:p>15,982<text:s/></text:p>
          </table:table-cell>
          <table:table-cell office:value-type="float" office:value="13416" table:style-name="ce5">
            <text:p>13,416<text:s/></text:p>
          </table:table-cell>
          <table:table-cell office:value-type="float" office:value="13334" table:style-name="ce5">
            <text:p>13,334<text:s/></text:p>
          </table:table-cell>
          <table:table-cell office:value-type="float" office:value="13867" table:style-name="ce5">
            <text:p>13,867<text:s/></text:p>
          </table:table-cell>
          <table:table-cell office:value-type="float" office:value="12856" table:style-name="ce5">
            <text:p>12,856<text:s/></text:p>
          </table:table-cell>
          <table:table-cell office:value-type="float" office:value="12141" table:style-name="ce5">
            <text:p>12,141<text:s/></text:p>
          </table:table-cell>
          <table:table-cell office:value-type="float" office:value="10897" table:style-name="ce5">
            <text:p>10,897<text:s/></text:p>
          </table:table-cell>
          <table:table-cell table:number-columns-repeated="16275"/>
        </table:table-row>
        <table:table-row table:style-name="ro2">
          <table:table-cell office:value-type="date" office:date-value="2019-12-12T00:00:00" table:style-name="ce4">
            <text:p>2019/12/12</text:p>
          </table:table-cell>
          <table:table-cell office:value-type="float" office:value="6227" table:style-name="ce5">
            <text:p>6,227<text:s/></text:p>
          </table:table-cell>
          <table:table-cell office:value-type="float" office:value="16835" table:style-name="ce5">
            <text:p>16,835<text:s/></text:p>
          </table:table-cell>
          <table:table-cell office:value-type="float" office:value="45755" table:style-name="ce5">
            <text:p>45,755<text:s/></text:p>
          </table:table-cell>
          <table:table-cell office:value-type="float" office:value="48207" table:style-name="ce5">
            <text:p>48,207<text:s/></text:p>
          </table:table-cell>
          <table:table-cell office:value-type="float" office:value="31101" table:style-name="ce5">
            <text:p>31,101<text:s/></text:p>
          </table:table-cell>
          <table:table-cell office:value-type="float" office:value="17295" table:style-name="ce5">
            <text:p>17,295<text:s/></text:p>
          </table:table-cell>
          <table:table-cell office:value-type="float" office:value="13232" table:style-name="ce5">
            <text:p>13,232<text:s/></text:p>
          </table:table-cell>
          <table:table-cell office:value-type="float" office:value="4610" table:style-name="ce5">
            <text:p>4,610<text:s/></text:p>
          </table:table-cell>
          <table:table-cell office:value-type="float" office:value="3581" table:style-name="ce5">
            <text:p>3,581<text:s/></text:p>
          </table:table-cell>
          <table:table-cell office:value-type="float" office:value="15811" table:style-name="ce5">
            <text:p>15,811<text:s/></text:p>
          </table:table-cell>
          <table:table-cell office:value-type="float" office:value="2924" table:style-name="ce5">
            <text:p>2,924<text:s/></text:p>
          </table:table-cell>
          <table:table-cell office:value-type="float" office:value="5031" table:style-name="ce5">
            <text:p>5,031<text:s/></text:p>
          </table:table-cell>
          <table:table-cell office:value-type="float" office:value="7876" table:style-name="ce5">
            <text:p>7,876<text:s/></text:p>
          </table:table-cell>
          <table:table-cell office:value-type="float" office:value="11665" table:style-name="ce5">
            <text:p>11,665<text:s/></text:p>
          </table:table-cell>
          <table:table-cell office:value-type="float" office:value="12451" table:style-name="ce5">
            <text:p>12,451<text:s/></text:p>
          </table:table-cell>
          <table:table-cell office:value-type="float" office:value="20212" table:style-name="ce5">
            <text:p>20,212<text:s/></text:p>
          </table:table-cell>
          <table:table-cell office:value-type="float" office:value="19333" table:style-name="ce5">
            <text:p>19,333<text:s/></text:p>
          </table:table-cell>
          <table:table-cell office:value-type="float" office:value="6407" table:style-name="ce5">
            <text:p>6,407<text:s/></text:p>
          </table:table-cell>
          <table:table-cell office:value-type="float" office:value="10115" table:style-name="ce5">
            <text:p>10,115<text:s/></text:p>
          </table:table-cell>
          <table:table-cell office:value-type="float" office:value="3933" table:style-name="ce5">
            <text:p>3,933<text:s/></text:p>
          </table:table-cell>
          <table:table-cell office:value-type="float" office:value="9574" table:style-name="ce5">
            <text:p>9,574<text:s/></text:p>
          </table:table-cell>
          <table:table-cell office:value-type="float" office:value="9280" table:style-name="ce5">
            <text:p>9,280<text:s/></text:p>
          </table:table-cell>
          <table:table-cell office:value-type="float" office:value="6261" table:style-name="ce5">
            <text:p>6,261<text:s/></text:p>
          </table:table-cell>
          <table:table-cell office:value-type="float" office:value="38581" table:style-name="ce5">
            <text:p>38,581<text:s/></text:p>
          </table:table-cell>
          <table:table-cell office:value-type="float" office:value="3364" table:style-name="ce5">
            <text:p>3,364<text:s/></text:p>
          </table:table-cell>
          <table:table-cell office:value-type="float" office:value="14176" table:style-name="ce5">
            <text:p>14,176<text:s/></text:p>
          </table:table-cell>
          <table:table-cell office:value-type="float" office:value="12387" table:style-name="ce5">
            <text:p>12,387<text:s/></text:p>
          </table:table-cell>
          <table:table-cell office:value-type="float" office:value="18457" table:style-name="ce5">
            <text:p>18,457<text:s/></text:p>
          </table:table-cell>
          <table:table-cell office:value-type="float" office:value="24067" table:style-name="ce5">
            <text:p>24,067<text:s/></text:p>
          </table:table-cell>
          <table:table-cell office:value-type="float" office:value="18926" table:style-name="ce5">
            <text:p>18,926<text:s/></text:p>
          </table:table-cell>
          <table:table-cell office:value-type="float" office:value="10766" table:style-name="ce5">
            <text:p>10,766<text:s/></text:p>
          </table:table-cell>
          <table:table-cell office:value-type="float" office:value="31979" table:style-name="ce5">
            <text:p>31,979<text:s/></text:p>
          </table:table-cell>
          <table:table-cell office:value-type="float" office:value="20134" table:style-name="ce5">
            <text:p>20,134<text:s/></text:p>
          </table:table-cell>
          <table:table-cell office:value-type="float" office:value="37734" table:style-name="ce5">
            <text:p>37,734<text:s/></text:p>
          </table:table-cell>
          <table:table-cell office:value-type="float" office:value="33401" table:style-name="ce5">
            <text:p>33,401<text:s/></text:p>
          </table:table-cell>
          <table:table-cell office:value-type="float" office:value="13082" table:style-name="ce5">
            <text:p>13,082<text:s/></text:p>
          </table:table-cell>
          <table:table-cell office:value-type="float" office:value="39477" table:style-name="ce5">
            <text:p>39,477<text:s/></text:p>
          </table:table-cell>
          <table:table-cell office:value-type="float" office:value="29331" table:style-name="ce5">
            <text:p>29,331<text:s/></text:p>
          </table:table-cell>
          <table:table-cell office:value-type="float" office:value="28137" table:style-name="ce5">
            <text:p>28,137<text:s/></text:p>
          </table:table-cell>
          <table:table-cell office:value-type="float" office:value="24684" table:style-name="ce5">
            <text:p>24,684<text:s/></text:p>
          </table:table-cell>
          <table:table-cell office:value-type="float" office:value="27851" table:style-name="ce5">
            <text:p>27,851<text:s/></text:p>
          </table:table-cell>
          <table:table-cell office:value-type="float" office:value="153081" table:style-name="ce5">
            <text:p>153,081<text:s/></text:p>
          </table:table-cell>
          <table:table-cell office:value-type="float" office:value="45360" table:style-name="ce5">
            <text:p>45,360<text:s/></text:p>
          </table:table-cell>
          <table:table-cell office:value-type="float" office:value="24770" table:style-name="ce5">
            <text:p>24,770<text:s/></text:p>
          </table:table-cell>
          <table:table-cell office:value-type="float" office:value="27730" table:style-name="ce5">
            <text:p>27,730<text:s/></text:p>
          </table:table-cell>
          <table:table-cell office:value-type="float" office:value="31083" table:style-name="ce5">
            <text:p>31,083<text:s/></text:p>
          </table:table-cell>
          <table:table-cell office:value-type="float" office:value="37242" table:style-name="ce5">
            <text:p>37,242<text:s/></text:p>
          </table:table-cell>
          <table:table-cell office:value-type="float" office:value="33367" table:style-name="ce5">
            <text:p>33,367<text:s/></text:p>
          </table:table-cell>
          <table:table-cell office:value-type="float" office:value="26120" table:style-name="ce5">
            <text:p>26,120<text:s/></text:p>
          </table:table-cell>
          <table:table-cell office:value-type="float" office:value="14242" table:style-name="ce5">
            <text:p>14,242<text:s/></text:p>
          </table:table-cell>
          <table:table-cell office:value-type="float" office:value="34602" table:style-name="ce5">
            <text:p>34,602<text:s/></text:p>
          </table:table-cell>
          <table:table-cell office:value-type="float" office:value="7920" table:style-name="ce5">
            <text:p>7,920<text:s/></text:p>
          </table:table-cell>
          <table:table-cell office:value-type="float" office:value="10623" table:style-name="ce5">
            <text:p>10,623<text:s/></text:p>
          </table:table-cell>
          <table:table-cell office:value-type="float" office:value="19863" table:style-name="ce5">
            <text:p>19,863<text:s/></text:p>
          </table:table-cell>
          <table:table-cell office:value-type="float" office:value="7275" table:style-name="ce5">
            <text:p>7,275<text:s/></text:p>
          </table:table-cell>
          <table:table-cell office:value-type="float" office:value="4019" table:style-name="ce5">
            <text:p>4,019<text:s/></text:p>
          </table:table-cell>
          <table:table-cell office:value-type="float" office:value="3683" table:style-name="ce5">
            <text:p>3,683<text:s/></text:p>
          </table:table-cell>
          <table:table-cell office:value-type="float" office:value="15056" table:style-name="ce5">
            <text:p>15,056<text:s/></text:p>
          </table:table-cell>
          <table:table-cell office:value-type="float" office:value="10156" table:style-name="ce5">
            <text:p>10,156<text:s/></text:p>
          </table:table-cell>
          <table:table-cell office:value-type="float" office:value="11200" table:style-name="ce5">
            <text:p>11,200<text:s/></text:p>
          </table:table-cell>
          <table:table-cell office:value-type="float" office:value="40388" table:style-name="ce5">
            <text:p>40,388<text:s/></text:p>
          </table:table-cell>
          <table:table-cell office:value-type="float" office:value="9955" table:style-name="ce5">
            <text:p>9,955<text:s/></text:p>
          </table:table-cell>
          <table:table-cell office:value-type="float" office:value="14680" table:style-name="ce5">
            <text:p>14,680<text:s/></text:p>
          </table:table-cell>
          <table:table-cell office:value-type="float" office:value="8184" table:style-name="ce5">
            <text:p>8,184<text:s/></text:p>
          </table:table-cell>
          <table:table-cell office:value-type="float" office:value="24245" table:style-name="ce5">
            <text:p>24,245<text:s/></text:p>
          </table:table-cell>
          <table:table-cell office:value-type="float" office:value="29122" table:style-name="ce5">
            <text:p>29,122<text:s/></text:p>
          </table:table-cell>
          <table:table-cell office:value-type="float" office:value="35208" table:style-name="ce5">
            <text:p>35,208<text:s/></text:p>
          </table:table-cell>
          <table:table-cell office:value-type="float" office:value="48775" table:style-name="ce5">
            <text:p>48,775<text:s/></text:p>
          </table:table-cell>
          <table:table-cell office:value-type="float" office:value="47418" table:style-name="ce5">
            <text:p>47,418<text:s/></text:p>
          </table:table-cell>
          <table:table-cell office:value-type="float" office:value="27691" table:style-name="ce5">
            <text:p>27,691<text:s/></text:p>
          </table:table-cell>
          <table:table-cell office:value-type="float" office:value="34229" table:style-name="ce5">
            <text:p>34,229<text:s/></text:p>
          </table:table-cell>
          <table:table-cell office:value-type="float" office:value="76470" table:style-name="ce5">
            <text:p>76,470<text:s/></text:p>
          </table:table-cell>
          <table:table-cell office:value-type="float" office:value="26466" table:style-name="ce5">
            <text:p>26,466<text:s/></text:p>
          </table:table-cell>
          <table:table-cell office:value-type="float" office:value="36045" table:style-name="ce5">
            <text:p>36,045<text:s/></text:p>
          </table:table-cell>
          <table:table-cell office:value-type="float" office:value="38126" table:style-name="ce5">
            <text:p>38,126<text:s/></text:p>
          </table:table-cell>
          <table:table-cell office:value-type="float" office:value="23414" table:style-name="ce5">
            <text:p>23,414<text:s/></text:p>
          </table:table-cell>
          <table:table-cell office:value-type="float" office:value="67288" table:style-name="ce5">
            <text:p>67,288<text:s/></text:p>
          </table:table-cell>
          <table:table-cell office:value-type="float" office:value="22537" table:style-name="ce5">
            <text:p>22,537<text:s/></text:p>
          </table:table-cell>
          <table:table-cell office:value-type="float" office:value="17823" table:style-name="ce5">
            <text:p>17,823<text:s/></text:p>
          </table:table-cell>
          <table:table-cell office:value-type="float" office:value="16368" table:style-name="ce5">
            <text:p>16,368<text:s/></text:p>
          </table:table-cell>
          <table:table-cell office:value-type="float" office:value="21748" table:style-name="ce5">
            <text:p>21,748<text:s/></text:p>
          </table:table-cell>
          <table:table-cell office:value-type="float" office:value="16185" table:style-name="ce5">
            <text:p>16,185<text:s/></text:p>
          </table:table-cell>
          <table:table-cell office:value-type="float" office:value="36281" table:style-name="ce5">
            <text:p>36,281<text:s/></text:p>
          </table:table-cell>
          <table:table-cell office:value-type="float" office:value="20168" table:style-name="ce5">
            <text:p>20,168<text:s/></text:p>
          </table:table-cell>
          <table:table-cell office:value-type="float" office:value="8995" table:style-name="ce5">
            <text:p>8,995<text:s/></text:p>
          </table:table-cell>
          <table:table-cell office:value-type="float" office:value="15027" table:style-name="ce5">
            <text:p>15,027<text:s/></text:p>
          </table:table-cell>
          <table:table-cell office:value-type="float" office:value="44654" table:style-name="ce5">
            <text:p>44,654<text:s/></text:p>
          </table:table-cell>
          <table:table-cell office:value-type="float" office:value="25663" table:style-name="ce5">
            <text:p>25,663<text:s/></text:p>
          </table:table-cell>
          <table:table-cell office:value-type="float" office:value="26465" table:style-name="ce5">
            <text:p>26,465<text:s/></text:p>
          </table:table-cell>
          <table:table-cell office:value-type="float" office:value="28476" table:style-name="ce5">
            <text:p>28,476<text:s/></text:p>
          </table:table-cell>
          <table:table-cell office:value-type="float" office:value="14449" table:style-name="ce5">
            <text:p>14,449<text:s/></text:p>
          </table:table-cell>
          <table:table-cell office:value-type="float" office:value="11869" table:style-name="ce5">
            <text:p>11,869<text:s/></text:p>
          </table:table-cell>
          <table:table-cell office:value-type="float" office:value="6383" table:style-name="ce5">
            <text:p>6,383<text:s/></text:p>
          </table:table-cell>
          <table:table-cell office:value-type="float" office:value="5460" table:style-name="ce5">
            <text:p>5,460<text:s/></text:p>
          </table:table-cell>
          <table:table-cell office:value-type="float" office:value="7106" table:style-name="ce5">
            <text:p>7,106<text:s/></text:p>
          </table:table-cell>
          <table:table-cell office:value-type="float" office:value="11431" table:style-name="ce5">
            <text:p>11,431<text:s/></text:p>
          </table:table-cell>
          <table:table-cell office:value-type="float" office:value="10197" table:style-name="ce5">
            <text:p>10,197<text:s/></text:p>
          </table:table-cell>
          <table:table-cell office:value-type="float" office:value="14876" table:style-name="ce5">
            <text:p>14,876<text:s/></text:p>
          </table:table-cell>
          <table:table-cell office:value-type="float" office:value="19381" table:style-name="ce5">
            <text:p>19,381<text:s/></text:p>
          </table:table-cell>
          <table:table-cell office:value-type="float" office:value="32621" table:style-name="ce5">
            <text:p>32,621<text:s/></text:p>
          </table:table-cell>
          <table:table-cell office:value-type="float" office:value="29685" table:style-name="ce5">
            <text:p>29,685<text:s/></text:p>
          </table:table-cell>
          <table:table-cell office:value-type="float" office:value="16135" table:style-name="ce5">
            <text:p>16,135<text:s/></text:p>
          </table:table-cell>
          <table:table-cell office:value-type="float" office:value="13351" table:style-name="ce5">
            <text:p>13,351<text:s/></text:p>
          </table:table-cell>
          <table:table-cell office:value-type="float" office:value="13186" table:style-name="ce5">
            <text:p>13,186<text:s/></text:p>
          </table:table-cell>
          <table:table-cell office:value-type="float" office:value="14041" table:style-name="ce5">
            <text:p>14,041<text:s/></text:p>
          </table:table-cell>
          <table:table-cell office:value-type="float" office:value="12904" table:style-name="ce5">
            <text:p>12,904<text:s/></text:p>
          </table:table-cell>
          <table:table-cell office:value-type="float" office:value="12136" table:style-name="ce5">
            <text:p>12,136<text:s/></text:p>
          </table:table-cell>
          <table:table-cell office:value-type="float" office:value="10920" table:style-name="ce5">
            <text:p>10,920<text:s/></text:p>
          </table:table-cell>
          <table:table-cell table:number-columns-repeated="16275"/>
        </table:table-row>
        <table:table-row table:style-name="ro2">
          <table:table-cell office:value-type="date" office:date-value="2019-12-13T00:00:00" table:style-name="ce4">
            <text:p>2019/12/13</text:p>
          </table:table-cell>
          <table:table-cell office:value-type="float" office:value="7301" table:style-name="ce5">
            <text:p>7,301<text:s/></text:p>
          </table:table-cell>
          <table:table-cell office:value-type="float" office:value="17665" table:style-name="ce5">
            <text:p>17,665<text:s/></text:p>
          </table:table-cell>
          <table:table-cell office:value-type="float" office:value="47312" table:style-name="ce5">
            <text:p>47,312<text:s/></text:p>
          </table:table-cell>
          <table:table-cell office:value-type="float" office:value="54165" table:style-name="ce5">
            <text:p>54,165<text:s/></text:p>
          </table:table-cell>
          <table:table-cell office:value-type="float" office:value="32260" table:style-name="ce5">
            <text:p>32,260<text:s/></text:p>
          </table:table-cell>
          <table:table-cell office:value-type="float" office:value="17882" table:style-name="ce5">
            <text:p>17,882<text:s/></text:p>
          </table:table-cell>
          <table:table-cell office:value-type="float" office:value="13972" table:style-name="ce5">
            <text:p>13,972<text:s/></text:p>
          </table:table-cell>
          <table:table-cell office:value-type="float" office:value="4991" table:style-name="ce5">
            <text:p>4,991<text:s/></text:p>
          </table:table-cell>
          <table:table-cell office:value-type="float" office:value="3752" table:style-name="ce5">
            <text:p>3,752<text:s/></text:p>
          </table:table-cell>
          <table:table-cell office:value-type="float" office:value="17146" table:style-name="ce5">
            <text:p>17,146<text:s/></text:p>
          </table:table-cell>
          <table:table-cell office:value-type="float" office:value="3011" table:style-name="ce5">
            <text:p>3,011<text:s/></text:p>
          </table:table-cell>
          <table:table-cell office:value-type="float" office:value="5324" table:style-name="ce5">
            <text:p>5,324<text:s/></text:p>
          </table:table-cell>
          <table:table-cell office:value-type="float" office:value="9321" table:style-name="ce5">
            <text:p>9,321<text:s/></text:p>
          </table:table-cell>
          <table:table-cell office:value-type="float" office:value="12341" table:style-name="ce5">
            <text:p>12,341<text:s/></text:p>
          </table:table-cell>
          <table:table-cell office:value-type="float" office:value="14299" table:style-name="ce5">
            <text:p>14,299<text:s/></text:p>
          </table:table-cell>
          <table:table-cell office:value-type="float" office:value="20996" table:style-name="ce5">
            <text:p>20,996<text:s/></text:p>
          </table:table-cell>
          <table:table-cell office:value-type="float" office:value="20117" table:style-name="ce5">
            <text:p>20,117<text:s/></text:p>
          </table:table-cell>
          <table:table-cell office:value-type="float" office:value="7213" table:style-name="ce5">
            <text:p>7,213<text:s/></text:p>
          </table:table-cell>
          <table:table-cell office:value-type="float" office:value="10821" table:style-name="ce5">
            <text:p>10,821<text:s/></text:p>
          </table:table-cell>
          <table:table-cell office:value-type="float" office:value="4096" table:style-name="ce5">
            <text:p>4,096<text:s/></text:p>
          </table:table-cell>
          <table:table-cell office:value-type="float" office:value="10704" table:style-name="ce5">
            <text:p>10,704<text:s/></text:p>
          </table:table-cell>
          <table:table-cell office:value-type="float" office:value="10151" table:style-name="ce5">
            <text:p>10,151<text:s/></text:p>
          </table:table-cell>
          <table:table-cell office:value-type="float" office:value="6554" table:style-name="ce5">
            <text:p>6,554<text:s/></text:p>
          </table:table-cell>
          <table:table-cell office:value-type="float" office:value="43145" table:style-name="ce5">
            <text:p>43,145<text:s/></text:p>
          </table:table-cell>
          <table:table-cell office:value-type="float" office:value="3622" table:style-name="ce5">
            <text:p>3,622<text:s/></text:p>
          </table:table-cell>
          <table:table-cell office:value-type="float" office:value="14956" table:style-name="ce5">
            <text:p>14,956<text:s/></text:p>
          </table:table-cell>
          <table:table-cell office:value-type="float" office:value="13365" table:style-name="ce5">
            <text:p>13,365<text:s/></text:p>
          </table:table-cell>
          <table:table-cell office:value-type="float" office:value="20021" table:style-name="ce5">
            <text:p>20,021<text:s/></text:p>
          </table:table-cell>
          <table:table-cell office:value-type="float" office:value="26120" table:style-name="ce5">
            <text:p>26,120<text:s/></text:p>
          </table:table-cell>
          <table:table-cell office:value-type="float" office:value="21016" table:style-name="ce5">
            <text:p>21,016<text:s/></text:p>
          </table:table-cell>
          <table:table-cell office:value-type="float" office:value="11831" table:style-name="ce5">
            <text:p>11,831<text:s/></text:p>
          </table:table-cell>
          <table:table-cell office:value-type="float" office:value="36840" table:style-name="ce5">
            <text:p>36,840<text:s/></text:p>
          </table:table-cell>
          <table:table-cell office:value-type="float" office:value="22347" table:style-name="ce5">
            <text:p>22,347<text:s/></text:p>
          </table:table-cell>
          <table:table-cell office:value-type="float" office:value="39677" table:style-name="ce5">
            <text:p>39,677<text:s/></text:p>
          </table:table-cell>
          <table:table-cell office:value-type="float" office:value="34902" table:style-name="ce5">
            <text:p>34,902<text:s/></text:p>
          </table:table-cell>
          <table:table-cell office:value-type="float" office:value="12803" table:style-name="ce5">
            <text:p>12,803<text:s/></text:p>
          </table:table-cell>
          <table:table-cell office:value-type="float" office:value="42013" table:style-name="ce5">
            <text:p>42,013<text:s/></text:p>
          </table:table-cell>
          <table:table-cell office:value-type="float" office:value="31104" table:style-name="ce5">
            <text:p>31,104<text:s/></text:p>
          </table:table-cell>
          <table:table-cell office:value-type="float" office:value="30035" table:style-name="ce5">
            <text:p>30,035<text:s/></text:p>
          </table:table-cell>
          <table:table-cell office:value-type="float" office:value="25660" table:style-name="ce5">
            <text:p>25,660<text:s/></text:p>
          </table:table-cell>
          <table:table-cell office:value-type="float" office:value="26977" table:style-name="ce5">
            <text:p>26,977<text:s/></text:p>
          </table:table-cell>
          <table:table-cell office:value-type="float" office:value="190349" table:style-name="ce5">
            <text:p>190,349<text:s/></text:p>
          </table:table-cell>
          <table:table-cell office:value-type="float" office:value="51404" table:style-name="ce5">
            <text:p>51,404<text:s/></text:p>
          </table:table-cell>
          <table:table-cell office:value-type="float" office:value="27028" table:style-name="ce5">
            <text:p>27,028<text:s/></text:p>
          </table:table-cell>
          <table:table-cell office:value-type="float" office:value="28955" table:style-name="ce5">
            <text:p>28,955<text:s/></text:p>
          </table:table-cell>
          <table:table-cell office:value-type="float" office:value="34190" table:style-name="ce5">
            <text:p>34,190<text:s/></text:p>
          </table:table-cell>
          <table:table-cell office:value-type="float" office:value="42852" table:style-name="ce5">
            <text:p>42,852<text:s/></text:p>
          </table:table-cell>
          <table:table-cell office:value-type="float" office:value="37828" table:style-name="ce5">
            <text:p>37,828<text:s/></text:p>
          </table:table-cell>
          <table:table-cell office:value-type="float" office:value="27896" table:style-name="ce5">
            <text:p>27,896<text:s/></text:p>
          </table:table-cell>
          <table:table-cell office:value-type="float" office:value="15034" table:style-name="ce5">
            <text:p>15,034<text:s/></text:p>
          </table:table-cell>
          <table:table-cell office:value-type="float" office:value="36987" table:style-name="ce5">
            <text:p>36,987<text:s/></text:p>
          </table:table-cell>
          <table:table-cell office:value-type="float" office:value="8468" table:style-name="ce5">
            <text:p>8,468<text:s/></text:p>
          </table:table-cell>
          <table:table-cell office:value-type="float" office:value="10818" table:style-name="ce5">
            <text:p>10,818<text:s/></text:p>
          </table:table-cell>
          <table:table-cell office:value-type="float" office:value="22028" table:style-name="ce5">
            <text:p>22,028<text:s/></text:p>
          </table:table-cell>
          <table:table-cell office:value-type="float" office:value="8582" table:style-name="ce5">
            <text:p>8,582<text:s/></text:p>
          </table:table-cell>
          <table:table-cell office:value-type="float" office:value="4197" table:style-name="ce5">
            <text:p>4,197<text:s/></text:p>
          </table:table-cell>
          <table:table-cell office:value-type="float" office:value="3875" table:style-name="ce5">
            <text:p>3,875<text:s/></text:p>
          </table:table-cell>
          <table:table-cell office:value-type="float" office:value="15860" table:style-name="ce5">
            <text:p>15,860<text:s/></text:p>
          </table:table-cell>
          <table:table-cell office:value-type="float" office:value="10742" table:style-name="ce5">
            <text:p>10,742<text:s/></text:p>
          </table:table-cell>
          <table:table-cell office:value-type="float" office:value="13004" table:style-name="ce5">
            <text:p>13,004<text:s/></text:p>
          </table:table-cell>
          <table:table-cell office:value-type="float" office:value="46660" table:style-name="ce5">
            <text:p>46,660<text:s/></text:p>
          </table:table-cell>
          <table:table-cell office:value-type="float" office:value="10656" table:style-name="ce5">
            <text:p>10,656<text:s/></text:p>
          </table:table-cell>
          <table:table-cell office:value-type="float" office:value="15986" table:style-name="ce5">
            <text:p>15,986<text:s/></text:p>
          </table:table-cell>
          <table:table-cell office:value-type="float" office:value="8868" table:style-name="ce5">
            <text:p>8,868<text:s/></text:p>
          </table:table-cell>
          <table:table-cell office:value-type="float" office:value="25113" table:style-name="ce5">
            <text:p>25,113<text:s/></text:p>
          </table:table-cell>
          <table:table-cell office:value-type="float" office:value="29656" table:style-name="ce5">
            <text:p>29,656<text:s/></text:p>
          </table:table-cell>
          <table:table-cell office:value-type="float" office:value="38240" table:style-name="ce5">
            <text:p>38,240<text:s/></text:p>
          </table:table-cell>
          <table:table-cell office:value-type="float" office:value="61095" table:style-name="ce5">
            <text:p>61,095<text:s/></text:p>
          </table:table-cell>
          <table:table-cell office:value-type="float" office:value="50344" table:style-name="ce5">
            <text:p>50,344<text:s/></text:p>
          </table:table-cell>
          <table:table-cell office:value-type="float" office:value="29267" table:style-name="ce5">
            <text:p>29,267<text:s/></text:p>
          </table:table-cell>
          <table:table-cell office:value-type="float" office:value="36586" table:style-name="ce5">
            <text:p>36,586<text:s/></text:p>
          </table:table-cell>
          <table:table-cell office:value-type="float" office:value="87556" table:style-name="ce5">
            <text:p>87,556<text:s/></text:p>
          </table:table-cell>
          <table:table-cell office:value-type="float" office:value="27583" table:style-name="ce5">
            <text:p>27,583<text:s/></text:p>
          </table:table-cell>
          <table:table-cell office:value-type="float" office:value="40950" table:style-name="ce5">
            <text:p>40,950<text:s/></text:p>
          </table:table-cell>
          <table:table-cell office:value-type="float" office:value="42178" table:style-name="ce5">
            <text:p>42,178<text:s/></text:p>
          </table:table-cell>
          <table:table-cell office:value-type="float" office:value="26625" table:style-name="ce5">
            <text:p>26,625<text:s/></text:p>
          </table:table-cell>
          <table:table-cell office:value-type="float" office:value="79072" table:style-name="ce5">
            <text:p>79,072<text:s/></text:p>
          </table:table-cell>
          <table:table-cell office:value-type="float" office:value="24274" table:style-name="ce5">
            <text:p>24,274<text:s/></text:p>
          </table:table-cell>
          <table:table-cell office:value-type="float" office:value="19368" table:style-name="ce5">
            <text:p>19,368<text:s/></text:p>
          </table:table-cell>
          <table:table-cell office:value-type="float" office:value="17177" table:style-name="ce5">
            <text:p>17,177<text:s/></text:p>
          </table:table-cell>
          <table:table-cell office:value-type="float" office:value="25059" table:style-name="ce5">
            <text:p>25,059<text:s/></text:p>
          </table:table-cell>
          <table:table-cell office:value-type="float" office:value="16929" table:style-name="ce5">
            <text:p>16,929<text:s/></text:p>
          </table:table-cell>
          <table:table-cell office:value-type="float" office:value="40416" table:style-name="ce5">
            <text:p>40,416<text:s/></text:p>
          </table:table-cell>
          <table:table-cell office:value-type="float" office:value="21785" table:style-name="ce5">
            <text:p>21,785<text:s/></text:p>
          </table:table-cell>
          <table:table-cell office:value-type="float" office:value="10083" table:style-name="ce5">
            <text:p>10,083<text:s/></text:p>
          </table:table-cell>
          <table:table-cell office:value-type="float" office:value="16459" table:style-name="ce5">
            <text:p>16,459<text:s/></text:p>
          </table:table-cell>
          <table:table-cell office:value-type="float" office:value="45771" table:style-name="ce5">
            <text:p>45,771<text:s/></text:p>
          </table:table-cell>
          <table:table-cell office:value-type="float" office:value="27048" table:style-name="ce5">
            <text:p>27,048<text:s/></text:p>
          </table:table-cell>
          <table:table-cell office:value-type="float" office:value="27749" table:style-name="ce5">
            <text:p>27,749<text:s/></text:p>
          </table:table-cell>
          <table:table-cell office:value-type="float" office:value="31160" table:style-name="ce5">
            <text:p>31,160<text:s/></text:p>
          </table:table-cell>
          <table:table-cell office:value-type="float" office:value="15815" table:style-name="ce5">
            <text:p>15,815<text:s/></text:p>
          </table:table-cell>
          <table:table-cell office:value-type="float" office:value="12490" table:style-name="ce5">
            <text:p>12,490<text:s/></text:p>
          </table:table-cell>
          <table:table-cell office:value-type="float" office:value="6522" table:style-name="ce5">
            <text:p>6,522<text:s/></text:p>
          </table:table-cell>
          <table:table-cell office:value-type="float" office:value="5765" table:style-name="ce5">
            <text:p>5,765<text:s/></text:p>
          </table:table-cell>
          <table:table-cell office:value-type="float" office:value="7751" table:style-name="ce5">
            <text:p>7,751<text:s/></text:p>
          </table:table-cell>
          <table:table-cell office:value-type="float" office:value="11972" table:style-name="ce5">
            <text:p>11,972<text:s/></text:p>
          </table:table-cell>
          <table:table-cell office:value-type="float" office:value="11244" table:style-name="ce5">
            <text:p>11,244<text:s/></text:p>
          </table:table-cell>
          <table:table-cell office:value-type="float" office:value="17716" table:style-name="ce5">
            <text:p>17,716<text:s/></text:p>
          </table:table-cell>
          <table:table-cell office:value-type="float" office:value="20562" table:style-name="ce5">
            <text:p>20,562<text:s/></text:p>
          </table:table-cell>
          <table:table-cell office:value-type="float" office:value="35466" table:style-name="ce5">
            <text:p>35,466<text:s/></text:p>
          </table:table-cell>
          <table:table-cell office:value-type="float" office:value="31214" table:style-name="ce5">
            <text:p>31,214<text:s/></text:p>
          </table:table-cell>
          <table:table-cell office:value-type="float" office:value="17032" table:style-name="ce5">
            <text:p>17,032<text:s/></text:p>
          </table:table-cell>
          <table:table-cell office:value-type="float" office:value="13960" table:style-name="ce5">
            <text:p>13,960<text:s/></text:p>
          </table:table-cell>
          <table:table-cell office:value-type="float" office:value="14399" table:style-name="ce5">
            <text:p>14,399<text:s/></text:p>
          </table:table-cell>
          <table:table-cell office:value-type="float" office:value="14908" table:style-name="ce5">
            <text:p>14,908<text:s/></text:p>
          </table:table-cell>
          <table:table-cell office:value-type="float" office:value="13749" table:style-name="ce5">
            <text:p>13,749<text:s/></text:p>
          </table:table-cell>
          <table:table-cell office:value-type="float" office:value="13235" table:style-name="ce5">
            <text:p>13,235<text:s/></text:p>
          </table:table-cell>
          <table:table-cell office:value-type="float" office:value="11865" table:style-name="ce5">
            <text:p>11,865<text:s/></text:p>
          </table:table-cell>
          <table:table-cell table:number-columns-repeated="16275"/>
        </table:table-row>
        <table:table-row table:style-name="ro2">
          <table:table-cell office:value-type="date" office:date-value="2019-12-14T00:00:00" table:style-name="ce4">
            <text:p>2019/12/14</text:p>
          </table:table-cell>
          <table:table-cell office:value-type="float" office:value="5416" table:style-name="ce5">
            <text:p>5,416<text:s/></text:p>
          </table:table-cell>
          <table:table-cell office:value-type="float" office:value="12700" table:style-name="ce5">
            <text:p>12,700<text:s/></text:p>
          </table:table-cell>
          <table:table-cell office:value-type="float" office:value="30461" table:style-name="ce5">
            <text:p>30,461<text:s/></text:p>
          </table:table-cell>
          <table:table-cell office:value-type="float" office:value="55675" table:style-name="ce5">
            <text:p>55,675<text:s/></text:p>
          </table:table-cell>
          <table:table-cell office:value-type="float" office:value="21429" table:style-name="ce5">
            <text:p>21,429<text:s/></text:p>
          </table:table-cell>
          <table:table-cell office:value-type="float" office:value="12986" table:style-name="ce5">
            <text:p>12,986<text:s/></text:p>
          </table:table-cell>
          <table:table-cell office:value-type="float" office:value="10090" table:style-name="ce5">
            <text:p>10,090<text:s/></text:p>
          </table:table-cell>
          <table:table-cell office:value-type="float" office:value="4465" table:style-name="ce5">
            <text:p>4,465<text:s/></text:p>
          </table:table-cell>
          <table:table-cell office:value-type="float" office:value="2793" table:style-name="ce5">
            <text:p>2,793<text:s/></text:p>
          </table:table-cell>
          <table:table-cell office:value-type="float" office:value="13089" table:style-name="ce5">
            <text:p>13,089<text:s/></text:p>
          </table:table-cell>
          <table:table-cell office:value-type="float" office:value="2411" table:style-name="ce5">
            <text:p>2,411<text:s/></text:p>
          </table:table-cell>
          <table:table-cell office:value-type="float" office:value="4256" table:style-name="ce5">
            <text:p>4,256<text:s/></text:p>
          </table:table-cell>
          <table:table-cell office:value-type="float" office:value="12974" table:style-name="ce5">
            <text:p>12,974<text:s/></text:p>
          </table:table-cell>
          <table:table-cell office:value-type="float" office:value="8457" table:style-name="ce5">
            <text:p>8,457<text:s/></text:p>
          </table:table-cell>
          <table:table-cell office:value-type="float" office:value="14880" table:style-name="ce5">
            <text:p>14,880<text:s/></text:p>
          </table:table-cell>
          <table:table-cell office:value-type="float" office:value="7382" table:style-name="ce5">
            <text:p>7,382<text:s/></text:p>
          </table:table-cell>
          <table:table-cell office:value-type="float" office:value="10160" table:style-name="ce5">
            <text:p>10,160<text:s/></text:p>
          </table:table-cell>
          <table:table-cell office:value-type="float" office:value="5012" table:style-name="ce5">
            <text:p>5,012<text:s/></text:p>
          </table:table-cell>
          <table:table-cell office:value-type="float" office:value="10452" table:style-name="ce5">
            <text:p>10,452<text:s/></text:p>
          </table:table-cell>
          <table:table-cell office:value-type="float" office:value="4493" table:style-name="ce5">
            <text:p>4,493<text:s/></text:p>
          </table:table-cell>
          <table:table-cell office:value-type="float" office:value="7803" table:style-name="ce5">
            <text:p>7,803<text:s/></text:p>
          </table:table-cell>
          <table:table-cell office:value-type="float" office:value="8231" table:style-name="ce5">
            <text:p>8,231<text:s/></text:p>
          </table:table-cell>
          <table:table-cell office:value-type="float" office:value="3140" table:style-name="ce5">
            <text:p>3,140<text:s/></text:p>
          </table:table-cell>
          <table:table-cell office:value-type="float" office:value="36039" table:style-name="ce5">
            <text:p>36,039<text:s/></text:p>
          </table:table-cell>
          <table:table-cell office:value-type="float" office:value="4584" table:style-name="ce5">
            <text:p>4,584<text:s/></text:p>
          </table:table-cell>
          <table:table-cell office:value-type="float" office:value="15644" table:style-name="ce5">
            <text:p>15,644<text:s/></text:p>
          </table:table-cell>
          <table:table-cell office:value-type="float" office:value="11639" table:style-name="ce5">
            <text:p>11,639<text:s/></text:p>
          </table:table-cell>
          <table:table-cell office:value-type="float" office:value="19340" table:style-name="ce5">
            <text:p>19,340<text:s/></text:p>
          </table:table-cell>
          <table:table-cell office:value-type="float" office:value="20362" table:style-name="ce5">
            <text:p>20,362<text:s/></text:p>
          </table:table-cell>
          <table:table-cell office:value-type="float" office:value="21013" table:style-name="ce5">
            <text:p>21,013<text:s/></text:p>
          </table:table-cell>
          <table:table-cell office:value-type="float" office:value="10880" table:style-name="ce5">
            <text:p>10,880<text:s/></text:p>
          </table:table-cell>
          <table:table-cell office:value-type="float" office:value="45401" table:style-name="ce5">
            <text:p>45,401<text:s/></text:p>
          </table:table-cell>
          <table:table-cell office:value-type="float" office:value="22823" table:style-name="ce5">
            <text:p>22,823<text:s/></text:p>
          </table:table-cell>
          <table:table-cell office:value-type="float" office:value="32887" table:style-name="ce5">
            <text:p>32,887<text:s/></text:p>
          </table:table-cell>
          <table:table-cell office:value-type="float" office:value="31350" table:style-name="ce5">
            <text:p>31,350<text:s/></text:p>
          </table:table-cell>
          <table:table-cell office:value-type="float" office:value="6386" table:style-name="ce5">
            <text:p>6,386<text:s/></text:p>
          </table:table-cell>
          <table:table-cell office:value-type="float" office:value="38444" table:style-name="ce5">
            <text:p>38,444<text:s/></text:p>
          </table:table-cell>
          <table:table-cell office:value-type="float" office:value="27269" table:style-name="ce5">
            <text:p>27,269<text:s/></text:p>
          </table:table-cell>
          <table:table-cell office:value-type="float" office:value="25121" table:style-name="ce5">
            <text:p>25,121<text:s/></text:p>
          </table:table-cell>
          <table:table-cell office:value-type="float" office:value="22988" table:style-name="ce5">
            <text:p>22,988<text:s/></text:p>
          </table:table-cell>
          <table:table-cell office:value-type="float" office:value="15267" table:style-name="ce5">
            <text:p>15,267<text:s/></text:p>
          </table:table-cell>
          <table:table-cell office:value-type="float" office:value="219683" table:style-name="ce5">
            <text:p>219,683<text:s/></text:p>
          </table:table-cell>
          <table:table-cell office:value-type="float" office:value="59093" table:style-name="ce5">
            <text:p>59,093<text:s/></text:p>
          </table:table-cell>
          <table:table-cell office:value-type="float" office:value="25272" table:style-name="ce5">
            <text:p>25,272<text:s/></text:p>
          </table:table-cell>
          <table:table-cell office:value-type="float" office:value="23207" table:style-name="ce5">
            <text:p>23,207<text:s/></text:p>
          </table:table-cell>
          <table:table-cell office:value-type="float" office:value="39459" table:style-name="ce5">
            <text:p>39,459<text:s/></text:p>
          </table:table-cell>
          <table:table-cell office:value-type="float" office:value="43951" table:style-name="ce5">
            <text:p>43,951<text:s/></text:p>
          </table:table-cell>
          <table:table-cell office:value-type="float" office:value="35239" table:style-name="ce5">
            <text:p>35,239<text:s/></text:p>
          </table:table-cell>
          <table:table-cell office:value-type="float" office:value="25446" table:style-name="ce5">
            <text:p>25,446<text:s/></text:p>
          </table:table-cell>
          <table:table-cell office:value-type="float" office:value="11862" table:style-name="ce5">
            <text:p>11,862<text:s/></text:p>
          </table:table-cell>
          <table:table-cell office:value-type="float" office:value="31877" table:style-name="ce5">
            <text:p>31,877<text:s/></text:p>
          </table:table-cell>
          <table:table-cell office:value-type="float" office:value="7917" table:style-name="ce5">
            <text:p>7,917<text:s/></text:p>
          </table:table-cell>
          <table:table-cell office:value-type="float" office:value="8197" table:style-name="ce5">
            <text:p>8,197<text:s/></text:p>
          </table:table-cell>
          <table:table-cell office:value-type="float" office:value="20072" table:style-name="ce5">
            <text:p>20,072<text:s/></text:p>
          </table:table-cell>
          <table:table-cell office:value-type="float" office:value="10675" table:style-name="ce5">
            <text:p>10,675<text:s/></text:p>
          </table:table-cell>
          <table:table-cell office:value-type="float" office:value="3791" table:style-name="ce5">
            <text:p>3,791<text:s/></text:p>
          </table:table-cell>
          <table:table-cell office:value-type="float" office:value="2487" table:style-name="ce5">
            <text:p>2,487<text:s/></text:p>
          </table:table-cell>
          <table:table-cell office:value-type="float" office:value="10914" table:style-name="ce5">
            <text:p>10,914<text:s/></text:p>
          </table:table-cell>
          <table:table-cell office:value-type="float" office:value="10275" table:style-name="ce5">
            <text:p>10,275<text:s/></text:p>
          </table:table-cell>
          <table:table-cell office:value-type="float" office:value="10975" table:style-name="ce5">
            <text:p>10,975<text:s/></text:p>
          </table:table-cell>
          <table:table-cell office:value-type="float" office:value="51939" table:style-name="ce5">
            <text:p>51,939<text:s/></text:p>
          </table:table-cell>
          <table:table-cell office:value-type="float" office:value="8639" table:style-name="ce5">
            <text:p>8,639<text:s/></text:p>
          </table:table-cell>
          <table:table-cell office:value-type="float" office:value="16679" table:style-name="ce5">
            <text:p>16,679<text:s/></text:p>
          </table:table-cell>
          <table:table-cell office:value-type="float" office:value="9030" table:style-name="ce5">
            <text:p>9,030<text:s/></text:p>
          </table:table-cell>
          <table:table-cell office:value-type="float" office:value="22349" table:style-name="ce5">
            <text:p>22,349<text:s/></text:p>
          </table:table-cell>
          <table:table-cell office:value-type="float" office:value="23484" table:style-name="ce5">
            <text:p>23,484<text:s/></text:p>
          </table:table-cell>
          <table:table-cell office:value-type="float" office:value="46534" table:style-name="ce5">
            <text:p>46,534<text:s/></text:p>
          </table:table-cell>
          <table:table-cell office:value-type="float" office:value="117079" table:style-name="ce5">
            <text:p>117,079<text:s/></text:p>
          </table:table-cell>
          <table:table-cell office:value-type="float" office:value="45674" table:style-name="ce5">
            <text:p>45,674<text:s/></text:p>
          </table:table-cell>
          <table:table-cell office:value-type="float" office:value="27326" table:style-name="ce5">
            <text:p>27,326<text:s/></text:p>
          </table:table-cell>
          <table:table-cell office:value-type="float" office:value="41904" table:style-name="ce5">
            <text:p>41,904<text:s/></text:p>
          </table:table-cell>
          <table:table-cell office:value-type="float" office:value="114069" table:style-name="ce5">
            <text:p>114,069<text:s/></text:p>
          </table:table-cell>
          <table:table-cell office:value-type="float" office:value="21019" table:style-name="ce5">
            <text:p>21,019<text:s/></text:p>
          </table:table-cell>
          <table:table-cell office:value-type="float" office:value="40543" table:style-name="ce5">
            <text:p>40,543<text:s/></text:p>
          </table:table-cell>
          <table:table-cell office:value-type="float" office:value="40917" table:style-name="ce5">
            <text:p>40,917<text:s/></text:p>
          </table:table-cell>
          <table:table-cell office:value-type="float" office:value="26686" table:style-name="ce5">
            <text:p>26,686<text:s/></text:p>
          </table:table-cell>
          <table:table-cell office:value-type="float" office:value="82064" table:style-name="ce5">
            <text:p>82,064<text:s/></text:p>
          </table:table-cell>
          <table:table-cell office:value-type="float" office:value="19771" table:style-name="ce5">
            <text:p>19,771<text:s/></text:p>
          </table:table-cell>
          <table:table-cell office:value-type="float" office:value="17526" table:style-name="ce5">
            <text:p>17,526<text:s/></text:p>
          </table:table-cell>
          <table:table-cell office:value-type="float" office:value="11324" table:style-name="ce5">
            <text:p>11,324<text:s/></text:p>
          </table:table-cell>
          <table:table-cell office:value-type="float" office:value="22326" table:style-name="ce5">
            <text:p>22,326<text:s/></text:p>
          </table:table-cell>
          <table:table-cell office:value-type="float" office:value="14119" table:style-name="ce5">
            <text:p>14,119<text:s/></text:p>
          </table:table-cell>
          <table:table-cell office:value-type="float" office:value="43396" table:style-name="ce5">
            <text:p>43,396<text:s/></text:p>
          </table:table-cell>
          <table:table-cell office:value-type="float" office:value="17100" table:style-name="ce5">
            <text:p>17,100<text:s/></text:p>
          </table:table-cell>
          <table:table-cell office:value-type="float" office:value="13817" table:style-name="ce5">
            <text:p>13,817<text:s/></text:p>
          </table:table-cell>
          <table:table-cell office:value-type="float" office:value="16140" table:style-name="ce5">
            <text:p>16,140<text:s/></text:p>
          </table:table-cell>
          <table:table-cell office:value-type="float" office:value="26453" table:style-name="ce5">
            <text:p>26,453<text:s/></text:p>
          </table:table-cell>
          <table:table-cell office:value-type="float" office:value="22245" table:style-name="ce5">
            <text:p>22,245<text:s/></text:p>
          </table:table-cell>
          <table:table-cell office:value-type="float" office:value="18792" table:style-name="ce5">
            <text:p>18,792<text:s/></text:p>
          </table:table-cell>
          <table:table-cell office:value-type="float" office:value="25964" table:style-name="ce5">
            <text:p>25,964<text:s/></text:p>
          </table:table-cell>
          <table:table-cell office:value-type="float" office:value="11175" table:style-name="ce5">
            <text:p>11,175<text:s/></text:p>
          </table:table-cell>
          <table:table-cell office:value-type="float" office:value="10607" table:style-name="ce5">
            <text:p>10,607<text:s/></text:p>
          </table:table-cell>
          <table:table-cell office:value-type="float" office:value="5886" table:style-name="ce5">
            <text:p>5,886<text:s/></text:p>
          </table:table-cell>
          <table:table-cell office:value-type="float" office:value="2884" table:style-name="ce5">
            <text:p>2,884<text:s/></text:p>
          </table:table-cell>
          <table:table-cell office:value-type="float" office:value="7731" table:style-name="ce5">
            <text:p>7,731<text:s/></text:p>
          </table:table-cell>
          <table:table-cell office:value-type="float" office:value="10283" table:style-name="ce5">
            <text:p>10,283<text:s/></text:p>
          </table:table-cell>
          <table:table-cell office:value-type="float" office:value="11567" table:style-name="ce5">
            <text:p>11,567<text:s/></text:p>
          </table:table-cell>
          <table:table-cell office:value-type="float" office:value="16553" table:style-name="ce5">
            <text:p>16,553<text:s/></text:p>
          </table:table-cell>
          <table:table-cell office:value-type="float" office:value="16608" table:style-name="ce5">
            <text:p>16,608<text:s/></text:p>
          </table:table-cell>
          <table:table-cell office:value-type="float" office:value="26545" table:style-name="ce5">
            <text:p>26,545<text:s/></text:p>
          </table:table-cell>
          <table:table-cell office:value-type="float" office:value="30755" table:style-name="ce5">
            <text:p>30,755<text:s/></text:p>
          </table:table-cell>
          <table:table-cell office:value-type="float" office:value="14769" table:style-name="ce5">
            <text:p>14,769<text:s/></text:p>
          </table:table-cell>
          <table:table-cell office:value-type="float" office:value="12857" table:style-name="ce5">
            <text:p>12,857<text:s/></text:p>
          </table:table-cell>
          <table:table-cell office:value-type="float" office:value="13324" table:style-name="ce5">
            <text:p>13,324<text:s/></text:p>
          </table:table-cell>
          <table:table-cell office:value-type="float" office:value="13913" table:style-name="ce5">
            <text:p>13,913<text:s/></text:p>
          </table:table-cell>
          <table:table-cell office:value-type="float" office:value="12928" table:style-name="ce5">
            <text:p>12,928<text:s/></text:p>
          </table:table-cell>
          <table:table-cell office:value-type="float" office:value="10129" table:style-name="ce5">
            <text:p>10,129<text:s/></text:p>
          </table:table-cell>
          <table:table-cell office:value-type="float" office:value="10089" table:style-name="ce5">
            <text:p>10,089<text:s/></text:p>
          </table:table-cell>
          <table:table-cell table:number-columns-repeated="16275"/>
        </table:table-row>
        <table:table-row table:style-name="ro2">
          <table:table-cell office:value-type="date" office:date-value="2019-12-15T00:00:00" table:style-name="ce4">
            <text:p>2019/12/15</text:p>
          </table:table-cell>
          <table:table-cell office:value-type="float" office:value="5199" table:style-name="ce5">
            <text:p>5,199<text:s/></text:p>
          </table:table-cell>
          <table:table-cell office:value-type="float" office:value="10449" table:style-name="ce5">
            <text:p>10,449<text:s/></text:p>
          </table:table-cell>
          <table:table-cell office:value-type="float" office:value="23665" table:style-name="ce5">
            <text:p>23,665<text:s/></text:p>
          </table:table-cell>
          <table:table-cell office:value-type="float" office:value="45954" table:style-name="ce5">
            <text:p>45,954<text:s/></text:p>
          </table:table-cell>
          <table:table-cell office:value-type="float" office:value="16614" table:style-name="ce5">
            <text:p>16,614<text:s/></text:p>
          </table:table-cell>
          <table:table-cell office:value-type="float" office:value="11301" table:style-name="ce5">
            <text:p>11,301<text:s/></text:p>
          </table:table-cell>
          <table:table-cell office:value-type="float" office:value="8888" table:style-name="ce5">
            <text:p>8,888<text:s/></text:p>
          </table:table-cell>
          <table:table-cell office:value-type="float" office:value="4178" table:style-name="ce5">
            <text:p>4,178<text:s/></text:p>
          </table:table-cell>
          <table:table-cell office:value-type="float" office:value="2784" table:style-name="ce5">
            <text:p>2,784<text:s/></text:p>
          </table:table-cell>
          <table:table-cell office:value-type="float" office:value="9547" table:style-name="ce5">
            <text:p>9,547<text:s/></text:p>
          </table:table-cell>
          <table:table-cell office:value-type="float" office:value="2038" table:style-name="ce5">
            <text:p>2,038<text:s/></text:p>
          </table:table-cell>
          <table:table-cell office:value-type="float" office:value="3690" table:style-name="ce5">
            <text:p>3,690<text:s/></text:p>
          </table:table-cell>
          <table:table-cell office:value-type="float" office:value="13639" table:style-name="ce5">
            <text:p>13,639<text:s/></text:p>
          </table:table-cell>
          <table:table-cell office:value-type="float" office:value="7164" table:style-name="ce5">
            <text:p>7,164<text:s/></text:p>
          </table:table-cell>
          <table:table-cell office:value-type="float" office:value="13576" table:style-name="ce5">
            <text:p>13,576<text:s/></text:p>
          </table:table-cell>
          <table:table-cell office:value-type="float" office:value="5762" table:style-name="ce5">
            <text:p>5,762<text:s/></text:p>
          </table:table-cell>
          <table:table-cell office:value-type="float" office:value="9274" table:style-name="ce5">
            <text:p>9,274<text:s/></text:p>
          </table:table-cell>
          <table:table-cell office:value-type="float" office:value="4173" table:style-name="ce5">
            <text:p>4,173<text:s/></text:p>
          </table:table-cell>
          <table:table-cell office:value-type="float" office:value="8740" table:style-name="ce5">
            <text:p>8,740<text:s/></text:p>
          </table:table-cell>
          <table:table-cell office:value-type="float" office:value="4338" table:style-name="ce5">
            <text:p>4,338<text:s/></text:p>
          </table:table-cell>
          <table:table-cell office:value-type="float" office:value="6227" table:style-name="ce5">
            <text:p>6,227<text:s/></text:p>
          </table:table-cell>
          <table:table-cell office:value-type="float" office:value="6791" table:style-name="ce5">
            <text:p>6,791<text:s/></text:p>
          </table:table-cell>
          <table:table-cell office:value-type="float" office:value="2914" table:style-name="ce5">
            <text:p>2,914<text:s/></text:p>
          </table:table-cell>
          <table:table-cell office:value-type="float" office:value="28786" table:style-name="ce5">
            <text:p>28,786<text:s/></text:p>
          </table:table-cell>
          <table:table-cell office:value-type="float" office:value="4356" table:style-name="ce5">
            <text:p>4,356<text:s/></text:p>
          </table:table-cell>
          <table:table-cell office:value-type="float" office:value="14805" table:style-name="ce5">
            <text:p>14,805<text:s/></text:p>
          </table:table-cell>
          <table:table-cell office:value-type="float" office:value="9994" table:style-name="ce5">
            <text:p>9,994<text:s/></text:p>
          </table:table-cell>
          <table:table-cell office:value-type="float" office:value="15034" table:style-name="ce5">
            <text:p>15,034<text:s/></text:p>
          </table:table-cell>
          <table:table-cell office:value-type="float" office:value="16511" table:style-name="ce5">
            <text:p>16,511<text:s/></text:p>
          </table:table-cell>
          <table:table-cell office:value-type="float" office:value="17957" table:style-name="ce5">
            <text:p>17,957<text:s/></text:p>
          </table:table-cell>
          <table:table-cell office:value-type="float" office:value="9510" table:style-name="ce5">
            <text:p>9,510<text:s/></text:p>
          </table:table-cell>
          <table:table-cell office:value-type="float" office:value="38438" table:style-name="ce5">
            <text:p>38,438<text:s/></text:p>
          </table:table-cell>
          <table:table-cell office:value-type="float" office:value="18507" table:style-name="ce5">
            <text:p>18,507<text:s/></text:p>
          </table:table-cell>
          <table:table-cell office:value-type="float" office:value="26544" table:style-name="ce5">
            <text:p>26,544<text:s/></text:p>
          </table:table-cell>
          <table:table-cell office:value-type="float" office:value="28247" table:style-name="ce5">
            <text:p>28,247<text:s/></text:p>
          </table:table-cell>
          <table:table-cell office:value-type="float" office:value="5687" table:style-name="ce5">
            <text:p>5,687<text:s/></text:p>
          </table:table-cell>
          <table:table-cell office:value-type="float" office:value="32595" table:style-name="ce5">
            <text:p>32,595<text:s/></text:p>
          </table:table-cell>
          <table:table-cell office:value-type="float" office:value="22763" table:style-name="ce5">
            <text:p>22,763<text:s/></text:p>
          </table:table-cell>
          <table:table-cell office:value-type="float" office:value="21276" table:style-name="ce5">
            <text:p>21,276<text:s/></text:p>
          </table:table-cell>
          <table:table-cell office:value-type="float" office:value="19776" table:style-name="ce5">
            <text:p>19,776<text:s/></text:p>
          </table:table-cell>
          <table:table-cell office:value-type="float" office:value="13401" table:style-name="ce5">
            <text:p>13,401<text:s/></text:p>
          </table:table-cell>
          <table:table-cell office:value-type="float" office:value="214926" table:style-name="ce5">
            <text:p>214,926<text:s/></text:p>
          </table:table-cell>
          <table:table-cell office:value-type="float" office:value="48815" table:style-name="ce5">
            <text:p>48,815<text:s/></text:p>
          </table:table-cell>
          <table:table-cell office:value-type="float" office:value="18045" table:style-name="ce5">
            <text:p>18,045<text:s/></text:p>
          </table:table-cell>
          <table:table-cell office:value-type="float" office:value="22051" table:style-name="ce5">
            <text:p>22,051<text:s/></text:p>
          </table:table-cell>
          <table:table-cell office:value-type="float" office:value="31895" table:style-name="ce5">
            <text:p>31,895<text:s/></text:p>
          </table:table-cell>
          <table:table-cell office:value-type="float" office:value="36490" table:style-name="ce5">
            <text:p>36,490<text:s/></text:p>
          </table:table-cell>
          <table:table-cell office:value-type="float" office:value="31175" table:style-name="ce5">
            <text:p>31,175<text:s/></text:p>
          </table:table-cell>
          <table:table-cell office:value-type="float" office:value="22788" table:style-name="ce5">
            <text:p>22,788<text:s/></text:p>
          </table:table-cell>
          <table:table-cell office:value-type="float" office:value="8859" table:style-name="ce5">
            <text:p>8,859<text:s/></text:p>
          </table:table-cell>
          <table:table-cell office:value-type="float" office:value="24523" table:style-name="ce5">
            <text:p>24,523<text:s/></text:p>
          </table:table-cell>
          <table:table-cell office:value-type="float" office:value="6592" table:style-name="ce5">
            <text:p>6,592<text:s/></text:p>
          </table:table-cell>
          <table:table-cell office:value-type="float" office:value="7454" table:style-name="ce5">
            <text:p>7,454<text:s/></text:p>
          </table:table-cell>
          <table:table-cell office:value-type="float" office:value="17312" table:style-name="ce5">
            <text:p>17,312<text:s/></text:p>
          </table:table-cell>
          <table:table-cell office:value-type="float" office:value="9151" table:style-name="ce5">
            <text:p>9,151<text:s/></text:p>
          </table:table-cell>
          <table:table-cell office:value-type="float" office:value="3121" table:style-name="ce5">
            <text:p>3,121<text:s/></text:p>
          </table:table-cell>
          <table:table-cell office:value-type="float" office:value="2109" table:style-name="ce5">
            <text:p>2,109<text:s/></text:p>
          </table:table-cell>
          <table:table-cell office:value-type="float" office:value="9260" table:style-name="ce5">
            <text:p>9,260<text:s/></text:p>
          </table:table-cell>
          <table:table-cell office:value-type="float" office:value="10000" table:style-name="ce5">
            <text:p>10,000<text:s/></text:p>
          </table:table-cell>
          <table:table-cell office:value-type="float" office:value="10189" table:style-name="ce5">
            <text:p>10,189<text:s/></text:p>
          </table:table-cell>
          <table:table-cell office:value-type="float" office:value="52123" table:style-name="ce5">
            <text:p>52,123<text:s/></text:p>
          </table:table-cell>
          <table:table-cell office:value-type="float" office:value="8105" table:style-name="ce5">
            <text:p>8,105<text:s/></text:p>
          </table:table-cell>
          <table:table-cell office:value-type="float" office:value="14391" table:style-name="ce5">
            <text:p>14,391<text:s/></text:p>
          </table:table-cell>
          <table:table-cell office:value-type="float" office:value="7280" table:style-name="ce5">
            <text:p>7,280<text:s/></text:p>
          </table:table-cell>
          <table:table-cell office:value-type="float" office:value="19186" table:style-name="ce5">
            <text:p>19,186<text:s/></text:p>
          </table:table-cell>
          <table:table-cell office:value-type="float" office:value="18205" table:style-name="ce5">
            <text:p>18,205<text:s/></text:p>
          </table:table-cell>
          <table:table-cell office:value-type="float" office:value="37155" table:style-name="ce5">
            <text:p>37,155<text:s/></text:p>
          </table:table-cell>
          <table:table-cell office:value-type="float" office:value="87899" table:style-name="ce5">
            <text:p>87,899<text:s/></text:p>
          </table:table-cell>
          <table:table-cell office:value-type="float" office:value="37566" table:style-name="ce5">
            <text:p>37,566<text:s/></text:p>
          </table:table-cell>
          <table:table-cell office:value-type="float" office:value="22564" table:style-name="ce5">
            <text:p>22,564<text:s/></text:p>
          </table:table-cell>
          <table:table-cell office:value-type="float" office:value="35969" table:style-name="ce5">
            <text:p>35,969<text:s/></text:p>
          </table:table-cell>
          <table:table-cell office:value-type="float" office:value="97754" table:style-name="ce5">
            <text:p>97,754<text:s/></text:p>
          </table:table-cell>
          <table:table-cell office:value-type="float" office:value="16304" table:style-name="ce5">
            <text:p>16,304<text:s/></text:p>
          </table:table-cell>
          <table:table-cell office:value-type="float" office:value="34069" table:style-name="ce5">
            <text:p>34,069<text:s/></text:p>
          </table:table-cell>
          <table:table-cell office:value-type="float" office:value="31976" table:style-name="ce5">
            <text:p>31,976<text:s/></text:p>
          </table:table-cell>
          <table:table-cell office:value-type="float" office:value="21282" table:style-name="ce5">
            <text:p>21,282<text:s/></text:p>
          </table:table-cell>
          <table:table-cell office:value-type="float" office:value="77100" table:style-name="ce5">
            <text:p>77,100<text:s/></text:p>
          </table:table-cell>
          <table:table-cell office:value-type="float" office:value="15428" table:style-name="ce5">
            <text:p>15,428<text:s/></text:p>
          </table:table-cell>
          <table:table-cell office:value-type="float" office:value="14981" table:style-name="ce5">
            <text:p>14,981<text:s/></text:p>
          </table:table-cell>
          <table:table-cell office:value-type="float" office:value="9422" table:style-name="ce5">
            <text:p>9,422<text:s/></text:p>
          </table:table-cell>
          <table:table-cell office:value-type="float" office:value="20982" table:style-name="ce5">
            <text:p>20,982<text:s/></text:p>
          </table:table-cell>
          <table:table-cell office:value-type="float" office:value="13844" table:style-name="ce5">
            <text:p>13,844<text:s/></text:p>
          </table:table-cell>
          <table:table-cell office:value-type="float" office:value="42739" table:style-name="ce5">
            <text:p>42,739<text:s/></text:p>
          </table:table-cell>
          <table:table-cell office:value-type="float" office:value="14701" table:style-name="ce5">
            <text:p>14,701<text:s/></text:p>
          </table:table-cell>
          <table:table-cell office:value-type="float" office:value="13325" table:style-name="ce5">
            <text:p>13,325<text:s/></text:p>
          </table:table-cell>
          <table:table-cell office:value-type="float" office:value="13762" table:style-name="ce5">
            <text:p>13,762<text:s/></text:p>
          </table:table-cell>
          <table:table-cell office:value-type="float" office:value="20277" table:style-name="ce5">
            <text:p>20,277<text:s/></text:p>
          </table:table-cell>
          <table:table-cell office:value-type="float" office:value="14919" table:style-name="ce5">
            <text:p>14,919<text:s/></text:p>
          </table:table-cell>
          <table:table-cell office:value-type="float" office:value="15284" table:style-name="ce5">
            <text:p>15,284<text:s/></text:p>
          </table:table-cell>
          <table:table-cell office:value-type="float" office:value="21700" table:style-name="ce5">
            <text:p>21,700<text:s/></text:p>
          </table:table-cell>
          <table:table-cell office:value-type="float" office:value="8408" table:style-name="ce5">
            <text:p>8,408<text:s/></text:p>
          </table:table-cell>
          <table:table-cell office:value-type="float" office:value="9278" table:style-name="ce5">
            <text:p>9,278<text:s/></text:p>
          </table:table-cell>
          <table:table-cell office:value-type="float" office:value="4891" table:style-name="ce5">
            <text:p>4,891<text:s/></text:p>
          </table:table-cell>
          <table:table-cell office:value-type="float" office:value="2421" table:style-name="ce5">
            <text:p>2,421<text:s/></text:p>
          </table:table-cell>
          <table:table-cell office:value-type="float" office:value="6633" table:style-name="ce5">
            <text:p>6,633<text:s/></text:p>
          </table:table-cell>
          <table:table-cell office:value-type="float" office:value="8981" table:style-name="ce5">
            <text:p>8,981<text:s/></text:p>
          </table:table-cell>
          <table:table-cell office:value-type="float" office:value="9669" table:style-name="ce5">
            <text:p>9,669<text:s/></text:p>
          </table:table-cell>
          <table:table-cell office:value-type="float" office:value="14846" table:style-name="ce5">
            <text:p>14,846<text:s/></text:p>
          </table:table-cell>
          <table:table-cell office:value-type="float" office:value="15012" table:style-name="ce5">
            <text:p>15,012<text:s/></text:p>
          </table:table-cell>
          <table:table-cell office:value-type="float" office:value="22143" table:style-name="ce5">
            <text:p>22,143<text:s/></text:p>
          </table:table-cell>
          <table:table-cell office:value-type="float" office:value="26442" table:style-name="ce5">
            <text:p>26,442<text:s/></text:p>
          </table:table-cell>
          <table:table-cell office:value-type="float" office:value="12374" table:style-name="ce5">
            <text:p>12,374<text:s/></text:p>
          </table:table-cell>
          <table:table-cell office:value-type="float" office:value="10397" table:style-name="ce5">
            <text:p>10,397<text:s/></text:p>
          </table:table-cell>
          <table:table-cell office:value-type="float" office:value="11196" table:style-name="ce5">
            <text:p>11,196<text:s/></text:p>
          </table:table-cell>
          <table:table-cell office:value-type="float" office:value="11947" table:style-name="ce5">
            <text:p>11,947<text:s/></text:p>
          </table:table-cell>
          <table:table-cell office:value-type="float" office:value="11102" table:style-name="ce5">
            <text:p>11,102<text:s/></text:p>
          </table:table-cell>
          <table:table-cell office:value-type="float" office:value="8427" table:style-name="ce5">
            <text:p>8,427<text:s/></text:p>
          </table:table-cell>
          <table:table-cell office:value-type="float" office:value="8462" table:style-name="ce5">
            <text:p>8,462<text:s/></text:p>
          </table:table-cell>
          <table:table-cell table:number-columns-repeated="16275"/>
        </table:table-row>
        <table:table-row table:style-name="ro2">
          <table:table-cell office:value-type="date" office:date-value="2019-12-16T00:00:00" table:style-name="ce4">
            <text:p>2019/12/16</text:p>
          </table:table-cell>
          <table:table-cell office:value-type="float" office:value="5820" table:style-name="ce5">
            <text:p>5,820<text:s/></text:p>
          </table:table-cell>
          <table:table-cell office:value-type="float" office:value="15877" table:style-name="ce5">
            <text:p>15,877<text:s/></text:p>
          </table:table-cell>
          <table:table-cell office:value-type="float" office:value="43725" table:style-name="ce5">
            <text:p>43,725<text:s/></text:p>
          </table:table-cell>
          <table:table-cell office:value-type="float" office:value="44844" table:style-name="ce5">
            <text:p>44,844<text:s/></text:p>
          </table:table-cell>
          <table:table-cell office:value-type="float" office:value="28694" table:style-name="ce5">
            <text:p>28,694<text:s/></text:p>
          </table:table-cell>
          <table:table-cell office:value-type="float" office:value="16200" table:style-name="ce5">
            <text:p>16,200<text:s/></text:p>
          </table:table-cell>
          <table:table-cell office:value-type="float" office:value="12649" table:style-name="ce5">
            <text:p>12,649<text:s/></text:p>
          </table:table-cell>
          <table:table-cell office:value-type="float" office:value="4504" table:style-name="ce5">
            <text:p>4,504<text:s/></text:p>
          </table:table-cell>
          <table:table-cell office:value-type="float" office:value="3369" table:style-name="ce5">
            <text:p>3,369<text:s/></text:p>
          </table:table-cell>
          <table:table-cell office:value-type="float" office:value="14738" table:style-name="ce5">
            <text:p>14,738<text:s/></text:p>
          </table:table-cell>
          <table:table-cell office:value-type="float" office:value="2868" table:style-name="ce5">
            <text:p>2,868<text:s/></text:p>
          </table:table-cell>
          <table:table-cell office:value-type="float" office:value="4954" table:style-name="ce5">
            <text:p>4,954<text:s/></text:p>
          </table:table-cell>
          <table:table-cell office:value-type="float" office:value="7208" table:style-name="ce5">
            <text:p>7,208<text:s/></text:p>
          </table:table-cell>
          <table:table-cell office:value-type="float" office:value="10968" table:style-name="ce5">
            <text:p>10,968<text:s/></text:p>
          </table:table-cell>
          <table:table-cell office:value-type="float" office:value="11986" table:style-name="ce5">
            <text:p>11,986<text:s/></text:p>
          </table:table-cell>
          <table:table-cell office:value-type="float" office:value="19216" table:style-name="ce5">
            <text:p>19,216<text:s/></text:p>
          </table:table-cell>
          <table:table-cell office:value-type="float" office:value="18978" table:style-name="ce5">
            <text:p>18,978<text:s/></text:p>
          </table:table-cell>
          <table:table-cell office:value-type="float" office:value="6211" table:style-name="ce5">
            <text:p>6,211<text:s/></text:p>
          </table:table-cell>
          <table:table-cell office:value-type="float" office:value="9550" table:style-name="ce5">
            <text:p>9,550<text:s/></text:p>
          </table:table-cell>
          <table:table-cell office:value-type="float" office:value="3769" table:style-name="ce5">
            <text:p>3,769<text:s/></text:p>
          </table:table-cell>
          <table:table-cell office:value-type="float" office:value="9349" table:style-name="ce5">
            <text:p>9,349<text:s/></text:p>
          </table:table-cell>
          <table:table-cell office:value-type="float" office:value="8896" table:style-name="ce5">
            <text:p>8,896<text:s/></text:p>
          </table:table-cell>
          <table:table-cell office:value-type="float" office:value="6103" table:style-name="ce5">
            <text:p>6,103<text:s/></text:p>
          </table:table-cell>
          <table:table-cell office:value-type="float" office:value="31827" table:style-name="ce5">
            <text:p>31,827<text:s/></text:p>
          </table:table-cell>
          <table:table-cell office:value-type="float" office:value="3212" table:style-name="ce5">
            <text:p>3,212<text:s/></text:p>
          </table:table-cell>
          <table:table-cell office:value-type="float" office:value="14269" table:style-name="ce5">
            <text:p>14,269<text:s/></text:p>
          </table:table-cell>
          <table:table-cell office:value-type="float" office:value="12127" table:style-name="ce5">
            <text:p>12,127<text:s/></text:p>
          </table:table-cell>
          <table:table-cell office:value-type="float" office:value="18168" table:style-name="ce5">
            <text:p>18,168<text:s/></text:p>
          </table:table-cell>
          <table:table-cell office:value-type="float" office:value="23224" table:style-name="ce5">
            <text:p>23,224<text:s/></text:p>
          </table:table-cell>
          <table:table-cell office:value-type="float" office:value="19083" table:style-name="ce5">
            <text:p>19,083<text:s/></text:p>
          </table:table-cell>
          <table:table-cell office:value-type="float" office:value="10370" table:style-name="ce5">
            <text:p>10,370<text:s/></text:p>
          </table:table-cell>
          <table:table-cell office:value-type="float" office:value="30368" table:style-name="ce5">
            <text:p>30,368<text:s/></text:p>
          </table:table-cell>
          <table:table-cell office:value-type="float" office:value="18360" table:style-name="ce5">
            <text:p>18,360<text:s/></text:p>
          </table:table-cell>
          <table:table-cell office:value-type="float" office:value="35864" table:style-name="ce5">
            <text:p>35,864<text:s/></text:p>
          </table:table-cell>
          <table:table-cell office:value-type="float" office:value="30828" table:style-name="ce5">
            <text:p>30,828<text:s/></text:p>
          </table:table-cell>
          <table:table-cell office:value-type="float" office:value="12339" table:style-name="ce5">
            <text:p>12,339<text:s/></text:p>
          </table:table-cell>
          <table:table-cell office:value-type="float" office:value="38416" table:style-name="ce5">
            <text:p>38,416<text:s/></text:p>
          </table:table-cell>
          <table:table-cell office:value-type="float" office:value="28263" table:style-name="ce5">
            <text:p>28,263<text:s/></text:p>
          </table:table-cell>
          <table:table-cell office:value-type="float" office:value="27585" table:style-name="ce5">
            <text:p>27,585<text:s/></text:p>
          </table:table-cell>
          <table:table-cell office:value-type="float" office:value="24845" table:style-name="ce5">
            <text:p>24,845<text:s/></text:p>
          </table:table-cell>
          <table:table-cell office:value-type="float" office:value="27014" table:style-name="ce5">
            <text:p>27,014<text:s/></text:p>
          </table:table-cell>
          <table:table-cell office:value-type="float" office:value="159509" table:style-name="ce5">
            <text:p>159,509<text:s/></text:p>
          </table:table-cell>
          <table:table-cell office:value-type="float" office:value="43229" table:style-name="ce5">
            <text:p>43,229<text:s/></text:p>
          </table:table-cell>
          <table:table-cell office:value-type="float" office:value="24542" table:style-name="ce5">
            <text:p>24,542<text:s/></text:p>
          </table:table-cell>
          <table:table-cell office:value-type="float" office:value="26803" table:style-name="ce5">
            <text:p>26,803<text:s/></text:p>
          </table:table-cell>
          <table:table-cell office:value-type="float" office:value="28343" table:style-name="ce5">
            <text:p>28,343<text:s/></text:p>
          </table:table-cell>
          <table:table-cell office:value-type="float" office:value="35529" table:style-name="ce5">
            <text:p>35,529<text:s/></text:p>
          </table:table-cell>
          <table:table-cell office:value-type="float" office:value="31663" table:style-name="ce5">
            <text:p>31,663<text:s/></text:p>
          </table:table-cell>
          <table:table-cell office:value-type="float" office:value="24656" table:style-name="ce5">
            <text:p>24,656<text:s/></text:p>
          </table:table-cell>
          <table:table-cell office:value-type="float" office:value="14432" table:style-name="ce5">
            <text:p>14,432<text:s/></text:p>
          </table:table-cell>
          <table:table-cell office:value-type="float" office:value="33837" table:style-name="ce5">
            <text:p>33,837<text:s/></text:p>
          </table:table-cell>
          <table:table-cell office:value-type="float" office:value="7531" table:style-name="ce5">
            <text:p>7,531<text:s/></text:p>
          </table:table-cell>
          <table:table-cell office:value-type="float" office:value="9988" table:style-name="ce5">
            <text:p>9,988<text:s/></text:p>
          </table:table-cell>
          <table:table-cell office:value-type="float" office:value="19418" table:style-name="ce5">
            <text:p>19,418<text:s/></text:p>
          </table:table-cell>
          <table:table-cell office:value-type="float" office:value="6924" table:style-name="ce5">
            <text:p>6,924<text:s/></text:p>
          </table:table-cell>
          <table:table-cell office:value-type="float" office:value="3895" table:style-name="ce5">
            <text:p>3,895<text:s/></text:p>
          </table:table-cell>
          <table:table-cell office:value-type="float" office:value="3542" table:style-name="ce5">
            <text:p>3,542<text:s/></text:p>
          </table:table-cell>
          <table:table-cell office:value-type="float" office:value="14338" table:style-name="ce5">
            <text:p>14,338<text:s/></text:p>
          </table:table-cell>
          <table:table-cell office:value-type="float" office:value="10008" table:style-name="ce5">
            <text:p>10,008<text:s/></text:p>
          </table:table-cell>
          <table:table-cell office:value-type="float" office:value="10831" table:style-name="ce5">
            <text:p>10,831<text:s/></text:p>
          </table:table-cell>
          <table:table-cell office:value-type="float" office:value="40792" table:style-name="ce5">
            <text:p>40,792<text:s/></text:p>
          </table:table-cell>
          <table:table-cell office:value-type="float" office:value="9888" table:style-name="ce5">
            <text:p>9,888<text:s/></text:p>
          </table:table-cell>
          <table:table-cell office:value-type="float" office:value="14395" table:style-name="ce5">
            <text:p>14,395<text:s/></text:p>
          </table:table-cell>
          <table:table-cell office:value-type="float" office:value="8204" table:style-name="ce5">
            <text:p>8,204<text:s/></text:p>
          </table:table-cell>
          <table:table-cell office:value-type="float" office:value="23599" table:style-name="ce5">
            <text:p>23,599<text:s/></text:p>
          </table:table-cell>
          <table:table-cell office:value-type="float" office:value="28072" table:style-name="ce5">
            <text:p>28,072<text:s/></text:p>
          </table:table-cell>
          <table:table-cell office:value-type="float" office:value="34150" table:style-name="ce5">
            <text:p>34,150<text:s/></text:p>
          </table:table-cell>
          <table:table-cell office:value-type="float" office:value="49664" table:style-name="ce5">
            <text:p>49,664<text:s/></text:p>
          </table:table-cell>
          <table:table-cell office:value-type="float" office:value="45660" table:style-name="ce5">
            <text:p>45,660<text:s/></text:p>
          </table:table-cell>
          <table:table-cell office:value-type="float" office:value="26790" table:style-name="ce5">
            <text:p>26,790<text:s/></text:p>
          </table:table-cell>
          <table:table-cell office:value-type="float" office:value="32817" table:style-name="ce5">
            <text:p>32,817<text:s/></text:p>
          </table:table-cell>
          <table:table-cell office:value-type="float" office:value="75786" table:style-name="ce5">
            <text:p>75,786<text:s/></text:p>
          </table:table-cell>
          <table:table-cell office:value-type="float" office:value="24226" table:style-name="ce5">
            <text:p>24,226<text:s/></text:p>
          </table:table-cell>
          <table:table-cell office:value-type="float" office:value="34836" table:style-name="ce5">
            <text:p>34,836<text:s/></text:p>
          </table:table-cell>
          <table:table-cell office:value-type="float" office:value="35363" table:style-name="ce5">
            <text:p>35,363<text:s/></text:p>
          </table:table-cell>
          <table:table-cell office:value-type="float" office:value="22021" table:style-name="ce5">
            <text:p>22,021<text:s/></text:p>
          </table:table-cell>
          <table:table-cell office:value-type="float" office:value="65903" table:style-name="ce5">
            <text:p>65,903<text:s/></text:p>
          </table:table-cell>
          <table:table-cell office:value-type="float" office:value="21352" table:style-name="ce5">
            <text:p>21,352<text:s/></text:p>
          </table:table-cell>
          <table:table-cell office:value-type="float" office:value="17401" table:style-name="ce5">
            <text:p>17,401<text:s/></text:p>
          </table:table-cell>
          <table:table-cell office:value-type="float" office:value="15663" table:style-name="ce5">
            <text:p>15,663<text:s/></text:p>
          </table:table-cell>
          <table:table-cell office:value-type="float" office:value="20038" table:style-name="ce5">
            <text:p>20,038<text:s/></text:p>
          </table:table-cell>
          <table:table-cell office:value-type="float" office:value="16390" table:style-name="ce5">
            <text:p>16,390<text:s/></text:p>
          </table:table-cell>
          <table:table-cell office:value-type="float" office:value="36521" table:style-name="ce5">
            <text:p>36,521<text:s/></text:p>
          </table:table-cell>
          <table:table-cell office:value-type="float" office:value="19599" table:style-name="ce5">
            <text:p>19,599<text:s/></text:p>
          </table:table-cell>
          <table:table-cell office:value-type="float" office:value="8741" table:style-name="ce5">
            <text:p>8,741<text:s/></text:p>
          </table:table-cell>
          <table:table-cell office:value-type="float" office:value="14710" table:style-name="ce5">
            <text:p>14,710<text:s/></text:p>
          </table:table-cell>
          <table:table-cell office:value-type="float" office:value="42577" table:style-name="ce5">
            <text:p>42,577<text:s/></text:p>
          </table:table-cell>
          <table:table-cell office:value-type="float" office:value="22914" table:style-name="ce5">
            <text:p>22,914<text:s/></text:p>
          </table:table-cell>
          <table:table-cell office:value-type="float" office:value="25740" table:style-name="ce5">
            <text:p>25,740<text:s/></text:p>
          </table:table-cell>
          <table:table-cell office:value-type="float" office:value="27681" table:style-name="ce5">
            <text:p>27,681<text:s/></text:p>
          </table:table-cell>
          <table:table-cell office:value-type="float" office:value="13924" table:style-name="ce5">
            <text:p>13,924<text:s/></text:p>
          </table:table-cell>
          <table:table-cell office:value-type="float" office:value="11503" table:style-name="ce5">
            <text:p>11,503<text:s/></text:p>
          </table:table-cell>
          <table:table-cell office:value-type="float" office:value="6236" table:style-name="ce5">
            <text:p>6,236<text:s/></text:p>
          </table:table-cell>
          <table:table-cell office:value-type="float" office:value="5330" table:style-name="ce5">
            <text:p>5,330<text:s/></text:p>
          </table:table-cell>
          <table:table-cell office:value-type="float" office:value="7053" table:style-name="ce5">
            <text:p>7,053<text:s/></text:p>
          </table:table-cell>
          <table:table-cell office:value-type="float" office:value="11126" table:style-name="ce5">
            <text:p>11,126<text:s/></text:p>
          </table:table-cell>
          <table:table-cell office:value-type="float" office:value="10089" table:style-name="ce5">
            <text:p>10,089<text:s/></text:p>
          </table:table-cell>
          <table:table-cell office:value-type="float" office:value="15121" table:style-name="ce5">
            <text:p>15,121<text:s/></text:p>
          </table:table-cell>
          <table:table-cell office:value-type="float" office:value="19189" table:style-name="ce5">
            <text:p>19,189<text:s/></text:p>
          </table:table-cell>
          <table:table-cell office:value-type="float" office:value="32450" table:style-name="ce5">
            <text:p>32,450<text:s/></text:p>
          </table:table-cell>
          <table:table-cell office:value-type="float" office:value="27414" table:style-name="ce5">
            <text:p>27,414<text:s/></text:p>
          </table:table-cell>
          <table:table-cell office:value-type="float" office:value="15899" table:style-name="ce5">
            <text:p>15,899<text:s/></text:p>
          </table:table-cell>
          <table:table-cell office:value-type="float" office:value="12856" table:style-name="ce5">
            <text:p>12,856<text:s/></text:p>
          </table:table-cell>
          <table:table-cell office:value-type="float" office:value="13151" table:style-name="ce5">
            <text:p>13,151<text:s/></text:p>
          </table:table-cell>
          <table:table-cell office:value-type="float" office:value="14669" table:style-name="ce5">
            <text:p>14,669<text:s/></text:p>
          </table:table-cell>
          <table:table-cell office:value-type="float" office:value="12433" table:style-name="ce5">
            <text:p>12,433<text:s/></text:p>
          </table:table-cell>
          <table:table-cell office:value-type="float" office:value="11939" table:style-name="ce5">
            <text:p>11,939<text:s/></text:p>
          </table:table-cell>
          <table:table-cell office:value-type="float" office:value="10571" table:style-name="ce5">
            <text:p>10,571<text:s/></text:p>
          </table:table-cell>
          <table:table-cell table:number-columns-repeated="16275"/>
        </table:table-row>
        <table:table-row table:style-name="ro2">
          <table:table-cell office:value-type="date" office:date-value="2019-12-17T00:00:00" table:style-name="ce4">
            <text:p>2019/12/17</text:p>
          </table:table-cell>
          <table:table-cell office:value-type="float" office:value="5519" table:style-name="ce5">
            <text:p>5,519<text:s/></text:p>
          </table:table-cell>
          <table:table-cell office:value-type="float" office:value="16348" table:style-name="ce5">
            <text:p>16,348<text:s/></text:p>
          </table:table-cell>
          <table:table-cell office:value-type="float" office:value="44972" table:style-name="ce5">
            <text:p>44,972<text:s/></text:p>
          </table:table-cell>
          <table:table-cell office:value-type="float" office:value="46509" table:style-name="ce5">
            <text:p>46,509<text:s/></text:p>
          </table:table-cell>
          <table:table-cell office:value-type="float" office:value="29769" table:style-name="ce5">
            <text:p>29,769<text:s/></text:p>
          </table:table-cell>
          <table:table-cell office:value-type="float" office:value="16496" table:style-name="ce5">
            <text:p>16,496<text:s/></text:p>
          </table:table-cell>
          <table:table-cell office:value-type="float" office:value="13060" table:style-name="ce5">
            <text:p>13,060<text:s/></text:p>
          </table:table-cell>
          <table:table-cell office:value-type="float" office:value="4575" table:style-name="ce5">
            <text:p>4,575<text:s/></text:p>
          </table:table-cell>
          <table:table-cell office:value-type="float" office:value="3495" table:style-name="ce5">
            <text:p>3,495<text:s/></text:p>
          </table:table-cell>
          <table:table-cell office:value-type="float" office:value="15298" table:style-name="ce5">
            <text:p>15,298<text:s/></text:p>
          </table:table-cell>
          <table:table-cell office:value-type="float" office:value="2947" table:style-name="ce5">
            <text:p>2,947<text:s/></text:p>
          </table:table-cell>
          <table:table-cell office:value-type="float" office:value="5027" table:style-name="ce5">
            <text:p>5,027<text:s/></text:p>
          </table:table-cell>
          <table:table-cell office:value-type="float" office:value="8697" table:style-name="ce5">
            <text:p>8,697<text:s/></text:p>
          </table:table-cell>
          <table:table-cell office:value-type="float" office:value="11256" table:style-name="ce5">
            <text:p>11,256<text:s/></text:p>
          </table:table-cell>
          <table:table-cell office:value-type="float" office:value="12447" table:style-name="ce5">
            <text:p>12,447<text:s/></text:p>
          </table:table-cell>
          <table:table-cell office:value-type="float" office:value="19772" table:style-name="ce5">
            <text:p>19,772<text:s/></text:p>
          </table:table-cell>
          <table:table-cell office:value-type="float" office:value="19369" table:style-name="ce5">
            <text:p>19,369<text:s/></text:p>
          </table:table-cell>
          <table:table-cell office:value-type="float" office:value="6312" table:style-name="ce5">
            <text:p>6,312<text:s/></text:p>
          </table:table-cell>
          <table:table-cell office:value-type="float" office:value="9945" table:style-name="ce5">
            <text:p>9,945<text:s/></text:p>
          </table:table-cell>
          <table:table-cell office:value-type="float" office:value="3965" table:style-name="ce5">
            <text:p>3,965<text:s/></text:p>
          </table:table-cell>
          <table:table-cell office:value-type="float" office:value="9271" table:style-name="ce5">
            <text:p>9,271<text:s/></text:p>
          </table:table-cell>
          <table:table-cell office:value-type="float" office:value="9039" table:style-name="ce5">
            <text:p>9,039<text:s/></text:p>
          </table:table-cell>
          <table:table-cell office:value-type="float" office:value="6176" table:style-name="ce5">
            <text:p>6,176<text:s/></text:p>
          </table:table-cell>
          <table:table-cell office:value-type="float" office:value="32827" table:style-name="ce5">
            <text:p>32,827<text:s/></text:p>
          </table:table-cell>
          <table:table-cell office:value-type="float" office:value="3289" table:style-name="ce5">
            <text:p>3,289<text:s/></text:p>
          </table:table-cell>
          <table:table-cell office:value-type="float" office:value="14344" table:style-name="ce5">
            <text:p>14,344<text:s/></text:p>
          </table:table-cell>
          <table:table-cell office:value-type="float" office:value="12464" table:style-name="ce5">
            <text:p>12,464<text:s/></text:p>
          </table:table-cell>
          <table:table-cell office:value-type="float" office:value="18485" table:style-name="ce5">
            <text:p>18,485<text:s/></text:p>
          </table:table-cell>
          <table:table-cell office:value-type="float" office:value="23889" table:style-name="ce5">
            <text:p>23,889<text:s/></text:p>
          </table:table-cell>
          <table:table-cell office:value-type="float" office:value="18717" table:style-name="ce5">
            <text:p>18,717<text:s/></text:p>
          </table:table-cell>
          <table:table-cell office:value-type="float" office:value="10798" table:style-name="ce5">
            <text:p>10,798<text:s/></text:p>
          </table:table-cell>
          <table:table-cell office:value-type="float" office:value="30876" table:style-name="ce5">
            <text:p>30,876<text:s/></text:p>
          </table:table-cell>
          <table:table-cell office:value-type="float" office:value="19249" table:style-name="ce5">
            <text:p>19,249<text:s/></text:p>
          </table:table-cell>
          <table:table-cell office:value-type="float" office:value="36903" table:style-name="ce5">
            <text:p>36,903<text:s/></text:p>
          </table:table-cell>
          <table:table-cell office:value-type="float" office:value="33744" table:style-name="ce5">
            <text:p>33,744<text:s/></text:p>
          </table:table-cell>
          <table:table-cell office:value-type="float" office:value="12832" table:style-name="ce5">
            <text:p>12,832<text:s/></text:p>
          </table:table-cell>
          <table:table-cell office:value-type="float" office:value="38858" table:style-name="ce5">
            <text:p>38,858<text:s/></text:p>
          </table:table-cell>
          <table:table-cell office:value-type="float" office:value="29121" table:style-name="ce5">
            <text:p>29,121<text:s/></text:p>
          </table:table-cell>
          <table:table-cell office:value-type="float" office:value="28168" table:style-name="ce5">
            <text:p>28,168<text:s/></text:p>
          </table:table-cell>
          <table:table-cell office:value-type="float" office:value="24354" table:style-name="ce5">
            <text:p>24,354<text:s/></text:p>
          </table:table-cell>
          <table:table-cell office:value-type="float" office:value="28026" table:style-name="ce5">
            <text:p>28,026<text:s/></text:p>
          </table:table-cell>
          <table:table-cell office:value-type="float" office:value="149254" table:style-name="ce5">
            <text:p>149,254<text:s/></text:p>
          </table:table-cell>
          <table:table-cell office:value-type="float" office:value="44187" table:style-name="ce5">
            <text:p>44,187<text:s/></text:p>
          </table:table-cell>
          <table:table-cell office:value-type="float" office:value="24903" table:style-name="ce5">
            <text:p>24,903<text:s/></text:p>
          </table:table-cell>
          <table:table-cell office:value-type="float" office:value="27173" table:style-name="ce5">
            <text:p>27,173<text:s/></text:p>
          </table:table-cell>
          <table:table-cell office:value-type="float" office:value="29496" table:style-name="ce5">
            <text:p>29,496<text:s/></text:p>
          </table:table-cell>
          <table:table-cell office:value-type="float" office:value="36948" table:style-name="ce5">
            <text:p>36,948<text:s/></text:p>
          </table:table-cell>
          <table:table-cell office:value-type="float" office:value="32401" table:style-name="ce5">
            <text:p>32,401<text:s/></text:p>
          </table:table-cell>
          <table:table-cell office:value-type="float" office:value="25416" table:style-name="ce5">
            <text:p>25,416<text:s/></text:p>
          </table:table-cell>
          <table:table-cell office:value-type="float" office:value="14728" table:style-name="ce5">
            <text:p>14,728<text:s/></text:p>
          </table:table-cell>
          <table:table-cell office:value-type="float" office:value="34645" table:style-name="ce5">
            <text:p>34,645<text:s/></text:p>
          </table:table-cell>
          <table:table-cell office:value-type="float" office:value="7750" table:style-name="ce5">
            <text:p>7,750<text:s/></text:p>
          </table:table-cell>
          <table:table-cell office:value-type="float" office:value="10390" table:style-name="ce5">
            <text:p>10,390<text:s/></text:p>
          </table:table-cell>
          <table:table-cell office:value-type="float" office:value="20094" table:style-name="ce5">
            <text:p>20,094<text:s/></text:p>
          </table:table-cell>
          <table:table-cell office:value-type="float" office:value="7367" table:style-name="ce5">
            <text:p>7,367<text:s/></text:p>
          </table:table-cell>
          <table:table-cell office:value-type="float" office:value="3987" table:style-name="ce5">
            <text:p>3,987<text:s/></text:p>
          </table:table-cell>
          <table:table-cell office:value-type="float" office:value="3760" table:style-name="ce5">
            <text:p>3,760<text:s/></text:p>
          </table:table-cell>
          <table:table-cell office:value-type="float" office:value="14877" table:style-name="ce5">
            <text:p>14,877<text:s/></text:p>
          </table:table-cell>
          <table:table-cell office:value-type="float" office:value="10259" table:style-name="ce5">
            <text:p>10,259<text:s/></text:p>
          </table:table-cell>
          <table:table-cell office:value-type="float" office:value="11132" table:style-name="ce5">
            <text:p>11,132<text:s/></text:p>
          </table:table-cell>
          <table:table-cell office:value-type="float" office:value="40754" table:style-name="ce5">
            <text:p>40,754<text:s/></text:p>
          </table:table-cell>
          <table:table-cell office:value-type="float" office:value="9922" table:style-name="ce5">
            <text:p>9,922<text:s/></text:p>
          </table:table-cell>
          <table:table-cell office:value-type="float" office:value="14365" table:style-name="ce5">
            <text:p>14,365<text:s/></text:p>
          </table:table-cell>
          <table:table-cell office:value-type="float" office:value="8064" table:style-name="ce5">
            <text:p>8,064<text:s/></text:p>
          </table:table-cell>
          <table:table-cell office:value-type="float" office:value="23860" table:style-name="ce5">
            <text:p>23,860<text:s/></text:p>
          </table:table-cell>
          <table:table-cell office:value-type="float" office:value="28921" table:style-name="ce5">
            <text:p>28,921<text:s/></text:p>
          </table:table-cell>
          <table:table-cell office:value-type="float" office:value="34920" table:style-name="ce5">
            <text:p>34,920<text:s/></text:p>
          </table:table-cell>
          <table:table-cell office:value-type="float" office:value="48064" table:style-name="ce5">
            <text:p>48,064<text:s/></text:p>
          </table:table-cell>
          <table:table-cell office:value-type="float" office:value="46389" table:style-name="ce5">
            <text:p>46,389<text:s/></text:p>
          </table:table-cell>
          <table:table-cell office:value-type="float" office:value="27331" table:style-name="ce5">
            <text:p>27,331<text:s/></text:p>
          </table:table-cell>
          <table:table-cell office:value-type="float" office:value="32989" table:style-name="ce5">
            <text:p>32,989<text:s/></text:p>
          </table:table-cell>
          <table:table-cell office:value-type="float" office:value="76010" table:style-name="ce5">
            <text:p>76,010<text:s/></text:p>
          </table:table-cell>
          <table:table-cell office:value-type="float" office:value="26563" table:style-name="ce5">
            <text:p>26,563<text:s/></text:p>
          </table:table-cell>
          <table:table-cell office:value-type="float" office:value="35102" table:style-name="ce5">
            <text:p>35,102<text:s/></text:p>
          </table:table-cell>
          <table:table-cell office:value-type="float" office:value="36343" table:style-name="ce5">
            <text:p>36,343<text:s/></text:p>
          </table:table-cell>
          <table:table-cell office:value-type="float" office:value="23793" table:style-name="ce5">
            <text:p>23,793<text:s/></text:p>
          </table:table-cell>
          <table:table-cell office:value-type="float" office:value="65321" table:style-name="ce5">
            <text:p>65,321<text:s/></text:p>
          </table:table-cell>
          <table:table-cell office:value-type="float" office:value="22230" table:style-name="ce5">
            <text:p>22,230<text:s/></text:p>
          </table:table-cell>
          <table:table-cell office:value-type="float" office:value="17828" table:style-name="ce5">
            <text:p>17,828<text:s/></text:p>
          </table:table-cell>
          <table:table-cell office:value-type="float" office:value="15890" table:style-name="ce5">
            <text:p>15,890<text:s/></text:p>
          </table:table-cell>
          <table:table-cell office:value-type="float" office:value="20275" table:style-name="ce5">
            <text:p>20,275<text:s/></text:p>
          </table:table-cell>
          <table:table-cell office:value-type="float" office:value="16487" table:style-name="ce5">
            <text:p>16,487<text:s/></text:p>
          </table:table-cell>
          <table:table-cell office:value-type="float" office:value="34173" table:style-name="ce5">
            <text:p>34,173<text:s/></text:p>
          </table:table-cell>
          <table:table-cell office:value-type="float" office:value="20257" table:style-name="ce5">
            <text:p>20,257<text:s/></text:p>
          </table:table-cell>
          <table:table-cell office:value-type="float" office:value="9103" table:style-name="ce5">
            <text:p>9,103<text:s/></text:p>
          </table:table-cell>
          <table:table-cell office:value-type="float" office:value="14697" table:style-name="ce5">
            <text:p>14,697<text:s/></text:p>
          </table:table-cell>
          <table:table-cell office:value-type="float" office:value="43253" table:style-name="ce5">
            <text:p>43,253<text:s/></text:p>
          </table:table-cell>
          <table:table-cell office:value-type="float" office:value="25150" table:style-name="ce5">
            <text:p>25,150<text:s/></text:p>
          </table:table-cell>
          <table:table-cell office:value-type="float" office:value="26216" table:style-name="ce5">
            <text:p>26,216<text:s/></text:p>
          </table:table-cell>
          <table:table-cell office:value-type="float" office:value="28126" table:style-name="ce5">
            <text:p>28,126<text:s/></text:p>
          </table:table-cell>
          <table:table-cell office:value-type="float" office:value="14535" table:style-name="ce5">
            <text:p>14,535<text:s/></text:p>
          </table:table-cell>
          <table:table-cell office:value-type="float" office:value="11846" table:style-name="ce5">
            <text:p>11,846<text:s/></text:p>
          </table:table-cell>
          <table:table-cell office:value-type="float" office:value="6289" table:style-name="ce5">
            <text:p>6,289<text:s/></text:p>
          </table:table-cell>
          <table:table-cell office:value-type="float" office:value="5446" table:style-name="ce5">
            <text:p>5,446<text:s/></text:p>
          </table:table-cell>
          <table:table-cell office:value-type="float" office:value="7008" table:style-name="ce5">
            <text:p>7,008<text:s/></text:p>
          </table:table-cell>
          <table:table-cell office:value-type="float" office:value="11635" table:style-name="ce5">
            <text:p>11,635<text:s/></text:p>
          </table:table-cell>
          <table:table-cell office:value-type="float" office:value="10067" table:style-name="ce5">
            <text:p>10,067<text:s/></text:p>
          </table:table-cell>
          <table:table-cell office:value-type="float" office:value="14725" table:style-name="ce5">
            <text:p>14,725<text:s/></text:p>
          </table:table-cell>
          <table:table-cell office:value-type="float" office:value="19239" table:style-name="ce5">
            <text:p>19,239<text:s/></text:p>
          </table:table-cell>
          <table:table-cell office:value-type="float" office:value="32586" table:style-name="ce5">
            <text:p>32,586<text:s/></text:p>
          </table:table-cell>
          <table:table-cell office:value-type="float" office:value="28884" table:style-name="ce5">
            <text:p>28,884<text:s/></text:p>
          </table:table-cell>
          <table:table-cell office:value-type="float" office:value="16050" table:style-name="ce5">
            <text:p>16,050<text:s/></text:p>
          </table:table-cell>
          <table:table-cell office:value-type="float" office:value="13090" table:style-name="ce5">
            <text:p>13,090<text:s/></text:p>
          </table:table-cell>
          <table:table-cell office:value-type="float" office:value="13096" table:style-name="ce5">
            <text:p>13,096<text:s/></text:p>
          </table:table-cell>
          <table:table-cell office:value-type="float" office:value="13775" table:style-name="ce5">
            <text:p>13,775<text:s/></text:p>
          </table:table-cell>
          <table:table-cell office:value-type="float" office:value="12905" table:style-name="ce5">
            <text:p>12,905<text:s/></text:p>
          </table:table-cell>
          <table:table-cell office:value-type="float" office:value="12101" table:style-name="ce5">
            <text:p>12,101<text:s/></text:p>
          </table:table-cell>
          <table:table-cell office:value-type="float" office:value="10716" table:style-name="ce5">
            <text:p>10,716<text:s/></text:p>
          </table:table-cell>
          <table:table-cell table:number-columns-repeated="16275"/>
        </table:table-row>
        <table:table-row table:style-name="ro2">
          <table:table-cell office:value-type="date" office:date-value="2019-12-18T00:00:00" table:style-name="ce4">
            <text:p>2019/12/18</text:p>
          </table:table-cell>
          <table:table-cell office:value-type="float" office:value="5685" table:style-name="ce5">
            <text:p>5,685<text:s/></text:p>
          </table:table-cell>
          <table:table-cell office:value-type="float" office:value="16767" table:style-name="ce5">
            <text:p>16,767<text:s/></text:p>
          </table:table-cell>
          <table:table-cell office:value-type="float" office:value="45472" table:style-name="ce5">
            <text:p>45,472<text:s/></text:p>
          </table:table-cell>
          <table:table-cell office:value-type="float" office:value="47926" table:style-name="ce5">
            <text:p>47,926<text:s/></text:p>
          </table:table-cell>
          <table:table-cell office:value-type="float" office:value="30050" table:style-name="ce5">
            <text:p>30,050<text:s/></text:p>
          </table:table-cell>
          <table:table-cell office:value-type="float" office:value="17511" table:style-name="ce5">
            <text:p>17,511<text:s/></text:p>
          </table:table-cell>
          <table:table-cell office:value-type="float" office:value="13218" table:style-name="ce5">
            <text:p>13,218<text:s/></text:p>
          </table:table-cell>
          <table:table-cell office:value-type="float" office:value="4682" table:style-name="ce5">
            <text:p>4,682<text:s/></text:p>
          </table:table-cell>
          <table:table-cell office:value-type="float" office:value="3639" table:style-name="ce5">
            <text:p>3,639<text:s/></text:p>
          </table:table-cell>
          <table:table-cell office:value-type="float" office:value="15428" table:style-name="ce5">
            <text:p>15,428<text:s/></text:p>
          </table:table-cell>
          <table:table-cell office:value-type="float" office:value="2928" table:style-name="ce5">
            <text:p>2,928<text:s/></text:p>
          </table:table-cell>
          <table:table-cell office:value-type="float" office:value="5021" table:style-name="ce5">
            <text:p>5,021<text:s/></text:p>
          </table:table-cell>
          <table:table-cell office:value-type="float" office:value="7160" table:style-name="ce5">
            <text:p>7,160<text:s/></text:p>
          </table:table-cell>
          <table:table-cell office:value-type="float" office:value="11737" table:style-name="ce5">
            <text:p>11,737<text:s/></text:p>
          </table:table-cell>
          <table:table-cell office:value-type="float" office:value="12589" table:style-name="ce5">
            <text:p>12,589<text:s/></text:p>
          </table:table-cell>
          <table:table-cell office:value-type="float" office:value="20311" table:style-name="ce5">
            <text:p>20,311<text:s/></text:p>
          </table:table-cell>
          <table:table-cell office:value-type="float" office:value="19690" table:style-name="ce5">
            <text:p>19,690<text:s/></text:p>
          </table:table-cell>
          <table:table-cell office:value-type="float" office:value="6446" table:style-name="ce5">
            <text:p>6,446<text:s/></text:p>
          </table:table-cell>
          <table:table-cell office:value-type="float" office:value="9941" table:style-name="ce5">
            <text:p>9,941<text:s/></text:p>
          </table:table-cell>
          <table:table-cell office:value-type="float" office:value="3741" table:style-name="ce5">
            <text:p>3,741<text:s/></text:p>
          </table:table-cell>
          <table:table-cell office:value-type="float" office:value="9421" table:style-name="ce5">
            <text:p>9,421<text:s/></text:p>
          </table:table-cell>
          <table:table-cell office:value-type="float" office:value="9255" table:style-name="ce5">
            <text:p>9,255<text:s/></text:p>
          </table:table-cell>
          <table:table-cell office:value-type="float" office:value="7042" table:style-name="ce5">
            <text:p>7,042<text:s/></text:p>
          </table:table-cell>
          <table:table-cell office:value-type="float" office:value="34859" table:style-name="ce5">
            <text:p>34,859<text:s/></text:p>
          </table:table-cell>
          <table:table-cell office:value-type="float" office:value="3343" table:style-name="ce5">
            <text:p>3,343<text:s/></text:p>
          </table:table-cell>
          <table:table-cell office:value-type="float" office:value="13964" table:style-name="ce5">
            <text:p>13,964<text:s/></text:p>
          </table:table-cell>
          <table:table-cell office:value-type="float" office:value="12823" table:style-name="ce5">
            <text:p>12,823<text:s/></text:p>
          </table:table-cell>
          <table:table-cell office:value-type="float" office:value="18858" table:style-name="ce5">
            <text:p>18,858<text:s/></text:p>
          </table:table-cell>
          <table:table-cell office:value-type="float" office:value="24443" table:style-name="ce5">
            <text:p>24,443<text:s/></text:p>
          </table:table-cell>
          <table:table-cell office:value-type="float" office:value="19047" table:style-name="ce5">
            <text:p>19,047<text:s/></text:p>
          </table:table-cell>
          <table:table-cell office:value-type="float" office:value="11203" table:style-name="ce5">
            <text:p>11,203<text:s/></text:p>
          </table:table-cell>
          <table:table-cell office:value-type="float" office:value="31805" table:style-name="ce5">
            <text:p>31,805<text:s/></text:p>
          </table:table-cell>
          <table:table-cell office:value-type="float" office:value="19775" table:style-name="ce5">
            <text:p>19,775<text:s/></text:p>
          </table:table-cell>
          <table:table-cell office:value-type="float" office:value="38049" table:style-name="ce5">
            <text:p>38,049<text:s/></text:p>
          </table:table-cell>
          <table:table-cell office:value-type="float" office:value="32199" table:style-name="ce5">
            <text:p>32,199<text:s/></text:p>
          </table:table-cell>
          <table:table-cell office:value-type="float" office:value="12973" table:style-name="ce5">
            <text:p>12,973<text:s/></text:p>
          </table:table-cell>
          <table:table-cell office:value-type="float" office:value="39575" table:style-name="ce5">
            <text:p>39,575<text:s/></text:p>
          </table:table-cell>
          <table:table-cell office:value-type="float" office:value="29499" table:style-name="ce5">
            <text:p>29,499<text:s/></text:p>
          </table:table-cell>
          <table:table-cell office:value-type="float" office:value="28625" table:style-name="ce5">
            <text:p>28,625<text:s/></text:p>
          </table:table-cell>
          <table:table-cell office:value-type="float" office:value="24384" table:style-name="ce5">
            <text:p>24,384<text:s/></text:p>
          </table:table-cell>
          <table:table-cell office:value-type="float" office:value="27686" table:style-name="ce5">
            <text:p>27,686<text:s/></text:p>
          </table:table-cell>
          <table:table-cell office:value-type="float" office:value="150045" table:style-name="ce5">
            <text:p>150,045<text:s/></text:p>
          </table:table-cell>
          <table:table-cell office:value-type="float" office:value="44841" table:style-name="ce5">
            <text:p>44,841<text:s/></text:p>
          </table:table-cell>
          <table:table-cell office:value-type="float" office:value="24686" table:style-name="ce5">
            <text:p>24,686<text:s/></text:p>
          </table:table-cell>
          <table:table-cell office:value-type="float" office:value="28016" table:style-name="ce5">
            <text:p>28,016<text:s/></text:p>
          </table:table-cell>
          <table:table-cell office:value-type="float" office:value="29014" table:style-name="ce5">
            <text:p>29,014<text:s/></text:p>
          </table:table-cell>
          <table:table-cell office:value-type="float" office:value="36920" table:style-name="ce5">
            <text:p>36,920<text:s/></text:p>
          </table:table-cell>
          <table:table-cell office:value-type="float" office:value="32161" table:style-name="ce5">
            <text:p>32,161<text:s/></text:p>
          </table:table-cell>
          <table:table-cell office:value-type="float" office:value="25868" table:style-name="ce5">
            <text:p>25,868<text:s/></text:p>
          </table:table-cell>
          <table:table-cell office:value-type="float" office:value="14756" table:style-name="ce5">
            <text:p>14,756<text:s/></text:p>
          </table:table-cell>
          <table:table-cell office:value-type="float" office:value="35218" table:style-name="ce5">
            <text:p>35,218<text:s/></text:p>
          </table:table-cell>
          <table:table-cell office:value-type="float" office:value="7947" table:style-name="ce5">
            <text:p>7,947<text:s/></text:p>
          </table:table-cell>
          <table:table-cell office:value-type="float" office:value="10205" table:style-name="ce5">
            <text:p>10,205<text:s/></text:p>
          </table:table-cell>
          <table:table-cell office:value-type="float" office:value="20522" table:style-name="ce5">
            <text:p>20,522<text:s/></text:p>
          </table:table-cell>
          <table:table-cell office:value-type="float" office:value="7318" table:style-name="ce5">
            <text:p>7,318<text:s/></text:p>
          </table:table-cell>
          <table:table-cell office:value-type="float" office:value="3990" table:style-name="ce5">
            <text:p>3,990<text:s/></text:p>
          </table:table-cell>
          <table:table-cell office:value-type="float" office:value="3861" table:style-name="ce5">
            <text:p>3,861<text:s/></text:p>
          </table:table-cell>
          <table:table-cell office:value-type="float" office:value="14911" table:style-name="ce5">
            <text:p>14,911<text:s/></text:p>
          </table:table-cell>
          <table:table-cell office:value-type="float" office:value="10177" table:style-name="ce5">
            <text:p>10,177<text:s/></text:p>
          </table:table-cell>
          <table:table-cell office:value-type="float" office:value="10884" table:style-name="ce5">
            <text:p>10,884<text:s/></text:p>
          </table:table-cell>
          <table:table-cell office:value-type="float" office:value="38231" table:style-name="ce5">
            <text:p>38,231<text:s/></text:p>
          </table:table-cell>
          <table:table-cell office:value-type="float" office:value="10145" table:style-name="ce5">
            <text:p>10,145<text:s/></text:p>
          </table:table-cell>
          <table:table-cell office:value-type="float" office:value="14590" table:style-name="ce5">
            <text:p>14,590<text:s/></text:p>
          </table:table-cell>
          <table:table-cell office:value-type="float" office:value="8338" table:style-name="ce5">
            <text:p>8,338<text:s/></text:p>
          </table:table-cell>
          <table:table-cell office:value-type="float" office:value="23845" table:style-name="ce5">
            <text:p>23,845<text:s/></text:p>
          </table:table-cell>
          <table:table-cell office:value-type="float" office:value="29445" table:style-name="ce5">
            <text:p>29,445<text:s/></text:p>
          </table:table-cell>
          <table:table-cell office:value-type="float" office:value="34784" table:style-name="ce5">
            <text:p>34,784<text:s/></text:p>
          </table:table-cell>
          <table:table-cell office:value-type="float" office:value="47683" table:style-name="ce5">
            <text:p>47,683<text:s/></text:p>
          </table:table-cell>
          <table:table-cell office:value-type="float" office:value="46895" table:style-name="ce5">
            <text:p>46,895<text:s/></text:p>
          </table:table-cell>
          <table:table-cell office:value-type="float" office:value="27554" table:style-name="ce5">
            <text:p>27,554<text:s/></text:p>
          </table:table-cell>
          <table:table-cell office:value-type="float" office:value="33244" table:style-name="ce5">
            <text:p>33,244<text:s/></text:p>
          </table:table-cell>
          <table:table-cell office:value-type="float" office:value="75902" table:style-name="ce5">
            <text:p>75,902<text:s/></text:p>
          </table:table-cell>
          <table:table-cell office:value-type="float" office:value="26462" table:style-name="ce5">
            <text:p>26,462<text:s/></text:p>
          </table:table-cell>
          <table:table-cell office:value-type="float" office:value="36187" table:style-name="ce5">
            <text:p>36,187<text:s/></text:p>
          </table:table-cell>
          <table:table-cell office:value-type="float" office:value="37773" table:style-name="ce5">
            <text:p>37,773<text:s/></text:p>
          </table:table-cell>
          <table:table-cell office:value-type="float" office:value="24083" table:style-name="ce5">
            <text:p>24,083<text:s/></text:p>
          </table:table-cell>
          <table:table-cell office:value-type="float" office:value="67559" table:style-name="ce5">
            <text:p>67,559<text:s/></text:p>
          </table:table-cell>
          <table:table-cell office:value-type="float" office:value="22546" table:style-name="ce5">
            <text:p>22,546<text:s/></text:p>
          </table:table-cell>
          <table:table-cell office:value-type="float" office:value="17899" table:style-name="ce5">
            <text:p>17,899<text:s/></text:p>
          </table:table-cell>
          <table:table-cell office:value-type="float" office:value="16112" table:style-name="ce5">
            <text:p>16,112<text:s/></text:p>
          </table:table-cell>
          <table:table-cell office:value-type="float" office:value="20812" table:style-name="ce5">
            <text:p>20,812<text:s/></text:p>
          </table:table-cell>
          <table:table-cell office:value-type="float" office:value="15709" table:style-name="ce5">
            <text:p>15,709<text:s/></text:p>
          </table:table-cell>
          <table:table-cell office:value-type="float" office:value="35477" table:style-name="ce5">
            <text:p>35,477<text:s/></text:p>
          </table:table-cell>
          <table:table-cell office:value-type="float" office:value="20341" table:style-name="ce5">
            <text:p>20,341<text:s/></text:p>
          </table:table-cell>
          <table:table-cell office:value-type="float" office:value="8394" table:style-name="ce5">
            <text:p>8,394<text:s/></text:p>
          </table:table-cell>
          <table:table-cell office:value-type="float" office:value="14610" table:style-name="ce5">
            <text:p>14,610<text:s/></text:p>
          </table:table-cell>
          <table:table-cell office:value-type="float" office:value="44590" table:style-name="ce5">
            <text:p>44,590<text:s/></text:p>
          </table:table-cell>
          <table:table-cell office:value-type="float" office:value="25571" table:style-name="ce5">
            <text:p>25,571<text:s/></text:p>
          </table:table-cell>
          <table:table-cell office:value-type="float" office:value="26717" table:style-name="ce5">
            <text:p>26,717<text:s/></text:p>
          </table:table-cell>
          <table:table-cell office:value-type="float" office:value="27833" table:style-name="ce5">
            <text:p>27,833<text:s/></text:p>
          </table:table-cell>
          <table:table-cell office:value-type="float" office:value="14581" table:style-name="ce5">
            <text:p>14,581<text:s/></text:p>
          </table:table-cell>
          <table:table-cell office:value-type="float" office:value="11891" table:style-name="ce5">
            <text:p>11,891<text:s/></text:p>
          </table:table-cell>
          <table:table-cell office:value-type="float" office:value="6398" table:style-name="ce5">
            <text:p>6,398<text:s/></text:p>
          </table:table-cell>
          <table:table-cell office:value-type="float" office:value="5548" table:style-name="ce5">
            <text:p>5,548<text:s/></text:p>
          </table:table-cell>
          <table:table-cell office:value-type="float" office:value="7288" table:style-name="ce5">
            <text:p>7,288<text:s/></text:p>
          </table:table-cell>
          <table:table-cell office:value-type="float" office:value="11721" table:style-name="ce5">
            <text:p>11,721<text:s/></text:p>
          </table:table-cell>
          <table:table-cell office:value-type="float" office:value="10197" table:style-name="ce5">
            <text:p>10,197<text:s/></text:p>
          </table:table-cell>
          <table:table-cell office:value-type="float" office:value="14814" table:style-name="ce5">
            <text:p>14,814<text:s/></text:p>
          </table:table-cell>
          <table:table-cell office:value-type="float" office:value="19450" table:style-name="ce5">
            <text:p>19,450<text:s/></text:p>
          </table:table-cell>
          <table:table-cell office:value-type="float" office:value="32868" table:style-name="ce5">
            <text:p>32,868<text:s/></text:p>
          </table:table-cell>
          <table:table-cell office:value-type="float" office:value="28878" table:style-name="ce5">
            <text:p>28,878<text:s/></text:p>
          </table:table-cell>
          <table:table-cell office:value-type="float" office:value="16290" table:style-name="ce5">
            <text:p>16,290<text:s/></text:p>
          </table:table-cell>
          <table:table-cell office:value-type="float" office:value="13211" table:style-name="ce5">
            <text:p>13,211<text:s/></text:p>
          </table:table-cell>
          <table:table-cell office:value-type="float" office:value="13297" table:style-name="ce5">
            <text:p>13,297<text:s/></text:p>
          </table:table-cell>
          <table:table-cell office:value-type="float" office:value="13886" table:style-name="ce5">
            <text:p>13,886<text:s/></text:p>
          </table:table-cell>
          <table:table-cell office:value-type="float" office:value="12845" table:style-name="ce5">
            <text:p>12,845<text:s/></text:p>
          </table:table-cell>
          <table:table-cell office:value-type="float" office:value="12157" table:style-name="ce5">
            <text:p>12,157<text:s/></text:p>
          </table:table-cell>
          <table:table-cell office:value-type="float" office:value="10939" table:style-name="ce5">
            <text:p>10,939<text:s/></text:p>
          </table:table-cell>
          <table:table-cell table:number-columns-repeated="16275"/>
        </table:table-row>
        <table:table-row table:style-name="ro2">
          <table:table-cell office:value-type="date" office:date-value="2019-12-19T00:00:00" table:style-name="ce4">
            <text:p>2019/12/19</text:p>
          </table:table-cell>
          <table:table-cell office:value-type="float" office:value="6018" table:style-name="ce5">
            <text:p>6,018<text:s/></text:p>
          </table:table-cell>
          <table:table-cell office:value-type="float" office:value="16614" table:style-name="ce5">
            <text:p>16,614<text:s/></text:p>
          </table:table-cell>
          <table:table-cell office:value-type="float" office:value="45844" table:style-name="ce5">
            <text:p>45,844<text:s/></text:p>
          </table:table-cell>
          <table:table-cell office:value-type="float" office:value="48628" table:style-name="ce5">
            <text:p>48,628<text:s/></text:p>
          </table:table-cell>
          <table:table-cell office:value-type="float" office:value="30138" table:style-name="ce5">
            <text:p>30,138<text:s/></text:p>
          </table:table-cell>
          <table:table-cell office:value-type="float" office:value="17524" table:style-name="ce5">
            <text:p>17,524<text:s/></text:p>
          </table:table-cell>
          <table:table-cell office:value-type="float" office:value="13294" table:style-name="ce5">
            <text:p>13,294<text:s/></text:p>
          </table:table-cell>
          <table:table-cell office:value-type="float" office:value="4701" table:style-name="ce5">
            <text:p>4,701<text:s/></text:p>
          </table:table-cell>
          <table:table-cell office:value-type="float" office:value="3590" table:style-name="ce5">
            <text:p>3,590<text:s/></text:p>
          </table:table-cell>
          <table:table-cell office:value-type="float" office:value="15351" table:style-name="ce5">
            <text:p>15,351<text:s/></text:p>
          </table:table-cell>
          <table:table-cell office:value-type="float" office:value="2858" table:style-name="ce5">
            <text:p>2,858<text:s/></text:p>
          </table:table-cell>
          <table:table-cell office:value-type="float" office:value="4911" table:style-name="ce5">
            <text:p>4,911<text:s/></text:p>
          </table:table-cell>
          <table:table-cell office:value-type="float" office:value="7503" table:style-name="ce5">
            <text:p>7,503<text:s/></text:p>
          </table:table-cell>
          <table:table-cell office:value-type="float" office:value="11678" table:style-name="ce5">
            <text:p>11,678<text:s/></text:p>
          </table:table-cell>
          <table:table-cell office:value-type="float" office:value="13663" table:style-name="ce5">
            <text:p>13,663<text:s/></text:p>
          </table:table-cell>
          <table:table-cell office:value-type="float" office:value="20085" table:style-name="ce5">
            <text:p>20,085<text:s/></text:p>
          </table:table-cell>
          <table:table-cell office:value-type="float" office:value="19417" table:style-name="ce5">
            <text:p>19,417<text:s/></text:p>
          </table:table-cell>
          <table:table-cell office:value-type="float" office:value="6429" table:style-name="ce5">
            <text:p>6,429<text:s/></text:p>
          </table:table-cell>
          <table:table-cell office:value-type="float" office:value="10167" table:style-name="ce5">
            <text:p>10,167<text:s/></text:p>
          </table:table-cell>
          <table:table-cell office:value-type="float" office:value="3613" table:style-name="ce5">
            <text:p>3,613<text:s/></text:p>
          </table:table-cell>
          <table:table-cell office:value-type="float" office:value="9448" table:style-name="ce5">
            <text:p>9,448<text:s/></text:p>
          </table:table-cell>
          <table:table-cell office:value-type="float" office:value="9180" table:style-name="ce5">
            <text:p>9,180<text:s/></text:p>
          </table:table-cell>
          <table:table-cell office:value-type="float" office:value="6480" table:style-name="ce5">
            <text:p>6,480<text:s/></text:p>
          </table:table-cell>
          <table:table-cell office:value-type="float" office:value="34858" table:style-name="ce5">
            <text:p>34,858<text:s/></text:p>
          </table:table-cell>
          <table:table-cell office:value-type="float" office:value="3405" table:style-name="ce5">
            <text:p>3,405<text:s/></text:p>
          </table:table-cell>
          <table:table-cell office:value-type="float" office:value="13687" table:style-name="ce5">
            <text:p>13,687<text:s/></text:p>
          </table:table-cell>
          <table:table-cell office:value-type="float" office:value="12535" table:style-name="ce5">
            <text:p>12,535<text:s/></text:p>
          </table:table-cell>
          <table:table-cell office:value-type="float" office:value="18505" table:style-name="ce5">
            <text:p>18,505<text:s/></text:p>
          </table:table-cell>
          <table:table-cell office:value-type="float" office:value="24388" table:style-name="ce5">
            <text:p>24,388<text:s/></text:p>
          </table:table-cell>
          <table:table-cell office:value-type="float" office:value="19425" table:style-name="ce5">
            <text:p>19,425<text:s/></text:p>
          </table:table-cell>
          <table:table-cell office:value-type="float" office:value="10810" table:style-name="ce5">
            <text:p>10,810<text:s/></text:p>
          </table:table-cell>
          <table:table-cell office:value-type="float" office:value="32261" table:style-name="ce5">
            <text:p>32,261<text:s/></text:p>
          </table:table-cell>
          <table:table-cell office:value-type="float" office:value="20069" table:style-name="ce5">
            <text:p>20,069<text:s/></text:p>
          </table:table-cell>
          <table:table-cell office:value-type="float" office:value="37692" table:style-name="ce5">
            <text:p>37,692<text:s/></text:p>
          </table:table-cell>
          <table:table-cell office:value-type="float" office:value="32345" table:style-name="ce5">
            <text:p>32,345<text:s/></text:p>
          </table:table-cell>
          <table:table-cell office:value-type="float" office:value="12892" table:style-name="ce5">
            <text:p>12,892<text:s/></text:p>
          </table:table-cell>
          <table:table-cell office:value-type="float" office:value="38882" table:style-name="ce5">
            <text:p>38,882<text:s/></text:p>
          </table:table-cell>
          <table:table-cell office:value-type="float" office:value="28830" table:style-name="ce5">
            <text:p>28,830<text:s/></text:p>
          </table:table-cell>
          <table:table-cell office:value-type="float" office:value="28441" table:style-name="ce5">
            <text:p>28,441<text:s/></text:p>
          </table:table-cell>
          <table:table-cell office:value-type="float" office:value="24489" table:style-name="ce5">
            <text:p>24,489<text:s/></text:p>
          </table:table-cell>
          <table:table-cell office:value-type="float" office:value="27327" table:style-name="ce5">
            <text:p>27,327<text:s/></text:p>
          </table:table-cell>
          <table:table-cell office:value-type="float" office:value="152457" table:style-name="ce5">
            <text:p>152,457<text:s/></text:p>
          </table:table-cell>
          <table:table-cell office:value-type="float" office:value="45439" table:style-name="ce5">
            <text:p>45,439<text:s/></text:p>
          </table:table-cell>
          <table:table-cell office:value-type="float" office:value="24721" table:style-name="ce5">
            <text:p>24,721<text:s/></text:p>
          </table:table-cell>
          <table:table-cell office:value-type="float" office:value="27631" table:style-name="ce5">
            <text:p>27,631<text:s/></text:p>
          </table:table-cell>
          <table:table-cell office:value-type="float" office:value="29720" table:style-name="ce5">
            <text:p>29,720<text:s/></text:p>
          </table:table-cell>
          <table:table-cell office:value-type="float" office:value="37733" table:style-name="ce5">
            <text:p>37,733<text:s/></text:p>
          </table:table-cell>
          <table:table-cell office:value-type="float" office:value="32402" table:style-name="ce5">
            <text:p>32,402<text:s/></text:p>
          </table:table-cell>
          <table:table-cell office:value-type="float" office:value="25367" table:style-name="ce5">
            <text:p>25,367<text:s/></text:p>
          </table:table-cell>
          <table:table-cell office:value-type="float" office:value="14376" table:style-name="ce5">
            <text:p>14,376<text:s/></text:p>
          </table:table-cell>
          <table:table-cell office:value-type="float" office:value="34367" table:style-name="ce5">
            <text:p>34,367<text:s/></text:p>
          </table:table-cell>
          <table:table-cell office:value-type="float" office:value="7643" table:style-name="ce5">
            <text:p>7,643<text:s/></text:p>
          </table:table-cell>
          <table:table-cell office:value-type="float" office:value="10477" table:style-name="ce5">
            <text:p>10,477<text:s/></text:p>
          </table:table-cell>
          <table:table-cell office:value-type="float" office:value="20087" table:style-name="ce5">
            <text:p>20,087<text:s/></text:p>
          </table:table-cell>
          <table:table-cell office:value-type="float" office:value="7386" table:style-name="ce5">
            <text:p>7,386<text:s/></text:p>
          </table:table-cell>
          <table:table-cell office:value-type="float" office:value="4067" table:style-name="ce5">
            <text:p>4,067<text:s/></text:p>
          </table:table-cell>
          <table:table-cell office:value-type="float" office:value="3799" table:style-name="ce5">
            <text:p>3,799<text:s/></text:p>
          </table:table-cell>
          <table:table-cell office:value-type="float" office:value="15005" table:style-name="ce5">
            <text:p>15,005<text:s/></text:p>
          </table:table-cell>
          <table:table-cell office:value-type="float" office:value="10022" table:style-name="ce5">
            <text:p>10,022<text:s/></text:p>
          </table:table-cell>
          <table:table-cell office:value-type="float" office:value="10956" table:style-name="ce5">
            <text:p>10,956<text:s/></text:p>
          </table:table-cell>
          <table:table-cell office:value-type="float" office:value="39236" table:style-name="ce5">
            <text:p>39,236<text:s/></text:p>
          </table:table-cell>
          <table:table-cell office:value-type="float" office:value="10077" table:style-name="ce5">
            <text:p>10,077<text:s/></text:p>
          </table:table-cell>
          <table:table-cell office:value-type="float" office:value="14394" table:style-name="ce5">
            <text:p>14,394<text:s/></text:p>
          </table:table-cell>
          <table:table-cell office:value-type="float" office:value="8178" table:style-name="ce5">
            <text:p>8,178<text:s/></text:p>
          </table:table-cell>
          <table:table-cell office:value-type="float" office:value="23713" table:style-name="ce5">
            <text:p>23,713<text:s/></text:p>
          </table:table-cell>
          <table:table-cell office:value-type="float" office:value="29442" table:style-name="ce5">
            <text:p>29,442<text:s/></text:p>
          </table:table-cell>
          <table:table-cell office:value-type="float" office:value="35422" table:style-name="ce5">
            <text:p>35,422<text:s/></text:p>
          </table:table-cell>
          <table:table-cell office:value-type="float" office:value="48278" table:style-name="ce5">
            <text:p>48,278<text:s/></text:p>
          </table:table-cell>
          <table:table-cell office:value-type="float" office:value="46862" table:style-name="ce5">
            <text:p>46,862<text:s/></text:p>
          </table:table-cell>
          <table:table-cell office:value-type="float" office:value="27679" table:style-name="ce5">
            <text:p>27,679<text:s/></text:p>
          </table:table-cell>
          <table:table-cell office:value-type="float" office:value="33610" table:style-name="ce5">
            <text:p>33,610<text:s/></text:p>
          </table:table-cell>
          <table:table-cell office:value-type="float" office:value="76723" table:style-name="ce5">
            <text:p>76,723<text:s/></text:p>
          </table:table-cell>
          <table:table-cell office:value-type="float" office:value="26949" table:style-name="ce5">
            <text:p>26,949<text:s/></text:p>
          </table:table-cell>
          <table:table-cell office:value-type="float" office:value="36682" table:style-name="ce5">
            <text:p>36,682<text:s/></text:p>
          </table:table-cell>
          <table:table-cell office:value-type="float" office:value="39772" table:style-name="ce5">
            <text:p>39,772<text:s/></text:p>
          </table:table-cell>
          <table:table-cell office:value-type="float" office:value="23992" table:style-name="ce5">
            <text:p>23,992<text:s/></text:p>
          </table:table-cell>
          <table:table-cell office:value-type="float" office:value="68775" table:style-name="ce5">
            <text:p>68,775<text:s/></text:p>
          </table:table-cell>
          <table:table-cell office:value-type="float" office:value="22909" table:style-name="ce5">
            <text:p>22,909<text:s/></text:p>
          </table:table-cell>
          <table:table-cell office:value-type="float" office:value="18114" table:style-name="ce5">
            <text:p>18,114<text:s/></text:p>
          </table:table-cell>
          <table:table-cell office:value-type="float" office:value="16455" table:style-name="ce5">
            <text:p>16,455<text:s/></text:p>
          </table:table-cell>
          <table:table-cell office:value-type="float" office:value="21683" table:style-name="ce5">
            <text:p>21,683<text:s/></text:p>
          </table:table-cell>
          <table:table-cell office:value-type="float" office:value="15938" table:style-name="ce5">
            <text:p>15,938<text:s/></text:p>
          </table:table-cell>
          <table:table-cell office:value-type="float" office:value="36471" table:style-name="ce5">
            <text:p>36,471<text:s/></text:p>
          </table:table-cell>
          <table:table-cell office:value-type="float" office:value="20438" table:style-name="ce5">
            <text:p>20,438<text:s/></text:p>
          </table:table-cell>
          <table:table-cell office:value-type="float" office:value="8605" table:style-name="ce5">
            <text:p>8,605<text:s/></text:p>
          </table:table-cell>
          <table:table-cell office:value-type="float" office:value="14693" table:style-name="ce5">
            <text:p>14,693<text:s/></text:p>
          </table:table-cell>
          <table:table-cell office:value-type="float" office:value="44739" table:style-name="ce5">
            <text:p>44,739<text:s/></text:p>
          </table:table-cell>
          <table:table-cell office:value-type="float" office:value="26008" table:style-name="ce5">
            <text:p>26,008<text:s/></text:p>
          </table:table-cell>
          <table:table-cell office:value-type="float" office:value="26609" table:style-name="ce5">
            <text:p>26,609<text:s/></text:p>
          </table:table-cell>
          <table:table-cell office:value-type="float" office:value="28051" table:style-name="ce5">
            <text:p>28,051<text:s/></text:p>
          </table:table-cell>
          <table:table-cell office:value-type="float" office:value="14669" table:style-name="ce5">
            <text:p>14,669<text:s/></text:p>
          </table:table-cell>
          <table:table-cell office:value-type="float" office:value="11934" table:style-name="ce5">
            <text:p>11,934<text:s/></text:p>
          </table:table-cell>
          <table:table-cell office:value-type="float" office:value="6294" table:style-name="ce5">
            <text:p>6,294<text:s/></text:p>
          </table:table-cell>
          <table:table-cell office:value-type="float" office:value="5629" table:style-name="ce5">
            <text:p>5,629<text:s/></text:p>
          </table:table-cell>
          <table:table-cell office:value-type="float" office:value="7010" table:style-name="ce5">
            <text:p>7,010<text:s/></text:p>
          </table:table-cell>
          <table:table-cell office:value-type="float" office:value="11519" table:style-name="ce5">
            <text:p>11,519<text:s/></text:p>
          </table:table-cell>
          <table:table-cell office:value-type="float" office:value="10095" table:style-name="ce5">
            <text:p>10,095<text:s/></text:p>
          </table:table-cell>
          <table:table-cell office:value-type="float" office:value="15029" table:style-name="ce5">
            <text:p>15,029<text:s/></text:p>
          </table:table-cell>
          <table:table-cell office:value-type="float" office:value="19705" table:style-name="ce5">
            <text:p>19,705<text:s/></text:p>
          </table:table-cell>
          <table:table-cell office:value-type="float" office:value="33118" table:style-name="ce5">
            <text:p>33,118<text:s/></text:p>
          </table:table-cell>
          <table:table-cell office:value-type="float" office:value="28703" table:style-name="ce5">
            <text:p>28,703<text:s/></text:p>
          </table:table-cell>
          <table:table-cell office:value-type="float" office:value="15883" table:style-name="ce5">
            <text:p>15,883<text:s/></text:p>
          </table:table-cell>
          <table:table-cell office:value-type="float" office:value="13121" table:style-name="ce5">
            <text:p>13,121<text:s/></text:p>
          </table:table-cell>
          <table:table-cell office:value-type="float" office:value="13251" table:style-name="ce5">
            <text:p>13,251<text:s/></text:p>
          </table:table-cell>
          <table:table-cell office:value-type="float" office:value="13943" table:style-name="ce5">
            <text:p>13,943<text:s/></text:p>
          </table:table-cell>
          <table:table-cell office:value-type="float" office:value="12828" table:style-name="ce5">
            <text:p>12,828<text:s/></text:p>
          </table:table-cell>
          <table:table-cell office:value-type="float" office:value="12320" table:style-name="ce5">
            <text:p>12,320<text:s/></text:p>
          </table:table-cell>
          <table:table-cell office:value-type="float" office:value="10848" table:style-name="ce5">
            <text:p>10,848<text:s/></text:p>
          </table:table-cell>
          <table:table-cell table:number-columns-repeated="16275"/>
        </table:table-row>
        <table:table-row table:style-name="ro2">
          <table:table-cell office:value-type="date" office:date-value="2019-12-20T00:00:00" table:style-name="ce4">
            <text:p>2019/12/20</text:p>
          </table:table-cell>
          <table:table-cell office:value-type="float" office:value="6957" table:style-name="ce5">
            <text:p>6,957<text:s/></text:p>
          </table:table-cell>
          <table:table-cell office:value-type="float" office:value="18004" table:style-name="ce5">
            <text:p>18,004<text:s/></text:p>
          </table:table-cell>
          <table:table-cell office:value-type="float" office:value="48535" table:style-name="ce5">
            <text:p>48,535<text:s/></text:p>
          </table:table-cell>
          <table:table-cell office:value-type="float" office:value="56972" table:style-name="ce5">
            <text:p>56,972<text:s/></text:p>
          </table:table-cell>
          <table:table-cell office:value-type="float" office:value="31945" table:style-name="ce5">
            <text:p>31,945<text:s/></text:p>
          </table:table-cell>
          <table:table-cell office:value-type="float" office:value="18945" table:style-name="ce5">
            <text:p>18,945<text:s/></text:p>
          </table:table-cell>
          <table:table-cell office:value-type="float" office:value="14155" table:style-name="ce5">
            <text:p>14,155<text:s/></text:p>
          </table:table-cell>
          <table:table-cell office:value-type="float" office:value="5164" table:style-name="ce5">
            <text:p>5,164<text:s/></text:p>
          </table:table-cell>
          <table:table-cell office:value-type="float" office:value="3722" table:style-name="ce5">
            <text:p>3,722<text:s/></text:p>
          </table:table-cell>
          <table:table-cell office:value-type="float" office:value="17220" table:style-name="ce5">
            <text:p>17,220<text:s/></text:p>
          </table:table-cell>
          <table:table-cell office:value-type="float" office:value="3115" table:style-name="ce5">
            <text:p>3,115<text:s/></text:p>
          </table:table-cell>
          <table:table-cell office:value-type="float" office:value="5195" table:style-name="ce5">
            <text:p>5,195<text:s/></text:p>
          </table:table-cell>
          <table:table-cell office:value-type="float" office:value="8020" table:style-name="ce5">
            <text:p>8,020<text:s/></text:p>
          </table:table-cell>
          <table:table-cell office:value-type="float" office:value="12510" table:style-name="ce5">
            <text:p>12,510<text:s/></text:p>
          </table:table-cell>
          <table:table-cell office:value-type="float" office:value="15886" table:style-name="ce5">
            <text:p>15,886<text:s/></text:p>
          </table:table-cell>
          <table:table-cell office:value-type="float" office:value="21106" table:style-name="ce5">
            <text:p>21,106<text:s/></text:p>
          </table:table-cell>
          <table:table-cell office:value-type="float" office:value="20087" table:style-name="ce5">
            <text:p>20,087<text:s/></text:p>
          </table:table-cell>
          <table:table-cell office:value-type="float" office:value="7249" table:style-name="ce5">
            <text:p>7,249<text:s/></text:p>
          </table:table-cell>
          <table:table-cell office:value-type="float" office:value="11030" table:style-name="ce5">
            <text:p>11,030<text:s/></text:p>
          </table:table-cell>
          <table:table-cell office:value-type="float" office:value="4030" table:style-name="ce5">
            <text:p>4,030<text:s/></text:p>
          </table:table-cell>
          <table:table-cell office:value-type="float" office:value="10734" table:style-name="ce5">
            <text:p>10,734<text:s/></text:p>
          </table:table-cell>
          <table:table-cell office:value-type="float" office:value="10146" table:style-name="ce5">
            <text:p>10,146<text:s/></text:p>
          </table:table-cell>
          <table:table-cell office:value-type="float" office:value="7331" table:style-name="ce5">
            <text:p>7,331<text:s/></text:p>
          </table:table-cell>
          <table:table-cell office:value-type="float" office:value="41047" table:style-name="ce5">
            <text:p>41,047<text:s/></text:p>
          </table:table-cell>
          <table:table-cell office:value-type="float" office:value="3680" table:style-name="ce5">
            <text:p>3,680<text:s/></text:p>
          </table:table-cell>
          <table:table-cell office:value-type="float" office:value="14486" table:style-name="ce5">
            <text:p>14,486<text:s/></text:p>
          </table:table-cell>
          <table:table-cell office:value-type="float" office:value="13278" table:style-name="ce5">
            <text:p>13,278<text:s/></text:p>
          </table:table-cell>
          <table:table-cell office:value-type="float" office:value="20533" table:style-name="ce5">
            <text:p>20,533<text:s/></text:p>
          </table:table-cell>
          <table:table-cell office:value-type="float" office:value="26001" table:style-name="ce5">
            <text:p>26,001<text:s/></text:p>
          </table:table-cell>
          <table:table-cell office:value-type="float" office:value="20293" table:style-name="ce5">
            <text:p>20,293<text:s/></text:p>
          </table:table-cell>
          <table:table-cell office:value-type="float" office:value="12149" table:style-name="ce5">
            <text:p>12,149<text:s/></text:p>
          </table:table-cell>
          <table:table-cell office:value-type="float" office:value="38395" table:style-name="ce5">
            <text:p>38,395<text:s/></text:p>
          </table:table-cell>
          <table:table-cell office:value-type="float" office:value="22210" table:style-name="ce5">
            <text:p>22,210<text:s/></text:p>
          </table:table-cell>
          <table:table-cell office:value-type="float" office:value="40923" table:style-name="ce5">
            <text:p>40,923<text:s/></text:p>
          </table:table-cell>
          <table:table-cell office:value-type="float" office:value="35465" table:style-name="ce5">
            <text:p>35,465<text:s/></text:p>
          </table:table-cell>
          <table:table-cell office:value-type="float" office:value="13227" table:style-name="ce5">
            <text:p>13,227<text:s/></text:p>
          </table:table-cell>
          <table:table-cell office:value-type="float" office:value="43016" table:style-name="ce5">
            <text:p>43,016<text:s/></text:p>
          </table:table-cell>
          <table:table-cell office:value-type="float" office:value="31756" table:style-name="ce5">
            <text:p>31,756<text:s/></text:p>
          </table:table-cell>
          <table:table-cell office:value-type="float" office:value="30629" table:style-name="ce5">
            <text:p>30,629<text:s/></text:p>
          </table:table-cell>
          <table:table-cell office:value-type="float" office:value="25419" table:style-name="ce5">
            <text:p>25,419<text:s/></text:p>
          </table:table-cell>
          <table:table-cell office:value-type="float" office:value="27614" table:style-name="ce5">
            <text:p>27,614<text:s/></text:p>
          </table:table-cell>
          <table:table-cell office:value-type="float" office:value="187813" table:style-name="ce5">
            <text:p>187,813<text:s/></text:p>
          </table:table-cell>
          <table:table-cell office:value-type="float" office:value="52440" table:style-name="ce5">
            <text:p>52,440<text:s/></text:p>
          </table:table-cell>
          <table:table-cell office:value-type="float" office:value="26776" table:style-name="ce5">
            <text:p>26,776<text:s/></text:p>
          </table:table-cell>
          <table:table-cell office:value-type="float" office:value="29284" table:style-name="ce5">
            <text:p>29,284<text:s/></text:p>
          </table:table-cell>
          <table:table-cell office:value-type="float" office:value="32087" table:style-name="ce5">
            <text:p>32,087<text:s/></text:p>
          </table:table-cell>
          <table:table-cell office:value-type="float" office:value="39651" table:style-name="ce5">
            <text:p>39,651<text:s/></text:p>
          </table:table-cell>
          <table:table-cell office:value-type="float" office:value="35178" table:style-name="ce5">
            <text:p>35,178<text:s/></text:p>
          </table:table-cell>
          <table:table-cell office:value-type="float" office:value="27496" table:style-name="ce5">
            <text:p>27,496<text:s/></text:p>
          </table:table-cell>
          <table:table-cell office:value-type="float" office:value="15103" table:style-name="ce5">
            <text:p>15,103<text:s/></text:p>
          </table:table-cell>
          <table:table-cell office:value-type="float" office:value="36795" table:style-name="ce5">
            <text:p>36,795<text:s/></text:p>
          </table:table-cell>
          <table:table-cell office:value-type="float" office:value="8495" table:style-name="ce5">
            <text:p>8,495<text:s/></text:p>
          </table:table-cell>
          <table:table-cell office:value-type="float" office:value="10777" table:style-name="ce5">
            <text:p>10,777<text:s/></text:p>
          </table:table-cell>
          <table:table-cell office:value-type="float" office:value="22446" table:style-name="ce5">
            <text:p>22,446<text:s/></text:p>
          </table:table-cell>
          <table:table-cell office:value-type="float" office:value="8591" table:style-name="ce5">
            <text:p>8,591<text:s/></text:p>
          </table:table-cell>
          <table:table-cell office:value-type="float" office:value="4360" table:style-name="ce5">
            <text:p>4,360<text:s/></text:p>
          </table:table-cell>
          <table:table-cell office:value-type="float" office:value="3889" table:style-name="ce5">
            <text:p>3,889<text:s/></text:p>
          </table:table-cell>
          <table:table-cell office:value-type="float" office:value="16361" table:style-name="ce5">
            <text:p>16,361<text:s/></text:p>
          </table:table-cell>
          <table:table-cell office:value-type="float" office:value="10813" table:style-name="ce5">
            <text:p>10,813<text:s/></text:p>
          </table:table-cell>
          <table:table-cell office:value-type="float" office:value="11813" table:style-name="ce5">
            <text:p>11,813<text:s/></text:p>
          </table:table-cell>
          <table:table-cell office:value-type="float" office:value="44633" table:style-name="ce5">
            <text:p>44,633<text:s/></text:p>
          </table:table-cell>
          <table:table-cell office:value-type="float" office:value="10489" table:style-name="ce5">
            <text:p>10,489<text:s/></text:p>
          </table:table-cell>
          <table:table-cell office:value-type="float" office:value="15498" table:style-name="ce5">
            <text:p>15,498<text:s/></text:p>
          </table:table-cell>
          <table:table-cell office:value-type="float" office:value="8693" table:style-name="ce5">
            <text:p>8,693<text:s/></text:p>
          </table:table-cell>
          <table:table-cell office:value-type="float" office:value="25064" table:style-name="ce5">
            <text:p>25,064<text:s/></text:p>
          </table:table-cell>
          <table:table-cell office:value-type="float" office:value="30107" table:style-name="ce5">
            <text:p>30,107<text:s/></text:p>
          </table:table-cell>
          <table:table-cell office:value-type="float" office:value="38752" table:style-name="ce5">
            <text:p>38,752<text:s/></text:p>
          </table:table-cell>
          <table:table-cell office:value-type="float" office:value="59289" table:style-name="ce5">
            <text:p>59,289<text:s/></text:p>
          </table:table-cell>
          <table:table-cell office:value-type="float" office:value="50894" table:style-name="ce5">
            <text:p>50,894<text:s/></text:p>
          </table:table-cell>
          <table:table-cell office:value-type="float" office:value="29814" table:style-name="ce5">
            <text:p>29,814<text:s/></text:p>
          </table:table-cell>
          <table:table-cell office:value-type="float" office:value="35564" table:style-name="ce5">
            <text:p>35,564<text:s/></text:p>
          </table:table-cell>
          <table:table-cell office:value-type="float" office:value="89059" table:style-name="ce5">
            <text:p>89,059<text:s/></text:p>
          </table:table-cell>
          <table:table-cell office:value-type="float" office:value="28301" table:style-name="ce5">
            <text:p>28,301<text:s/></text:p>
          </table:table-cell>
          <table:table-cell office:value-type="float" office:value="41297" table:style-name="ce5">
            <text:p>41,297<text:s/></text:p>
          </table:table-cell>
          <table:table-cell office:value-type="float" office:value="45091" table:style-name="ce5">
            <text:p>45,091<text:s/></text:p>
          </table:table-cell>
          <table:table-cell office:value-type="float" office:value="27468" table:style-name="ce5">
            <text:p>27,468<text:s/></text:p>
          </table:table-cell>
          <table:table-cell office:value-type="float" office:value="80751" table:style-name="ce5">
            <text:p>80,751<text:s/></text:p>
          </table:table-cell>
          <table:table-cell office:value-type="float" office:value="24374" table:style-name="ce5">
            <text:p>24,374<text:s/></text:p>
          </table:table-cell>
          <table:table-cell office:value-type="float" office:value="19598" table:style-name="ce5">
            <text:p>19,598<text:s/></text:p>
          </table:table-cell>
          <table:table-cell office:value-type="float" office:value="17288" table:style-name="ce5">
            <text:p>17,288<text:s/></text:p>
          </table:table-cell>
          <table:table-cell office:value-type="float" office:value="23895" table:style-name="ce5">
            <text:p>23,895<text:s/></text:p>
          </table:table-cell>
          <table:table-cell office:value-type="float" office:value="16660" table:style-name="ce5">
            <text:p>16,660<text:s/></text:p>
          </table:table-cell>
          <table:table-cell office:value-type="float" office:value="46812" table:style-name="ce5">
            <text:p>46,812<text:s/></text:p>
          </table:table-cell>
          <table:table-cell office:value-type="float" office:value="22387" table:style-name="ce5">
            <text:p>22,387<text:s/></text:p>
          </table:table-cell>
          <table:table-cell office:value-type="float" office:value="9466" table:style-name="ce5">
            <text:p>9,466<text:s/></text:p>
          </table:table-cell>
          <table:table-cell office:value-type="float" office:value="16588" table:style-name="ce5">
            <text:p>16,588<text:s/></text:p>
          </table:table-cell>
          <table:table-cell office:value-type="float" office:value="47116" table:style-name="ce5">
            <text:p>47,116<text:s/></text:p>
          </table:table-cell>
          <table:table-cell office:value-type="float" office:value="28326" table:style-name="ce5">
            <text:p>28,326<text:s/></text:p>
          </table:table-cell>
          <table:table-cell office:value-type="float" office:value="28239" table:style-name="ce5">
            <text:p>28,239<text:s/></text:p>
          </table:table-cell>
          <table:table-cell office:value-type="float" office:value="29689" table:style-name="ce5">
            <text:p>29,689<text:s/></text:p>
          </table:table-cell>
          <table:table-cell office:value-type="float" office:value="16031" table:style-name="ce5">
            <text:p>16,031<text:s/></text:p>
          </table:table-cell>
          <table:table-cell office:value-type="float" office:value="12550" table:style-name="ce5">
            <text:p>12,550<text:s/></text:p>
          </table:table-cell>
          <table:table-cell office:value-type="float" office:value="6706" table:style-name="ce5">
            <text:p>6,706<text:s/></text:p>
          </table:table-cell>
          <table:table-cell office:value-type="float" office:value="5956" table:style-name="ce5">
            <text:p>5,956<text:s/></text:p>
          </table:table-cell>
          <table:table-cell office:value-type="float" office:value="7674" table:style-name="ce5">
            <text:p>7,674<text:s/></text:p>
          </table:table-cell>
          <table:table-cell office:value-type="float" office:value="12018" table:style-name="ce5">
            <text:p>12,018<text:s/></text:p>
          </table:table-cell>
          <table:table-cell office:value-type="float" office:value="11187" table:style-name="ce5">
            <text:p>11,187<text:s/></text:p>
          </table:table-cell>
          <table:table-cell office:value-type="float" office:value="17861" table:style-name="ce5">
            <text:p>17,861<text:s/></text:p>
          </table:table-cell>
          <table:table-cell office:value-type="float" office:value="21008" table:style-name="ce5">
            <text:p>21,008<text:s/></text:p>
          </table:table-cell>
          <table:table-cell office:value-type="float" office:value="35376" table:style-name="ce5">
            <text:p>35,376<text:s/></text:p>
          </table:table-cell>
          <table:table-cell office:value-type="float" office:value="31791" table:style-name="ce5">
            <text:p>31,791<text:s/></text:p>
          </table:table-cell>
          <table:table-cell office:value-type="float" office:value="17052" table:style-name="ce5">
            <text:p>17,052<text:s/></text:p>
          </table:table-cell>
          <table:table-cell office:value-type="float" office:value="13937" table:style-name="ce5">
            <text:p>13,937<text:s/></text:p>
          </table:table-cell>
          <table:table-cell office:value-type="float" office:value="14337" table:style-name="ce5">
            <text:p>14,337<text:s/></text:p>
          </table:table-cell>
          <table:table-cell office:value-type="float" office:value="15147" table:style-name="ce5">
            <text:p>15,147<text:s/></text:p>
          </table:table-cell>
          <table:table-cell office:value-type="float" office:value="13742" table:style-name="ce5">
            <text:p>13,742<text:s/></text:p>
          </table:table-cell>
          <table:table-cell office:value-type="float" office:value="13201" table:style-name="ce5">
            <text:p>13,201<text:s/></text:p>
          </table:table-cell>
          <table:table-cell office:value-type="float" office:value="11828" table:style-name="ce5">
            <text:p>11,828<text:s/></text:p>
          </table:table-cell>
          <table:table-cell table:number-columns-repeated="16275"/>
        </table:table-row>
        <table:table-row table:style-name="ro2">
          <table:table-cell office:value-type="date" office:date-value="2019-12-21T00:00:00" table:style-name="ce4">
            <text:p>2019/12/21</text:p>
          </table:table-cell>
          <table:table-cell office:value-type="float" office:value="4771" table:style-name="ce5">
            <text:p>4,771<text:s/></text:p>
          </table:table-cell>
          <table:table-cell office:value-type="float" office:value="12082" table:style-name="ce5">
            <text:p>12,082<text:s/></text:p>
          </table:table-cell>
          <table:table-cell office:value-type="float" office:value="28494" table:style-name="ce5">
            <text:p>28,494<text:s/></text:p>
          </table:table-cell>
          <table:table-cell office:value-type="float" office:value="55624" table:style-name="ce5">
            <text:p>55,624<text:s/></text:p>
          </table:table-cell>
          <table:table-cell office:value-type="float" office:value="24129" table:style-name="ce5">
            <text:p>24,129<text:s/></text:p>
          </table:table-cell>
          <table:table-cell office:value-type="float" office:value="12601" table:style-name="ce5">
            <text:p>12,601<text:s/></text:p>
          </table:table-cell>
          <table:table-cell office:value-type="float" office:value="10544" table:style-name="ce5">
            <text:p>10,544<text:s/></text:p>
          </table:table-cell>
          <table:table-cell office:value-type="float" office:value="4629" table:style-name="ce5">
            <text:p>4,629<text:s/></text:p>
          </table:table-cell>
          <table:table-cell office:value-type="float" office:value="3045" table:style-name="ce5">
            <text:p>3,045<text:s/></text:p>
          </table:table-cell>
          <table:table-cell office:value-type="float" office:value="11588" table:style-name="ce5">
            <text:p>11,588<text:s/></text:p>
          </table:table-cell>
          <table:table-cell office:value-type="float" office:value="2326" table:style-name="ce5">
            <text:p>2,326<text:s/></text:p>
          </table:table-cell>
          <table:table-cell office:value-type="float" office:value="4840" table:style-name="ce5">
            <text:p>4,840<text:s/></text:p>
          </table:table-cell>
          <table:table-cell office:value-type="float" office:value="10151" table:style-name="ce5">
            <text:p>10,151<text:s/></text:p>
          </table:table-cell>
          <table:table-cell office:value-type="float" office:value="9007" table:style-name="ce5">
            <text:p>9,007<text:s/></text:p>
          </table:table-cell>
          <table:table-cell office:value-type="float" office:value="14138" table:style-name="ce5">
            <text:p>14,138<text:s/></text:p>
          </table:table-cell>
          <table:table-cell office:value-type="float" office:value="6562" table:style-name="ce5">
            <text:p>6,562<text:s/></text:p>
          </table:table-cell>
          <table:table-cell office:value-type="float" office:value="9720" table:style-name="ce5">
            <text:p>9,720<text:s/></text:p>
          </table:table-cell>
          <table:table-cell office:value-type="float" office:value="4946" table:style-name="ce5">
            <text:p>4,946<text:s/></text:p>
          </table:table-cell>
          <table:table-cell office:value-type="float" office:value="9981" table:style-name="ce5">
            <text:p>9,981<text:s/></text:p>
          </table:table-cell>
          <table:table-cell office:value-type="float" office:value="3667" table:style-name="ce5">
            <text:p>3,667<text:s/></text:p>
          </table:table-cell>
          <table:table-cell office:value-type="float" office:value="7185" table:style-name="ce5">
            <text:p>7,185<text:s/></text:p>
          </table:table-cell>
          <table:table-cell office:value-type="float" office:value="8529" table:style-name="ce5">
            <text:p>8,529<text:s/></text:p>
          </table:table-cell>
          <table:table-cell office:value-type="float" office:value="3083" table:style-name="ce5">
            <text:p>3,083<text:s/></text:p>
          </table:table-cell>
          <table:table-cell office:value-type="float" office:value="22341" table:style-name="ce5">
            <text:p>22,341<text:s/></text:p>
          </table:table-cell>
          <table:table-cell office:value-type="float" office:value="4642" table:style-name="ce5">
            <text:p>4,642<text:s/></text:p>
          </table:table-cell>
          <table:table-cell office:value-type="float" office:value="13516" table:style-name="ce5">
            <text:p>13,516<text:s/></text:p>
          </table:table-cell>
          <table:table-cell office:value-type="float" office:value="10691" table:style-name="ce5">
            <text:p>10,691<text:s/></text:p>
          </table:table-cell>
          <table:table-cell office:value-type="float" office:value="17233" table:style-name="ce5">
            <text:p>17,233<text:s/></text:p>
          </table:table-cell>
          <table:table-cell office:value-type="float" office:value="19776" table:style-name="ce5">
            <text:p>19,776<text:s/></text:p>
          </table:table-cell>
          <table:table-cell office:value-type="float" office:value="17903" table:style-name="ce5">
            <text:p>17,903<text:s/></text:p>
          </table:table-cell>
          <table:table-cell office:value-type="float" office:value="10568" table:style-name="ce5">
            <text:p>10,568<text:s/></text:p>
          </table:table-cell>
          <table:table-cell office:value-type="float" office:value="35982" table:style-name="ce5">
            <text:p>35,982<text:s/></text:p>
          </table:table-cell>
          <table:table-cell office:value-type="float" office:value="19779" table:style-name="ce5">
            <text:p>19,779<text:s/></text:p>
          </table:table-cell>
          <table:table-cell office:value-type="float" office:value="32275" table:style-name="ce5">
            <text:p>32,275<text:s/></text:p>
          </table:table-cell>
          <table:table-cell office:value-type="float" office:value="33891" table:style-name="ce5">
            <text:p>33,891<text:s/></text:p>
          </table:table-cell>
          <table:table-cell office:value-type="float" office:value="7001" table:style-name="ce5">
            <text:p>7,001<text:s/></text:p>
          </table:table-cell>
          <table:table-cell office:value-type="float" office:value="37389" table:style-name="ce5">
            <text:p>37,389<text:s/></text:p>
          </table:table-cell>
          <table:table-cell office:value-type="float" office:value="26373" table:style-name="ce5">
            <text:p>26,373<text:s/></text:p>
          </table:table-cell>
          <table:table-cell office:value-type="float" office:value="24612" table:style-name="ce5">
            <text:p>24,612<text:s/></text:p>
          </table:table-cell>
          <table:table-cell office:value-type="float" office:value="21763" table:style-name="ce5">
            <text:p>21,763<text:s/></text:p>
          </table:table-cell>
          <table:table-cell office:value-type="float" office:value="17737" table:style-name="ce5">
            <text:p>17,737<text:s/></text:p>
          </table:table-cell>
          <table:table-cell office:value-type="float" office:value="196286" table:style-name="ce5">
            <text:p>196,286<text:s/></text:p>
          </table:table-cell>
          <table:table-cell office:value-type="float" office:value="56986" table:style-name="ce5">
            <text:p>56,986<text:s/></text:p>
          </table:table-cell>
          <table:table-cell office:value-type="float" office:value="23800" table:style-name="ce5">
            <text:p>23,800<text:s/></text:p>
          </table:table-cell>
          <table:table-cell office:value-type="float" office:value="23489" table:style-name="ce5">
            <text:p>23,489<text:s/></text:p>
          </table:table-cell>
          <table:table-cell office:value-type="float" office:value="34177" table:style-name="ce5">
            <text:p>34,177<text:s/></text:p>
          </table:table-cell>
          <table:table-cell office:value-type="float" office:value="40545" table:style-name="ce5">
            <text:p>40,545<text:s/></text:p>
          </table:table-cell>
          <table:table-cell office:value-type="float" office:value="33949" table:style-name="ce5">
            <text:p>33,949<text:s/></text:p>
          </table:table-cell>
          <table:table-cell office:value-type="float" office:value="23708" table:style-name="ce5">
            <text:p>23,708<text:s/></text:p>
          </table:table-cell>
          <table:table-cell office:value-type="float" office:value="11712" table:style-name="ce5">
            <text:p>11,712<text:s/></text:p>
          </table:table-cell>
          <table:table-cell office:value-type="float" office:value="27545" table:style-name="ce5">
            <text:p>27,545<text:s/></text:p>
          </table:table-cell>
          <table:table-cell office:value-type="float" office:value="7343" table:style-name="ce5">
            <text:p>7,343<text:s/></text:p>
          </table:table-cell>
          <table:table-cell office:value-type="float" office:value="7976" table:style-name="ce5">
            <text:p>7,976<text:s/></text:p>
          </table:table-cell>
          <table:table-cell office:value-type="float" office:value="19566" table:style-name="ce5">
            <text:p>19,566<text:s/></text:p>
          </table:table-cell>
          <table:table-cell office:value-type="float" office:value="10254" table:style-name="ce5">
            <text:p>10,254<text:s/></text:p>
          </table:table-cell>
          <table:table-cell office:value-type="float" office:value="4054" table:style-name="ce5">
            <text:p>4,054<text:s/></text:p>
          </table:table-cell>
          <table:table-cell office:value-type="float" office:value="2166" table:style-name="ce5">
            <text:p>2,166<text:s/></text:p>
          </table:table-cell>
          <table:table-cell office:value-type="float" office:value="10017" table:style-name="ce5">
            <text:p>10,017<text:s/></text:p>
          </table:table-cell>
          <table:table-cell office:value-type="float" office:value="9554" table:style-name="ce5">
            <text:p>9,554<text:s/></text:p>
          </table:table-cell>
          <table:table-cell office:value-type="float" office:value="10196" table:style-name="ce5">
            <text:p>10,196<text:s/></text:p>
          </table:table-cell>
          <table:table-cell office:value-type="float" office:value="43316" table:style-name="ce5">
            <text:p>43,316<text:s/></text:p>
          </table:table-cell>
          <table:table-cell office:value-type="float" office:value="8188" table:style-name="ce5">
            <text:p>8,188<text:s/></text:p>
          </table:table-cell>
          <table:table-cell office:value-type="float" office:value="13951" table:style-name="ce5">
            <text:p>13,951<text:s/></text:p>
          </table:table-cell>
          <table:table-cell office:value-type="float" office:value="7918" table:style-name="ce5">
            <text:p>7,918<text:s/></text:p>
          </table:table-cell>
          <table:table-cell office:value-type="float" office:value="22564" table:style-name="ce5">
            <text:p>22,564<text:s/></text:p>
          </table:table-cell>
          <table:table-cell office:value-type="float" office:value="22409" table:style-name="ce5">
            <text:p>22,409<text:s/></text:p>
          </table:table-cell>
          <table:table-cell office:value-type="float" office:value="40422" table:style-name="ce5">
            <text:p>40,422<text:s/></text:p>
          </table:table-cell>
          <table:table-cell office:value-type="float" office:value="82276" table:style-name="ce5">
            <text:p>82,276<text:s/></text:p>
          </table:table-cell>
          <table:table-cell office:value-type="float" office:value="42841" table:style-name="ce5">
            <text:p>42,841<text:s/></text:p>
          </table:table-cell>
          <table:table-cell office:value-type="float" office:value="25946" table:style-name="ce5">
            <text:p>25,946<text:s/></text:p>
          </table:table-cell>
          <table:table-cell office:value-type="float" office:value="38789" table:style-name="ce5">
            <text:p>38,789<text:s/></text:p>
          </table:table-cell>
          <table:table-cell office:value-type="float" office:value="101463" table:style-name="ce5">
            <text:p>101,463<text:s/></text:p>
          </table:table-cell>
          <table:table-cell office:value-type="float" office:value="22487" table:style-name="ce5">
            <text:p>22,487<text:s/></text:p>
          </table:table-cell>
          <table:table-cell office:value-type="float" office:value="40074" table:style-name="ce5">
            <text:p>40,074<text:s/></text:p>
          </table:table-cell>
          <table:table-cell office:value-type="float" office:value="39566" table:style-name="ce5">
            <text:p>39,566<text:s/></text:p>
          </table:table-cell>
          <table:table-cell office:value-type="float" office:value="23997" table:style-name="ce5">
            <text:p>23,997<text:s/></text:p>
          </table:table-cell>
          <table:table-cell office:value-type="float" office:value="79558" table:style-name="ce5">
            <text:p>79,558<text:s/></text:p>
          </table:table-cell>
          <table:table-cell office:value-type="float" office:value="21083" table:style-name="ce5">
            <text:p>21,083<text:s/></text:p>
          </table:table-cell>
          <table:table-cell office:value-type="float" office:value="16980" table:style-name="ce5">
            <text:p>16,980<text:s/></text:p>
          </table:table-cell>
          <table:table-cell office:value-type="float" office:value="11175" table:style-name="ce5">
            <text:p>11,175<text:s/></text:p>
          </table:table-cell>
          <table:table-cell office:value-type="float" office:value="19894" table:style-name="ce5">
            <text:p>19,894<text:s/></text:p>
          </table:table-cell>
          <table:table-cell office:value-type="float" office:value="12473" table:style-name="ce5">
            <text:p>12,473<text:s/></text:p>
          </table:table-cell>
          <table:table-cell office:value-type="float" office:value="49418" table:style-name="ce5">
            <text:p>49,418<text:s/></text:p>
          </table:table-cell>
          <table:table-cell office:value-type="float" office:value="16745" table:style-name="ce5">
            <text:p>16,745<text:s/></text:p>
          </table:table-cell>
          <table:table-cell office:value-type="float" office:value="10791" table:style-name="ce5">
            <text:p>10,791<text:s/></text:p>
          </table:table-cell>
          <table:table-cell office:value-type="float" office:value="15122" table:style-name="ce5">
            <text:p>15,122<text:s/></text:p>
          </table:table-cell>
          <table:table-cell office:value-type="float" office:value="26303" table:style-name="ce5">
            <text:p>26,303<text:s/></text:p>
          </table:table-cell>
          <table:table-cell office:value-type="float" office:value="20477" table:style-name="ce5">
            <text:p>20,477<text:s/></text:p>
          </table:table-cell>
          <table:table-cell office:value-type="float" office:value="18932" table:style-name="ce5">
            <text:p>18,932<text:s/></text:p>
          </table:table-cell>
          <table:table-cell office:value-type="float" office:value="24028" table:style-name="ce5">
            <text:p>24,028<text:s/></text:p>
          </table:table-cell>
          <table:table-cell office:value-type="float" office:value="10456" table:style-name="ce5">
            <text:p>10,456<text:s/></text:p>
          </table:table-cell>
          <table:table-cell office:value-type="float" office:value="10299" table:style-name="ce5">
            <text:p>10,299<text:s/></text:p>
          </table:table-cell>
          <table:table-cell office:value-type="float" office:value="5576" table:style-name="ce5">
            <text:p>5,576<text:s/></text:p>
          </table:table-cell>
          <table:table-cell office:value-type="float" office:value="3171" table:style-name="ce5">
            <text:p>3,171<text:s/></text:p>
          </table:table-cell>
          <table:table-cell office:value-type="float" office:value="7328" table:style-name="ce5">
            <text:p>7,328<text:s/></text:p>
          </table:table-cell>
          <table:table-cell office:value-type="float" office:value="9666" table:style-name="ce5">
            <text:p>9,666<text:s/></text:p>
          </table:table-cell>
          <table:table-cell office:value-type="float" office:value="11056" table:style-name="ce5">
            <text:p>11,056<text:s/></text:p>
          </table:table-cell>
          <table:table-cell office:value-type="float" office:value="16307" table:style-name="ce5">
            <text:p>16,307<text:s/></text:p>
          </table:table-cell>
          <table:table-cell office:value-type="float" office:value="16976" table:style-name="ce5">
            <text:p>16,976<text:s/></text:p>
          </table:table-cell>
          <table:table-cell office:value-type="float" office:value="27122" table:style-name="ce5">
            <text:p>27,122<text:s/></text:p>
          </table:table-cell>
          <table:table-cell office:value-type="float" office:value="28818" table:style-name="ce5">
            <text:p>28,818<text:s/></text:p>
          </table:table-cell>
          <table:table-cell office:value-type="float" office:value="14403" table:style-name="ce5">
            <text:p>14,403<text:s/></text:p>
          </table:table-cell>
          <table:table-cell office:value-type="float" office:value="12203" table:style-name="ce5">
            <text:p>12,203<text:s/></text:p>
          </table:table-cell>
          <table:table-cell office:value-type="float" office:value="13041" table:style-name="ce5">
            <text:p>13,041<text:s/></text:p>
          </table:table-cell>
          <table:table-cell office:value-type="float" office:value="12500" table:style-name="ce5">
            <text:p>12,500<text:s/></text:p>
          </table:table-cell>
          <table:table-cell office:value-type="float" office:value="12238" table:style-name="ce5">
            <text:p>12,238<text:s/></text:p>
          </table:table-cell>
          <table:table-cell office:value-type="float" office:value="9629" table:style-name="ce5">
            <text:p>9,629<text:s/></text:p>
          </table:table-cell>
          <table:table-cell office:value-type="float" office:value="9912" table:style-name="ce5">
            <text:p>9,912<text:s/></text:p>
          </table:table-cell>
          <table:table-cell table:number-columns-repeated="16275"/>
        </table:table-row>
        <table:table-row table:style-name="ro2">
          <table:table-cell office:value-type="date" office:date-value="2019-12-22T00:00:00" table:style-name="ce4">
            <text:p>2019/12/22</text:p>
          </table:table-cell>
          <table:table-cell office:value-type="float" office:value="4680" table:style-name="ce5">
            <text:p>4,680<text:s/></text:p>
          </table:table-cell>
          <table:table-cell office:value-type="float" office:value="9561" table:style-name="ce5">
            <text:p>9,561<text:s/></text:p>
          </table:table-cell>
          <table:table-cell office:value-type="float" office:value="23612" table:style-name="ce5">
            <text:p>23,612<text:s/></text:p>
          </table:table-cell>
          <table:table-cell office:value-type="float" office:value="46520" table:style-name="ce5">
            <text:p>46,520<text:s/></text:p>
          </table:table-cell>
          <table:table-cell office:value-type="float" office:value="16333" table:style-name="ce5">
            <text:p>16,333<text:s/></text:p>
          </table:table-cell>
          <table:table-cell office:value-type="float" office:value="10106" table:style-name="ce5">
            <text:p>10,106<text:s/></text:p>
          </table:table-cell>
          <table:table-cell office:value-type="float" office:value="7921" table:style-name="ce5">
            <text:p>7,921<text:s/></text:p>
          </table:table-cell>
          <table:table-cell office:value-type="float" office:value="3865" table:style-name="ce5">
            <text:p>3,865<text:s/></text:p>
          </table:table-cell>
          <table:table-cell office:value-type="float" office:value="2564" table:style-name="ce5">
            <text:p>2,564<text:s/></text:p>
          </table:table-cell>
          <table:table-cell office:value-type="float" office:value="7847" table:style-name="ce5">
            <text:p>7,847<text:s/></text:p>
          </table:table-cell>
          <table:table-cell office:value-type="float" office:value="1886" table:style-name="ce5">
            <text:p>1,886<text:s/></text:p>
          </table:table-cell>
          <table:table-cell office:value-type="float" office:value="3384" table:style-name="ce5">
            <text:p>3,384<text:s/></text:p>
          </table:table-cell>
          <table:table-cell office:value-type="float" office:value="10374" table:style-name="ce5">
            <text:p>10,374<text:s/></text:p>
          </table:table-cell>
          <table:table-cell office:value-type="float" office:value="6403" table:style-name="ce5">
            <text:p>6,403<text:s/></text:p>
          </table:table-cell>
          <table:table-cell office:value-type="float" office:value="13231" table:style-name="ce5">
            <text:p>13,231<text:s/></text:p>
          </table:table-cell>
          <table:table-cell office:value-type="float" office:value="5207" table:style-name="ce5">
            <text:p>5,207<text:s/></text:p>
          </table:table-cell>
          <table:table-cell office:value-type="float" office:value="6585" table:style-name="ce5">
            <text:p>6,585<text:s/></text:p>
          </table:table-cell>
          <table:table-cell office:value-type="float" office:value="3728" table:style-name="ce5">
            <text:p>3,728<text:s/></text:p>
          </table:table-cell>
          <table:table-cell office:value-type="float" office:value="7940" table:style-name="ce5">
            <text:p>7,940<text:s/></text:p>
          </table:table-cell>
          <table:table-cell office:value-type="float" office:value="3270" table:style-name="ce5">
            <text:p>3,270<text:s/></text:p>
          </table:table-cell>
          <table:table-cell office:value-type="float" office:value="5687" table:style-name="ce5">
            <text:p>5,687<text:s/></text:p>
          </table:table-cell>
          <table:table-cell office:value-type="float" office:value="6186" table:style-name="ce5">
            <text:p>6,186<text:s/></text:p>
          </table:table-cell>
          <table:table-cell office:value-type="float" office:value="2868" table:style-name="ce5">
            <text:p>2,868<text:s/></text:p>
          </table:table-cell>
          <table:table-cell office:value-type="float" office:value="18212" table:style-name="ce5">
            <text:p>18,212<text:s/></text:p>
          </table:table-cell>
          <table:table-cell office:value-type="float" office:value="4031" table:style-name="ce5">
            <text:p>4,031<text:s/></text:p>
          </table:table-cell>
          <table:table-cell office:value-type="float" office:value="11796" table:style-name="ce5">
            <text:p>11,796<text:s/></text:p>
          </table:table-cell>
          <table:table-cell office:value-type="float" office:value="9278" table:style-name="ce5">
            <text:p>9,278<text:s/></text:p>
          </table:table-cell>
          <table:table-cell office:value-type="float" office:value="14362" table:style-name="ce5">
            <text:p>14,362<text:s/></text:p>
          </table:table-cell>
          <table:table-cell office:value-type="float" office:value="15128" table:style-name="ce5">
            <text:p>15,128<text:s/></text:p>
          </table:table-cell>
          <table:table-cell office:value-type="float" office:value="15142" table:style-name="ce5">
            <text:p>15,142<text:s/></text:p>
          </table:table-cell>
          <table:table-cell office:value-type="float" office:value="8839" table:style-name="ce5">
            <text:p>8,839<text:s/></text:p>
          </table:table-cell>
          <table:table-cell office:value-type="float" office:value="30733" table:style-name="ce5">
            <text:p>30,733<text:s/></text:p>
          </table:table-cell>
          <table:table-cell office:value-type="float" office:value="17017" table:style-name="ce5">
            <text:p>17,017<text:s/></text:p>
          </table:table-cell>
          <table:table-cell office:value-type="float" office:value="25895" table:style-name="ce5">
            <text:p>25,895<text:s/></text:p>
          </table:table-cell>
          <table:table-cell office:value-type="float" office:value="25004" table:style-name="ce5">
            <text:p>25,004<text:s/></text:p>
          </table:table-cell>
          <table:table-cell office:value-type="float" office:value="4503" table:style-name="ce5">
            <text:p>4,503<text:s/></text:p>
          </table:table-cell>
          <table:table-cell office:value-type="float" office:value="30801" table:style-name="ce5">
            <text:p>30,801<text:s/></text:p>
          </table:table-cell>
          <table:table-cell office:value-type="float" office:value="22176" table:style-name="ce5">
            <text:p>22,176<text:s/></text:p>
          </table:table-cell>
          <table:table-cell office:value-type="float" office:value="20173" table:style-name="ce5">
            <text:p>20,173<text:s/></text:p>
          </table:table-cell>
          <table:table-cell office:value-type="float" office:value="17838" table:style-name="ce5">
            <text:p>17,838<text:s/></text:p>
          </table:table-cell>
          <table:table-cell office:value-type="float" office:value="12122" table:style-name="ce5">
            <text:p>12,122<text:s/></text:p>
          </table:table-cell>
          <table:table-cell office:value-type="float" office:value="201456" table:style-name="ce5">
            <text:p>201,456<text:s/></text:p>
          </table:table-cell>
          <table:table-cell office:value-type="float" office:value="48467" table:style-name="ce5">
            <text:p>48,467<text:s/></text:p>
          </table:table-cell>
          <table:table-cell office:value-type="float" office:value="18415" table:style-name="ce5">
            <text:p>18,415<text:s/></text:p>
          </table:table-cell>
          <table:table-cell office:value-type="float" office:value="20888" table:style-name="ce5">
            <text:p>20,888<text:s/></text:p>
          </table:table-cell>
          <table:table-cell office:value-type="float" office:value="29221" table:style-name="ce5">
            <text:p>29,221<text:s/></text:p>
          </table:table-cell>
          <table:table-cell office:value-type="float" office:value="32720" table:style-name="ce5">
            <text:p>32,720<text:s/></text:p>
          </table:table-cell>
          <table:table-cell office:value-type="float" office:value="27239" table:style-name="ce5">
            <text:p>27,239<text:s/></text:p>
          </table:table-cell>
          <table:table-cell office:value-type="float" office:value="20789" table:style-name="ce5">
            <text:p>20,789<text:s/></text:p>
          </table:table-cell>
          <table:table-cell office:value-type="float" office:value="8354" table:style-name="ce5">
            <text:p>8,354<text:s/></text:p>
          </table:table-cell>
          <table:table-cell office:value-type="float" office:value="21741" table:style-name="ce5">
            <text:p>21,741<text:s/></text:p>
          </table:table-cell>
          <table:table-cell office:value-type="float" office:value="5910" table:style-name="ce5">
            <text:p>5,910<text:s/></text:p>
          </table:table-cell>
          <table:table-cell office:value-type="float" office:value="6607" table:style-name="ce5">
            <text:p>6,607<text:s/></text:p>
          </table:table-cell>
          <table:table-cell office:value-type="float" office:value="16035" table:style-name="ce5">
            <text:p>16,035<text:s/></text:p>
          </table:table-cell>
          <table:table-cell office:value-type="float" office:value="8390" table:style-name="ce5">
            <text:p>8,390<text:s/></text:p>
          </table:table-cell>
          <table:table-cell office:value-type="float" office:value="2852" table:style-name="ce5">
            <text:p>2,852<text:s/></text:p>
          </table:table-cell>
          <table:table-cell office:value-type="float" office:value="1724" table:style-name="ce5">
            <text:p>1,724<text:s/></text:p>
          </table:table-cell>
          <table:table-cell office:value-type="float" office:value="8246" table:style-name="ce5">
            <text:p>8,246<text:s/></text:p>
          </table:table-cell>
          <table:table-cell office:value-type="float" office:value="7629" table:style-name="ce5">
            <text:p>7,629<text:s/></text:p>
          </table:table-cell>
          <table:table-cell office:value-type="float" office:value="9060" table:style-name="ce5">
            <text:p>9,060<text:s/></text:p>
          </table:table-cell>
          <table:table-cell office:value-type="float" office:value="39593" table:style-name="ce5">
            <text:p>39,593<text:s/></text:p>
          </table:table-cell>
          <table:table-cell office:value-type="float" office:value="7110" table:style-name="ce5">
            <text:p>7,110<text:s/></text:p>
          </table:table-cell>
          <table:table-cell office:value-type="float" office:value="12520" table:style-name="ce5">
            <text:p>12,520<text:s/></text:p>
          </table:table-cell>
          <table:table-cell office:value-type="float" office:value="6760" table:style-name="ce5">
            <text:p>6,760<text:s/></text:p>
          </table:table-cell>
          <table:table-cell office:value-type="float" office:value="17522" table:style-name="ce5">
            <text:p>17,522<text:s/></text:p>
          </table:table-cell>
          <table:table-cell office:value-type="float" office:value="17223" table:style-name="ce5">
            <text:p>17,223<text:s/></text:p>
          </table:table-cell>
          <table:table-cell office:value-type="float" office:value="32683" table:style-name="ce5">
            <text:p>32,683<text:s/></text:p>
          </table:table-cell>
          <table:table-cell office:value-type="float" office:value="61921" table:style-name="ce5">
            <text:p>61,921<text:s/></text:p>
          </table:table-cell>
          <table:table-cell office:value-type="float" office:value="33751" table:style-name="ce5">
            <text:p>33,751<text:s/></text:p>
          </table:table-cell>
          <table:table-cell office:value-type="float" office:value="20936" table:style-name="ce5">
            <text:p>20,936<text:s/></text:p>
          </table:table-cell>
          <table:table-cell office:value-type="float" office:value="35203" table:style-name="ce5">
            <text:p>35,203<text:s/></text:p>
          </table:table-cell>
          <table:table-cell office:value-type="float" office:value="91048" table:style-name="ce5">
            <text:p>91,048<text:s/></text:p>
          </table:table-cell>
          <table:table-cell office:value-type="float" office:value="17174" table:style-name="ce5">
            <text:p>17,174<text:s/></text:p>
          </table:table-cell>
          <table:table-cell office:value-type="float" office:value="33929" table:style-name="ce5">
            <text:p>33,929<text:s/></text:p>
          </table:table-cell>
          <table:table-cell office:value-type="float" office:value="31689" table:style-name="ce5">
            <text:p>31,689<text:s/></text:p>
          </table:table-cell>
          <table:table-cell office:value-type="float" office:value="18892" table:style-name="ce5">
            <text:p>18,892<text:s/></text:p>
          </table:table-cell>
          <table:table-cell office:value-type="float" office:value="67960" table:style-name="ce5">
            <text:p>67,960<text:s/></text:p>
          </table:table-cell>
          <table:table-cell office:value-type="float" office:value="15188" table:style-name="ce5">
            <text:p>15,188<text:s/></text:p>
          </table:table-cell>
          <table:table-cell office:value-type="float" office:value="14311" table:style-name="ce5">
            <text:p>14,311<text:s/></text:p>
          </table:table-cell>
          <table:table-cell office:value-type="float" office:value="8523" table:style-name="ce5">
            <text:p>8,523<text:s/></text:p>
          </table:table-cell>
          <table:table-cell office:value-type="float" office:value="18108" table:style-name="ce5">
            <text:p>18,108<text:s/></text:p>
          </table:table-cell>
          <table:table-cell office:value-type="float" office:value="10794" table:style-name="ce5">
            <text:p>10,794<text:s/></text:p>
          </table:table-cell>
          <table:table-cell office:value-type="float" office:value="46916" table:style-name="ce5">
            <text:p>46,916<text:s/></text:p>
          </table:table-cell>
          <table:table-cell office:value-type="float" office:value="13506" table:style-name="ce5">
            <text:p>13,506<text:s/></text:p>
          </table:table-cell>
          <table:table-cell office:value-type="float" office:value="10555" table:style-name="ce5">
            <text:p>10,555<text:s/></text:p>
          </table:table-cell>
          <table:table-cell office:value-type="float" office:value="14248" table:style-name="ce5">
            <text:p>14,248<text:s/></text:p>
          </table:table-cell>
          <table:table-cell office:value-type="float" office:value="19304" table:style-name="ce5">
            <text:p>19,304<text:s/></text:p>
          </table:table-cell>
          <table:table-cell office:value-type="float" office:value="15282" table:style-name="ce5">
            <text:p>15,282<text:s/></text:p>
          </table:table-cell>
          <table:table-cell office:value-type="float" office:value="15001" table:style-name="ce5">
            <text:p>15,001<text:s/></text:p>
          </table:table-cell>
          <table:table-cell office:value-type="float" office:value="19756" table:style-name="ce5">
            <text:p>19,756<text:s/></text:p>
          </table:table-cell>
          <table:table-cell office:value-type="float" office:value="7655" table:style-name="ce5">
            <text:p>7,655<text:s/></text:p>
          </table:table-cell>
          <table:table-cell office:value-type="float" office:value="8056" table:style-name="ce5">
            <text:p>8,056<text:s/></text:p>
          </table:table-cell>
          <table:table-cell office:value-type="float" office:value="4414" table:style-name="ce5">
            <text:p>4,414<text:s/></text:p>
          </table:table-cell>
          <table:table-cell office:value-type="float" office:value="2290" table:style-name="ce5">
            <text:p>2,290<text:s/></text:p>
          </table:table-cell>
          <table:table-cell office:value-type="float" office:value="6240" table:style-name="ce5">
            <text:p>6,240<text:s/></text:p>
          </table:table-cell>
          <table:table-cell office:value-type="float" office:value="7545" table:style-name="ce5">
            <text:p>7,545<text:s/></text:p>
          </table:table-cell>
          <table:table-cell office:value-type="float" office:value="8766" table:style-name="ce5">
            <text:p>8,766<text:s/></text:p>
          </table:table-cell>
          <table:table-cell office:value-type="float" office:value="14183" table:style-name="ce5">
            <text:p>14,183<text:s/></text:p>
          </table:table-cell>
          <table:table-cell office:value-type="float" office:value="13822" table:style-name="ce5">
            <text:p>13,822<text:s/></text:p>
          </table:table-cell>
          <table:table-cell office:value-type="float" office:value="20768" table:style-name="ce5">
            <text:p>20,768<text:s/></text:p>
          </table:table-cell>
          <table:table-cell office:value-type="float" office:value="25105" table:style-name="ce5">
            <text:p>25,105<text:s/></text:p>
          </table:table-cell>
          <table:table-cell office:value-type="float" office:value="11490" table:style-name="ce5">
            <text:p>11,490<text:s/></text:p>
          </table:table-cell>
          <table:table-cell office:value-type="float" office:value="9619" table:style-name="ce5">
            <text:p>9,619<text:s/></text:p>
          </table:table-cell>
          <table:table-cell office:value-type="float" office:value="10645" table:style-name="ce5">
            <text:p>10,645<text:s/></text:p>
          </table:table-cell>
          <table:table-cell office:value-type="float" office:value="9894" table:style-name="ce5">
            <text:p>9,894<text:s/></text:p>
          </table:table-cell>
          <table:table-cell office:value-type="float" office:value="10059" table:style-name="ce5">
            <text:p>10,059<text:s/></text:p>
          </table:table-cell>
          <table:table-cell office:value-type="float" office:value="7908" table:style-name="ce5">
            <text:p>7,908<text:s/></text:p>
          </table:table-cell>
          <table:table-cell office:value-type="float" office:value="8053" table:style-name="ce5">
            <text:p>8,053<text:s/></text:p>
          </table:table-cell>
          <table:table-cell table:number-columns-repeated="16275"/>
        </table:table-row>
        <table:table-row table:style-name="ro2">
          <table:table-cell office:value-type="date" office:date-value="2019-12-23T00:00:00" table:style-name="ce4">
            <text:p>2019/12/23</text:p>
          </table:table-cell>
          <table:table-cell office:value-type="float" office:value="6027" table:style-name="ce5">
            <text:p>6,027<text:s/></text:p>
          </table:table-cell>
          <table:table-cell office:value-type="float" office:value="16250" table:style-name="ce5">
            <text:p>16,250<text:s/></text:p>
          </table:table-cell>
          <table:table-cell office:value-type="float" office:value="44362" table:style-name="ce5">
            <text:p>44,362<text:s/></text:p>
          </table:table-cell>
          <table:table-cell office:value-type="float" office:value="47957" table:style-name="ce5">
            <text:p>47,957<text:s/></text:p>
          </table:table-cell>
          <table:table-cell office:value-type="float" office:value="29449" table:style-name="ce5">
            <text:p>29,449<text:s/></text:p>
          </table:table-cell>
          <table:table-cell office:value-type="float" office:value="16328" table:style-name="ce5">
            <text:p>16,328<text:s/></text:p>
          </table:table-cell>
          <table:table-cell office:value-type="float" office:value="12621" table:style-name="ce5">
            <text:p>12,621<text:s/></text:p>
          </table:table-cell>
          <table:table-cell office:value-type="float" office:value="4546" table:style-name="ce5">
            <text:p>4,546<text:s/></text:p>
          </table:table-cell>
          <table:table-cell office:value-type="float" office:value="3430" table:style-name="ce5">
            <text:p>3,430<text:s/></text:p>
          </table:table-cell>
          <table:table-cell office:value-type="float" office:value="14782" table:style-name="ce5">
            <text:p>14,782<text:s/></text:p>
          </table:table-cell>
          <table:table-cell office:value-type="float" office:value="2850" table:style-name="ce5">
            <text:p>2,850<text:s/></text:p>
          </table:table-cell>
          <table:table-cell office:value-type="float" office:value="4882" table:style-name="ce5">
            <text:p>4,882<text:s/></text:p>
          </table:table-cell>
          <table:table-cell office:value-type="float" office:value="6893" table:style-name="ce5">
            <text:p>6,893<text:s/></text:p>
          </table:table-cell>
          <table:table-cell office:value-type="float" office:value="11156" table:style-name="ce5">
            <text:p>11,156<text:s/></text:p>
          </table:table-cell>
          <table:table-cell office:value-type="float" office:value="12528" table:style-name="ce5">
            <text:p>12,528<text:s/></text:p>
          </table:table-cell>
          <table:table-cell office:value-type="float" office:value="19401" table:style-name="ce5">
            <text:p>19,401<text:s/></text:p>
          </table:table-cell>
          <table:table-cell office:value-type="float" office:value="18701" table:style-name="ce5">
            <text:p>18,701<text:s/></text:p>
          </table:table-cell>
          <table:table-cell office:value-type="float" office:value="6458" table:style-name="ce5">
            <text:p>6,458<text:s/></text:p>
          </table:table-cell>
          <table:table-cell office:value-type="float" office:value="9629" table:style-name="ce5">
            <text:p>9,629<text:s/></text:p>
          </table:table-cell>
          <table:table-cell office:value-type="float" office:value="3688" table:style-name="ce5">
            <text:p>3,688<text:s/></text:p>
          </table:table-cell>
          <table:table-cell office:value-type="float" office:value="9115" table:style-name="ce5">
            <text:p>9,115<text:s/></text:p>
          </table:table-cell>
          <table:table-cell office:value-type="float" office:value="9069" table:style-name="ce5">
            <text:p>9,069<text:s/></text:p>
          </table:table-cell>
          <table:table-cell office:value-type="float" office:value="6041" table:style-name="ce5">
            <text:p>6,041<text:s/></text:p>
          </table:table-cell>
          <table:table-cell office:value-type="float" office:value="31984" table:style-name="ce5">
            <text:p>31,984<text:s/></text:p>
          </table:table-cell>
          <table:table-cell office:value-type="float" office:value="3207" table:style-name="ce5">
            <text:p>3,207<text:s/></text:p>
          </table:table-cell>
          <table:table-cell office:value-type="float" office:value="13588" table:style-name="ce5">
            <text:p>13,588<text:s/></text:p>
          </table:table-cell>
          <table:table-cell office:value-type="float" office:value="12068" table:style-name="ce5">
            <text:p>12,068<text:s/></text:p>
          </table:table-cell>
          <table:table-cell office:value-type="float" office:value="18400" table:style-name="ce5">
            <text:p>18,400<text:s/></text:p>
          </table:table-cell>
          <table:table-cell office:value-type="float" office:value="23472" table:style-name="ce5">
            <text:p>23,472<text:s/></text:p>
          </table:table-cell>
          <table:table-cell office:value-type="float" office:value="18079" table:style-name="ce5">
            <text:p>18,079<text:s/></text:p>
          </table:table-cell>
          <table:table-cell office:value-type="float" office:value="10389" table:style-name="ce5">
            <text:p>10,389<text:s/></text:p>
          </table:table-cell>
          <table:table-cell office:value-type="float" office:value="29998" table:style-name="ce5">
            <text:p>29,998<text:s/></text:p>
          </table:table-cell>
          <table:table-cell office:value-type="float" office:value="18416" table:style-name="ce5">
            <text:p>18,416<text:s/></text:p>
          </table:table-cell>
          <table:table-cell office:value-type="float" office:value="35997" table:style-name="ce5">
            <text:p>35,997<text:s/></text:p>
          </table:table-cell>
          <table:table-cell office:value-type="float" office:value="30469" table:style-name="ce5">
            <text:p>30,469<text:s/></text:p>
          </table:table-cell>
          <table:table-cell office:value-type="float" office:value="12188" table:style-name="ce5">
            <text:p>12,188<text:s/></text:p>
          </table:table-cell>
          <table:table-cell office:value-type="float" office:value="38574" table:style-name="ce5">
            <text:p>38,574<text:s/></text:p>
          </table:table-cell>
          <table:table-cell office:value-type="float" office:value="28390" table:style-name="ce5">
            <text:p>28,390<text:s/></text:p>
          </table:table-cell>
          <table:table-cell office:value-type="float" office:value="27677" table:style-name="ce5">
            <text:p>27,677<text:s/></text:p>
          </table:table-cell>
          <table:table-cell office:value-type="float" office:value="23953" table:style-name="ce5">
            <text:p>23,953<text:s/></text:p>
          </table:table-cell>
          <table:table-cell office:value-type="float" office:value="26669" table:style-name="ce5">
            <text:p>26,669<text:s/></text:p>
          </table:table-cell>
          <table:table-cell office:value-type="float" office:value="162863" table:style-name="ce5">
            <text:p>162,863<text:s/></text:p>
          </table:table-cell>
          <table:table-cell office:value-type="float" office:value="45480" table:style-name="ce5">
            <text:p>45,480<text:s/></text:p>
          </table:table-cell>
          <table:table-cell office:value-type="float" office:value="24591" table:style-name="ce5">
            <text:p>24,591<text:s/></text:p>
          </table:table-cell>
          <table:table-cell office:value-type="float" office:value="27365" table:style-name="ce5">
            <text:p>27,365<text:s/></text:p>
          </table:table-cell>
          <table:table-cell office:value-type="float" office:value="28712" table:style-name="ce5">
            <text:p>28,712<text:s/></text:p>
          </table:table-cell>
          <table:table-cell office:value-type="float" office:value="36490" table:style-name="ce5">
            <text:p>36,490<text:s/></text:p>
          </table:table-cell>
          <table:table-cell office:value-type="float" office:value="31460" table:style-name="ce5">
            <text:p>31,460<text:s/></text:p>
          </table:table-cell>
          <table:table-cell office:value-type="float" office:value="24682" table:style-name="ce5">
            <text:p>24,682<text:s/></text:p>
          </table:table-cell>
          <table:table-cell office:value-type="float" office:value="14285" table:style-name="ce5">
            <text:p>14,285<text:s/></text:p>
          </table:table-cell>
          <table:table-cell office:value-type="float" office:value="33396" table:style-name="ce5">
            <text:p>33,396<text:s/></text:p>
          </table:table-cell>
          <table:table-cell office:value-type="float" office:value="7494" table:style-name="ce5">
            <text:p>7,494<text:s/></text:p>
          </table:table-cell>
          <table:table-cell office:value-type="float" office:value="10198" table:style-name="ce5">
            <text:p>10,198<text:s/></text:p>
          </table:table-cell>
          <table:table-cell office:value-type="float" office:value="19978" table:style-name="ce5">
            <text:p>19,978<text:s/></text:p>
          </table:table-cell>
          <table:table-cell office:value-type="float" office:value="7680" table:style-name="ce5">
            <text:p>7,680<text:s/></text:p>
          </table:table-cell>
          <table:table-cell office:value-type="float" office:value="3839" table:style-name="ce5">
            <text:p>3,839<text:s/></text:p>
          </table:table-cell>
          <table:table-cell office:value-type="float" office:value="3579" table:style-name="ce5">
            <text:p>3,579<text:s/></text:p>
          </table:table-cell>
          <table:table-cell office:value-type="float" office:value="14133" table:style-name="ce5">
            <text:p>14,133<text:s/></text:p>
          </table:table-cell>
          <table:table-cell office:value-type="float" office:value="9896" table:style-name="ce5">
            <text:p>9,896<text:s/></text:p>
          </table:table-cell>
          <table:table-cell office:value-type="float" office:value="10896" table:style-name="ce5">
            <text:p>10,896<text:s/></text:p>
          </table:table-cell>
          <table:table-cell office:value-type="float" office:value="39900" table:style-name="ce5">
            <text:p>39,900<text:s/></text:p>
          </table:table-cell>
          <table:table-cell office:value-type="float" office:value="9970" table:style-name="ce5">
            <text:p>9,970<text:s/></text:p>
          </table:table-cell>
          <table:table-cell office:value-type="float" office:value="14584" table:style-name="ce5">
            <text:p>14,584<text:s/></text:p>
          </table:table-cell>
          <table:table-cell office:value-type="float" office:value="8109" table:style-name="ce5">
            <text:p>8,109<text:s/></text:p>
          </table:table-cell>
          <table:table-cell office:value-type="float" office:value="23807" table:style-name="ce5">
            <text:p>23,807<text:s/></text:p>
          </table:table-cell>
          <table:table-cell office:value-type="float" office:value="28546" table:style-name="ce5">
            <text:p>28,546<text:s/></text:p>
          </table:table-cell>
          <table:table-cell office:value-type="float" office:value="34874" table:style-name="ce5">
            <text:p>34,874<text:s/></text:p>
          </table:table-cell>
          <table:table-cell office:value-type="float" office:value="51589" table:style-name="ce5">
            <text:p>51,589<text:s/></text:p>
          </table:table-cell>
          <table:table-cell office:value-type="float" office:value="46272" table:style-name="ce5">
            <text:p>46,272<text:s/></text:p>
          </table:table-cell>
          <table:table-cell office:value-type="float" office:value="26868" table:style-name="ce5">
            <text:p>26,868<text:s/></text:p>
          </table:table-cell>
          <table:table-cell office:value-type="float" office:value="34291" table:style-name="ce5">
            <text:p>34,291<text:s/></text:p>
          </table:table-cell>
          <table:table-cell office:value-type="float" office:value="78527" table:style-name="ce5">
            <text:p>78,527<text:s/></text:p>
          </table:table-cell>
          <table:table-cell office:value-type="float" office:value="24722" table:style-name="ce5">
            <text:p>24,722<text:s/></text:p>
          </table:table-cell>
          <table:table-cell office:value-type="float" office:value="37031" table:style-name="ce5">
            <text:p>37,031<text:s/></text:p>
          </table:table-cell>
          <table:table-cell office:value-type="float" office:value="37354" table:style-name="ce5">
            <text:p>37,354<text:s/></text:p>
          </table:table-cell>
          <table:table-cell office:value-type="float" office:value="23062" table:style-name="ce5">
            <text:p>23,062<text:s/></text:p>
          </table:table-cell>
          <table:table-cell office:value-type="float" office:value="70841" table:style-name="ce5">
            <text:p>70,841<text:s/></text:p>
          </table:table-cell>
          <table:table-cell office:value-type="float" office:value="21890" table:style-name="ce5">
            <text:p>21,890<text:s/></text:p>
          </table:table-cell>
          <table:table-cell office:value-type="float" office:value="17675" table:style-name="ce5">
            <text:p>17,675<text:s/></text:p>
          </table:table-cell>
          <table:table-cell office:value-type="float" office:value="15745" table:style-name="ce5">
            <text:p>15,745<text:s/></text:p>
          </table:table-cell>
          <table:table-cell office:value-type="float" office:value="20287" table:style-name="ce5">
            <text:p>20,287<text:s/></text:p>
          </table:table-cell>
          <table:table-cell office:value-type="float" office:value="16361" table:style-name="ce5">
            <text:p>16,361<text:s/></text:p>
          </table:table-cell>
          <table:table-cell office:value-type="float" office:value="45764" table:style-name="ce5">
            <text:p>45,764<text:s/></text:p>
          </table:table-cell>
          <table:table-cell office:value-type="float" office:value="20056" table:style-name="ce5">
            <text:p>20,056<text:s/></text:p>
          </table:table-cell>
          <table:table-cell office:value-type="float" office:value="8701" table:style-name="ce5">
            <text:p>8,701<text:s/></text:p>
          </table:table-cell>
          <table:table-cell office:value-type="float" office:value="15354" table:style-name="ce5">
            <text:p>15,354<text:s/></text:p>
          </table:table-cell>
          <table:table-cell office:value-type="float" office:value="43414" table:style-name="ce5">
            <text:p>43,414<text:s/></text:p>
          </table:table-cell>
          <table:table-cell office:value-type="float" office:value="24580" table:style-name="ce5">
            <text:p>24,580<text:s/></text:p>
          </table:table-cell>
          <table:table-cell office:value-type="float" office:value="25992" table:style-name="ce5">
            <text:p>25,992<text:s/></text:p>
          </table:table-cell>
          <table:table-cell office:value-type="float" office:value="27857" table:style-name="ce5">
            <text:p>27,857<text:s/></text:p>
          </table:table-cell>
          <table:table-cell office:value-type="float" office:value="14046" table:style-name="ce5">
            <text:p>14,046<text:s/></text:p>
          </table:table-cell>
          <table:table-cell office:value-type="float" office:value="11618" table:style-name="ce5">
            <text:p>11,618<text:s/></text:p>
          </table:table-cell>
          <table:table-cell office:value-type="float" office:value="6311" table:style-name="ce5">
            <text:p>6,311<text:s/></text:p>
          </table:table-cell>
          <table:table-cell office:value-type="float" office:value="5348" table:style-name="ce5">
            <text:p>5,348<text:s/></text:p>
          </table:table-cell>
          <table:table-cell office:value-type="float" office:value="7106" table:style-name="ce5">
            <text:p>7,106<text:s/></text:p>
          </table:table-cell>
          <table:table-cell office:value-type="float" office:value="11004" table:style-name="ce5">
            <text:p>11,004<text:s/></text:p>
          </table:table-cell>
          <table:table-cell office:value-type="float" office:value="10110" table:style-name="ce5">
            <text:p>10,110<text:s/></text:p>
          </table:table-cell>
          <table:table-cell office:value-type="float" office:value="15277" table:style-name="ce5">
            <text:p>15,277<text:s/></text:p>
          </table:table-cell>
          <table:table-cell office:value-type="float" office:value="19472" table:style-name="ce5">
            <text:p>19,472<text:s/></text:p>
          </table:table-cell>
          <table:table-cell office:value-type="float" office:value="31892" table:style-name="ce5">
            <text:p>31,892<text:s/></text:p>
          </table:table-cell>
          <table:table-cell office:value-type="float" office:value="28348" table:style-name="ce5">
            <text:p>28,348<text:s/></text:p>
          </table:table-cell>
          <table:table-cell office:value-type="float" office:value="16016" table:style-name="ce5">
            <text:p>16,016<text:s/></text:p>
          </table:table-cell>
          <table:table-cell office:value-type="float" office:value="12968" table:style-name="ce5">
            <text:p>12,968<text:s/></text:p>
          </table:table-cell>
          <table:table-cell office:value-type="float" office:value="13200" table:style-name="ce5">
            <text:p>13,200<text:s/></text:p>
          </table:table-cell>
          <table:table-cell office:value-type="float" office:value="13745" table:style-name="ce5">
            <text:p>13,745<text:s/></text:p>
          </table:table-cell>
          <table:table-cell office:value-type="float" office:value="12486" table:style-name="ce5">
            <text:p>12,486<text:s/></text:p>
          </table:table-cell>
          <table:table-cell office:value-type="float" office:value="11901" table:style-name="ce5">
            <text:p>11,901<text:s/></text:p>
          </table:table-cell>
          <table:table-cell office:value-type="float" office:value="10695" table:style-name="ce5">
            <text:p>10,695<text:s/></text:p>
          </table:table-cell>
          <table:table-cell table:number-columns-repeated="16275"/>
        </table:table-row>
        <table:table-row table:style-name="ro2">
          <table:table-cell office:value-type="date" office:date-value="2019-12-24T00:00:00" table:style-name="ce4">
            <text:p>2019/12/24</text:p>
          </table:table-cell>
          <table:table-cell office:value-type="float" office:value="5827" table:style-name="ce5">
            <text:p>5,827<text:s/></text:p>
          </table:table-cell>
          <table:table-cell office:value-type="float" office:value="17300" table:style-name="ce5">
            <text:p>17,300<text:s/></text:p>
          </table:table-cell>
          <table:table-cell office:value-type="float" office:value="46078" table:style-name="ce5">
            <text:p>46,078<text:s/></text:p>
          </table:table-cell>
          <table:table-cell office:value-type="float" office:value="51400" table:style-name="ce5">
            <text:p>51,400<text:s/></text:p>
          </table:table-cell>
          <table:table-cell office:value-type="float" office:value="30187" table:style-name="ce5">
            <text:p>30,187<text:s/></text:p>
          </table:table-cell>
          <table:table-cell office:value-type="float" office:value="17243" table:style-name="ce5">
            <text:p>17,243<text:s/></text:p>
          </table:table-cell>
          <table:table-cell office:value-type="float" office:value="13209" table:style-name="ce5">
            <text:p>13,209<text:s/></text:p>
          </table:table-cell>
          <table:table-cell office:value-type="float" office:value="4646" table:style-name="ce5">
            <text:p>4,646<text:s/></text:p>
          </table:table-cell>
          <table:table-cell office:value-type="float" office:value="3542" table:style-name="ce5">
            <text:p>3,542<text:s/></text:p>
          </table:table-cell>
          <table:table-cell office:value-type="float" office:value="15446" table:style-name="ce5">
            <text:p>15,446<text:s/></text:p>
          </table:table-cell>
          <table:table-cell office:value-type="float" office:value="2926" table:style-name="ce5">
            <text:p>2,926<text:s/></text:p>
          </table:table-cell>
          <table:table-cell office:value-type="float" office:value="5080" table:style-name="ce5">
            <text:p>5,080<text:s/></text:p>
          </table:table-cell>
          <table:table-cell office:value-type="float" office:value="9586" table:style-name="ce5">
            <text:p>9,586<text:s/></text:p>
          </table:table-cell>
          <table:table-cell office:value-type="float" office:value="11448" table:style-name="ce5">
            <text:p>11,448<text:s/></text:p>
          </table:table-cell>
          <table:table-cell office:value-type="float" office:value="13095" table:style-name="ce5">
            <text:p>13,095<text:s/></text:p>
          </table:table-cell>
          <table:table-cell office:value-type="float" office:value="20238" table:style-name="ce5">
            <text:p>20,238<text:s/></text:p>
          </table:table-cell>
          <table:table-cell office:value-type="float" office:value="19327" table:style-name="ce5">
            <text:p>19,327<text:s/></text:p>
          </table:table-cell>
          <table:table-cell office:value-type="float" office:value="6506" table:style-name="ce5">
            <text:p>6,506<text:s/></text:p>
          </table:table-cell>
          <table:table-cell office:value-type="float" office:value="9785" table:style-name="ce5">
            <text:p>9,785<text:s/></text:p>
          </table:table-cell>
          <table:table-cell office:value-type="float" office:value="4008" table:style-name="ce5">
            <text:p>4,008<text:s/></text:p>
          </table:table-cell>
          <table:table-cell office:value-type="float" office:value="9475" table:style-name="ce5">
            <text:p>9,475<text:s/></text:p>
          </table:table-cell>
          <table:table-cell office:value-type="float" office:value="9204" table:style-name="ce5">
            <text:p>9,204<text:s/></text:p>
          </table:table-cell>
          <table:table-cell office:value-type="float" office:value="6554" table:style-name="ce5">
            <text:p>6,554<text:s/></text:p>
          </table:table-cell>
          <table:table-cell office:value-type="float" office:value="33202" table:style-name="ce5">
            <text:p>33,202<text:s/></text:p>
          </table:table-cell>
          <table:table-cell office:value-type="float" office:value="3637" table:style-name="ce5">
            <text:p>3,637<text:s/></text:p>
          </table:table-cell>
          <table:table-cell office:value-type="float" office:value="14500" table:style-name="ce5">
            <text:p>14,500<text:s/></text:p>
          </table:table-cell>
          <table:table-cell office:value-type="float" office:value="12713" table:style-name="ce5">
            <text:p>12,713<text:s/></text:p>
          </table:table-cell>
          <table:table-cell office:value-type="float" office:value="19485" table:style-name="ce5">
            <text:p>19,485<text:s/></text:p>
          </table:table-cell>
          <table:table-cell office:value-type="float" office:value="24265" table:style-name="ce5">
            <text:p>24,265<text:s/></text:p>
          </table:table-cell>
          <table:table-cell office:value-type="float" office:value="19405" table:style-name="ce5">
            <text:p>19,405<text:s/></text:p>
          </table:table-cell>
          <table:table-cell office:value-type="float" office:value="10963" table:style-name="ce5">
            <text:p>10,963<text:s/></text:p>
          </table:table-cell>
          <table:table-cell office:value-type="float" office:value="32439" table:style-name="ce5">
            <text:p>32,439<text:s/></text:p>
          </table:table-cell>
          <table:table-cell office:value-type="float" office:value="20451" table:style-name="ce5">
            <text:p>20,451<text:s/></text:p>
          </table:table-cell>
          <table:table-cell office:value-type="float" office:value="37565" table:style-name="ce5">
            <text:p>37,565<text:s/></text:p>
          </table:table-cell>
          <table:table-cell office:value-type="float" office:value="33701" table:style-name="ce5">
            <text:p>33,701<text:s/></text:p>
          </table:table-cell>
          <table:table-cell office:value-type="float" office:value="10934" table:style-name="ce5">
            <text:p>10,934<text:s/></text:p>
          </table:table-cell>
          <table:table-cell office:value-type="float" office:value="39991" table:style-name="ce5">
            <text:p>39,991<text:s/></text:p>
          </table:table-cell>
          <table:table-cell office:value-type="float" office:value="29711" table:style-name="ce5">
            <text:p>29,711<text:s/></text:p>
          </table:table-cell>
          <table:table-cell office:value-type="float" office:value="28724" table:style-name="ce5">
            <text:p>28,724<text:s/></text:p>
          </table:table-cell>
          <table:table-cell office:value-type="float" office:value="24797" table:style-name="ce5">
            <text:p>24,797<text:s/></text:p>
          </table:table-cell>
          <table:table-cell office:value-type="float" office:value="27700" table:style-name="ce5">
            <text:p>27,700<text:s/></text:p>
          </table:table-cell>
          <table:table-cell office:value-type="float" office:value="159174" table:style-name="ce5">
            <text:p>159,174<text:s/></text:p>
          </table:table-cell>
          <table:table-cell office:value-type="float" office:value="48421" table:style-name="ce5">
            <text:p>48,421<text:s/></text:p>
          </table:table-cell>
          <table:table-cell office:value-type="float" office:value="25315" table:style-name="ce5">
            <text:p>25,315<text:s/></text:p>
          </table:table-cell>
          <table:table-cell office:value-type="float" office:value="28674" table:style-name="ce5">
            <text:p>28,674<text:s/></text:p>
          </table:table-cell>
          <table:table-cell office:value-type="float" office:value="30494" table:style-name="ce5">
            <text:p>30,494<text:s/></text:p>
          </table:table-cell>
          <table:table-cell office:value-type="float" office:value="38930" table:style-name="ce5">
            <text:p>38,930<text:s/></text:p>
          </table:table-cell>
          <table:table-cell office:value-type="float" office:value="31831" table:style-name="ce5">
            <text:p>31,831<text:s/></text:p>
          </table:table-cell>
          <table:table-cell office:value-type="float" office:value="25838" table:style-name="ce5">
            <text:p>25,838<text:s/></text:p>
          </table:table-cell>
          <table:table-cell office:value-type="float" office:value="14776" table:style-name="ce5">
            <text:p>14,776<text:s/></text:p>
          </table:table-cell>
          <table:table-cell office:value-type="float" office:value="35023" table:style-name="ce5">
            <text:p>35,023<text:s/></text:p>
          </table:table-cell>
          <table:table-cell office:value-type="float" office:value="7915" table:style-name="ce5">
            <text:p>7,915<text:s/></text:p>
          </table:table-cell>
          <table:table-cell office:value-type="float" office:value="10562" table:style-name="ce5">
            <text:p>10,562<text:s/></text:p>
          </table:table-cell>
          <table:table-cell office:value-type="float" office:value="20587" table:style-name="ce5">
            <text:p>20,587<text:s/></text:p>
          </table:table-cell>
          <table:table-cell office:value-type="float" office:value="8449" table:style-name="ce5">
            <text:p>8,449<text:s/></text:p>
          </table:table-cell>
          <table:table-cell office:value-type="float" office:value="3907" table:style-name="ce5">
            <text:p>3,907<text:s/></text:p>
          </table:table-cell>
          <table:table-cell office:value-type="float" office:value="3758" table:style-name="ce5">
            <text:p>3,758<text:s/></text:p>
          </table:table-cell>
          <table:table-cell office:value-type="float" office:value="14805" table:style-name="ce5">
            <text:p>14,805<text:s/></text:p>
          </table:table-cell>
          <table:table-cell office:value-type="float" office:value="10402" table:style-name="ce5">
            <text:p>10,402<text:s/></text:p>
          </table:table-cell>
          <table:table-cell office:value-type="float" office:value="11354" table:style-name="ce5">
            <text:p>11,354<text:s/></text:p>
          </table:table-cell>
          <table:table-cell office:value-type="float" office:value="42068" table:style-name="ce5">
            <text:p>42,068<text:s/></text:p>
          </table:table-cell>
          <table:table-cell office:value-type="float" office:value="10346" table:style-name="ce5">
            <text:p>10,346<text:s/></text:p>
          </table:table-cell>
          <table:table-cell office:value-type="float" office:value="14659" table:style-name="ce5">
            <text:p>14,659<text:s/></text:p>
          </table:table-cell>
          <table:table-cell office:value-type="float" office:value="8194" table:style-name="ce5">
            <text:p>8,194<text:s/></text:p>
          </table:table-cell>
          <table:table-cell office:value-type="float" office:value="24396" table:style-name="ce5">
            <text:p>24,396<text:s/></text:p>
          </table:table-cell>
          <table:table-cell office:value-type="float" office:value="29197" table:style-name="ce5">
            <text:p>29,197<text:s/></text:p>
          </table:table-cell>
          <table:table-cell office:value-type="float" office:value="36329" table:style-name="ce5">
            <text:p>36,329<text:s/></text:p>
          </table:table-cell>
          <table:table-cell office:value-type="float" office:value="56904" table:style-name="ce5">
            <text:p>56,904<text:s/></text:p>
          </table:table-cell>
          <table:table-cell office:value-type="float" office:value="47663" table:style-name="ce5">
            <text:p>47,663<text:s/></text:p>
          </table:table-cell>
          <table:table-cell office:value-type="float" office:value="27948" table:style-name="ce5">
            <text:p>27,948<text:s/></text:p>
          </table:table-cell>
          <table:table-cell office:value-type="float" office:value="35182" table:style-name="ce5">
            <text:p>35,182<text:s/></text:p>
          </table:table-cell>
          <table:table-cell office:value-type="float" office:value="82298" table:style-name="ce5">
            <text:p>82,298<text:s/></text:p>
          </table:table-cell>
          <table:table-cell office:value-type="float" office:value="26906" table:style-name="ce5">
            <text:p>26,906<text:s/></text:p>
          </table:table-cell>
          <table:table-cell office:value-type="float" office:value="38417" table:style-name="ce5">
            <text:p>38,417<text:s/></text:p>
          </table:table-cell>
          <table:table-cell office:value-type="float" office:value="39760" table:style-name="ce5">
            <text:p>39,760<text:s/></text:p>
          </table:table-cell>
          <table:table-cell office:value-type="float" office:value="24102" table:style-name="ce5">
            <text:p>24,102<text:s/></text:p>
          </table:table-cell>
          <table:table-cell office:value-type="float" office:value="75767" table:style-name="ce5">
            <text:p>75,767<text:s/></text:p>
          </table:table-cell>
          <table:table-cell office:value-type="float" office:value="22767" table:style-name="ce5">
            <text:p>22,767<text:s/></text:p>
          </table:table-cell>
          <table:table-cell office:value-type="float" office:value="18077" table:style-name="ce5">
            <text:p>18,077<text:s/></text:p>
          </table:table-cell>
          <table:table-cell office:value-type="float" office:value="16267" table:style-name="ce5">
            <text:p>16,267<text:s/></text:p>
          </table:table-cell>
          <table:table-cell office:value-type="float" office:value="20932" table:style-name="ce5">
            <text:p>20,932<text:s/></text:p>
          </table:table-cell>
          <table:table-cell office:value-type="float" office:value="16898" table:style-name="ce5">
            <text:p>16,898<text:s/></text:p>
          </table:table-cell>
          <table:table-cell office:value-type="float" office:value="40239" table:style-name="ce5">
            <text:p>40,239<text:s/></text:p>
          </table:table-cell>
          <table:table-cell office:value-type="float" office:value="21152" table:style-name="ce5">
            <text:p>21,152<text:s/></text:p>
          </table:table-cell>
          <table:table-cell office:value-type="float" office:value="10611" table:style-name="ce5">
            <text:p>10,611<text:s/></text:p>
          </table:table-cell>
          <table:table-cell office:value-type="float" office:value="15562" table:style-name="ce5">
            <text:p>15,562<text:s/></text:p>
          </table:table-cell>
          <table:table-cell office:value-type="float" office:value="44939" table:style-name="ce5">
            <text:p>44,939<text:s/></text:p>
          </table:table-cell>
          <table:table-cell office:value-type="float" office:value="25960" table:style-name="ce5">
            <text:p>25,960<text:s/></text:p>
          </table:table-cell>
          <table:table-cell office:value-type="float" office:value="26821" table:style-name="ce5">
            <text:p>26,821<text:s/></text:p>
          </table:table-cell>
          <table:table-cell office:value-type="float" office:value="28625" table:style-name="ce5">
            <text:p>28,625<text:s/></text:p>
          </table:table-cell>
          <table:table-cell office:value-type="float" office:value="14833" table:style-name="ce5">
            <text:p>14,833<text:s/></text:p>
          </table:table-cell>
          <table:table-cell office:value-type="float" office:value="11836" table:style-name="ce5">
            <text:p>11,836<text:s/></text:p>
          </table:table-cell>
          <table:table-cell office:value-type="float" office:value="6311" table:style-name="ce5">
            <text:p>6,311<text:s/></text:p>
          </table:table-cell>
          <table:table-cell office:value-type="float" office:value="5539" table:style-name="ce5">
            <text:p>5,539<text:s/></text:p>
          </table:table-cell>
          <table:table-cell office:value-type="float" office:value="7495" table:style-name="ce5">
            <text:p>7,495<text:s/></text:p>
          </table:table-cell>
          <table:table-cell office:value-type="float" office:value="11359" table:style-name="ce5">
            <text:p>11,359<text:s/></text:p>
          </table:table-cell>
          <table:table-cell office:value-type="float" office:value="10408" table:style-name="ce5">
            <text:p>10,408<text:s/></text:p>
          </table:table-cell>
          <table:table-cell office:value-type="float" office:value="15164" table:style-name="ce5">
            <text:p>15,164<text:s/></text:p>
          </table:table-cell>
          <table:table-cell office:value-type="float" office:value="20123" table:style-name="ce5">
            <text:p>20,123<text:s/></text:p>
          </table:table-cell>
          <table:table-cell office:value-type="float" office:value="33238" table:style-name="ce5">
            <text:p>33,238<text:s/></text:p>
          </table:table-cell>
          <table:table-cell office:value-type="float" office:value="29898" table:style-name="ce5">
            <text:p>29,898<text:s/></text:p>
          </table:table-cell>
          <table:table-cell office:value-type="float" office:value="16288" table:style-name="ce5">
            <text:p>16,288<text:s/></text:p>
          </table:table-cell>
          <table:table-cell office:value-type="float" office:value="13254" table:style-name="ce5">
            <text:p>13,254<text:s/></text:p>
          </table:table-cell>
          <table:table-cell office:value-type="float" office:value="13691" table:style-name="ce5">
            <text:p>13,691<text:s/></text:p>
          </table:table-cell>
          <table:table-cell office:value-type="float" office:value="13890" table:style-name="ce5">
            <text:p>13,890<text:s/></text:p>
          </table:table-cell>
          <table:table-cell office:value-type="float" office:value="13006" table:style-name="ce5">
            <text:p>13,006<text:s/></text:p>
          </table:table-cell>
          <table:table-cell office:value-type="float" office:value="12215" table:style-name="ce5">
            <text:p>12,215<text:s/></text:p>
          </table:table-cell>
          <table:table-cell office:value-type="float" office:value="10825" table:style-name="ce5">
            <text:p>10,825<text:s/></text:p>
          </table:table-cell>
          <table:table-cell table:number-columns-repeated="16275"/>
        </table:table-row>
        <table:table-row table:style-name="ro2">
          <table:table-cell office:value-type="date" office:date-value="2019-12-25T00:00:00" table:style-name="ce4">
            <text:p>2019/12/25</text:p>
          </table:table-cell>
          <table:table-cell office:value-type="float" office:value="5822" table:style-name="ce5">
            <text:p>5,822<text:s/></text:p>
          </table:table-cell>
          <table:table-cell office:value-type="float" office:value="16932" table:style-name="ce5">
            <text:p>16,932<text:s/></text:p>
          </table:table-cell>
          <table:table-cell office:value-type="float" office:value="46066" table:style-name="ce5">
            <text:p>46,066<text:s/></text:p>
          </table:table-cell>
          <table:table-cell office:value-type="float" office:value="53128" table:style-name="ce5">
            <text:p>53,128<text:s/></text:p>
          </table:table-cell>
          <table:table-cell office:value-type="float" office:value="30636" table:style-name="ce5">
            <text:p>30,636<text:s/></text:p>
          </table:table-cell>
          <table:table-cell office:value-type="float" office:value="17448" table:style-name="ce5">
            <text:p>17,448<text:s/></text:p>
          </table:table-cell>
          <table:table-cell office:value-type="float" office:value="13122" table:style-name="ce5">
            <text:p>13,122<text:s/></text:p>
          </table:table-cell>
          <table:table-cell office:value-type="float" office:value="4762" table:style-name="ce5">
            <text:p>4,762<text:s/></text:p>
          </table:table-cell>
          <table:table-cell office:value-type="float" office:value="3457" table:style-name="ce5">
            <text:p>3,457<text:s/></text:p>
          </table:table-cell>
          <table:table-cell office:value-type="float" office:value="15806" table:style-name="ce5">
            <text:p>15,806<text:s/></text:p>
          </table:table-cell>
          <table:table-cell office:value-type="float" office:value="3029" table:style-name="ce5">
            <text:p>3,029<text:s/></text:p>
          </table:table-cell>
          <table:table-cell office:value-type="float" office:value="5174" table:style-name="ce5">
            <text:p>5,174<text:s/></text:p>
          </table:table-cell>
          <table:table-cell office:value-type="float" office:value="10174" table:style-name="ce5">
            <text:p>10,174<text:s/></text:p>
          </table:table-cell>
          <table:table-cell office:value-type="float" office:value="11830" table:style-name="ce5">
            <text:p>11,830<text:s/></text:p>
          </table:table-cell>
          <table:table-cell office:value-type="float" office:value="13635" table:style-name="ce5">
            <text:p>13,635<text:s/></text:p>
          </table:table-cell>
          <table:table-cell office:value-type="float" office:value="19862" table:style-name="ce5">
            <text:p>19,862<text:s/></text:p>
          </table:table-cell>
          <table:table-cell office:value-type="float" office:value="18683" table:style-name="ce5">
            <text:p>18,683<text:s/></text:p>
          </table:table-cell>
          <table:table-cell office:value-type="float" office:value="6603" table:style-name="ce5">
            <text:p>6,603<text:s/></text:p>
          </table:table-cell>
          <table:table-cell office:value-type="float" office:value="10140" table:style-name="ce5">
            <text:p>10,140<text:s/></text:p>
          </table:table-cell>
          <table:table-cell office:value-type="float" office:value="4006" table:style-name="ce5">
            <text:p>4,006<text:s/></text:p>
          </table:table-cell>
          <table:table-cell office:value-type="float" office:value="9690" table:style-name="ce5">
            <text:p>9,690<text:s/></text:p>
          </table:table-cell>
          <table:table-cell office:value-type="float" office:value="9374" table:style-name="ce5">
            <text:p>9,374<text:s/></text:p>
          </table:table-cell>
          <table:table-cell office:value-type="float" office:value="6343" table:style-name="ce5">
            <text:p>6,343<text:s/></text:p>
          </table:table-cell>
          <table:table-cell office:value-type="float" office:value="32749" table:style-name="ce5">
            <text:p>32,749<text:s/></text:p>
          </table:table-cell>
          <table:table-cell office:value-type="float" office:value="3497" table:style-name="ce5">
            <text:p>3,497<text:s/></text:p>
          </table:table-cell>
          <table:table-cell office:value-type="float" office:value="14974" table:style-name="ce5">
            <text:p>14,974<text:s/></text:p>
          </table:table-cell>
          <table:table-cell office:value-type="float" office:value="12766" table:style-name="ce5">
            <text:p>12,766<text:s/></text:p>
          </table:table-cell>
          <table:table-cell office:value-type="float" office:value="18936" table:style-name="ce5">
            <text:p>18,936<text:s/></text:p>
          </table:table-cell>
          <table:table-cell office:value-type="float" office:value="24021" table:style-name="ce5">
            <text:p>24,021<text:s/></text:p>
          </table:table-cell>
          <table:table-cell office:value-type="float" office:value="19459" table:style-name="ce5">
            <text:p>19,459<text:s/></text:p>
          </table:table-cell>
          <table:table-cell office:value-type="float" office:value="11145" table:style-name="ce5">
            <text:p>11,145<text:s/></text:p>
          </table:table-cell>
          <table:table-cell office:value-type="float" office:value="32482" table:style-name="ce5">
            <text:p>32,482<text:s/></text:p>
          </table:table-cell>
          <table:table-cell office:value-type="float" office:value="20045" table:style-name="ce5">
            <text:p>20,045<text:s/></text:p>
          </table:table-cell>
          <table:table-cell office:value-type="float" office:value="37883" table:style-name="ce5">
            <text:p>37,883<text:s/></text:p>
          </table:table-cell>
          <table:table-cell office:value-type="float" office:value="32936" table:style-name="ce5">
            <text:p>32,936<text:s/></text:p>
          </table:table-cell>
          <table:table-cell office:value-type="float" office:value="11299" table:style-name="ce5">
            <text:p>11,299<text:s/></text:p>
          </table:table-cell>
          <table:table-cell office:value-type="float" office:value="39710" table:style-name="ce5">
            <text:p>39,710<text:s/></text:p>
          </table:table-cell>
          <table:table-cell office:value-type="float" office:value="29941" table:style-name="ce5">
            <text:p>29,941<text:s/></text:p>
          </table:table-cell>
          <table:table-cell office:value-type="float" office:value="28792" table:style-name="ce5">
            <text:p>28,792<text:s/></text:p>
          </table:table-cell>
          <table:table-cell office:value-type="float" office:value="24732" table:style-name="ce5">
            <text:p>24,732<text:s/></text:p>
          </table:table-cell>
          <table:table-cell office:value-type="float" office:value="27908" table:style-name="ce5">
            <text:p>27,908<text:s/></text:p>
          </table:table-cell>
          <table:table-cell office:value-type="float" office:value="164582" table:style-name="ce5">
            <text:p>164,582<text:s/></text:p>
          </table:table-cell>
          <table:table-cell office:value-type="float" office:value="51507" table:style-name="ce5">
            <text:p>51,507<text:s/></text:p>
          </table:table-cell>
          <table:table-cell office:value-type="float" office:value="25978" table:style-name="ce5">
            <text:p>25,978<text:s/></text:p>
          </table:table-cell>
          <table:table-cell office:value-type="float" office:value="28023" table:style-name="ce5">
            <text:p>28,023<text:s/></text:p>
          </table:table-cell>
          <table:table-cell office:value-type="float" office:value="30852" table:style-name="ce5">
            <text:p>30,852<text:s/></text:p>
          </table:table-cell>
          <table:table-cell office:value-type="float" office:value="39914" table:style-name="ce5">
            <text:p>39,914<text:s/></text:p>
          </table:table-cell>
          <table:table-cell office:value-type="float" office:value="32100" table:style-name="ce5">
            <text:p>32,100<text:s/></text:p>
          </table:table-cell>
          <table:table-cell office:value-type="float" office:value="26468" table:style-name="ce5">
            <text:p>26,468<text:s/></text:p>
          </table:table-cell>
          <table:table-cell office:value-type="float" office:value="14848" table:style-name="ce5">
            <text:p>14,848<text:s/></text:p>
          </table:table-cell>
          <table:table-cell office:value-type="float" office:value="35564" table:style-name="ce5">
            <text:p>35,564<text:s/></text:p>
          </table:table-cell>
          <table:table-cell office:value-type="float" office:value="7989" table:style-name="ce5">
            <text:p>7,989<text:s/></text:p>
          </table:table-cell>
          <table:table-cell office:value-type="float" office:value="10428" table:style-name="ce5">
            <text:p>10,428<text:s/></text:p>
          </table:table-cell>
          <table:table-cell office:value-type="float" office:value="20471" table:style-name="ce5">
            <text:p>20,471<text:s/></text:p>
          </table:table-cell>
          <table:table-cell office:value-type="float" office:value="8305" table:style-name="ce5">
            <text:p>8,305<text:s/></text:p>
          </table:table-cell>
          <table:table-cell office:value-type="float" office:value="3993" table:style-name="ce5">
            <text:p>3,993<text:s/></text:p>
          </table:table-cell>
          <table:table-cell office:value-type="float" office:value="3010" table:style-name="ce5">
            <text:p>3,010<text:s/></text:p>
          </table:table-cell>
          <table:table-cell office:value-type="float" office:value="14635" table:style-name="ce5">
            <text:p>14,635<text:s/></text:p>
          </table:table-cell>
          <table:table-cell office:value-type="float" office:value="10460" table:style-name="ce5">
            <text:p>10,460<text:s/></text:p>
          </table:table-cell>
          <table:table-cell office:value-type="float" office:value="11483" table:style-name="ce5">
            <text:p>11,483<text:s/></text:p>
          </table:table-cell>
          <table:table-cell office:value-type="float" office:value="44305" table:style-name="ce5">
            <text:p>44,305<text:s/></text:p>
          </table:table-cell>
          <table:table-cell office:value-type="float" office:value="10133" table:style-name="ce5">
            <text:p>10,133<text:s/></text:p>
          </table:table-cell>
          <table:table-cell office:value-type="float" office:value="14582" table:style-name="ce5">
            <text:p>14,582<text:s/></text:p>
          </table:table-cell>
          <table:table-cell office:value-type="float" office:value="8503" table:style-name="ce5">
            <text:p>8,503<text:s/></text:p>
          </table:table-cell>
          <table:table-cell office:value-type="float" office:value="24583" table:style-name="ce5">
            <text:p>24,583<text:s/></text:p>
          </table:table-cell>
          <table:table-cell office:value-type="float" office:value="29494" table:style-name="ce5">
            <text:p>29,494<text:s/></text:p>
          </table:table-cell>
          <table:table-cell office:value-type="float" office:value="37413" table:style-name="ce5">
            <text:p>37,413<text:s/></text:p>
          </table:table-cell>
          <table:table-cell office:value-type="float" office:value="60934" table:style-name="ce5">
            <text:p>60,934<text:s/></text:p>
          </table:table-cell>
          <table:table-cell office:value-type="float" office:value="48428" table:style-name="ce5">
            <text:p>48,428<text:s/></text:p>
          </table:table-cell>
          <table:table-cell office:value-type="float" office:value="28471" table:style-name="ce5">
            <text:p>28,471<text:s/></text:p>
          </table:table-cell>
          <table:table-cell office:value-type="float" office:value="35900" table:style-name="ce5">
            <text:p>35,900<text:s/></text:p>
          </table:table-cell>
          <table:table-cell office:value-type="float" office:value="86312" table:style-name="ce5">
            <text:p>86,312<text:s/></text:p>
          </table:table-cell>
          <table:table-cell office:value-type="float" office:value="28016" table:style-name="ce5">
            <text:p>28,016<text:s/></text:p>
          </table:table-cell>
          <table:table-cell office:value-type="float" office:value="39760" table:style-name="ce5">
            <text:p>39,760<text:s/></text:p>
          </table:table-cell>
          <table:table-cell office:value-type="float" office:value="41532" table:style-name="ce5">
            <text:p>41,532<text:s/></text:p>
          </table:table-cell>
          <table:table-cell office:value-type="float" office:value="25365" table:style-name="ce5">
            <text:p>25,365<text:s/></text:p>
          </table:table-cell>
          <table:table-cell office:value-type="float" office:value="83076" table:style-name="ce5">
            <text:p>83,076<text:s/></text:p>
          </table:table-cell>
          <table:table-cell office:value-type="float" office:value="22941" table:style-name="ce5">
            <text:p>22,941<text:s/></text:p>
          </table:table-cell>
          <table:table-cell office:value-type="float" office:value="18396" table:style-name="ce5">
            <text:p>18,396<text:s/></text:p>
          </table:table-cell>
          <table:table-cell office:value-type="float" office:value="16280" table:style-name="ce5">
            <text:p>16,280<text:s/></text:p>
          </table:table-cell>
          <table:table-cell office:value-type="float" office:value="21657" table:style-name="ce5">
            <text:p>21,657<text:s/></text:p>
          </table:table-cell>
          <table:table-cell office:value-type="float" office:value="17856" table:style-name="ce5">
            <text:p>17,856<text:s/></text:p>
          </table:table-cell>
          <table:table-cell office:value-type="float" office:value="43952" table:style-name="ce5">
            <text:p>43,952<text:s/></text:p>
          </table:table-cell>
          <table:table-cell office:value-type="float" office:value="21132" table:style-name="ce5">
            <text:p>21,132<text:s/></text:p>
          </table:table-cell>
          <table:table-cell office:value-type="float" office:value="9938" table:style-name="ce5">
            <text:p>9,938<text:s/></text:p>
          </table:table-cell>
          <table:table-cell office:value-type="float" office:value="15947" table:style-name="ce5">
            <text:p>15,947<text:s/></text:p>
          </table:table-cell>
          <table:table-cell office:value-type="float" office:value="45739" table:style-name="ce5">
            <text:p>45,739<text:s/></text:p>
          </table:table-cell>
          <table:table-cell office:value-type="float" office:value="26128" table:style-name="ce5">
            <text:p>26,128<text:s/></text:p>
          </table:table-cell>
          <table:table-cell office:value-type="float" office:value="26641" table:style-name="ce5">
            <text:p>26,641<text:s/></text:p>
          </table:table-cell>
          <table:table-cell office:value-type="float" office:value="29700" table:style-name="ce5">
            <text:p>29,700<text:s/></text:p>
          </table:table-cell>
          <table:table-cell office:value-type="float" office:value="10235" table:style-name="ce5">
            <text:p>10,235<text:s/></text:p>
          </table:table-cell>
          <table:table-cell office:value-type="float" office:value="11928" table:style-name="ce5">
            <text:p>11,928<text:s/></text:p>
          </table:table-cell>
          <table:table-cell office:value-type="float" office:value="6288" table:style-name="ce5">
            <text:p>6,288<text:s/></text:p>
          </table:table-cell>
          <table:table-cell office:value-type="float" office:value="5625" table:style-name="ce5">
            <text:p>5,625<text:s/></text:p>
          </table:table-cell>
          <table:table-cell office:value-type="float" office:value="7592" table:style-name="ce5">
            <text:p>7,592<text:s/></text:p>
          </table:table-cell>
          <table:table-cell office:value-type="float" office:value="11118" table:style-name="ce5">
            <text:p>11,118<text:s/></text:p>
          </table:table-cell>
          <table:table-cell office:value-type="float" office:value="10497" table:style-name="ce5">
            <text:p>10,497<text:s/></text:p>
          </table:table-cell>
          <table:table-cell office:value-type="float" office:value="15003" table:style-name="ce5">
            <text:p>15,003<text:s/></text:p>
          </table:table-cell>
          <table:table-cell office:value-type="float" office:value="20084" table:style-name="ce5">
            <text:p>20,084<text:s/></text:p>
          </table:table-cell>
          <table:table-cell office:value-type="float" office:value="32944" table:style-name="ce5">
            <text:p>32,944<text:s/></text:p>
          </table:table-cell>
          <table:table-cell office:value-type="float" office:value="30984" table:style-name="ce5">
            <text:p>30,984<text:s/></text:p>
          </table:table-cell>
          <table:table-cell office:value-type="float" office:value="16396" table:style-name="ce5">
            <text:p>16,396<text:s/></text:p>
          </table:table-cell>
          <table:table-cell office:value-type="float" office:value="13599" table:style-name="ce5">
            <text:p>13,599<text:s/></text:p>
          </table:table-cell>
          <table:table-cell office:value-type="float" office:value="13784" table:style-name="ce5">
            <text:p>13,784<text:s/></text:p>
          </table:table-cell>
          <table:table-cell office:value-type="float" office:value="14161" table:style-name="ce5">
            <text:p>14,161<text:s/></text:p>
          </table:table-cell>
          <table:table-cell office:value-type="float" office:value="13004" table:style-name="ce5">
            <text:p>13,004<text:s/></text:p>
          </table:table-cell>
          <table:table-cell office:value-type="float" office:value="12318" table:style-name="ce5">
            <text:p>12,318<text:s/></text:p>
          </table:table-cell>
          <table:table-cell office:value-type="float" office:value="11004" table:style-name="ce5">
            <text:p>11,004<text:s/></text:p>
          </table:table-cell>
          <table:table-cell table:number-columns-repeated="16275"/>
        </table:table-row>
        <table:table-row table:style-name="ro2">
          <table:table-cell office:value-type="date" office:date-value="2019-12-26T00:00:00" table:style-name="ce4">
            <text:p>2019/12/26</text:p>
          </table:table-cell>
          <table:table-cell office:value-type="float" office:value="5961" table:style-name="ce5">
            <text:p>5,961<text:s/></text:p>
          </table:table-cell>
          <table:table-cell office:value-type="float" office:value="17054" table:style-name="ce5">
            <text:p>17,054<text:s/></text:p>
          </table:table-cell>
          <table:table-cell office:value-type="float" office:value="46982" table:style-name="ce5">
            <text:p>46,982<text:s/></text:p>
          </table:table-cell>
          <table:table-cell office:value-type="float" office:value="50208" table:style-name="ce5">
            <text:p>50,208<text:s/></text:p>
          </table:table-cell>
          <table:table-cell office:value-type="float" office:value="30394" table:style-name="ce5">
            <text:p>30,394<text:s/></text:p>
          </table:table-cell>
          <table:table-cell office:value-type="float" office:value="17241" table:style-name="ce5">
            <text:p>17,241<text:s/></text:p>
          </table:table-cell>
          <table:table-cell office:value-type="float" office:value="13387" table:style-name="ce5">
            <text:p>13,387<text:s/></text:p>
          </table:table-cell>
          <table:table-cell office:value-type="float" office:value="4734" table:style-name="ce5">
            <text:p>4,734<text:s/></text:p>
          </table:table-cell>
          <table:table-cell office:value-type="float" office:value="3479" table:style-name="ce5">
            <text:p>3,479<text:s/></text:p>
          </table:table-cell>
          <table:table-cell office:value-type="float" office:value="15626" table:style-name="ce5">
            <text:p>15,626<text:s/></text:p>
          </table:table-cell>
          <table:table-cell office:value-type="float" office:value="2958" table:style-name="ce5">
            <text:p>2,958<text:s/></text:p>
          </table:table-cell>
          <table:table-cell office:value-type="float" office:value="5094" table:style-name="ce5">
            <text:p>5,094<text:s/></text:p>
          </table:table-cell>
          <table:table-cell office:value-type="float" office:value="8819" table:style-name="ce5">
            <text:p>8,819<text:s/></text:p>
          </table:table-cell>
          <table:table-cell office:value-type="float" office:value="11446" table:style-name="ce5">
            <text:p>11,446<text:s/></text:p>
          </table:table-cell>
          <table:table-cell office:value-type="float" office:value="13302" table:style-name="ce5">
            <text:p>13,302<text:s/></text:p>
          </table:table-cell>
          <table:table-cell office:value-type="float" office:value="20067" table:style-name="ce5">
            <text:p>20,067<text:s/></text:p>
          </table:table-cell>
          <table:table-cell office:value-type="float" office:value="19027" table:style-name="ce5">
            <text:p>19,027<text:s/></text:p>
          </table:table-cell>
          <table:table-cell office:value-type="float" office:value="6522" table:style-name="ce5">
            <text:p>6,522<text:s/></text:p>
          </table:table-cell>
          <table:table-cell office:value-type="float" office:value="10265" table:style-name="ce5">
            <text:p>10,265<text:s/></text:p>
          </table:table-cell>
          <table:table-cell office:value-type="float" office:value="3841" table:style-name="ce5">
            <text:p>3,841<text:s/></text:p>
          </table:table-cell>
          <table:table-cell office:value-type="float" office:value="9612" table:style-name="ce5">
            <text:p>9,612<text:s/></text:p>
          </table:table-cell>
          <table:table-cell office:value-type="float" office:value="9046" table:style-name="ce5">
            <text:p>9,046<text:s/></text:p>
          </table:table-cell>
          <table:table-cell office:value-type="float" office:value="6542" table:style-name="ce5">
            <text:p>6,542<text:s/></text:p>
          </table:table-cell>
          <table:table-cell office:value-type="float" office:value="32734" table:style-name="ce5">
            <text:p>32,734<text:s/></text:p>
          </table:table-cell>
          <table:table-cell office:value-type="float" office:value="3355" table:style-name="ce5">
            <text:p>3,355<text:s/></text:p>
          </table:table-cell>
          <table:table-cell office:value-type="float" office:value="14183" table:style-name="ce5">
            <text:p>14,183<text:s/></text:p>
          </table:table-cell>
          <table:table-cell office:value-type="float" office:value="12417" table:style-name="ce5">
            <text:p>12,417<text:s/></text:p>
          </table:table-cell>
          <table:table-cell office:value-type="float" office:value="18591" table:style-name="ce5">
            <text:p>18,591<text:s/></text:p>
          </table:table-cell>
          <table:table-cell office:value-type="float" office:value="23904" table:style-name="ce5">
            <text:p>23,904<text:s/></text:p>
          </table:table-cell>
          <table:table-cell office:value-type="float" office:value="19364" table:style-name="ce5">
            <text:p>19,364<text:s/></text:p>
          </table:table-cell>
          <table:table-cell office:value-type="float" office:value="10964" table:style-name="ce5">
            <text:p>10,964<text:s/></text:p>
          </table:table-cell>
          <table:table-cell office:value-type="float" office:value="32104" table:style-name="ce5">
            <text:p>32,104<text:s/></text:p>
          </table:table-cell>
          <table:table-cell office:value-type="float" office:value="19880" table:style-name="ce5">
            <text:p>19,880<text:s/></text:p>
          </table:table-cell>
          <table:table-cell office:value-type="float" office:value="38122" table:style-name="ce5">
            <text:p>38,122<text:s/></text:p>
          </table:table-cell>
          <table:table-cell office:value-type="float" office:value="34196" table:style-name="ce5">
            <text:p>34,196<text:s/></text:p>
          </table:table-cell>
          <table:table-cell office:value-type="float" office:value="12439" table:style-name="ce5">
            <text:p>12,439<text:s/></text:p>
          </table:table-cell>
          <table:table-cell office:value-type="float" office:value="39641" table:style-name="ce5">
            <text:p>39,641<text:s/></text:p>
          </table:table-cell>
          <table:table-cell office:value-type="float" office:value="29486" table:style-name="ce5">
            <text:p>29,486<text:s/></text:p>
          </table:table-cell>
          <table:table-cell office:value-type="float" office:value="28380" table:style-name="ce5">
            <text:p>28,380<text:s/></text:p>
          </table:table-cell>
          <table:table-cell office:value-type="float" office:value="24677" table:style-name="ce5">
            <text:p>24,677<text:s/></text:p>
          </table:table-cell>
          <table:table-cell office:value-type="float" office:value="27539" table:style-name="ce5">
            <text:p>27,539<text:s/></text:p>
          </table:table-cell>
          <table:table-cell office:value-type="float" office:value="159284" table:style-name="ce5">
            <text:p>159,284<text:s/></text:p>
          </table:table-cell>
          <table:table-cell office:value-type="float" office:value="47979" table:style-name="ce5">
            <text:p>47,979<text:s/></text:p>
          </table:table-cell>
          <table:table-cell office:value-type="float" office:value="25231" table:style-name="ce5">
            <text:p>25,231<text:s/></text:p>
          </table:table-cell>
          <table:table-cell office:value-type="float" office:value="28203" table:style-name="ce5">
            <text:p>28,203<text:s/></text:p>
          </table:table-cell>
          <table:table-cell office:value-type="float" office:value="30595" table:style-name="ce5">
            <text:p>30,595<text:s/></text:p>
          </table:table-cell>
          <table:table-cell office:value-type="float" office:value="38753" table:style-name="ce5">
            <text:p>38,753<text:s/></text:p>
          </table:table-cell>
          <table:table-cell office:value-type="float" office:value="33281" table:style-name="ce5">
            <text:p>33,281<text:s/></text:p>
          </table:table-cell>
          <table:table-cell office:value-type="float" office:value="25798" table:style-name="ce5">
            <text:p>25,798<text:s/></text:p>
          </table:table-cell>
          <table:table-cell office:value-type="float" office:value="14901" table:style-name="ce5">
            <text:p>14,901<text:s/></text:p>
          </table:table-cell>
          <table:table-cell office:value-type="float" office:value="34916" table:style-name="ce5">
            <text:p>34,916<text:s/></text:p>
          </table:table-cell>
          <table:table-cell office:value-type="float" office:value="8009" table:style-name="ce5">
            <text:p>8,009<text:s/></text:p>
          </table:table-cell>
          <table:table-cell office:value-type="float" office:value="10451" table:style-name="ce5">
            <text:p>10,451<text:s/></text:p>
          </table:table-cell>
          <table:table-cell office:value-type="float" office:value="20476" table:style-name="ce5">
            <text:p>20,476<text:s/></text:p>
          </table:table-cell>
          <table:table-cell office:value-type="float" office:value="8210" table:style-name="ce5">
            <text:p>8,210<text:s/></text:p>
          </table:table-cell>
          <table:table-cell office:value-type="float" office:value="4057" table:style-name="ce5">
            <text:p>4,057<text:s/></text:p>
          </table:table-cell>
          <table:table-cell office:value-type="float" office:value="3772" table:style-name="ce5">
            <text:p>3,772<text:s/></text:p>
          </table:table-cell>
          <table:table-cell office:value-type="float" office:value="15176" table:style-name="ce5">
            <text:p>15,176<text:s/></text:p>
          </table:table-cell>
          <table:table-cell office:value-type="float" office:value="10196" table:style-name="ce5">
            <text:p>10,196<text:s/></text:p>
          </table:table-cell>
          <table:table-cell office:value-type="float" office:value="11315" table:style-name="ce5">
            <text:p>11,315<text:s/></text:p>
          </table:table-cell>
          <table:table-cell office:value-type="float" office:value="41630" table:style-name="ce5">
            <text:p>41,630<text:s/></text:p>
          </table:table-cell>
          <table:table-cell office:value-type="float" office:value="10010" table:style-name="ce5">
            <text:p>10,010<text:s/></text:p>
          </table:table-cell>
          <table:table-cell office:value-type="float" office:value="14535" table:style-name="ce5">
            <text:p>14,535<text:s/></text:p>
          </table:table-cell>
          <table:table-cell office:value-type="float" office:value="8080" table:style-name="ce5">
            <text:p>8,080<text:s/></text:p>
          </table:table-cell>
          <table:table-cell office:value-type="float" office:value="24073" table:style-name="ce5">
            <text:p>24,073<text:s/></text:p>
          </table:table-cell>
          <table:table-cell office:value-type="float" office:value="29175" table:style-name="ce5">
            <text:p>29,175<text:s/></text:p>
          </table:table-cell>
          <table:table-cell office:value-type="float" office:value="36262" table:style-name="ce5">
            <text:p>36,262<text:s/></text:p>
          </table:table-cell>
          <table:table-cell office:value-type="float" office:value="49450" table:style-name="ce5">
            <text:p>49,450<text:s/></text:p>
          </table:table-cell>
          <table:table-cell office:value-type="float" office:value="47207" table:style-name="ce5">
            <text:p>47,207<text:s/></text:p>
          </table:table-cell>
          <table:table-cell office:value-type="float" office:value="27682" table:style-name="ce5">
            <text:p>27,682<text:s/></text:p>
          </table:table-cell>
          <table:table-cell office:value-type="float" office:value="36783" table:style-name="ce5">
            <text:p>36,783<text:s/></text:p>
          </table:table-cell>
          <table:table-cell office:value-type="float" office:value="80198" table:style-name="ce5">
            <text:p>80,198<text:s/></text:p>
          </table:table-cell>
          <table:table-cell office:value-type="float" office:value="27904" table:style-name="ce5">
            <text:p>27,904<text:s/></text:p>
          </table:table-cell>
          <table:table-cell office:value-type="float" office:value="37948" table:style-name="ce5">
            <text:p>37,948<text:s/></text:p>
          </table:table-cell>
          <table:table-cell office:value-type="float" office:value="39488" table:style-name="ce5">
            <text:p>39,488<text:s/></text:p>
          </table:table-cell>
          <table:table-cell office:value-type="float" office:value="24143" table:style-name="ce5">
            <text:p>24,143<text:s/></text:p>
          </table:table-cell>
          <table:table-cell office:value-type="float" office:value="73772" table:style-name="ce5">
            <text:p>73,772<text:s/></text:p>
          </table:table-cell>
          <table:table-cell office:value-type="float" office:value="22825" table:style-name="ce5">
            <text:p>22,825<text:s/></text:p>
          </table:table-cell>
          <table:table-cell office:value-type="float" office:value="18641" table:style-name="ce5">
            <text:p>18,641<text:s/></text:p>
          </table:table-cell>
          <table:table-cell office:value-type="float" office:value="16622" table:style-name="ce5">
            <text:p>16,622<text:s/></text:p>
          </table:table-cell>
          <table:table-cell office:value-type="float" office:value="21042" table:style-name="ce5">
            <text:p>21,042<text:s/></text:p>
          </table:table-cell>
          <table:table-cell office:value-type="float" office:value="16982" table:style-name="ce5">
            <text:p>16,982<text:s/></text:p>
          </table:table-cell>
          <table:table-cell office:value-type="float" office:value="39767" table:style-name="ce5">
            <text:p>39,767<text:s/></text:p>
          </table:table-cell>
          <table:table-cell office:value-type="float" office:value="21034" table:style-name="ce5">
            <text:p>21,034<text:s/></text:p>
          </table:table-cell>
          <table:table-cell office:value-type="float" office:value="9215" table:style-name="ce5">
            <text:p>9,215<text:s/></text:p>
          </table:table-cell>
          <table:table-cell office:value-type="float" office:value="15422" table:style-name="ce5">
            <text:p>15,422<text:s/></text:p>
          </table:table-cell>
          <table:table-cell office:value-type="float" office:value="45667" table:style-name="ce5">
            <text:p>45,667<text:s/></text:p>
          </table:table-cell>
          <table:table-cell office:value-type="float" office:value="26192" table:style-name="ce5">
            <text:p>26,192<text:s/></text:p>
          </table:table-cell>
          <table:table-cell office:value-type="float" office:value="27558" table:style-name="ce5">
            <text:p>27,558<text:s/></text:p>
          </table:table-cell>
          <table:table-cell office:value-type="float" office:value="30201" table:style-name="ce5">
            <text:p>30,201<text:s/></text:p>
          </table:table-cell>
          <table:table-cell office:value-type="float" office:value="14354" table:style-name="ce5">
            <text:p>14,354<text:s/></text:p>
          </table:table-cell>
          <table:table-cell office:value-type="float" office:value="11877" table:style-name="ce5">
            <text:p>11,877<text:s/></text:p>
          </table:table-cell>
          <table:table-cell office:value-type="float" office:value="6287" table:style-name="ce5">
            <text:p>6,287<text:s/></text:p>
          </table:table-cell>
          <table:table-cell office:value-type="float" office:value="5535" table:style-name="ce5">
            <text:p>5,535<text:s/></text:p>
          </table:table-cell>
          <table:table-cell office:value-type="float" office:value="7323" table:style-name="ce5">
            <text:p>7,323<text:s/></text:p>
          </table:table-cell>
          <table:table-cell office:value-type="float" office:value="11367" table:style-name="ce5">
            <text:p>11,367<text:s/></text:p>
          </table:table-cell>
          <table:table-cell office:value-type="float" office:value="10187" table:style-name="ce5">
            <text:p>10,187<text:s/></text:p>
          </table:table-cell>
          <table:table-cell office:value-type="float" office:value="15489" table:style-name="ce5">
            <text:p>15,489<text:s/></text:p>
          </table:table-cell>
          <table:table-cell office:value-type="float" office:value="20173" table:style-name="ce5">
            <text:p>20,173<text:s/></text:p>
          </table:table-cell>
          <table:table-cell office:value-type="float" office:value="34316" table:style-name="ce5">
            <text:p>34,316<text:s/></text:p>
          </table:table-cell>
          <table:table-cell office:value-type="float" office:value="30788" table:style-name="ce5">
            <text:p>30,788<text:s/></text:p>
          </table:table-cell>
          <table:table-cell office:value-type="float" office:value="16263" table:style-name="ce5">
            <text:p>16,263<text:s/></text:p>
          </table:table-cell>
          <table:table-cell office:value-type="float" office:value="13206" table:style-name="ce5">
            <text:p>13,206<text:s/></text:p>
          </table:table-cell>
          <table:table-cell office:value-type="float" office:value="13624" table:style-name="ce5">
            <text:p>13,624<text:s/></text:p>
          </table:table-cell>
          <table:table-cell office:value-type="float" office:value="13987" table:style-name="ce5">
            <text:p>13,987<text:s/></text:p>
          </table:table-cell>
          <table:table-cell office:value-type="float" office:value="13044" table:style-name="ce5">
            <text:p>13,044<text:s/></text:p>
          </table:table-cell>
          <table:table-cell office:value-type="float" office:value="11897" table:style-name="ce5">
            <text:p>11,897<text:s/></text:p>
          </table:table-cell>
          <table:table-cell office:value-type="float" office:value="10885" table:style-name="ce5">
            <text:p>10,885<text:s/></text:p>
          </table:table-cell>
          <table:table-cell table:number-columns-repeated="16275"/>
        </table:table-row>
        <table:table-row table:style-name="ro2">
          <table:table-cell office:value-type="date" office:date-value="2019-12-27T00:00:00" table:style-name="ce4">
            <text:p>2019/12/27</text:p>
          </table:table-cell>
          <table:table-cell office:value-type="float" office:value="6798" table:style-name="ce5">
            <text:p>6,798<text:s/></text:p>
          </table:table-cell>
          <table:table-cell office:value-type="float" office:value="17749" table:style-name="ce5">
            <text:p>17,749<text:s/></text:p>
          </table:table-cell>
          <table:table-cell office:value-type="float" office:value="48607" table:style-name="ce5">
            <text:p>48,607<text:s/></text:p>
          </table:table-cell>
          <table:table-cell office:value-type="float" office:value="55703" table:style-name="ce5">
            <text:p>55,703<text:s/></text:p>
          </table:table-cell>
          <table:table-cell office:value-type="float" office:value="31176" table:style-name="ce5">
            <text:p>31,176<text:s/></text:p>
          </table:table-cell>
          <table:table-cell office:value-type="float" office:value="18004" table:style-name="ce5">
            <text:p>18,004<text:s/></text:p>
          </table:table-cell>
          <table:table-cell office:value-type="float" office:value="14088" table:style-name="ce5">
            <text:p>14,088<text:s/></text:p>
          </table:table-cell>
          <table:table-cell office:value-type="float" office:value="5033" table:style-name="ce5">
            <text:p>5,033<text:s/></text:p>
          </table:table-cell>
          <table:table-cell office:value-type="float" office:value="3660" table:style-name="ce5">
            <text:p>3,660<text:s/></text:p>
          </table:table-cell>
          <table:table-cell office:value-type="float" office:value="16979" table:style-name="ce5">
            <text:p>16,979<text:s/></text:p>
          </table:table-cell>
          <table:table-cell office:value-type="float" office:value="3032" table:style-name="ce5">
            <text:p>3,032<text:s/></text:p>
          </table:table-cell>
          <table:table-cell office:value-type="float" office:value="5218" table:style-name="ce5">
            <text:p>5,218<text:s/></text:p>
          </table:table-cell>
          <table:table-cell office:value-type="float" office:value="9028" table:style-name="ce5">
            <text:p>9,028<text:s/></text:p>
          </table:table-cell>
          <table:table-cell office:value-type="float" office:value="12238" table:style-name="ce5">
            <text:p>12,238<text:s/></text:p>
          </table:table-cell>
          <table:table-cell office:value-type="float" office:value="15224" table:style-name="ce5">
            <text:p>15,224<text:s/></text:p>
          </table:table-cell>
          <table:table-cell office:value-type="float" office:value="20746" table:style-name="ce5">
            <text:p>20,746<text:s/></text:p>
          </table:table-cell>
          <table:table-cell office:value-type="float" office:value="19858" table:style-name="ce5">
            <text:p>19,858<text:s/></text:p>
          </table:table-cell>
          <table:table-cell office:value-type="float" office:value="7236" table:style-name="ce5">
            <text:p>7,236<text:s/></text:p>
          </table:table-cell>
          <table:table-cell office:value-type="float" office:value="10820" table:style-name="ce5">
            <text:p>10,820<text:s/></text:p>
          </table:table-cell>
          <table:table-cell office:value-type="float" office:value="3983" table:style-name="ce5">
            <text:p>3,983<text:s/></text:p>
          </table:table-cell>
          <table:table-cell office:value-type="float" office:value="10563" table:style-name="ce5">
            <text:p>10,563<text:s/></text:p>
          </table:table-cell>
          <table:table-cell office:value-type="float" office:value="9955" table:style-name="ce5">
            <text:p>9,955<text:s/></text:p>
          </table:table-cell>
          <table:table-cell office:value-type="float" office:value="6537" table:style-name="ce5">
            <text:p>6,537<text:s/></text:p>
          </table:table-cell>
          <table:table-cell office:value-type="float" office:value="35004" table:style-name="ce5">
            <text:p>35,004<text:s/></text:p>
          </table:table-cell>
          <table:table-cell office:value-type="float" office:value="3623" table:style-name="ce5">
            <text:p>3,623<text:s/></text:p>
          </table:table-cell>
          <table:table-cell office:value-type="float" office:value="14684" table:style-name="ce5">
            <text:p>14,684<text:s/></text:p>
          </table:table-cell>
          <table:table-cell office:value-type="float" office:value="13234" table:style-name="ce5">
            <text:p>13,234<text:s/></text:p>
          </table:table-cell>
          <table:table-cell office:value-type="float" office:value="20510" table:style-name="ce5">
            <text:p>20,510<text:s/></text:p>
          </table:table-cell>
          <table:table-cell office:value-type="float" office:value="26151" table:style-name="ce5">
            <text:p>26,151<text:s/></text:p>
          </table:table-cell>
          <table:table-cell office:value-type="float" office:value="20787" table:style-name="ce5">
            <text:p>20,787<text:s/></text:p>
          </table:table-cell>
          <table:table-cell office:value-type="float" office:value="11662" table:style-name="ce5">
            <text:p>11,662<text:s/></text:p>
          </table:table-cell>
          <table:table-cell office:value-type="float" office:value="36582" table:style-name="ce5">
            <text:p>36,582<text:s/></text:p>
          </table:table-cell>
          <table:table-cell office:value-type="float" office:value="22167" table:style-name="ce5">
            <text:p>22,167<text:s/></text:p>
          </table:table-cell>
          <table:table-cell office:value-type="float" office:value="39850" table:style-name="ce5">
            <text:p>39,850<text:s/></text:p>
          </table:table-cell>
          <table:table-cell office:value-type="float" office:value="35527" table:style-name="ce5">
            <text:p>35,527<text:s/></text:p>
          </table:table-cell>
          <table:table-cell office:value-type="float" office:value="12935" table:style-name="ce5">
            <text:p>12,935<text:s/></text:p>
          </table:table-cell>
          <table:table-cell office:value-type="float" office:value="42041" table:style-name="ce5">
            <text:p>42,041<text:s/></text:p>
          </table:table-cell>
          <table:table-cell office:value-type="float" office:value="31086" table:style-name="ce5">
            <text:p>31,086<text:s/></text:p>
          </table:table-cell>
          <table:table-cell office:value-type="float" office:value="30280" table:style-name="ce5">
            <text:p>30,280<text:s/></text:p>
          </table:table-cell>
          <table:table-cell office:value-type="float" office:value="25507" table:style-name="ce5">
            <text:p>25,507<text:s/></text:p>
          </table:table-cell>
          <table:table-cell office:value-type="float" office:value="27966" table:style-name="ce5">
            <text:p>27,966<text:s/></text:p>
          </table:table-cell>
          <table:table-cell office:value-type="float" office:value="185722" table:style-name="ce5">
            <text:p>185,722<text:s/></text:p>
          </table:table-cell>
          <table:table-cell office:value-type="float" office:value="54425" table:style-name="ce5">
            <text:p>54,425<text:s/></text:p>
          </table:table-cell>
          <table:table-cell office:value-type="float" office:value="26694" table:style-name="ce5">
            <text:p>26,694<text:s/></text:p>
          </table:table-cell>
          <table:table-cell office:value-type="float" office:value="29738" table:style-name="ce5">
            <text:p>29,738<text:s/></text:p>
          </table:table-cell>
          <table:table-cell office:value-type="float" office:value="32187" table:style-name="ce5">
            <text:p>32,187<text:s/></text:p>
          </table:table-cell>
          <table:table-cell office:value-type="float" office:value="42703" table:style-name="ce5">
            <text:p>42,703<text:s/></text:p>
          </table:table-cell>
          <table:table-cell office:value-type="float" office:value="36292" table:style-name="ce5">
            <text:p>36,292<text:s/></text:p>
          </table:table-cell>
          <table:table-cell office:value-type="float" office:value="27892" table:style-name="ce5">
            <text:p>27,892<text:s/></text:p>
          </table:table-cell>
          <table:table-cell office:value-type="float" office:value="15132" table:style-name="ce5">
            <text:p>15,132<text:s/></text:p>
          </table:table-cell>
          <table:table-cell office:value-type="float" office:value="35640" table:style-name="ce5">
            <text:p>35,640<text:s/></text:p>
          </table:table-cell>
          <table:table-cell office:value-type="float" office:value="8495" table:style-name="ce5">
            <text:p>8,495<text:s/></text:p>
          </table:table-cell>
          <table:table-cell office:value-type="float" office:value="11013" table:style-name="ce5">
            <text:p>11,013<text:s/></text:p>
          </table:table-cell>
          <table:table-cell office:value-type="float" office:value="23081" table:style-name="ce5">
            <text:p>23,081<text:s/></text:p>
          </table:table-cell>
          <table:table-cell office:value-type="float" office:value="9710" table:style-name="ce5">
            <text:p>9,710<text:s/></text:p>
          </table:table-cell>
          <table:table-cell office:value-type="float" office:value="4176" table:style-name="ce5">
            <text:p>4,176<text:s/></text:p>
          </table:table-cell>
          <table:table-cell office:value-type="float" office:value="3713" table:style-name="ce5">
            <text:p>3,713<text:s/></text:p>
          </table:table-cell>
          <table:table-cell office:value-type="float" office:value="15506" table:style-name="ce5">
            <text:p>15,506<text:s/></text:p>
          </table:table-cell>
          <table:table-cell office:value-type="float" office:value="10792" table:style-name="ce5">
            <text:p>10,792<text:s/></text:p>
          </table:table-cell>
          <table:table-cell office:value-type="float" office:value="12599" table:style-name="ce5">
            <text:p>12,599<text:s/></text:p>
          </table:table-cell>
          <table:table-cell office:value-type="float" office:value="44884" table:style-name="ce5">
            <text:p>44,884<text:s/></text:p>
          </table:table-cell>
          <table:table-cell office:value-type="float" office:value="10352" table:style-name="ce5">
            <text:p>10,352<text:s/></text:p>
          </table:table-cell>
          <table:table-cell office:value-type="float" office:value="15304" table:style-name="ce5">
            <text:p>15,304<text:s/></text:p>
          </table:table-cell>
          <table:table-cell office:value-type="float" office:value="8725" table:style-name="ce5">
            <text:p>8,725<text:s/></text:p>
          </table:table-cell>
          <table:table-cell office:value-type="float" office:value="25203" table:style-name="ce5">
            <text:p>25,203<text:s/></text:p>
          </table:table-cell>
          <table:table-cell office:value-type="float" office:value="30456" table:style-name="ce5">
            <text:p>30,456<text:s/></text:p>
          </table:table-cell>
          <table:table-cell office:value-type="float" office:value="38469" table:style-name="ce5">
            <text:p>38,469<text:s/></text:p>
          </table:table-cell>
          <table:table-cell office:value-type="float" office:value="56113" table:style-name="ce5">
            <text:p>56,113<text:s/></text:p>
          </table:table-cell>
          <table:table-cell office:value-type="float" office:value="50376" table:style-name="ce5">
            <text:p>50,376<text:s/></text:p>
          </table:table-cell>
          <table:table-cell office:value-type="float" office:value="29808" table:style-name="ce5">
            <text:p>29,808<text:s/></text:p>
          </table:table-cell>
          <table:table-cell office:value-type="float" office:value="38075" table:style-name="ce5">
            <text:p>38,075<text:s/></text:p>
          </table:table-cell>
          <table:table-cell office:value-type="float" office:value="90376" table:style-name="ce5">
            <text:p>90,376<text:s/></text:p>
          </table:table-cell>
          <table:table-cell office:value-type="float" office:value="28434" table:style-name="ce5">
            <text:p>28,434<text:s/></text:p>
          </table:table-cell>
          <table:table-cell office:value-type="float" office:value="42187" table:style-name="ce5">
            <text:p>42,187<text:s/></text:p>
          </table:table-cell>
          <table:table-cell office:value-type="float" office:value="44037" table:style-name="ce5">
            <text:p>44,037<text:s/></text:p>
          </table:table-cell>
          <table:table-cell office:value-type="float" office:value="26377" table:style-name="ce5">
            <text:p>26,377<text:s/></text:p>
          </table:table-cell>
          <table:table-cell office:value-type="float" office:value="81939" table:style-name="ce5">
            <text:p>81,939<text:s/></text:p>
          </table:table-cell>
          <table:table-cell office:value-type="float" office:value="24278" table:style-name="ce5">
            <text:p>24,278<text:s/></text:p>
          </table:table-cell>
          <table:table-cell office:value-type="float" office:value="19761" table:style-name="ce5">
            <text:p>19,761<text:s/></text:p>
          </table:table-cell>
          <table:table-cell office:value-type="float" office:value="17083" table:style-name="ce5">
            <text:p>17,083<text:s/></text:p>
          </table:table-cell>
          <table:table-cell office:value-type="float" office:value="23588" table:style-name="ce5">
            <text:p>23,588<text:s/></text:p>
          </table:table-cell>
          <table:table-cell office:value-type="float" office:value="17568" table:style-name="ce5">
            <text:p>17,568<text:s/></text:p>
          </table:table-cell>
          <table:table-cell office:value-type="float" office:value="43237" table:style-name="ce5">
            <text:p>43,237<text:s/></text:p>
          </table:table-cell>
          <table:table-cell office:value-type="float" office:value="22652" table:style-name="ce5">
            <text:p>22,652<text:s/></text:p>
          </table:table-cell>
          <table:table-cell office:value-type="float" office:value="10042" table:style-name="ce5">
            <text:p>10,042<text:s/></text:p>
          </table:table-cell>
          <table:table-cell office:value-type="float" office:value="17198" table:style-name="ce5">
            <text:p>17,198<text:s/></text:p>
          </table:table-cell>
          <table:table-cell office:value-type="float" office:value="47130" table:style-name="ce5">
            <text:p>47,130<text:s/></text:p>
          </table:table-cell>
          <table:table-cell office:value-type="float" office:value="27827" table:style-name="ce5">
            <text:p>27,827<text:s/></text:p>
          </table:table-cell>
          <table:table-cell office:value-type="float" office:value="28319" table:style-name="ce5">
            <text:p>28,319<text:s/></text:p>
          </table:table-cell>
          <table:table-cell office:value-type="float" office:value="31418" table:style-name="ce5">
            <text:p>31,418<text:s/></text:p>
          </table:table-cell>
          <table:table-cell office:value-type="float" office:value="15637" table:style-name="ce5">
            <text:p>15,637<text:s/></text:p>
          </table:table-cell>
          <table:table-cell office:value-type="float" office:value="12601" table:style-name="ce5">
            <text:p>12,601<text:s/></text:p>
          </table:table-cell>
          <table:table-cell office:value-type="float" office:value="6935" table:style-name="ce5">
            <text:p>6,935<text:s/></text:p>
          </table:table-cell>
          <table:table-cell office:value-type="float" office:value="5861" table:style-name="ce5">
            <text:p>5,861<text:s/></text:p>
          </table:table-cell>
          <table:table-cell office:value-type="float" office:value="8111" table:style-name="ce5">
            <text:p>8,111<text:s/></text:p>
          </table:table-cell>
          <table:table-cell office:value-type="float" office:value="11929" table:style-name="ce5">
            <text:p>11,929<text:s/></text:p>
          </table:table-cell>
          <table:table-cell office:value-type="float" office:value="11239" table:style-name="ce5">
            <text:p>11,239<text:s/></text:p>
          </table:table-cell>
          <table:table-cell office:value-type="float" office:value="17717" table:style-name="ce5">
            <text:p>17,717<text:s/></text:p>
          </table:table-cell>
          <table:table-cell office:value-type="float" office:value="21376" table:style-name="ce5">
            <text:p>21,376<text:s/></text:p>
          </table:table-cell>
          <table:table-cell office:value-type="float" office:value="35337" table:style-name="ce5">
            <text:p>35,337<text:s/></text:p>
          </table:table-cell>
          <table:table-cell office:value-type="float" office:value="32941" table:style-name="ce5">
            <text:p>32,941<text:s/></text:p>
          </table:table-cell>
          <table:table-cell office:value-type="float" office:value="17004" table:style-name="ce5">
            <text:p>17,004<text:s/></text:p>
          </table:table-cell>
          <table:table-cell office:value-type="float" office:value="13903" table:style-name="ce5">
            <text:p>13,903<text:s/></text:p>
          </table:table-cell>
          <table:table-cell office:value-type="float" office:value="14325" table:style-name="ce5">
            <text:p>14,325<text:s/></text:p>
          </table:table-cell>
          <table:table-cell office:value-type="float" office:value="14821" table:style-name="ce5">
            <text:p>14,821<text:s/></text:p>
          </table:table-cell>
          <table:table-cell office:value-type="float" office:value="13736" table:style-name="ce5">
            <text:p>13,736<text:s/></text:p>
          </table:table-cell>
          <table:table-cell office:value-type="float" office:value="13125" table:style-name="ce5">
            <text:p>13,125<text:s/></text:p>
          </table:table-cell>
          <table:table-cell office:value-type="float" office:value="11693" table:style-name="ce5">
            <text:p>11,693<text:s/></text:p>
          </table:table-cell>
          <table:table-cell table:number-columns-repeated="16275"/>
        </table:table-row>
        <table:table-row table:style-name="ro2">
          <table:table-cell office:value-type="date" office:date-value="2019-12-28T00:00:00" table:style-name="ce4">
            <text:p>2019/12/28</text:p>
          </table:table-cell>
          <table:table-cell office:value-type="float" office:value="5035" table:style-name="ce5">
            <text:p>5,035<text:s/></text:p>
          </table:table-cell>
          <table:table-cell office:value-type="float" office:value="12736" table:style-name="ce5">
            <text:p>12,736<text:s/></text:p>
          </table:table-cell>
          <table:table-cell office:value-type="float" office:value="29882" table:style-name="ce5">
            <text:p>29,882<text:s/></text:p>
          </table:table-cell>
          <table:table-cell office:value-type="float" office:value="53904" table:style-name="ce5">
            <text:p>53,904<text:s/></text:p>
          </table:table-cell>
          <table:table-cell office:value-type="float" office:value="18847" table:style-name="ce5">
            <text:p>18,847<text:s/></text:p>
          </table:table-cell>
          <table:table-cell office:value-type="float" office:value="12155" table:style-name="ce5">
            <text:p>12,155<text:s/></text:p>
          </table:table-cell>
          <table:table-cell office:value-type="float" office:value="9914" table:style-name="ce5">
            <text:p>9,914<text:s/></text:p>
          </table:table-cell>
          <table:table-cell office:value-type="float" office:value="4388" table:style-name="ce5">
            <text:p>4,388<text:s/></text:p>
          </table:table-cell>
          <table:table-cell office:value-type="float" office:value="2916" table:style-name="ce5">
            <text:p>2,916<text:s/></text:p>
          </table:table-cell>
          <table:table-cell office:value-type="float" office:value="10660" table:style-name="ce5">
            <text:p>10,660<text:s/></text:p>
          </table:table-cell>
          <table:table-cell office:value-type="float" office:value="2279" table:style-name="ce5">
            <text:p>2,279<text:s/></text:p>
          </table:table-cell>
          <table:table-cell office:value-type="float" office:value="3995" table:style-name="ce5">
            <text:p>3,995<text:s/></text:p>
          </table:table-cell>
          <table:table-cell office:value-type="float" office:value="12223" table:style-name="ce5">
            <text:p>12,223<text:s/></text:p>
          </table:table-cell>
          <table:table-cell office:value-type="float" office:value="8353" table:style-name="ce5">
            <text:p>8,353<text:s/></text:p>
          </table:table-cell>
          <table:table-cell office:value-type="float" office:value="15212" table:style-name="ce5">
            <text:p>15,212<text:s/></text:p>
          </table:table-cell>
          <table:table-cell office:value-type="float" office:value="6638" table:style-name="ce5">
            <text:p>6,638<text:s/></text:p>
          </table:table-cell>
          <table:table-cell office:value-type="float" office:value="8713" table:style-name="ce5">
            <text:p>8,713<text:s/></text:p>
          </table:table-cell>
          <table:table-cell office:value-type="float" office:value="5014" table:style-name="ce5">
            <text:p>5,014<text:s/></text:p>
          </table:table-cell>
          <table:table-cell office:value-type="float" office:value="9628" table:style-name="ce5">
            <text:p>9,628<text:s/></text:p>
          </table:table-cell>
          <table:table-cell office:value-type="float" office:value="4096" table:style-name="ce5">
            <text:p>4,096<text:s/></text:p>
          </table:table-cell>
          <table:table-cell office:value-type="float" office:value="7052" table:style-name="ce5">
            <text:p>7,052<text:s/></text:p>
          </table:table-cell>
          <table:table-cell office:value-type="float" office:value="7577" table:style-name="ce5">
            <text:p>7,577<text:s/></text:p>
          </table:table-cell>
          <table:table-cell office:value-type="float" office:value="3282" table:style-name="ce5">
            <text:p>3,282<text:s/></text:p>
          </table:table-cell>
          <table:table-cell office:value-type="float" office:value="34986" table:style-name="ce5">
            <text:p>34,986<text:s/></text:p>
          </table:table-cell>
          <table:table-cell office:value-type="float" office:value="3529" table:style-name="ce5">
            <text:p>3,529<text:s/></text:p>
          </table:table-cell>
          <table:table-cell office:value-type="float" office:value="14151" table:style-name="ce5">
            <text:p>14,151<text:s/></text:p>
          </table:table-cell>
          <table:table-cell office:value-type="float" office:value="10994" table:style-name="ce5">
            <text:p>10,994<text:s/></text:p>
          </table:table-cell>
          <table:table-cell office:value-type="float" office:value="16991" table:style-name="ce5">
            <text:p>16,991<text:s/></text:p>
          </table:table-cell>
          <table:table-cell office:value-type="float" office:value="19361" table:style-name="ce5">
            <text:p>19,361<text:s/></text:p>
          </table:table-cell>
          <table:table-cell office:value-type="float" office:value="17997" table:style-name="ce5">
            <text:p>17,997<text:s/></text:p>
          </table:table-cell>
          <table:table-cell office:value-type="float" office:value="10368" table:style-name="ce5">
            <text:p>10,368<text:s/></text:p>
          </table:table-cell>
          <table:table-cell office:value-type="float" office:value="32747" table:style-name="ce5">
            <text:p>32,747<text:s/></text:p>
          </table:table-cell>
          <table:table-cell office:value-type="float" office:value="19118" table:style-name="ce5">
            <text:p>19,118<text:s/></text:p>
          </table:table-cell>
          <table:table-cell office:value-type="float" office:value="31212" table:style-name="ce5">
            <text:p>31,212<text:s/></text:p>
          </table:table-cell>
          <table:table-cell office:value-type="float" office:value="31436" table:style-name="ce5">
            <text:p>31,436<text:s/></text:p>
          </table:table-cell>
          <table:table-cell office:value-type="float" office:value="6003" table:style-name="ce5">
            <text:p>6,003<text:s/></text:p>
          </table:table-cell>
          <table:table-cell office:value-type="float" office:value="36330" table:style-name="ce5">
            <text:p>36,330<text:s/></text:p>
          </table:table-cell>
          <table:table-cell office:value-type="float" office:value="26649" table:style-name="ce5">
            <text:p>26,649<text:s/></text:p>
          </table:table-cell>
          <table:table-cell office:value-type="float" office:value="23893" table:style-name="ce5">
            <text:p>23,893<text:s/></text:p>
          </table:table-cell>
          <table:table-cell office:value-type="float" office:value="21593" table:style-name="ce5">
            <text:p>21,593<text:s/></text:p>
          </table:table-cell>
          <table:table-cell office:value-type="float" office:value="14219" table:style-name="ce5">
            <text:p>14,219<text:s/></text:p>
          </table:table-cell>
          <table:table-cell office:value-type="float" office:value="194397" table:style-name="ce5">
            <text:p>194,397<text:s/></text:p>
          </table:table-cell>
          <table:table-cell office:value-type="float" office:value="56406" table:style-name="ce5">
            <text:p>56,406<text:s/></text:p>
          </table:table-cell>
          <table:table-cell office:value-type="float" office:value="23727" table:style-name="ce5">
            <text:p>23,727<text:s/></text:p>
          </table:table-cell>
          <table:table-cell office:value-type="float" office:value="22585" table:style-name="ce5">
            <text:p>22,585<text:s/></text:p>
          </table:table-cell>
          <table:table-cell office:value-type="float" office:value="37357" table:style-name="ce5">
            <text:p>37,357<text:s/></text:p>
          </table:table-cell>
          <table:table-cell office:value-type="float" office:value="41311" table:style-name="ce5">
            <text:p>41,311<text:s/></text:p>
          </table:table-cell>
          <table:table-cell office:value-type="float" office:value="33914" table:style-name="ce5">
            <text:p>33,914<text:s/></text:p>
          </table:table-cell>
          <table:table-cell office:value-type="float" office:value="23509" table:style-name="ce5">
            <text:p>23,509<text:s/></text:p>
          </table:table-cell>
          <table:table-cell office:value-type="float" office:value="11175" table:style-name="ce5">
            <text:p>11,175<text:s/></text:p>
          </table:table-cell>
          <table:table-cell office:value-type="float" office:value="27782" table:style-name="ce5">
            <text:p>27,782<text:s/></text:p>
          </table:table-cell>
          <table:table-cell office:value-type="float" office:value="7558" table:style-name="ce5">
            <text:p>7,558<text:s/></text:p>
          </table:table-cell>
          <table:table-cell office:value-type="float" office:value="7989" table:style-name="ce5">
            <text:p>7,989<text:s/></text:p>
          </table:table-cell>
          <table:table-cell office:value-type="float" office:value="19098" table:style-name="ce5">
            <text:p>19,098<text:s/></text:p>
          </table:table-cell>
          <table:table-cell office:value-type="float" office:value="10078" table:style-name="ce5">
            <text:p>10,078<text:s/></text:p>
          </table:table-cell>
          <table:table-cell office:value-type="float" office:value="3853" table:style-name="ce5">
            <text:p>3,853<text:s/></text:p>
          </table:table-cell>
          <table:table-cell office:value-type="float" office:value="2823" table:style-name="ce5">
            <text:p>2,823<text:s/></text:p>
          </table:table-cell>
          <table:table-cell office:value-type="float" office:value="10430" table:style-name="ce5">
            <text:p>10,430<text:s/></text:p>
          </table:table-cell>
          <table:table-cell office:value-type="float" office:value="9632" table:style-name="ce5">
            <text:p>9,632<text:s/></text:p>
          </table:table-cell>
          <table:table-cell office:value-type="float" office:value="11485" table:style-name="ce5">
            <text:p>11,485<text:s/></text:p>
          </table:table-cell>
          <table:table-cell office:value-type="float" office:value="48438" table:style-name="ce5">
            <text:p>48,438<text:s/></text:p>
          </table:table-cell>
          <table:table-cell office:value-type="float" office:value="7871" table:style-name="ce5">
            <text:p>7,871<text:s/></text:p>
          </table:table-cell>
          <table:table-cell office:value-type="float" office:value="13690" table:style-name="ce5">
            <text:p>13,690<text:s/></text:p>
          </table:table-cell>
          <table:table-cell office:value-type="float" office:value="7639" table:style-name="ce5">
            <text:p>7,639<text:s/></text:p>
          </table:table-cell>
          <table:table-cell office:value-type="float" office:value="20567" table:style-name="ce5">
            <text:p>20,567<text:s/></text:p>
          </table:table-cell>
          <table:table-cell office:value-type="float" office:value="20203" table:style-name="ce5">
            <text:p>20,203<text:s/></text:p>
          </table:table-cell>
          <table:table-cell office:value-type="float" office:value="38342" table:style-name="ce5">
            <text:p>38,342<text:s/></text:p>
          </table:table-cell>
          <table:table-cell office:value-type="float" office:value="67618" table:style-name="ce5">
            <text:p>67,618<text:s/></text:p>
          </table:table-cell>
          <table:table-cell office:value-type="float" office:value="41317" table:style-name="ce5">
            <text:p>41,317<text:s/></text:p>
          </table:table-cell>
          <table:table-cell office:value-type="float" office:value="25570" table:style-name="ce5">
            <text:p>25,570<text:s/></text:p>
          </table:table-cell>
          <table:table-cell office:value-type="float" office:value="38353" table:style-name="ce5">
            <text:p>38,353<text:s/></text:p>
          </table:table-cell>
          <table:table-cell office:value-type="float" office:value="102080" table:style-name="ce5">
            <text:p>102,080<text:s/></text:p>
          </table:table-cell>
          <table:table-cell office:value-type="float" office:value="20660" table:style-name="ce5">
            <text:p>20,660<text:s/></text:p>
          </table:table-cell>
          <table:table-cell office:value-type="float" office:value="40385" table:style-name="ce5">
            <text:p>40,385<text:s/></text:p>
          </table:table-cell>
          <table:table-cell office:value-type="float" office:value="38961" table:style-name="ce5">
            <text:p>38,961<text:s/></text:p>
          </table:table-cell>
          <table:table-cell office:value-type="float" office:value="23368" table:style-name="ce5">
            <text:p>23,368<text:s/></text:p>
          </table:table-cell>
          <table:table-cell office:value-type="float" office:value="77607" table:style-name="ce5">
            <text:p>77,607<text:s/></text:p>
          </table:table-cell>
          <table:table-cell office:value-type="float" office:value="18237" table:style-name="ce5">
            <text:p>18,237<text:s/></text:p>
          </table:table-cell>
          <table:table-cell office:value-type="float" office:value="16953" table:style-name="ce5">
            <text:p>16,953<text:s/></text:p>
          </table:table-cell>
          <table:table-cell office:value-type="float" office:value="10564" table:style-name="ce5">
            <text:p>10,564<text:s/></text:p>
          </table:table-cell>
          <table:table-cell office:value-type="float" office:value="20953" table:style-name="ce5">
            <text:p>20,953<text:s/></text:p>
          </table:table-cell>
          <table:table-cell office:value-type="float" office:value="14718" table:style-name="ce5">
            <text:p>14,718<text:s/></text:p>
          </table:table-cell>
          <table:table-cell office:value-type="float" office:value="43563" table:style-name="ce5">
            <text:p>43,563<text:s/></text:p>
          </table:table-cell>
          <table:table-cell office:value-type="float" office:value="16731" table:style-name="ce5">
            <text:p>16,731<text:s/></text:p>
          </table:table-cell>
          <table:table-cell office:value-type="float" office:value="12821" table:style-name="ce5">
            <text:p>12,821<text:s/></text:p>
          </table:table-cell>
          <table:table-cell office:value-type="float" office:value="16052" table:style-name="ce5">
            <text:p>16,052<text:s/></text:p>
          </table:table-cell>
          <table:table-cell office:value-type="float" office:value="25324" table:style-name="ce5">
            <text:p>25,324<text:s/></text:p>
          </table:table-cell>
          <table:table-cell office:value-type="float" office:value="18078" table:style-name="ce5">
            <text:p>18,078<text:s/></text:p>
          </table:table-cell>
          <table:table-cell office:value-type="float" office:value="18956" table:style-name="ce5">
            <text:p>18,956<text:s/></text:p>
          </table:table-cell>
          <table:table-cell office:value-type="float" office:value="25244" table:style-name="ce5">
            <text:p>25,244<text:s/></text:p>
          </table:table-cell>
          <table:table-cell office:value-type="float" office:value="9876" table:style-name="ce5">
            <text:p>9,876<text:s/></text:p>
          </table:table-cell>
          <table:table-cell office:value-type="float" office:value="10065" table:style-name="ce5">
            <text:p>10,065<text:s/></text:p>
          </table:table-cell>
          <table:table-cell office:value-type="float" office:value="5138" table:style-name="ce5">
            <text:p>5,138<text:s/></text:p>
          </table:table-cell>
          <table:table-cell office:value-type="float" office:value="3304" table:style-name="ce5">
            <text:p>3,304<text:s/></text:p>
          </table:table-cell>
          <table:table-cell office:value-type="float" office:value="7405" table:style-name="ce5">
            <text:p>7,405<text:s/></text:p>
          </table:table-cell>
          <table:table-cell office:value-type="float" office:value="9035" table:style-name="ce5">
            <text:p>9,035<text:s/></text:p>
          </table:table-cell>
          <table:table-cell office:value-type="float" office:value="10751" table:style-name="ce5">
            <text:p>10,751<text:s/></text:p>
          </table:table-cell>
          <table:table-cell office:value-type="float" office:value="15813" table:style-name="ce5">
            <text:p>15,813<text:s/></text:p>
          </table:table-cell>
          <table:table-cell office:value-type="float" office:value="16282" table:style-name="ce5">
            <text:p>16,282<text:s/></text:p>
          </table:table-cell>
          <table:table-cell office:value-type="float" office:value="25816" table:style-name="ce5">
            <text:p>25,816<text:s/></text:p>
          </table:table-cell>
          <table:table-cell office:value-type="float" office:value="30295" table:style-name="ce5">
            <text:p>30,295<text:s/></text:p>
          </table:table-cell>
          <table:table-cell office:value-type="float" office:value="13717" table:style-name="ce5">
            <text:p>13,717<text:s/></text:p>
          </table:table-cell>
          <table:table-cell office:value-type="float" office:value="11605" table:style-name="ce5">
            <text:p>11,605<text:s/></text:p>
          </table:table-cell>
          <table:table-cell office:value-type="float" office:value="12650" table:style-name="ce5">
            <text:p>12,650<text:s/></text:p>
          </table:table-cell>
          <table:table-cell office:value-type="float" office:value="12004" table:style-name="ce5">
            <text:p>12,004<text:s/></text:p>
          </table:table-cell>
          <table:table-cell office:value-type="float" office:value="11895" table:style-name="ce5">
            <text:p>11,895<text:s/></text:p>
          </table:table-cell>
          <table:table-cell office:value-type="float" office:value="9178" table:style-name="ce5">
            <text:p>9,178<text:s/></text:p>
          </table:table-cell>
          <table:table-cell office:value-type="float" office:value="9518" table:style-name="ce5">
            <text:p>9,518<text:s/></text:p>
          </table:table-cell>
          <table:table-cell table:number-columns-repeated="16275"/>
        </table:table-row>
        <table:table-row table:style-name="ro2">
          <table:table-cell office:value-type="date" office:date-value="2019-12-29T00:00:00" table:style-name="ce4">
            <text:p>2019/12/29</text:p>
          </table:table-cell>
          <table:table-cell office:value-type="float" office:value="4402" table:style-name="ce5">
            <text:p>4,402<text:s/></text:p>
          </table:table-cell>
          <table:table-cell office:value-type="float" office:value="8683" table:style-name="ce5">
            <text:p>8,683<text:s/></text:p>
          </table:table-cell>
          <table:table-cell office:value-type="float" office:value="22573" table:style-name="ce5">
            <text:p>22,573<text:s/></text:p>
          </table:table-cell>
          <table:table-cell office:value-type="float" office:value="44506" table:style-name="ce5">
            <text:p>44,506<text:s/></text:p>
          </table:table-cell>
          <table:table-cell office:value-type="float" office:value="14264" table:style-name="ce5">
            <text:p>14,264<text:s/></text:p>
          </table:table-cell>
          <table:table-cell office:value-type="float" office:value="9678" table:style-name="ce5">
            <text:p>9,678<text:s/></text:p>
          </table:table-cell>
          <table:table-cell office:value-type="float" office:value="7439" table:style-name="ce5">
            <text:p>7,439<text:s/></text:p>
          </table:table-cell>
          <table:table-cell office:value-type="float" office:value="3675" table:style-name="ce5">
            <text:p>3,675<text:s/></text:p>
          </table:table-cell>
          <table:table-cell office:value-type="float" office:value="2336" table:style-name="ce5">
            <text:p>2,336<text:s/></text:p>
          </table:table-cell>
          <table:table-cell office:value-type="float" office:value="7213" table:style-name="ce5">
            <text:p>7,213<text:s/></text:p>
          </table:table-cell>
          <table:table-cell office:value-type="float" office:value="1672" table:style-name="ce5">
            <text:p>1,672<text:s/></text:p>
          </table:table-cell>
          <table:table-cell office:value-type="float" office:value="2676" table:style-name="ce5">
            <text:p>2,676<text:s/></text:p>
          </table:table-cell>
          <table:table-cell office:value-type="float" office:value="5386" table:style-name="ce5">
            <text:p>5,386<text:s/></text:p>
          </table:table-cell>
          <table:table-cell office:value-type="float" office:value="5795" table:style-name="ce5">
            <text:p>5,795<text:s/></text:p>
          </table:table-cell>
          <table:table-cell office:value-type="float" office:value="11614" table:style-name="ce5">
            <text:p>11,614<text:s/></text:p>
          </table:table-cell>
          <table:table-cell office:value-type="float" office:value="4800" table:style-name="ce5">
            <text:p>4,800<text:s/></text:p>
          </table:table-cell>
          <table:table-cell office:value-type="float" office:value="6016" table:style-name="ce5">
            <text:p>6,016<text:s/></text:p>
          </table:table-cell>
          <table:table-cell office:value-type="float" office:value="3512" table:style-name="ce5">
            <text:p>3,512<text:s/></text:p>
          </table:table-cell>
          <table:table-cell office:value-type="float" office:value="7146" table:style-name="ce5">
            <text:p>7,146<text:s/></text:p>
          </table:table-cell>
          <table:table-cell office:value-type="float" office:value="2528" table:style-name="ce5">
            <text:p>2,528<text:s/></text:p>
          </table:table-cell>
          <table:table-cell office:value-type="float" office:value="5527" table:style-name="ce5">
            <text:p>5,527<text:s/></text:p>
          </table:table-cell>
          <table:table-cell office:value-type="float" office:value="5495" table:style-name="ce5">
            <text:p>5,495<text:s/></text:p>
          </table:table-cell>
          <table:table-cell office:value-type="float" office:value="3267" table:style-name="ce5">
            <text:p>3,267<text:s/></text:p>
          </table:table-cell>
          <table:table-cell office:value-type="float" office:value="30074" table:style-name="ce5">
            <text:p>30,074<text:s/></text:p>
          </table:table-cell>
          <table:table-cell office:value-type="float" office:value="3617" table:style-name="ce5">
            <text:p>3,617<text:s/></text:p>
          </table:table-cell>
          <table:table-cell office:value-type="float" office:value="9974" table:style-name="ce5">
            <text:p>9,974<text:s/></text:p>
          </table:table-cell>
          <table:table-cell office:value-type="float" office:value="8518" table:style-name="ce5">
            <text:p>8,518<text:s/></text:p>
          </table:table-cell>
          <table:table-cell office:value-type="float" office:value="12830" table:style-name="ce5">
            <text:p>12,830<text:s/></text:p>
          </table:table-cell>
          <table:table-cell office:value-type="float" office:value="14122" table:style-name="ce5">
            <text:p>14,122<text:s/></text:p>
          </table:table-cell>
          <table:table-cell office:value-type="float" office:value="13835" table:style-name="ce5">
            <text:p>13,835<text:s/></text:p>
          </table:table-cell>
          <table:table-cell office:value-type="float" office:value="8472" table:style-name="ce5">
            <text:p>8,472<text:s/></text:p>
          </table:table-cell>
          <table:table-cell office:value-type="float" office:value="26180" table:style-name="ce5">
            <text:p>26,180<text:s/></text:p>
          </table:table-cell>
          <table:table-cell office:value-type="float" office:value="15862" table:style-name="ce5">
            <text:p>15,862<text:s/></text:p>
          </table:table-cell>
          <table:table-cell office:value-type="float" office:value="23603" table:style-name="ce5">
            <text:p>23,603<text:s/></text:p>
          </table:table-cell>
          <table:table-cell office:value-type="float" office:value="22929" table:style-name="ce5">
            <text:p>22,929<text:s/></text:p>
          </table:table-cell>
          <table:table-cell office:value-type="float" office:value="4688" table:style-name="ce5">
            <text:p>4,688<text:s/></text:p>
          </table:table-cell>
          <table:table-cell office:value-type="float" office:value="28209" table:style-name="ce5">
            <text:p>28,209<text:s/></text:p>
          </table:table-cell>
          <table:table-cell office:value-type="float" office:value="19461" table:style-name="ce5">
            <text:p>19,461<text:s/></text:p>
          </table:table-cell>
          <table:table-cell office:value-type="float" office:value="18644" table:style-name="ce5">
            <text:p>18,644<text:s/></text:p>
          </table:table-cell>
          <table:table-cell office:value-type="float" office:value="16112" table:style-name="ce5">
            <text:p>16,112<text:s/></text:p>
          </table:table-cell>
          <table:table-cell office:value-type="float" office:value="10778" table:style-name="ce5">
            <text:p>10,778<text:s/></text:p>
          </table:table-cell>
          <table:table-cell office:value-type="float" office:value="185164" table:style-name="ce5">
            <text:p>185,164<text:s/></text:p>
          </table:table-cell>
          <table:table-cell office:value-type="float" office:value="46662" table:style-name="ce5">
            <text:p>46,662<text:s/></text:p>
          </table:table-cell>
          <table:table-cell office:value-type="float" office:value="16187" table:style-name="ce5">
            <text:p>16,187<text:s/></text:p>
          </table:table-cell>
          <table:table-cell office:value-type="float" office:value="18856" table:style-name="ce5">
            <text:p>18,856<text:s/></text:p>
          </table:table-cell>
          <table:table-cell office:value-type="float" office:value="26694" table:style-name="ce5">
            <text:p>26,694<text:s/></text:p>
          </table:table-cell>
          <table:table-cell office:value-type="float" office:value="27973" table:style-name="ce5">
            <text:p>27,973<text:s/></text:p>
          </table:table-cell>
          <table:table-cell office:value-type="float" office:value="23585" table:style-name="ce5">
            <text:p>23,585<text:s/></text:p>
          </table:table-cell>
          <table:table-cell office:value-type="float" office:value="18251" table:style-name="ce5">
            <text:p>18,251<text:s/></text:p>
          </table:table-cell>
          <table:table-cell office:value-type="float" office:value="7708" table:style-name="ce5">
            <text:p>7,708<text:s/></text:p>
          </table:table-cell>
          <table:table-cell office:value-type="float" office:value="18701" table:style-name="ce5">
            <text:p>18,701<text:s/></text:p>
          </table:table-cell>
          <table:table-cell office:value-type="float" office:value="5460" table:style-name="ce5">
            <text:p>5,460<text:s/></text:p>
          </table:table-cell>
          <table:table-cell office:value-type="float" office:value="5875" table:style-name="ce5">
            <text:p>5,875<text:s/></text:p>
          </table:table-cell>
          <table:table-cell office:value-type="float" office:value="13401" table:style-name="ce5">
            <text:p>13,401<text:s/></text:p>
          </table:table-cell>
          <table:table-cell office:value-type="float" office:value="7616" table:style-name="ce5">
            <text:p>7,616<text:s/></text:p>
          </table:table-cell>
          <table:table-cell office:value-type="float" office:value="2578" table:style-name="ce5">
            <text:p>2,578<text:s/></text:p>
          </table:table-cell>
          <table:table-cell office:value-type="float" office:value="1808" table:style-name="ce5">
            <text:p>1,808<text:s/></text:p>
          </table:table-cell>
          <table:table-cell office:value-type="float" office:value="6682" table:style-name="ce5">
            <text:p>6,682<text:s/></text:p>
          </table:table-cell>
          <table:table-cell office:value-type="float" office:value="6502" table:style-name="ce5">
            <text:p>6,502<text:s/></text:p>
          </table:table-cell>
          <table:table-cell office:value-type="float" office:value="7801" table:style-name="ce5">
            <text:p>7,801<text:s/></text:p>
          </table:table-cell>
          <table:table-cell office:value-type="float" office:value="28076" table:style-name="ce5">
            <text:p>28,076<text:s/></text:p>
          </table:table-cell>
          <table:table-cell office:value-type="float" office:value="6035" table:style-name="ce5">
            <text:p>6,035<text:s/></text:p>
          </table:table-cell>
          <table:table-cell office:value-type="float" office:value="10888" table:style-name="ce5">
            <text:p>10,888<text:s/></text:p>
          </table:table-cell>
          <table:table-cell office:value-type="float" office:value="5642" table:style-name="ce5">
            <text:p>5,642<text:s/></text:p>
          </table:table-cell>
          <table:table-cell office:value-type="float" office:value="15266" table:style-name="ce5">
            <text:p>15,266<text:s/></text:p>
          </table:table-cell>
          <table:table-cell office:value-type="float" office:value="15239" table:style-name="ce5">
            <text:p>15,239<text:s/></text:p>
          </table:table-cell>
          <table:table-cell office:value-type="float" office:value="28876" table:style-name="ce5">
            <text:p>28,876<text:s/></text:p>
          </table:table-cell>
          <table:table-cell office:value-type="float" office:value="46537" table:style-name="ce5">
            <text:p>46,537<text:s/></text:p>
          </table:table-cell>
          <table:table-cell office:value-type="float" office:value="31844" table:style-name="ce5">
            <text:p>31,844<text:s/></text:p>
          </table:table-cell>
          <table:table-cell office:value-type="float" office:value="18924" table:style-name="ce5">
            <text:p>18,924<text:s/></text:p>
          </table:table-cell>
          <table:table-cell office:value-type="float" office:value="28688" table:style-name="ce5">
            <text:p>28,688<text:s/></text:p>
          </table:table-cell>
          <table:table-cell office:value-type="float" office:value="81838" table:style-name="ce5">
            <text:p>81,838<text:s/></text:p>
          </table:table-cell>
          <table:table-cell office:value-type="float" office:value="18156" table:style-name="ce5">
            <text:p>18,156<text:s/></text:p>
          </table:table-cell>
          <table:table-cell office:value-type="float" office:value="30635" table:style-name="ce5">
            <text:p>30,635<text:s/></text:p>
          </table:table-cell>
          <table:table-cell office:value-type="float" office:value="29896" table:style-name="ce5">
            <text:p>29,896<text:s/></text:p>
          </table:table-cell>
          <table:table-cell office:value-type="float" office:value="18323" table:style-name="ce5">
            <text:p>18,323<text:s/></text:p>
          </table:table-cell>
          <table:table-cell office:value-type="float" office:value="64238" table:style-name="ce5">
            <text:p>64,238<text:s/></text:p>
          </table:table-cell>
          <table:table-cell office:value-type="float" office:value="14111" table:style-name="ce5">
            <text:p>14,111<text:s/></text:p>
          </table:table-cell>
          <table:table-cell office:value-type="float" office:value="12740" table:style-name="ce5">
            <text:p>12,740<text:s/></text:p>
          </table:table-cell>
          <table:table-cell office:value-type="float" office:value="8374" table:style-name="ce5">
            <text:p>8,374<text:s/></text:p>
          </table:table-cell>
          <table:table-cell office:value-type="float" office:value="20212" table:style-name="ce5">
            <text:p>20,212<text:s/></text:p>
          </table:table-cell>
          <table:table-cell office:value-type="float" office:value="8832" table:style-name="ce5">
            <text:p>8,832<text:s/></text:p>
          </table:table-cell>
          <table:table-cell office:value-type="float" office:value="35635" table:style-name="ce5">
            <text:p>35,635<text:s/></text:p>
          </table:table-cell>
          <table:table-cell office:value-type="float" office:value="12262" table:style-name="ce5">
            <text:p>12,262<text:s/></text:p>
          </table:table-cell>
          <table:table-cell office:value-type="float" office:value="8651" table:style-name="ce5">
            <text:p>8,651<text:s/></text:p>
          </table:table-cell>
          <table:table-cell office:value-type="float" office:value="12534" table:style-name="ce5">
            <text:p>12,534<text:s/></text:p>
          </table:table-cell>
          <table:table-cell office:value-type="float" office:value="19921" table:style-name="ce5">
            <text:p>19,921<text:s/></text:p>
          </table:table-cell>
          <table:table-cell office:value-type="float" office:value="13240" table:style-name="ce5">
            <text:p>13,240<text:s/></text:p>
          </table:table-cell>
          <table:table-cell office:value-type="float" office:value="14250" table:style-name="ce5">
            <text:p>14,250<text:s/></text:p>
          </table:table-cell>
          <table:table-cell office:value-type="float" office:value="17771" table:style-name="ce5">
            <text:p>17,771<text:s/></text:p>
          </table:table-cell>
          <table:table-cell office:value-type="float" office:value="6472" table:style-name="ce5">
            <text:p>6,472<text:s/></text:p>
          </table:table-cell>
          <table:table-cell office:value-type="float" office:value="6818" table:style-name="ce5">
            <text:p>6,818<text:s/></text:p>
          </table:table-cell>
          <table:table-cell office:value-type="float" office:value="3805" table:style-name="ce5">
            <text:p>3,805<text:s/></text:p>
          </table:table-cell>
          <table:table-cell office:value-type="float" office:value="2247" table:style-name="ce5">
            <text:p>2,247<text:s/></text:p>
          </table:table-cell>
          <table:table-cell office:value-type="float" office:value="5637" table:style-name="ce5">
            <text:p>5,637<text:s/></text:p>
          </table:table-cell>
          <table:table-cell office:value-type="float" office:value="7189" table:style-name="ce5">
            <text:p>7,189<text:s/></text:p>
          </table:table-cell>
          <table:table-cell office:value-type="float" office:value="8355" table:style-name="ce5">
            <text:p>8,355<text:s/></text:p>
          </table:table-cell>
          <table:table-cell office:value-type="float" office:value="12664" table:style-name="ce5">
            <text:p>12,664<text:s/></text:p>
          </table:table-cell>
          <table:table-cell office:value-type="float" office:value="13842" table:style-name="ce5">
            <text:p>13,842<text:s/></text:p>
          </table:table-cell>
          <table:table-cell office:value-type="float" office:value="19521" table:style-name="ce5">
            <text:p>19,521<text:s/></text:p>
          </table:table-cell>
          <table:table-cell office:value-type="float" office:value="24672" table:style-name="ce5">
            <text:p>24,672<text:s/></text:p>
          </table:table-cell>
          <table:table-cell office:value-type="float" office:value="10442" table:style-name="ce5">
            <text:p>10,442<text:s/></text:p>
          </table:table-cell>
          <table:table-cell office:value-type="float" office:value="8184" table:style-name="ce5">
            <text:p>8,184<text:s/></text:p>
          </table:table-cell>
          <table:table-cell office:value-type="float" office:value="10232" table:style-name="ce5">
            <text:p>10,232<text:s/></text:p>
          </table:table-cell>
          <table:table-cell office:value-type="float" office:value="9176" table:style-name="ce5">
            <text:p>9,176<text:s/></text:p>
          </table:table-cell>
          <table:table-cell office:value-type="float" office:value="9537" table:style-name="ce5">
            <text:p>9,537<text:s/></text:p>
          </table:table-cell>
          <table:table-cell office:value-type="float" office:value="6741" table:style-name="ce5">
            <text:p>6,741<text:s/></text:p>
          </table:table-cell>
          <table:table-cell office:value-type="float" office:value="6927" table:style-name="ce5">
            <text:p>6,927<text:s/></text:p>
          </table:table-cell>
          <table:table-cell table:number-columns-repeated="16275"/>
        </table:table-row>
        <table:table-row table:style-name="ro2">
          <table:table-cell office:value-type="date" office:date-value="2019-12-30T00:00:00" table:style-name="ce4">
            <text:p>2019/12/30</text:p>
          </table:table-cell>
          <table:table-cell office:value-type="float" office:value="5898" table:style-name="ce5">
            <text:p>5,898<text:s/></text:p>
          </table:table-cell>
          <table:table-cell office:value-type="float" office:value="16838" table:style-name="ce5">
            <text:p>16,838<text:s/></text:p>
          </table:table-cell>
          <table:table-cell office:value-type="float" office:value="47647" table:style-name="ce5">
            <text:p>47,647<text:s/></text:p>
          </table:table-cell>
          <table:table-cell office:value-type="float" office:value="52882" table:style-name="ce5">
            <text:p>52,882<text:s/></text:p>
          </table:table-cell>
          <table:table-cell office:value-type="float" office:value="30527" table:style-name="ce5">
            <text:p>30,527<text:s/></text:p>
          </table:table-cell>
          <table:table-cell office:value-type="float" office:value="17117" table:style-name="ce5">
            <text:p>17,117<text:s/></text:p>
          </table:table-cell>
          <table:table-cell office:value-type="float" office:value="13262" table:style-name="ce5">
            <text:p>13,262<text:s/></text:p>
          </table:table-cell>
          <table:table-cell office:value-type="float" office:value="4698" table:style-name="ce5">
            <text:p>4,698<text:s/></text:p>
          </table:table-cell>
          <table:table-cell office:value-type="float" office:value="3378" table:style-name="ce5">
            <text:p>3,378<text:s/></text:p>
          </table:table-cell>
          <table:table-cell office:value-type="float" office:value="15041" table:style-name="ce5">
            <text:p>15,041<text:s/></text:p>
          </table:table-cell>
          <table:table-cell office:value-type="float" office:value="2741" table:style-name="ce5">
            <text:p>2,741<text:s/></text:p>
          </table:table-cell>
          <table:table-cell office:value-type="float" office:value="4901" table:style-name="ce5">
            <text:p>4,901<text:s/></text:p>
          </table:table-cell>
          <table:table-cell office:value-type="float" office:value="5893" table:style-name="ce5">
            <text:p>5,893<text:s/></text:p>
          </table:table-cell>
          <table:table-cell office:value-type="float" office:value="11223" table:style-name="ce5">
            <text:p>11,223<text:s/></text:p>
          </table:table-cell>
          <table:table-cell office:value-type="float" office:value="12782" table:style-name="ce5">
            <text:p>12,782<text:s/></text:p>
          </table:table-cell>
          <table:table-cell office:value-type="float" office:value="19907" table:style-name="ce5">
            <text:p>19,907<text:s/></text:p>
          </table:table-cell>
          <table:table-cell office:value-type="float" office:value="18831" table:style-name="ce5">
            <text:p>18,831<text:s/></text:p>
          </table:table-cell>
          <table:table-cell office:value-type="float" office:value="6565" table:style-name="ce5">
            <text:p>6,565<text:s/></text:p>
          </table:table-cell>
          <table:table-cell office:value-type="float" office:value="9915" table:style-name="ce5">
            <text:p>9,915<text:s/></text:p>
          </table:table-cell>
          <table:table-cell office:value-type="float" office:value="3471" table:style-name="ce5">
            <text:p>3,471<text:s/></text:p>
          </table:table-cell>
          <table:table-cell office:value-type="float" office:value="9650" table:style-name="ce5">
            <text:p>9,650<text:s/></text:p>
          </table:table-cell>
          <table:table-cell office:value-type="float" office:value="8859" table:style-name="ce5">
            <text:p>8,859<text:s/></text:p>
          </table:table-cell>
          <table:table-cell office:value-type="float" office:value="7120" table:style-name="ce5">
            <text:p>7,120<text:s/></text:p>
          </table:table-cell>
          <table:table-cell office:value-type="float" office:value="37928" table:style-name="ce5">
            <text:p>37,928<text:s/></text:p>
          </table:table-cell>
          <table:table-cell office:value-type="float" office:value="3514" table:style-name="ce5">
            <text:p>3,514<text:s/></text:p>
          </table:table-cell>
          <table:table-cell office:value-type="float" office:value="13580" table:style-name="ce5">
            <text:p>13,580<text:s/></text:p>
          </table:table-cell>
          <table:table-cell office:value-type="float" office:value="12297" table:style-name="ce5">
            <text:p>12,297<text:s/></text:p>
          </table:table-cell>
          <table:table-cell office:value-type="float" office:value="18559" table:style-name="ce5">
            <text:p>18,559<text:s/></text:p>
          </table:table-cell>
          <table:table-cell office:value-type="float" office:value="24268" table:style-name="ce5">
            <text:p>24,268<text:s/></text:p>
          </table:table-cell>
          <table:table-cell office:value-type="float" office:value="18372" table:style-name="ce5">
            <text:p>18,372<text:s/></text:p>
          </table:table-cell>
          <table:table-cell office:value-type="float" office:value="10905" table:style-name="ce5">
            <text:p>10,905<text:s/></text:p>
          </table:table-cell>
          <table:table-cell office:value-type="float" office:value="30816" table:style-name="ce5">
            <text:p>30,816<text:s/></text:p>
          </table:table-cell>
          <table:table-cell office:value-type="float" office:value="19368" table:style-name="ce5">
            <text:p>19,368<text:s/></text:p>
          </table:table-cell>
          <table:table-cell office:value-type="float" office:value="36946" table:style-name="ce5">
            <text:p>36,946<text:s/></text:p>
          </table:table-cell>
          <table:table-cell office:value-type="float" office:value="32526" table:style-name="ce5">
            <text:p>32,526<text:s/></text:p>
          </table:table-cell>
          <table:table-cell office:value-type="float" office:value="12901" table:style-name="ce5">
            <text:p>12,901<text:s/></text:p>
          </table:table-cell>
          <table:table-cell office:value-type="float" office:value="39821" table:style-name="ce5">
            <text:p>39,821<text:s/></text:p>
          </table:table-cell>
          <table:table-cell office:value-type="float" office:value="28690" table:style-name="ce5">
            <text:p>28,690<text:s/></text:p>
          </table:table-cell>
          <table:table-cell office:value-type="float" office:value="28383" table:style-name="ce5">
            <text:p>28,383<text:s/></text:p>
          </table:table-cell>
          <table:table-cell office:value-type="float" office:value="23983" table:style-name="ce5">
            <text:p>23,983<text:s/></text:p>
          </table:table-cell>
          <table:table-cell office:value-type="float" office:value="27688" table:style-name="ce5">
            <text:p>27,688<text:s/></text:p>
          </table:table-cell>
          <table:table-cell office:value-type="float" office:value="173796" table:style-name="ce5">
            <text:p>173,796<text:s/></text:p>
          </table:table-cell>
          <table:table-cell office:value-type="float" office:value="48736" table:style-name="ce5">
            <text:p>48,736<text:s/></text:p>
          </table:table-cell>
          <table:table-cell office:value-type="float" office:value="26380" table:style-name="ce5">
            <text:p>26,380<text:s/></text:p>
          </table:table-cell>
          <table:table-cell office:value-type="float" office:value="27574" table:style-name="ce5">
            <text:p>27,574<text:s/></text:p>
          </table:table-cell>
          <table:table-cell office:value-type="float" office:value="27919" table:style-name="ce5">
            <text:p>27,919<text:s/></text:p>
          </table:table-cell>
          <table:table-cell office:value-type="float" office:value="36888" table:style-name="ce5">
            <text:p>36,888<text:s/></text:p>
          </table:table-cell>
          <table:table-cell office:value-type="float" office:value="31695" table:style-name="ce5">
            <text:p>31,695<text:s/></text:p>
          </table:table-cell>
          <table:table-cell office:value-type="float" office:value="24494" table:style-name="ce5">
            <text:p>24,494<text:s/></text:p>
          </table:table-cell>
          <table:table-cell office:value-type="float" office:value="14654" table:style-name="ce5">
            <text:p>14,654<text:s/></text:p>
          </table:table-cell>
          <table:table-cell office:value-type="float" office:value="33563" table:style-name="ce5">
            <text:p>33,563<text:s/></text:p>
          </table:table-cell>
          <table:table-cell office:value-type="float" office:value="7789" table:style-name="ce5">
            <text:p>7,789<text:s/></text:p>
          </table:table-cell>
          <table:table-cell office:value-type="float" office:value="10011" table:style-name="ce5">
            <text:p>10,011<text:s/></text:p>
          </table:table-cell>
          <table:table-cell office:value-type="float" office:value="19433" table:style-name="ce5">
            <text:p>19,433<text:s/></text:p>
          </table:table-cell>
          <table:table-cell office:value-type="float" office:value="8502" table:style-name="ce5">
            <text:p>8,502<text:s/></text:p>
          </table:table-cell>
          <table:table-cell office:value-type="float" office:value="3869" table:style-name="ce5">
            <text:p>3,869<text:s/></text:p>
          </table:table-cell>
          <table:table-cell office:value-type="float" office:value="3570" table:style-name="ce5">
            <text:p>3,570<text:s/></text:p>
          </table:table-cell>
          <table:table-cell office:value-type="float" office:value="14278" table:style-name="ce5">
            <text:p>14,278<text:s/></text:p>
          </table:table-cell>
          <table:table-cell office:value-type="float" office:value="9712" table:style-name="ce5">
            <text:p>9,712<text:s/></text:p>
          </table:table-cell>
          <table:table-cell office:value-type="float" office:value="10860" table:style-name="ce5">
            <text:p>10,860<text:s/></text:p>
          </table:table-cell>
          <table:table-cell office:value-type="float" office:value="37484" table:style-name="ce5">
            <text:p>37,484<text:s/></text:p>
          </table:table-cell>
          <table:table-cell office:value-type="float" office:value="9906" table:style-name="ce5">
            <text:p>9,906<text:s/></text:p>
          </table:table-cell>
          <table:table-cell office:value-type="float" office:value="14206" table:style-name="ce5">
            <text:p>14,206<text:s/></text:p>
          </table:table-cell>
          <table:table-cell office:value-type="float" office:value="8116" table:style-name="ce5">
            <text:p>8,116<text:s/></text:p>
          </table:table-cell>
          <table:table-cell office:value-type="float" office:value="23507" table:style-name="ce5">
            <text:p>23,507<text:s/></text:p>
          </table:table-cell>
          <table:table-cell office:value-type="float" office:value="28880" table:style-name="ce5">
            <text:p>28,880<text:s/></text:p>
          </table:table-cell>
          <table:table-cell office:value-type="float" office:value="34566" table:style-name="ce5">
            <text:p>34,566<text:s/></text:p>
          </table:table-cell>
          <table:table-cell office:value-type="float" office:value="46750" table:style-name="ce5">
            <text:p>46,750<text:s/></text:p>
          </table:table-cell>
          <table:table-cell office:value-type="float" office:value="46956" table:style-name="ce5">
            <text:p>46,956<text:s/></text:p>
          </table:table-cell>
          <table:table-cell office:value-type="float" office:value="27169" table:style-name="ce5">
            <text:p>27,169<text:s/></text:p>
          </table:table-cell>
          <table:table-cell office:value-type="float" office:value="34899" table:style-name="ce5">
            <text:p>34,899<text:s/></text:p>
          </table:table-cell>
          <table:table-cell office:value-type="float" office:value="81008" table:style-name="ce5">
            <text:p>81,008<text:s/></text:p>
          </table:table-cell>
          <table:table-cell office:value-type="float" office:value="27141" table:style-name="ce5">
            <text:p>27,141<text:s/></text:p>
          </table:table-cell>
          <table:table-cell office:value-type="float" office:value="38411" table:style-name="ce5">
            <text:p>38,411<text:s/></text:p>
          </table:table-cell>
          <table:table-cell office:value-type="float" office:value="40503" table:style-name="ce5">
            <text:p>40,503<text:s/></text:p>
          </table:table-cell>
          <table:table-cell office:value-type="float" office:value="25195" table:style-name="ce5">
            <text:p>25,195<text:s/></text:p>
          </table:table-cell>
          <table:table-cell office:value-type="float" office:value="76911" table:style-name="ce5">
            <text:p>76,911<text:s/></text:p>
          </table:table-cell>
          <table:table-cell office:value-type="float" office:value="22537" table:style-name="ce5">
            <text:p>22,537<text:s/></text:p>
          </table:table-cell>
          <table:table-cell office:value-type="float" office:value="18152" table:style-name="ce5">
            <text:p>18,152<text:s/></text:p>
          </table:table-cell>
          <table:table-cell office:value-type="float" office:value="15878" table:style-name="ce5">
            <text:p>15,878<text:s/></text:p>
          </table:table-cell>
          <table:table-cell office:value-type="float" office:value="22439" table:style-name="ce5">
            <text:p>22,439<text:s/></text:p>
          </table:table-cell>
          <table:table-cell office:value-type="float" office:value="16395" table:style-name="ce5">
            <text:p>16,395<text:s/></text:p>
          </table:table-cell>
          <table:table-cell office:value-type="float" office:value="42362" table:style-name="ce5">
            <text:p>42,362<text:s/></text:p>
          </table:table-cell>
          <table:table-cell office:value-type="float" office:value="21419" table:style-name="ce5">
            <text:p>21,419<text:s/></text:p>
          </table:table-cell>
          <table:table-cell office:value-type="float" office:value="8430" table:style-name="ce5">
            <text:p>8,430<text:s/></text:p>
          </table:table-cell>
          <table:table-cell office:value-type="float" office:value="16513" table:style-name="ce5">
            <text:p>16,513<text:s/></text:p>
          </table:table-cell>
          <table:table-cell office:value-type="float" office:value="47463" table:style-name="ce5">
            <text:p>47,463<text:s/></text:p>
          </table:table-cell>
          <table:table-cell office:value-type="float" office:value="30729" table:style-name="ce5">
            <text:p>30,729<text:s/></text:p>
          </table:table-cell>
          <table:table-cell office:value-type="float" office:value="27581" table:style-name="ce5">
            <text:p>27,581<text:s/></text:p>
          </table:table-cell>
          <table:table-cell office:value-type="float" office:value="28773" table:style-name="ce5">
            <text:p>28,773<text:s/></text:p>
          </table:table-cell>
          <table:table-cell office:value-type="float" office:value="14534" table:style-name="ce5">
            <text:p>14,534<text:s/></text:p>
          </table:table-cell>
          <table:table-cell office:value-type="float" office:value="11448" table:style-name="ce5">
            <text:p>11,448<text:s/></text:p>
          </table:table-cell>
          <table:table-cell office:value-type="float" office:value="6505" table:style-name="ce5">
            <text:p>6,505<text:s/></text:p>
          </table:table-cell>
          <table:table-cell office:value-type="float" office:value="5705" table:style-name="ce5">
            <text:p>5,705<text:s/></text:p>
          </table:table-cell>
          <table:table-cell office:value-type="float" office:value="7423" table:style-name="ce5">
            <text:p>7,423<text:s/></text:p>
          </table:table-cell>
          <table:table-cell office:value-type="float" office:value="11720" table:style-name="ce5">
            <text:p>11,720<text:s/></text:p>
          </table:table-cell>
          <table:table-cell office:value-type="float" office:value="10755" table:style-name="ce5">
            <text:p>10,755<text:s/></text:p>
          </table:table-cell>
          <table:table-cell office:value-type="float" office:value="15767" table:style-name="ce5">
            <text:p>15,767<text:s/></text:p>
          </table:table-cell>
          <table:table-cell office:value-type="float" office:value="20980" table:style-name="ce5">
            <text:p>20,980<text:s/></text:p>
          </table:table-cell>
          <table:table-cell office:value-type="float" office:value="34171" table:style-name="ce5">
            <text:p>34,171<text:s/></text:p>
          </table:table-cell>
          <table:table-cell office:value-type="float" office:value="31381" table:style-name="ce5">
            <text:p>31,381<text:s/></text:p>
          </table:table-cell>
          <table:table-cell office:value-type="float" office:value="16517" table:style-name="ce5">
            <text:p>16,517<text:s/></text:p>
          </table:table-cell>
          <table:table-cell office:value-type="float" office:value="12968" table:style-name="ce5">
            <text:p>12,968<text:s/></text:p>
          </table:table-cell>
          <table:table-cell office:value-type="float" office:value="13949" table:style-name="ce5">
            <text:p>13,949<text:s/></text:p>
          </table:table-cell>
          <table:table-cell office:value-type="float" office:value="14530" table:style-name="ce5">
            <text:p>14,530<text:s/></text:p>
          </table:table-cell>
          <table:table-cell office:value-type="float" office:value="13260" table:style-name="ce5">
            <text:p>13,260<text:s/></text:p>
          </table:table-cell>
          <table:table-cell office:value-type="float" office:value="11879" table:style-name="ce5">
            <text:p>11,879<text:s/></text:p>
          </table:table-cell>
          <table:table-cell office:value-type="float" office:value="10792" table:style-name="ce5">
            <text:p>10,792<text:s/></text:p>
          </table:table-cell>
          <table:table-cell table:number-columns-repeated="16275"/>
        </table:table-row>
        <table:table-row table:style-name="ro2">
          <table:table-cell office:value-type="date" office:date-value="2019-12-31T00:00:00" table:style-name="ce4">
            <text:p>2019/12/31</text:p>
          </table:table-cell>
          <table:table-cell office:value-type="float" office:value="6640" table:style-name="ce5">
            <text:p>6,640<text:s/></text:p>
          </table:table-cell>
          <table:table-cell office:value-type="float" office:value="19755" table:style-name="ce5">
            <text:p>19,755<text:s/></text:p>
          </table:table-cell>
          <table:table-cell office:value-type="float" office:value="54008" table:style-name="ce5">
            <text:p>54,008<text:s/></text:p>
          </table:table-cell>
          <table:table-cell office:value-type="float" office:value="69796" table:style-name="ce5">
            <text:p>69,796<text:s/></text:p>
          </table:table-cell>
          <table:table-cell office:value-type="float" office:value="38589" table:style-name="ce5">
            <text:p>38,589<text:s/></text:p>
          </table:table-cell>
          <table:table-cell office:value-type="float" office:value="20328" table:style-name="ce5">
            <text:p>20,328<text:s/></text:p>
          </table:table-cell>
          <table:table-cell office:value-type="float" office:value="20314" table:style-name="ce5">
            <text:p>20,314<text:s/></text:p>
          </table:table-cell>
          <table:table-cell office:value-type="float" office:value="6207" table:style-name="ce5">
            <text:p>6,207<text:s/></text:p>
          </table:table-cell>
          <table:table-cell office:value-type="float" office:value="4570" table:style-name="ce5">
            <text:p>4,570<text:s/></text:p>
          </table:table-cell>
          <table:table-cell office:value-type="float" office:value="19271" table:style-name="ce5">
            <text:p>19,271<text:s/></text:p>
          </table:table-cell>
          <table:table-cell office:value-type="float" office:value="3508" table:style-name="ce5">
            <text:p>3,508<text:s/></text:p>
          </table:table-cell>
          <table:table-cell office:value-type="float" office:value="6004" table:style-name="ce5">
            <text:p>6,004<text:s/></text:p>
          </table:table-cell>
          <table:table-cell office:value-type="float" office:value="10806" table:style-name="ce5">
            <text:p>10,806<text:s/></text:p>
          </table:table-cell>
          <table:table-cell office:value-type="float" office:value="13843" table:style-name="ce5">
            <text:p>13,843<text:s/></text:p>
          </table:table-cell>
          <table:table-cell office:value-type="float" office:value="22864" table:style-name="ce5">
            <text:p>22,864<text:s/></text:p>
          </table:table-cell>
          <table:table-cell office:value-type="float" office:value="22555" table:style-name="ce5">
            <text:p>22,555<text:s/></text:p>
          </table:table-cell>
          <table:table-cell office:value-type="float" office:value="21448" table:style-name="ce5">
            <text:p>21,448<text:s/></text:p>
          </table:table-cell>
          <table:table-cell office:value-type="float" office:value="8322" table:style-name="ce5">
            <text:p>8,322<text:s/></text:p>
          </table:table-cell>
          <table:table-cell office:value-type="float" office:value="12895" table:style-name="ce5">
            <text:p>12,895<text:s/></text:p>
          </table:table-cell>
          <table:table-cell office:value-type="float" office:value="4250" table:style-name="ce5">
            <text:p>4,250<text:s/></text:p>
          </table:table-cell>
          <table:table-cell office:value-type="float" office:value="11975" table:style-name="ce5">
            <text:p>11,975<text:s/></text:p>
          </table:table-cell>
          <table:table-cell office:value-type="float" office:value="11338" table:style-name="ce5">
            <text:p>11,338<text:s/></text:p>
          </table:table-cell>
          <table:table-cell office:value-type="float" office:value="8093" table:style-name="ce5">
            <text:p>8,093<text:s/></text:p>
          </table:table-cell>
          <table:table-cell office:value-type="float" office:value="43723" table:style-name="ce5">
            <text:p>43,723<text:s/></text:p>
          </table:table-cell>
          <table:table-cell office:value-type="float" office:value="4188" table:style-name="ce5">
            <text:p>4,188<text:s/></text:p>
          </table:table-cell>
          <table:table-cell office:value-type="float" office:value="15948" table:style-name="ce5">
            <text:p>15,948<text:s/></text:p>
          </table:table-cell>
          <table:table-cell office:value-type="float" office:value="14805" table:style-name="ce5">
            <text:p>14,805<text:s/></text:p>
          </table:table-cell>
          <table:table-cell office:value-type="float" office:value="22950" table:style-name="ce5">
            <text:p>22,950<text:s/></text:p>
          </table:table-cell>
          <table:table-cell office:value-type="float" office:value="28553" table:style-name="ce5">
            <text:p>28,553<text:s/></text:p>
          </table:table-cell>
          <table:table-cell office:value-type="float" office:value="23738" table:style-name="ce5">
            <text:p>23,738<text:s/></text:p>
          </table:table-cell>
          <table:table-cell office:value-type="float" office:value="13399" table:style-name="ce5">
            <text:p>13,399<text:s/></text:p>
          </table:table-cell>
          <table:table-cell office:value-type="float" office:value="42456" table:style-name="ce5">
            <text:p>42,456<text:s/></text:p>
          </table:table-cell>
          <table:table-cell office:value-type="float" office:value="23657" table:style-name="ce5">
            <text:p>23,657<text:s/></text:p>
          </table:table-cell>
          <table:table-cell office:value-type="float" office:value="42346" table:style-name="ce5">
            <text:p>42,346<text:s/></text:p>
          </table:table-cell>
          <table:table-cell office:value-type="float" office:value="39533" table:style-name="ce5">
            <text:p>39,533<text:s/></text:p>
          </table:table-cell>
          <table:table-cell office:value-type="float" office:value="13370" table:style-name="ce5">
            <text:p>13,370<text:s/></text:p>
          </table:table-cell>
          <table:table-cell office:value-type="float" office:value="48235" table:style-name="ce5">
            <text:p>48,235<text:s/></text:p>
          </table:table-cell>
          <table:table-cell office:value-type="float" office:value="34328" table:style-name="ce5">
            <text:p>34,328<text:s/></text:p>
          </table:table-cell>
          <table:table-cell office:value-type="float" office:value="34432" table:style-name="ce5">
            <text:p>34,432<text:s/></text:p>
          </table:table-cell>
          <table:table-cell office:value-type="float" office:value="29054" table:style-name="ce5">
            <text:p>29,054<text:s/></text:p>
          </table:table-cell>
          <table:table-cell office:value-type="float" office:value="29083" table:style-name="ce5">
            <text:p>29,083<text:s/></text:p>
          </table:table-cell>
          <table:table-cell office:value-type="float" office:value="232059" table:style-name="ce5">
            <text:p>232,059<text:s/></text:p>
          </table:table-cell>
          <table:table-cell office:value-type="float" office:value="61448" table:style-name="ce5">
            <text:p>61,448<text:s/></text:p>
          </table:table-cell>
          <table:table-cell office:value-type="float" office:value="29543" table:style-name="ce5">
            <text:p>29,543<text:s/></text:p>
          </table:table-cell>
          <table:table-cell office:value-type="float" office:value="31905" table:style-name="ce5">
            <text:p>31,905<text:s/></text:p>
          </table:table-cell>
          <table:table-cell office:value-type="float" office:value="35058" table:style-name="ce5">
            <text:p>35,058<text:s/></text:p>
          </table:table-cell>
          <table:table-cell office:value-type="float" office:value="48353" table:style-name="ce5">
            <text:p>48,353<text:s/></text:p>
          </table:table-cell>
          <table:table-cell office:value-type="float" office:value="40747" table:style-name="ce5">
            <text:p>40,747<text:s/></text:p>
          </table:table-cell>
          <table:table-cell office:value-type="float" office:value="30554" table:style-name="ce5">
            <text:p>30,554<text:s/></text:p>
          </table:table-cell>
          <table:table-cell office:value-type="float" office:value="16363" table:style-name="ce5">
            <text:p>16,363<text:s/></text:p>
          </table:table-cell>
          <table:table-cell office:value-type="float" office:value="38780" table:style-name="ce5">
            <text:p>38,780<text:s/></text:p>
          </table:table-cell>
          <table:table-cell office:value-type="float" office:value="9075" table:style-name="ce5">
            <text:p>9,075<text:s/></text:p>
          </table:table-cell>
          <table:table-cell office:value-type="float" office:value="12132" table:style-name="ce5">
            <text:p>12,132<text:s/></text:p>
          </table:table-cell>
          <table:table-cell office:value-type="float" office:value="24390" table:style-name="ce5">
            <text:p>24,390<text:s/></text:p>
          </table:table-cell>
          <table:table-cell office:value-type="float" office:value="9943" table:style-name="ce5">
            <text:p>9,943<text:s/></text:p>
          </table:table-cell>
          <table:table-cell office:value-type="float" office:value="4490" table:style-name="ce5">
            <text:p>4,490<text:s/></text:p>
          </table:table-cell>
          <table:table-cell office:value-type="float" office:value="3936" table:style-name="ce5">
            <text:p>3,936<text:s/></text:p>
          </table:table-cell>
          <table:table-cell office:value-type="float" office:value="17197" table:style-name="ce5">
            <text:p>17,197<text:s/></text:p>
          </table:table-cell>
          <table:table-cell office:value-type="float" office:value="11827" table:style-name="ce5">
            <text:p>11,827<text:s/></text:p>
          </table:table-cell>
          <table:table-cell office:value-type="float" office:value="13370" table:style-name="ce5">
            <text:p>13,370<text:s/></text:p>
          </table:table-cell>
          <table:table-cell office:value-type="float" office:value="50208" table:style-name="ce5">
            <text:p>50,208<text:s/></text:p>
          </table:table-cell>
          <table:table-cell office:value-type="float" office:value="12235" table:style-name="ce5">
            <text:p>12,235<text:s/></text:p>
          </table:table-cell>
          <table:table-cell office:value-type="float" office:value="17458" table:style-name="ce5">
            <text:p>17,458<text:s/></text:p>
          </table:table-cell>
          <table:table-cell office:value-type="float" office:value="9546" table:style-name="ce5">
            <text:p>9,546<text:s/></text:p>
          </table:table-cell>
          <table:table-cell office:value-type="float" office:value="28040" table:style-name="ce5">
            <text:p>28,040<text:s/></text:p>
          </table:table-cell>
          <table:table-cell office:value-type="float" office:value="32732" table:style-name="ce5">
            <text:p>32,732<text:s/></text:p>
          </table:table-cell>
          <table:table-cell office:value-type="float" office:value="44470" table:style-name="ce5">
            <text:p>44,470<text:s/></text:p>
          </table:table-cell>
          <table:table-cell office:value-type="float" office:value="63681" table:style-name="ce5">
            <text:p>63,681<text:s/></text:p>
          </table:table-cell>
          <table:table-cell office:value-type="float" office:value="55911" table:style-name="ce5">
            <text:p>55,911<text:s/></text:p>
          </table:table-cell>
          <table:table-cell office:value-type="float" office:value="32635" table:style-name="ce5">
            <text:p>32,635<text:s/></text:p>
          </table:table-cell>
          <table:table-cell office:value-type="float" office:value="43219" table:style-name="ce5">
            <text:p>43,219<text:s/></text:p>
          </table:table-cell>
          <table:table-cell office:value-type="float" office:value="121255" table:style-name="ce5">
            <text:p>121,255<text:s/></text:p>
          </table:table-cell>
          <table:table-cell office:value-type="float" office:value="28236" table:style-name="ce5">
            <text:p>28,236<text:s/></text:p>
          </table:table-cell>
          <table:table-cell office:value-type="float" office:value="46111" table:style-name="ce5">
            <text:p>46,111<text:s/></text:p>
          </table:table-cell>
          <table:table-cell office:value-type="float" office:value="58990" table:style-name="ce5">
            <text:p>58,990<text:s/></text:p>
          </table:table-cell>
          <table:table-cell office:value-type="float" office:value="53997" table:style-name="ce5">
            <text:p>53,997<text:s/></text:p>
          </table:table-cell>
          <table:table-cell office:value-type="float" office:value="125229" table:style-name="ce5">
            <text:p>125,229<text:s/></text:p>
          </table:table-cell>
          <table:table-cell office:value-type="float" office:value="37299" table:style-name="ce5">
            <text:p>37,299<text:s/></text:p>
          </table:table-cell>
          <table:table-cell office:value-type="float" office:value="24083" table:style-name="ce5">
            <text:p>24,083<text:s/></text:p>
          </table:table-cell>
          <table:table-cell office:value-type="float" office:value="19040" table:style-name="ce5">
            <text:p>19,040<text:s/></text:p>
          </table:table-cell>
          <table:table-cell office:value-type="float" office:value="30043" table:style-name="ce5">
            <text:p>30,043<text:s/></text:p>
          </table:table-cell>
          <table:table-cell office:value-type="float" office:value="42475" table:style-name="ce5">
            <text:p>42,475<text:s/></text:p>
          </table:table-cell>
          <table:table-cell office:value-type="float" office:value="76871" table:style-name="ce5">
            <text:p>76,871<text:s/></text:p>
          </table:table-cell>
          <table:table-cell office:value-type="float" office:value="42420" table:style-name="ce5">
            <text:p>42,420<text:s/></text:p>
          </table:table-cell>
          <table:table-cell office:value-type="float" office:value="12260" table:style-name="ce5">
            <text:p>12,260<text:s/></text:p>
          </table:table-cell>
          <table:table-cell office:value-type="float" office:value="19812" table:style-name="ce5">
            <text:p>19,812<text:s/></text:p>
          </table:table-cell>
          <table:table-cell office:value-type="float" office:value="51318" table:style-name="ce5">
            <text:p>51,318<text:s/></text:p>
          </table:table-cell>
          <table:table-cell office:value-type="float" office:value="34935" table:style-name="ce5">
            <text:p>34,935<text:s/></text:p>
          </table:table-cell>
          <table:table-cell office:value-type="float" office:value="34839" table:style-name="ce5">
            <text:p>34,839<text:s/></text:p>
          </table:table-cell>
          <table:table-cell office:value-type="float" office:value="40133" table:style-name="ce5">
            <text:p>40,133<text:s/></text:p>
          </table:table-cell>
          <table:table-cell office:value-type="float" office:value="19136" table:style-name="ce5">
            <text:p>19,136<text:s/></text:p>
          </table:table-cell>
          <table:table-cell office:value-type="float" office:value="14730" table:style-name="ce5">
            <text:p>14,730<text:s/></text:p>
          </table:table-cell>
          <table:table-cell office:value-type="float" office:value="7811" table:style-name="ce5">
            <text:p>7,811<text:s/></text:p>
          </table:table-cell>
          <table:table-cell office:value-type="float" office:value="6555" table:style-name="ce5">
            <text:p>6,555<text:s/></text:p>
          </table:table-cell>
          <table:table-cell office:value-type="float" office:value="9794" table:style-name="ce5">
            <text:p>9,794<text:s/></text:p>
          </table:table-cell>
          <table:table-cell office:value-type="float" office:value="13939" table:style-name="ce5">
            <text:p>13,939<text:s/></text:p>
          </table:table-cell>
          <table:table-cell office:value-type="float" office:value="14024" table:style-name="ce5">
            <text:p>14,024<text:s/></text:p>
          </table:table-cell>
          <table:table-cell office:value-type="float" office:value="18714" table:style-name="ce5">
            <text:p>18,714<text:s/></text:p>
          </table:table-cell>
          <table:table-cell office:value-type="float" office:value="25171" table:style-name="ce5">
            <text:p>25,171<text:s/></text:p>
          </table:table-cell>
          <table:table-cell office:value-type="float" office:value="38029" table:style-name="ce5">
            <text:p>38,029<text:s/></text:p>
          </table:table-cell>
          <table:table-cell office:value-type="float" office:value="39432" table:style-name="ce5">
            <text:p>39,432<text:s/></text:p>
          </table:table-cell>
          <table:table-cell office:value-type="float" office:value="19808" table:style-name="ce5">
            <text:p>19,808<text:s/></text:p>
          </table:table-cell>
          <table:table-cell office:value-type="float" office:value="15848" table:style-name="ce5">
            <text:p>15,848<text:s/></text:p>
          </table:table-cell>
          <table:table-cell office:value-type="float" office:value="16853" table:style-name="ce5">
            <text:p>16,853<text:s/></text:p>
          </table:table-cell>
          <table:table-cell office:value-type="float" office:value="17297" table:style-name="ce5">
            <text:p>17,297<text:s/></text:p>
          </table:table-cell>
          <table:table-cell office:value-type="float" office:value="16339" table:style-name="ce5">
            <text:p>16,339<text:s/></text:p>
          </table:table-cell>
          <table:table-cell office:value-type="float" office:value="16058" table:style-name="ce5">
            <text:p>16,058<text:s/></text:p>
          </table:table-cell>
          <table:table-cell office:value-type="float" office:value="13951" table:style-name="ce5">
            <text:p>13,951<text:s/></text:p>
          </table:table-cell>
          <table:table-cell table:number-columns-repeated="16275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7:21:48Z</meta:creation-date>
    <dc:date>2020-10-14T07:22:16Z</dc:date>
  </office:meta>
</office:document-meta>
</file>